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941in" svg:height="6.2118in" svg:x="4.7315in" svg:y="0.0102in">
            <draw:object draw:notify-on-update-of-ranges="Sheet1.B1:Sheet1.B1300 Sheet1.C1:Sheet1.C13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4075in" svg:height="4.539in" svg:x="4.7854in" svg:y="6.6102in">
            <draw:object draw:notify-on-update-of-ranges="Sheet1.D10:Sheet1.D1300 Sheet1.E10:Sheet1.E13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84.43364298545" calcext:value-type="float">
            <text:p>1284.4336429855</text:p>
          </table:table-cell>
          <table:table-cell office:value-type="float" office:value="1155.99027868691" calcext:value-type="float">
            <text:p>1155.9902786869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05.432547686235" calcext:value-type="float">
            <text:p>905.4325476862</text:p>
          </table:table-cell>
          <table:table-cell office:value-type="float" office:value="776.085040873916" calcext:value-type="float">
            <text:p>776.0850408739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3.13188079554" calcext:value-type="float">
            <text:p>1033.1318807955</text:p>
          </table:table-cell>
          <table:table-cell office:value-type="float" office:value="774.848910596654" calcext:value-type="float">
            <text:p>774.8489105967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4.87672098013" calcext:value-type="float">
            <text:p>1164.8767209801</text:p>
          </table:table-cell>
          <table:table-cell office:value-type="float" office:value="906.015227428991" calcext:value-type="float">
            <text:p>906.015227429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514.043255650191" calcext:value-type="float">
            <text:p>514.0432556502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41.84187151369" calcext:value-type="float">
            <text:p>1441.8418715137</text:p>
          </table:table-cell>
          <table:table-cell office:value-type="float" office:value="1179.68880396574" calcext:value-type="float">
            <text:p>1179.6888039658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8.457390032203" calcext:value-type="float">
            <text:p>648.4573900322</text:p>
          </table:table-cell>
          <table:table-cell office:value-type="float" office:value="518.765912025762" calcext:value-type="float">
            <text:p>518.7659120258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5.372752113404" calcext:value-type="float">
            <text:p>655.3727521134</text:p>
          </table:table-cell>
          <table:table-cell office:value-type="float" office:value="524.298201690723" calcext:value-type="float">
            <text:p>524.2982016907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05.39933785693" calcext:value-type="float">
            <text:p>1705.3993378569</text:p>
          </table:table-cell>
          <table:table-cell office:value-type="float" office:value="1443.03020895586" calcext:value-type="float">
            <text:p>1443.0302089559</text:p>
          </table:table-cell>
          <table:table-cell table:formula="of:=AVERAGE([.B1:.B10])" office:value-type="float" office:value="935.298939961377" calcext:value-type="float">
            <text:p>935.2989399614</text:p>
          </table:table-cell>
          <table:table-cell table:formula="of:=AVERAGE([.C1:.C10])" office:value-type="float" office:value="779.276583987475" calcext:value-type="float">
            <text:p>779.276583987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76.627102900389" calcext:value-type="float">
            <text:p>776.6271029004</text:p>
          </table:table-cell>
          <table:table-cell office:value-type="float" office:value="647.18925241699" calcext:value-type="float">
            <text:p>647.189252417</text:p>
          </table:table-cell>
          <table:table-cell table:formula="of:=AVERAGE([.B2:.B11])" office:value-type="float" office:value="1012.96165025142" calcext:value-type="float">
            <text:p>1012.9616502514</text:p>
          </table:table-cell>
          <table:table-cell table:formula="of:=AVERAGE([.C2:.C11])" office:value-type="float" office:value="843.995509229174" calcext:value-type="float">
            <text:p>843.995509229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7.761184733028" calcext:value-type="float">
            <text:p>647.761184733</text:p>
          </table:table-cell>
          <table:table-cell office:value-type="float" office:value="518.208947786422" calcext:value-type="float">
            <text:p>518.2089477864</text:p>
          </table:table-cell>
          <table:table-cell table:formula="of:=AVERAGE([.B3:.B12])" office:value-type="float" office:value="949.294404426173" calcext:value-type="float">
            <text:p>949.2944044262</text:p>
          </table:table-cell>
          <table:table-cell table:formula="of:=AVERAGE([.C3:.C12])" office:value-type="float" office:value="780.217376139126" calcext:value-type="float">
            <text:p>780.217376139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5.75598488032" calcext:value-type="float">
            <text:p>1035.7559848803</text:p>
          </table:table-cell>
          <table:table-cell office:value-type="float" office:value="906.286486770284" calcext:value-type="float">
            <text:p>906.2864867703</text:p>
          </table:table-cell>
          <table:table-cell table:formula="of:=AVERAGE([.B4:.B13])" office:value-type="float" office:value="962.326748145583" calcext:value-type="float">
            <text:p>962.3267481456</text:p>
          </table:table-cell>
          <table:table-cell table:formula="of:=AVERAGE([.C4:.C13])" office:value-type="float" office:value="793.237520728763" calcext:value-type="float">
            <text:p>793.23752072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22.83673868352" calcext:value-type="float">
            <text:p>1422.8367386835</text:p>
          </table:table-cell>
          <table:table-cell office:value-type="float" office:value="1164.13914983197" calcext:value-type="float">
            <text:p>1164.139149832</text:p>
          </table:table-cell>
          <table:table-cell table:formula="of:=AVERAGE([.B5:.B14])" office:value-type="float" office:value="1001.29723393438" calcext:value-type="float">
            <text:p>1001.2972339344</text:p>
          </table:table-cell>
          <table:table-cell table:formula="of:=AVERAGE([.C5:.C14])" office:value-type="float" office:value="832.166544652294" calcext:value-type="float">
            <text:p>832.166544652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86.793162725454" calcext:value-type="float">
            <text:p>786.7931627255</text:p>
          </table:table-cell>
          <table:table-cell office:value-type="float" office:value="655.660968937878" calcext:value-type="float">
            <text:p>655.6609689379</text:p>
          </table:table-cell>
          <table:table-cell table:formula="of:=AVERAGE([.B6:.B15])" office:value-type="float" office:value="963.488878108913" calcext:value-type="float">
            <text:p>963.4888781089</text:p>
          </table:table-cell>
          <table:table-cell table:formula="of:=AVERAGE([.C6:.C15])" office:value-type="float" office:value="807.131118803183" calcext:value-type="float">
            <text:p>807.131118803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0.555248457712" calcext:value-type="float">
            <text:p>640.5552484577</text:p>
          </table:table-cell>
          <table:table-cell office:value-type="float" office:value="512.444198766169" calcext:value-type="float">
            <text:p>512.4441987662</text:p>
          </table:table-cell>
          <table:table-cell table:formula="of:=AVERAGE([.B7:.B16])" office:value-type="float" office:value="976.140077389665" calcext:value-type="float">
            <text:p>976.1400773897</text:p>
          </table:table-cell>
          <table:table-cell table:formula="of:=AVERAGE([.C7:.C16])" office:value-type="float" office:value="806.971213114781" calcext:value-type="float">
            <text:p>806.971213114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097.71205692519" calcext:value-type="float">
            <text:p>2097.7120569252</text:p>
          </table:table-cell>
          <table:table-cell office:value-type="float" office:value="1835.49804980954" calcext:value-type="float">
            <text:p>1835.4980498096</text:p>
          </table:table-cell>
          <table:table-cell table:formula="of:=AVERAGE([.B8:.B17])" office:value-type="float" office:value="1041.72709593082" calcext:value-type="float">
            <text:p>1041.7270959308</text:p>
          </table:table-cell>
          <table:table-cell table:formula="of:=AVERAGE([.C8:.C17])" office:value-type="float" office:value="872.552137699161" calcext:value-type="float">
            <text:p>872.552137699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47.535103912089" calcext:value-type="float">
            <text:p>747.5351039121</text:p>
          </table:table-cell>
          <table:table-cell office:value-type="float" office:value="622.945919926741" calcext:value-type="float">
            <text:p>622.9459199267</text:p>
          </table:table-cell>
          <table:table-cell table:formula="of:=AVERAGE([.B9:.B18])" office:value-type="float" office:value="1051.6348673188" calcext:value-type="float">
            <text:p>1051.6348673188</text:p>
          </table:table-cell>
          <table:table-cell table:formula="of:=AVERAGE([.C9:.C18])" office:value-type="float" office:value="882.970138489259" calcext:value-type="float">
            <text:p>882.970138489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95.9942656367" calcext:value-type="float">
            <text:p>895.9942656367</text:p>
          </table:table-cell>
          <table:table-cell office:value-type="float" office:value="639.995904026214" calcext:value-type="float">
            <text:p>639.9959040262</text:p>
          </table:table-cell>
          <table:table-cell table:formula="of:=AVERAGE([.B10:.B19])" office:value-type="float" office:value="1075.69701867113" calcext:value-type="float">
            <text:p>1075.6970186711</text:p>
          </table:table-cell>
          <table:table-cell table:formula="of:=AVERAGE([.C10:.C19])" office:value-type="float" office:value="894.539908722808" calcext:value-type="float">
            <text:p>894.539908722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57.87630784049" calcext:value-type="float">
            <text:p>1457.8763078405</text:p>
          </table:table-cell>
          <table:table-cell office:value-type="float" office:value="1214.89692320041" calcext:value-type="float">
            <text:p>1214.8969232004</text:p>
          </table:table-cell>
          <table:table-cell table:formula="of:=AVERAGE([.B11:.B20])" office:value-type="float" office:value="1050.94471566949" calcext:value-type="float">
            <text:p>1050.9447156695</text:p>
          </table:table-cell>
          <table:table-cell table:formula="of:=AVERAGE([.C11:.C20])" office:value-type="float" office:value="871.726580147262" calcext:value-type="float">
            <text:p>871.726580147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522.227232615355" calcext:value-type="float">
            <text:p>522.2272326154</text:p>
          </table:table-cell>
          <table:table-cell table:formula="of:=AVERAGE([.B12:.B21])" office:value-type="float" office:value="1025.50472864099" calcext:value-type="float">
            <text:p>1025.504728641</text:p>
          </table:table-cell>
          <table:table-cell table:formula="of:=AVERAGE([.C12:.C21])" office:value-type="float" office:value="859.230378167099" calcext:value-type="float">
            <text:p>859.230378167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79.51604624376" calcext:value-type="float">
            <text:p>1179.5160462438</text:p>
          </table:table-cell>
          <table:table-cell office:value-type="float" office:value="786.344030829173" calcext:value-type="float">
            <text:p>786.3440308292</text:p>
          </table:table-cell>
          <table:table-cell table:formula="of:=AVERAGE([.B13:.B22])" office:value-type="float" office:value="1078.68021479206" calcext:value-type="float">
            <text:p>1078.6802147921</text:p>
          </table:table-cell>
          <table:table-cell table:formula="of:=AVERAGE([.C13:.C22])" office:value-type="float" office:value="886.043886471374" calcext:value-type="float">
            <text:p>886.043886471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54.13341765381" calcext:value-type="float">
            <text:p>1154.1334176538</text:p>
          </table:table-cell>
          <table:table-cell office:value-type="float" office:value="1025.89637124783" calcext:value-type="float">
            <text:p>1025.8963712478</text:p>
          </table:table-cell>
          <table:table-cell table:formula="of:=AVERAGE([.B14:.B23])" office:value-type="float" office:value="1090.51795806941" calcext:value-type="float">
            <text:p>1090.5179580694</text:p>
          </table:table-cell>
          <table:table-cell table:formula="of:=AVERAGE([.C14:.C23])" office:value-type="float" office:value="898.004874919128" calcext:value-type="float">
            <text:p>898.004874919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5:.B24])" office:value-type="float" office:value="948.234284201055" calcext:value-type="float">
            <text:p>948.2342842011</text:p>
          </table:table-cell>
          <table:table-cell table:formula="of:=AVERAGE([.C15:.C24])" office:value-type="float" office:value="781.590959935931" calcext:value-type="float">
            <text:p>781.590959935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33.37686359874" calcext:value-type="float">
            <text:p>1433.3768635987</text:p>
          </table:table-cell>
          <table:table-cell office:value-type="float" office:value="1172.76288839897" calcext:value-type="float">
            <text:p>1172.762888399</text:p>
          </table:table-cell>
          <table:table-cell table:formula="of:=AVERAGE([.B16:.B25])" office:value-type="float" office:value="1012.89265428838" calcext:value-type="float">
            <text:p>1012.8926542884</text:p>
          </table:table-cell>
          <table:table-cell table:formula="of:=AVERAGE([.C16:.C25])" office:value-type="float" office:value="833.30115188204" calcext:value-type="float">
            <text:p>833.30115188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02.75639192155" calcext:value-type="float">
            <text:p>1702.7563919216</text:p>
          </table:table-cell>
          <table:table-cell office:value-type="float" office:value="1440.79387008747" calcext:value-type="float">
            <text:p>1440.7938700875</text:p>
          </table:table-cell>
          <table:table-cell table:formula="of:=AVERAGE([.B17:.B26])" office:value-type="float" office:value="1119.11276863477" calcext:value-type="float">
            <text:p>1119.1127686348</text:p>
          </table:table-cell>
          <table:table-cell table:formula="of:=AVERAGE([.C17:.C26])" office:value-type="float" office:value="926.13611901417" calcext:value-type="float">
            <text:p>926.136119014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39.727576974535" calcext:value-type="float">
            <text:p>739.7275769745</text:p>
          </table:table-cell>
          <table:table-cell office:value-type="float" office:value="616.439647478779" calcext:value-type="float">
            <text:p>616.4396474788</text:p>
          </table:table-cell>
          <table:table-cell table:formula="of:=AVERAGE([.B18:.B27])" office:value-type="float" office:value="983.314320639703" calcext:value-type="float">
            <text:p>983.3143206397</text:p>
          </table:table-cell>
          <table:table-cell table:formula="of:=AVERAGE([.C18:.C27])" office:value-type="float" office:value="804.230278781093" calcext:value-type="float">
            <text:p>804.230278781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80.96557477476" calcext:value-type="float">
            <text:p>1180.9655747748</text:p>
          </table:table-cell>
          <table:table-cell office:value-type="float" office:value="1049.74717757757" calcext:value-type="float">
            <text:p>1049.7471775776</text:p>
          </table:table-cell>
          <table:table-cell table:formula="of:=AVERAGE([.B19:.B28])" office:value-type="float" office:value="1026.65736772597" calcext:value-type="float">
            <text:p>1026.657367726</text:p>
          </table:table-cell>
          <table:table-cell table:formula="of:=AVERAGE([.C19:.C28])" office:value-type="float" office:value="846.910404546176" calcext:value-type="float">
            <text:p>846.910404546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9.129024899203" calcext:value-type="float">
            <text:p>649.1290248992</text:p>
          </table:table-cell>
          <table:table-cell office:value-type="float" office:value="389.477414939522" calcext:value-type="float">
            <text:p>389.4774149395</text:p>
          </table:table-cell>
          <table:table-cell table:formula="of:=AVERAGE([.B20:.B29])" office:value-type="float" office:value="1001.97084365222" calcext:value-type="float">
            <text:p>1001.9708436522</text:p>
          </table:table-cell>
          <table:table-cell table:formula="of:=AVERAGE([.C20:.C29])" office:value-type="float" office:value="821.858555637507" calcext:value-type="float">
            <text:p>821.858555637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70.76009557489" calcext:value-type="float">
            <text:p>1570.7600955749</text:p>
          </table:table-cell>
          <table:table-cell office:value-type="float" office:value="1308.96674631241" calcext:value-type="float">
            <text:p>1308.9667463124</text:p>
          </table:table-cell>
          <table:table-cell table:formula="of:=AVERAGE([.B21:.B30])" office:value-type="float" office:value="1013.25922242566" calcext:value-type="float">
            <text:p>1013.2592224257</text:p>
          </table:table-cell>
          <table:table-cell table:formula="of:=AVERAGE([.C21:.C30])" office:value-type="float" office:value="831.265537948707" calcext:value-type="float">
            <text:p>831.265537948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655.151038428678" calcext:value-type="float">
            <text:p>655.1510384287</text:p>
          </table:table-cell>
          <table:table-cell table:formula="of:=AVERAGE([.B22:.B31])" office:value-type="float" office:value="1026.55160300699" calcext:value-type="float">
            <text:p>1026.551603007</text:p>
          </table:table-cell>
          <table:table-cell table:formula="of:=AVERAGE([.C22:.C31])" office:value-type="float" office:value="844.557918530039" calcext:value-type="float">
            <text:p>844.5579185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4.45003878761" calcext:value-type="float">
            <text:p>1034.4500387876</text:p>
          </table:table-cell>
          <table:table-cell office:value-type="float" office:value="775.837529090707" calcext:value-type="float">
            <text:p>775.8375290907</text:p>
          </table:table-cell>
          <table:table-cell table:formula="of:=AVERAGE([.B23:.B32])" office:value-type="float" office:value="1012.04500226138" calcext:value-type="float">
            <text:p>1012.0450022614</text:p>
          </table:table-cell>
          <table:table-cell table:formula="of:=AVERAGE([.C23:.C32])" office:value-type="float" office:value="843.507268356193" calcext:value-type="float">
            <text:p>843.507268356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89.83499800568" calcext:value-type="float">
            <text:p>1389.8349980057</text:p>
          </table:table-cell>
          <table:table-cell office:value-type="float" office:value="1263.48636182334" calcext:value-type="float">
            <text:p>1263.4863618233</text:p>
          </table:table-cell>
          <table:table-cell table:formula="of:=AVERAGE([.B24:.B33])" office:value-type="float" office:value="1035.61516029656" calcext:value-type="float">
            <text:p>1035.6151602966</text:p>
          </table:table-cell>
          <table:table-cell table:formula="of:=AVERAGE([.C24:.C33])" office:value-type="float" office:value="867.266267413744" calcext:value-type="float">
            <text:p>867.266267413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1.898335776561" calcext:value-type="float">
            <text:p>651.8983357766</text:p>
          </table:table-cell>
          <table:table-cell office:value-type="float" office:value="521.518668621249" calcext:value-type="float">
            <text:p>521.5186686212</text:p>
          </table:table-cell>
          <table:table-cell table:formula="of:=AVERAGE([.B25:.B34])" office:value-type="float" office:value="1100.80499387422" calcext:value-type="float">
            <text:p>1100.8049938742</text:p>
          </table:table-cell>
          <table:table-cell table:formula="of:=AVERAGE([.C25:.C34])" office:value-type="float" office:value="919.418134275869" calcext:value-type="float">
            <text:p>919.418134275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6.23172839794" calcext:value-type="float">
            <text:p>1036.231728398</text:p>
          </table:table-cell>
          <table:table-cell office:value-type="float" office:value="906.702762348201" calcext:value-type="float">
            <text:p>906.7027623482</text:p>
          </table:table-cell>
          <table:table-cell table:formula="of:=AVERAGE([.B26:.B35])" office:value-type="float" office:value="1061.09048035414" calcext:value-type="float">
            <text:p>1061.0904803542</text:p>
          </table:table-cell>
          <table:table-cell table:formula="of:=AVERAGE([.C26:.C35])" office:value-type="float" office:value="892.812121670792" calcext:value-type="float">
            <text:p>892.812121670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17.331887576343" calcext:value-type="float">
            <text:p>917.3318875763</text:p>
          </table:table-cell>
          <table:table-cell office:value-type="float" office:value="655.237062554531" calcext:value-type="float">
            <text:p>655.2370625545</text:p>
          </table:table-cell>
          <table:table-cell table:formula="of:=AVERAGE([.B27:.B36])" office:value-type="float" office:value="982.54802991962" calcext:value-type="float">
            <text:p>982.5480299196</text:p>
          </table:table-cell>
          <table:table-cell table:formula="of:=AVERAGE([.C27:.C36])" office:value-type="float" office:value="814.256440917498" calcext:value-type="float">
            <text:p>814.256440917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77.612436349474" calcext:value-type="float">
            <text:p>777.6124363495</text:p>
          </table:table-cell>
          <table:table-cell office:value-type="float" office:value="648.010363624561" calcext:value-type="float">
            <text:p>648.0103636246</text:p>
          </table:table-cell>
          <table:table-cell table:formula="of:=AVERAGE([.B28:.B37])" office:value-type="float" office:value="986.336515857114" calcext:value-type="float">
            <text:p>986.3365158571</text:p>
          </table:table-cell>
          <table:table-cell table:formula="of:=AVERAGE([.C28:.C37])" office:value-type="float" office:value="817.413512532077" calcext:value-type="float">
            <text:p>817.413512532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79.89743917184" calcext:value-type="float">
            <text:p>1179.8974391718</text:p>
          </table:table-cell>
          <table:table-cell office:value-type="float" office:value="1048.7977237083" calcext:value-type="float">
            <text:p>1048.7977237083</text:p>
          </table:table-cell>
          <table:table-cell table:formula="of:=AVERAGE([.B29:.B38])" office:value-type="float" office:value="986.229702296821" calcext:value-type="float">
            <text:p>986.2297022968</text:p>
          </table:table-cell>
          <table:table-cell table:formula="of:=AVERAGE([.C29:.C38])" office:value-type="float" office:value="817.31856714515" calcext:value-type="float">
            <text:p>817.318567145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06.729878692495" calcext:value-type="float">
            <text:p>906.7298786925</text:p>
          </table:table-cell>
          <table:table-cell office:value-type="float" office:value="777.197038879282" calcext:value-type="float">
            <text:p>777.1970388793</text:p>
          </table:table-cell>
          <table:table-cell table:formula="of:=AVERAGE([.B30:.B39])" office:value-type="float" office:value="1011.98978767615" calcext:value-type="float">
            <text:p>1011.9897876762</text:p>
          </table:table-cell>
          <table:table-cell table:formula="of:=AVERAGE([.C30:.C39])" office:value-type="float" office:value="856.090529539126" calcext:value-type="float">
            <text:p>856.090529539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6.23220370475" calcext:value-type="float">
            <text:p>1166.2322037048</text:p>
          </table:table-cell>
          <table:table-cell office:value-type="float" office:value="907.069491770363" calcext:value-type="float">
            <text:p>907.0694917704</text:p>
          </table:table-cell>
          <table:table-cell table:formula="of:=AVERAGE([.B31:.B40])" office:value-type="float" office:value="971.536998489137" calcext:value-type="float">
            <text:p>971.5369984891</text:p>
          </table:table-cell>
          <table:table-cell table:formula="of:=AVERAGE([.C31:.C40])" office:value-type="float" office:value="815.900804084921" calcext:value-type="float">
            <text:p>815.900804084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15.879366514085" calcext:value-type="float">
            <text:p>915.8793665141</text:p>
          </table:table-cell>
          <table:table-cell office:value-type="float" office:value="654.199547510061" calcext:value-type="float">
            <text:p>654.1995475101</text:p>
          </table:table-cell>
          <table:table-cell table:formula="of:=AVERAGE([.B32:.B41])" office:value-type="float" office:value="997.609831297678" calcext:value-type="float">
            <text:p>997.6098312977</text:p>
          </table:table-cell>
          <table:table-cell table:formula="of:=AVERAGE([.C32:.C41])" office:value-type="float" office:value="815.80565499306" calcext:value-type="float">
            <text:p>815.805654993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44.59760442849" calcext:value-type="float">
            <text:p>1044.5976044285</text:p>
          </table:table-cell>
          <table:table-cell office:value-type="float" office:value="928.531203936437" calcext:value-type="float">
            <text:p>928.5312039364</text:p>
          </table:table-cell>
          <table:table-cell table:formula="of:=AVERAGE([.B33:.B42])" office:value-type="float" office:value="998.624587861766" calcext:value-type="float">
            <text:p>998.6245878618</text:p>
          </table:table-cell>
          <table:table-cell table:formula="of:=AVERAGE([.C33:.C42])" office:value-type="float" office:value="831.075022477632" calcext:value-type="float">
            <text:p>831.075022477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8.87075559943" calcext:value-type="float">
            <text:p>1168.8707555994</text:p>
          </table:table-cell>
          <table:table-cell office:value-type="float" office:value="909.12169879956" calcext:value-type="float">
            <text:p>909.1216987996</text:p>
          </table:table-cell>
          <table:table-cell table:formula="of:=AVERAGE([.B34:.B43])" office:value-type="float" office:value="976.528163621142" calcext:value-type="float">
            <text:p>976.5281636211</text:p>
          </table:table-cell>
          <table:table-cell table:formula="of:=AVERAGE([.C34:.C43])" office:value-type="float" office:value="795.638556175254" calcext:value-type="float">
            <text:p>795.638556175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13.35315519463" calcext:value-type="float">
            <text:p>1313.3531551946</text:p>
          </table:table-cell>
          <table:table-cell office:value-type="float" office:value="1182.01783967517" calcext:value-type="float">
            <text:p>1182.0178396752</text:p>
          </table:table-cell>
          <table:table-cell table:formula="of:=AVERAGE([.B35:.B44])" office:value-type="float" office:value="1042.67364556295" calcext:value-type="float">
            <text:p>1042.673645563</text:p>
          </table:table-cell>
          <table:table-cell table:formula="of:=AVERAGE([.C35:.C44])" office:value-type="float" office:value="861.688473280646" calcext:value-type="float">
            <text:p>861.688473280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387.941927958982" calcext:value-type="float">
            <text:p>387.941927959</text:p>
          </table:table-cell>
          <table:table-cell table:formula="of:=AVERAGE([.B36:.B45])" office:value-type="float" office:value="977.844665519053" calcext:value-type="float">
            <text:p>977.8446655191</text:p>
          </table:table-cell>
          <table:table-cell table:formula="of:=AVERAGE([.C36:.C45])" office:value-type="float" office:value="809.812389841724" calcext:value-type="float">
            <text:p>809.812389841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39.84170647968" calcext:value-type="float">
            <text:p>1539.8417064797</text:p>
          </table:table-cell>
          <table:table-cell office:value-type="float" office:value="1283.2014220664" calcext:value-type="float">
            <text:p>1283.2014220664</text:p>
          </table:table-cell>
          <table:table-cell table:formula="of:=AVERAGE([.B37:.B46])" office:value-type="float" office:value="1040.09564740939" calcext:value-type="float">
            <text:p>1040.0956474094</text:p>
          </table:table-cell>
          <table:table-cell table:formula="of:=AVERAGE([.C37:.C46])" office:value-type="float" office:value="872.608825792911" calcext:value-type="float">
            <text:p>872.608825792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3.92440913508" calcext:value-type="float">
            <text:p>1033.9244091351</text:p>
          </table:table-cell>
          <table:table-cell office:value-type="float" office:value="775.443306851307" calcext:value-type="float">
            <text:p>775.4433068513</text:p>
          </table:table-cell>
          <table:table-cell table:formula="of:=AVERAGE([.B38:.B47])" office:value-type="float" office:value="1065.72684468795" calcext:value-type="float">
            <text:p>1065.726844688</text:p>
          </table:table-cell>
          <table:table-cell table:formula="of:=AVERAGE([.C38:.C47])" office:value-type="float" office:value="885.352120115586" calcext:value-type="float">
            <text:p>885.352120115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0.73084432281" calcext:value-type="float">
            <text:p>1160.7308443228</text:p>
          </table:table-cell>
          <table:table-cell office:value-type="float" office:value="1031.76075050917" calcext:value-type="float">
            <text:p>1031.7607505092</text:p>
          </table:table-cell>
          <table:table-cell table:formula="of:=AVERAGE([.B39:.B48])" office:value-type="float" office:value="1063.81018520304" calcext:value-type="float">
            <text:p>1063.8101852031</text:p>
          </table:table-cell>
          <table:table-cell table:formula="of:=AVERAGE([.C39:.C48])" office:value-type="float" office:value="883.648422795673" calcext:value-type="float">
            <text:p>883.648422795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1.7992806113" calcext:value-type="float">
            <text:p>1161.7992806113</text:p>
          </table:table-cell>
          <table:table-cell office:value-type="float" office:value="903.621662697681" calcext:value-type="float">
            <text:p>903.6216626977</text:p>
          </table:table-cell>
          <table:table-cell table:formula="of:=AVERAGE([.B40:.B49])" office:value-type="float" office:value="1089.31712539492" calcext:value-type="float">
            <text:p>1089.3171253949</text:p>
          </table:table-cell>
          <table:table-cell table:formula="of:=AVERAGE([.C40:.C49])" office:value-type="float" office:value="896.290885177513" calcext:value-type="float">
            <text:p>896.290885177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4.52210345831" calcext:value-type="float">
            <text:p>1034.5221034583</text:p>
          </table:table-cell>
          <table:table-cell office:value-type="float" office:value="905.20684052602" calcext:value-type="float">
            <text:p>905.206840526</text:p>
          </table:table-cell>
          <table:table-cell table:formula="of:=AVERAGE([.B41:.B50])" office:value-type="float" office:value="1076.14611537028" calcext:value-type="float">
            <text:p>1076.1461153703</text:p>
          </table:table-cell>
          <table:table-cell table:formula="of:=AVERAGE([.C41:.C50])" office:value-type="float" office:value="896.104620053078" calcext:value-type="float">
            <text:p>896.104620053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2.42278857116" calcext:value-type="float">
            <text:p>1032.4227885712</text:p>
          </table:table-cell>
          <table:table-cell office:value-type="float" office:value="903.369939999769" calcext:value-type="float">
            <text:p>903.3699399998</text:p>
          </table:table-cell>
          <table:table-cell table:formula="of:=AVERAGE([.B42:.B51])" office:value-type="float" office:value="1087.80045757599" calcext:value-type="float">
            <text:p>1087.800457576</text:p>
          </table:table-cell>
          <table:table-cell table:formula="of:=AVERAGE([.C42:.C51])" office:value-type="float" office:value="921.021659302049" calcext:value-type="float">
            <text:p>921.02165930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77.55807327247" calcext:value-type="float">
            <text:p>777.5580732725</text:p>
          </table:table-cell>
          <table:table-cell office:value-type="float" office:value="518.372048848313" calcext:value-type="float">
            <text:p>518.3720488483</text:p>
          </table:table-cell>
          <table:table-cell table:formula="of:=AVERAGE([.B43:.B52])" office:value-type="float" office:value="1061.09650446039" calcext:value-type="float">
            <text:p>1061.0965044604</text:p>
          </table:table-cell>
          <table:table-cell table:formula="of:=AVERAGE([.C43:.C52])" office:value-type="float" office:value="880.005743793237" calcext:value-type="float">
            <text:p>880.005743793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14.431438079687" calcext:value-type="float">
            <text:p>914.4314380797</text:p>
          </table:table-cell>
          <table:table-cell office:value-type="float" office:value="783.798375496874" calcext:value-type="float">
            <text:p>783.7983754969</text:p>
          </table:table-cell>
          <table:table-cell table:formula="of:=AVERAGE([.B44:.B53])" office:value-type="float" office:value="1035.65257270841" calcext:value-type="float">
            <text:p>1035.6525727084</text:p>
          </table:table-cell>
          <table:table-cell table:formula="of:=AVERAGE([.C44:.C53])" office:value-type="float" office:value="867.473411462968" calcext:value-type="float">
            <text:p>867.47341146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6.97825288569" calcext:value-type="float">
            <text:p>1166.9782528857</text:p>
          </table:table-cell>
          <table:table-cell office:value-type="float" office:value="907.649752244423" calcext:value-type="float">
            <text:p>907.6497522444</text:p>
          </table:table-cell>
          <table:table-cell table:formula="of:=AVERAGE([.B45:.B54])" office:value-type="float" office:value="1021.01508247752" calcext:value-type="float">
            <text:p>1021.0150824775</text:p>
          </table:table-cell>
          <table:table-cell table:formula="of:=AVERAGE([.C45:.C54])" office:value-type="float" office:value="840.036602719894" calcext:value-type="float">
            <text:p>840.036602719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93.376290200638" calcext:value-type="float">
            <text:p>893.3762902006</text:p>
          </table:table-cell>
          <table:table-cell office:value-type="float" office:value="765.751105886261" calcext:value-type="float">
            <text:p>765.7511058863</text:p>
          </table:table-cell>
          <table:table-cell table:formula="of:=AVERAGE([.B46:.B55])" office:value-type="float" office:value="1071.55851870168" calcext:value-type="float">
            <text:p>1071.5585187017</text:p>
          </table:table-cell>
          <table:table-cell table:formula="of:=AVERAGE([.C46:.C55])" office:value-type="float" office:value="877.817520512621" calcext:value-type="float">
            <text:p>877.817520512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56.59337671594" calcext:value-type="float">
            <text:p>1556.5933767159</text:p>
          </table:table-cell>
          <table:table-cell office:value-type="float" office:value="1297.16114726328" calcext:value-type="float">
            <text:p>1297.1611472633</text:p>
          </table:table-cell>
          <table:table-cell table:formula="of:=AVERAGE([.B47:.B56])" office:value-type="float" office:value="1073.23368572531" calcext:value-type="float">
            <text:p>1073.2336857253</text:p>
          </table:table-cell>
          <table:table-cell table:formula="of:=AVERAGE([.C47:.C56])" office:value-type="float" office:value="879.213493032309" calcext:value-type="float">
            <text:p>879.213493032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8:.B57])" office:value-type="float" office:value="969.841244811801" calcext:value-type="float">
            <text:p>969.8412448118</text:p>
          </table:table-cell>
          <table:table-cell table:formula="of:=AVERAGE([.C48:.C57])" office:value-type="float" office:value="801.669162347179" calcext:value-type="float">
            <text:p>801.669162347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45.84856011721" calcext:value-type="float">
            <text:p>1945.8485601172</text:p>
          </table:table-cell>
          <table:table-cell office:value-type="float" office:value="1686.40208543491" calcext:value-type="float">
            <text:p>1686.4020854349</text:p>
          </table:table-cell>
          <table:table-cell table:formula="of:=AVERAGE([.B49:.B58])" office:value-type="float" office:value="1048.35301639124" calcext:value-type="float">
            <text:p>1048.3530163912</text:p>
          </table:table-cell>
          <table:table-cell table:formula="of:=AVERAGE([.C49:.C58])" office:value-type="float" office:value="867.133295839754" calcext:value-type="float">
            <text:p>867.133295839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258.318987330053" calcext:value-type="float">
            <text:p>258.3189873301</text:p>
          </table:table-cell>
          <table:table-cell table:formula="of:=AVERAGE([.B50:.B59])" office:value-type="float" office:value="958.004987063115" calcext:value-type="float">
            <text:p>958.0049870631</text:p>
          </table:table-cell>
          <table:table-cell table:formula="of:=AVERAGE([.C50:.C59])" office:value-type="float" office:value="802.603028302991" calcext:value-type="float">
            <text:p>802.60302830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70.103669892844" calcext:value-type="float">
            <text:p>770.1036698928</text:p>
          </table:table-cell>
          <table:table-cell office:value-type="float" office:value="641.753058244037" calcext:value-type="float">
            <text:p>641.753058244</text:p>
          </table:table-cell>
          <table:table-cell table:formula="of:=AVERAGE([.B51:.B60])" office:value-type="float" office:value="931.563143706569" calcext:value-type="float">
            <text:p>931.5631437066</text:p>
          </table:table-cell>
          <table:table-cell table:formula="of:=AVERAGE([.C51:.C60])" office:value-type="float" office:value="776.257650074792" calcext:value-type="float">
            <text:p>776.257650074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195.33958024012" calcext:value-type="float">
            <text:p>2195.3395802401</text:p>
          </table:table-cell>
          <table:table-cell office:value-type="float" office:value="1678.78909077186" calcext:value-type="float">
            <text:p>1678.7890907719</text:p>
          </table:table-cell>
          <table:table-cell table:formula="of:=AVERAGE([.B52:.B61])" office:value-type="float" office:value="1047.85482287346" calcext:value-type="float">
            <text:p>1047.8548228735</text:p>
          </table:table-cell>
          <table:table-cell table:formula="of:=AVERAGE([.C52:.C61])" office:value-type="float" office:value="853.799565152001" calcext:value-type="float">
            <text:p>853.79956515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6.624764864604" calcext:value-type="float">
            <text:p>646.6247648646</text:p>
          </table:table-cell>
          <table:table-cell office:value-type="float" office:value="517.299811891683" calcext:value-type="float">
            <text:p>517.2998118917</text:p>
          </table:table-cell>
          <table:table-cell table:formula="of:=AVERAGE([.B53:.B62])" office:value-type="float" office:value="1034.76149203268" calcext:value-type="float">
            <text:p>1034.7614920327</text:p>
          </table:table-cell>
          <table:table-cell table:formula="of:=AVERAGE([.C53:.C62])" office:value-type="float" office:value="853.692341456338" calcext:value-type="float">
            <text:p>853.692341456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383.267672980231" calcext:value-type="float">
            <text:p>383.2676729802</text:p>
          </table:table-cell>
          <table:table-cell table:formula="of:=AVERAGE([.B54:.B63])" office:value-type="float" office:value="981.645115522732" calcext:value-type="float">
            <text:p>981.6451155227</text:p>
          </table:table-cell>
          <table:table-cell table:formula="of:=AVERAGE([.C54:.C63])" office:value-type="float" office:value="813.639271204674" calcext:value-type="float">
            <text:p>813.639271204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11.01867953485" calcext:value-type="float">
            <text:p>1811.0186795349</text:p>
          </table:table-cell>
          <table:table-cell office:value-type="float" office:value="1552.30172531558" calcext:value-type="float">
            <text:p>1552.3017253156</text:p>
          </table:table-cell>
          <table:table-cell table:formula="of:=AVERAGE([.B55:.B64])" office:value-type="float" office:value="1046.04915818765" calcext:value-type="float">
            <text:p>1046.0491581877</text:p>
          </table:table-cell>
          <table:table-cell table:formula="of:=AVERAGE([.C55:.C64])" office:value-type="float" office:value="878.10446851179" calcext:value-type="float">
            <text:p>878.104468511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90.568357188729" calcext:value-type="float">
            <text:p>890.5683571887</text:p>
          </table:table-cell>
          <table:table-cell office:value-type="float" office:value="763.344306161768" calcext:value-type="float">
            <text:p>763.3443061618</text:p>
          </table:table-cell>
          <table:table-cell table:formula="of:=AVERAGE([.B56:.B65])" office:value-type="float" office:value="1045.76836488646" calcext:value-type="float">
            <text:p>1045.7683648865</text:p>
          </table:table-cell>
          <table:table-cell table:formula="of:=AVERAGE([.C56:.C65])" office:value-type="float" office:value="877.863788539341" calcext:value-type="float">
            <text:p>877.863788539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25.06049971136" calcext:value-type="float">
            <text:p>1025.0604997114</text:p>
          </table:table-cell>
          <table:table-cell office:value-type="float" office:value="768.795374783517" calcext:value-type="float">
            <text:p>768.7953747835</text:p>
          </table:table-cell>
          <table:table-cell table:formula="of:=AVERAGE([.B57:.B66])" office:value-type="float" office:value="992.615077186" calcext:value-type="float">
            <text:p>992.615077186</text:p>
          </table:table-cell>
          <table:table-cell table:formula="of:=AVERAGE([.C57:.C66])" office:value-type="float" office:value="825.027211291364" calcext:value-type="float">
            <text:p>825.027211291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647.311954640811" calcext:value-type="float">
            <text:p>647.3119546408</text:p>
          </table:table-cell>
          <table:table-cell table:formula="of:=AVERAGE([.B58:.B67])" office:value-type="float" office:value="1057.34627265008" calcext:value-type="float">
            <text:p>1057.3462726501</text:p>
          </table:table-cell>
          <table:table-cell table:formula="of:=AVERAGE([.C58:.C67])" office:value-type="float" office:value="889.758406755445" calcext:value-type="float">
            <text:p>889.758406755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2.85945526347" calcext:value-type="float">
            <text:p>1032.8594552635</text:p>
          </table:table-cell>
          <table:table-cell office:value-type="float" office:value="774.644591447601" calcext:value-type="float">
            <text:p>774.6445914476</text:p>
          </table:table-cell>
          <table:table-cell table:formula="of:=AVERAGE([.B59:.B68])" office:value-type="float" office:value="966.047362164706" calcext:value-type="float">
            <text:p>966.0473621647</text:p>
          </table:table-cell>
          <table:table-cell table:formula="of:=AVERAGE([.C59:.C68])" office:value-type="float" office:value="798.582657356714" calcext:value-type="float">
            <text:p>798.582657356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47.14883869654" calcext:value-type="float">
            <text:p>1547.1488386966</text:p>
          </table:table-cell>
          <table:table-cell office:value-type="float" office:value="1289.29069891379" calcext:value-type="float">
            <text:p>1289.2906989138</text:p>
          </table:table-cell>
          <table:table-cell table:formula="of:=AVERAGE([.B60:.B69])" office:value-type="float" office:value="1094.93034730136" calcext:value-type="float">
            <text:p>1094.9303473014</text:p>
          </table:table-cell>
          <table:table-cell table:formula="of:=AVERAGE([.C60:.C69])" office:value-type="float" office:value="901.679828515088" calcext:value-type="float">
            <text:p>901.679828515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3.5126288267" calcext:value-type="float">
            <text:p>1033.5126288267</text:p>
          </table:table-cell>
          <table:table-cell office:value-type="float" office:value="904.323550223365" calcext:value-type="float">
            <text:p>904.3235502234</text:p>
          </table:table-cell>
          <table:table-cell table:formula="of:=AVERAGE([.B61:.B70])" office:value-type="float" office:value="1121.27124319474" calcext:value-type="float">
            <text:p>1121.2712431948</text:p>
          </table:table-cell>
          <table:table-cell table:formula="of:=AVERAGE([.C61:.C70])" office:value-type="float" office:value="927.936877713021" calcext:value-type="float">
            <text:p>927.93687771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98.970084392024" calcext:value-type="float">
            <text:p>898.970084392</text:p>
          </table:table-cell>
          <table:table-cell office:value-type="float" office:value="642.121488851446" calcext:value-type="float">
            <text:p>642.1214888514</text:p>
          </table:table-cell>
          <table:table-cell table:formula="of:=AVERAGE([.B62:.B71])" office:value-type="float" office:value="991.634293609932" calcext:value-type="float">
            <text:p>991.6342936099</text:p>
          </table:table-cell>
          <table:table-cell table:formula="of:=AVERAGE([.C62:.C71])" office:value-type="float" office:value="824.270117520979" calcext:value-type="float">
            <text:p>824.27011752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5.33009649174" calcext:value-type="float">
            <text:p>1165.3300964917</text:p>
          </table:table-cell>
          <table:table-cell office:value-type="float" office:value="1035.84897465932" calcext:value-type="float">
            <text:p>1035.8489746593</text:p>
          </table:table-cell>
          <table:table-cell table:formula="of:=AVERAGE([.B63:.B72])" office:value-type="float" office:value="1043.50482677265" calcext:value-type="float">
            <text:p>1043.5048267727</text:p>
          </table:table-cell>
          <table:table-cell table:formula="of:=AVERAGE([.C63:.C72])" office:value-type="float" office:value="876.125033797744" calcext:value-type="float">
            <text:p>876.125033797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77.449369918491" calcext:value-type="float">
            <text:p>777.4493699185</text:p>
          </table:table-cell>
          <table:table-cell office:value-type="float" office:value="647.874474932075" calcext:value-type="float">
            <text:p>647.8744749321</text:p>
          </table:table-cell>
          <table:table-cell table:formula="of:=AVERAGE([.B64:.B73])" office:value-type="float" office:value="1082.92299646647" calcext:value-type="float">
            <text:p>1082.9229964665</text:p>
          </table:table-cell>
          <table:table-cell table:formula="of:=AVERAGE([.C64:.C73])" office:value-type="float" office:value="902.585713992928" calcext:value-type="float">
            <text:p>902.585713992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29.13135365372" calcext:value-type="float">
            <text:p>1029.1313536537</text:p>
          </table:table-cell>
          <table:table-cell office:value-type="float" office:value="900.489934447008" calcext:value-type="float">
            <text:p>900.489934447</text:p>
          </table:table-cell>
          <table:table-cell table:formula="of:=AVERAGE([.B65:.B74])" office:value-type="float" office:value="1004.73426387836" calcext:value-type="float">
            <text:p>1004.7342638784</text:p>
          </table:table-cell>
          <table:table-cell table:formula="of:=AVERAGE([.C65:.C74])" office:value-type="float" office:value="837.40453490607" calcext:value-type="float">
            <text:p>837.404534906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16.33979749969" calcext:value-type="float">
            <text:p>516.3397974997</text:p>
          </table:table-cell>
          <table:table-cell office:value-type="float" office:value="387.254848124767" calcext:value-type="float">
            <text:p>387.2548481248</text:p>
          </table:table-cell>
          <table:table-cell table:formula="of:=AVERAGE([.B66:.B75])" office:value-type="float" office:value="967.311407909455" calcext:value-type="float">
            <text:p>967.3114079095</text:p>
          </table:table-cell>
          <table:table-cell table:formula="of:=AVERAGE([.C66:.C75])" office:value-type="float" office:value="799.79558910237" calcext:value-type="float">
            <text:p>799.795589102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92.93363593256" calcext:value-type="float">
            <text:p>1292.9336359326</text:p>
          </table:table-cell>
          <table:table-cell office:value-type="float" office:value="1163.6402723393" calcext:value-type="float">
            <text:p>1163.6402723393</text:p>
          </table:table-cell>
          <table:table-cell table:formula="of:=AVERAGE([.B67:.B76])" office:value-type="float" office:value="994.098721531575" calcext:value-type="float">
            <text:p>994.0987215316</text:p>
          </table:table-cell>
          <table:table-cell table:formula="of:=AVERAGE([.C67:.C76])" office:value-type="float" office:value="839.280078857949" calcext:value-type="float">
            <text:p>839.280078857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12.18409938715" calcext:value-type="float">
            <text:p>1312.1840993872</text:p>
          </table:table-cell>
          <table:table-cell office:value-type="float" office:value="918.528869571008" calcext:value-type="float">
            <text:p>918.528869571</text:p>
          </table:table-cell>
          <table:table-cell table:formula="of:=AVERAGE([.B68:.B77])" office:value-type="float" office:value="1060.58593600621" calcext:value-type="float">
            <text:p>1060.5859360062</text:p>
          </table:table-cell>
          <table:table-cell table:formula="of:=AVERAGE([.C68:.C77])" office:value-type="float" office:value="866.401770350968" calcext:value-type="float">
            <text:p>866.40177035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391.674359869164" calcext:value-type="float">
            <text:p>391.6743598692</text:p>
          </table:table-cell>
          <table:table-cell table:formula="of:=AVERAGE([.B69:.B78])" office:value-type="float" office:value="996.467426466779" calcext:value-type="float">
            <text:p>996.4674264668</text:p>
          </table:table-cell>
          <table:table-cell table:formula="of:=AVERAGE([.C69:.C78])" office:value-type="float" office:value="828.104747193125" calcext:value-type="float">
            <text:p>828.104747193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82.06258115903" calcext:value-type="float">
            <text:p>1682.062581159</text:p>
          </table:table-cell>
          <table:table-cell office:value-type="float" office:value="1423.28372251918" calcext:value-type="float">
            <text:p>1423.2837225192</text:p>
          </table:table-cell>
          <table:table-cell table:formula="of:=AVERAGE([.B70:.B79])" office:value-type="float" office:value="1009.95880071303" calcext:value-type="float">
            <text:p>1009.958800713</text:p>
          </table:table-cell>
          <table:table-cell table:formula="of:=AVERAGE([.C70:.C79])" office:value-type="float" office:value="841.504049553664" calcext:value-type="float">
            <text:p>841.504049553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7.437929361735" calcext:value-type="float">
            <text:p>647.4379293617</text:p>
          </table:table-cell>
          <table:table-cell office:value-type="float" office:value="517.950343489388" calcext:value-type="float">
            <text:p>517.9503434894</text:p>
          </table:table-cell>
          <table:table-cell table:formula="of:=AVERAGE([.B71:.B80])" office:value-type="float" office:value="971.351330766531" calcext:value-type="float">
            <text:p>971.3513307665</text:p>
          </table:table-cell>
          <table:table-cell table:formula="of:=AVERAGE([.C71:.C80])" office:value-type="float" office:value="802.866728880267" calcext:value-type="float">
            <text:p>802.866728880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00.811591865936" calcext:value-type="float">
            <text:p>900.8115918659</text:p>
          </table:table-cell>
          <table:table-cell office:value-type="float" office:value="772.124221599374" calcext:value-type="float">
            <text:p>772.1242215994</text:p>
          </table:table-cell>
          <table:table-cell table:formula="of:=AVERAGE([.B72:.B81])" office:value-type="float" office:value="971.535481513922" calcext:value-type="float">
            <text:p>971.5354815139</text:p>
          </table:table-cell>
          <table:table-cell table:formula="of:=AVERAGE([.C72:.C81])" office:value-type="float" office:value="815.86700215506" calcext:value-type="float">
            <text:p>815.867002155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98.87982842589" calcext:value-type="float">
            <text:p>1698.8798284259</text:p>
          </table:table-cell>
          <table:table-cell office:value-type="float" office:value="1437.51370097575" calcext:value-type="float">
            <text:p>1437.5137009758</text:p>
          </table:table-cell>
          <table:table-cell table:formula="of:=AVERAGE([.B73:.B82])" office:value-type="float" office:value="1024.89045470734" calcext:value-type="float">
            <text:p>1024.8904547073</text:p>
          </table:table-cell>
          <table:table-cell table:formula="of:=AVERAGE([.C73:.C82])" office:value-type="float" office:value="856.033474786702" calcext:value-type="float">
            <text:p>856.033474786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5.257772595102" calcext:value-type="float">
            <text:p>645.2577725951</text:p>
          </table:table-cell>
          <table:table-cell office:value-type="float" office:value="516.206218076081" calcext:value-type="float">
            <text:p>516.2062180761</text:p>
          </table:table-cell>
          <table:table-cell table:formula="of:=AVERAGE([.B74:.B83])" office:value-type="float" office:value="1011.671294975" calcext:value-type="float">
            <text:p>1011.671294975</text:p>
          </table:table-cell>
          <table:table-cell table:formula="of:=AVERAGE([.C74:.C83])" office:value-type="float" office:value="842.866649101103" calcext:value-type="float">
            <text:p>842.866649101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32.84406158832" calcext:value-type="float">
            <text:p>1032.8440615883</text:p>
          </table:table-cell>
          <table:table-cell office:value-type="float" office:value="774.633046191237" calcext:value-type="float">
            <text:p>774.6330461912</text:p>
          </table:table-cell>
          <table:table-cell table:formula="of:=AVERAGE([.B75:.B84])" office:value-type="float" office:value="1012.04256576846" calcext:value-type="float">
            <text:p>1012.0425657685</text:p>
          </table:table-cell>
          <table:table-cell table:formula="of:=AVERAGE([.C75:.C84])" office:value-type="float" office:value="830.280960275526" calcext:value-type="float">
            <text:p>830.280960275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93.772005145573" calcext:value-type="float">
            <text:p>893.7720051456</text:p>
          </table:table-cell>
          <table:table-cell office:value-type="float" office:value="766.090290124777" calcext:value-type="float">
            <text:p>766.0902901248</text:p>
          </table:table-cell>
          <table:table-cell table:formula="of:=AVERAGE([.B76:.B85])" office:value-type="float" office:value="1049.78578653305" calcext:value-type="float">
            <text:p>1049.7857865331</text:p>
          </table:table-cell>
          <table:table-cell table:formula="of:=AVERAGE([.C76:.C85])" office:value-type="float" office:value="868.164504475527" calcext:value-type="float">
            <text:p>868.164504475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24.95743424001" calcext:value-type="float">
            <text:p>1624.95743424</text:p>
          </table:table-cell>
          <table:table-cell office:value-type="float" office:value="1374.96398281847" calcext:value-type="float">
            <text:p>1374.9639828185</text:p>
          </table:table-cell>
          <table:table-cell table:formula="of:=AVERAGE([.B77:.B86])" office:value-type="float" office:value="1082.98816636379" calcext:value-type="float">
            <text:p>1082.9881663638</text:p>
          </table:table-cell>
          <table:table-cell table:formula="of:=AVERAGE([.C77:.C86])" office:value-type="float" office:value="889.296875523444" calcext:value-type="float">
            <text:p>889.296875523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49.34928342495" calcext:value-type="float">
            <text:p>1049.349283425</text:p>
          </table:table-cell>
          <table:table-cell office:value-type="float" office:value="918.180622996833" calcext:value-type="float">
            <text:p>918.1806229968</text:p>
          </table:table-cell>
          <table:table-cell table:formula="of:=AVERAGE([.B78:.B87])" office:value-type="float" office:value="1056.70468476757" calcext:value-type="float">
            <text:p>1056.7046847676</text:p>
          </table:table-cell>
          <table:table-cell table:formula="of:=AVERAGE([.C78:.C87])" office:value-type="float" office:value="889.262050866026" calcext:value-type="float">
            <text:p>889.26205086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77.472554434877" calcext:value-type="float">
            <text:p>777.4725544349</text:p>
          </table:table-cell>
          <table:table-cell office:value-type="float" office:value="647.893795362397" calcext:value-type="float">
            <text:p>647.8937953624</text:p>
          </table:table-cell>
          <table:table-cell table:formula="of:=AVERAGE([.B79:.B88])" office:value-type="float" office:value="1095.28450422414" calcext:value-type="float">
            <text:p>1095.2845042242</text:p>
          </table:table-cell>
          <table:table-cell table:formula="of:=AVERAGE([.C79:.C88])" office:value-type="float" office:value="914.883994415349" calcext:value-type="float">
            <text:p>914.883994415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88.785902585891" calcext:value-type="float">
            <text:p>888.7859025859</text:p>
          </table:table-cell>
          <table:table-cell office:value-type="float" office:value="761.816487930764" calcext:value-type="float">
            <text:p>761.8164879308</text:p>
          </table:table-cell>
          <table:table-cell table:formula="of:=AVERAGE([.B80:.B89])" office:value-type="float" office:value="1015.95683636683" calcext:value-type="float">
            <text:p>1015.9568363668</text:p>
          </table:table-cell>
          <table:table-cell table:formula="of:=AVERAGE([.C80:.C89])" office:value-type="float" office:value="848.737270956508" calcext:value-type="float">
            <text:p>848.737270956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78.84323136784" calcext:value-type="float">
            <text:p>1178.8432313678</text:p>
          </table:table-cell>
          <table:table-cell office:value-type="float" office:value="916.878068841652" calcext:value-type="float">
            <text:p>916.8780688417</text:p>
          </table:table-cell>
          <table:table-cell table:formula="of:=AVERAGE([.B81:.B90])" office:value-type="float" office:value="1069.09736656744" calcext:value-type="float">
            <text:p>1069.0973665674</text:p>
          </table:table-cell>
          <table:table-cell table:formula="of:=AVERAGE([.C81:.C90])" office:value-type="float" office:value="888.630043491734" calcext:value-type="float">
            <text:p>888.630043491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10.306534801916" calcext:value-type="float">
            <text:p>910.3065348019</text:p>
          </table:table-cell>
          <table:table-cell office:value-type="float" office:value="780.262744115928" calcext:value-type="float">
            <text:p>780.2627441159</text:p>
          </table:table-cell>
          <table:table-cell table:formula="of:=AVERAGE([.B82:.B91])" office:value-type="float" office:value="1070.04686086104" calcext:value-type="float">
            <text:p>1070.046860861</text:p>
          </table:table-cell>
          <table:table-cell table:formula="of:=AVERAGE([.C82:.C91])" office:value-type="float" office:value="889.44389574339" calcext:value-type="float">
            <text:p>889.443895743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18.50884735445" calcext:value-type="float">
            <text:p>1418.5088473545</text:p>
          </table:table-cell>
          <table:table-cell office:value-type="float" office:value="1160.59814783546" calcext:value-type="float">
            <text:p>1160.5981478355</text:p>
          </table:table-cell>
          <table:table-cell table:formula="of:=AVERAGE([.B83:.B92])" office:value-type="float" office:value="1042.00976275389" calcext:value-type="float">
            <text:p>1042.0097627539</text:p>
          </table:table-cell>
          <table:table-cell table:formula="of:=AVERAGE([.C83:.C92])" office:value-type="float" office:value="861.75234042936" calcext:value-type="float">
            <text:p>861.752340429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8.619486716526" calcext:value-type="float">
            <text:p>648.6194867165</text:p>
          </table:table-cell>
          <table:table-cell office:value-type="float" office:value="518.895589373221" calcext:value-type="float">
            <text:p>518.8955893732</text:p>
          </table:table-cell>
          <table:table-cell table:formula="of:=AVERAGE([.B84:.B93])" office:value-type="float" office:value="1042.34593416604" calcext:value-type="float">
            <text:p>1042.345934166</text:p>
          </table:table-cell>
          <table:table-cell table:formula="of:=AVERAGE([.C84:.C93])" office:value-type="float" office:value="862.021277559074" calcext:value-type="float">
            <text:p>862.021277559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5:.B94])" office:value-type="float" office:value="939.061528007203" calcext:value-type="float">
            <text:p>939.0615280072</text:p>
          </table:table-cell>
          <table:table-cell table:formula="of:=AVERAGE([.C85:.C94])" office:value-type="float" office:value="784.55797293995" calcext:value-type="float">
            <text:p>784.5579729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85.98921408373" calcext:value-type="float">
            <text:p>1685.9892140837</text:p>
          </table:table-cell>
          <table:table-cell office:value-type="float" office:value="1426.60625807085" calcext:value-type="float">
            <text:p>1426.6062580709</text:p>
          </table:table-cell>
          <table:table-cell table:formula="of:=AVERAGE([.B86:.B95])" office:value-type="float" office:value="1018.28324890102" calcext:value-type="float">
            <text:p>1018.283248901</text:p>
          </table:table-cell>
          <table:table-cell table:formula="of:=AVERAGE([.C86:.C95])" office:value-type="float" office:value="850.609569734557" calcext:value-type="float">
            <text:p>850.609569734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76.39459104838" calcext:value-type="float">
            <text:p>1676.3945910484</text:p>
          </table:table-cell>
          <table:table-cell office:value-type="float" office:value="1418.48773088709" calcext:value-type="float">
            <text:p>1418.4877308871</text:p>
          </table:table-cell>
          <table:table-cell table:formula="of:=AVERAGE([.B87:.B96])" office:value-type="float" office:value="1023.42696458186" calcext:value-type="float">
            <text:p>1023.4269645819</text:p>
          </table:table-cell>
          <table:table-cell table:formula="of:=AVERAGE([.C87:.C96])" office:value-type="float" office:value="854.961944541419" calcext:value-type="float">
            <text:p>854.961944541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47.78651209413" calcext:value-type="float">
            <text:p>1047.7865120941</text:p>
          </table:table-cell>
          <table:table-cell office:value-type="float" office:value="785.839884070595" calcext:value-type="float">
            <text:p>785.8398840706</text:p>
          </table:table-cell>
          <table:table-cell table:formula="of:=AVERAGE([.B88:.B97])" office:value-type="float" office:value="1023.27068744877" calcext:value-type="float">
            <text:p>1023.2706874488</text:p>
          </table:table-cell>
          <table:table-cell table:formula="of:=AVERAGE([.C88:.C97])" office:value-type="float" office:value="841.727870648795" calcext:value-type="float">
            <text:p>841.72787064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70.35897671863" calcext:value-type="float">
            <text:p>1170.3589767186</text:p>
          </table:table-cell>
          <table:table-cell office:value-type="float" office:value="910.279204114491" calcext:value-type="float">
            <text:p>910.2792041145</text:p>
          </table:table-cell>
          <table:table-cell table:formula="of:=AVERAGE([.B89:.B98])" office:value-type="float" office:value="1062.55932967715" calcext:value-type="float">
            <text:p>1062.5593296772</text:p>
          </table:table-cell>
          <table:table-cell table:formula="of:=AVERAGE([.C89:.C98])" office:value-type="float" office:value="867.966411524004" calcext:value-type="float">
            <text:p>867.96641152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789.178251178628" calcext:value-type="float">
            <text:p>789.1782511786</text:p>
          </table:table-cell>
          <table:table-cell table:formula="of:=AVERAGE([.B90:.B99])" office:value-type="float" office:value="1052.59856453642" calcext:value-type="float">
            <text:p>1052.5985645364</text:p>
          </table:table-cell>
          <table:table-cell table:formula="of:=AVERAGE([.C90:.C99])" office:value-type="float" office:value="870.702587848791" calcext:value-type="float">
            <text:p>870.70258784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48.13576332744" calcext:value-type="float">
            <text:p>1048.1357633275</text:p>
          </table:table-cell>
          <table:table-cell office:value-type="float" office:value="917.118792911514" calcext:value-type="float">
            <text:p>917.1187929115</text:p>
          </table:table-cell>
          <table:table-cell table:formula="of:=AVERAGE([.B91:.B100])" office:value-type="float" office:value="1039.52781773238" calcext:value-type="float">
            <text:p>1039.5278177324</text:p>
          </table:table-cell>
          <table:table-cell table:formula="of:=AVERAGE([.C91:.C100])" office:value-type="float" office:value="870.726660255777" calcext:value-type="float">
            <text:p>870.726660255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85.86921013002" calcext:value-type="float">
            <text:p>1085.86921013</text:p>
          </table:table-cell>
          <table:table-cell office:value-type="float" office:value="898.650380797258" calcext:value-type="float">
            <text:p>898.6503807973</text:p>
          </table:table-cell>
          <table:table-cell table:formula="of:=AVERAGE([.B92:.B101])" office:value-type="float" office:value="1057.08408526519" calcext:value-type="float">
            <text:p>1057.0840852652</text:p>
          </table:table-cell>
          <table:table-cell table:formula="of:=AVERAGE([.C92:.C101])" office:value-type="float" office:value="882.56542392391" calcext:value-type="float">
            <text:p>882.56542392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3:.B102])" office:value-type="float" office:value="915.233200529748" calcext:value-type="float">
            <text:p>915.2332005297</text:p>
          </table:table-cell>
          <table:table-cell table:formula="of:=AVERAGE([.C93:.C102])" office:value-type="float" office:value="766.505609140364" calcext:value-type="float">
            <text:p>766.50560914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97.16107410257" calcext:value-type="float">
            <text:p>2097.1610741026</text:p>
          </table:table-cell>
          <table:table-cell office:value-type="float" office:value="1703.94337270834" calcext:value-type="float">
            <text:p>1703.9433727083</text:p>
          </table:table-cell>
          <table:table-cell table:formula="of:=AVERAGE([.B94:.B103])" office:value-type="float" office:value="1060.08735926835" calcext:value-type="float">
            <text:p>1060.0873592684</text:p>
          </table:table-cell>
          <table:table-cell table:formula="of:=AVERAGE([.C94:.C103])" office:value-type="float" office:value="885.010387473876" calcext:value-type="float">
            <text:p>885.01038747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30.748000218511" calcext:value-type="float">
            <text:p>630.7480002185</text:p>
          </table:table-cell>
          <table:table-cell office:value-type="float" office:value="504.598400174809" calcext:value-type="float">
            <text:p>504.5984001748</text:p>
          </table:table-cell>
          <table:table-cell table:formula="of:=AVERAGE([.B95:.B104])" office:value-type="float" office:value="1123.1621592902" calcext:value-type="float">
            <text:p>1123.1621592902</text:p>
          </table:table-cell>
          <table:table-cell table:formula="of:=AVERAGE([.C95:.C104])" office:value-type="float" office:value="935.470227491357" calcext:value-type="float">
            <text:p>935.47022749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12.556859299468" calcext:value-type="float">
            <text:p>912.5568592995</text:p>
          </table:table-cell>
          <table:table-cell office:value-type="float" office:value="782.191593685258" calcext:value-type="float">
            <text:p>782.1915936853</text:p>
          </table:table-cell>
          <table:table-cell table:formula="of:=AVERAGE([.B96:.B105])" office:value-type="float" office:value="1045.81892381178" calcext:value-type="float">
            <text:p>1045.8189238118</text:p>
          </table:table-cell>
          <table:table-cell table:formula="of:=AVERAGE([.C96:.C105])" office:value-type="float" office:value="871.028761052798" calcext:value-type="float">
            <text:p>871.028761052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19.49713334483" calcext:value-type="float">
            <text:p>1019.4971333448</text:p>
          </table:table-cell>
          <table:table-cell office:value-type="float" office:value="892.059991676724" calcext:value-type="float">
            <text:p>892.0599916767</text:p>
          </table:table-cell>
          <table:table-cell table:formula="of:=AVERAGE([.B97:.B106])" office:value-type="float" office:value="980.129178041423" calcext:value-type="float">
            <text:p>980.1291780414</text:p>
          </table:table-cell>
          <table:table-cell table:formula="of:=AVERAGE([.C97:.C106])" office:value-type="float" office:value="818.385987131761" calcext:value-type="float">
            <text:p>818.385987131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84.888988584907" calcext:value-type="float">
            <text:p>784.8889885849</text:p>
          </table:table-cell>
          <table:table-cell office:value-type="float" office:value="654.074157154089" calcext:value-type="float">
            <text:p>654.0741571541</text:p>
          </table:table-cell>
          <table:table-cell table:formula="of:=AVERAGE([.B98:.B107])" office:value-type="float" office:value="953.8394256905" calcext:value-type="float">
            <text:p>953.8394256905</text:p>
          </table:table-cell>
          <table:table-cell table:formula="of:=AVERAGE([.C98:.C107])" office:value-type="float" office:value="805.209414440111" calcext:value-type="float">
            <text:p>805.20941444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837.3735282976" calcext:value-type="float">
            <text:p>1837.3735282976</text:p>
          </table:table-cell>
          <table:table-cell office:value-type="float" office:value="1443.65062937668" calcext:value-type="float">
            <text:p>1443.6506293767</text:p>
          </table:table-cell>
          <table:table-cell table:formula="of:=AVERAGE([.B99:.B108])" office:value-type="float" office:value="1020.5408808484" calcext:value-type="float">
            <text:p>1020.5408808484</text:p>
          </table:table-cell>
          <table:table-cell table:formula="of:=AVERAGE([.C99:.C108])" office:value-type="float" office:value="858.54655696633" calcext:value-type="float">
            <text:p>858.54655696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81.783049814585" calcext:value-type="float">
            <text:p>781.7830498146</text:p>
          </table:table-cell>
          <table:table-cell office:value-type="float" office:value="651.485874845488" calcext:value-type="float">
            <text:p>651.4858748455</text:p>
          </table:table-cell>
          <table:table-cell table:formula="of:=AVERAGE([.B100:.B109])" office:value-type="float" office:value="1019.80136071199" calcext:value-type="float">
            <text:p>1019.801360712</text:p>
          </table:table-cell>
          <table:table-cell table:formula="of:=AVERAGE([.C100:.C109])" office:value-type="float" office:value="844.777319333016" calcext:value-type="float">
            <text:p>844.777319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14.979649192567" calcext:value-type="float">
            <text:p>914.9796491926</text:p>
          </table:table-cell>
          <table:table-cell office:value-type="float" office:value="784.268270736486" calcext:value-type="float">
            <text:p>784.2682707365</text:p>
          </table:table-cell>
          <table:table-cell table:formula="of:=AVERAGE([.B101:.B110])" office:value-type="float" office:value="1006.48574929851" calcext:value-type="float">
            <text:p>1006.4857492985</text:p>
          </table:table-cell>
          <table:table-cell table:formula="of:=AVERAGE([.C101:.C110])" office:value-type="float" office:value="831.492267115513" calcext:value-type="float">
            <text:p>831.492267115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20.04038290186" calcext:value-type="float">
            <text:p>1420.0403829019</text:p>
          </table:table-cell>
          <table:table-cell office:value-type="float" office:value="1161.85122237425" calcext:value-type="float">
            <text:p>1161.8512223743</text:p>
          </table:table-cell>
          <table:table-cell table:formula="of:=AVERAGE([.B102:.B111])" office:value-type="float" office:value="1039.90286657569" calcext:value-type="float">
            <text:p>1039.9028665757</text:p>
          </table:table-cell>
          <table:table-cell table:formula="of:=AVERAGE([.C102:.C111])" office:value-type="float" office:value="857.812351273212" calcext:value-type="float">
            <text:p>857.81235127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773.509181397992" calcext:value-type="float">
            <text:p>773.509181398</text:p>
          </table:table-cell>
          <table:table-cell table:formula="of:=AVERAGE([.B103:.B112])" office:value-type="float" office:value="1117.25378471549" calcext:value-type="float">
            <text:p>1117.2537847155</text:p>
          </table:table-cell>
          <table:table-cell table:formula="of:=AVERAGE([.C103:.C112])" office:value-type="float" office:value="935.163269413011" calcext:value-type="float">
            <text:p>935.1632694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4:.B113])" office:value-type="float" office:value="907.537677305231" calcext:value-type="float">
            <text:p>907.5376773052</text:p>
          </table:table-cell>
          <table:table-cell table:formula="of:=AVERAGE([.C104:.C113])" office:value-type="float" office:value="764.768932142178" calcext:value-type="float">
            <text:p>764.768932142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54.51834982219" calcext:value-type="float">
            <text:p>1554.5183498222</text:p>
          </table:table-cell>
          <table:table-cell office:value-type="float" office:value="1165.88876236664" calcext:value-type="float">
            <text:p>1165.8887623666</text:p>
          </table:table-cell>
          <table:table-cell table:formula="of:=AVERAGE([.B105:.B114])" office:value-type="float" office:value="999.914712265599" calcext:value-type="float">
            <text:p>999.9147122656</text:p>
          </table:table-cell>
          <table:table-cell table:formula="of:=AVERAGE([.C105:.C114])" office:value-type="float" office:value="830.897968361361" calcext:value-type="float">
            <text:p>830.89796836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53.8974859332" calcext:value-type="float">
            <text:p>1553.8974859332</text:p>
          </table:table-cell>
          <table:table-cell office:value-type="float" office:value="1294.914571611" calcext:value-type="float">
            <text:p>1294.914571611</text:p>
          </table:table-cell>
          <table:table-cell table:formula="of:=AVERAGE([.B106:.B115])" office:value-type="float" office:value="1064.04877492897" calcext:value-type="float">
            <text:p>1064.048774929</text:p>
          </table:table-cell>
          <table:table-cell table:formula="of:=AVERAGE([.C106:.C115])" office:value-type="float" office:value="882.170266153935" calcext:value-type="float">
            <text:p>882.17026615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63.23460242642" calcext:value-type="float">
            <text:p>1163.2346024264</text:p>
          </table:table-cell>
          <table:table-cell office:value-type="float" office:value="904.738024109438" calcext:value-type="float">
            <text:p>904.7380241094</text:p>
          </table:table-cell>
          <table:table-cell table:formula="of:=AVERAGE([.B107:.B116])" office:value-type="float" office:value="1078.42252183713" calcext:value-type="float">
            <text:p>1078.4225218371</text:p>
          </table:table-cell>
          <table:table-cell table:formula="of:=AVERAGE([.C107:.C116])" office:value-type="float" office:value="883.438069397207" calcext:value-type="float">
            <text:p>883.438069397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66.1506851559" calcext:value-type="float">
            <text:p>1166.1506851559</text:p>
          </table:table-cell>
          <table:table-cell office:value-type="float" office:value="1036.57838680524" calcext:value-type="float">
            <text:p>1036.5783868053</text:p>
          </table:table-cell>
          <table:table-cell table:formula="of:=AVERAGE([.B108:.B117])" office:value-type="float" office:value="1116.54869149423" calcext:value-type="float">
            <text:p>1116.5486914942</text:p>
          </table:table-cell>
          <table:table-cell table:formula="of:=AVERAGE([.C108:.C117])" office:value-type="float" office:value="921.688492362322" calcext:value-type="float">
            <text:p>921.688492362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23.55920332835" calcext:value-type="float">
            <text:p>1023.5592033284</text:p>
          </table:table-cell>
          <table:table-cell office:value-type="float" office:value="895.61430291231" calcext:value-type="float">
            <text:p>895.6143029123</text:p>
          </table:table-cell>
          <table:table-cell table:formula="of:=AVERAGE([.B109:.B118])" office:value-type="float" office:value="1035.16725899731" calcext:value-type="float">
            <text:p>1035.1672589973</text:p>
          </table:table-cell>
          <table:table-cell table:formula="of:=AVERAGE([.C109:.C118])" office:value-type="float" office:value="866.884859715885" calcext:value-type="float">
            <text:p>866.884859715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0:.B119])" office:value-type="float" office:value="956.988954015848" calcext:value-type="float">
            <text:p>956.9889540158</text:p>
          </table:table-cell>
          <table:table-cell table:formula="of:=AVERAGE([.C110:.C119])" office:value-type="float" office:value="801.736272231336" calcext:value-type="float">
            <text:p>801.73627223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1:.B120])" office:value-type="float" office:value="865.490989096591" calcext:value-type="float">
            <text:p>865.4909890966</text:p>
          </table:table-cell>
          <table:table-cell table:formula="of:=AVERAGE([.C111:.C120])" office:value-type="float" office:value="723.309445157687" calcext:value-type="float">
            <text:p>723.309445157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979.46351401704" calcext:value-type="float">
            <text:p>2979.4635140171</text:p>
          </table:table-cell>
          <table:table-cell office:value-type="float" office:value="2461.2959463619" calcext:value-type="float">
            <text:p>2461.2959463619</text:p>
          </table:table-cell>
          <table:table-cell table:formula="of:=AVERAGE([.B112:.B121])" office:value-type="float" office:value="1021.43330220811" calcext:value-type="float">
            <text:p>1021.4333022081</text:p>
          </table:table-cell>
          <table:table-cell table:formula="of:=AVERAGE([.C112:.C121])" office:value-type="float" office:value="853.253917556453" calcext:value-type="float">
            <text:p>853.253917556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15.34290759728" calcext:value-type="float">
            <text:p>1015.3429075973</text:p>
          </table:table-cell>
          <table:table-cell office:value-type="float" office:value="761.507180697958" calcext:value-type="float">
            <text:p>761.507180698</text:p>
          </table:table-cell>
          <table:table-cell table:formula="of:=AVERAGE([.B113:.B122])" office:value-type="float" office:value="1045.61667482804" calcext:value-type="float">
            <text:p>1045.616674828</text:p>
          </table:table-cell>
          <table:table-cell table:formula="of:=AVERAGE([.C113:.C122])" office:value-type="float" office:value="852.053717486449" calcext:value-type="float">
            <text:p>852.053717486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01.85377383108" calcext:value-type="float">
            <text:p>901.8537738311</text:p>
          </table:table-cell>
          <table:table-cell office:value-type="float" office:value="773.01752042664" calcext:value-type="float">
            <text:p>773.0175204266</text:p>
          </table:table-cell>
          <table:table-cell table:formula="of:=AVERAGE([.B114:.B123])" office:value-type="float" office:value="1135.80205221115" calcext:value-type="float">
            <text:p>1135.8020522112</text:p>
          </table:table-cell>
          <table:table-cell table:formula="of:=AVERAGE([.C114:.C123])" office:value-type="float" office:value="929.355469529114" calcext:value-type="float">
            <text:p>929.35546952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05.071556832074" calcext:value-type="float">
            <text:p>905.0715568321</text:p>
          </table:table-cell>
          <table:table-cell office:value-type="float" office:value="775.775620141778" calcext:value-type="float">
            <text:p>775.7756201418</text:p>
          </table:table-cell>
          <table:table-cell table:formula="of:=AVERAGE([.B115:.B124])" office:value-type="float" office:value="1070.85737291214" calcext:value-type="float">
            <text:p>1070.8573729121</text:p>
          </table:table-cell>
          <table:table-cell table:formula="of:=AVERAGE([.C115:.C124])" office:value-type="float" office:value="890.344155306627" calcext:value-type="float">
            <text:p>890.34415530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04.945316985681" calcext:value-type="float">
            <text:p>904.9453169857</text:p>
          </table:table-cell>
          <table:table-cell office:value-type="float" office:value="775.667414559155" calcext:value-type="float">
            <text:p>775.6674145592</text:p>
          </table:table-cell>
          <table:table-cell table:formula="of:=AVERAGE([.B116:.B125])" office:value-type="float" office:value="1005.96215601738" calcext:value-type="float">
            <text:p>1005.9621560174</text:p>
          </table:table-cell>
          <table:table-cell table:formula="of:=AVERAGE([.C116:.C125])" office:value-type="float" office:value="838.419439601443" calcext:value-type="float">
            <text:p>838.41943960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12.56429776962" calcext:value-type="float">
            <text:p>1012.5642977696</text:p>
          </table:table-cell>
          <table:table-cell office:value-type="float" office:value="759.423223327217" calcext:value-type="float">
            <text:p>759.4232233272</text:p>
          </table:table-cell>
          <table:table-cell table:formula="of:=AVERAGE([.B117:.B126])" office:value-type="float" office:value="990.895125551703" calcext:value-type="float">
            <text:p>990.8951255517</text:p>
          </table:table-cell>
          <table:table-cell table:formula="of:=AVERAGE([.C117:.C126])" office:value-type="float" office:value="823.887959523221" calcext:value-type="float">
            <text:p>823.88795952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56.68661868447" calcext:value-type="float">
            <text:p>1556.6866186845</text:p>
          </table:table-cell>
          <table:table-cell office:value-type="float" office:value="1297.23884890372" calcext:value-type="float">
            <text:p>1297.2388489037</text:p>
          </table:table-cell>
          <table:table-cell table:formula="of:=AVERAGE([.B118:.B127])" office:value-type="float" office:value="1029.94871890456" calcext:value-type="float">
            <text:p>1029.9487189046</text:p>
          </table:table-cell>
          <table:table-cell table:formula="of:=AVERAGE([.C118:.C127])" office:value-type="float" office:value="849.954005733068" calcext:value-type="float">
            <text:p>849.954005733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643.251796948338" calcext:value-type="float">
            <text:p>643.2517969483</text:p>
          </table:table-cell>
          <table:table-cell table:formula="of:=AVERAGE([.B119:.B128])" office:value-type="float" office:value="991.917978266558" calcext:value-type="float">
            <text:p>991.9179782666</text:p>
          </table:table-cell>
          <table:table-cell table:formula="of:=AVERAGE([.C119:.C128])" office:value-type="float" office:value="824.717755136671" calcext:value-type="float">
            <text:p>824.71775513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75.512802735349" calcext:value-type="float">
            <text:p>775.5128027354</text:p>
          </table:table-cell>
          <table:table-cell office:value-type="float" office:value="646.260668946124" calcext:value-type="float">
            <text:p>646.2606689461</text:p>
          </table:table-cell>
          <table:table-cell table:formula="of:=AVERAGE([.B120:.B129])" office:value-type="float" office:value="1069.46925854009" calcext:value-type="float">
            <text:p>1069.4692585401</text:p>
          </table:table-cell>
          <table:table-cell table:formula="of:=AVERAGE([.C120:.C129])" office:value-type="float" office:value="889.343822031283" calcext:value-type="float">
            <text:p>889.34382203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34.74915300608" calcext:value-type="float">
            <text:p>1034.7491530061</text:p>
          </table:table-cell>
          <table:table-cell office:value-type="float" office:value="905.405508880321" calcext:value-type="float">
            <text:p>905.4055088803</text:p>
          </table:table-cell>
          <table:table-cell table:formula="of:=AVERAGE([.B121:.B130])" office:value-type="float" office:value="1172.9441738407" calcext:value-type="float">
            <text:p>1172.9441738407</text:p>
          </table:table-cell>
          <table:table-cell table:formula="of:=AVERAGE([.C121:.C130])" office:value-type="float" office:value="979.884372919316" calcext:value-type="float">
            <text:p>979.884372919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684.16228863498" calcext:value-type="float">
            <text:p>1684.162288635</text:p>
          </table:table-cell>
          <table:table-cell office:value-type="float" office:value="1425.06039807575" calcext:value-type="float">
            <text:p>1425.0603980758</text:p>
          </table:table-cell>
          <table:table-cell table:formula="of:=AVERAGE([.B122:.B131])" office:value-type="float" office:value="1043.41405130249" calcext:value-type="float">
            <text:p>1043.4140513025</text:p>
          </table:table-cell>
          <table:table-cell table:formula="of:=AVERAGE([.C122:.C131])" office:value-type="float" office:value="876.2608180907" calcext:value-type="float">
            <text:p>876.260818090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3.125690386953" calcext:value-type="float">
            <text:p>923.125690387</text:p>
          </table:table-cell>
          <table:table-cell office:value-type="float" office:value="692.344267790215" calcext:value-type="float">
            <text:p>692.3442677902</text:p>
          </table:table-cell>
          <table:table-cell table:formula="of:=AVERAGE([.B123:.B132])" office:value-type="float" office:value="1034.19232958146" calcext:value-type="float">
            <text:p>1034.1923295815</text:p>
          </table:table-cell>
          <table:table-cell table:formula="of:=AVERAGE([.C123:.C132])" office:value-type="float" office:value="869.344526799926" calcext:value-type="float">
            <text:p>869.3445267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72.25659394334" calcext:value-type="float">
            <text:p>1172.2565939433</text:p>
          </table:table-cell>
          <table:table-cell office:value-type="float" office:value="1042.00586128297" calcext:value-type="float">
            <text:p>1042.005861283</text:p>
          </table:table-cell>
          <table:table-cell table:formula="of:=AVERAGE([.B124:.B133])" office:value-type="float" office:value="1061.23261159269" calcext:value-type="float">
            <text:p>1061.2326115927</text:p>
          </table:table-cell>
          <table:table-cell table:formula="of:=AVERAGE([.C124:.C133])" office:value-type="float" office:value="896.243360885559" calcext:value-type="float">
            <text:p>896.243360885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259.059198490477" calcext:value-type="float">
            <text:p>259.0591984905</text:p>
          </table:table-cell>
          <table:table-cell table:formula="of:=AVERAGE([.B125:.B134])" office:value-type="float" office:value="996.631375758529" calcext:value-type="float">
            <text:p>996.6313757585</text:p>
          </table:table-cell>
          <table:table-cell table:formula="of:=AVERAGE([.C125:.C134])" office:value-type="float" office:value="844.571718720429" calcext:value-type="float">
            <text:p>844.57171872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94.54704627606" calcext:value-type="float">
            <text:p>1794.5470462761</text:p>
          </table:table-cell>
          <table:table-cell office:value-type="float" office:value="1410.00125064547" calcext:value-type="float">
            <text:p>1410.0012506455</text:p>
          </table:table-cell>
          <table:table-cell table:formula="of:=AVERAGE([.B126:.B135])" office:value-type="float" office:value="1085.59154868757" calcext:value-type="float">
            <text:p>1085.5915486876</text:p>
          </table:table-cell>
          <table:table-cell table:formula="of:=AVERAGE([.C126:.C135])" office:value-type="float" office:value="908.00510232906" calcext:value-type="float">
            <text:p>908.00510232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67.953404765065" calcext:value-type="float">
            <text:p>767.9534047651</text:p>
          </table:table-cell>
          <table:table-cell office:value-type="float" office:value="639.961170637555" calcext:value-type="float">
            <text:p>639.9611706376</text:p>
          </table:table-cell>
          <table:table-cell table:formula="of:=AVERAGE([.B127:.B136])" office:value-type="float" office:value="1061.13045938711" calcext:value-type="float">
            <text:p>1061.1304593871</text:p>
          </table:table-cell>
          <table:table-cell table:formula="of:=AVERAGE([.C127:.C136])" office:value-type="float" office:value="896.058897060095" calcext:value-type="float">
            <text:p>896.05889706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31.60696478198" calcext:value-type="float">
            <text:p>1031.606964782</text:p>
          </table:table-cell>
          <table:table-cell office:value-type="float" office:value="773.705223586483" calcext:value-type="float">
            <text:p>773.7052235865</text:p>
          </table:table-cell>
          <table:table-cell table:formula="of:=AVERAGE([.B128:.B137])" office:value-type="float" office:value="1008.62249399686" calcext:value-type="float">
            <text:p>1008.6224939969</text:p>
          </table:table-cell>
          <table:table-cell table:formula="of:=AVERAGE([.C128:.C137])" office:value-type="float" office:value="843.705534528371" calcext:value-type="float">
            <text:p>843.705534528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767.805706090405" calcext:value-type="float">
            <text:p>767.8057060904</text:p>
          </table:table-cell>
          <table:table-cell table:formula="of:=AVERAGE([.B129:.B138])" office:value-type="float" office:value="1021.07788491107" calcext:value-type="float">
            <text:p>1021.0778849111</text:p>
          </table:table-cell>
          <table:table-cell table:formula="of:=AVERAGE([.C129:.C138])" office:value-type="float" office:value="856.160925442577" calcext:value-type="float">
            <text:p>856.160925442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304.97048197224" calcext:value-type="float">
            <text:p>1304.9704819722</text:p>
          </table:table-cell>
          <table:table-cell office:value-type="float" office:value="1043.97638557779" calcext:value-type="float">
            <text:p>1043.9763855778</text:p>
          </table:table-cell>
          <table:table-cell table:formula="of:=AVERAGE([.B130:.B139])" office:value-type="float" office:value="1074.02365283476" calcext:value-type="float">
            <text:p>1074.0236528348</text:p>
          </table:table-cell>
          <table:table-cell table:formula="of:=AVERAGE([.C130:.C139])" office:value-type="float" office:value="895.932497105744" calcext:value-type="float">
            <text:p>895.932497105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51.02575382101" calcext:value-type="float">
            <text:p>1551.025753821</text:p>
          </table:table-cell>
          <table:table-cell office:value-type="float" office:value="1292.52146151751" calcext:value-type="float">
            <text:p>1292.5214615175</text:p>
          </table:table-cell>
          <table:table-cell table:formula="of:=AVERAGE([.B131:.B140])" office:value-type="float" office:value="1125.65131291625" calcext:value-type="float">
            <text:p>1125.6513129163</text:p>
          </table:table-cell>
          <table:table-cell table:formula="of:=AVERAGE([.C131:.C140])" office:value-type="float" office:value="934.644092369462" calcext:value-type="float">
            <text:p>934.64409236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69.680983267456" calcext:value-type="float">
            <text:p>769.6809832675</text:p>
          </table:table-cell>
          <table:table-cell office:value-type="float" office:value="641.400819389547" calcext:value-type="float">
            <text:p>641.4008193895</text:p>
          </table:table-cell>
          <table:table-cell table:formula="of:=AVERAGE([.B132:.B141])" office:value-type="float" office:value="1034.2031823795" calcext:value-type="float">
            <text:p>1034.2031823795</text:p>
          </table:table-cell>
          <table:table-cell table:formula="of:=AVERAGE([.C132:.C141])" office:value-type="float" office:value="856.278134500842" calcext:value-type="float">
            <text:p>856.278134500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35.73524557403" calcext:value-type="float">
            <text:p>1035.735245574</text:p>
          </table:table-cell>
          <table:table-cell office:value-type="float" office:value="906.268339877277" calcext:value-type="float">
            <text:p>906.2683398773</text:p>
          </table:table-cell>
          <table:table-cell table:formula="of:=AVERAGE([.B133:.B142])" office:value-type="float" office:value="1045.46413789821" calcext:value-type="float">
            <text:p>1045.4641378982</text:p>
          </table:table-cell>
          <table:table-cell table:formula="of:=AVERAGE([.C133:.C142])" office:value-type="float" office:value="877.670541709548" calcext:value-type="float">
            <text:p>877.67054170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34:.B143])" office:value-type="float" office:value="928.238478503871" calcext:value-type="float">
            <text:p>928.2384785039</text:p>
          </table:table-cell>
          <table:table-cell table:formula="of:=AVERAGE([.C134:.C143])" office:value-type="float" office:value="773.469955581251" calcext:value-type="float">
            <text:p>773.46995558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73.64350504074" calcext:value-type="float">
            <text:p>2073.6435050407</text:p>
          </table:table-cell>
          <table:table-cell office:value-type="float" office:value="1684.8353478456" calcext:value-type="float">
            <text:p>1684.8353478456</text:p>
          </table:table-cell>
          <table:table-cell table:formula="of:=AVERAGE([.B135:.B144])" office:value-type="float" office:value="1109.6969091589" calcext:value-type="float">
            <text:p>1109.6969091589</text:p>
          </table:table-cell>
          <table:table-cell table:formula="of:=AVERAGE([.C135:.C144])" office:value-type="float" office:value="916.047570516763" calcext:value-type="float">
            <text:p>916.047570516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85.744766998783" calcext:value-type="float">
            <text:p>785.7447669988</text:p>
          </table:table-cell>
          <table:table-cell office:value-type="float" office:value="654.787305832319" calcext:value-type="float">
            <text:p>654.7873058323</text:p>
          </table:table-cell>
          <table:table-cell table:formula="of:=AVERAGE([.B136:.B145])" office:value-type="float" office:value="1008.81668123117" calcext:value-type="float">
            <text:p>1008.8166812312</text:p>
          </table:table-cell>
          <table:table-cell table:formula="of:=AVERAGE([.C136:.C145])" office:value-type="float" office:value="840.526176035448" calcext:value-type="float">
            <text:p>840.526176035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78.78370394083" calcext:value-type="float">
            <text:p>1178.7837039408</text:p>
          </table:table-cell>
          <table:table-cell office:value-type="float" office:value="916.83176973176" calcext:value-type="float">
            <text:p>916.8317697318</text:p>
          </table:table-cell>
          <table:table-cell table:formula="of:=AVERAGE([.B137:.B146])" office:value-type="float" office:value="1049.89971114875" calcext:value-type="float">
            <text:p>1049.8997111488</text:p>
          </table:table-cell>
          <table:table-cell table:formula="of:=AVERAGE([.C137:.C146])" office:value-type="float" office:value="868.213235944868" calcext:value-type="float">
            <text:p>868.213235944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772.273513010712" calcext:value-type="float">
            <text:p>772.2735130107</text:p>
          </table:table-cell>
          <table:table-cell table:formula="of:=AVERAGE([.B138:.B147])" office:value-type="float" office:value="1023.96636597162" calcext:value-type="float">
            <text:p>1023.9663659716</text:p>
          </table:table-cell>
          <table:table-cell table:formula="of:=AVERAGE([.C138:.C147])" office:value-type="float" office:value="868.070064887291" calcext:value-type="float">
            <text:p>868.070064887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835.49822788808" calcext:value-type="float">
            <text:p>1835.4982278881</text:p>
          </table:table-cell>
          <table:table-cell office:value-type="float" office:value="1442.17717905492" calcext:value-type="float">
            <text:p>1442.1771790549</text:p>
          </table:table-cell>
          <table:table-cell table:formula="of:=AVERAGE([.B139:.B148])" office:value-type="float" office:value="1130.73561815139" calcext:value-type="float">
            <text:p>1130.7356181514</text:p>
          </table:table-cell>
          <table:table-cell table:formula="of:=AVERAGE([.C139:.C148])" office:value-type="float" office:value="935.507212183743" calcext:value-type="float">
            <text:p>935.507212183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55.800143972265" calcext:value-type="float">
            <text:p>655.8001439723</text:p>
          </table:table-cell>
          <table:table-cell office:value-type="float" office:value="524.640115177812" calcext:value-type="float">
            <text:p>524.6401151778</text:p>
          </table:table-cell>
          <table:table-cell table:formula="of:=AVERAGE([.B140:.B149])" office:value-type="float" office:value="1065.81858435139" calcext:value-type="float">
            <text:p>1065.8185843514</text:p>
          </table:table-cell>
          <table:table-cell table:formula="of:=AVERAGE([.C140:.C149])" office:value-type="float" office:value="883.573585143745" calcext:value-type="float">
            <text:p>883.573585143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62.387250898892" calcext:value-type="float">
            <text:p>762.3872508989</text:p>
          </table:table-cell>
          <table:table-cell office:value-type="float" office:value="635.32270908241" calcext:value-type="float">
            <text:p>635.3227090824</text:p>
          </table:table-cell>
          <table:table-cell table:formula="of:=AVERAGE([.B141:.B150])" office:value-type="float" office:value="986.954734059179" calcext:value-type="float">
            <text:p>986.9547340592</text:p>
          </table:table-cell>
          <table:table-cell table:formula="of:=AVERAGE([.C141:.C150])" office:value-type="float" office:value="817.853709900236" calcext:value-type="float">
            <text:p>817.85370990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40.56111018167" calcext:value-type="float">
            <text:p>1440.5611101817</text:p>
          </table:table-cell>
          <table:table-cell office:value-type="float" office:value="1178.64090833046" calcext:value-type="float">
            <text:p>1178.6409083305</text:p>
          </table:table-cell>
          <table:table-cell table:formula="of:=AVERAGE([.B142:.B151])" office:value-type="float" office:value="1054.0427467506" calcext:value-type="float">
            <text:p>1054.0427467506</text:p>
          </table:table-cell>
          <table:table-cell table:formula="of:=AVERAGE([.C142:.C151])" office:value-type="float" office:value="871.577718794327" calcext:value-type="float">
            <text:p>871.57771879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902.539482820998" calcext:value-type="float">
            <text:p>902.539482821</text:p>
          </table:table-cell>
          <table:table-cell table:formula="of:=AVERAGE([.B143:.B152])" office:value-type="float" office:value="1040.7231704753" calcext:value-type="float">
            <text:p>1040.7231704753</text:p>
          </table:table-cell>
          <table:table-cell table:formula="of:=AVERAGE([.C143:.C152])" office:value-type="float" office:value="871.204833088699" calcext:value-type="float">
            <text:p>871.204833088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52.761022200157" calcext:value-type="float">
            <text:p>652.7610222002</text:p>
          </table:table-cell>
          <table:table-cell office:value-type="float" office:value="522.208817760126" calcext:value-type="float">
            <text:p>522.2088177601</text:p>
          </table:table-cell>
          <table:table-cell table:formula="of:=AVERAGE([.B144:.B153])" office:value-type="float" office:value="1105.99927269531" calcext:value-type="float">
            <text:p>1105.9992726953</text:p>
          </table:table-cell>
          <table:table-cell table:formula="of:=AVERAGE([.C144:.C153])" office:value-type="float" office:value="923.425714864712" calcext:value-type="float">
            <text:p>923.425714864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73.34769562029" calcext:value-type="float">
            <text:p>1573.3476956203</text:p>
          </table:table-cell>
          <table:table-cell office:value-type="float" office:value="1180.01077171522" calcext:value-type="float">
            <text:p>1180.0107717152</text:p>
          </table:table-cell>
          <table:table-cell table:formula="of:=AVERAGE([.B145:.B154])" office:value-type="float" office:value="1055.96969175327" calcext:value-type="float">
            <text:p>1055.9696917533</text:p>
          </table:table-cell>
          <table:table-cell table:formula="of:=AVERAGE([.C145:.C154])" office:value-type="float" office:value="872.943257251674" calcext:value-type="float">
            <text:p>872.94325725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11.023412179833" calcext:value-type="float">
            <text:p>911.0234121798</text:p>
          </table:table-cell>
          <table:table-cell office:value-type="float" office:value="780.877210439857" calcext:value-type="float">
            <text:p>780.8772104399</text:p>
          </table:table-cell>
          <table:table-cell table:formula="of:=AVERAGE([.B146:.B155])" office:value-type="float" office:value="1068.49755627137" calcext:value-type="float">
            <text:p>1068.4975562714</text:p>
          </table:table-cell>
          <table:table-cell table:formula="of:=AVERAGE([.C146:.C155])" office:value-type="float" office:value="885.552247712428" calcext:value-type="float">
            <text:p>885.55224771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783.585296404303" calcext:value-type="float">
            <text:p>783.5852964043</text:p>
          </table:table-cell>
          <table:table-cell table:formula="of:=AVERAGE([.B147:.B156])" office:value-type="float" office:value="1028.97771551772" calcext:value-type="float">
            <text:p>1028.9777155177</text:p>
          </table:table-cell>
          <table:table-cell table:formula="of:=AVERAGE([.C147:.C156])" office:value-type="float" office:value="872.227600379681" calcext:value-type="float">
            <text:p>872.227600379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300.8551465299" calcext:value-type="float">
            <text:p>1300.8551465299</text:p>
          </table:table-cell>
          <table:table-cell office:value-type="float" office:value="1040.68411722392" calcext:value-type="float">
            <text:p>1040.6841172239</text:p>
          </table:table-cell>
          <table:table-cell table:formula="of:=AVERAGE([.B148:.B157])" office:value-type="float" office:value="1081.83587886964" calcext:value-type="float">
            <text:p>1081.8358788696</text:p>
          </table:table-cell>
          <table:table-cell table:formula="of:=AVERAGE([.C148:.C157])" office:value-type="float" office:value="899.068660801002" calcext:value-type="float">
            <text:p>899.0686608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308.39250763056" calcext:value-type="float">
            <text:p>1308.3925076306</text:p>
          </table:table-cell>
          <table:table-cell office:value-type="float" office:value="1046.71400610445" calcext:value-type="float">
            <text:p>1046.7140061045</text:p>
          </table:table-cell>
          <table:table-cell table:formula="of:=AVERAGE([.B149:.B158])" office:value-type="float" office:value="1029.12530684389" calcext:value-type="float">
            <text:p>1029.1253068439</text:p>
          </table:table-cell>
          <table:table-cell table:formula="of:=AVERAGE([.C149:.C158])" office:value-type="float" office:value="859.522343505955" calcext:value-type="float">
            <text:p>859.5223435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86.320161686926" calcext:value-type="float">
            <text:p>786.3201616869</text:p>
          </table:table-cell>
          <table:table-cell office:value-type="float" office:value="655.266801405772" calcext:value-type="float">
            <text:p>655.2668014058</text:p>
          </table:table-cell>
          <table:table-cell table:formula="of:=AVERAGE([.B150:.B159])" office:value-type="float" office:value="1042.17730861535" calcext:value-type="float">
            <text:p>1042.1773086154</text:p>
          </table:table-cell>
          <table:table-cell table:formula="of:=AVERAGE([.C150:.C159])" office:value-type="float" office:value="872.585012128751" calcext:value-type="float">
            <text:p>872.58501212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91.674283955578" calcext:value-type="float">
            <text:p>991.6742839556</text:p>
          </table:table-cell>
          <table:table-cell office:value-type="float" office:value="881.488252404959" calcext:value-type="float">
            <text:p>881.488252405</text:p>
          </table:table-cell>
          <table:table-cell table:formula="of:=AVERAGE([.B151:.B160])" office:value-type="float" office:value="1065.10601192102" calcext:value-type="float">
            <text:p>1065.106011921</text:p>
          </table:table-cell>
          <table:table-cell table:formula="of:=AVERAGE([.C151:.C160])" office:value-type="float" office:value="897.201566461006" calcext:value-type="float">
            <text:p>897.20156646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75.45496441519" calcext:value-type="float">
            <text:p>1175.4549644152</text:p>
          </table:table-cell>
          <table:table-cell office:value-type="float" office:value="914.242750100704" calcext:value-type="float">
            <text:p>914.2427501007</text:p>
          </table:table-cell>
          <table:table-cell table:formula="of:=AVERAGE([.B152:.B161])" office:value-type="float" office:value="1038.59539734437" calcext:value-type="float">
            <text:p>1038.5953973444</text:p>
          </table:table-cell>
          <table:table-cell table:formula="of:=AVERAGE([.C152:.C161])" office:value-type="float" office:value="870.761750638031" calcext:value-type="float">
            <text:p>870.76175063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42.05322159606" calcext:value-type="float">
            <text:p>1442.0532215961</text:p>
          </table:table-cell>
          <table:table-cell office:value-type="float" office:value="1179.86172676041" calcext:value-type="float">
            <text:p>1179.8617267604</text:p>
          </table:table-cell>
          <table:table-cell table:formula="of:=AVERAGE([.B153:.B162])" office:value-type="float" office:value="1092.54677122188" calcext:value-type="float">
            <text:p>1092.5467712219</text:p>
          </table:table-cell>
          <table:table-cell table:formula="of:=AVERAGE([.C153:.C162])" office:value-type="float" office:value="898.493975031972" calcext:value-type="float">
            <text:p>898.4939750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391.005381031694" calcext:value-type="float">
            <text:p>391.0053810317</text:p>
          </table:table-cell>
          <table:table-cell table:formula="of:=AVERAGE([.B154:.B163])" office:value-type="float" office:value="1066.37120710503" calcext:value-type="float">
            <text:p>1066.371207105</text:p>
          </table:table-cell>
          <table:table-cell table:formula="of:=AVERAGE([.C154:.C163])" office:value-type="float" office:value="885.373631359129" calcext:value-type="float">
            <text:p>885.37363135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65.60360940917" calcext:value-type="float">
            <text:p>1165.6036094092</text:p>
          </table:table-cell>
          <table:table-cell office:value-type="float" office:value="906.580585096024" calcext:value-type="float">
            <text:p>906.580585096</text:p>
          </table:table-cell>
          <table:table-cell table:formula="of:=AVERAGE([.B155:.B164])" office:value-type="float" office:value="1025.59679848392" calcext:value-type="float">
            <text:p>1025.5967984839</text:p>
          </table:table-cell>
          <table:table-cell table:formula="of:=AVERAGE([.C155:.C164])" office:value-type="float" office:value="858.030612697209" calcext:value-type="float">
            <text:p>858.030612697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39.96510194831" calcext:value-type="float">
            <text:p>1439.9651019483</text:p>
          </table:table-cell>
          <table:table-cell office:value-type="float" office:value="1178.15326523044" calcext:value-type="float">
            <text:p>1178.1532652304</text:p>
          </table:table-cell>
          <table:table-cell table:formula="of:=AVERAGE([.B156:.B165])" office:value-type="float" office:value="1078.49096746077" calcext:value-type="float">
            <text:p>1078.4909674608</text:p>
          </table:table-cell>
          <table:table-cell table:formula="of:=AVERAGE([.C156:.C165])" office:value-type="float" office:value="897.758218176267" calcext:value-type="float">
            <text:p>897.75821817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290.374448703" calcext:value-type="float">
            <text:p>1290.374448703</text:p>
          </table:table-cell>
          <table:table-cell office:value-type="float" office:value="1161.3370038327" calcext:value-type="float">
            <text:p>1161.3370038327</text:p>
          </table:table-cell>
          <table:table-cell table:formula="of:=AVERAGE([.B157:.B166])" office:value-type="float" office:value="1129.16988269064" calcext:value-type="float">
            <text:p>1129.1698826906</text:p>
          </table:table-cell>
          <table:table-cell table:formula="of:=AVERAGE([.C157:.C166])" office:value-type="float" office:value="935.533388919107" calcext:value-type="float">
            <text:p>935.53338891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22.484874004118" calcext:value-type="float">
            <text:p>522.4848740041</text:p>
          </table:table-cell>
          <table:table-cell office:value-type="float" office:value="391.863655503088" calcext:value-type="float">
            <text:p>391.8636555031</text:p>
          </table:table-cell>
          <table:table-cell table:formula="of:=AVERAGE([.B158:.B167])" office:value-type="float" office:value="1051.33285543806" calcext:value-type="float">
            <text:p>1051.3328554381</text:p>
          </table:table-cell>
          <table:table-cell table:formula="of:=AVERAGE([.C158:.C167])" office:value-type="float" office:value="870.651342747024" calcext:value-type="float">
            <text:p>870.65134274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34.0970566798" calcext:value-type="float">
            <text:p>1434.0970566798</text:p>
          </table:table-cell>
          <table:table-cell office:value-type="float" office:value="1173.35213728347" calcext:value-type="float">
            <text:p>1173.3521372835</text:p>
          </table:table-cell>
          <table:table-cell table:formula="of:=AVERAGE([.B159:.B168])" office:value-type="float" office:value="1063.90331034299" calcext:value-type="float">
            <text:p>1063.903310343</text:p>
          </table:table-cell>
          <table:table-cell table:formula="of:=AVERAGE([.C159:.C168])" office:value-type="float" office:value="883.315155864926" calcext:value-type="float">
            <text:p>883.315155864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99.967934142506" calcext:value-type="float">
            <text:p>899.9679341425</text:p>
          </table:table-cell>
          <table:table-cell office:value-type="float" office:value="771.401086407863" calcext:value-type="float">
            <text:p>771.4010864079</text:p>
          </table:table-cell>
          <table:table-cell table:formula="of:=AVERAGE([.B160:.B169])" office:value-type="float" office:value="1075.26808758854" calcext:value-type="float">
            <text:p>1075.2680875886</text:p>
          </table:table-cell>
          <table:table-cell table:formula="of:=AVERAGE([.C160:.C169])" office:value-type="float" office:value="894.928584365136" calcext:value-type="float">
            <text:p>894.928584365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99.219275216316" calcext:value-type="float">
            <text:p>899.2192752163</text:p>
          </table:table-cell>
          <table:table-cell office:value-type="float" office:value="770.759378756842" calcext:value-type="float">
            <text:p>770.7593787568</text:p>
          </table:table-cell>
          <table:table-cell table:formula="of:=AVERAGE([.B161:.B170])" office:value-type="float" office:value="1066.02258671462" calcext:value-type="float">
            <text:p>1066.0225867146</text:p>
          </table:table-cell>
          <table:table-cell table:formula="of:=AVERAGE([.C161:.C170])" office:value-type="float" office:value="883.855697000324" calcext:value-type="float">
            <text:p>883.85569700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48.68328783135" calcext:value-type="float">
            <text:p>1148.6832878314</text:p>
          </table:table-cell>
          <table:table-cell office:value-type="float" office:value="893.42033497994" calcext:value-type="float">
            <text:p>893.4203349799</text:p>
          </table:table-cell>
          <table:table-cell table:formula="of:=AVERAGE([.B162:.B171])" office:value-type="float" office:value="1063.34541905623" calcext:value-type="float">
            <text:p>1063.3454190562</text:p>
          </table:table-cell>
          <table:table-cell table:formula="of:=AVERAGE([.C162:.C171])" office:value-type="float" office:value="881.773455488247" calcext:value-type="float">
            <text:p>881.77345548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77.014711343852" calcext:value-type="float">
            <text:p>777.0147113439</text:p>
          </table:table-cell>
          <table:table-cell office:value-type="float" office:value="647.51225945321" calcext:value-type="float">
            <text:p>647.5122594532</text:p>
          </table:table-cell>
          <table:table-cell table:formula="of:=AVERAGE([.B163:.B172])" office:value-type="float" office:value="996.841568031012" calcext:value-type="float">
            <text:p>996.841568031</text:p>
          </table:table-cell>
          <table:table-cell table:formula="of:=AVERAGE([.C163:.C172])" office:value-type="float" office:value="828.538508757527" calcext:value-type="float">
            <text:p>828.53850875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294.81121832416" calcext:value-type="float">
            <text:p>1294.8112183242</text:p>
          </table:table-cell>
          <table:table-cell office:value-type="float" office:value="1165.33009649174" calcext:value-type="float">
            <text:p>1165.3300964917</text:p>
          </table:table-cell>
          <table:table-cell table:formula="of:=AVERAGE([.B164:.B173])" office:value-type="float" office:value="1087.22215176026" calcext:value-type="float">
            <text:p>1087.2221517603</text:p>
          </table:table-cell>
          <table:table-cell table:formula="of:=AVERAGE([.C164:.C173])" office:value-type="float" office:value="905.970980303532" calcext:value-type="float">
            <text:p>905.970980303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63.89550518221" calcext:value-type="float">
            <text:p>1163.8955051822</text:p>
          </table:table-cell>
          <table:table-cell office:value-type="float" office:value="905.252059586163" calcext:value-type="float">
            <text:p>905.2520595862</text:p>
          </table:table-cell>
          <table:table-cell table:formula="of:=AVERAGE([.B165:.B174])" office:value-type="float" office:value="1087.05134133756" calcext:value-type="float">
            <text:p>1087.0513413376</text:p>
          </table:table-cell>
          <table:table-cell table:formula="of:=AVERAGE([.C165:.C174])" office:value-type="float" office:value="905.838127752546" calcext:value-type="float">
            <text:p>905.83812775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77.394955102695" calcext:value-type="float">
            <text:p>777.3949551027</text:p>
          </table:table-cell>
          <table:table-cell office:value-type="float" office:value="647.829129252246" calcext:value-type="float">
            <text:p>647.8291292522</text:p>
          </table:table-cell>
          <table:table-cell table:formula="of:=AVERAGE([.B166:.B175])" office:value-type="float" office:value="1020.794326653" calcext:value-type="float">
            <text:p>1020.794326653</text:p>
          </table:table-cell>
          <table:table-cell table:formula="of:=AVERAGE([.C166:.C175])" office:value-type="float" office:value="852.805714154727" calcext:value-type="float">
            <text:p>852.805714154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294.20421135396" calcext:value-type="float">
            <text:p>1294.204211354</text:p>
          </table:table-cell>
          <table:table-cell office:value-type="float" office:value="1035.36336908317" calcext:value-type="float">
            <text:p>1035.3633690832</text:p>
          </table:table-cell>
          <table:table-cell table:formula="of:=AVERAGE([.B167:.B176])" office:value-type="float" office:value="1021.1773029181" calcext:value-type="float">
            <text:p>1021.1773029181</text:p>
          </table:table-cell>
          <table:table-cell table:formula="of:=AVERAGE([.C167:.C176])" office:value-type="float" office:value="840.208350679773" calcext:value-type="float">
            <text:p>840.208350679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60.67889191689" calcext:value-type="float">
            <text:p>1160.6788919169</text:p>
          </table:table-cell>
          <table:table-cell office:value-type="float" office:value="902.750249268689" calcext:value-type="float">
            <text:p>902.7502492687</text:p>
          </table:table-cell>
          <table:table-cell table:formula="of:=AVERAGE([.B168:.B177])" office:value-type="float" office:value="1084.99670470937" calcext:value-type="float">
            <text:p>1084.9967047094</text:p>
          </table:table-cell>
          <table:table-cell table:formula="of:=AVERAGE([.C168:.C177])" office:value-type="float" office:value="891.297010056334" calcext:value-type="float">
            <text:p>891.29701005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06.997043985203" calcext:value-type="float">
            <text:p>906.9970439852</text:p>
          </table:table-cell>
          <table:table-cell office:value-type="float" office:value="777.426037701602" calcext:value-type="float">
            <text:p>777.4260377016</text:p>
          </table:table-cell>
          <table:table-cell table:formula="of:=AVERAGE([.B169:.B178])" office:value-type="float" office:value="1032.28670343991" calcext:value-type="float">
            <text:p>1032.2867034399</text:p>
          </table:table-cell>
          <table:table-cell table:formula="of:=AVERAGE([.C169:.C178])" office:value-type="float" office:value="851.704400098146" calcext:value-type="float">
            <text:p>851.704400098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39.39996062471" calcext:value-type="float">
            <text:p>1539.3999606247</text:p>
          </table:table-cell>
          <table:table-cell office:value-type="float" office:value="1411.11663057266" calcext:value-type="float">
            <text:p>1411.1166305727</text:p>
          </table:table-cell>
          <table:table-cell table:formula="of:=AVERAGE([.B170:.B179])" office:value-type="float" office:value="1096.22990608813" calcext:value-type="float">
            <text:p>1096.2299060881</text:p>
          </table:table-cell>
          <table:table-cell table:formula="of:=AVERAGE([.C170:.C179])" office:value-type="float" office:value="915.675954514626" calcext:value-type="float">
            <text:p>915.675954514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48.35286741899" calcext:value-type="float">
            <text:p>1048.352867419</text:p>
          </table:table-cell>
          <table:table-cell office:value-type="float" office:value="786.264650564241" calcext:value-type="float">
            <text:p>786.2646505642</text:p>
          </table:table-cell>
          <table:table-cell table:formula="of:=AVERAGE([.B171:.B180])" office:value-type="float" office:value="1111.1432653084" calcext:value-type="float">
            <text:p>1111.1432653084</text:p>
          </table:table-cell>
          <table:table-cell table:formula="of:=AVERAGE([.C171:.C180])" office:value-type="float" office:value="917.226481695366" calcext:value-type="float">
            <text:p>917.226481695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67.627757771806" calcext:value-type="float">
            <text:p>767.6277577718</text:p>
          </table:table-cell>
          <table:table-cell office:value-type="float" office:value="639.689798143172" calcext:value-type="float">
            <text:p>639.6897981432</text:p>
          </table:table-cell>
          <table:table-cell table:formula="of:=AVERAGE([.B172:.B181])" office:value-type="float" office:value="1073.03771230245" calcext:value-type="float">
            <text:p>1073.0377123025</text:p>
          </table:table-cell>
          <table:table-cell table:formula="of:=AVERAGE([.C172:.C181])" office:value-type="float" office:value="891.853428011689" calcext:value-type="float">
            <text:p>891.85342801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641.597482055301" calcext:value-type="float">
            <text:p>641.5974820553</text:p>
          </table:table-cell>
          <table:table-cell table:formula="of:=AVERAGE([.B173:.B182])" office:value-type="float" office:value="1059.49598937359" calcext:value-type="float">
            <text:p>1059.4959893736</text:p>
          </table:table-cell>
          <table:table-cell table:formula="of:=AVERAGE([.C173:.C182])" office:value-type="float" office:value="891.261950271898" calcext:value-type="float">
            <text:p>891.261950271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14.16714423798" calcext:value-type="float">
            <text:p>1014.167144238</text:p>
          </table:table-cell>
          <table:table-cell office:value-type="float" office:value="760.625358178481" calcext:value-type="float">
            <text:p>760.6253581785</text:p>
          </table:table-cell>
          <table:table-cell table:formula="of:=AVERAGE([.B174:.B183])" office:value-type="float" office:value="1031.43158196497" calcext:value-type="float">
            <text:p>1031.431581965</text:p>
          </table:table-cell>
          <table:table-cell table:formula="of:=AVERAGE([.C174:.C183])" office:value-type="float" office:value="850.791476440572" calcext:value-type="float">
            <text:p>850.79147644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18.994185531682" calcext:value-type="float">
            <text:p>518.9941855317</text:p>
          </table:table-cell>
          <table:table-cell office:value-type="float" office:value="389.245639148761" calcext:value-type="float">
            <text:p>389.2456391488</text:p>
          </table:table-cell>
          <table:table-cell table:formula="of:=AVERAGE([.B175:.B184])" office:value-type="float" office:value="966.941449999921" calcext:value-type="float">
            <text:p>966.9414499999</text:p>
          </table:table-cell>
          <table:table-cell table:formula="of:=AVERAGE([.C175:.C184])" office:value-type="float" office:value="799.190834396832" calcext:value-type="float">
            <text:p>799.190834396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195.53659137721" calcext:value-type="float">
            <text:p>2195.5365913772</text:p>
          </table:table-cell>
          <table:table-cell office:value-type="float" office:value="1937.23816886225" calcext:value-type="float">
            <text:p>1937.2381688623</text:p>
          </table:table-cell>
          <table:table-cell table:formula="of:=AVERAGE([.B176:.B185])" office:value-type="float" office:value="1108.75561362737" calcext:value-type="float">
            <text:p>1108.7556136274</text:p>
          </table:table-cell>
          <table:table-cell table:formula="of:=AVERAGE([.C176:.C185])" office:value-type="float" office:value="928.131738357832" calcext:value-type="float">
            <text:p>928.131738357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26.22095099444" calcext:value-type="float">
            <text:p>1026.2209509944</text:p>
          </table:table-cell>
          <table:table-cell office:value-type="float" office:value="769.66571324583" calcext:value-type="float">
            <text:p>769.6657132458</text:p>
          </table:table-cell>
          <table:table-cell table:formula="of:=AVERAGE([.B177:.B186])" office:value-type="float" office:value="1081.95728759142" calcext:value-type="float">
            <text:p>1081.9572875914</text:p>
          </table:table-cell>
          <table:table-cell table:formula="of:=AVERAGE([.C177:.C186])" office:value-type="float" office:value="901.561972774098" calcext:value-type="float">
            <text:p>901.561972774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79.08723094854" calcext:value-type="float">
            <text:p>1179.0872309485</text:p>
          </table:table-cell>
          <table:table-cell office:value-type="float" office:value="917.067846293308" calcext:value-type="float">
            <text:p>917.0678462933</text:p>
          </table:table-cell>
          <table:table-cell table:formula="of:=AVERAGE([.B178:.B187])" office:value-type="float" office:value="1083.79812149459" calcext:value-type="float">
            <text:p>1083.7981214946</text:p>
          </table:table-cell>
          <table:table-cell table:formula="of:=AVERAGE([.C178:.C187])" office:value-type="float" office:value="902.99373247656" calcext:value-type="float">
            <text:p>902.99373247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25.85587405625" calcext:value-type="float">
            <text:p>1025.8558740563</text:p>
          </table:table-cell>
          <table:table-cell office:value-type="float" office:value="897.623889799218" calcext:value-type="float">
            <text:p>897.6238897992</text:p>
          </table:table-cell>
          <table:table-cell table:formula="of:=AVERAGE([.B179:.B188])" office:value-type="float" office:value="1095.68400450169" calcext:value-type="float">
            <text:p>1095.6840045017</text:p>
          </table:table-cell>
          <table:table-cell table:formula="of:=AVERAGE([.C179:.C188])" office:value-type="float" office:value="915.013517686322" calcext:value-type="float">
            <text:p>915.01351768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47.44287221698" calcext:value-type="float">
            <text:p>1047.442872217</text:p>
          </table:table-cell>
          <table:table-cell office:value-type="float" office:value="916.512513189859" calcext:value-type="float">
            <text:p>916.5125131899</text:p>
          </table:table-cell>
          <table:table-cell table:formula="of:=AVERAGE([.B180:.B189])" office:value-type="float" office:value="1046.48829566092" calcext:value-type="float">
            <text:p>1046.4882956609</text:p>
          </table:table-cell>
          <table:table-cell table:formula="of:=AVERAGE([.C180:.C189])" office:value-type="float" office:value="865.553105948042" calcext:value-type="float">
            <text:p>865.5531059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88.534536469724" calcext:value-type="float">
            <text:p>388.5345364697</text:p>
          </table:table-cell>
          <table:table-cell office:value-type="float" office:value="259.02302431315" calcext:value-type="float">
            <text:p>259.0230243132</text:p>
          </table:table-cell>
          <table:table-cell table:formula="of:=AVERAGE([.B181:.B190])" office:value-type="float" office:value="980.506462565991" calcext:value-type="float">
            <text:p>980.506462566</text:p>
          </table:table-cell>
          <table:table-cell table:formula="of:=AVERAGE([.C181:.C190])" office:value-type="float" office:value="812.828943322933" calcext:value-type="float">
            <text:p>812.828943322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688.37746925205" calcext:value-type="float">
            <text:p>1688.3774692521</text:p>
          </table:table-cell>
          <table:table-cell office:value-type="float" office:value="1428.62708936712" calcext:value-type="float">
            <text:p>1428.6270893671</text:p>
          </table:table-cell>
          <table:table-cell table:formula="of:=AVERAGE([.B182:.B191])" office:value-type="float" office:value="1072.58143371402" calcext:value-type="float">
            <text:p>1072.581433714</text:p>
          </table:table-cell>
          <table:table-cell table:formula="of:=AVERAGE([.C182:.C191])" office:value-type="float" office:value="891.722672445328" calcext:value-type="float">
            <text:p>891.722672445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307.24541398177" calcext:value-type="float">
            <text:p>1307.2454139818</text:p>
          </table:table-cell>
          <table:table-cell office:value-type="float" office:value="1045.79633118542" calcext:value-type="float">
            <text:p>1045.7963311854</text:p>
          </table:table-cell>
          <table:table-cell table:formula="of:=AVERAGE([.B183:.B192])" office:value-type="float" office:value="1139.14622690666" calcext:value-type="float">
            <text:p>1139.1462269067</text:p>
          </table:table-cell>
          <table:table-cell table:formula="of:=AVERAGE([.C183:.C192])" office:value-type="float" office:value="932.142557358339" calcext:value-type="float">
            <text:p>932.142557358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262.916802796223" calcext:value-type="float">
            <text:p>262.9168027962</text:p>
          </table:table-cell>
          <table:table-cell table:formula="of:=AVERAGE([.B184:.B193])" office:value-type="float" office:value="1064.02119276249" calcext:value-type="float">
            <text:p>1064.0211927625</text:p>
          </table:table-cell>
          <table:table-cell table:formula="of:=AVERAGE([.C184:.C193])" office:value-type="float" office:value="882.371701820114" calcext:value-type="float">
            <text:p>882.37170182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74.50931145519" calcext:value-type="float">
            <text:p>1574.5093114552</text:p>
          </table:table-cell>
          <table:table-cell office:value-type="float" office:value="1312.09109287933" calcext:value-type="float">
            <text:p>1312.0910928793</text:p>
          </table:table-cell>
          <table:table-cell table:formula="of:=AVERAGE([.B185:.B194])" office:value-type="float" office:value="1169.57270535484" calcext:value-type="float">
            <text:p>1169.5727053548</text:p>
          </table:table-cell>
          <table:table-cell table:formula="of:=AVERAGE([.C185:.C194])" office:value-type="float" office:value="974.65624719317" calcext:value-type="float">
            <text:p>974.65624719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18.106300409266" calcext:value-type="float">
            <text:p>918.1063004093</text:p>
          </table:table-cell>
          <table:table-cell office:value-type="float" office:value="786.948257493656" calcext:value-type="float">
            <text:p>786.9482574937</text:p>
          </table:table-cell>
          <table:table-cell table:formula="of:=AVERAGE([.B186:.B195])" office:value-type="float" office:value="1041.82967625804" calcext:value-type="float">
            <text:p>1041.8296762581</text:p>
          </table:table-cell>
          <table:table-cell table:formula="of:=AVERAGE([.C186:.C195])" office:value-type="float" office:value="859.627256056311" calcext:value-type="float">
            <text:p>859.62725605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73.597594753051" calcext:value-type="float">
            <text:p>773.5975947531</text:p>
          </table:table-cell>
          <table:table-cell office:value-type="float" office:value="644.664662294209" calcext:value-type="float">
            <text:p>644.6646622942</text:p>
          </table:table-cell>
          <table:table-cell table:formula="of:=AVERAGE([.B187:.B196])" office:value-type="float" office:value="1016.5673406339" calcext:value-type="float">
            <text:p>1016.5673406339</text:p>
          </table:table-cell>
          <table:table-cell table:formula="of:=AVERAGE([.C187:.C196])" office:value-type="float" office:value="847.127150961149" calcext:value-type="float">
            <text:p>847.127150961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77.04270484351" calcext:value-type="float">
            <text:p>1177.0427048435</text:p>
          </table:table-cell>
          <table:table-cell office:value-type="float" office:value="915.477659322728" calcext:value-type="float">
            <text:p>915.4776593227</text:p>
          </table:table-cell>
          <table:table-cell table:formula="of:=AVERAGE([.B188:.B197])" office:value-type="float" office:value="1016.3628880234" calcext:value-type="float">
            <text:p>1016.3628880234</text:p>
          </table:table-cell>
          <table:table-cell table:formula="of:=AVERAGE([.C188:.C197])" office:value-type="float" office:value="846.96813226409" calcext:value-type="float">
            <text:p>846.968132264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35.91541235343" calcext:value-type="float">
            <text:p>1435.9154123534</text:p>
          </table:table-cell>
          <table:table-cell office:value-type="float" office:value="1174.83988283463" calcext:value-type="float">
            <text:p>1174.8398828346</text:p>
          </table:table-cell>
          <table:table-cell table:formula="of:=AVERAGE([.B189:.B198])" office:value-type="float" office:value="1057.36884185312" calcext:value-type="float">
            <text:p>1057.3688418531</text:p>
          </table:table-cell>
          <table:table-cell table:formula="of:=AVERAGE([.C189:.C198])" office:value-type="float" office:value="874.689731567631" calcext:value-type="float">
            <text:p>874.689731567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18.343033873888" calcext:value-type="float">
            <text:p>918.3430338739</text:p>
          </table:table-cell>
          <table:table-cell office:value-type="float" office:value="787.151171891904" calcext:value-type="float">
            <text:p>787.1511718919</text:p>
          </table:table-cell>
          <table:table-cell table:formula="of:=AVERAGE([.B190:.B199])" office:value-type="float" office:value="1044.45885801881" calcext:value-type="float">
            <text:p>1044.4588580188</text:p>
          </table:table-cell>
          <table:table-cell table:formula="of:=AVERAGE([.C190:.C199])" office:value-type="float" office:value="861.753597437836" calcext:value-type="float">
            <text:p>861.753597437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38.992259174" calcext:value-type="float">
            <text:p>1438.992259174</text:p>
          </table:table-cell>
          <table:table-cell office:value-type="float" office:value="1308.17478106727" calcext:value-type="float">
            <text:p>1308.1747810673</text:p>
          </table:table-cell>
          <table:table-cell table:formula="of:=AVERAGE([.B191:.B200])" office:value-type="float" office:value="1149.50463028924" calcext:value-type="float">
            <text:p>1149.5046302892</text:p>
          </table:table-cell>
          <table:table-cell table:formula="of:=AVERAGE([.C191:.C200])" office:value-type="float" office:value="966.668773113248" calcext:value-type="float">
            <text:p>966.668773113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76.32728628772" calcext:value-type="float">
            <text:p>1076.3272862877</text:p>
          </table:table-cell>
          <table:table-cell office:value-type="float" office:value="877.007418456661" calcext:value-type="float">
            <text:p>877.0074184567</text:p>
          </table:table-cell>
          <table:table-cell table:formula="of:=AVERAGE([.B192:.B201])" office:value-type="float" office:value="1088.29961199281" calcext:value-type="float">
            <text:p>1088.2996119928</text:p>
          </table:table-cell>
          <table:table-cell table:formula="of:=AVERAGE([.C192:.C201])" office:value-type="float" office:value="911.506806022202" calcext:value-type="float">
            <text:p>911.506806022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50.47506973434" calcext:value-type="float">
            <text:p>1050.4750697344</text:p>
          </table:table-cell>
          <table:table-cell office:value-type="float" office:value="787.856302300757" calcext:value-type="float">
            <text:p>787.8563023008</text:p>
          </table:table-cell>
          <table:table-cell table:formula="of:=AVERAGE([.B193:.B202])" office:value-type="float" office:value="1062.62257756806" calcext:value-type="float">
            <text:p>1062.6225775681</text:p>
          </table:table-cell>
          <table:table-cell table:formula="of:=AVERAGE([.C193:.C202])" office:value-type="float" office:value="885.712803133736" calcext:value-type="float">
            <text:p>885.712803133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94:.B203])" office:value-type="float" office:value="1036.33089728844" calcext:value-type="float">
            <text:p>1036.3308972884</text:p>
          </table:table-cell>
          <table:table-cell table:formula="of:=AVERAGE([.C194:.C203])" office:value-type="float" office:value="859.421122854114" calcext:value-type="float">
            <text:p>859.421122854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02.8016656017" calcext:value-type="float">
            <text:p>1302.8016656017</text:p>
          </table:table-cell>
          <table:table-cell office:value-type="float" office:value="1172.52149904153" calcext:value-type="float">
            <text:p>1172.5214990415</text:p>
          </table:table-cell>
          <table:table-cell table:formula="of:=AVERAGE([.B195:.B204])" office:value-type="float" office:value="1009.16013270309" calcext:value-type="float">
            <text:p>1009.1601327031</text:p>
          </table:table-cell>
          <table:table-cell table:formula="of:=AVERAGE([.C195:.C204])" office:value-type="float" office:value="845.464163470335" calcext:value-type="float">
            <text:p>845.464163470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74.04760675506" calcext:value-type="float">
            <text:p>1574.0476067551</text:p>
          </table:table-cell>
          <table:table-cell office:value-type="float" office:value="1311.70633896255" calcext:value-type="float">
            <text:p>1311.7063389626</text:p>
          </table:table-cell>
          <table:table-cell table:formula="of:=AVERAGE([.B196:.B205])" office:value-type="float" office:value="1074.75426333767" calcext:value-type="float">
            <text:p>1074.7542633377</text:p>
          </table:table-cell>
          <table:table-cell table:formula="of:=AVERAGE([.C196:.C205])" office:value-type="float" office:value="897.939971617224" calcext:value-type="float">
            <text:p>897.939971617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85.17169210095" calcext:value-type="float">
            <text:p>1285.171692101</text:p>
          </table:table-cell>
          <table:table-cell office:value-type="float" office:value="1028.13735368076" calcext:value-type="float">
            <text:p>1028.1373536808</text:p>
          </table:table-cell>
          <table:table-cell table:formula="of:=AVERAGE([.B197:.B206])" office:value-type="float" office:value="1125.91167307246" calcext:value-type="float">
            <text:p>1125.9116730725</text:p>
          </table:table-cell>
          <table:table-cell table:formula="of:=AVERAGE([.C197:.C206])" office:value-type="float" office:value="936.287240755879" calcext:value-type="float">
            <text:p>936.287240755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647.392706797462" calcext:value-type="float">
            <text:p>647.3927067975</text:p>
          </table:table-cell>
          <table:table-cell table:formula="of:=AVERAGE([.B198:.B207])" office:value-type="float" office:value="1072.94667326786" calcext:value-type="float">
            <text:p>1072.9466732679</text:p>
          </table:table-cell>
          <table:table-cell table:formula="of:=AVERAGE([.C198:.C207])" office:value-type="float" office:value="909.478745503353" calcext:value-type="float">
            <text:p>909.478745503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46.3037926005" calcext:value-type="float">
            <text:p>1546.3037926005</text:p>
          </table:table-cell>
          <table:table-cell office:value-type="float" office:value="1288.58649383375" calcext:value-type="float">
            <text:p>1288.5864938338</text:p>
          </table:table-cell>
          <table:table-cell table:formula="of:=AVERAGE([.B199:.B208])" office:value-type="float" office:value="1083.98551129256" calcext:value-type="float">
            <text:p>1083.9855112926</text:p>
          </table:table-cell>
          <table:table-cell table:formula="of:=AVERAGE([.C199:.C208])" office:value-type="float" office:value="920.853406603265" calcext:value-type="float">
            <text:p>920.853406603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77.686200331146" calcext:value-type="float">
            <text:p>777.6862003311</text:p>
          </table:table-cell>
          <table:table-cell office:value-type="float" office:value="648.071833609288" calcext:value-type="float">
            <text:p>648.0718336093</text:p>
          </table:table-cell>
          <table:table-cell table:formula="of:=AVERAGE([.B200:.B209])" office:value-type="float" office:value="1069.91982793829" calcext:value-type="float">
            <text:p>1069.9198279383</text:p>
          </table:table-cell>
          <table:table-cell table:formula="of:=AVERAGE([.C200:.C209])" office:value-type="float" office:value="906.945472775003" calcext:value-type="float">
            <text:p>906.94547277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95.34143535722" calcext:value-type="float">
            <text:p>1295.3414353572</text:p>
          </table:table-cell>
          <table:table-cell office:value-type="float" office:value="1036.27314828578" calcext:value-type="float">
            <text:p>1036.2731482858</text:p>
          </table:table-cell>
          <table:table-cell table:formula="of:=AVERAGE([.B201:.B210])" office:value-type="float" office:value="1055.55474555661" calcext:value-type="float">
            <text:p>1055.5547455566</text:p>
          </table:table-cell>
          <table:table-cell table:formula="of:=AVERAGE([.C201:.C210])" office:value-type="float" office:value="879.755309496854" calcext:value-type="float">
            <text:p>879.755309496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17.044642118337" calcext:value-type="float">
            <text:p>917.0446421183</text:p>
          </table:table-cell>
          <table:table-cell office:value-type="float" office:value="786.03826467286" calcext:value-type="float">
            <text:p>786.0382646729</text:p>
          </table:table-cell>
          <table:table-cell table:formula="of:=AVERAGE([.B202:.B211])" office:value-type="float" office:value="1039.62648113967" calcext:value-type="float">
            <text:p>1039.6264811397</text:p>
          </table:table-cell>
          <table:table-cell table:formula="of:=AVERAGE([.C202:.C211])" office:value-type="float" office:value="870.658394118474" calcext:value-type="float">
            <text:p>870.658394118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4.87451273701" calcext:value-type="float">
            <text:p>764.874512737</text:p>
          </table:table-cell>
          <table:table-cell office:value-type="float" office:value="637.395427280842" calcext:value-type="float">
            <text:p>637.3954272808</text:p>
          </table:table-cell>
          <table:table-cell table:formula="of:=AVERAGE([.B203:.B212])" office:value-type="float" office:value="1011.06642543994" calcext:value-type="float">
            <text:p>1011.0664254399</text:p>
          </table:table-cell>
          <table:table-cell table:formula="of:=AVERAGE([.C203:.C212])" office:value-type="float" office:value="855.612306616482" calcext:value-type="float">
            <text:p>855.612306616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92.92720334997" calcext:value-type="float">
            <text:p>1292.92720335</text:p>
          </table:table-cell>
          <table:table-cell office:value-type="float" office:value="1034.34176267998" calcext:value-type="float">
            <text:p>1034.34176268</text:p>
          </table:table-cell>
          <table:table-cell table:formula="of:=AVERAGE([.B204:.B213])" office:value-type="float" office:value="1140.35914577494" calcext:value-type="float">
            <text:p>1140.3591457749</text:p>
          </table:table-cell>
          <table:table-cell table:formula="of:=AVERAGE([.C204:.C213])" office:value-type="float" office:value="959.04648288448" calcext:value-type="float">
            <text:p>959.046482884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14.84602962273" calcext:value-type="float">
            <text:p>914.8460296227</text:p>
          </table:table-cell>
          <table:table-cell office:value-type="float" office:value="784.153739676626" calcext:value-type="float">
            <text:p>784.1537396766</text:p>
          </table:table-cell>
          <table:table-cell table:formula="of:=AVERAGE([.B205:.B214])" office:value-type="float" office:value="1101.56358217704" calcext:value-type="float">
            <text:p>1101.563582177</text:p>
          </table:table-cell>
          <table:table-cell table:formula="of:=AVERAGE([.C205:.C214])" office:value-type="float" office:value="920.209706947989" calcext:value-type="float">
            <text:p>920.20970694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16.66407266889" calcext:value-type="float">
            <text:p>1416.6640726689</text:p>
          </table:table-cell>
          <table:table-cell office:value-type="float" office:value="1159.08878672909" calcext:value-type="float">
            <text:p>1159.0887867291</text:p>
          </table:table-cell>
          <table:table-cell table:formula="of:=AVERAGE([.B206:.B215])" office:value-type="float" office:value="1085.82522876842" calcext:value-type="float">
            <text:p>1085.8252287684</text:p>
          </table:table-cell>
          <table:table-cell table:formula="of:=AVERAGE([.C206:.C215])" office:value-type="float" office:value="904.947951724644" calcext:value-type="float">
            <text:p>904.947951724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90.30385042798" calcext:value-type="float">
            <text:p>1290.303850428</text:p>
          </table:table-cell>
          <table:table-cell office:value-type="float" office:value="1161.27346538518" calcext:value-type="float">
            <text:p>1161.2734653852</text:p>
          </table:table-cell>
          <table:table-cell table:formula="of:=AVERAGE([.B207:.B216])" office:value-type="float" office:value="1086.33844460113" calcext:value-type="float">
            <text:p>1086.3384446011</text:p>
          </table:table-cell>
          <table:table-cell table:formula="of:=AVERAGE([.C207:.C216])" office:value-type="float" office:value="918.261562895086" calcext:value-type="float">
            <text:p>918.261562895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08:.B217])" office:value-type="float" office:value="1021.59917392138" calcext:value-type="float">
            <text:p>1021.5991739214</text:p>
          </table:table-cell>
          <table:table-cell table:formula="of:=AVERAGE([.C208:.C217])" office:value-type="float" office:value="853.52229221534" calcext:value-type="float">
            <text:p>853.522292215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38.21353111068" calcext:value-type="float">
            <text:p>1538.2135311107</text:p>
          </table:table-cell>
          <table:table-cell office:value-type="float" office:value="1153.66014833301" calcext:value-type="float">
            <text:p>1153.660148333</text:p>
          </table:table-cell>
          <table:table-cell table:formula="of:=AVERAGE([.B209:.B218])" office:value-type="float" office:value="1020.7901477724" calcext:value-type="float">
            <text:p>1020.7901477724</text:p>
          </table:table-cell>
          <table:table-cell table:formula="of:=AVERAGE([.C209:.C218])" office:value-type="float" office:value="840.029657665265" calcext:value-type="float">
            <text:p>840.029657665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905.112172335882" calcext:value-type="float">
            <text:p>905.1121723359</text:p>
          </table:table-cell>
          <table:table-cell table:formula="of:=AVERAGE([.B210:.B219])" office:value-type="float" office:value="1033.53274497287" calcext:value-type="float">
            <text:p>1033.5327449729</text:p>
          </table:table-cell>
          <table:table-cell table:formula="of:=AVERAGE([.C210:.C219])" office:value-type="float" office:value="865.733691537925" calcext:value-type="float">
            <text:p>865.733691537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81.91168669867" calcext:value-type="float">
            <text:p>1681.9116866987</text:p>
          </table:table-cell>
          <table:table-cell office:value-type="float" office:value="1423.15604259118" calcext:value-type="float">
            <text:p>1423.1560425912</text:p>
          </table:table-cell>
          <table:table-cell table:formula="of:=AVERAGE([.B211:.B220])" office:value-type="float" office:value="1072.18977010701" calcext:value-type="float">
            <text:p>1072.189770107</text:p>
          </table:table-cell>
          <table:table-cell table:formula="of:=AVERAGE([.C211:.C220])" office:value-type="float" office:value="904.421980968465" calcext:value-type="float">
            <text:p>904.421980968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14.820960547234" calcext:value-type="float">
            <text:p>514.8209605472</text:p>
          </table:table-cell>
          <table:table-cell office:value-type="float" office:value="257.410480273617" calcext:value-type="float">
            <text:p>257.4104802736</text:p>
          </table:table-cell>
          <table:table-cell table:formula="of:=AVERAGE([.B212:.B221])" office:value-type="float" office:value="1031.9674019499" calcext:value-type="float">
            <text:p>1031.9674019499</text:p>
          </table:table-cell>
          <table:table-cell table:formula="of:=AVERAGE([.C212:.C221])" office:value-type="float" office:value="851.559202528541" calcext:value-type="float">
            <text:p>851.559202528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52.0308847938" calcext:value-type="float">
            <text:p>1552.0308847938</text:p>
          </table:table-cell>
          <table:table-cell office:value-type="float" office:value="1422.69497772765" calcext:value-type="float">
            <text:p>1422.6949777277</text:p>
          </table:table-cell>
          <table:table-cell table:formula="of:=AVERAGE([.B213:.B222])" office:value-type="float" office:value="1110.68303915558" calcext:value-type="float">
            <text:p>1110.6830391556</text:p>
          </table:table-cell>
          <table:table-cell table:formula="of:=AVERAGE([.C213:.C222])" office:value-type="float" office:value="930.089157573221" calcext:value-type="float">
            <text:p>930.089157573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34.45518593113" calcext:value-type="float">
            <text:p>1034.4551859311</text:p>
          </table:table-cell>
          <table:table-cell office:value-type="float" office:value="775.841389448345" calcext:value-type="float">
            <text:p>775.8413894483</text:p>
          </table:table-cell>
          <table:table-cell table:formula="of:=AVERAGE([.B214:.B223])" office:value-type="float" office:value="1084.8358374137" calcext:value-type="float">
            <text:p>1084.8358374137</text:p>
          </table:table-cell>
          <table:table-cell table:formula="of:=AVERAGE([.C214:.C223])" office:value-type="float" office:value="904.239120250057" calcext:value-type="float">
            <text:p>904.239120250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94.01051060037" calcext:value-type="float">
            <text:p>1294.0105106004</text:p>
          </table:table-cell>
          <table:table-cell office:value-type="float" office:value="1164.60945954034" calcext:value-type="float">
            <text:p>1164.6094595403</text:p>
          </table:table-cell>
          <table:table-cell table:formula="of:=AVERAGE([.B215:.B224])" office:value-type="float" office:value="1122.75228551146" calcext:value-type="float">
            <text:p>1122.7522855115</text:p>
          </table:table-cell>
          <table:table-cell table:formula="of:=AVERAGE([.C215:.C224])" office:value-type="float" office:value="942.284692236428" calcext:value-type="float">
            <text:p>942.284692236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88.410392172768" calcext:value-type="float">
            <text:p>388.4103921728</text:p>
          </table:table-cell>
          <table:table-cell office:value-type="float" office:value="258.940261448512" calcext:value-type="float">
            <text:p>258.9402614485</text:p>
          </table:table-cell>
          <table:table-cell table:formula="of:=AVERAGE([.B216:.B225])" office:value-type="float" office:value="1019.92691746185" calcext:value-type="float">
            <text:p>1019.9269174619</text:p>
          </table:table-cell>
          <table:table-cell table:formula="of:=AVERAGE([.C216:.C225])" office:value-type="float" office:value="852.26983970837" calcext:value-type="float">
            <text:p>852.269839708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72.21965021645" calcext:value-type="float">
            <text:p>1572.2196502165</text:p>
          </table:table-cell>
          <table:table-cell office:value-type="float" office:value="1310.18304184704" calcext:value-type="float">
            <text:p>1310.1830418471</text:p>
          </table:table-cell>
          <table:table-cell table:formula="of:=AVERAGE([.B217:.B226])" office:value-type="float" office:value="1048.1184974407" calcext:value-type="float">
            <text:p>1048.1184974407</text:p>
          </table:table-cell>
          <table:table-cell table:formula="of:=AVERAGE([.C217:.C226])" office:value-type="float" office:value="867.160797354556" calcext:value-type="float">
            <text:p>867.160797354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624.532289329852" calcext:value-type="float">
            <text:p>624.5322893299</text:p>
          </table:table-cell>
          <table:table-cell table:formula="of:=AVERAGE([.B218:.B227])" office:value-type="float" office:value="1110.57172637368" calcext:value-type="float">
            <text:p>1110.5717263737</text:p>
          </table:table-cell>
          <table:table-cell table:formula="of:=AVERAGE([.C218:.C227])" office:value-type="float" office:value="929.614026287542" calcext:value-type="float">
            <text:p>929.614026287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10.11025948209" calcext:value-type="float">
            <text:p>1310.1102594821</text:p>
          </table:table-cell>
          <table:table-cell office:value-type="float" office:value="1048.08820758567" calcext:value-type="float">
            <text:p>1048.0882075857</text:p>
          </table:table-cell>
          <table:table-cell table:formula="of:=AVERAGE([.B219:.B228])" office:value-type="float" office:value="1087.76139921082" calcext:value-type="float">
            <text:p>1087.7613992108</text:p>
          </table:table-cell>
          <table:table-cell table:formula="of:=AVERAGE([.C219:.C228])" office:value-type="float" office:value="919.056832212808" calcext:value-type="float">
            <text:p>919.05683221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40.26947973411" calcext:value-type="float">
            <text:p>1140.2694797341</text:p>
          </table:table-cell>
          <table:table-cell office:value-type="float" office:value="886.876262015419" calcext:value-type="float">
            <text:p>886.8762620154</text:p>
          </table:table-cell>
          <table:table-cell table:formula="of:=AVERAGE([.B220:.B229])" office:value-type="float" office:value="1111.27712995065" calcext:value-type="float">
            <text:p>1111.2771299507</text:p>
          </table:table-cell>
          <table:table-cell table:formula="of:=AVERAGE([.C220:.C229])" office:value-type="float" office:value="917.233241180762" calcext:value-type="float">
            <text:p>917.23324118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46.789166016544" calcext:value-type="float">
            <text:p>646.7891660165</text:p>
          </table:table-cell>
          <table:table-cell office:value-type="float" office:value="517.431332813236" calcext:value-type="float">
            <text:p>517.4313328132</text:p>
          </table:table-cell>
          <table:table-cell table:formula="of:=AVERAGE([.B221:.B230])" office:value-type="float" office:value="1007.76487788243" calcext:value-type="float">
            <text:p>1007.7648778824</text:p>
          </table:table-cell>
          <table:table-cell table:formula="of:=AVERAGE([.C221:.C230])" office:value-type="float" office:value="826.660770202967" calcext:value-type="float">
            <text:p>826.66077020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85.292875868054" calcext:value-type="float">
            <text:p>785.2928758681</text:p>
          </table:table-cell>
          <table:table-cell office:value-type="float" office:value="654.410729890045" calcext:value-type="float">
            <text:p>654.41072989</text:p>
          </table:table-cell>
          <table:table-cell table:formula="of:=AVERAGE([.B222:.B231])" office:value-type="float" office:value="1034.81206941452" calcext:value-type="float">
            <text:p>1034.8120694145</text:p>
          </table:table-cell>
          <table:table-cell table:formula="of:=AVERAGE([.C222:.C231])" office:value-type="float" office:value="866.36079516461" calcext:value-type="float">
            <text:p>866.360795164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47.95469727909" calcext:value-type="float">
            <text:p>1147.9546972791</text:p>
          </table:table-cell>
          <table:table-cell office:value-type="float" office:value="1020.40417535919" calcext:value-type="float">
            <text:p>1020.4041753592</text:p>
          </table:table-cell>
          <table:table-cell table:formula="of:=AVERAGE([.B223:.B232])" office:value-type="float" office:value="994.404450663046" calcext:value-type="float">
            <text:p>994.404450663</text:p>
          </table:table-cell>
          <table:table-cell table:formula="of:=AVERAGE([.C223:.C232])" office:value-type="float" office:value="826.131714927765" calcext:value-type="float">
            <text:p>826.131714927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55.24690552997" calcext:value-type="float">
            <text:p>1155.24690553</text:p>
          </table:table-cell>
          <table:table-cell office:value-type="float" office:value="1026.88613824886" calcext:value-type="float">
            <text:p>1026.8861382489</text:p>
          </table:table-cell>
          <table:table-cell table:formula="of:=AVERAGE([.B224:.B233])" office:value-type="float" office:value="1006.48362262293" calcext:value-type="float">
            <text:p>1006.4836226229</text:p>
          </table:table-cell>
          <table:table-cell table:formula="of:=AVERAGE([.C224:.C233])" office:value-type="float" office:value="851.236189807816" calcext:value-type="float">
            <text:p>851.236189807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35.10512717872" calcext:value-type="float">
            <text:p>1035.1051271787</text:p>
          </table:table-cell>
          <table:table-cell office:value-type="float" office:value="776.328845384041" calcext:value-type="float">
            <text:p>776.328845384</text:p>
          </table:table-cell>
          <table:table-cell table:formula="of:=AVERAGE([.B225:.B234])" office:value-type="float" office:value="980.593084280765" calcext:value-type="float">
            <text:p>980.5930842808</text:p>
          </table:table-cell>
          <table:table-cell table:formula="of:=AVERAGE([.C225:.C234])" office:value-type="float" office:value="812.408128392187" calcext:value-type="float">
            <text:p>812.408128392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36.02477790012" calcext:value-type="float">
            <text:p>1036.0247779001</text:p>
          </table:table-cell>
          <table:table-cell office:value-type="float" office:value="906.521680662602" calcext:value-type="float">
            <text:p>906.5216806626</text:p>
          </table:table-cell>
          <table:table-cell table:formula="of:=AVERAGE([.B226:.B235])" office:value-type="float" office:value="1045.3545228535" calcext:value-type="float">
            <text:p>1045.3545228535</text:p>
          </table:table-cell>
          <table:table-cell table:formula="of:=AVERAGE([.C226:.C235])" office:value-type="float" office:value="877.166270313596" calcext:value-type="float">
            <text:p>877.166270313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95.49007827418" calcext:value-type="float">
            <text:p>1295.4900782742</text:p>
          </table:table-cell>
          <table:table-cell office:value-type="float" office:value="1036.39206261935" calcext:value-type="float">
            <text:p>1036.3920626194</text:p>
          </table:table-cell>
          <table:table-cell table:formula="of:=AVERAGE([.B227:.B236])" office:value-type="float" office:value="1017.68156565927" calcext:value-type="float">
            <text:p>1017.6815656593</text:p>
          </table:table-cell>
          <table:table-cell table:formula="of:=AVERAGE([.C227:.C236])" office:value-type="float" office:value="849.787172390826" calcext:value-type="float">
            <text:p>849.78717239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74.85468767477" calcext:value-type="float">
            <text:p>1674.8546876748</text:p>
          </table:table-cell>
          <table:table-cell office:value-type="float" office:value="1417.18473572481" calcext:value-type="float">
            <text:p>1417.1847357248</text:p>
          </table:table-cell>
          <table:table-cell table:formula="of:=AVERAGE([.B228:.B237])" office:value-type="float" office:value="1122.71380549377" calcext:value-type="float">
            <text:p>1122.7138054938</text:p>
          </table:table-cell>
          <table:table-cell table:formula="of:=AVERAGE([.C228:.C237])" office:value-type="float" office:value="929.052417030322" calcext:value-type="float">
            <text:p>929.052417030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72.208420741321" calcext:value-type="float">
            <text:p>772.2084207413</text:p>
          </table:table-cell>
          <table:table-cell office:value-type="float" office:value="643.507017284434" calcext:value-type="float">
            <text:p>643.5070172844</text:p>
          </table:table-cell>
          <table:table-cell table:formula="of:=AVERAGE([.B229:.B238])" office:value-type="float" office:value="1068.92362161969" calcext:value-type="float">
            <text:p>1068.9236216197</text:p>
          </table:table-cell>
          <table:table-cell table:formula="of:=AVERAGE([.C229:.C238])" office:value-type="float" office:value="888.594298000198" calcext:value-type="float">
            <text:p>888.594298000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384.663612555547" calcext:value-type="float">
            <text:p>384.6636125555</text:p>
          </table:table-cell>
          <table:table-cell table:formula="of:=AVERAGE([.B230:.B239])" office:value-type="float" office:value="993.363034901832" calcext:value-type="float">
            <text:p>993.3630349018</text:p>
          </table:table-cell>
          <table:table-cell table:formula="of:=AVERAGE([.C230:.C239])" office:value-type="float" office:value="838.373033054211" calcext:value-type="float">
            <text:p>838.373033054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11.46120301675" calcext:value-type="float">
            <text:p>1811.4612030168</text:p>
          </table:table-cell>
          <table:table-cell office:value-type="float" office:value="1423.29094522744" calcext:value-type="float">
            <text:p>1423.2909452275</text:p>
          </table:table-cell>
          <table:table-cell table:formula="of:=AVERAGE([.B231:.B240])" office:value-type="float" office:value="1109.83023860185" calcext:value-type="float">
            <text:p>1109.8302386019</text:p>
          </table:table-cell>
          <table:table-cell table:formula="of:=AVERAGE([.C231:.C240])" office:value-type="float" office:value="928.958994295632" calcext:value-type="float">
            <text:p>928.958994295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13.851658470784" calcext:value-type="float">
            <text:p>913.8516584708</text:p>
          </table:table-cell>
          <table:table-cell office:value-type="float" office:value="783.301421546386" calcext:value-type="float">
            <text:p>783.3014215464</text:p>
          </table:table-cell>
          <table:table-cell table:formula="of:=AVERAGE([.B232:.B241])" office:value-type="float" office:value="1122.68611686213" calcext:value-type="float">
            <text:p>1122.6861168621</text:p>
          </table:table-cell>
          <table:table-cell table:formula="of:=AVERAGE([.C232:.C241])" office:value-type="float" office:value="941.848063461266" calcext:value-type="float">
            <text:p>941.848063461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72.44192788509" calcext:value-type="float">
            <text:p>1572.4419278851</text:p>
          </table:table-cell>
          <table:table-cell office:value-type="float" office:value="1310.36827323757" calcext:value-type="float">
            <text:p>1310.3682732376</text:p>
          </table:table-cell>
          <table:table-cell table:formula="of:=AVERAGE([.B233:.B242])" office:value-type="float" office:value="1165.13483992272" calcext:value-type="float">
            <text:p>1165.1348399227</text:p>
          </table:table-cell>
          <table:table-cell table:formula="of:=AVERAGE([.C233:.C242])" office:value-type="float" office:value="970.844473249104" calcext:value-type="float">
            <text:p>970.844473249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17.989107750942" calcext:value-type="float">
            <text:p>517.9891077509</text:p>
          </table:table-cell>
          <table:table-cell office:value-type="float" office:value="388.491830813206" calcext:value-type="float">
            <text:p>388.4918308132</text:p>
          </table:table-cell>
          <table:table-cell table:formula="of:=AVERAGE([.B234:.B243])" office:value-type="float" office:value="1101.40906014482" calcext:value-type="float">
            <text:p>1101.4090601448</text:p>
          </table:table-cell>
          <table:table-cell table:formula="of:=AVERAGE([.C234:.C243])" office:value-type="float" office:value="907.005042505539" calcext:value-type="float">
            <text:p>907.005042505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46.48704489197" calcext:value-type="float">
            <text:p>1046.487044892</text:p>
          </table:table-cell>
          <table:table-cell office:value-type="float" office:value="915.676164280477" calcext:value-type="float">
            <text:p>915.6761642805</text:p>
          </table:table-cell>
          <table:table-cell table:formula="of:=AVERAGE([.B235:.B244])" office:value-type="float" office:value="1102.54725191615" calcext:value-type="float">
            <text:p>1102.5472519162</text:p>
          </table:table-cell>
          <table:table-cell table:formula="of:=AVERAGE([.C235:.C244])" office:value-type="float" office:value="920.939774395182" calcext:value-type="float">
            <text:p>920.939774395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91.206358137086" calcext:value-type="float">
            <text:p>891.2063581371</text:p>
          </table:table-cell>
          <table:table-cell office:value-type="float" office:value="763.891164117502" calcext:value-type="float">
            <text:p>763.8911641175</text:p>
          </table:table-cell>
          <table:table-cell table:formula="of:=AVERAGE([.B236:.B245])" office:value-type="float" office:value="1088.06540993984" calcext:value-type="float">
            <text:p>1088.0654099399</text:p>
          </table:table-cell>
          <table:table-cell table:formula="of:=AVERAGE([.C236:.C245])" office:value-type="float" office:value="906.676722740672" calcext:value-type="float">
            <text:p>906.676722740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39.46408888066" calcext:value-type="float">
            <text:p>1439.4640888807</text:p>
          </table:table-cell>
          <table:table-cell office:value-type="float" office:value="1177.74334544781" calcext:value-type="float">
            <text:p>1177.7433454478</text:p>
          </table:table-cell>
          <table:table-cell table:formula="of:=AVERAGE([.B237:.B246])" office:value-type="float" office:value="1102.46281100049" calcext:value-type="float">
            <text:p>1102.4628110005</text:p>
          </table:table-cell>
          <table:table-cell table:formula="of:=AVERAGE([.C237:.C246])" office:value-type="float" office:value="920.811851023518" calcext:value-type="float">
            <text:p>920.811851023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652.340856144612" calcext:value-type="float">
            <text:p>652.3408561446</text:p>
          </table:table-cell>
          <table:table-cell table:formula="of:=AVERAGE([.B238:.B247])" office:value-type="float" office:value="1000.21142784748" calcext:value-type="float">
            <text:p>1000.2114278475</text:p>
          </table:table-cell>
          <table:table-cell table:formula="of:=AVERAGE([.C238:.C247])" office:value-type="float" office:value="844.327463065499" calcext:value-type="float">
            <text:p>844.327463065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39:.B248])" office:value-type="float" office:value="922.990585773344" calcext:value-type="float">
            <text:p>922.9905857733</text:p>
          </table:table-cell>
          <table:table-cell table:formula="of:=AVERAGE([.C239:.C248])" office:value-type="float" office:value="779.976761337056" calcext:value-type="float">
            <text:p>779.976761337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594.19230800501" calcext:value-type="float">
            <text:p>2594.192308005</text:p>
          </table:table-cell>
          <table:table-cell office:value-type="float" office:value="2075.35384640401" calcext:value-type="float">
            <text:p>2075.353846404</text:p>
          </table:table-cell>
          <table:table-cell table:formula="of:=AVERAGE([.B240:.B249])" office:value-type="float" office:value="1143.94345531829" calcext:value-type="float">
            <text:p>1143.9434553183</text:p>
          </table:table-cell>
          <table:table-cell table:formula="of:=AVERAGE([.C240:.C249])" office:value-type="float" office:value="949.045784721902" calcext:value-type="float">
            <text:p>949.045784721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05.089655828073" calcext:value-type="float">
            <text:p>905.0896558281</text:p>
          </table:table-cell>
          <table:table-cell office:value-type="float" office:value="775.79113356692" calcext:value-type="float">
            <text:p>775.7911335669</text:p>
          </table:table-cell>
          <table:table-cell table:formula="of:=AVERAGE([.B241:.B250])" office:value-type="float" office:value="1053.30630059942" calcext:value-type="float">
            <text:p>1053.3063005994</text:p>
          </table:table-cell>
          <table:table-cell table:formula="of:=AVERAGE([.C241:.C250])" office:value-type="float" office:value="884.295803555849" calcext:value-type="float">
            <text:p>884.295803555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58.68054341623" calcext:value-type="float">
            <text:p>1158.6805434162</text:p>
          </table:table-cell>
          <table:table-cell office:value-type="float" office:value="901.195978212624" calcext:value-type="float">
            <text:p>901.1959782126</text:p>
          </table:table-cell>
          <table:table-cell table:formula="of:=AVERAGE([.B242:.B251])" office:value-type="float" office:value="1077.78918909397" calcext:value-type="float">
            <text:p>1077.789189094</text:p>
          </table:table-cell>
          <table:table-cell table:formula="of:=AVERAGE([.C242:.C251])" office:value-type="float" office:value="896.085259222473" calcext:value-type="float">
            <text:p>896.08525922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640.273846250924" calcext:value-type="float">
            <text:p>640.2738462509</text:p>
          </table:table-cell>
          <table:table-cell table:formula="of:=AVERAGE([.B243:.B252])" office:value-type="float" office:value="984.572380930551" calcext:value-type="float">
            <text:p>984.5723809306</text:p>
          </table:table-cell>
          <table:table-cell table:formula="of:=AVERAGE([.C243:.C252])" office:value-type="float" office:value="829.075816523808" calcext:value-type="float">
            <text:p>829.075816523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76.34608569059" calcext:value-type="float">
            <text:p>1776.3460856906</text:p>
          </table:table-cell>
          <table:table-cell office:value-type="float" office:value="1395.70049589975" calcext:value-type="float">
            <text:p>1395.7004958998</text:p>
          </table:table-cell>
          <table:table-cell table:formula="of:=AVERAGE([.B244:.B253])" office:value-type="float" office:value="1110.40807872452" calcext:value-type="float">
            <text:p>1110.4080787245</text:p>
          </table:table-cell>
          <table:table-cell table:formula="of:=AVERAGE([.C244:.C253])" office:value-type="float" office:value="929.796683032462" calcext:value-type="float">
            <text:p>929.79668303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99.909971463752" calcext:value-type="float">
            <text:p>899.9099714638</text:p>
          </table:table-cell>
          <table:table-cell office:value-type="float" office:value="771.351404111787" calcext:value-type="float">
            <text:p>771.3514041118</text:p>
          </table:table-cell>
          <table:table-cell table:formula="of:=AVERAGE([.B245:.B254])" office:value-type="float" office:value="1095.75037138169" calcext:value-type="float">
            <text:p>1095.7503713817</text:p>
          </table:table-cell>
          <table:table-cell table:formula="of:=AVERAGE([.C245:.C254])" office:value-type="float" office:value="915.364207015593" calcext:value-type="float">
            <text:p>915.364207015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27.86237591925" calcext:value-type="float">
            <text:p>1027.8623759193</text:p>
          </table:table-cell>
          <table:table-cell office:value-type="float" office:value="899.379578929342" calcext:value-type="float">
            <text:p>899.3795789293</text:p>
          </table:table-cell>
          <table:table-cell table:formula="of:=AVERAGE([.B246:.B255])" office:value-type="float" office:value="1109.41597315991" calcext:value-type="float">
            <text:p>1109.4159731599</text:p>
          </table:table-cell>
          <table:table-cell table:formula="of:=AVERAGE([.C246:.C255])" office:value-type="float" office:value="928.913048496777" calcext:value-type="float">
            <text:p>928.913048496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25.67981662751" calcext:value-type="float">
            <text:p>1425.6798166275</text:p>
          </table:table-cell>
          <table:table-cell office:value-type="float" office:value="1166.46530451341" calcext:value-type="float">
            <text:p>1166.4653045134</text:p>
          </table:table-cell>
          <table:table-cell table:formula="of:=AVERAGE([.B247:.B256])" office:value-type="float" office:value="1108.03754593459" calcext:value-type="float">
            <text:p>1108.0375459346</text:p>
          </table:table-cell>
          <table:table-cell table:formula="of:=AVERAGE([.C247:.C256])" office:value-type="float" office:value="927.785244403338" calcext:value-type="float">
            <text:p>927.785244403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34.06345658625" calcext:value-type="float">
            <text:p>1034.0634565863</text:p>
          </table:table-cell>
          <table:table-cell office:value-type="float" office:value="775.547592439689" calcext:value-type="float">
            <text:p>775.5475924397</text:p>
          </table:table-cell>
          <table:table-cell table:formula="of:=AVERAGE([.B248:.B257])" office:value-type="float" office:value="1146.20980597876" calcext:value-type="float">
            <text:p>1146.2098059788</text:p>
          </table:table-cell>
          <table:table-cell table:formula="of:=AVERAGE([.C248:.C257])" office:value-type="float" office:value="940.105918032845" calcext:value-type="float">
            <text:p>940.10591803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1034.63051634534" calcext:value-type="float">
            <text:p>1034.6305163454</text:p>
          </table:table-cell>
          <table:table-cell table:formula="of:=AVERAGE([.B249:.B258])" office:value-type="float" office:value="1249.67285761329" calcext:value-type="float">
            <text:p>1249.6728576133</text:p>
          </table:table-cell>
          <table:table-cell table:formula="of:=AVERAGE([.C249:.C258])" office:value-type="float" office:value="1043.56896966738" calcext:value-type="float">
            <text:p>1043.56896966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55.65855241131" calcext:value-type="float">
            <text:p>1155.6585524113</text:p>
          </table:table-cell>
          <table:table-cell office:value-type="float" office:value="898.845540764353" calcext:value-type="float">
            <text:p>898.8455407644</text:p>
          </table:table-cell>
          <table:table-cell table:formula="of:=AVERAGE([.B250:.B259])" office:value-type="float" office:value="1105.81948205392" calcext:value-type="float">
            <text:p>1105.8194820539</text:p>
          </table:table-cell>
          <table:table-cell table:formula="of:=AVERAGE([.C250:.C259])" office:value-type="float" office:value="925.918139103414" calcext:value-type="float">
            <text:p>925.918139103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29.78491976527" calcext:value-type="float">
            <text:p>1029.7849197653</text:p>
          </table:table-cell>
          <table:table-cell office:value-type="float" office:value="901.061804794614" calcext:value-type="float">
            <text:p>901.0618047946</text:p>
          </table:table-cell>
          <table:table-cell table:formula="of:=AVERAGE([.B251:.B260])" office:value-type="float" office:value="1118.28900844764" calcext:value-type="float">
            <text:p>1118.2890084477</text:p>
          </table:table-cell>
          <table:table-cell table:formula="of:=AVERAGE([.C251:.C260])" office:value-type="float" office:value="938.445206226184" calcext:value-type="float">
            <text:p>938.445206226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03.859966266655" calcext:value-type="float">
            <text:p>903.8599662667</text:p>
          </table:table-cell>
          <table:table-cell office:value-type="float" office:value="645.614261619039" calcext:value-type="float">
            <text:p>645.614261619</text:p>
          </table:table-cell>
          <table:table-cell table:formula="of:=AVERAGE([.B252:.B261])" office:value-type="float" office:value="1092.80695073269" calcext:value-type="float">
            <text:p>1092.8069507327</text:p>
          </table:table-cell>
          <table:table-cell table:formula="of:=AVERAGE([.C252:.C261])" office:value-type="float" office:value="912.887034566825" calcext:value-type="float">
            <text:p>912.887034566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03.994887976062" calcext:value-type="float">
            <text:p>903.9948879761</text:p>
          </table:table-cell>
          <table:table-cell office:value-type="float" office:value="774.852761122339" calcext:value-type="float">
            <text:p>774.8527611223</text:p>
          </table:table-cell>
          <table:table-cell table:formula="of:=AVERAGE([.B253:.B262])" office:value-type="float" office:value="1119.1790549052" calcext:value-type="float">
            <text:p>1119.1790549052</text:p>
          </table:table-cell>
          <table:table-cell table:formula="of:=AVERAGE([.C253:.C262])" office:value-type="float" office:value="926.344926053967" calcext:value-type="float">
            <text:p>926.34492605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83.38910440284" calcext:value-type="float">
            <text:p>1683.3891044028</text:p>
          </table:table-cell>
          <table:table-cell office:value-type="float" office:value="1553.89763483339" calcext:value-type="float">
            <text:p>1553.8976348334</text:p>
          </table:table-cell>
          <table:table-cell table:formula="of:=AVERAGE([.B254:.B263])" office:value-type="float" office:value="1109.88335677642" calcext:value-type="float">
            <text:p>1109.8833567764</text:p>
          </table:table-cell>
          <table:table-cell table:formula="of:=AVERAGE([.C254:.C263])" office:value-type="float" office:value="942.164639947331" calcext:value-type="float">
            <text:p>942.164639947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04.521658025517" calcext:value-type="float">
            <text:p>904.5216580255</text:p>
          </table:table-cell>
          <table:table-cell office:value-type="float" office:value="646.086898589655" calcext:value-type="float">
            <text:p>646.0868985897</text:p>
          </table:table-cell>
          <table:table-cell table:formula="of:=AVERAGE([.B255:.B264])" office:value-type="float" office:value="1110.3445254326" calcext:value-type="float">
            <text:p>1110.3445254326</text:p>
          </table:table-cell>
          <table:table-cell table:formula="of:=AVERAGE([.C255:.C264])" office:value-type="float" office:value="929.638189395118" calcext:value-type="float">
            <text:p>929.638189395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645.065326242937" calcext:value-type="float">
            <text:p>645.0653262429</text:p>
          </table:table-cell>
          <table:table-cell table:formula="of:=AVERAGE([.B256:.B265])" office:value-type="float" office:value="1072.06482046497" calcext:value-type="float">
            <text:p>1072.064820465</text:p>
          </table:table-cell>
          <table:table-cell table:formula="of:=AVERAGE([.C256:.C265])" office:value-type="float" office:value="904.206764126477" calcext:value-type="float">
            <text:p>904.206764126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9.384239686005" calcext:value-type="float">
            <text:p>769.384239686</text:p>
          </table:table-cell>
          <table:table-cell office:value-type="float" office:value="512.922826457337" calcext:value-type="float">
            <text:p>512.9228264573</text:p>
          </table:table-cell>
          <table:table-cell table:formula="of:=AVERAGE([.B257:.B266])" office:value-type="float" office:value="1006.43526277082" calcext:value-type="float">
            <text:p>1006.4352627708</text:p>
          </table:table-cell>
          <table:table-cell table:formula="of:=AVERAGE([.C257:.C266])" office:value-type="float" office:value="838.852516320869" calcext:value-type="float">
            <text:p>838.852516320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90.6376894207" calcext:value-type="float">
            <text:p>1290.6376894207</text:p>
          </table:table-cell>
          <table:table-cell office:value-type="float" office:value="1161.57392047863" calcext:value-type="float">
            <text:p>1161.5739204786</text:p>
          </table:table-cell>
          <table:table-cell table:formula="of:=AVERAGE([.B258:.B267])" office:value-type="float" office:value="1032.09268605426" calcext:value-type="float">
            <text:p>1032.0926860543</text:p>
          </table:table-cell>
          <table:table-cell table:formula="of:=AVERAGE([.C258:.C267])" office:value-type="float" office:value="877.455149124764" calcext:value-type="float">
            <text:p>877.455149124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31.30444989384" calcext:value-type="float">
            <text:p>1031.3044498938</text:p>
          </table:table-cell>
          <table:table-cell office:value-type="float" office:value="773.47833742038" calcext:value-type="float">
            <text:p>773.4783374204</text:p>
          </table:table-cell>
          <table:table-cell table:formula="of:=AVERAGE([.B259:.B268])" office:value-type="float" office:value="1031.76007940911" calcext:value-type="float">
            <text:p>1031.7600794091</text:p>
          </table:table-cell>
          <table:table-cell table:formula="of:=AVERAGE([.C259:.C268])" office:value-type="float" office:value="851.339931232267" calcext:value-type="float">
            <text:p>851.339931232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11.57863288654" calcext:value-type="float">
            <text:p>1811.5786328866</text:p>
          </table:table-cell>
          <table:table-cell office:value-type="float" office:value="1552.78168533132" calcext:value-type="float">
            <text:p>1552.7816853313</text:p>
          </table:table-cell>
          <table:table-cell table:formula="of:=AVERAGE([.B260:.B269])" office:value-type="float" office:value="1097.35208745664" calcext:value-type="float">
            <text:p>1097.3520874566</text:p>
          </table:table-cell>
          <table:table-cell table:formula="of:=AVERAGE([.C260:.C269])" office:value-type="float" office:value="916.733545688964" calcext:value-type="float">
            <text:p>916.73354568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61.3979127018" calcext:value-type="float">
            <text:p>1261.3979127018</text:p>
          </table:table-cell>
          <table:table-cell office:value-type="float" office:value="1135.25812143162" calcext:value-type="float">
            <text:p>1135.2581214316</text:p>
          </table:table-cell>
          <table:table-cell table:formula="of:=AVERAGE([.B261:.B270])" office:value-type="float" office:value="1120.51338675029" calcext:value-type="float">
            <text:p>1120.5133867503</text:p>
          </table:table-cell>
          <table:table-cell table:formula="of:=AVERAGE([.C261:.C270])" office:value-type="float" office:value="940.153177352665" calcext:value-type="float">
            <text:p>940.153177352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05.43272502341" calcext:value-type="float">
            <text:p>1005.4327250234</text:p>
          </table:table-cell>
          <table:table-cell office:value-type="float" office:value="754.074543767557" calcext:value-type="float">
            <text:p>754.0745437676</text:p>
          </table:table-cell>
          <table:table-cell table:formula="of:=AVERAGE([.B262:.B271])" office:value-type="float" office:value="1130.67066262597" calcext:value-type="float">
            <text:p>1130.670662626</text:p>
          </table:table-cell>
          <table:table-cell table:formula="of:=AVERAGE([.C262:.C271])" office:value-type="float" office:value="950.999205567517" calcext:value-type="float">
            <text:p>950.999205567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257.748020848959" calcext:value-type="float">
            <text:p>257.748020849</text:p>
          </table:table-cell>
          <table:table-cell table:formula="of:=AVERAGE([.B263:.B272])" office:value-type="float" office:value="1066.04597591326" calcext:value-type="float">
            <text:p>1066.0459759133</text:p>
          </table:table-cell>
          <table:table-cell table:formula="of:=AVERAGE([.C263:.C272])" office:value-type="float" office:value="899.288731540179" calcext:value-type="float">
            <text:p>899.288731540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48.88076004715" calcext:value-type="float">
            <text:p>1548.8807600472</text:p>
          </table:table-cell>
          <table:table-cell office:value-type="float" office:value="1290.73396670596" calcext:value-type="float">
            <text:p>1290.733966706</text:p>
          </table:table-cell>
          <table:table-cell table:formula="of:=AVERAGE([.B264:.B273])" office:value-type="float" office:value="1052.59514147769" calcext:value-type="float">
            <text:p>1052.5951414777</text:p>
          </table:table-cell>
          <table:table-cell table:formula="of:=AVERAGE([.C264:.C273])" office:value-type="float" office:value="872.972364727436" calcext:value-type="float">
            <text:p>872.97236472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07.663338549605" calcext:value-type="float">
            <text:p>907.6633385496</text:p>
          </table:table-cell>
          <table:table-cell office:value-type="float" office:value="648.330956106861" calcext:value-type="float">
            <text:p>648.3309561069</text:p>
          </table:table-cell>
          <table:table-cell table:formula="of:=AVERAGE([.B265:.B274])" office:value-type="float" office:value="1052.9093095301" calcext:value-type="float">
            <text:p>1052.9093095301</text:p>
          </table:table-cell>
          <table:table-cell table:formula="of:=AVERAGE([.C265:.C274])" office:value-type="float" office:value="873.196770479156" calcext:value-type="float">
            <text:p>873.196770479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16.29153717524" calcext:value-type="float">
            <text:p>1416.2915371752</text:p>
          </table:table-cell>
          <table:table-cell office:value-type="float" office:value="1287.5377610684" calcext:value-type="float">
            <text:p>1287.5377610684</text:p>
          </table:table-cell>
          <table:table-cell table:formula="of:=AVERAGE([.B266:.B275])" office:value-type="float" office:value="1130.03193062333" calcext:value-type="float">
            <text:p>1130.0319306233</text:p>
          </table:table-cell>
          <table:table-cell table:formula="of:=AVERAGE([.C266:.C275])" office:value-type="float" office:value="937.444013961702" calcext:value-type="float">
            <text:p>937.444013961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57.90482402139" calcext:value-type="float">
            <text:p>1157.9048240214</text:p>
          </table:table-cell>
          <table:table-cell office:value-type="float" office:value="1029.24873246346" calcext:value-type="float">
            <text:p>1029.2487324635</text:p>
          </table:table-cell>
          <table:table-cell table:formula="of:=AVERAGE([.B267:.B276])" office:value-type="float" office:value="1168.88398905686" calcext:value-type="float">
            <text:p>1168.8839890569</text:p>
          </table:table-cell>
          <table:table-cell table:formula="of:=AVERAGE([.C267:.C276])" office:value-type="float" office:value="989.076604562315" calcext:value-type="float">
            <text:p>989.076604562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52.935183800745" calcext:value-type="float">
            <text:p>652.9351838007</text:p>
          </table:table-cell>
          <table:table-cell office:value-type="float" office:value="522.348147040596" calcext:value-type="float">
            <text:p>522.3481470406</text:p>
          </table:table-cell>
          <table:table-cell table:formula="of:=AVERAGE([.B268:.B277])" office:value-type="float" office:value="1105.11373849487" calcext:value-type="float">
            <text:p>1105.1137384949</text:p>
          </table:table-cell>
          <table:table-cell table:formula="of:=AVERAGE([.C268:.C277])" office:value-type="float" office:value="925.154027218512" calcext:value-type="float">
            <text:p>925.154027218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03.62847300782" calcext:value-type="float">
            <text:p>1403.6284730078</text:p>
          </table:table-cell>
          <table:table-cell office:value-type="float" office:value="1148.42329609731" calcext:value-type="float">
            <text:p>1148.4232960973</text:p>
          </table:table-cell>
          <table:table-cell table:formula="of:=AVERAGE([.B269:.B278])" office:value-type="float" office:value="1142.34614080627" calcext:value-type="float">
            <text:p>1142.3461408063</text:p>
          </table:table-cell>
          <table:table-cell table:formula="of:=AVERAGE([.C269:.C278])" office:value-type="float" office:value="962.648523086204" calcext:value-type="float">
            <text:p>962.648523086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15.722346747089" calcext:value-type="float">
            <text:p>915.7223467471</text:p>
          </table:table-cell>
          <table:table-cell office:value-type="float" office:value="654.087390533635" calcext:value-type="float">
            <text:p>654.0873905336</text:p>
          </table:table-cell>
          <table:table-cell table:formula="of:=AVERAGE([.B270:.B279])" office:value-type="float" office:value="1052.76051219232" calcext:value-type="float">
            <text:p>1052.7605121923</text:p>
          </table:table-cell>
          <table:table-cell table:formula="of:=AVERAGE([.C270:.C279])" office:value-type="float" office:value="872.779093606436" calcext:value-type="float">
            <text:p>872.779093606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43.27834114836" calcext:value-type="float">
            <text:p>1443.2783411484</text:p>
          </table:table-cell>
          <table:table-cell office:value-type="float" office:value="1312.07121922578" calcext:value-type="float">
            <text:p>1312.0712192258</text:p>
          </table:table-cell>
          <table:table-cell table:formula="of:=AVERAGE([.B271:.B280])" office:value-type="float" office:value="1070.94855503698" calcext:value-type="float">
            <text:p>1070.948555037</text:p>
          </table:table-cell>
          <table:table-cell table:formula="of:=AVERAGE([.C271:.C280])" office:value-type="float" office:value="890.460403385851" calcext:value-type="float">
            <text:p>890.460403385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22.57593294172" calcext:value-type="float">
            <text:p>1022.5759329417</text:p>
          </table:table-cell>
          <table:table-cell office:value-type="float" office:value="894.753941324005" calcext:value-type="float">
            <text:p>894.753941324</text:p>
          </table:table-cell>
          <table:table-cell table:formula="of:=AVERAGE([.B272:.B281])" office:value-type="float" office:value="1072.66287582881" calcext:value-type="float">
            <text:p>1072.6628758288</text:p>
          </table:table-cell>
          <table:table-cell table:formula="of:=AVERAGE([.C272:.C281])" office:value-type="float" office:value="904.528343141496" calcext:value-type="float">
            <text:p>904.528343141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75.234745667794" calcext:value-type="float">
            <text:p>775.2347456678</text:p>
          </table:table-cell>
          <table:table-cell office:value-type="float" office:value="646.028954723162" calcext:value-type="float">
            <text:p>646.0289547232</text:p>
          </table:table-cell>
          <table:table-cell table:formula="of:=AVERAGE([.B273:.B282])" office:value-type="float" office:value="1124.41154831069" calcext:value-type="float">
            <text:p>1124.4115483107</text:p>
          </table:table-cell>
          <table:table-cell table:formula="of:=AVERAGE([.C273:.C282])" office:value-type="float" office:value="943.356436528916" calcext:value-type="float">
            <text:p>943.356436528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77.52762878342" calcext:value-type="float">
            <text:p>1277.5276287834</text:p>
          </table:table-cell>
          <table:table-cell office:value-type="float" office:value="1022.02210302674" calcext:value-type="float">
            <text:p>1022.0221030267</text:p>
          </table:table-cell>
          <table:table-cell table:formula="of:=AVERAGE([.B274:.B283])" office:value-type="float" office:value="1097.27623518432" calcext:value-type="float">
            <text:p>1097.2762351843</text:p>
          </table:table-cell>
          <table:table-cell table:formula="of:=AVERAGE([.C274:.C283])" office:value-type="float" office:value="916.485250160994" calcext:value-type="float">
            <text:p>916.48525016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9.604717403561" calcext:value-type="float">
            <text:p>759.6047174036</text:p>
          </table:table-cell>
          <table:table-cell office:value-type="float" office:value="633.003931169634" calcext:value-type="float">
            <text:p>633.0039311696</text:p>
          </table:table-cell>
          <table:table-cell table:formula="of:=AVERAGE([.B275:.B284])" office:value-type="float" office:value="1082.47037306971" calcext:value-type="float">
            <text:p>1082.4703730697</text:p>
          </table:table-cell>
          <table:table-cell table:formula="of:=AVERAGE([.C275:.C284])" office:value-type="float" office:value="914.952547667271" calcext:value-type="float">
            <text:p>914.952547667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53.1307152629" calcext:value-type="float">
            <text:p>1253.1307152629</text:p>
          </table:table-cell>
          <table:table-cell office:value-type="float" office:value="1002.50457221032" calcext:value-type="float">
            <text:p>1002.5045722103</text:p>
          </table:table-cell>
          <table:table-cell table:formula="of:=AVERAGE([.B276:.B285])" office:value-type="float" office:value="1066.15429087848" calcext:value-type="float">
            <text:p>1066.1542908785</text:p>
          </table:table-cell>
          <table:table-cell table:formula="of:=AVERAGE([.C276:.C285])" office:value-type="float" office:value="886.449228781463" calcext:value-type="float">
            <text:p>886.449228781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26.06442213357" calcext:value-type="float">
            <text:p>1426.0644221336</text:p>
          </table:table-cell>
          <table:table-cell office:value-type="float" office:value="1166.77998174565" calcext:value-type="float">
            <text:p>1166.7799817457</text:p>
          </table:table-cell>
          <table:table-cell table:formula="of:=AVERAGE([.B277:.B286])" office:value-type="float" office:value="1092.9702506897" calcext:value-type="float">
            <text:p>1092.9702506897</text:p>
          </table:table-cell>
          <table:table-cell table:formula="of:=AVERAGE([.C277:.C286])" office:value-type="float" office:value="900.202353709683" calcext:value-type="float">
            <text:p>900.202353709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78:.B287])" office:value-type="float" office:value="1027.67673230962" calcext:value-type="float">
            <text:p>1027.6767323096</text:p>
          </table:table-cell>
          <table:table-cell table:formula="of:=AVERAGE([.C278:.C287])" office:value-type="float" office:value="847.967539005623" calcext:value-type="float">
            <text:p>847.967539005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205.15193642123" calcext:value-type="float">
            <text:p>2205.1519364212</text:p>
          </table:table-cell>
          <table:table-cell office:value-type="float" office:value="1945.72229684226" calcext:value-type="float">
            <text:p>1945.7222968423</text:p>
          </table:table-cell>
          <table:table-cell table:formula="of:=AVERAGE([.B279:.B288])" office:value-type="float" office:value="1107.82907865096" calcext:value-type="float">
            <text:p>1107.829078651</text:p>
          </table:table-cell>
          <table:table-cell table:formula="of:=AVERAGE([.C279:.C288])" office:value-type="float" office:value="927.697439080118" calcext:value-type="float">
            <text:p>927.697439080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21.324820453516" calcext:value-type="float">
            <text:p>521.3248204535</text:p>
          </table:table-cell>
          <table:table-cell office:value-type="float" office:value="390.993615340137" calcext:value-type="float">
            <text:p>390.9936153401</text:p>
          </table:table-cell>
          <table:table-cell table:formula="of:=AVERAGE([.B280:.B289])" office:value-type="float" office:value="1068.38932602161" calcext:value-type="float">
            <text:p>1068.3893260216</text:p>
          </table:table-cell>
          <table:table-cell table:formula="of:=AVERAGE([.C280:.C289])" office:value-type="float" office:value="901.388061560768" calcext:value-type="float">
            <text:p>901.38806156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78.86699831549" calcext:value-type="float">
            <text:p>1178.8669983155</text:p>
          </table:table-cell>
          <table:table-cell office:value-type="float" office:value="916.896554245378" calcext:value-type="float">
            <text:p>916.8965542454</text:p>
          </table:table-cell>
          <table:table-cell table:formula="of:=AVERAGE([.B281:.B290])" office:value-type="float" office:value="1041.94819173832" calcext:value-type="float">
            <text:p>1041.9481917383</text:p>
          </table:table-cell>
          <table:table-cell table:formula="of:=AVERAGE([.C281:.C290])" office:value-type="float" office:value="861.870595062728" calcext:value-type="float">
            <text:p>861.870595062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915.685382673281" calcext:value-type="float">
            <text:p>915.6853826733</text:p>
          </table:table-cell>
          <table:table-cell table:formula="of:=AVERAGE([.B282:.B291])" office:value-type="float" office:value="1031.25913671148" calcext:value-type="float">
            <text:p>1031.2591367115</text:p>
          </table:table-cell>
          <table:table-cell table:formula="of:=AVERAGE([.C282:.C291])" office:value-type="float" office:value="863.963739197656" calcext:value-type="float">
            <text:p>863.963739197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92.41845378505" calcext:value-type="float">
            <text:p>1692.4184537851</text:p>
          </table:table-cell>
          <table:table-cell office:value-type="float" office:value="1301.86034906542" calcext:value-type="float">
            <text:p>1301.8603490654</text:p>
          </table:table-cell>
          <table:table-cell table:formula="of:=AVERAGE([.B283:.B292])" office:value-type="float" office:value="1122.9775075232" calcext:value-type="float">
            <text:p>1122.9775075232</text:p>
          </table:table-cell>
          <table:table-cell table:formula="of:=AVERAGE([.C283:.C292])" office:value-type="float" office:value="929.546878631882" calcext:value-type="float">
            <text:p>929.546878631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65.47549243962" calcext:value-type="float">
            <text:p>1165.4754924396</text:p>
          </table:table-cell>
          <table:table-cell office:value-type="float" office:value="906.480938564148" calcext:value-type="float">
            <text:p>906.4809385641</text:p>
          </table:table-cell>
          <table:table-cell table:formula="of:=AVERAGE([.B284:.B293])" office:value-type="float" office:value="1111.77229388882" calcext:value-type="float">
            <text:p>1111.7722938888</text:p>
          </table:table-cell>
          <table:table-cell table:formula="of:=AVERAGE([.C284:.C293])" office:value-type="float" office:value="917.992762185623" calcext:value-type="float">
            <text:p>917.992762185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917.730505112367" calcext:value-type="float">
            <text:p>917.7305051124</text:p>
          </table:table-cell>
          <table:table-cell table:formula="of:=AVERAGE([.B285:.B294])" office:value-type="float" office:value="1127.5848726597" calcext:value-type="float">
            <text:p>1127.5848726597</text:p>
          </table:table-cell>
          <table:table-cell table:formula="of:=AVERAGE([.C285:.C294])" office:value-type="float" office:value="946.465419579896" calcext:value-type="float">
            <text:p>946.465419579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18.449853458046" calcext:value-type="float">
            <text:p>918.449853458</text:p>
          </table:table-cell>
          <table:table-cell office:value-type="float" office:value="656.03560961289" calcext:value-type="float">
            <text:p>656.0356096129</text:p>
          </table:table-cell>
          <table:table-cell table:formula="of:=AVERAGE([.B286:.B295])" office:value-type="float" office:value="1094.11678647922" calcext:value-type="float">
            <text:p>1094.1167864792</text:p>
          </table:table-cell>
          <table:table-cell table:formula="of:=AVERAGE([.C286:.C295])" office:value-type="float" office:value="911.818523320153" calcext:value-type="float">
            <text:p>911.818523320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78.121610696794" calcext:value-type="float">
            <text:p>778.1216106968</text:p>
          </table:table-cell>
          <table:table-cell office:value-type="float" office:value="648.434675580662" calcext:value-type="float">
            <text:p>648.4346755807</text:p>
          </table:table-cell>
          <table:table-cell table:formula="of:=AVERAGE([.B287:.B296])" office:value-type="float" office:value="1029.32250533554" calcext:value-type="float">
            <text:p>1029.3225053355</text:p>
          </table:table-cell>
          <table:table-cell table:formula="of:=AVERAGE([.C287:.C296])" office:value-type="float" office:value="859.983992703654" calcext:value-type="float">
            <text:p>859.983992703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10.39470283529" calcext:value-type="float">
            <text:p>1310.3947028353</text:p>
          </table:table-cell>
          <table:table-cell office:value-type="float" office:value="1179.35523255176" calcext:value-type="float">
            <text:p>1179.3552325518</text:p>
          </table:table-cell>
          <table:table-cell table:formula="of:=AVERAGE([.B288:.B297])" office:value-type="float" office:value="1160.36197561907" calcext:value-type="float">
            <text:p>1160.3619756191</text:p>
          </table:table-cell>
          <table:table-cell table:formula="of:=AVERAGE([.C288:.C297])" office:value-type="float" office:value="977.919515958831" calcext:value-type="float">
            <text:p>977.919515958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49.13176648319" calcext:value-type="float">
            <text:p>1049.1317664832</text:p>
          </table:table-cell>
          <table:table-cell office:value-type="float" office:value="917.990295672793" calcext:value-type="float">
            <text:p>917.9902956728</text:p>
          </table:table-cell>
          <table:table-cell table:formula="of:=AVERAGE([.B289:.B298])" office:value-type="float" office:value="1044.75995862526" calcext:value-type="float">
            <text:p>1044.7599586253</text:p>
          </table:table-cell>
          <table:table-cell table:formula="of:=AVERAGE([.C289:.C298])" office:value-type="float" office:value="875.146315841884" calcext:value-type="float">
            <text:p>875.146315841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56.04102767734" calcext:value-type="float">
            <text:p>1556.0410276773</text:p>
          </table:table-cell>
          <table:table-cell office:value-type="float" office:value="1167.030770758" calcext:value-type="float">
            <text:p>1167.030770758</text:p>
          </table:table-cell>
          <table:table-cell table:formula="of:=AVERAGE([.B290:.B299])" office:value-type="float" office:value="1148.23157934765" calcext:value-type="float">
            <text:p>1148.2315793477</text:p>
          </table:table-cell>
          <table:table-cell table:formula="of:=AVERAGE([.C290:.C299])" office:value-type="float" office:value="952.75003138367" calcext:value-type="float">
            <text:p>952.750031383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523.011445825681" calcext:value-type="float">
            <text:p>523.0114458257</text:p>
          </table:table-cell>
          <table:table-cell table:formula="of:=AVERAGE([.B291:.B300])" office:value-type="float" office:value="1082.64602409867" calcext:value-type="float">
            <text:p>1082.6460240987</text:p>
          </table:table-cell>
          <table:table-cell table:formula="of:=AVERAGE([.C291:.C300])" office:value-type="float" office:value="913.361520541701" calcext:value-type="float">
            <text:p>913.361520541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46.14267662128" calcext:value-type="float">
            <text:p>1346.1426766213</text:p>
          </table:table-cell>
          <table:table-cell office:value-type="float" office:value="1121.78556385107" calcext:value-type="float">
            <text:p>1121.7855638511</text:p>
          </table:table-cell>
          <table:table-cell table:formula="of:=AVERAGE([.B292:.B301])" office:value-type="float" office:value="1125.69175349347" calcext:value-type="float">
            <text:p>1125.6917534935</text:p>
          </table:table-cell>
          <table:table-cell table:formula="of:=AVERAGE([.C292:.C301])" office:value-type="float" office:value="933.971538659479" calcext:value-type="float">
            <text:p>933.971538659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7.242731535468" calcext:value-type="float">
            <text:p>787.2427315355</text:p>
          </table:table-cell>
          <table:table-cell office:value-type="float" office:value="656.03560961289" calcext:value-type="float">
            <text:p>656.0356096129</text:p>
          </table:table-cell>
          <table:table-cell table:formula="of:=AVERAGE([.B293:.B302])" office:value-type="float" office:value="1035.17418126851" calcext:value-type="float">
            <text:p>1035.1741812685</text:p>
          </table:table-cell>
          <table:table-cell table:formula="of:=AVERAGE([.C293:.C302])" office:value-type="float" office:value="869.389064714226" calcext:value-type="float">
            <text:p>869.389064714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21.385061919638" calcext:value-type="float">
            <text:p>521.3850619196</text:p>
          </table:table-cell>
          <table:table-cell office:value-type="float" office:value="391.038796439728" calcext:value-type="float">
            <text:p>391.0387964397</text:p>
          </table:table-cell>
          <table:table-cell table:formula="of:=AVERAGE([.B294:.B303])" office:value-type="float" office:value="970.76513821651" calcext:value-type="float">
            <text:p>970.7651382165</text:p>
          </table:table-cell>
          <table:table-cell table:formula="of:=AVERAGE([.C294:.C303])" office:value-type="float" office:value="817.844850501784" calcext:value-type="float">
            <text:p>817.844850501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834.72871703811" calcext:value-type="float">
            <text:p>1834.7287170381</text:p>
          </table:table-cell>
          <table:table-cell office:value-type="float" office:value="1572.62461460409" calcext:value-type="float">
            <text:p>1572.6246146041</text:p>
          </table:table-cell>
          <table:table-cell table:formula="of:=AVERAGE([.B295:.B304])" office:value-type="float" office:value="1062.46495940908" calcext:value-type="float">
            <text:p>1062.4649594091</text:p>
          </table:table-cell>
          <table:table-cell table:formula="of:=AVERAGE([.C295:.C304])" office:value-type="float" office:value="883.334261450957" calcext:value-type="float">
            <text:p>883.33426145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393.559653397785" calcext:value-type="float">
            <text:p>393.5596533978</text:p>
          </table:table-cell>
          <table:table-cell table:formula="of:=AVERAGE([.B296:.B305])" office:value-type="float" office:value="1009.97593940306" calcext:value-type="float">
            <text:p>1009.9759394031</text:p>
          </table:table-cell>
          <table:table-cell table:formula="of:=AVERAGE([.C296:.C305])" office:value-type="float" office:value="857.086665829447" calcext:value-type="float">
            <text:p>857.086665829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684.55762757353" calcext:value-type="float">
            <text:p>1684.5576275735</text:p>
          </table:table-cell>
          <table:table-cell office:value-type="float" office:value="1425.39491563914" calcext:value-type="float">
            <text:p>1425.3949156392</text:p>
          </table:table-cell>
          <table:table-cell table:formula="of:=AVERAGE([.B297:.B306])" office:value-type="float" office:value="1100.61954109073" calcext:value-type="float">
            <text:p>1100.6195410907</text:p>
          </table:table-cell>
          <table:table-cell table:formula="of:=AVERAGE([.C297:.C306])" office:value-type="float" office:value="934.782689835295" calcext:value-type="float">
            <text:p>934.782689835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74.69214118662" calcext:value-type="float">
            <text:p>1174.6921411866</text:p>
          </table:table-cell>
          <table:table-cell office:value-type="float" office:value="913.649443145152" calcext:value-type="float">
            <text:p>913.6494431452</text:p>
          </table:table-cell>
          <table:table-cell table:formula="of:=AVERAGE([.B298:.B307])" office:value-type="float" office:value="1087.04928492586" calcext:value-type="float">
            <text:p>1087.0492849259</text:p>
          </table:table-cell>
          <table:table-cell table:formula="of:=AVERAGE([.C298:.C307])" office:value-type="float" office:value="908.212110894633" calcext:value-type="float">
            <text:p>908.212110894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99:.B308])" office:value-type="float" office:value="982.136108277545" calcext:value-type="float">
            <text:p>982.1361082775</text:p>
          </table:table-cell>
          <table:table-cell table:formula="of:=AVERAGE([.C299:.C308])" office:value-type="float" office:value="816.413081327354" calcext:value-type="float">
            <text:p>816.4130813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364.60997961415" calcext:value-type="float">
            <text:p>2364.6099796142</text:p>
          </table:table-cell>
          <table:table-cell office:value-type="float" office:value="1970.50831634512" calcext:value-type="float">
            <text:p>1970.5083163451</text:p>
          </table:table-cell>
          <table:table-cell table:formula="of:=AVERAGE([.B300:.B309])" office:value-type="float" office:value="1062.99300347123" calcext:value-type="float">
            <text:p>1062.9930034712</text:p>
          </table:table-cell>
          <table:table-cell table:formula="of:=AVERAGE([.C300:.C309])" office:value-type="float" office:value="896.760835886066" calcext:value-type="float">
            <text:p>896.760835886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7.294482089688" calcext:value-type="float">
            <text:p>787.2944820897</text:p>
          </table:table-cell>
          <table:table-cell office:value-type="float" office:value="656.07873507474" calcext:value-type="float">
            <text:p>656.0787350747</text:p>
          </table:table-cell>
          <table:table-cell table:formula="of:=AVERAGE([.B301:.B310])" office:value-type="float" office:value="1089.42130709763" calcext:value-type="float">
            <text:p>1089.4213070976</text:p>
          </table:table-cell>
          <table:table-cell table:formula="of:=AVERAGE([.C301:.C310])" office:value-type="float" office:value="910.067564810972" calcext:value-type="float">
            <text:p>910.06756481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87.920694724172" calcext:value-type="float">
            <text:p>387.9206947242</text:p>
          </table:table-cell>
          <table:table-cell office:value-type="float" office:value="258.613796482782" calcext:value-type="float">
            <text:p>258.6137964828</text:p>
          </table:table-cell>
          <table:table-cell table:formula="of:=AVERAGE([.B302:.B311])" office:value-type="float" office:value="993.599108907916" calcext:value-type="float">
            <text:p>993.5991089079</text:p>
          </table:table-cell>
          <table:table-cell table:formula="of:=AVERAGE([.C302:.C311])" office:value-type="float" office:value="823.750388074144" calcext:value-type="float">
            <text:p>823.750388074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67.18824072684" calcext:value-type="float">
            <text:p>1167.1882407268</text:p>
          </table:table-cell>
          <table:table-cell office:value-type="float" office:value="1037.50065842386" calcext:value-type="float">
            <text:p>1037.5006584239</text:p>
          </table:table-cell>
          <table:table-cell table:formula="of:=AVERAGE([.B303:.B312])" office:value-type="float" office:value="1031.59365982705" calcext:value-type="float">
            <text:p>1031.5936598271</text:p>
          </table:table-cell>
          <table:table-cell table:formula="of:=AVERAGE([.C303:.C312])" office:value-type="float" office:value="861.89689295524" calcext:value-type="float">
            <text:p>861.896892955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61.71838057759" calcext:value-type="float">
            <text:p>1161.7183805776</text:p>
          </table:table-cell>
          <table:table-cell office:value-type="float" office:value="903.558740449236" calcext:value-type="float">
            <text:p>903.5587404492</text:p>
          </table:table-cell>
          <table:table-cell table:formula="of:=AVERAGE([.B304:.B313])" office:value-type="float" office:value="1095.62699169285" calcext:value-type="float">
            <text:p>1095.6269916929</text:p>
          </table:table-cell>
          <table:table-cell table:formula="of:=AVERAGE([.C304:.C313])" office:value-type="float" office:value="913.148887356191" calcext:value-type="float">
            <text:p>913.148887356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15.14917261789" calcext:value-type="float">
            <text:p>1015.1491726179</text:p>
          </table:table-cell>
          <table:table-cell office:value-type="float" office:value="888.255526040657" calcext:value-type="float">
            <text:p>888.2555260407</text:p>
          </table:table-cell>
          <table:table-cell table:formula="of:=AVERAGE([.B305:.B314])" office:value-type="float" office:value="1013.66903725083" calcext:value-type="float">
            <text:p>1013.6690372508</text:p>
          </table:table-cell>
          <table:table-cell table:formula="of:=AVERAGE([.C305:.C314])" office:value-type="float" office:value="844.711978499847" calcext:value-type="float">
            <text:p>844.711978499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831.11232966696" calcext:value-type="float">
            <text:p>1831.112329667</text:p>
          </table:table-cell>
          <table:table-cell office:value-type="float" office:value="1569.52485400025" calcext:value-type="float">
            <text:p>1569.5248540003</text:p>
          </table:table-cell>
          <table:table-cell table:formula="of:=AVERAGE([.B306:.B315])" office:value-type="float" office:value="1157.42430487774" calcext:value-type="float">
            <text:p>1157.4243048778</text:p>
          </table:table-cell>
          <table:table-cell table:formula="of:=AVERAGE([.C306:.C315])" office:value-type="float" office:value="962.308498560093" calcext:value-type="float">
            <text:p>962.308498560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6.848824862394" calcext:value-type="float">
            <text:p>786.8488248624</text:p>
          </table:table-cell>
          <table:table-cell office:value-type="float" office:value="655.707354051995" calcext:value-type="float">
            <text:p>655.707354052</text:p>
          </table:table-cell>
          <table:table-cell table:formula="of:=AVERAGE([.B307:.B316])" office:value-type="float" office:value="1067.65342460663" calcext:value-type="float">
            <text:p>1067.6534246066</text:p>
          </table:table-cell>
          <table:table-cell table:formula="of:=AVERAGE([.C307:.C316])" office:value-type="float" office:value="885.339742401379" calcext:value-type="float">
            <text:p>885.339742401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79.1467890359" calcext:value-type="float">
            <text:p>1179.1467890359</text:p>
          </table:table-cell>
          <table:table-cell office:value-type="float" office:value="917.114169250145" calcext:value-type="float">
            <text:p>917.1141692501</text:p>
          </table:table-cell>
          <table:table-cell table:formula="of:=AVERAGE([.B308:.B317])" office:value-type="float" office:value="1068.09888939156" calcext:value-type="float">
            <text:p>1068.0988893916</text:p>
          </table:table-cell>
          <table:table-cell table:formula="of:=AVERAGE([.C308:.C317])" office:value-type="float" office:value="885.686215011878" calcext:value-type="float">
            <text:p>885.686215011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569.61980360425" calcext:value-type="float">
            <text:p>1569.6198036043</text:p>
          </table:table-cell>
          <table:table-cell office:value-type="float" office:value="1438.8181533039" calcext:value-type="float">
            <text:p>1438.8181533039</text:p>
          </table:table-cell>
          <table:table-cell table:formula="of:=AVERAGE([.B309:.B318])" office:value-type="float" office:value="1225.06086975198" calcext:value-type="float">
            <text:p>1225.060869752</text:p>
          </table:table-cell>
          <table:table-cell table:formula="of:=AVERAGE([.C309:.C318])" office:value-type="float" office:value="1029.56803034227" calcext:value-type="float">
            <text:p>1029.568030342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5.475152666522" calcext:value-type="float">
            <text:p>785.4751526665</text:p>
          </table:table-cell>
          <table:table-cell office:value-type="float" office:value="523.650101777681" calcext:value-type="float">
            <text:p>523.6501017777</text:p>
          </table:table-cell>
          <table:table-cell table:formula="of:=AVERAGE([.B310:.B319])" office:value-type="float" office:value="1067.14738705722" calcext:value-type="float">
            <text:p>1067.1473870572</text:p>
          </table:table-cell>
          <table:table-cell table:formula="of:=AVERAGE([.C310:.C319])" office:value-type="float" office:value="884.882208885523" calcext:value-type="float">
            <text:p>884.882208885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787.944044290272" calcext:value-type="float">
            <text:p>787.9440442903</text:p>
          </table:table-cell>
          <table:table-cell table:formula="of:=AVERAGE([.B311:.B320])" office:value-type="float" office:value="1067.21234327728" calcext:value-type="float">
            <text:p>1067.2123432773</text:p>
          </table:table-cell>
          <table:table-cell table:formula="of:=AVERAGE([.C311:.C320])" office:value-type="float" office:value="898.068739807077" calcext:value-type="float">
            <text:p>898.068739807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97.92025748744" calcext:value-type="float">
            <text:p>1297.9202574875</text:p>
          </table:table-cell>
          <table:table-cell office:value-type="float" office:value="1038.33620598995" calcext:value-type="float">
            <text:p>1038.33620599</text:p>
          </table:table-cell>
          <table:table-cell table:formula="of:=AVERAGE([.B312:.B321])" office:value-type="float" office:value="1158.21229955361" calcext:value-type="float">
            <text:p>1158.2122995536</text:p>
          </table:table-cell>
          <table:table-cell table:formula="of:=AVERAGE([.C312:.C321])" office:value-type="float" office:value="976.040980757794" calcext:value-type="float">
            <text:p>976.040980757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916.341428512562" calcext:value-type="float">
            <text:p>916.3414285126</text:p>
          </table:table-cell>
          <table:table-cell office:value-type="float" office:value="785.435510153625" calcext:value-type="float">
            <text:p>785.4355101536</text:p>
          </table:table-cell>
          <table:table-cell table:formula="of:=AVERAGE([.B313:.B322])" office:value-type="float" office:value="1133.12761833218" calcext:value-type="float">
            <text:p>1133.1276183322</text:p>
          </table:table-cell>
          <table:table-cell table:formula="of:=AVERAGE([.C313:.C322])" office:value-type="float" office:value="950.834465930771" calcext:value-type="float">
            <text:p>950.834465930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36.3575528333" calcext:value-type="float">
            <text:p>1136.3575528333</text:p>
          </table:table-cell>
          <table:table-cell office:value-type="float" office:value="1010.09560251849" calcext:value-type="float">
            <text:p>1010.0956025185</text:p>
          </table:table-cell>
          <table:table-cell table:formula="of:=AVERAGE([.B314:.B323])" office:value-type="float" office:value="1130.59153555775" calcext:value-type="float">
            <text:p>1130.5915355578</text:p>
          </table:table-cell>
          <table:table-cell table:formula="of:=AVERAGE([.C314:.C323])" office:value-type="float" office:value="961.488152137697" calcext:value-type="float">
            <text:p>961.488152137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27.77589537768" calcext:value-type="float">
            <text:p>1027.7758953777</text:p>
          </table:table-cell>
          <table:table-cell office:value-type="float" office:value="899.303908455467" calcext:value-type="float">
            <text:p>899.3039084555</text:p>
          </table:table-cell>
          <table:table-cell table:formula="of:=AVERAGE([.B315:.B324])" office:value-type="float" office:value="1131.85420783373" calcext:value-type="float">
            <text:p>1131.8542078337</text:p>
          </table:table-cell>
          <table:table-cell table:formula="of:=AVERAGE([.C315:.C324])" office:value-type="float" office:value="962.592990379177" calcext:value-type="float">
            <text:p>962.592990379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33.84204659847" calcext:value-type="float">
            <text:p>1033.8420465985</text:p>
          </table:table-cell>
          <table:table-cell office:value-type="float" office:value="775.381534948853" calcext:value-type="float">
            <text:p>775.3815349489</text:p>
          </table:table-cell>
          <table:table-cell table:formula="of:=AVERAGE([.B316:.B325])" office:value-type="float" office:value="1052.12717952688" calcext:value-type="float">
            <text:p>1052.1271795269</text:p>
          </table:table-cell>
          <table:table-cell table:formula="of:=AVERAGE([.C316:.C325])" office:value-type="float" office:value="883.178658474038" calcext:value-type="float">
            <text:p>883.1786584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34.3829326423" calcext:value-type="float">
            <text:p>1034.3829326423</text:p>
          </table:table-cell>
          <table:table-cell office:value-type="float" office:value="905.085066062017" calcext:value-type="float">
            <text:p>905.085066062</text:p>
          </table:table-cell>
          <table:table-cell table:formula="of:=AVERAGE([.B317:.B326])" office:value-type="float" office:value="1076.88059030487" calcext:value-type="float">
            <text:p>1076.8805903049</text:p>
          </table:table-cell>
          <table:table-cell table:formula="of:=AVERAGE([.C317:.C326])" office:value-type="float" office:value="908.11642967504" calcext:value-type="float">
            <text:p>908.11642967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77.647414693284" calcext:value-type="float">
            <text:p>777.6474146933</text:p>
          </table:table-cell>
          <table:table-cell office:value-type="float" office:value="648.039512244403" calcext:value-type="float">
            <text:p>648.0395122444</text:p>
          </table:table-cell>
          <table:table-cell table:formula="of:=AVERAGE([.B318:.B327])" office:value-type="float" office:value="1036.73065287061" calcext:value-type="float">
            <text:p>1036.7306528706</text:p>
          </table:table-cell>
          <table:table-cell table:formula="of:=AVERAGE([.C318:.C327])" office:value-type="float" office:value="881.208963974466" calcext:value-type="float">
            <text:p>881.208963974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063.76770300903" calcext:value-type="float">
            <text:p>2063.767703009</text:p>
          </table:table-cell>
          <table:table-cell office:value-type="float" office:value="1676.81125869484" calcext:value-type="float">
            <text:p>1676.8112586948</text:p>
          </table:table-cell>
          <table:table-cell table:formula="of:=AVERAGE([.B319:.B328])" office:value-type="float" office:value="1086.14544281109" calcext:value-type="float">
            <text:p>1086.1454428111</text:p>
          </table:table-cell>
          <table:table-cell table:formula="of:=AVERAGE([.C319:.C328])" office:value-type="float" office:value="905.00827451356" calcext:value-type="float">
            <text:p>905.008274513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20:.B329])" office:value-type="float" office:value="1007.59792754443" calcext:value-type="float">
            <text:p>1007.5979275444</text:p>
          </table:table-cell>
          <table:table-cell table:formula="of:=AVERAGE([.C320:.C329])" office:value-type="float" office:value="852.643264335792" calcext:value-type="float">
            <text:p>852.643264335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68.91760193842" calcext:value-type="float">
            <text:p>1168.9176019384</text:p>
          </table:table-cell>
          <table:table-cell office:value-type="float" office:value="1039.03786838971" calcext:value-type="float">
            <text:p>1039.0378683897</text:p>
          </table:table-cell>
          <table:table-cell table:formula="of:=AVERAGE([.B321:.B330])" office:value-type="float" office:value="1045.69528330925" calcext:value-type="float">
            <text:p>1045.6952833093</text:p>
          </table:table-cell>
          <table:table-cell table:formula="of:=AVERAGE([.C321:.C330])" office:value-type="float" office:value="877.752646745736" calcext:value-type="float">
            <text:p>877.752646745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19.72966199572" calcext:value-type="float">
            <text:p>1419.7296619957</text:p>
          </table:table-cell>
          <table:table-cell office:value-type="float" office:value="1161.59699617831" calcext:value-type="float">
            <text:p>1161.5969961783</text:p>
          </table:table-cell>
          <table:table-cell table:formula="of:=AVERAGE([.B322:.B331])" office:value-type="float" office:value="1057.87622376008" calcext:value-type="float">
            <text:p>1057.8762237601</text:p>
          </table:table-cell>
          <table:table-cell table:formula="of:=AVERAGE([.C322:.C331])" office:value-type="float" office:value="890.078725764572" calcext:value-type="float">
            <text:p>890.078725764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23.70262445083" calcext:value-type="float">
            <text:p>1423.7026244508</text:p>
          </table:table-cell>
          <table:table-cell office:value-type="float" office:value="1294.27511313712" calcext:value-type="float">
            <text:p>1294.2751131371</text:p>
          </table:table-cell>
          <table:table-cell table:formula="of:=AVERAGE([.B323:.B332])" office:value-type="float" office:value="1108.6123433539" calcext:value-type="float">
            <text:p>1108.6123433539</text:p>
          </table:table-cell>
          <table:table-cell table:formula="of:=AVERAGE([.C323:.C332])" office:value-type="float" office:value="940.962686062921" calcext:value-type="float">
            <text:p>940.962686062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888.194808914479" calcext:value-type="float">
            <text:p>888.1948089145</text:p>
          </table:table-cell>
          <table:table-cell office:value-type="float" office:value="634.424863510342" calcext:value-type="float">
            <text:p>634.4248635103</text:p>
          </table:table-cell>
          <table:table-cell table:formula="of:=AVERAGE([.B324:.B333])" office:value-type="float" office:value="1083.79606896202" calcext:value-type="float">
            <text:p>1083.796068962</text:p>
          </table:table-cell>
          <table:table-cell table:formula="of:=AVERAGE([.C324:.C333])" office:value-type="float" office:value="903.395612162106" calcext:value-type="float">
            <text:p>903.395612162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679.27404476679" calcext:value-type="float">
            <text:p>1679.2740447668</text:p>
          </table:table-cell>
          <table:table-cell office:value-type="float" office:value="1420.92419172575" calcext:value-type="float">
            <text:p>1420.9241917258</text:p>
          </table:table-cell>
          <table:table-cell table:formula="of:=AVERAGE([.B325:.B334])" office:value-type="float" office:value="1148.94588390093" calcext:value-type="float">
            <text:p>1148.9458839009</text:p>
          </table:table-cell>
          <table:table-cell table:formula="of:=AVERAGE([.C325:.C334])" office:value-type="float" office:value="955.557640489134" calcext:value-type="float">
            <text:p>955.557640489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12.23048016154" calcext:value-type="float">
            <text:p>1312.2304801615</text:p>
          </table:table-cell>
          <table:table-cell office:value-type="float" office:value="1049.78438412923" calcext:value-type="float">
            <text:p>1049.7843841292</text:p>
          </table:table-cell>
          <table:table-cell table:formula="of:=AVERAGE([.B326:.B335])" office:value-type="float" office:value="1176.78472725724" calcext:value-type="float">
            <text:p>1176.7847272572</text:p>
          </table:table-cell>
          <table:table-cell table:formula="of:=AVERAGE([.C326:.C335])" office:value-type="float" office:value="982.997925407171" calcext:value-type="float">
            <text:p>982.997925407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79.05739700929" calcext:value-type="float">
            <text:p>1179.0573970093</text:p>
          </table:table-cell>
          <table:table-cell office:value-type="float" office:value="1048.05101956381" calcext:value-type="float">
            <text:p>1048.0510195638</text:p>
          </table:table-cell>
          <table:table-cell table:formula="of:=AVERAGE([.B327:.B336])" office:value-type="float" office:value="1191.25217369394" calcext:value-type="float">
            <text:p>1191.2521736939</text:p>
          </table:table-cell>
          <table:table-cell table:formula="of:=AVERAGE([.C327:.C336])" office:value-type="float" office:value="997.294520757351" calcext:value-type="float">
            <text:p>997.29452075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73.37579653443" calcext:value-type="float">
            <text:p>1173.3757965344</text:p>
          </table:table-cell>
          <table:table-cell office:value-type="float" office:value="912.625619526776" calcext:value-type="float">
            <text:p>912.6256195268</text:p>
          </table:table-cell>
          <table:table-cell table:formula="of:=AVERAGE([.B328:.B337])" office:value-type="float" office:value="1230.82501187805" calcext:value-type="float">
            <text:p>1230.8250118781</text:p>
          </table:table-cell>
          <table:table-cell table:formula="of:=AVERAGE([.C328:.C337])" office:value-type="float" office:value="1023.75313148559" calcext:value-type="float">
            <text:p>1023.753131485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1030.73611547753" calcext:value-type="float">
            <text:p>1030.7361154775</text:p>
          </table:table-cell>
          <table:table-cell table:formula="of:=AVERAGE([.B329:.B338])" office:value-type="float" office:value="1127.5218531249" calcext:value-type="float">
            <text:p>1127.5218531249</text:p>
          </table:table-cell>
          <table:table-cell table:formula="of:=AVERAGE([.C329:.C338])" office:value-type="float" office:value="959.145617163858" calcext:value-type="float">
            <text:p>959.145617163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77.822204389352" calcext:value-type="float">
            <text:p>777.8222043894</text:p>
          </table:table-cell>
          <table:table-cell office:value-type="float" office:value="648.18517032446" calcext:value-type="float">
            <text:p>648.1851703245</text:p>
          </table:table-cell>
          <table:table-cell table:formula="of:=AVERAGE([.B330:.B339])" office:value-type="float" office:value="1205.30407356384" calcext:value-type="float">
            <text:p>1205.3040735638</text:p>
          </table:table-cell>
          <table:table-cell table:formula="of:=AVERAGE([.C330:.C339])" office:value-type="float" office:value="1023.9641341963" calcext:value-type="float">
            <text:p>1023.964134196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833.145831880188" calcext:value-type="float">
            <text:p>833.1458318802</text:p>
          </table:table-cell>
          <table:table-cell office:value-type="float" office:value="595.104165628706" calcext:value-type="float">
            <text:p>595.1041656287</text:p>
          </table:table-cell>
          <table:table-cell table:formula="of:=AVERAGE([.B331:.B340])" office:value-type="float" office:value="1171.72689655801" calcext:value-type="float">
            <text:p>1171.726896558</text:p>
          </table:table-cell>
          <table:table-cell table:formula="of:=AVERAGE([.C331:.C340])" office:value-type="float" office:value="979.570763920204" calcext:value-type="float">
            <text:p>979.570763920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78.68854110039" calcext:value-type="float">
            <text:p>1178.6885411004</text:p>
          </table:table-cell>
          <table:table-cell office:value-type="float" office:value="1047.72314764479" calcext:value-type="float">
            <text:p>1047.7231476448</text:p>
          </table:table-cell>
          <table:table-cell table:formula="of:=AVERAGE([.B332:.B341])" office:value-type="float" office:value="1147.62278446848" calcext:value-type="float">
            <text:p>1147.6227844685</text:p>
          </table:table-cell>
          <table:table-cell table:formula="of:=AVERAGE([.C332:.C341])" office:value-type="float" office:value="968.183379066851" calcext:value-type="float">
            <text:p>968.183379066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62.91004770355" calcext:value-type="float">
            <text:p>1162.9100477036</text:p>
          </table:table-cell>
          <table:table-cell office:value-type="float" office:value="904.485592658318" calcext:value-type="float">
            <text:p>904.4855926583</text:p>
          </table:table-cell>
          <table:table-cell table:formula="of:=AVERAGE([.B333:.B342])" office:value-type="float" office:value="1121.54352679375" calcext:value-type="float">
            <text:p>1121.5435267938</text:p>
          </table:table-cell>
          <table:table-cell table:formula="of:=AVERAGE([.C333:.C342])" office:value-type="float" office:value="929.204427018972" calcext:value-type="float">
            <text:p>929.20442701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82.72553521723" calcext:value-type="float">
            <text:p>1282.7255352172</text:p>
          </table:table-cell>
          <table:table-cell office:value-type="float" office:value="1154.45298169551" calcext:value-type="float">
            <text:p>1154.4529816955</text:p>
          </table:table-cell>
          <table:table-cell table:formula="of:=AVERAGE([.B334:.B343])" office:value-type="float" office:value="1160.99659942403" calcext:value-type="float">
            <text:p>1160.996599424</text:p>
          </table:table-cell>
          <table:table-cell table:formula="of:=AVERAGE([.C334:.C343])" office:value-type="float" office:value="981.207238837488" calcext:value-type="float">
            <text:p>981.207238837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47.19977027369" calcext:value-type="float">
            <text:p>1047.1997702737</text:p>
          </table:table-cell>
          <table:table-cell office:value-type="float" office:value="785.399827705269" calcext:value-type="float">
            <text:p>785.3998277053</text:p>
          </table:table-cell>
          <table:table-cell table:formula="of:=AVERAGE([.B335:.B344])" office:value-type="float" office:value="1097.78917197472" calcext:value-type="float">
            <text:p>1097.7891719747</text:p>
          </table:table-cell>
          <table:table-cell table:formula="of:=AVERAGE([.C335:.C344])" office:value-type="float" office:value="917.65480243544" calcext:value-type="float">
            <text:p>917.654802435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37.14820895355" calcext:value-type="float">
            <text:p>1037.1482089536</text:p>
          </table:table-cell>
          <table:table-cell office:value-type="float" office:value="907.50468283436" calcext:value-type="float">
            <text:p>907.5046828344</text:p>
          </table:table-cell>
          <table:table-cell table:formula="of:=AVERAGE([.B336:.B345])" office:value-type="float" office:value="1070.28094485392" calcext:value-type="float">
            <text:p>1070.2809448539</text:p>
          </table:table-cell>
          <table:table-cell table:formula="of:=AVERAGE([.C336:.C345])" office:value-type="float" office:value="903.426832305953" calcext:value-type="float">
            <text:p>903.4268323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51.77382417984" calcext:value-type="float">
            <text:p>1051.7738241798</text:p>
          </table:table-cell>
          <table:table-cell office:value-type="float" office:value="920.30209615736" calcext:value-type="float">
            <text:p>920.3020961574</text:p>
          </table:table-cell>
          <table:table-cell table:formula="of:=AVERAGE([.B337:.B346])" office:value-type="float" office:value="1057.55258757098" calcext:value-type="float">
            <text:p>1057.552587571</text:p>
          </table:table-cell>
          <table:table-cell table:formula="of:=AVERAGE([.C337:.C346])" office:value-type="float" office:value="890.651939965308" calcext:value-type="float">
            <text:p>890.651939965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31.542929945771" calcext:value-type="float">
            <text:p>731.5429299458</text:p>
          </table:table-cell>
          <table:table-cell office:value-type="float" office:value="627.036797096375" calcext:value-type="float">
            <text:p>627.0367970964</text:p>
          </table:table-cell>
          <table:table-cell table:formula="of:=AVERAGE([.B338:.B347])" office:value-type="float" office:value="1013.36930091211" calcext:value-type="float">
            <text:p>1013.3693009121</text:p>
          </table:table-cell>
          <table:table-cell table:formula="of:=AVERAGE([.C338:.C347])" office:value-type="float" office:value="862.093057722268" calcext:value-type="float">
            <text:p>862.093057722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909.444919384009" calcext:value-type="float">
            <text:p>909.444919384</text:p>
          </table:table-cell>
          <table:table-cell office:value-type="float" office:value="779.524216614865" calcext:value-type="float">
            <text:p>779.5242166149</text:p>
          </table:table-cell>
          <table:table-cell table:formula="of:=AVERAGE([.B339:.B348])" office:value-type="float" office:value="1001.24018130276" calcext:value-type="float">
            <text:p>1001.2401813028</text:p>
          </table:table-cell>
          <table:table-cell table:formula="of:=AVERAGE([.C339:.C348])" office:value-type="float" office:value="836.971867836001" calcext:value-type="float">
            <text:p>836.97186783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094.81186586281" calcext:value-type="float">
            <text:p>2094.8118658628</text:p>
          </table:table-cell>
          <table:table-cell office:value-type="float" office:value="1832.96038262996" calcext:value-type="float">
            <text:p>1832.96038263</text:p>
          </table:table-cell>
          <table:table-cell table:formula="of:=AVERAGE([.B340:.B349])" office:value-type="float" office:value="1132.9391474501" calcext:value-type="float">
            <text:p>1132.9391474501</text:p>
          </table:table-cell>
          <table:table-cell table:formula="of:=AVERAGE([.C340:.C349])" office:value-type="float" office:value="955.449389066551" calcext:value-type="float">
            <text:p>955.449389066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15.306644078647" calcext:value-type="float">
            <text:p>515.3066440786</text:p>
          </table:table-cell>
          <table:table-cell office:value-type="float" office:value="386.479983058985" calcext:value-type="float">
            <text:p>386.479983059</text:p>
          </table:table-cell>
          <table:table-cell table:formula="of:=AVERAGE([.B341:.B350])" office:value-type="float" office:value="1101.15522866995" calcext:value-type="float">
            <text:p>1101.15522867</text:p>
          </table:table-cell>
          <table:table-cell table:formula="of:=AVERAGE([.C341:.C350])" office:value-type="float" office:value="934.586970809579" calcext:value-type="float">
            <text:p>934.586970809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536.53594373718" calcext:value-type="float">
            <text:p>1536.5359437372</text:p>
          </table:table-cell>
          <table:table-cell office:value-type="float" office:value="1280.44661978098" calcext:value-type="float">
            <text:p>1280.446619781</text:p>
          </table:table-cell>
          <table:table-cell table:formula="of:=AVERAGE([.B342:.B351])" office:value-type="float" office:value="1136.93996893363" calcext:value-type="float">
            <text:p>1136.9399689336</text:p>
          </table:table-cell>
          <table:table-cell table:formula="of:=AVERAGE([.C342:.C351])" office:value-type="float" office:value="957.859318023197" calcext:value-type="float">
            <text:p>957.859318023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911.032449388048" calcext:value-type="float">
            <text:p>911.032449388</text:p>
          </table:table-cell>
          <table:table-cell office:value-type="float" office:value="780.884956618327" calcext:value-type="float">
            <text:p>780.8849566183</text:p>
          </table:table-cell>
          <table:table-cell table:formula="of:=AVERAGE([.B343:.B352])" office:value-type="float" office:value="1111.75220910208" calcext:value-type="float">
            <text:p>1111.7522091021</text:p>
          </table:table-cell>
          <table:table-cell table:formula="of:=AVERAGE([.C343:.C352])" office:value-type="float" office:value="945.499254419198" calcext:value-type="float">
            <text:p>945.499254419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2.891793409324" calcext:value-type="float">
            <text:p>782.8917934093</text:p>
          </table:table-cell>
          <table:table-cell office:value-type="float" office:value="652.409827841103" calcext:value-type="float">
            <text:p>652.4098278411</text:p>
          </table:table-cell>
          <table:table-cell table:formula="of:=AVERAGE([.B344:.B353])" office:value-type="float" office:value="1061.76883492129" calcext:value-type="float">
            <text:p>1061.7688349213</text:p>
          </table:table-cell>
          <table:table-cell table:formula="of:=AVERAGE([.C344:.C353])" office:value-type="float" office:value="895.294939033758" calcext:value-type="float">
            <text:p>895.294939033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08.4320329629" calcext:value-type="float">
            <text:p>1308.4320329629</text:p>
          </table:table-cell>
          <table:table-cell office:value-type="float" office:value="1177.58882966661" calcext:value-type="float">
            <text:p>1177.5888296666</text:p>
          </table:table-cell>
          <table:table-cell table:formula="of:=AVERAGE([.B345:.B354])" office:value-type="float" office:value="1087.89206119021" calcext:value-type="float">
            <text:p>1087.8920611902</text:p>
          </table:table-cell>
          <table:table-cell table:formula="of:=AVERAGE([.C345:.C354])" office:value-type="float" office:value="934.513839229892" calcext:value-type="float">
            <text:p>934.513839229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917.56822179371" calcext:value-type="float">
            <text:p>917.5682217937</text:p>
          </table:table-cell>
          <table:table-cell office:value-type="float" office:value="786.487047251751" calcext:value-type="float">
            <text:p>786.4870472518</text:p>
          </table:table-cell>
          <table:table-cell table:formula="of:=AVERAGE([.B346:.B355])" office:value-type="float" office:value="1075.93406247422" calcext:value-type="float">
            <text:p>1075.9340624742</text:p>
          </table:table-cell>
          <table:table-cell table:formula="of:=AVERAGE([.C346:.C355])" office:value-type="float" office:value="922.412075671631" calcext:value-type="float">
            <text:p>922.412075671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17.88727972757" calcext:value-type="float">
            <text:p>1017.8872797276</text:p>
          </table:table-cell>
          <table:table-cell office:value-type="float" office:value="763.415459795678" calcext:value-type="float">
            <text:p>763.4154597957</text:p>
          </table:table-cell>
          <table:table-cell table:formula="of:=AVERAGE([.B347:.B356])" office:value-type="float" office:value="1072.545408029" calcext:value-type="float">
            <text:p>1072.545408029</text:p>
          </table:table-cell>
          <table:table-cell table:formula="of:=AVERAGE([.C347:.C356])" office:value-type="float" office:value="906.723412035463" calcext:value-type="float">
            <text:p>906.723412035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30.56721089856" calcext:value-type="float">
            <text:p>1030.5672108986</text:p>
          </table:table-cell>
          <table:table-cell office:value-type="float" office:value="901.746309536241" calcext:value-type="float">
            <text:p>901.7463095362</text:p>
          </table:table-cell>
          <table:table-cell table:formula="of:=AVERAGE([.B348:.B357])" office:value-type="float" office:value="1102.44783612428" calcext:value-type="float">
            <text:p>1102.4478361243</text:p>
          </table:table-cell>
          <table:table-cell table:formula="of:=AVERAGE([.C348:.C357])" office:value-type="float" office:value="934.19436327945" calcext:value-type="float">
            <text:p>934.194363279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02.58579562755" calcext:value-type="float">
            <text:p>1302.5857956276</text:p>
          </table:table-cell>
          <table:table-cell office:value-type="float" office:value="1172.32721606479" calcext:value-type="float">
            <text:p>1172.3272160648</text:p>
          </table:table-cell>
          <table:table-cell table:formula="of:=AVERAGE([.B349:.B358])" office:value-type="float" office:value="1141.76192374863" calcext:value-type="float">
            <text:p>1141.7619237486</text:p>
          </table:table-cell>
          <table:table-cell table:formula="of:=AVERAGE([.C349:.C358])" office:value-type="float" office:value="973.474663224442" calcext:value-type="float">
            <text:p>973.474663224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937.40184880059" calcext:value-type="float">
            <text:p>1937.4018488006</text:p>
          </table:table-cell>
          <table:table-cell office:value-type="float" office:value="1549.92147904047" calcext:value-type="float">
            <text:p>1549.9214790405</text:p>
          </table:table-cell>
          <table:table-cell table:formula="of:=AVERAGE([.B350:.B359])" office:value-type="float" office:value="1126.02092204241" calcext:value-type="float">
            <text:p>1126.0209220424</text:p>
          </table:table-cell>
          <table:table-cell table:formula="of:=AVERAGE([.C350:.C359])" office:value-type="float" office:value="945.170772865493" calcext:value-type="float">
            <text:p>945.170772865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626.090613849115" calcext:value-type="float">
            <text:p>626.0906138491</text:p>
          </table:table-cell>
          <table:table-cell table:formula="of:=AVERAGE([.B351:.B360])" office:value-type="float" office:value="1137.09931901945" calcext:value-type="float">
            <text:p>1137.0993190195</text:p>
          </table:table-cell>
          <table:table-cell table:formula="of:=AVERAGE([.C351:.C360])" office:value-type="float" office:value="969.131835944507" calcext:value-type="float">
            <text:p>969.131835944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80.88806046647" calcext:value-type="float">
            <text:p>1180.8880604665</text:p>
          </table:table-cell>
          <table:table-cell office:value-type="float" office:value="918.468491473917" calcext:value-type="float">
            <text:p>918.4684914739</text:p>
          </table:table-cell>
          <table:table-cell table:formula="of:=AVERAGE([.B352:.B361])" office:value-type="float" office:value="1101.53453069238" calcext:value-type="float">
            <text:p>1101.5345306924</text:p>
          </table:table-cell>
          <table:table-cell table:formula="of:=AVERAGE([.C352:.C361])" office:value-type="float" office:value="932.9340231138" calcext:value-type="float">
            <text:p>932.934023113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87.358166776134" calcext:value-type="float">
            <text:p>787.3581667761</text:p>
          </table:table-cell>
          <table:table-cell office:value-type="float" office:value="656.131805646778" calcext:value-type="float">
            <text:p>656.1318056468</text:p>
          </table:table-cell>
          <table:table-cell table:formula="of:=AVERAGE([.B353:.B362])" office:value-type="float" office:value="1089.16710243119" calcext:value-type="float">
            <text:p>1089.1671024312</text:p>
          </table:table-cell>
          <table:table-cell table:formula="of:=AVERAGE([.C353:.C362])" office:value-type="float" office:value="920.458708016645" calcext:value-type="float">
            <text:p>920.458708016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98.34898074528" calcext:value-type="float">
            <text:p>1298.3489807453</text:p>
          </table:table-cell>
          <table:table-cell office:value-type="float" office:value="1168.51408267076" calcext:value-type="float">
            <text:p>1168.5140826708</text:p>
          </table:table-cell>
          <table:table-cell table:formula="of:=AVERAGE([.B354:.B363])" office:value-type="float" office:value="1140.71282116479" calcext:value-type="float">
            <text:p>1140.7128211648</text:p>
          </table:table-cell>
          <table:table-cell table:formula="of:=AVERAGE([.C354:.C363])" office:value-type="float" office:value="972.069133499611" calcext:value-type="float">
            <text:p>972.069133499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55.79572340018" calcext:value-type="float">
            <text:p>1155.7957234002</text:p>
          </table:table-cell>
          <table:table-cell office:value-type="float" office:value="898.952229311248" calcext:value-type="float">
            <text:p>898.9522293112</text:p>
          </table:table-cell>
          <table:table-cell table:formula="of:=AVERAGE([.B355:.B364])" office:value-type="float" office:value="1125.44919020852" calcext:value-type="float">
            <text:p>1125.4491902085</text:p>
          </table:table-cell>
          <table:table-cell table:formula="of:=AVERAGE([.C355:.C364])" office:value-type="float" office:value="944.205473464075" calcext:value-type="float">
            <text:p>944.205473464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96.65544248003" calcext:value-type="float">
            <text:p>1296.65544248</text:p>
          </table:table-cell>
          <table:table-cell office:value-type="float" office:value="1166.98989823202" calcext:value-type="float">
            <text:p>1166.989898232</text:p>
          </table:table-cell>
          <table:table-cell table:formula="of:=AVERAGE([.B356:.B365])" office:value-type="float" office:value="1163.35791227715" calcext:value-type="float">
            <text:p>1163.3579122772</text:p>
          </table:table-cell>
          <table:table-cell table:formula="of:=AVERAGE([.C356:.C365])" office:value-type="float" office:value="982.255758562102" calcext:value-type="float">
            <text:p>982.255758562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976.871373563453" calcext:value-type="float">
            <text:p>976.8713735635</text:p>
          </table:table-cell>
          <table:table-cell office:value-type="float" office:value="854.762451868021" calcext:value-type="float">
            <text:p>854.762451868</text:p>
          </table:table-cell>
          <table:table-cell table:formula="of:=AVERAGE([.B357:.B366])" office:value-type="float" office:value="1159.25632166073" calcext:value-type="float">
            <text:p>1159.2563216607</text:p>
          </table:table-cell>
          <table:table-cell table:formula="of:=AVERAGE([.C357:.C366])" office:value-type="float" office:value="991.390457769336" calcext:value-type="float">
            <text:p>991.390457769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297.4594278274" calcext:value-type="float">
            <text:p>1297.4594278274</text:p>
          </table:table-cell>
          <table:table-cell office:value-type="float" office:value="1037.96754226192" calcext:value-type="float">
            <text:p>1037.9675422619</text:p>
          </table:table-cell>
          <table:table-cell table:formula="of:=AVERAGE([.B358:.B367])" office:value-type="float" office:value="1185.94554335362" calcext:value-type="float">
            <text:p>1185.9455433536</text:p>
          </table:table-cell>
          <table:table-cell table:formula="of:=AVERAGE([.C358:.C367])" office:value-type="float" office:value="1005.0125810419" calcext:value-type="float">
            <text:p>1005.012581041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655.568154788809" calcext:value-type="float">
            <text:p>655.5681547888</text:p>
          </table:table-cell>
          <table:table-cell office:value-type="float" office:value="524.454523831047" calcext:value-type="float">
            <text:p>524.454523831</text:p>
          </table:table-cell>
          <table:table-cell table:formula="of:=AVERAGE([.B359:.B368])" office:value-type="float" office:value="1121.24377926975" calcext:value-type="float">
            <text:p>1121.2437792698</text:p>
          </table:table-cell>
          <table:table-cell table:formula="of:=AVERAGE([.C359:.C368])" office:value-type="float" office:value="940.22531181853" calcext:value-type="float">
            <text:p>940.225311818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906.006202710019" calcext:value-type="float">
            <text:p>906.00620271</text:p>
          </table:table-cell>
          <table:table-cell table:formula="of:=AVERAGE([.B360:.B369])" office:value-type="float" office:value="1018.10421466069" calcext:value-type="float">
            <text:p>1018.1042146607</text:p>
          </table:table-cell>
          <table:table-cell table:formula="of:=AVERAGE([.C360:.C369])" office:value-type="float" office:value="875.833784185485" calcext:value-type="float">
            <text:p>875.833784185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568.69449677813" calcext:value-type="float">
            <text:p>1568.6944967781</text:p>
          </table:table-cell>
          <table:table-cell office:value-type="float" office:value="1176.5208725836" calcext:value-type="float">
            <text:p>1176.5208725836</text:p>
          </table:table-cell>
          <table:table-cell table:formula="of:=AVERAGE([.B361:.B370])" office:value-type="float" office:value="1112.36460295359" calcext:value-type="float">
            <text:p>1112.3646029536</text:p>
          </table:table-cell>
          <table:table-cell table:formula="of:=AVERAGE([.C361:.C370])" office:value-type="float" office:value="930.876810058933" calcext:value-type="float">
            <text:p>930.876810058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19.97689852493" calcext:value-type="float">
            <text:p>1419.9768985249</text:p>
          </table:table-cell>
          <table:table-cell office:value-type="float" office:value="1290.88808956812" calcext:value-type="float">
            <text:p>1290.8880895681</text:p>
          </table:table-cell>
          <table:table-cell table:formula="of:=AVERAGE([.B362:.B371])" office:value-type="float" office:value="1136.27348675944" calcext:value-type="float">
            <text:p>1136.2734867594</text:p>
          </table:table-cell>
          <table:table-cell table:formula="of:=AVERAGE([.C362:.C371])" office:value-type="float" office:value="968.118769868352" calcext:value-type="float">
            <text:p>968.118769868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857.77390775243" calcext:value-type="float">
            <text:p>857.7739077524</text:p>
          </table:table-cell>
          <table:table-cell office:value-type="float" office:value="735.234778073512" calcext:value-type="float">
            <text:p>735.2347780735</text:p>
          </table:table-cell>
          <table:table-cell table:formula="of:=AVERAGE([.B363:.B372])" office:value-type="float" office:value="1143.31506085707" calcext:value-type="float">
            <text:p>1143.3150608571</text:p>
          </table:table-cell>
          <table:table-cell table:formula="of:=AVERAGE([.C363:.C372])" office:value-type="float" office:value="976.029067111026" calcext:value-type="float">
            <text:p>976.02906711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91.638906213108" calcext:value-type="float">
            <text:p>391.6389062131</text:p>
          </table:table-cell>
          <table:table-cell office:value-type="float" office:value="261.092604142072" calcext:value-type="float">
            <text:p>261.0926041421</text:p>
          </table:table-cell>
          <table:table-cell table:formula="of:=AVERAGE([.B364:.B373])" office:value-type="float" office:value="1052.64405340385" calcext:value-type="float">
            <text:p>1052.6440534039</text:p>
          </table:table-cell>
          <table:table-cell table:formula="of:=AVERAGE([.C364:.C373])" office:value-type="float" office:value="885.286919258157" calcext:value-type="float">
            <text:p>885.286919258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097.33052949954" calcext:value-type="float">
            <text:p>2097.3305294995</text:p>
          </table:table-cell>
          <table:table-cell office:value-type="float" office:value="1835.1642133121" calcext:value-type="float">
            <text:p>1835.1642133121</text:p>
          </table:table-cell>
          <table:table-cell table:formula="of:=AVERAGE([.B365:.B374])" office:value-type="float" office:value="1146.79753401378" calcext:value-type="float">
            <text:p>1146.7975340138</text:p>
          </table:table-cell>
          <table:table-cell table:formula="of:=AVERAGE([.C365:.C374])" office:value-type="float" office:value="978.908117658242" calcext:value-type="float">
            <text:p>978.908117658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388.761551482558" calcext:value-type="float">
            <text:p>388.7615514826</text:p>
          </table:table-cell>
          <table:table-cell table:formula="of:=AVERAGE([.B366:.B375])" office:value-type="float" office:value="1056.00814491404" calcext:value-type="float">
            <text:p>1056.008144914</text:p>
          </table:table-cell>
          <table:table-cell table:formula="of:=AVERAGE([.C366:.C375])" office:value-type="float" office:value="901.085282983295" calcext:value-type="float">
            <text:p>901.085282983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47.798785370944" calcext:value-type="float">
            <text:p>747.7987853709</text:p>
          </table:table-cell>
          <table:table-cell office:value-type="float" office:value="640.970387460809" calcext:value-type="float">
            <text:p>640.9703874608</text:p>
          </table:table-cell>
          <table:table-cell table:formula="of:=AVERAGE([.B367:.B376])" office:value-type="float" office:value="1033.10088609479" calcext:value-type="float">
            <text:p>1033.1008860948</text:p>
          </table:table-cell>
          <table:table-cell table:formula="of:=AVERAGE([.C367:.C376])" office:value-type="float" office:value="879.706076542574" calcext:value-type="float">
            <text:p>879.706076542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665.6738780548" calcext:value-type="float">
            <text:p>1665.6738780548</text:p>
          </table:table-cell>
          <table:table-cell office:value-type="float" office:value="1281.28759850369" calcext:value-type="float">
            <text:p>1281.2875985037</text:p>
          </table:table-cell>
          <table:table-cell table:formula="of:=AVERAGE([.B368:.B377])" office:value-type="float" office:value="1069.92233111753" calcext:value-type="float">
            <text:p>1069.9223311175</text:p>
          </table:table-cell>
          <table:table-cell table:formula="of:=AVERAGE([.C368:.C377])" office:value-type="float" office:value="904.038082166752" calcext:value-type="float">
            <text:p>904.038082166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36.03082541994" calcext:value-type="float">
            <text:p>1436.03082542</text:p>
          </table:table-cell>
          <table:table-cell office:value-type="float" office:value="1305.48256856359" calcext:value-type="float">
            <text:p>1305.4825685636</text:p>
          </table:table-cell>
          <table:table-cell table:formula="of:=AVERAGE([.B369:.B378])" office:value-type="float" office:value="1147.96859818064" calcext:value-type="float">
            <text:p>1147.9685981806</text:p>
          </table:table-cell>
          <table:table-cell table:formula="of:=AVERAGE([.C369:.C378])" office:value-type="float" office:value="982.140886640005" calcext:value-type="float">
            <text:p>982.1408866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07.29814905433" calcext:value-type="float">
            <text:p>1307.2981490543</text:p>
          </table:table-cell>
          <table:table-cell office:value-type="float" office:value="1045.83851924347" calcext:value-type="float">
            <text:p>1045.8385192435</text:p>
          </table:table-cell>
          <table:table-cell table:formula="of:=AVERAGE([.B370:.B379])" office:value-type="float" office:value="1188.09779281507" calcext:value-type="float">
            <text:p>1188.0977928151</text:p>
          </table:table-cell>
          <table:table-cell table:formula="of:=AVERAGE([.C370:.C379])" office:value-type="float" office:value="996.12411829335" calcext:value-type="float">
            <text:p>996.124118293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390.524809029658" calcext:value-type="float">
            <text:p>390.5248090297</text:p>
          </table:table-cell>
          <table:table-cell table:formula="of:=AVERAGE([.B371:.B380])" office:value-type="float" office:value="1070.28082404022" calcext:value-type="float">
            <text:p>1070.2808240402</text:p>
          </table:table-cell>
          <table:table-cell table:formula="of:=AVERAGE([.C371:.C380])" office:value-type="float" office:value="917.524511937957" calcext:value-type="float">
            <text:p>917.52451193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833.05273223973" calcext:value-type="float">
            <text:p>1833.0527322397</text:p>
          </table:table-cell>
          <table:table-cell office:value-type="float" office:value="1440.25571818836" calcext:value-type="float">
            <text:p>1440.2557181884</text:p>
          </table:table-cell>
          <table:table-cell table:formula="of:=AVERAGE([.B372:.B381])" office:value-type="float" office:value="1111.5884074117" calcext:value-type="float">
            <text:p>1111.5884074117</text:p>
          </table:table-cell>
          <table:table-cell table:formula="of:=AVERAGE([.C372:.C381])" office:value-type="float" office:value="932.461274799981" calcext:value-type="float">
            <text:p>932.461274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35.39946381735" calcext:value-type="float">
            <text:p>1035.3994638174</text:p>
          </table:table-cell>
          <table:table-cell office:value-type="float" office:value="905.974530840183" calcext:value-type="float">
            <text:p>905.9745308402</text:p>
          </table:table-cell>
          <table:table-cell table:formula="of:=AVERAGE([.B373:.B382])" office:value-type="float" office:value="1129.3509630182" calcext:value-type="float">
            <text:p>1129.3509630182</text:p>
          </table:table-cell>
          <table:table-cell table:formula="of:=AVERAGE([.C373:.C382])" office:value-type="float" office:value="949.535250076648" calcext:value-type="float">
            <text:p>949.535250076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74:.B383])" office:value-type="float" office:value="1090.18707239689" calcext:value-type="float">
            <text:p>1090.1870723969</text:p>
          </table:table-cell>
          <table:table-cell table:formula="of:=AVERAGE([.C374:.C383])" office:value-type="float" office:value="923.425989662441" calcext:value-type="float">
            <text:p>923.425989662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01.3547717387" calcext:value-type="float">
            <text:p>2201.3547717387</text:p>
          </table:table-cell>
          <table:table-cell office:value-type="float" office:value="1812.8804002554" calcext:value-type="float">
            <text:p>1812.8804002554</text:p>
          </table:table-cell>
          <table:table-cell table:formula="of:=AVERAGE([.B375:.B384])" office:value-type="float" office:value="1100.5894966208" calcext:value-type="float">
            <text:p>1100.5894966208</text:p>
          </table:table-cell>
          <table:table-cell table:formula="of:=AVERAGE([.C375:.C384])" office:value-type="float" office:value="921.197608356771" calcext:value-type="float">
            <text:p>921.197608356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76.69878781538" calcext:value-type="float">
            <text:p>1176.6987878154</text:p>
          </table:table-cell>
          <table:table-cell office:value-type="float" office:value="1045.95447805811" calcext:value-type="float">
            <text:p>1045.9544780581</text:p>
          </table:table-cell>
          <table:table-cell table:formula="of:=AVERAGE([.B376:.B385])" office:value-type="float" office:value="1179.38322025408" calcext:value-type="float">
            <text:p>1179.3832202541</text:p>
          </table:table-cell>
          <table:table-cell table:formula="of:=AVERAGE([.C376:.C385])" office:value-type="float" office:value="986.916901014327" calcext:value-type="float">
            <text:p>986.916901014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24.81747443536" calcext:value-type="float">
            <text:p>1024.8174744354</text:p>
          </table:table-cell>
          <table:table-cell office:value-type="float" office:value="896.715290130938" calcext:value-type="float">
            <text:p>896.7152901309</text:p>
          </table:table-cell>
          <table:table-cell table:formula="of:=AVERAGE([.B377:.B386])" office:value-type="float" office:value="1207.08508916053" calcext:value-type="float">
            <text:p>1207.0850891605</text:p>
          </table:table-cell>
          <table:table-cell table:formula="of:=AVERAGE([.C377:.C386])" office:value-type="float" office:value="1012.49139128134" calcext:value-type="float">
            <text:p>1012.491391281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78:.B387])" office:value-type="float" office:value="1040.51770135505" calcext:value-type="float">
            <text:p>1040.5177013551</text:p>
          </table:table-cell>
          <table:table-cell table:formula="of:=AVERAGE([.C378:.C387])" office:value-type="float" office:value="884.36263143097" calcext:value-type="float">
            <text:p>884.36263143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08.71841234493" calcext:value-type="float">
            <text:p>2208.7184123449</text:p>
          </table:table-cell>
          <table:table-cell office:value-type="float" office:value="1948.86918736318" calcext:value-type="float">
            <text:p>1948.8691873632</text:p>
          </table:table-cell>
          <table:table-cell table:formula="of:=AVERAGE([.B379:.B388])" office:value-type="float" office:value="1117.78646004754" calcext:value-type="float">
            <text:p>1117.7864600476</text:p>
          </table:table-cell>
          <table:table-cell table:formula="of:=AVERAGE([.C379:.C388])" office:value-type="float" office:value="948.701293310929" calcext:value-type="float">
            <text:p>948.701293310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908.071814293835" calcext:value-type="float">
            <text:p>908.0718142938</text:p>
          </table:table-cell>
          <table:table-cell office:value-type="float" office:value="648.622724495596" calcext:value-type="float">
            <text:p>648.6227244956</text:p>
          </table:table-cell>
          <table:table-cell table:formula="of:=AVERAGE([.B380:.B389])" office:value-type="float" office:value="1077.86382657149" calcext:value-type="float">
            <text:p>1077.8638265715</text:p>
          </table:table-cell>
          <table:table-cell table:formula="of:=AVERAGE([.C380:.C389])" office:value-type="float" office:value="908.979713836142" calcext:value-type="float">
            <text:p>908.979713836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38.98594223968" calcext:value-type="float">
            <text:p>1038.9859422397</text:p>
          </table:table-cell>
          <table:table-cell office:value-type="float" office:value="909.112699459716" calcext:value-type="float">
            <text:p>909.1126994597</text:p>
          </table:table-cell>
          <table:table-cell table:formula="of:=AVERAGE([.B381:.B390])" office:value-type="float" office:value="1142.7099398925" calcext:value-type="float">
            <text:p>1142.7099398925</text:p>
          </table:table-cell>
          <table:table-cell table:formula="of:=AVERAGE([.C381:.C390])" office:value-type="float" office:value="960.838502879148" calcext:value-type="float">
            <text:p>960.838502879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81.23443103489" calcext:value-type="float">
            <text:p>1181.2344310349</text:p>
          </table:table-cell>
          <table:table-cell office:value-type="float" office:value="1049.9861609199" calcext:value-type="float">
            <text:p>1049.9861609199</text:p>
          </table:table-cell>
          <table:table-cell table:formula="of:=AVERAGE([.B382:.B391])" office:value-type="float" office:value="1077.52810977201" calcext:value-type="float">
            <text:p>1077.528109772</text:p>
          </table:table-cell>
          <table:table-cell table:formula="of:=AVERAGE([.C382:.C391])" office:value-type="float" office:value="921.811547152303" calcext:value-type="float">
            <text:p>921.811547152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47.44814947047" calcext:value-type="float">
            <text:p>1047.4481494705</text:p>
          </table:table-cell>
          <table:table-cell office:value-type="float" office:value="785.586112102855" calcext:value-type="float">
            <text:p>785.5861121029</text:p>
          </table:table-cell>
          <table:table-cell table:formula="of:=AVERAGE([.B383:.B392])" office:value-type="float" office:value="1078.73297833732" calcext:value-type="float">
            <text:p>1078.7329783373</text:p>
          </table:table-cell>
          <table:table-cell table:formula="of:=AVERAGE([.C383:.C392])" office:value-type="float" office:value="909.77270527857" calcext:value-type="float">
            <text:p>909.772705278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30.09456843556" calcext:value-type="float">
            <text:p>1430.0945684356</text:p>
          </table:table-cell>
          <table:table-cell office:value-type="float" office:value="1300.08597130506" calcext:value-type="float">
            <text:p>1300.0859713051</text:p>
          </table:table-cell>
          <table:table-cell table:formula="of:=AVERAGE([.B384:.B393])" office:value-type="float" office:value="1221.74243518088" calcext:value-type="float">
            <text:p>1221.7424351809</text:p>
          </table:table-cell>
          <table:table-cell table:formula="of:=AVERAGE([.C384:.C393])" office:value-type="float" office:value="1039.78130240908" calcext:value-type="float">
            <text:p>1039.781302409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917.452352983628" calcext:value-type="float">
            <text:p>917.4523529836</text:p>
          </table:table-cell>
          <table:table-cell office:value-type="float" office:value="786.387731128824" calcext:value-type="float">
            <text:p>786.3877311288</text:p>
          </table:table-cell>
          <table:table-cell table:formula="of:=AVERAGE([.B385:.B394])" office:value-type="float" office:value="1093.35219330537" calcext:value-type="float">
            <text:p>1093.3521933054</text:p>
          </table:table-cell>
          <table:table-cell table:formula="of:=AVERAGE([.C385:.C394])" office:value-type="float" office:value="937.132035496418" calcext:value-type="float">
            <text:p>937.132035496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86:.B395])" office:value-type="float" office:value="975.682314523836" calcext:value-type="float">
            <text:p>975.6823145238</text:p>
          </table:table-cell>
          <table:table-cell table:formula="of:=AVERAGE([.C386:.C395])" office:value-type="float" office:value="832.536587690607" calcext:value-type="float">
            <text:p>832.53658769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73.57428483531" calcext:value-type="float">
            <text:p>1373.5742848353</text:p>
          </table:table-cell>
          <table:table-cell office:value-type="float" office:value="1123.83350577435" calcext:value-type="float">
            <text:p>1123.8335057744</text:p>
          </table:table-cell>
          <table:table-cell table:formula="of:=AVERAGE([.B387:.B396])" office:value-type="float" office:value="1010.55799556383" calcext:value-type="float">
            <text:p>1010.5579955638</text:p>
          </table:table-cell>
          <table:table-cell table:formula="of:=AVERAGE([.C387:.C396])" office:value-type="float" office:value="855.248409254948" calcext:value-type="float">
            <text:p>855.248409254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681.13220146633" calcext:value-type="float">
            <text:p>1681.1322014663</text:p>
          </table:table-cell>
          <table:table-cell office:value-type="float" office:value="1422.49647816382" calcext:value-type="float">
            <text:p>1422.4964781638</text:p>
          </table:table-cell>
          <table:table-cell table:formula="of:=AVERAGE([.B388:.B397])" office:value-type="float" office:value="1178.67121571046" calcext:value-type="float">
            <text:p>1178.6712157105</text:p>
          </table:table-cell>
          <table:table-cell table:formula="of:=AVERAGE([.C388:.C397])" office:value-type="float" office:value="997.49805707133" calcext:value-type="float">
            <text:p>997.498057071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024.37243756116" calcext:value-type="float">
            <text:p>1024.3724375612</text:p>
          </table:table-cell>
          <table:table-cell office:value-type="float" office:value="896.325882866013" calcext:value-type="float">
            <text:p>896.325882866</text:p>
          </table:table-cell>
          <table:table-cell table:formula="of:=AVERAGE([.B389:.B398])" office:value-type="float" office:value="1060.23661823209" calcext:value-type="float">
            <text:p>1060.2366182321</text:p>
          </table:table-cell>
          <table:table-cell table:formula="of:=AVERAGE([.C389:.C398])" office:value-type="float" office:value="892.243726621613" calcext:value-type="float">
            <text:p>892.243726621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702.54136988249" calcext:value-type="float">
            <text:p>1702.5413698825</text:p>
          </table:table-cell>
          <table:table-cell office:value-type="float" office:value="1440.61192836211" calcext:value-type="float">
            <text:p>1440.6119283621</text:p>
          </table:table-cell>
          <table:table-cell table:formula="of:=AVERAGE([.B390:.B399])" office:value-type="float" office:value="1139.68357379095" calcext:value-type="float">
            <text:p>1139.683573791</text:p>
          </table:table-cell>
          <table:table-cell table:formula="of:=AVERAGE([.C390:.C399])" office:value-type="float" office:value="971.442647008265" calcext:value-type="float">
            <text:p>971.442647008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656.603446680633" calcext:value-type="float">
            <text:p>656.6034466806</text:p>
          </table:table-cell>
          <table:table-cell office:value-type="float" office:value="525.282757344506" calcext:value-type="float">
            <text:p>525.2827573445</text:p>
          </table:table-cell>
          <table:table-cell table:formula="of:=AVERAGE([.B391:.B400])" office:value-type="float" office:value="1101.44532423505" calcext:value-type="float">
            <text:p>1101.4453242351</text:p>
          </table:table-cell>
          <table:table-cell table:formula="of:=AVERAGE([.C391:.C400])" office:value-type="float" office:value="933.059652796744" calcext:value-type="float">
            <text:p>933.059652796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51.28962553747" calcext:value-type="float">
            <text:p>1251.2896255375</text:p>
          </table:table-cell>
          <table:table-cell office:value-type="float" office:value="1061.70028833482" calcext:value-type="float">
            <text:p>1061.7002883348</text:p>
          </table:table-cell>
          <table:table-cell table:formula="of:=AVERAGE([.B392:.B401])" office:value-type="float" office:value="1108.45084368531" calcext:value-type="float">
            <text:p>1108.4508436853</text:p>
          </table:table-cell>
          <table:table-cell table:formula="of:=AVERAGE([.C392:.C401])" office:value-type="float" office:value="934.231065538236" calcext:value-type="float">
            <text:p>934.231065538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93:.B402])" office:value-type="float" office:value="1003.70602873826" calcext:value-type="float">
            <text:p>1003.7060287383</text:p>
          </table:table-cell>
          <table:table-cell table:formula="of:=AVERAGE([.C393:.C402])" office:value-type="float" office:value="855.67245432795" calcext:value-type="float">
            <text:p>855.67245432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13.04726776096" calcext:value-type="float">
            <text:p>1313.047267761</text:p>
          </table:table-cell>
          <table:table-cell office:value-type="float" office:value="1050.43781420876" calcext:value-type="float">
            <text:p>1050.4378142088</text:p>
          </table:table-cell>
          <table:table-cell table:formula="of:=AVERAGE([.B394:.B403])" office:value-type="float" office:value="992.001298670798" calcext:value-type="float">
            <text:p>992.0012986708</text:p>
          </table:table-cell>
          <table:table-cell table:formula="of:=AVERAGE([.C394:.C403])" office:value-type="float" office:value="830.707638618321" calcext:value-type="float">
            <text:p>830.70763861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98.53767926236" calcext:value-type="float">
            <text:p>1698.5376792624</text:p>
          </table:table-cell>
          <table:table-cell office:value-type="float" office:value="1437.22419014507" calcext:value-type="float">
            <text:p>1437.2241901451</text:p>
          </table:table-cell>
          <table:table-cell table:formula="of:=AVERAGE([.B395:.B404])" office:value-type="float" office:value="1070.10983129867" calcext:value-type="float">
            <text:p>1070.1098312987</text:p>
          </table:table-cell>
          <table:table-cell table:formula="of:=AVERAGE([.C395:.C404])" office:value-type="float" office:value="895.791284519946" calcext:value-type="float">
            <text:p>895.791284519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56.131805646778" calcext:value-type="float">
            <text:p>656.1318056468</text:p>
          </table:table-cell>
          <table:table-cell office:value-type="float" office:value="524.905444517422" calcext:value-type="float">
            <text:p>524.9054445174</text:p>
          </table:table-cell>
          <table:table-cell table:formula="of:=AVERAGE([.B396:.B405])" office:value-type="float" office:value="1135.72301186335" calcext:value-type="float">
            <text:p>1135.7230118634</text:p>
          </table:table-cell>
          <table:table-cell table:formula="of:=AVERAGE([.C396:.C405])" office:value-type="float" office:value="948.281828971688" calcext:value-type="float">
            <text:p>948.281828971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71.9576628101" calcext:value-type="float">
            <text:p>1571.9576628101</text:p>
          </table:table-cell>
          <table:table-cell office:value-type="float" office:value="1440.96119090926" calcext:value-type="float">
            <text:p>1440.9611909093</text:p>
          </table:table-cell>
          <table:table-cell table:formula="of:=AVERAGE([.B397:.B406])" office:value-type="float" office:value="1155.56134966083" calcext:value-type="float">
            <text:p>1155.5613496608</text:p>
          </table:table-cell>
          <table:table-cell table:formula="of:=AVERAGE([.C397:.C406])" office:value-type="float" office:value="979.994597485179" calcext:value-type="float">
            <text:p>979.994597485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52.151740412" calcext:value-type="float">
            <text:p>1152.151740412</text:p>
          </table:table-cell>
          <table:table-cell office:value-type="float" office:value="896.118020320444" calcext:value-type="float">
            <text:p>896.1180203204</text:p>
          </table:table-cell>
          <table:table-cell table:formula="of:=AVERAGE([.B398:.B407])" office:value-type="float" office:value="1102.66330355539" calcext:value-type="float">
            <text:p>1102.6633035554</text:p>
          </table:table-cell>
          <table:table-cell table:formula="of:=AVERAGE([.C398:.C407])" office:value-type="float" office:value="927.356751700841" calcext:value-type="float">
            <text:p>927.356751700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522.658561835192" calcext:value-type="float">
            <text:p>522.6585618352</text:p>
          </table:table-cell>
          <table:table-cell table:formula="of:=AVERAGE([.B399:.B408])" office:value-type="float" office:value="1052.4919159828" calcext:value-type="float">
            <text:p>1052.4919159828</text:p>
          </table:table-cell>
          <table:table-cell table:formula="of:=AVERAGE([.C399:.C408])" office:value-type="float" office:value="889.990019597759" calcext:value-type="float">
            <text:p>889.990019597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42.28835910136" calcext:value-type="float">
            <text:p>1042.2883591014</text:p>
          </table:table-cell>
          <table:table-cell office:value-type="float" office:value="912.002314213689" calcext:value-type="float">
            <text:p>912.0023142137</text:p>
          </table:table-cell>
          <table:table-cell table:formula="of:=AVERAGE([.B400:.B409])" office:value-type="float" office:value="986.466614904684" calcext:value-type="float">
            <text:p>986.4666149047</text:p>
          </table:table-cell>
          <table:table-cell table:formula="of:=AVERAGE([.C400:.C409])" office:value-type="float" office:value="837.129058182917" calcext:value-type="float">
            <text:p>837.129058182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74.32633946204" calcext:value-type="float">
            <text:p>1574.326339462</text:p>
          </table:table-cell>
          <table:table-cell office:value-type="float" office:value="1180.74475459653" calcext:value-type="float">
            <text:p>1180.7447545965</text:p>
          </table:table-cell>
          <table:table-cell table:formula="of:=AVERAGE([.B401:.B410])" office:value-type="float" office:value="1078.23890418283" calcext:value-type="float">
            <text:p>1078.2389041828</text:p>
          </table:table-cell>
          <table:table-cell table:formula="of:=AVERAGE([.C401:.C410])" office:value-type="float" office:value="902.675257908119" calcext:value-type="float">
            <text:p>902.675257908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18.055244021523" calcext:value-type="float">
            <text:p>918.0552440215</text:p>
          </table:table-cell>
          <table:table-cell office:value-type="float" office:value="786.904494875591" calcext:value-type="float">
            <text:p>786.9044948756</text:p>
          </table:table-cell>
          <table:table-cell table:formula="of:=AVERAGE([.B402:.B411])" office:value-type="float" office:value="1044.91546603123" calcext:value-type="float">
            <text:p>1044.9154660312</text:p>
          </table:table-cell>
          <table:table-cell table:formula="of:=AVERAGE([.C402:.C411])" office:value-type="float" office:value="875.195678562196" calcext:value-type="float">
            <text:p>875.19567856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916.674423260078" calcext:value-type="float">
            <text:p>916.6744232601</text:p>
          </table:table-cell>
          <table:table-cell table:formula="of:=AVERAGE([.B403:.B412])" office:value-type="float" office:value="1136.58290835724" calcext:value-type="float">
            <text:p>1136.5829083572</text:p>
          </table:table-cell>
          <table:table-cell table:formula="of:=AVERAGE([.C403:.C412])" office:value-type="float" office:value="966.863120888204" calcext:value-type="float">
            <text:p>966.863120888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11.293026202276" calcext:value-type="float">
            <text:p>911.2930262023</text:p>
          </table:table-cell>
          <table:table-cell office:value-type="float" office:value="650.923590144483" calcext:value-type="float">
            <text:p>650.9235901445</text:p>
          </table:table-cell>
          <table:table-cell table:formula="of:=AVERAGE([.B404:.B413])" office:value-type="float" office:value="1096.40748420137" calcext:value-type="float">
            <text:p>1096.4074842014</text:p>
          </table:table-cell>
          <table:table-cell table:formula="of:=AVERAGE([.C404:.C413])" office:value-type="float" office:value="926.911698481776" calcext:value-type="float">
            <text:p>926.911698481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228.18868821897" calcext:value-type="float">
            <text:p>2228.188688219</text:p>
          </table:table-cell>
          <table:table-cell office:value-type="float" office:value="1966.04884254615" calcext:value-type="float">
            <text:p>1966.0488425462</text:p>
          </table:table-cell>
          <table:table-cell table:formula="of:=AVERAGE([.B405:.B414])" office:value-type="float" office:value="1149.37258509703" calcext:value-type="float">
            <text:p>1149.372585097</text:p>
          </table:table-cell>
          <table:table-cell table:formula="of:=AVERAGE([.C405:.C414])" office:value-type="float" office:value="979.794163721884" calcext:value-type="float">
            <text:p>979.794163721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63.3446451193" calcext:value-type="float">
            <text:p>1163.3446451193</text:p>
          </table:table-cell>
          <table:table-cell office:value-type="float" office:value="904.823612870566" calcext:value-type="float">
            <text:p>904.8236128706</text:p>
          </table:table-cell>
          <table:table-cell table:formula="of:=AVERAGE([.B406:.B415])" office:value-type="float" office:value="1200.09386904428" calcext:value-type="float">
            <text:p>1200.0938690443</text:p>
          </table:table-cell>
          <table:table-cell table:formula="of:=AVERAGE([.C406:.C415])" office:value-type="float" office:value="1017.7859805572" calcext:value-type="float">
            <text:p>1017.785980557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04.86411956707" calcext:value-type="float">
            <text:p>904.8641195671</text:p>
          </table:table-cell>
          <table:table-cell office:value-type="float" office:value="775.597816771774" calcext:value-type="float">
            <text:p>775.5978167718</text:p>
          </table:table-cell>
          <table:table-cell table:formula="of:=AVERAGE([.B407:.B416])" office:value-type="float" office:value="1133.38451471998" calcext:value-type="float">
            <text:p>1133.38451472</text:p>
          </table:table-cell>
          <table:table-cell table:formula="of:=AVERAGE([.C407:.C416])" office:value-type="float" office:value="951.24964314345" calcext:value-type="float">
            <text:p>951.24964314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632.596546701505" calcext:value-type="float">
            <text:p>632.5965467015</text:p>
          </table:table-cell>
          <table:table-cell table:formula="of:=AVERAGE([.B408:.B417])" office:value-type="float" office:value="1081.42899534893" calcext:value-type="float">
            <text:p>1081.4289953489</text:p>
          </table:table-cell>
          <table:table-cell table:formula="of:=AVERAGE([.C408:.C417])" office:value-type="float" office:value="924.897495781556" calcext:value-type="float">
            <text:p>924.897495781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10.02415047862" calcext:value-type="float">
            <text:p>1310.0241504786</text:p>
          </table:table-cell>
          <table:table-cell office:value-type="float" office:value="1048.01932038289" calcext:value-type="float">
            <text:p>1048.0193203829</text:p>
          </table:table-cell>
          <table:table-cell table:formula="of:=AVERAGE([.B409:.B418])" office:value-type="float" office:value="1160.16555421327" calcext:value-type="float">
            <text:p>1160.1655542133</text:p>
          </table:table-cell>
          <table:table-cell table:formula="of:=AVERAGE([.C409:.C418])" office:value-type="float" office:value="977.433571636326" calcext:value-type="float">
            <text:p>977.433571636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68.43808198116" calcext:value-type="float">
            <text:p>1168.4380819812</text:p>
          </table:table-cell>
          <table:table-cell office:value-type="float" office:value="908.785174874234" calcext:value-type="float">
            <text:p>908.7851748742</text:p>
          </table:table-cell>
          <table:table-cell table:formula="of:=AVERAGE([.B410:.B419])" office:value-type="float" office:value="1172.78052650125" calcext:value-type="float">
            <text:p>1172.7805265013</text:p>
          </table:table-cell>
          <table:table-cell table:formula="of:=AVERAGE([.C410:.C419])" office:value-type="float" office:value="977.111857702381" calcext:value-type="float">
            <text:p>977.111857702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904.981419024931" calcext:value-type="float">
            <text:p>904.9814190249</text:p>
          </table:table-cell>
          <table:table-cell table:formula="of:=AVERAGE([.B411:.B420])" office:value-type="float" office:value="1105.84603445754" calcext:value-type="float">
            <text:p>1105.8460344576</text:p>
          </table:table-cell>
          <table:table-cell table:formula="of:=AVERAGE([.C411:.C420])" office:value-type="float" office:value="949.535524145221" calcext:value-type="float">
            <text:p>949.535524145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40.3037220692" calcext:value-type="float">
            <text:p>1640.3037220692</text:p>
          </table:table-cell>
          <table:table-cell office:value-type="float" office:value="1387.94930328932" calcext:value-type="float">
            <text:p>1387.9493032893</text:p>
          </table:table-cell>
          <table:table-cell table:formula="of:=AVERAGE([.B412:.B421])" office:value-type="float" office:value="1178.07088226231" calcext:value-type="float">
            <text:p>1178.0708822623</text:p>
          </table:table-cell>
          <table:table-cell table:formula="of:=AVERAGE([.C412:.C421])" office:value-type="float" office:value="1009.64000498659" calcext:value-type="float">
            <text:p>1009.640004986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13:.B422])" office:value-type="float" office:value="1086.4034399363" calcext:value-type="float">
            <text:p>1086.4034399363</text:p>
          </table:table-cell>
          <table:table-cell table:formula="of:=AVERAGE([.C413:.C422])" office:value-type="float" office:value="917.972562660586" calcext:value-type="float">
            <text:p>917.97256266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055.35044122391" calcext:value-type="float">
            <text:p>2055.3504412239</text:p>
          </table:table-cell>
          <table:table-cell office:value-type="float" office:value="1712.79203435326" calcext:value-type="float">
            <text:p>1712.7920343533</text:p>
          </table:table-cell>
          <table:table-cell table:formula="of:=AVERAGE([.B414:.B423])" office:value-type="float" office:value="1200.80918143847" calcext:value-type="float">
            <text:p>1200.8091814385</text:p>
          </table:table-cell>
          <table:table-cell table:formula="of:=AVERAGE([.C414:.C423])" office:value-type="float" office:value="1024.15940708146" calcext:value-type="float">
            <text:p>1024.159407081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15:.B424])" office:value-type="float" office:value="977.990312616569" calcext:value-type="float">
            <text:p>977.9903126166</text:p>
          </table:table-cell>
          <table:table-cell table:formula="of:=AVERAGE([.C415:.C424])" office:value-type="float" office:value="827.554522826848" calcext:value-type="float">
            <text:p>827.554522826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362.36125409412" calcext:value-type="float">
            <text:p>2362.3612540941</text:p>
          </table:table-cell>
          <table:table-cell office:value-type="float" office:value="1968.63437841177" calcext:value-type="float">
            <text:p>1968.6343784118</text:p>
          </table:table-cell>
          <table:table-cell table:formula="of:=AVERAGE([.B416:.B425])" office:value-type="float" office:value="1097.89197351405" calcext:value-type="float">
            <text:p>1097.8919735141</text:p>
          </table:table-cell>
          <table:table-cell table:formula="of:=AVERAGE([.C416:.C425])" office:value-type="float" office:value="933.935599380968" calcext:value-type="float">
            <text:p>933.93559938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43.51979477221" calcext:value-type="float">
            <text:p>1043.5197947722</text:p>
          </table:table-cell>
          <table:table-cell office:value-type="float" office:value="913.079820425688" calcext:value-type="float">
            <text:p>913.0798204257</text:p>
          </table:table-cell>
          <table:table-cell table:formula="of:=AVERAGE([.B417:.B426])" office:value-type="float" office:value="1111.75754103456" calcext:value-type="float">
            <text:p>1111.7575410346</text:p>
          </table:table-cell>
          <table:table-cell table:formula="of:=AVERAGE([.C417:.C426])" office:value-type="float" office:value="947.683799746359" calcext:value-type="float">
            <text:p>947.683799746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09.46877816307" calcext:value-type="float">
            <text:p>1309.4687781631</text:p>
          </table:table-cell>
          <table:table-cell office:value-type="float" office:value="1047.57502253046" calcext:value-type="float">
            <text:p>1047.5750225305</text:p>
          </table:table-cell>
          <table:table-cell table:formula="of:=AVERAGE([.B418:.B427])" office:value-type="float" office:value="1179.44476418072" calcext:value-type="float">
            <text:p>1179.4447641807</text:p>
          </table:table-cell>
          <table:table-cell table:formula="of:=AVERAGE([.C418:.C427])" office:value-type="float" office:value="989.181647329255" calcext:value-type="float">
            <text:p>989.181647329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47.29492779252" calcext:value-type="float">
            <text:p>1047.2949277925</text:p>
          </table:table-cell>
          <table:table-cell office:value-type="float" office:value="916.383061818458" calcext:value-type="float">
            <text:p>916.3830618185</text:p>
          </table:table-cell>
          <table:table-cell table:formula="of:=AVERAGE([.B419:.B428])" office:value-type="float" office:value="1153.17184191211" calcext:value-type="float">
            <text:p>1153.1718419121</text:p>
          </table:table-cell>
          <table:table-cell table:formula="of:=AVERAGE([.C419:.C428])" office:value-type="float" office:value="976.018021472811" calcext:value-type="float">
            <text:p>976.018021472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47.16018023411" calcext:value-type="float">
            <text:p>647.1601802341</text:p>
          </table:table-cell>
          <table:table-cell office:value-type="float" office:value="517.728144187288" calcext:value-type="float">
            <text:p>517.7281441873</text:p>
          </table:table-cell>
          <table:table-cell table:formula="of:=AVERAGE([.B420:.B429])" office:value-type="float" office:value="1101.04405173741" calcext:value-type="float">
            <text:p>1101.0440517374</text:p>
          </table:table-cell>
          <table:table-cell table:formula="of:=AVERAGE([.C420:.C429])" office:value-type="float" office:value="936.912318404117" calcext:value-type="float">
            <text:p>936.912318404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68.30204755382" calcext:value-type="float">
            <text:p>1668.3020475538</text:p>
          </table:table-cell>
          <table:table-cell office:value-type="float" office:value="1539.97112081891" calcext:value-type="float">
            <text:p>1539.9711208189</text:p>
          </table:table-cell>
          <table:table-cell table:formula="of:=AVERAGE([.B421:.B430])" office:value-type="float" office:value="1177.3761145903" calcext:value-type="float">
            <text:p>1177.3761145903</text:p>
          </table:table-cell>
          <table:table-cell table:formula="of:=AVERAGE([.C421:.C430])" office:value-type="float" office:value="1000.41128858351" calcext:value-type="float">
            <text:p>1000.41128858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07.704187006524" calcext:value-type="float">
            <text:p>907.7041870065</text:p>
          </table:table-cell>
          <table:table-cell office:value-type="float" office:value="648.360133576088" calcext:value-type="float">
            <text:p>648.3601335761</text:p>
          </table:table-cell>
          <table:table-cell table:formula="of:=AVERAGE([.B422:.B431])" office:value-type="float" office:value="1104.11616108403" calcext:value-type="float">
            <text:p>1104.116161084</text:p>
          </table:table-cell>
          <table:table-cell table:formula="of:=AVERAGE([.C422:.C431])" office:value-type="float" office:value="926.452371612191" calcext:value-type="float">
            <text:p>926.45237161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7.278581638488" calcext:value-type="float">
            <text:p>787.2785816385</text:p>
          </table:table-cell>
          <table:table-cell office:value-type="float" office:value="656.06548469874" calcext:value-type="float">
            <text:p>656.0654846987</text:p>
          </table:table-cell>
          <table:table-cell table:formula="of:=AVERAGE([.B423:.B432])" office:value-type="float" office:value="1182.84401924788" calcext:value-type="float">
            <text:p>1182.8440192479</text:p>
          </table:table-cell>
          <table:table-cell table:formula="of:=AVERAGE([.C423:.C432])" office:value-type="float" office:value="992.058920082065" calcext:value-type="float">
            <text:p>992.058920082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97.23237341147" calcext:value-type="float">
            <text:p>1297.2323734115</text:p>
          </table:table-cell>
          <table:table-cell office:value-type="float" office:value="1167.50913607033" calcext:value-type="float">
            <text:p>1167.5091360703</text:p>
          </table:table-cell>
          <table:table-cell table:formula="of:=AVERAGE([.B424:.B433])" office:value-type="float" office:value="1107.03221246663" calcext:value-type="float">
            <text:p>1107.0322124666</text:p>
          </table:table-cell>
          <table:table-cell table:formula="of:=AVERAGE([.C424:.C433])" office:value-type="float" office:value="937.530630253772" calcext:value-type="float">
            <text:p>937.530630253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36.44382917914" calcext:value-type="float">
            <text:p>1036.4438291792</text:p>
          </table:table-cell>
          <table:table-cell office:value-type="float" office:value="906.88835053175" calcext:value-type="float">
            <text:p>906.8883505318</text:p>
          </table:table-cell>
          <table:table-cell table:formula="of:=AVERAGE([.B425:.B434])" office:value-type="float" office:value="1210.67659538455" calcext:value-type="float">
            <text:p>1210.6765953846</text:p>
          </table:table-cell>
          <table:table-cell table:formula="of:=AVERAGE([.C425:.C434])" office:value-type="float" office:value="1028.21946530695" calcext:value-type="float">
            <text:p>1028.21946530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73.61014660466" calcext:value-type="float">
            <text:p>1573.6101466047</text:p>
          </table:table-cell>
          <table:table-cell office:value-type="float" office:value="1311.34178883721" calcext:value-type="float">
            <text:p>1311.3417888372</text:p>
          </table:table-cell>
          <table:table-cell table:formula="of:=AVERAGE([.B426:.B435])" office:value-type="float" office:value="1131.8014846356" calcext:value-type="float">
            <text:p>1131.8014846356</text:p>
          </table:table-cell>
          <table:table-cell table:formula="of:=AVERAGE([.C426:.C435])" office:value-type="float" office:value="962.490206349491" calcext:value-type="float">
            <text:p>962.490206349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27:.B436])" office:value-type="float" office:value="1027.44950515838" calcext:value-type="float">
            <text:p>1027.4495051584</text:p>
          </table:table-cell>
          <table:table-cell table:formula="of:=AVERAGE([.C427:.C436])" office:value-type="float" office:value="871.182224306923" calcext:value-type="float">
            <text:p>871.182224306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96.48053530374" calcext:value-type="float">
            <text:p>1296.4805353038</text:p>
          </table:table-cell>
          <table:table-cell office:value-type="float" office:value="1037.184428243" calcext:value-type="float">
            <text:p>1037.184428243</text:p>
          </table:table-cell>
          <table:table-cell table:formula="of:=AVERAGE([.B428:.B437])" office:value-type="float" office:value="1026.15068087245" calcext:value-type="float">
            <text:p>1026.1506808725</text:p>
          </table:table-cell>
          <table:table-cell table:formula="of:=AVERAGE([.C428:.C437])" office:value-type="float" office:value="870.143164878176" calcext:value-type="float">
            <text:p>870.143164878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21.34156978204" calcext:value-type="float">
            <text:p>1421.341569782</text:p>
          </table:table-cell>
          <table:table-cell office:value-type="float" office:value="1292.12869980185" calcext:value-type="float">
            <text:p>1292.1286998019</text:p>
          </table:table-cell>
          <table:table-cell table:formula="of:=AVERAGE([.B429:.B438])" office:value-type="float" office:value="1063.5553450714" calcext:value-type="float">
            <text:p>1063.5553450714</text:p>
          </table:table-cell>
          <table:table-cell table:formula="of:=AVERAGE([.C429:.C438])" office:value-type="float" office:value="907.717728676516" calcext:value-type="float">
            <text:p>907.717728676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25.50107629799" calcext:value-type="float">
            <text:p>1025.501076298</text:p>
          </table:table-cell>
          <table:table-cell office:value-type="float" office:value="769.125807223493" calcext:value-type="float">
            <text:p>769.1258072235</text:p>
          </table:table-cell>
          <table:table-cell table:formula="of:=AVERAGE([.B430:.B439])" office:value-type="float" office:value="1101.38943467779" calcext:value-type="float">
            <text:p>1101.3894346778</text:p>
          </table:table-cell>
          <table:table-cell table:formula="of:=AVERAGE([.C430:.C439])" office:value-type="float" office:value="932.857494980136" calcext:value-type="float">
            <text:p>932.857494980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12.12481500952" calcext:value-type="float">
            <text:p>1012.1248150095</text:p>
          </table:table-cell>
          <table:table-cell office:value-type="float" office:value="885.60921313333" calcext:value-type="float">
            <text:p>885.6092131333</text:p>
          </table:table-cell>
          <table:table-cell table:formula="of:=AVERAGE([.B431:.B440])" office:value-type="float" office:value="1035.77171142336" calcext:value-type="float">
            <text:p>1035.7717114234</text:p>
          </table:table-cell>
          <table:table-cell table:formula="of:=AVERAGE([.C431:.C440])" office:value-type="float" office:value="867.421304211579" calcext:value-type="float">
            <text:p>867.421304211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64.92313613224" calcext:value-type="float">
            <text:p>1164.9231361322</text:p>
          </table:table-cell>
          <table:table-cell office:value-type="float" office:value="906.051328102851" calcext:value-type="float">
            <text:p>906.0513281029</text:p>
          </table:table-cell>
          <table:table-cell table:formula="of:=AVERAGE([.B432:.B441])" office:value-type="float" office:value="1061.49360633593" calcext:value-type="float">
            <text:p>1061.4936063359</text:p>
          </table:table-cell>
          <table:table-cell table:formula="of:=AVERAGE([.C432:.C441])" office:value-type="float" office:value="893.190423664255" calcext:value-type="float">
            <text:p>893.190423664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63.92457675629" calcext:value-type="float">
            <text:p>1163.9245767563</text:p>
          </table:table-cell>
          <table:table-cell office:value-type="float" office:value="1034.59962378337" calcext:value-type="float">
            <text:p>1034.5996237834</text:p>
          </table:table-cell>
          <table:table-cell table:formula="of:=AVERAGE([.B433:.B442])" office:value-type="float" office:value="1099.15820584771" calcext:value-type="float">
            <text:p>1099.1582058477</text:p>
          </table:table-cell>
          <table:table-cell table:formula="of:=AVERAGE([.C433:.C442])" office:value-type="float" office:value="931.043837572718" calcext:value-type="float">
            <text:p>931.043837572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68.98197965181" calcext:value-type="float">
            <text:p>1168.9819796518</text:p>
          </table:table-cell>
          <table:table-cell office:value-type="float" office:value="1039.09509302383" calcext:value-type="float">
            <text:p>1039.0950930238</text:p>
          </table:table-cell>
          <table:table-cell table:formula="of:=AVERAGE([.B434:.B443])" office:value-type="float" office:value="1086.33316647174" calcext:value-type="float">
            <text:p>1086.3331664718</text:p>
          </table:table-cell>
          <table:table-cell table:formula="of:=AVERAGE([.C434:.C443])" office:value-type="float" office:value="918.202433268068" calcext:value-type="float">
            <text:p>918.202433268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37.63352910821" calcext:value-type="float">
            <text:p>1937.6335291082</text:p>
          </table:table-cell>
          <table:table-cell office:value-type="float" office:value="1550.10682328657" calcext:value-type="float">
            <text:p>1550.1068232866</text:p>
          </table:table-cell>
          <table:table-cell table:formula="of:=AVERAGE([.B435:.B444])" office:value-type="float" office:value="1176.45213646465" calcext:value-type="float">
            <text:p>1176.4521364647</text:p>
          </table:table-cell>
          <table:table-cell table:formula="of:=AVERAGE([.C435:.C444])" office:value-type="float" office:value="982.52428054355" calcext:value-type="float">
            <text:p>982.524280543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642.003918365627" calcext:value-type="float">
            <text:p>642.0039183656</text:p>
          </table:table-cell>
          <table:table-cell table:formula="of:=AVERAGE([.B436:.B445])" office:value-type="float" office:value="1083.29151364075" calcext:value-type="float">
            <text:p>1083.2915136408</text:p>
          </table:table-cell>
          <table:table-cell table:formula="of:=AVERAGE([.C436:.C445])" office:value-type="float" office:value="915.590493496391" calcext:value-type="float">
            <text:p>915.590493496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80.84846446812" calcext:value-type="float">
            <text:p>1480.8484644681</text:p>
          </table:table-cell>
          <table:table-cell office:value-type="float" office:value="1110.63634835109" calcext:value-type="float">
            <text:p>1110.6363483511</text:p>
          </table:table-cell>
          <table:table-cell table:formula="of:=AVERAGE([.B437:.B446])" office:value-type="float" office:value="1231.37636008756" calcext:value-type="float">
            <text:p>1231.3763600876</text:p>
          </table:table-cell>
          <table:table-cell table:formula="of:=AVERAGE([.C437:.C446])" office:value-type="float" office:value="1026.6541283315" calcext:value-type="float">
            <text:p>1026.654128331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38:.B447])" office:value-type="float" office:value="1101.72830655718" calcext:value-type="float">
            <text:p>1101.7283065572</text:p>
          </table:table-cell>
          <table:table-cell table:formula="of:=AVERAGE([.C438:.C447])" office:value-type="float" office:value="922.935685507201" calcext:value-type="float">
            <text:p>922.935685507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44.08944939079" calcext:value-type="float">
            <text:p>1944.0894493908</text:p>
          </table:table-cell>
          <table:table-cell office:value-type="float" office:value="1684.87752280535" calcext:value-type="float">
            <text:p>1684.8775228054</text:p>
          </table:table-cell>
          <table:table-cell table:formula="of:=AVERAGE([.B439:.B448])" office:value-type="float" office:value="1154.00309451806" calcext:value-type="float">
            <text:p>1154.0030945181</text:p>
          </table:table-cell>
          <table:table-cell table:formula="of:=AVERAGE([.C439:.C448])" office:value-type="float" office:value="962.21056780755" calcext:value-type="float">
            <text:p>962.210567807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11.668135711336" calcext:value-type="float">
            <text:p>911.6681357113</text:p>
          </table:table-cell>
          <table:table-cell office:value-type="float" office:value="781.429830609716" calcext:value-type="float">
            <text:p>781.4298306097</text:p>
          </table:table-cell>
          <table:table-cell table:formula="of:=AVERAGE([.B440:.B449])" office:value-type="float" office:value="1142.61980045939" calcext:value-type="float">
            <text:p>1142.6198004594</text:p>
          </table:table-cell>
          <table:table-cell table:formula="of:=AVERAGE([.C440:.C449])" office:value-type="float" office:value="963.440970146173" calcext:value-type="float">
            <text:p>963.440970146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21.32757168828" calcext:value-type="float">
            <text:p>1421.3275716883</text:p>
          </table:table-cell>
          <table:table-cell office:value-type="float" office:value="1292.11597426207" calcext:value-type="float">
            <text:p>1292.1159742621</text:p>
          </table:table-cell>
          <table:table-cell table:formula="of:=AVERAGE([.B441:.B450])" office:value-type="float" office:value="1183.54007612727" calcext:value-type="float">
            <text:p>1183.5400761273</text:p>
          </table:table-cell>
          <table:table-cell table:formula="of:=AVERAGE([.C441:.C450])" office:value-type="float" office:value="1004.09164625905" calcext:value-type="float">
            <text:p>1004.091646259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57.91055647344" calcext:value-type="float">
            <text:p>1157.9105564735</text:p>
          </table:table-cell>
          <table:table-cell office:value-type="float" office:value="900.597099479343" calcext:value-type="float">
            <text:p>900.5970994793</text:p>
          </table:table-cell>
          <table:table-cell table:formula="of:=AVERAGE([.B442:.B451])" office:value-type="float" office:value="1182.83881816139" calcext:value-type="float">
            <text:p>1182.8388181614</text:p>
          </table:table-cell>
          <table:table-cell table:formula="of:=AVERAGE([.C442:.C451])" office:value-type="float" office:value="1003.5462233967" calcext:value-type="float">
            <text:p>1003.546223396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10.19625277688" calcext:value-type="float">
            <text:p>1310.1962527769</text:p>
          </table:table-cell>
          <table:table-cell office:value-type="float" office:value="1179.17662749919" calcext:value-type="float">
            <text:p>1179.1766274992</text:p>
          </table:table-cell>
          <table:table-cell table:formula="of:=AVERAGE([.B443:.B452])" office:value-type="float" office:value="1197.46598576345" calcext:value-type="float">
            <text:p>1197.4659857635</text:p>
          </table:table-cell>
          <table:table-cell table:formula="of:=AVERAGE([.C443:.C452])" office:value-type="float" office:value="1018.00392376828" calcext:value-type="float">
            <text:p>1018.00392376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22.014456292502" calcext:value-type="float">
            <text:p>522.0144562925</text:p>
          </table:table-cell>
          <table:table-cell office:value-type="float" office:value="391.510842219377" calcext:value-type="float">
            <text:p>391.5108422194</text:p>
          </table:table-cell>
          <table:table-cell table:formula="of:=AVERAGE([.B444:.B453])" office:value-type="float" office:value="1132.76923342752" calcext:value-type="float">
            <text:p>1132.7692334275</text:p>
          </table:table-cell>
          <table:table-cell table:formula="of:=AVERAGE([.C444:.C453])" office:value-type="float" office:value="953.245498687833" calcext:value-type="float">
            <text:p>953.245498687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29.30478954434" calcext:value-type="float">
            <text:p>1829.3047895443</text:p>
          </table:table-cell>
          <table:table-cell office:value-type="float" office:value="1567.97553389515" calcext:value-type="float">
            <text:p>1567.9755338952</text:p>
          </table:table-cell>
          <table:table-cell table:formula="of:=AVERAGE([.B445:.B454])" office:value-type="float" office:value="1121.93635947113" calcext:value-type="float">
            <text:p>1121.9363594711</text:p>
          </table:table-cell>
          <table:table-cell table:formula="of:=AVERAGE([.C445:.C454])" office:value-type="float" office:value="955.032369748691" calcext:value-type="float">
            <text:p>955.032369748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04.44018559574" calcext:value-type="float">
            <text:p>1004.4401855957</text:p>
          </table:table-cell>
          <table:table-cell office:value-type="float" office:value="753.330139196803" calcext:value-type="float">
            <text:p>753.3301391968</text:p>
          </table:table-cell>
          <table:table-cell table:formula="of:=AVERAGE([.B446:.B455])" office:value-type="float" office:value="1158.17998619414" calcext:value-type="float">
            <text:p>1158.1799861942</text:p>
          </table:table-cell>
          <table:table-cell table:formula="of:=AVERAGE([.C446:.C455])" office:value-type="float" office:value="966.164991831809" calcext:value-type="float">
            <text:p>966.164991831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783.601123749834" calcext:value-type="float">
            <text:p>783.6011237498</text:p>
          </table:table-cell>
          <table:table-cell table:formula="of:=AVERAGE([.B447:.B456])" office:value-type="float" office:value="1088.45525212231" calcext:value-type="float">
            <text:p>1088.4552521223</text:p>
          </table:table-cell>
          <table:table-cell table:formula="of:=AVERAGE([.C447:.C456])" office:value-type="float" office:value="933.461469371683" calcext:value-type="float">
            <text:p>933.461469371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09.2243098121" calcext:value-type="float">
            <text:p>1309.2243098121</text:p>
          </table:table-cell>
          <table:table-cell office:value-type="float" office:value="1178.30187883089" calcext:value-type="float">
            <text:p>1178.3018788309</text:p>
          </table:table-cell>
          <table:table-cell table:formula="of:=AVERAGE([.B448:.B457])" office:value-type="float" office:value="1219.37768310352" calcext:value-type="float">
            <text:p>1219.3776831035</text:p>
          </table:table-cell>
          <table:table-cell table:formula="of:=AVERAGE([.C448:.C457])" office:value-type="float" office:value="1051.29165725477" calcext:value-type="float">
            <text:p>1051.291657254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32.85945526347" calcext:value-type="float">
            <text:p>1032.8594552635</text:p>
          </table:table-cell>
          <table:table-cell office:value-type="float" office:value="774.644591447601" calcext:value-type="float">
            <text:p>774.6445914476</text:p>
          </table:table-cell>
          <table:table-cell table:formula="of:=AVERAGE([.B449:.B458])" office:value-type="float" office:value="1128.25468369079" calcext:value-type="float">
            <text:p>1128.2546836908</text:p>
          </table:table-cell>
          <table:table-cell table:formula="of:=AVERAGE([.C449:.C458])" office:value-type="float" office:value="960.268364118997" calcext:value-type="float">
            <text:p>960.26836411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58.65747306121" calcext:value-type="float">
            <text:p>1158.6574730612</text:p>
          </table:table-cell>
          <table:table-cell office:value-type="float" office:value="901.178034603161" calcext:value-type="float">
            <text:p>901.1780346032</text:p>
          </table:table-cell>
          <table:table-cell table:formula="of:=AVERAGE([.B450:.B459])" office:value-type="float" office:value="1152.95361742578" calcext:value-type="float">
            <text:p>1152.9536174258</text:p>
          </table:table-cell>
          <table:table-cell table:formula="of:=AVERAGE([.C450:.C459])" office:value-type="float" office:value="972.243184518341" calcext:value-type="float">
            <text:p>972.24318451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900.396250240647" calcext:value-type="float">
            <text:p>900.3962502406</text:p>
          </table:table-cell>
          <table:table-cell table:formula="of:=AVERAGE([.B451:.B460])" office:value-type="float" office:value="1100.86048528101" calcext:value-type="float">
            <text:p>1100.860485281</text:p>
          </table:table-cell>
          <table:table-cell table:formula="of:=AVERAGE([.C451:.C460])" office:value-type="float" office:value="933.071212116199" calcext:value-type="float">
            <text:p>933.071212116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44.38090929974" calcext:value-type="float">
            <text:p>1044.3809092998</text:p>
          </table:table-cell>
          <table:table-cell office:value-type="float" office:value="783.285681974807" calcext:value-type="float">
            <text:p>783.2856819748</text:p>
          </table:table-cell>
          <table:table-cell table:formula="of:=AVERAGE([.B452:.B461])" office:value-type="float" office:value="1089.50752056364" calcext:value-type="float">
            <text:p>1089.5075205637</text:p>
          </table:table-cell>
          <table:table-cell table:formula="of:=AVERAGE([.C452:.C461])" office:value-type="float" office:value="921.340070365745" calcext:value-type="float">
            <text:p>921.340070365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62.30285690824" calcext:value-type="float">
            <text:p>1562.3028569083</text:p>
          </table:table-cell>
          <table:table-cell office:value-type="float" office:value="1301.91904742354" calcext:value-type="float">
            <text:p>1301.9190474235</text:p>
          </table:table-cell>
          <table:table-cell table:formula="of:=AVERAGE([.B453:.B462])" office:value-type="float" office:value="1114.71818097678" calcext:value-type="float">
            <text:p>1114.7181809768</text:p>
          </table:table-cell>
          <table:table-cell table:formula="of:=AVERAGE([.C453:.C462])" office:value-type="float" office:value="933.61431235818" calcext:value-type="float">
            <text:p>933.614312358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06.82406564503" calcext:value-type="float">
            <text:p>1306.824065645</text:p>
          </table:table-cell>
          <table:table-cell office:value-type="float" office:value="1176.14165908053" calcext:value-type="float">
            <text:p>1176.1416590805</text:p>
          </table:table-cell>
          <table:table-cell table:formula="of:=AVERAGE([.B454:.B463])" office:value-type="float" office:value="1193.19914191203" calcext:value-type="float">
            <text:p>1193.199141912</text:p>
          </table:table-cell>
          <table:table-cell table:formula="of:=AVERAGE([.C454:.C463])" office:value-type="float" office:value="1012.0773940443" calcext:value-type="float">
            <text:p>1012.077394044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79.450103563976" calcext:value-type="float">
            <text:p>779.450103564</text:p>
          </table:table-cell>
          <table:table-cell office:value-type="float" office:value="649.54175296998" calcext:value-type="float">
            <text:p>649.54175297</text:p>
          </table:table-cell>
          <table:table-cell table:formula="of:=AVERAGE([.B455:.B464])" office:value-type="float" office:value="1088.213673314" calcext:value-type="float">
            <text:p>1088.213673314</text:p>
          </table:table-cell>
          <table:table-cell table:formula="of:=AVERAGE([.C455:.C464])" office:value-type="float" office:value="920.234015951779" calcext:value-type="float">
            <text:p>920.234015951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77.5086675961" calcext:value-type="float">
            <text:p>1277.5086675961</text:p>
          </table:table-cell>
          <table:table-cell office:value-type="float" office:value="1149.75780083649" calcext:value-type="float">
            <text:p>1149.7578008365</text:p>
          </table:table-cell>
          <table:table-cell table:formula="of:=AVERAGE([.B456:.B465])" office:value-type="float" office:value="1115.52052151403" calcext:value-type="float">
            <text:p>1115.520521514</text:p>
          </table:table-cell>
          <table:table-cell table:formula="of:=AVERAGE([.C456:.C465])" office:value-type="float" office:value="959.876782115747" calcext:value-type="float">
            <text:p>959.876782115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40.76866428416" calcext:value-type="float">
            <text:p>1340.7686642842</text:p>
          </table:table-cell>
          <table:table-cell office:value-type="float" office:value="1096.99254350522" calcext:value-type="float">
            <text:p>1096.9925435052</text:p>
          </table:table-cell>
          <table:table-cell table:formula="of:=AVERAGE([.B457:.B466])" office:value-type="float" office:value="1171.23727556747" calcext:value-type="float">
            <text:p>1171.2372755675</text:p>
          </table:table-cell>
          <table:table-cell table:formula="of:=AVERAGE([.C457:.C466])" office:value-type="float" office:value="991.215924091286" calcext:value-type="float">
            <text:p>991.215924091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6.419537018461" calcext:value-type="float">
            <text:p>786.4195370185</text:p>
          </table:table-cell>
          <table:table-cell office:value-type="float" office:value="655.349614182051" calcext:value-type="float">
            <text:p>655.3496141821</text:p>
          </table:table-cell>
          <table:table-cell table:formula="of:=AVERAGE([.B458:.B467])" office:value-type="float" office:value="1118.9567982881" calcext:value-type="float">
            <text:p>1118.9567982881</text:p>
          </table:table-cell>
          <table:table-cell table:formula="of:=AVERAGE([.C458:.C467])" office:value-type="float" office:value="938.920697626402" calcext:value-type="float">
            <text:p>938.920697626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5.498970534213" calcext:value-type="float">
            <text:p>785.4989705342</text:p>
          </table:table-cell>
          <table:table-cell office:value-type="float" office:value="654.582475445178" calcext:value-type="float">
            <text:p>654.5824754452</text:p>
          </table:table-cell>
          <table:table-cell table:formula="of:=AVERAGE([.B459:.B468])" office:value-type="float" office:value="1094.22074981518" calcext:value-type="float">
            <text:p>1094.2207498152</text:p>
          </table:table-cell>
          <table:table-cell table:formula="of:=AVERAGE([.C459:.C468])" office:value-type="float" office:value="926.91448602616" calcext:value-type="float">
            <text:p>926.914486026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66.61669096803" calcext:value-type="float">
            <text:p>1166.616690968</text:p>
          </table:table-cell>
          <table:table-cell office:value-type="float" office:value="907.368537419577" calcext:value-type="float">
            <text:p>907.3685374196</text:p>
          </table:table-cell>
          <table:table-cell table:formula="of:=AVERAGE([.B460:.B469])" office:value-type="float" office:value="1095.01667160586" calcext:value-type="float">
            <text:p>1095.0166716059</text:p>
          </table:table-cell>
          <table:table-cell table:formula="of:=AVERAGE([.C460:.C469])" office:value-type="float" office:value="927.533536307801" calcext:value-type="float">
            <text:p>927.533536307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917.674861194664" calcext:value-type="float">
            <text:p>917.6748611947</text:p>
          </table:table-cell>
          <table:table-cell table:formula="of:=AVERAGE([.B461:.B470])" office:value-type="float" office:value="1096.74453270126" calcext:value-type="float">
            <text:p>1096.7445327013</text:p>
          </table:table-cell>
          <table:table-cell table:formula="of:=AVERAGE([.C461:.C470])" office:value-type="float" office:value="929.261397403203" calcext:value-type="float">
            <text:p>929.261397403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26.54540353502" calcext:value-type="float">
            <text:p>1826.545403535</text:p>
          </table:table-cell>
          <table:table-cell office:value-type="float" office:value="1565.61034588716" calcext:value-type="float">
            <text:p>1565.6103458872</text:p>
          </table:table-cell>
          <table:table-cell table:formula="of:=AVERAGE([.B462:.B471])" office:value-type="float" office:value="1174.96098212479" calcext:value-type="float">
            <text:p>1174.9609821248</text:p>
          </table:table-cell>
          <table:table-cell table:formula="of:=AVERAGE([.C462:.C471])" office:value-type="float" office:value="1007.49386379444" calcext:value-type="float">
            <text:p>1007.493863794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48.43468250691" calcext:value-type="float">
            <text:p>1148.4346825069</text:p>
          </table:table-cell>
          <table:table-cell office:value-type="float" office:value="893.226975283154" calcext:value-type="float">
            <text:p>893.2269752832</text:p>
          </table:table-cell>
          <table:table-cell table:formula="of:=AVERAGE([.B463:.B472])" office:value-type="float" office:value="1133.57416468466" calcext:value-type="float">
            <text:p>1133.5741646847</text:p>
          </table:table-cell>
          <table:table-cell table:formula="of:=AVERAGE([.C463:.C472])" office:value-type="float" office:value="966.6246565804" calcext:value-type="float">
            <text:p>966.62465658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64:.B473])" office:value-type="float" office:value="1002.89175812015" calcext:value-type="float">
            <text:p>1002.8917581202</text:p>
          </table:table-cell>
          <table:table-cell table:formula="of:=AVERAGE([.C464:.C473])" office:value-type="float" office:value="849.010490672347" calcext:value-type="float">
            <text:p>849.010490672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65:.B474])" office:value-type="float" office:value="924.946747763755" calcext:value-type="float">
            <text:p>924.9467477638</text:p>
          </table:table-cell>
          <table:table-cell table:formula="of:=AVERAGE([.C465:.C474])" office:value-type="float" office:value="784.056315375349" calcext:value-type="float">
            <text:p>784.056315375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792.39782081376" calcext:value-type="float">
            <text:p>2792.3978208138</text:p>
          </table:table-cell>
          <table:table-cell office:value-type="float" office:value="2411.6162997937" calcext:value-type="float">
            <text:p>2411.6162997937</text:p>
          </table:table-cell>
          <table:table-cell table:formula="of:=AVERAGE([.B466:.B475])" office:value-type="float" office:value="1076.43566308552" calcext:value-type="float">
            <text:p>1076.4356630855</text:p>
          </table:table-cell>
          <table:table-cell table:formula="of:=AVERAGE([.C466:.C475])" office:value-type="float" office:value="910.24216527107" calcext:value-type="float">
            <text:p>910.242165271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89.22575994131" calcext:value-type="float">
            <text:p>1789.2257599413</text:p>
          </table:table-cell>
          <table:table-cell office:value-type="float" office:value="1533.62207994969" calcext:value-type="float">
            <text:p>1533.6220799497</text:p>
          </table:table-cell>
          <table:table-cell table:formula="of:=AVERAGE([.B467:.B476])" office:value-type="float" office:value="1121.28137265124" calcext:value-type="float">
            <text:p>1121.2813726512</text:p>
          </table:table-cell>
          <table:table-cell table:formula="of:=AVERAGE([.C467:.C476])" office:value-type="float" office:value="953.905118915518" calcext:value-type="float">
            <text:p>953.905118915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13.502361476685" calcext:value-type="float">
            <text:p>913.5023614767</text:p>
          </table:table-cell>
          <table:table-cell office:value-type="float" office:value="652.50168676906" calcext:value-type="float">
            <text:p>652.5016867691</text:p>
          </table:table-cell>
          <table:table-cell table:formula="of:=AVERAGE([.B468:.B477])" office:value-type="float" office:value="1133.98965509706" calcext:value-type="float">
            <text:p>1133.9896550971</text:p>
          </table:table-cell>
          <table:table-cell table:formula="of:=AVERAGE([.C468:.C477])" office:value-type="float" office:value="953.620326174219" calcext:value-type="float">
            <text:p>953.620326174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1013.35520842955" calcext:value-type="float">
            <text:p>1013.3552084296</text:p>
          </table:table-cell>
          <table:table-cell table:formula="of:=AVERAGE([.B469:.B478])" office:value-type="float" office:value="1156.77527888659" calcext:value-type="float">
            <text:p>1156.7752788866</text:p>
          </table:table-cell>
          <table:table-cell table:formula="of:=AVERAGE([.C469:.C478])" office:value-type="float" office:value="989.497599472655" calcext:value-type="float">
            <text:p>989.497599472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44.10766258737" calcext:value-type="float">
            <text:p>1044.1076625874</text:p>
          </table:table-cell>
          <table:table-cell office:value-type="float" office:value="783.080746940526" calcext:value-type="float">
            <text:p>783.0807469405</text:p>
          </table:table-cell>
          <table:table-cell table:formula="of:=AVERAGE([.B470:.B479])" office:value-type="float" office:value="1144.52437604853" calcext:value-type="float">
            <text:p>1144.5243760485</text:p>
          </table:table-cell>
          <table:table-cell table:formula="of:=AVERAGE([.C470:.C479])" office:value-type="float" office:value="977.068820424751" calcext:value-type="float">
            <text:p>977.068820424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05.184405925819" calcext:value-type="float">
            <text:p>905.1844059258</text:p>
          </table:table-cell>
          <table:table-cell office:value-type="float" office:value="775.872347936416" calcext:value-type="float">
            <text:p>775.8723479364</text:p>
          </table:table-cell>
          <table:table-cell table:formula="of:=AVERAGE([.B471:.B480])" office:value-type="float" office:value="1143.27533052164" calcext:value-type="float">
            <text:p>1143.2753305217</text:p>
          </table:table-cell>
          <table:table-cell table:formula="of:=AVERAGE([.C471:.C480])" office:value-type="float" office:value="962.888569098926" calcext:value-type="float">
            <text:p>962.888569098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00.76320937822" calcext:value-type="float">
            <text:p>1500.7632093782</text:p>
          </table:table-cell>
          <table:table-cell office:value-type="float" office:value="1250.63600781518" calcext:value-type="float">
            <text:p>1250.6360078152</text:p>
          </table:table-cell>
          <table:table-cell table:formula="of:=AVERAGE([.B472:.B481])" office:value-type="float" office:value="1110.69711110596" calcext:value-type="float">
            <text:p>1110.697111106</text:p>
          </table:table-cell>
          <table:table-cell table:formula="of:=AVERAGE([.C472:.C481])" office:value-type="float" office:value="931.391135291728" calcext:value-type="float">
            <text:p>931.391135291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38.20637618443" calcext:value-type="float">
            <text:p>1038.2063761844</text:p>
          </table:table-cell>
          <table:table-cell office:value-type="float" office:value="908.430579161377" calcext:value-type="float">
            <text:p>908.4305791614</text:p>
          </table:table-cell>
          <table:table-cell table:formula="of:=AVERAGE([.B473:.B482])" office:value-type="float" office:value="1099.67428047371" calcext:value-type="float">
            <text:p>1099.6742804737</text:p>
          </table:table-cell>
          <table:table-cell table:formula="of:=AVERAGE([.C473:.C482])" office:value-type="float" office:value="932.91149567955" calcext:value-type="float">
            <text:p>932.911495679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40.22519627229" calcext:value-type="float">
            <text:p>1040.2251962723</text:p>
          </table:table-cell>
          <table:table-cell office:value-type="float" office:value="910.197046738254" calcext:value-type="float">
            <text:p>910.1970467383</text:p>
          </table:table-cell>
          <table:table-cell table:formula="of:=AVERAGE([.B474:.B483])" office:value-type="float" office:value="1203.69680010094" calcext:value-type="float">
            <text:p>1203.696800101</text:p>
          </table:table-cell>
          <table:table-cell table:formula="of:=AVERAGE([.C474:.C483])" office:value-type="float" office:value="1023.93120035338" calcext:value-type="float">
            <text:p>1023.931200353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15.754615188712" calcext:value-type="float">
            <text:p>915.7546151887</text:p>
          </table:table-cell>
          <table:table-cell office:value-type="float" office:value="784.932527304611" calcext:value-type="float">
            <text:p>784.9325273046</text:p>
          </table:table-cell>
          <table:table-cell table:formula="of:=AVERAGE([.B475:.B484])" office:value-type="float" office:value="1295.27226161981" calcext:value-type="float">
            <text:p>1295.2722616198</text:p>
          </table:table-cell>
          <table:table-cell table:formula="of:=AVERAGE([.C475:.C484])" office:value-type="float" office:value="1102.42445308384" calcext:value-type="float">
            <text:p>1102.424453083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55.83275877486" calcext:value-type="float">
            <text:p>1955.8327587749</text:p>
          </table:table-cell>
          <table:table-cell office:value-type="float" office:value="1564.66620701989" calcext:value-type="float">
            <text:p>1564.6662070199</text:p>
          </table:table-cell>
          <table:table-cell table:formula="of:=AVERAGE([.B476:.B485])" office:value-type="float" office:value="1211.61575541592" calcext:value-type="float">
            <text:p>1211.6157554159</text:p>
          </table:table-cell>
          <table:table-cell table:formula="of:=AVERAGE([.C476:.C485])" office:value-type="float" office:value="1017.72944380646" calcext:value-type="float">
            <text:p>1017.729443806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77:.B486])" office:value-type="float" office:value="1032.69317942179" calcext:value-type="float">
            <text:p>1032.6931794218</text:p>
          </table:table-cell>
          <table:table-cell table:formula="of:=AVERAGE([.C477:.C486])" office:value-type="float" office:value="864.367235811487" calcext:value-type="float">
            <text:p>864.367235811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74.11926708682" calcext:value-type="float">
            <text:p>1574.1192670868</text:p>
          </table:table-cell>
          <table:table-cell office:value-type="float" office:value="1442.94266149625" calcext:value-type="float">
            <text:p>1442.9426614963</text:p>
          </table:table-cell>
          <table:table-cell table:formula="of:=AVERAGE([.B478:.B487])" office:value-type="float" office:value="1098.75486998281" calcext:value-type="float">
            <text:p>1098.7548699828</text:p>
          </table:table-cell>
          <table:table-cell table:formula="of:=AVERAGE([.C478:.C487])" office:value-type="float" office:value="943.411333284205" calcext:value-type="float">
            <text:p>943.411333284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22.69172431158" calcext:value-type="float">
            <text:p>1022.6917243116</text:p>
          </table:table-cell>
          <table:table-cell office:value-type="float" office:value="894.855258772633" calcext:value-type="float">
            <text:p>894.8552587726</text:p>
          </table:table-cell>
          <table:table-cell table:formula="of:=AVERAGE([.B479:.B488])" office:value-type="float" office:value="1099.68852157101" calcext:value-type="float">
            <text:p>1099.688521571</text:p>
          </table:table-cell>
          <table:table-cell table:formula="of:=AVERAGE([.C479:.C488])" office:value-type="float" office:value="931.561338318514" calcext:value-type="float">
            <text:p>931.561338318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99.228250713787" calcext:value-type="float">
            <text:p>899.2282507138</text:p>
          </table:table-cell>
          <table:table-cell office:value-type="float" office:value="770.767072040389" calcext:value-type="float">
            <text:p>770.7670720404</text:p>
          </table:table-cell>
          <table:table-cell table:formula="of:=AVERAGE([.B480:.B489])" office:value-type="float" office:value="1085.20058038365" calcext:value-type="float">
            <text:p>1085.2005803837</text:p>
          </table:table-cell>
          <table:table-cell table:formula="of:=AVERAGE([.C480:.C489])" office:value-type="float" office:value="930.3299708285" calcext:value-type="float">
            <text:p>930.329970828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79.0901079935" calcext:value-type="float">
            <text:p>1679.0901079935</text:p>
          </table:table-cell>
          <table:table-cell office:value-type="float" office:value="1420.76855291757" calcext:value-type="float">
            <text:p>1420.7685529176</text:p>
          </table:table-cell>
          <table:table-cell table:formula="of:=AVERAGE([.B481:.B490])" office:value-type="float" office:value="1162.59115059042" calcext:value-type="float">
            <text:p>1162.5911505904</text:p>
          </table:table-cell>
          <table:table-cell table:formula="of:=AVERAGE([.C481:.C490])" office:value-type="float" office:value="994.819591326616" calcext:value-type="float">
            <text:p>994.819591326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33.87378582533" calcext:value-type="float">
            <text:p>1433.8737858253</text:p>
          </table:table-cell>
          <table:table-cell office:value-type="float" office:value="1303.52162347758" calcext:value-type="float">
            <text:p>1303.5216234776</text:p>
          </table:table-cell>
          <table:table-cell table:formula="of:=AVERAGE([.B482:.B491])" office:value-type="float" office:value="1155.90220823513" calcext:value-type="float">
            <text:p>1155.9022082351</text:p>
          </table:table-cell>
          <table:table-cell table:formula="of:=AVERAGE([.C482:.C491])" office:value-type="float" office:value="1000.10815289286" calcext:value-type="float">
            <text:p>1000.108152892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39.68848333818" calcext:value-type="float">
            <text:p>1039.6884833382</text:p>
          </table:table-cell>
          <table:table-cell office:value-type="float" office:value="909.727422920907" calcext:value-type="float">
            <text:p>909.7274229209</text:p>
          </table:table-cell>
          <table:table-cell table:formula="of:=AVERAGE([.B483:.B492])" office:value-type="float" office:value="1156.05041895051" calcext:value-type="float">
            <text:p>1156.0504189505</text:p>
          </table:table-cell>
          <table:table-cell table:formula="of:=AVERAGE([.C483:.C492])" office:value-type="float" office:value="1000.23783726881" calcext:value-type="float">
            <text:p>1000.237837268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93.40497152481" calcext:value-type="float">
            <text:p>493.4049715248</text:p>
          </table:table-cell>
          <table:table-cell office:value-type="float" office:value="246.702485762405" calcext:value-type="float">
            <text:p>246.7024857624</text:p>
          </table:table-cell>
          <table:table-cell table:formula="of:=AVERAGE([.B484:.B493])" office:value-type="float" office:value="1101.36839647576" calcext:value-type="float">
            <text:p>1101.3683964758</text:p>
          </table:table-cell>
          <table:table-cell table:formula="of:=AVERAGE([.C484:.C493])" office:value-type="float" office:value="933.888381171223" calcext:value-type="float">
            <text:p>933.888381171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35.02269638431" calcext:value-type="float">
            <text:p>1935.0226963843</text:p>
          </table:table-cell>
          <table:table-cell office:value-type="float" office:value="1806.02118329202" calcext:value-type="float">
            <text:p>1806.021183292</text:p>
          </table:table-cell>
          <table:table-cell table:formula="of:=AVERAGE([.B485:.B494])" office:value-type="float" office:value="1203.29520459532" calcext:value-type="float">
            <text:p>1203.2952045953</text:p>
          </table:table-cell>
          <table:table-cell table:formula="of:=AVERAGE([.C485:.C494])" office:value-type="float" office:value="1035.99724676996" calcext:value-type="float">
            <text:p>1035.9972467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86:.B495])" office:value-type="float" office:value="1007.71192871783" calcext:value-type="float">
            <text:p>1007.7119287178</text:p>
          </table:table-cell>
          <table:table-cell table:formula="of:=AVERAGE([.C486:.C495])" office:value-type="float" office:value="879.530626067976" calcext:value-type="float">
            <text:p>879.53062606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227.20989720512" calcext:value-type="float">
            <text:p>2227.2098972051</text:p>
          </table:table-cell>
          <table:table-cell office:value-type="float" office:value="1834.17285652186" calcext:value-type="float">
            <text:p>1834.1728565219</text:p>
          </table:table-cell>
          <table:table-cell table:formula="of:=AVERAGE([.B487:.B496])" office:value-type="float" office:value="1230.43291843834" calcext:value-type="float">
            <text:p>1230.4329184384</text:p>
          </table:table-cell>
          <table:table-cell table:formula="of:=AVERAGE([.C487:.C496])" office:value-type="float" office:value="1062.94791172016" calcext:value-type="float">
            <text:p>1062.947911720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54.575816961415" calcext:value-type="float">
            <text:p>654.5758169614</text:p>
          </table:table-cell>
          <table:table-cell office:value-type="float" office:value="523.660653569132" calcext:value-type="float">
            <text:p>523.6606535691</text:p>
          </table:table-cell>
          <table:table-cell table:formula="of:=AVERAGE([.B488:.B497])" office:value-type="float" office:value="1138.4785734258" calcext:value-type="float">
            <text:p>1138.4785734258</text:p>
          </table:table-cell>
          <table:table-cell table:formula="of:=AVERAGE([.C488:.C497])" office:value-type="float" office:value="971.01971092745" calcext:value-type="float">
            <text:p>971.019710927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81.11681245387" calcext:value-type="float">
            <text:p>1281.1168124539</text:p>
          </table:table-cell>
          <table:table-cell office:value-type="float" office:value="1024.8934499631" calcext:value-type="float">
            <text:p>1024.8934499631</text:p>
          </table:table-cell>
          <table:table-cell table:formula="of:=AVERAGE([.B489:.B498])" office:value-type="float" office:value="1164.32108224003" calcext:value-type="float">
            <text:p>1164.32108224</text:p>
          </table:table-cell>
          <table:table-cell table:formula="of:=AVERAGE([.C489:.C498])" office:value-type="float" office:value="984.023530046497" calcext:value-type="float">
            <text:p>984.023530046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859.779841924121" calcext:value-type="float">
            <text:p>859.7798419241</text:p>
          </table:table-cell>
          <table:table-cell table:formula="of:=AVERAGE([.B490:.B499])" office:value-type="float" office:value="1160.37624136107" calcext:value-type="float">
            <text:p>1160.3762413611</text:p>
          </table:table-cell>
          <table:table-cell table:formula="of:=AVERAGE([.C490:.C499])" office:value-type="float" office:value="992.92480703487" calcext:value-type="float">
            <text:p>992.924807034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02.03464101353" calcext:value-type="float">
            <text:p>1702.0346410135</text:p>
          </table:table-cell>
          <table:table-cell office:value-type="float" office:value="1440.18315778068" calcext:value-type="float">
            <text:p>1440.1831577807</text:p>
          </table:table-cell>
          <table:table-cell table:formula="of:=AVERAGE([.B491:.B500])" office:value-type="float" office:value="1162.67069466307" calcext:value-type="float">
            <text:p>1162.6706946631</text:p>
          </table:table-cell>
          <table:table-cell table:formula="of:=AVERAGE([.C491:.C500])" office:value-type="float" office:value="994.866267521181" calcext:value-type="float">
            <text:p>994.866267521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65.28941405085" calcext:value-type="float">
            <text:p>1165.2894140509</text:p>
          </table:table-cell>
          <table:table-cell office:value-type="float" office:value="988.730411921933" calcext:value-type="float">
            <text:p>988.7304119219</text:p>
          </table:table-cell>
          <table:table-cell table:formula="of:=AVERAGE([.B492:.B501])" office:value-type="float" office:value="1135.81225748562" calcext:value-type="float">
            <text:p>1135.8122574856</text:p>
          </table:table-cell>
          <table:table-cell table:formula="of:=AVERAGE([.C492:.C501])" office:value-type="float" office:value="963.387146365616" calcext:value-type="float">
            <text:p>963.387146365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49.57208736084" calcext:value-type="float">
            <text:p>1049.5720873608</text:p>
          </table:table-cell>
          <table:table-cell office:value-type="float" office:value="787.179065520629" calcext:value-type="float">
            <text:p>787.1790655206</text:p>
          </table:table-cell>
          <table:table-cell table:formula="of:=AVERAGE([.B493:.B502])" office:value-type="float" office:value="1136.80061788789" calcext:value-type="float">
            <text:p>1136.8006178879</text:p>
          </table:table-cell>
          <table:table-cell table:formula="of:=AVERAGE([.C493:.C502])" office:value-type="float" office:value="951.132310625589" calcext:value-type="float">
            <text:p>951.132310625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46.09678028698" calcext:value-type="float">
            <text:p>1046.096780287</text:p>
          </table:table-cell>
          <table:table-cell office:value-type="float" office:value="915.334682751106" calcext:value-type="float">
            <text:p>915.3346827511</text:p>
          </table:table-cell>
          <table:table-cell table:formula="of:=AVERAGE([.B494:.B503])" office:value-type="float" office:value="1192.0697987641" calcext:value-type="float">
            <text:p>1192.0697987641</text:p>
          </table:table-cell>
          <table:table-cell table:formula="of:=AVERAGE([.C494:.C503])" office:value-type="float" office:value="1017.99553032446" calcext:value-type="float">
            <text:p>1017.99553032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1049.19010838464" calcext:value-type="float">
            <text:p>1049.1901083847</text:p>
          </table:table-cell>
          <table:table-cell table:formula="of:=AVERAGE([.B495:.B504])" office:value-type="float" office:value="1103.48653996414" calcext:value-type="float">
            <text:p>1103.4865399641</text:p>
          </table:table-cell>
          <table:table-cell table:formula="of:=AVERAGE([.C495:.C504])" office:value-type="float" office:value="942.312422833721" calcext:value-type="float">
            <text:p>942.312422833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70.244571060157" calcext:value-type="float">
            <text:p>770.2445710602</text:p>
          </table:table-cell>
          <table:table-cell office:value-type="float" office:value="641.870475883464" calcext:value-type="float">
            <text:p>641.8704758835</text:p>
          </table:table-cell>
          <table:table-cell table:formula="of:=AVERAGE([.B496:.B505])" office:value-type="float" office:value="1180.51099707015" calcext:value-type="float">
            <text:p>1180.5109970702</text:p>
          </table:table-cell>
          <table:table-cell table:formula="of:=AVERAGE([.C496:.C505])" office:value-type="float" office:value="1006.49947042207" calcext:value-type="float">
            <text:p>1006.49947042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72.19772984529" calcext:value-type="float">
            <text:p>1172.1977298453</text:p>
          </table:table-cell>
          <table:table-cell office:value-type="float" office:value="911.709345435228" calcext:value-type="float">
            <text:p>911.7093454352</text:p>
          </table:table-cell>
          <table:table-cell table:formula="of:=AVERAGE([.B497:.B506])" office:value-type="float" office:value="1075.00978033417" calcext:value-type="float">
            <text:p>1075.0097803342</text:p>
          </table:table-cell>
          <table:table-cell table:formula="of:=AVERAGE([.C497:.C506])" office:value-type="float" office:value="914.253119313404" calcext:value-type="float">
            <text:p>914.253119313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35.77642875077" calcext:value-type="float">
            <text:p>1835.7764287508</text:p>
          </table:table-cell>
          <table:table-cell office:value-type="float" office:value="1573.52265321494" calcext:value-type="float">
            <text:p>1573.522653215</text:p>
          </table:table-cell>
          <table:table-cell table:formula="of:=AVERAGE([.B498:.B507])" office:value-type="float" office:value="1193.12984151311" calcext:value-type="float">
            <text:p>1193.1298415131</text:p>
          </table:table-cell>
          <table:table-cell table:formula="of:=AVERAGE([.C498:.C507])" office:value-type="float" office:value="1019.23931927798" calcext:value-type="float">
            <text:p>1019.23931927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41.51436688873" calcext:value-type="float">
            <text:p>1041.5143668887</text:p>
          </table:table-cell>
          <table:table-cell office:value-type="float" office:value="911.325071027635" calcext:value-type="float">
            <text:p>911.3250710276</text:p>
          </table:table-cell>
          <table:table-cell table:formula="of:=AVERAGE([.B499:.B508])" office:value-type="float" office:value="1169.16959695659" calcext:value-type="float">
            <text:p>1169.1695969566</text:p>
          </table:table-cell>
          <table:table-cell table:formula="of:=AVERAGE([.C499:.C508])" office:value-type="float" office:value="1007.88248138444" calcext:value-type="float">
            <text:p>1007.882481384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17.364358519055" calcext:value-type="float">
            <text:p>917.3643585191</text:p>
          </table:table-cell>
          <table:table-cell office:value-type="float" office:value="786.312307302047" calcext:value-type="float">
            <text:p>786.312307302</text:p>
          </table:table-cell>
          <table:table-cell table:formula="of:=AVERAGE([.B500:.B509])" office:value-type="float" office:value="1174.92804861608" calcext:value-type="float">
            <text:p>1174.9280486161</text:p>
          </table:table-cell>
          <table:table-cell table:formula="of:=AVERAGE([.C500:.C509])" office:value-type="float" office:value="1000.53572792223" calcext:value-type="float">
            <text:p>1000.535727922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393.446290644241" calcext:value-type="float">
            <text:p>393.4462906442</text:p>
          </table:table-cell>
          <table:table-cell office:value-type="float" office:value="262.297527096161" calcext:value-type="float">
            <text:p>262.2975270962</text:p>
          </table:table-cell>
          <table:table-cell table:formula="of:=AVERAGE([.B501:.B510])" office:value-type="float" office:value="1044.06921357915" calcext:value-type="float">
            <text:p>1044.0692135792</text:p>
          </table:table-cell>
          <table:table-cell table:formula="of:=AVERAGE([.C501:.C510])" office:value-type="float" office:value="882.747164853779" calcext:value-type="float">
            <text:p>882.747164853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47.8255196594" calcext:value-type="float">
            <text:p>1947.8255196594</text:p>
          </table:table-cell>
          <table:table-cell office:value-type="float" office:value="1817.97048501544" calcext:value-type="float">
            <text:p>1817.9704850154</text:p>
          </table:table-cell>
          <table:table-cell table:formula="of:=AVERAGE([.B502:.B511])" office:value-type="float" office:value="1122.32282414001" calcext:value-type="float">
            <text:p>1122.32282414</text:p>
          </table:table-cell>
          <table:table-cell table:formula="of:=AVERAGE([.C502:.C511])" office:value-type="float" office:value="965.671172163129" calcext:value-type="float">
            <text:p>965.671172163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392.292214327847" calcext:value-type="float">
            <text:p>392.2922143278</text:p>
          </table:table-cell>
          <table:table-cell office:value-type="float" office:value="261.528142885231" calcext:value-type="float">
            <text:p>261.5281428852</text:p>
          </table:table-cell>
          <table:table-cell table:formula="of:=AVERAGE([.B503:.B512])" office:value-type="float" office:value="1056.59483683671" calcext:value-type="float">
            <text:p>1056.5948368367</text:p>
          </table:table-cell>
          <table:table-cell table:formula="of:=AVERAGE([.C503:.C512])" office:value-type="float" office:value="913.106079899589" calcext:value-type="float">
            <text:p>913.106079899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04:.B513])" office:value-type="float" office:value="951.985158808012" calcext:value-type="float">
            <text:p>951.985158808</text:p>
          </table:table-cell>
          <table:table-cell table:formula="of:=AVERAGE([.C504:.C513])" office:value-type="float" office:value="821.572611624479" calcext:value-type="float">
            <text:p>821.57261162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724.55571539212" calcext:value-type="float">
            <text:p>2724.5557153921</text:p>
          </table:table-cell>
          <table:table-cell office:value-type="float" office:value="2335.3334703361" calcext:value-type="float">
            <text:p>2335.3334703361</text:p>
          </table:table-cell>
          <table:table-cell table:formula="of:=AVERAGE([.B505:.B514])" office:value-type="float" office:value="1119.52171950876" calcext:value-type="float">
            <text:p>1119.5217195088</text:p>
          </table:table-cell>
          <table:table-cell table:formula="of:=AVERAGE([.C505:.C514])" office:value-type="float" office:value="950.186947819625" calcext:value-type="float">
            <text:p>950.186947819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06:.B515])" office:value-type="float" office:value="1042.49726240274" calcext:value-type="float">
            <text:p>1042.4972624028</text:p>
          </table:table-cell>
          <table:table-cell table:formula="of:=AVERAGE([.C506:.C515])" office:value-type="float" office:value="885.999900231279" calcext:value-type="float">
            <text:p>885.999900231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09.00733645251" calcext:value-type="float">
            <text:p>1809.0073364525</text:p>
          </table:table-cell>
          <table:table-cell office:value-type="float" office:value="1550.5777169593" calcext:value-type="float">
            <text:p>1550.5777169593</text:p>
          </table:table-cell>
          <table:table-cell table:formula="of:=AVERAGE([.B507:.B516])" office:value-type="float" office:value="1106.17822306347" calcext:value-type="float">
            <text:p>1106.1782230635</text:p>
          </table:table-cell>
          <table:table-cell table:formula="of:=AVERAGE([.C507:.C516])" office:value-type="float" office:value="949.886737383685" calcext:value-type="float">
            <text:p>949.886737383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92.22552367448" calcext:value-type="float">
            <text:p>1492.2255236745</text:p>
          </table:table-cell>
          <table:table-cell office:value-type="float" office:value="1243.52126972873" calcext:value-type="float">
            <text:p>1243.5212697287</text:p>
          </table:table-cell>
          <table:table-cell table:formula="of:=AVERAGE([.B508:.B517])" office:value-type="float" office:value="1071.82313255584" calcext:value-type="float">
            <text:p>1071.8231325558</text:p>
          </table:table-cell>
          <table:table-cell table:formula="of:=AVERAGE([.C508:.C517])" office:value-type="float" office:value="916.886599035064" calcext:value-type="float">
            <text:p>916.886599035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78.72418252538" calcext:value-type="float">
            <text:p>1178.7241825254</text:p>
          </table:table-cell>
          <table:table-cell office:value-type="float" office:value="916.785475297515" calcext:value-type="float">
            <text:p>916.7854752975</text:p>
          </table:table-cell>
          <table:table-cell table:formula="of:=AVERAGE([.B509:.B518])" office:value-type="float" office:value="1085.5441141195" calcext:value-type="float">
            <text:p>1085.5441141195</text:p>
          </table:table-cell>
          <table:table-cell table:formula="of:=AVERAGE([.C509:.C518])" office:value-type="float" office:value="917.432639462052" calcext:value-type="float">
            <text:p>917.43263946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903.940897182932" calcext:value-type="float">
            <text:p>903.9408971829</text:p>
          </table:table-cell>
          <table:table-cell table:formula="of:=AVERAGE([.B510:.B519])" office:value-type="float" office:value="1084.20176798589" calcext:value-type="float">
            <text:p>1084.2017679859</text:p>
          </table:table-cell>
          <table:table-cell table:formula="of:=AVERAGE([.C510:.C519])" office:value-type="float" office:value="929.195498450141" calcext:value-type="float">
            <text:p>929.195498450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15.445410395995" calcext:value-type="float">
            <text:p>915.445410396</text:p>
          </table:table-cell>
          <table:table-cell office:value-type="float" office:value="784.667494625139" calcext:value-type="float">
            <text:p>784.6674946251</text:p>
          </table:table-cell>
          <table:table-cell table:formula="of:=AVERAGE([.B511:.B520])" office:value-type="float" office:value="1136.40167996107" calcext:value-type="float">
            <text:p>1136.4016799611</text:p>
          </table:table-cell>
          <table:table-cell table:formula="of:=AVERAGE([.C511:.C520])" office:value-type="float" office:value="981.432495203038" calcext:value-type="float">
            <text:p>981.43249520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31.52784763131" calcext:value-type="float">
            <text:p>1831.5278476313</text:p>
          </table:table-cell>
          <table:table-cell office:value-type="float" office:value="1569.8810122554" calcext:value-type="float">
            <text:p>1569.8810122554</text:p>
          </table:table-cell>
          <table:table-cell table:formula="of:=AVERAGE([.B512:.B521])" office:value-type="float" office:value="1124.77191275826" calcext:value-type="float">
            <text:p>1124.7719127583</text:p>
          </table:table-cell>
          <table:table-cell table:formula="of:=AVERAGE([.C512:.C521])" office:value-type="float" office:value="956.623547927035" calcext:value-type="float">
            <text:p>956.62354792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66.02837280256" calcext:value-type="float">
            <text:p>1166.0283728026</text:p>
          </table:table-cell>
          <table:table-cell office:value-type="float" office:value="1036.46966471339" calcext:value-type="float">
            <text:p>1036.4696647134</text:p>
          </table:table-cell>
          <table:table-cell table:formula="of:=AVERAGE([.B513:.B522])" office:value-type="float" office:value="1202.14552860573" calcext:value-type="float">
            <text:p>1202.1455286057</text:p>
          </table:table-cell>
          <table:table-cell table:formula="of:=AVERAGE([.C513:.C522])" office:value-type="float" office:value="1034.11770010985" calcext:value-type="float">
            <text:p>1034.117700109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253.43833232792" calcext:value-type="float">
            <text:p>1253.4383323279</text:p>
          </table:table-cell>
          <table:table-cell office:value-type="float" office:value="1025.54045372284" calcext:value-type="float">
            <text:p>1025.5404537229</text:p>
          </table:table-cell>
          <table:table-cell table:formula="of:=AVERAGE([.B514:.B523])" office:value-type="float" office:value="1327.48936183852" calcext:value-type="float">
            <text:p>1327.4893618385</text:p>
          </table:table-cell>
          <table:table-cell table:formula="of:=AVERAGE([.C514:.C523])" office:value-type="float" office:value="1136.67174548214" calcext:value-type="float">
            <text:p>1136.67174548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62.4875527614" calcext:value-type="float">
            <text:p>1162.4875527614</text:p>
          </table:table-cell>
          <table:table-cell office:value-type="float" office:value="904.156985481091" calcext:value-type="float">
            <text:p>904.1569854811</text:p>
          </table:table-cell>
          <table:table-cell table:formula="of:=AVERAGE([.B515:.B524])" office:value-type="float" office:value="1171.28254557545" calcext:value-type="float">
            <text:p>1171.2825455755</text:p>
          </table:table-cell>
          <table:table-cell table:formula="of:=AVERAGE([.C515:.C524])" office:value-type="float" office:value="993.554096996634" calcext:value-type="float">
            <text:p>993.554096996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1035.58543124021" calcext:value-type="float">
            <text:p>1035.5854312402</text:p>
          </table:table-cell>
          <table:table-cell table:formula="of:=AVERAGE([.B516:.B525])" office:value-type="float" office:value="1274.84108869947" calcext:value-type="float">
            <text:p>1274.8410886995</text:p>
          </table:table-cell>
          <table:table-cell table:formula="of:=AVERAGE([.C516:.C525])" office:value-type="float" office:value="1097.11264012065" calcext:value-type="float">
            <text:p>1097.112640120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17:.B526])" office:value-type="float" office:value="1093.94035505422" calcext:value-type="float">
            <text:p>1093.9403550542</text:p>
          </table:table-cell>
          <table:table-cell table:formula="of:=AVERAGE([.C517:.C526])" office:value-type="float" office:value="942.054868424725" calcext:value-type="float">
            <text:p>942.054868424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320.78104865049" calcext:value-type="float">
            <text:p>2320.7810486505</text:p>
          </table:table-cell>
          <table:table-cell office:value-type="float" office:value="1933.98420720874" calcext:value-type="float">
            <text:p>1933.9842072087</text:p>
          </table:table-cell>
          <table:table-cell table:formula="of:=AVERAGE([.B518:.B527])" office:value-type="float" office:value="1176.79590755182" calcext:value-type="float">
            <text:p>1176.7959075518</text:p>
          </table:table-cell>
          <table:table-cell table:formula="of:=AVERAGE([.C518:.C527])" office:value-type="float" office:value="1011.10116217273" calcext:value-type="float">
            <text:p>1011.101162172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889.582614216988" calcext:value-type="float">
            <text:p>889.582614217</text:p>
          </table:table-cell>
          <table:table-cell office:value-type="float" office:value="762.499383614561" calcext:value-type="float">
            <text:p>762.4993836146</text:p>
          </table:table-cell>
          <table:table-cell table:formula="of:=AVERAGE([.B519:.B528])" office:value-type="float" office:value="1147.88175072098" calcext:value-type="float">
            <text:p>1147.881750721</text:p>
          </table:table-cell>
          <table:table-cell table:formula="of:=AVERAGE([.C519:.C528])" office:value-type="float" office:value="995.67255300443" calcext:value-type="float">
            <text:p>995.672553004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63.15339114295" calcext:value-type="float">
            <text:p>1163.153391143</text:p>
          </table:table-cell>
          <table:table-cell office:value-type="float" office:value="1033.9141254604" calcext:value-type="float">
            <text:p>1033.9141254604</text:p>
          </table:table-cell>
          <table:table-cell table:formula="of:=AVERAGE([.B520:.B529])" office:value-type="float" office:value="1173.80300011698" calcext:value-type="float">
            <text:p>1173.803000117</text:p>
          </table:table-cell>
          <table:table-cell table:formula="of:=AVERAGE([.C520:.C529])" office:value-type="float" office:value="1008.66987583218" calcext:value-type="float">
            <text:p>1008.669875832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00.463104315422" calcext:value-type="float">
            <text:p>900.4631043154</text:p>
          </table:table-cell>
          <table:table-cell office:value-type="float" office:value="771.825517984647" calcext:value-type="float">
            <text:p>771.8255179846</text:p>
          </table:table-cell>
          <table:table-cell table:formula="of:=AVERAGE([.B521:.B530])" office:value-type="float" office:value="1172.30476950892" calcext:value-type="float">
            <text:p>1172.3047695089</text:p>
          </table:table-cell>
          <table:table-cell table:formula="of:=AVERAGE([.C521:.C530])" office:value-type="float" office:value="1007.38567816813" calcext:value-type="float">
            <text:p>1007.385678168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15.54705366556" calcext:value-type="float">
            <text:p>1415.5470536656</text:p>
          </table:table-cell>
          <table:table-cell office:value-type="float" office:value="1158.17486209001" calcext:value-type="float">
            <text:p>1158.17486209</text:p>
          </table:table-cell>
          <table:table-cell table:formula="of:=AVERAGE([.B522:.B531])" office:value-type="float" office:value="1130.70669011235" calcext:value-type="float">
            <text:p>1130.7066901124</text:p>
          </table:table-cell>
          <table:table-cell table:formula="of:=AVERAGE([.C522:.C531])" office:value-type="float" office:value="966.215063151588" calcext:value-type="float">
            <text:p>966.215063151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19.28477182533" calcext:value-type="float">
            <text:p>1419.2847718253</text:p>
          </table:table-cell>
          <table:table-cell office:value-type="float" office:value="1161.23299512981" calcext:value-type="float">
            <text:p>1161.2329951298</text:p>
          </table:table-cell>
          <table:table-cell table:formula="of:=AVERAGE([.B523:.B532])" office:value-type="float" office:value="1156.03233001463" calcext:value-type="float">
            <text:p>1156.0323300146</text:p>
          </table:table-cell>
          <table:table-cell table:formula="of:=AVERAGE([.C523:.C532])" office:value-type="float" office:value="978.691396193231" calcext:value-type="float">
            <text:p>978.691396193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43.650706065258" calcext:value-type="float">
            <text:p>643.6507060653</text:p>
          </table:table-cell>
          <table:table-cell office:value-type="float" office:value="514.920564852206" calcext:value-type="float">
            <text:p>514.9205648522</text:p>
          </table:table-cell>
          <table:table-cell table:formula="of:=AVERAGE([.B524:.B533])" office:value-type="float" office:value="1095.05356738836" calcext:value-type="float">
            <text:p>1095.0535673884</text:p>
          </table:table-cell>
          <table:table-cell table:formula="of:=AVERAGE([.C524:.C533])" office:value-type="float" office:value="927.629407306168" calcext:value-type="float">
            <text:p>927.629407306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51.29405374888" calcext:value-type="float">
            <text:p>1151.2940537489</text:p>
          </table:table-cell>
          <table:table-cell office:value-type="float" office:value="1023.37249222123" calcext:value-type="float">
            <text:p>1023.3724922212</text:p>
          </table:table-cell>
          <table:table-cell table:formula="of:=AVERAGE([.B525:.B534])" office:value-type="float" office:value="1093.93421748711" calcext:value-type="float">
            <text:p>1093.9342174871</text:p>
          </table:table-cell>
          <table:table-cell table:formula="of:=AVERAGE([.C525:.C534])" office:value-type="float" office:value="939.550957980182" calcext:value-type="float">
            <text:p>939.550957980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32.89537562334" calcext:value-type="float">
            <text:p>1032.8953756233</text:p>
          </table:table-cell>
          <table:table-cell office:value-type="float" office:value="903.783453670422" calcext:value-type="float">
            <text:p>903.7834536704</text:p>
          </table:table-cell>
          <table:table-cell table:formula="of:=AVERAGE([.B526:.B535])" office:value-type="float" office:value="1093.66521192542" calcext:value-type="float">
            <text:p>1093.6652119254</text:p>
          </table:table-cell>
          <table:table-cell table:formula="of:=AVERAGE([.C526:.C535])" office:value-type="float" office:value="926.370760223203" calcext:value-type="float">
            <text:p>926.370760223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41.04849808371" calcext:value-type="float">
            <text:p>1441.0484980837</text:p>
          </table:table-cell>
          <table:table-cell office:value-type="float" office:value="1310.04408916701" calcext:value-type="float">
            <text:p>1310.044089167</text:p>
          </table:table-cell>
          <table:table-cell table:formula="of:=AVERAGE([.B527:.B536])" office:value-type="float" office:value="1237.77006173379" calcext:value-type="float">
            <text:p>1237.7700617338</text:p>
          </table:table-cell>
          <table:table-cell table:formula="of:=AVERAGE([.C527:.C536])" office:value-type="float" office:value="1057.3751691399" calcext:value-type="float">
            <text:p>1057.375169139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28:.B537])" office:value-type="float" office:value="1005.69195686874" calcext:value-type="float">
            <text:p>1005.6919568688</text:p>
          </table:table-cell>
          <table:table-cell table:formula="of:=AVERAGE([.C528:.C537])" office:value-type="float" office:value="863.97674841903" calcext:value-type="float">
            <text:p>863.97674841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08.94420263541" calcext:value-type="float">
            <text:p>1808.9442026354</text:p>
          </table:table-cell>
          <table:table-cell office:value-type="float" office:value="1550.52360225892" calcext:value-type="float">
            <text:p>1550.5236022589</text:p>
          </table:table-cell>
          <table:table-cell table:formula="of:=AVERAGE([.B529:.B538])" office:value-type="float" office:value="1097.62811571059" calcext:value-type="float">
            <text:p>1097.6281157106</text:p>
          </table:table-cell>
          <table:table-cell table:formula="of:=AVERAGE([.C529:.C538])" office:value-type="float" office:value="942.779170283466" calcext:value-type="float">
            <text:p>942.779170283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27.02837243419" calcext:value-type="float">
            <text:p>1027.0283724342</text:p>
          </table:table-cell>
          <table:table-cell office:value-type="float" office:value="898.649825879921" calcext:value-type="float">
            <text:p>898.6498258799</text:p>
          </table:table-cell>
          <table:table-cell table:formula="of:=AVERAGE([.B530:.B539])" office:value-type="float" office:value="1084.01561383971" calcext:value-type="float">
            <text:p>1084.0156138397</text:p>
          </table:table-cell>
          <table:table-cell table:formula="of:=AVERAGE([.C530:.C539])" office:value-type="float" office:value="929.252740325418" calcext:value-type="float">
            <text:p>929.252740325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61.14491315788" calcext:value-type="float">
            <text:p>1961.1449131579</text:p>
          </table:table-cell>
          <table:table-cell office:value-type="float" office:value="1699.65892473683" calcext:value-type="float">
            <text:p>1699.6589247368</text:p>
          </table:table-cell>
          <table:table-cell table:formula="of:=AVERAGE([.B531:.B540])" office:value-type="float" office:value="1190.08379472396" calcext:value-type="float">
            <text:p>1190.083794724</text:p>
          </table:table-cell>
          <table:table-cell table:formula="of:=AVERAGE([.C531:.C540])" office:value-type="float" office:value="1022.03608100064" calcext:value-type="float">
            <text:p>1022.03608100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71.56844569196" calcext:value-type="float">
            <text:p>1171.568445692</text:p>
          </table:table-cell>
          <table:table-cell office:value-type="float" office:value="911.21990220486" calcext:value-type="float">
            <text:p>911.2199022049</text:p>
          </table:table-cell>
          <table:table-cell table:formula="of:=AVERAGE([.B532:.B541])" office:value-type="float" office:value="1165.6859339266" calcext:value-type="float">
            <text:p>1165.6859339266</text:p>
          </table:table-cell>
          <table:table-cell table:formula="of:=AVERAGE([.C532:.C541])" office:value-type="float" office:value="997.340585012121" calcext:value-type="float">
            <text:p>997.34058501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04.56672215434" calcext:value-type="float">
            <text:p>904.5667221543</text:p>
          </table:table-cell>
          <table:table-cell office:value-type="float" office:value="775.34290470372" calcext:value-type="float">
            <text:p>775.3429047037</text:p>
          </table:table-cell>
          <table:table-cell table:formula="of:=AVERAGE([.B533:.B542])" office:value-type="float" office:value="1114.2141289595" calcext:value-type="float">
            <text:p>1114.2141289595</text:p>
          </table:table-cell>
          <table:table-cell table:formula="of:=AVERAGE([.C533:.C542])" office:value-type="float" office:value="958.751575969511" calcext:value-type="float">
            <text:p>958.751575969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39.31885611647" calcext:value-type="float">
            <text:p>1439.3188561165</text:p>
          </table:table-cell>
          <table:table-cell office:value-type="float" office:value="1177.62451864074" calcext:value-type="float">
            <text:p>1177.6245186408</text:p>
          </table:table-cell>
          <table:table-cell table:formula="of:=AVERAGE([.B534:.B543])" office:value-type="float" office:value="1193.78094396462" calcext:value-type="float">
            <text:p>1193.7809439646</text:p>
          </table:table-cell>
          <table:table-cell table:formula="of:=AVERAGE([.C534:.C543])" office:value-type="float" office:value="1025.02197134837" calcext:value-type="float">
            <text:p>1025.021971348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1164.5861524837" calcext:value-type="float">
            <text:p>1164.5861524837</text:p>
          </table:table-cell>
          <table:table-cell table:formula="of:=AVERAGE([.B535:.B544])" office:value-type="float" office:value="1195.1101538381" calcext:value-type="float">
            <text:p>1195.1101538381</text:p>
          </table:table-cell>
          <table:table-cell table:formula="of:=AVERAGE([.C535:.C544])" office:value-type="float" office:value="1039.14333737461" calcext:value-type="float">
            <text:p>1039.143337374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36:.B545])" office:value-type="float" office:value="1091.82061627577" calcext:value-type="float">
            <text:p>1091.8206162758</text:p>
          </table:table-cell>
          <table:table-cell table:formula="of:=AVERAGE([.C536:.C545])" office:value-type="float" office:value="948.764992007569" calcext:value-type="float">
            <text:p>948.764992007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63.25944013362" calcext:value-type="float">
            <text:p>1963.2594401336</text:p>
          </table:table-cell>
          <table:table-cell office:value-type="float" office:value="1595.14829510857" calcext:value-type="float">
            <text:p>1595.1482951086</text:p>
          </table:table-cell>
          <table:table-cell table:formula="of:=AVERAGE([.B537:.B546])" office:value-type="float" office:value="1144.04171048076" calcext:value-type="float">
            <text:p>1144.0417104808</text:p>
          </table:table-cell>
          <table:table-cell table:formula="of:=AVERAGE([.C537:.C546])" office:value-type="float" office:value="977.275412601725" calcext:value-type="float">
            <text:p>977.275412601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48.39516032802" calcext:value-type="float">
            <text:p>1048.395160328</text:p>
          </table:table-cell>
          <table:table-cell office:value-type="float" office:value="917.345765287016" calcext:value-type="float">
            <text:p>917.345765287</text:p>
          </table:table-cell>
          <table:table-cell table:formula="of:=AVERAGE([.B538:.B547])" office:value-type="float" office:value="1248.88122651356" calcext:value-type="float">
            <text:p>1248.8812265136</text:p>
          </table:table-cell>
          <table:table-cell table:formula="of:=AVERAGE([.C538:.C547])" office:value-type="float" office:value="1069.00998913043" calcext:value-type="float">
            <text:p>1069.009989130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42.13338578014" calcext:value-type="float">
            <text:p>1442.1333857802</text:p>
          </table:table-cell>
          <table:table-cell office:value-type="float" office:value="1311.03035070922" calcext:value-type="float">
            <text:p>1311.0303507092</text:p>
          </table:table-cell>
          <table:table-cell table:formula="of:=AVERAGE([.B539:.B548])" office:value-type="float" office:value="1212.20014482803" calcext:value-type="float">
            <text:p>1212.200144828</text:p>
          </table:table-cell>
          <table:table-cell table:formula="of:=AVERAGE([.C539:.C548])" office:value-type="float" office:value="1045.06066397546" calcext:value-type="float">
            <text:p>1045.060663975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00.226673990019" calcext:value-type="float">
            <text:p>900.22667399</text:p>
          </table:table-cell>
          <table:table-cell office:value-type="float" office:value="771.622863420017" calcext:value-type="float">
            <text:p>771.62286342</text:p>
          </table:table-cell>
          <table:table-cell table:formula="of:=AVERAGE([.B540:.B549])" office:value-type="float" office:value="1199.51997498361" calcext:value-type="float">
            <text:p>1199.5199749836</text:p>
          </table:table-cell>
          <table:table-cell table:formula="of:=AVERAGE([.C540:.C549])" office:value-type="float" office:value="1032.35796772947" calcext:value-type="float">
            <text:p>1032.357967729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39.47844649424" calcext:value-type="float">
            <text:p>1439.4784464942</text:p>
          </table:table-cell>
          <table:table-cell office:value-type="float" office:value="1177.75509258619" calcext:value-type="float">
            <text:p>1177.7550925862</text:p>
          </table:table-cell>
          <table:table-cell table:formula="of:=AVERAGE([.B541:.B550])" office:value-type="float" office:value="1147.35332831725" calcext:value-type="float">
            <text:p>1147.3533283173</text:p>
          </table:table-cell>
          <table:table-cell table:formula="of:=AVERAGE([.C541:.C550])" office:value-type="float" office:value="980.167584514404" calcext:value-type="float">
            <text:p>980.167584514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88.027823203058" calcext:value-type="float">
            <text:p>788.0278232031</text:p>
          </table:table-cell>
          <table:table-cell office:value-type="float" office:value="656.689852669215" calcext:value-type="float">
            <text:p>656.6898526692</text:p>
          </table:table-cell>
          <table:table-cell table:formula="of:=AVERAGE([.B542:.B551])" office:value-type="float" office:value="1108.99926606836" calcext:value-type="float">
            <text:p>1108.9992660684</text:p>
          </table:table-cell>
          <table:table-cell table:formula="of:=AVERAGE([.C542:.C551])" office:value-type="float" office:value="954.714579560839" calcext:value-type="float">
            <text:p>954.714579560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01.74271743551" calcext:value-type="float">
            <text:p>1301.7427174355</text:p>
          </table:table-cell>
          <table:table-cell office:value-type="float" office:value="1041.39417394841" calcext:value-type="float">
            <text:p>1041.3941739484</text:p>
          </table:table-cell>
          <table:table-cell table:formula="of:=AVERAGE([.B543:.B552])" office:value-type="float" office:value="1148.71686559648" calcext:value-type="float">
            <text:p>1148.7168655965</text:p>
          </table:table-cell>
          <table:table-cell table:formula="of:=AVERAGE([.C543:.C552])" office:value-type="float" office:value="981.319706485308" calcext:value-type="float">
            <text:p>981.319706485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299.83199047604" calcext:value-type="float">
            <text:p>1299.831990476</text:p>
          </table:table-cell>
          <table:table-cell office:value-type="float" office:value="1169.84879142843" calcext:value-type="float">
            <text:p>1169.8487914284</text:p>
          </table:table-cell>
          <table:table-cell table:formula="of:=AVERAGE([.B544:.B553])" office:value-type="float" office:value="1134.76817903243" calcext:value-type="float">
            <text:p>1134.7681790324</text:p>
          </table:table-cell>
          <table:table-cell table:formula="of:=AVERAGE([.C544:.C553])" office:value-type="float" office:value="980.542133764077" calcext:value-type="float">
            <text:p>980.542133764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45:.B554])" office:value-type="float" office:value="1018.30956378407" calcext:value-type="float">
            <text:p>1018.3095637841</text:p>
          </table:table-cell>
          <table:table-cell table:formula="of:=AVERAGE([.C545:.C554])" office:value-type="float" office:value="864.083518515707" calcext:value-type="float">
            <text:p>864.083518515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42.85683466454" calcext:value-type="float">
            <text:p>1942.8568346645</text:p>
          </table:table-cell>
          <table:table-cell office:value-type="float" office:value="1683.80925670927" calcext:value-type="float">
            <text:p>1683.8092567093</text:p>
          </table:table-cell>
          <table:table-cell table:formula="of:=AVERAGE([.B546:.B555])" office:value-type="float" office:value="1212.59524725052" calcext:value-type="float">
            <text:p>1212.5952472505</text:p>
          </table:table-cell>
          <table:table-cell table:formula="of:=AVERAGE([.C546:.C555])" office:value-type="float" office:value="1032.46444418663" calcext:value-type="float">
            <text:p>1032.464444186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295.74236499555" calcext:value-type="float">
            <text:p>1295.7423649956</text:p>
          </table:table-cell>
          <table:table-cell office:value-type="float" office:value="1166.16812849599" calcext:value-type="float">
            <text:p>1166.168128496</text:p>
          </table:table-cell>
          <table:table-cell table:formula="of:=AVERAGE([.B547:.B556])" office:value-type="float" office:value="1145.84353973671" calcext:value-type="float">
            <text:p>1145.8435397367</text:p>
          </table:table-cell>
          <table:table-cell table:formula="of:=AVERAGE([.C547:.C556])" office:value-type="float" office:value="989.566427525377" calcext:value-type="float">
            <text:p>989.566427525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04.3670082216" calcext:value-type="float">
            <text:p>1304.3670082216</text:p>
          </table:table-cell>
          <table:table-cell office:value-type="float" office:value="1043.49360657728" calcext:value-type="float">
            <text:p>1043.4936065773</text:p>
          </table:table-cell>
          <table:table-cell table:formula="of:=AVERAGE([.B548:.B557])" office:value-type="float" office:value="1171.44072452607" calcext:value-type="float">
            <text:p>1171.4407245261</text:p>
          </table:table-cell>
          <table:table-cell table:formula="of:=AVERAGE([.C548:.C557])" office:value-type="float" office:value="1002.1812116544" calcext:value-type="float">
            <text:p>1002.181211654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261.455658772672" calcext:value-type="float">
            <text:p>261.4556587727</text:p>
          </table:table-cell>
          <table:table-cell table:formula="of:=AVERAGE([.B549:.B558])" office:value-type="float" office:value="1053.37295182532" calcext:value-type="float">
            <text:p>1053.3729518253</text:p>
          </table:table-cell>
          <table:table-cell table:formula="of:=AVERAGE([.C549:.C558])" office:value-type="float" office:value="897.223742460748" calcext:value-type="float">
            <text:p>897.223742460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041.00928000742" calcext:value-type="float">
            <text:p>2041.0092800074</text:p>
          </table:table-cell>
          <table:table-cell office:value-type="float" office:value="1785.88312000649" calcext:value-type="float">
            <text:p>1785.8831200065</text:p>
          </table:table-cell>
          <table:table-cell table:formula="of:=AVERAGE([.B550:.B559])" office:value-type="float" office:value="1167.45121242706" calcext:value-type="float">
            <text:p>1167.4512124271</text:p>
          </table:table-cell>
          <table:table-cell table:formula="of:=AVERAGE([.C550:.C559])" office:value-type="float" office:value="998.649768119396" calcext:value-type="float">
            <text:p>998.649768119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51:.B560])" office:value-type="float" office:value="1023.50336777764" calcext:value-type="float">
            <text:p>1023.5033677776</text:p>
          </table:table-cell>
          <table:table-cell table:formula="of:=AVERAGE([.C551:.C560])" office:value-type="float" office:value="880.874258860777" calcext:value-type="float">
            <text:p>880.874258860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39.46455829298" calcext:value-type="float">
            <text:p>1039.464558293</text:p>
          </table:table-cell>
          <table:table-cell office:value-type="float" office:value="909.531488506361" calcext:value-type="float">
            <text:p>909.5314885064</text:p>
          </table:table-cell>
          <table:table-cell table:formula="of:=AVERAGE([.B552:.B561])" office:value-type="float" office:value="1048.64704128663" calcext:value-type="float">
            <text:p>1048.6470412866</text:p>
          </table:table-cell>
          <table:table-cell table:formula="of:=AVERAGE([.C552:.C561])" office:value-type="float" office:value="906.158422444491" calcext:value-type="float">
            <text:p>906.15842244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446.03043054963" calcext:value-type="float">
            <text:p>2446.0304305496</text:p>
          </table:table-cell>
          <table:table-cell office:value-type="float" office:value="2059.81509941022" calcext:value-type="float">
            <text:p>2059.8150994102</text:p>
          </table:table-cell>
          <table:table-cell table:formula="of:=AVERAGE([.B553:.B562])" office:value-type="float" office:value="1163.07581259804" calcext:value-type="float">
            <text:p>1163.0758125981</text:p>
          </table:table-cell>
          <table:table-cell table:formula="of:=AVERAGE([.C553:.C562])" office:value-type="float" office:value="1008.00051499067" calcext:value-type="float">
            <text:p>1008.000514990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34.69755558937" calcext:value-type="float">
            <text:p>1034.6975555894</text:p>
          </table:table-cell>
          <table:table-cell office:value-type="float" office:value="776.023166692024" calcext:value-type="float">
            <text:p>776.023166692</text:p>
          </table:table-cell>
          <table:table-cell table:formula="of:=AVERAGE([.B554:.B563])" office:value-type="float" office:value="1136.56236910938" calcext:value-type="float">
            <text:p>1136.5623691094</text:p>
          </table:table-cell>
          <table:table-cell table:formula="of:=AVERAGE([.C554:.C563])" office:value-type="float" office:value="968.617952517031" calcext:value-type="float">
            <text:p>968.61795251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774.413381863239" calcext:value-type="float">
            <text:p>774.4133818632</text:p>
          </table:table-cell>
          <table:table-cell table:formula="of:=AVERAGE([.B555:.B564])" office:value-type="float" office:value="1214.0037072957" calcext:value-type="float">
            <text:p>1214.0037072957</text:p>
          </table:table-cell>
          <table:table-cell table:formula="of:=AVERAGE([.C555:.C564])" office:value-type="float" office:value="1046.05929070335" calcext:value-type="float">
            <text:p>1046.059290703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681.55943662233" calcext:value-type="float">
            <text:p>1681.5594366223</text:p>
          </table:table-cell>
          <table:table-cell office:value-type="float" office:value="1422.85798483428" calcext:value-type="float">
            <text:p>1422.8579848343</text:p>
          </table:table-cell>
          <table:table-cell table:formula="of:=AVERAGE([.B556:.B565])" office:value-type="float" office:value="1187.87396749148" calcext:value-type="float">
            <text:p>1187.8739674915</text:p>
          </table:table-cell>
          <table:table-cell table:formula="of:=AVERAGE([.C556:.C565])" office:value-type="float" office:value="1019.96416351586" calcext:value-type="float">
            <text:p>1019.964163515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27.57748487201" calcext:value-type="float">
            <text:p>1027.577484872</text:p>
          </table:table-cell>
          <table:table-cell office:value-type="float" office:value="899.130299263009" calcext:value-type="float">
            <text:p>899.130299263</text:p>
          </table:table-cell>
          <table:table-cell table:formula="of:=AVERAGE([.B557:.B566])" office:value-type="float" office:value="1161.05747947913" calcext:value-type="float">
            <text:p>1161.0574794791</text:p>
          </table:table-cell>
          <table:table-cell table:formula="of:=AVERAGE([.C557:.C566])" office:value-type="float" office:value="993.260380592558" calcext:value-type="float">
            <text:p>993.260380592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64.22629398669" calcext:value-type="float">
            <text:p>1164.2262939867</text:p>
          </table:table-cell>
          <table:table-cell office:value-type="float" office:value="1034.86781687706" calcext:value-type="float">
            <text:p>1034.8678168771</text:p>
          </table:table-cell>
          <table:table-cell table:formula="of:=AVERAGE([.B558:.B567])" office:value-type="float" office:value="1147.04340805563" calcext:value-type="float">
            <text:p>1147.0434080556</text:p>
          </table:table-cell>
          <table:table-cell table:formula="of:=AVERAGE([.C558:.C567])" office:value-type="float" office:value="992.397801622535" calcext:value-type="float">
            <text:p>992.397801622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388.069599082167" calcext:value-type="float">
            <text:p>388.0695990822</text:p>
          </table:table-cell>
          <table:table-cell table:formula="of:=AVERAGE([.B559:.B568])" office:value-type="float" office:value="1159.70480208658" calcext:value-type="float">
            <text:p>1159.7048020866</text:p>
          </table:table-cell>
          <table:table-cell table:formula="of:=AVERAGE([.C559:.C568])" office:value-type="float" office:value="1005.05919565348" calcext:value-type="float">
            <text:p>1005.059195653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182.23005241737" calcext:value-type="float">
            <text:p>2182.2300524174</text:p>
          </table:table-cell>
          <table:table-cell office:value-type="float" office:value="1668.76415773093" calcext:value-type="float">
            <text:p>1668.7641577309</text:p>
          </table:table-cell>
          <table:table-cell table:formula="of:=AVERAGE([.B560:.B569])" office:value-type="float" office:value="1173.82687932758" calcext:value-type="float">
            <text:p>1173.8268793276</text:p>
          </table:table-cell>
          <table:table-cell table:formula="of:=AVERAGE([.C560:.C569])" office:value-type="float" office:value="993.347299425928" calcext:value-type="float">
            <text:p>993.347299425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1027.75557211944" calcext:value-type="float">
            <text:p>1027.7555721194</text:p>
          </table:table-cell>
          <table:table-cell table:formula="of:=AVERAGE([.B561:.B570])" office:value-type="float" office:value="1276.60243653952" calcext:value-type="float">
            <text:p>1276.6024365395</text:p>
          </table:table-cell>
          <table:table-cell table:formula="of:=AVERAGE([.C561:.C570])" office:value-type="float" office:value="1096.12285663787" calcext:value-type="float">
            <text:p>1096.122856637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76.460508499018" calcext:value-type="float">
            <text:p>776.460508499</text:p>
          </table:table-cell>
          <table:table-cell office:value-type="float" office:value="647.050423749181" calcext:value-type="float">
            <text:p>647.0504237492</text:p>
          </table:table-cell>
          <table:table-cell table:formula="of:=AVERAGE([.B562:.B571])" office:value-type="float" office:value="1250.30203156013" calcext:value-type="float">
            <text:p>1250.3020315601</text:p>
          </table:table-cell>
          <table:table-cell table:formula="of:=AVERAGE([.C562:.C571])" office:value-type="float" office:value="1069.87475016215" calcext:value-type="float">
            <text:p>1069.874750162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29.12101507036" calcext:value-type="float">
            <text:p>1129.1210150704</text:p>
          </table:table-cell>
          <table:table-cell office:value-type="float" office:value="1003.66312450699" calcext:value-type="float">
            <text:p>1003.663124507</text:p>
          </table:table-cell>
          <table:table-cell table:formula="of:=AVERAGE([.B563:.B572])" office:value-type="float" office:value="1118.6110900122" calcext:value-type="float">
            <text:p>1118.6110900122</text:p>
          </table:table-cell>
          <table:table-cell table:formula="of:=AVERAGE([.C563:.C572])" office:value-type="float" office:value="964.259552671831" calcext:value-type="float">
            <text:p>964.259552671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64:.B573])" office:value-type="float" office:value="1015.14133445326" calcext:value-type="float">
            <text:p>1015.1413344533</text:p>
          </table:table-cell>
          <table:table-cell table:formula="of:=AVERAGE([.C564:.C573])" office:value-type="float" office:value="886.657236002628" calcext:value-type="float">
            <text:p>886.657236002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674.61345032983" calcext:value-type="float">
            <text:p>1674.6134503298</text:p>
          </table:table-cell>
          <table:table-cell office:value-type="float" office:value="1416.98061181755" calcext:value-type="float">
            <text:p>1416.9806118176</text:p>
          </table:table-cell>
          <table:table-cell table:formula="of:=AVERAGE([.B565:.B574])" office:value-type="float" office:value="1105.16134129992" calcext:value-type="float">
            <text:p>1105.1613412999</text:p>
          </table:table-cell>
          <table:table-cell table:formula="of:=AVERAGE([.C565:.C574])" office:value-type="float" office:value="950.91395899806" calcext:value-type="float">
            <text:p>950.913958998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30.33728299724" calcext:value-type="float">
            <text:p>1830.3372829972</text:p>
          </table:table-cell>
          <table:table-cell office:value-type="float" office:value="1438.1221509264" calcext:value-type="float">
            <text:p>1438.1221509264</text:p>
          </table:table-cell>
          <table:table-cell table:formula="of:=AVERAGE([.B566:.B575])" office:value-type="float" office:value="1120.03912593741" calcext:value-type="float">
            <text:p>1120.0391259374</text:p>
          </table:table-cell>
          <table:table-cell table:formula="of:=AVERAGE([.C566:.C575])" office:value-type="float" office:value="952.440375607272" calcext:value-type="float">
            <text:p>952.440375607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1164.69076274853" calcext:value-type="float">
            <text:p>1164.6907627485</text:p>
          </table:table-cell>
          <table:table-cell table:formula="of:=AVERAGE([.B567:.B576])" office:value-type="float" office:value="1133.75045372506" calcext:value-type="float">
            <text:p>1133.7504537251</text:p>
          </table:table-cell>
          <table:table-cell table:formula="of:=AVERAGE([.C567:.C576])" office:value-type="float" office:value="978.996421955824" calcext:value-type="float">
            <text:p>978.996421955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23.14187248541" calcext:value-type="float">
            <text:p>1423.1418724854</text:p>
          </table:table-cell>
          <table:table-cell office:value-type="float" office:value="1164.38880476079" calcext:value-type="float">
            <text:p>1164.3888047608</text:p>
          </table:table-cell>
          <table:table-cell table:formula="of:=AVERAGE([.B568:.B577])" office:value-type="float" office:value="1159.64201157494" calcext:value-type="float">
            <text:p>1159.6420115749</text:p>
          </table:table-cell>
          <table:table-cell table:formula="of:=AVERAGE([.C568:.C577])" office:value-type="float" office:value="991.948520744197" calcext:value-type="float">
            <text:p>991.948520744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67.567152057883" calcext:value-type="float">
            <text:p>767.5671520579</text:p>
          </table:table-cell>
          <table:table-cell office:value-type="float" office:value="639.639293381569" calcext:value-type="float">
            <text:p>639.6392933816</text:p>
          </table:table-cell>
          <table:table-cell table:formula="of:=AVERAGE([.B569:.B578])" office:value-type="float" office:value="1197.59176687251" calcext:value-type="float">
            <text:p>1197.5917668725</text:p>
          </table:table-cell>
          <table:table-cell table:formula="of:=AVERAGE([.C569:.C578])" office:value-type="float" office:value="1017.10549017414" calcext:value-type="float">
            <text:p>1017.105490174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08.2272162221" calcext:value-type="float">
            <text:p>1408.2272162221</text:p>
          </table:table-cell>
          <table:table-cell office:value-type="float" office:value="1280.20656020191" calcext:value-type="float">
            <text:p>1280.2065602019</text:p>
          </table:table-cell>
          <table:table-cell table:formula="of:=AVERAGE([.B570:.B579])" office:value-type="float" office:value="1120.19148325298" calcext:value-type="float">
            <text:p>1120.191483253</text:p>
          </table:table-cell>
          <table:table-cell table:formula="of:=AVERAGE([.C570:.C579])" office:value-type="float" office:value="978.249730421235" calcext:value-type="float">
            <text:p>978.249730421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14.754579082362" calcext:value-type="float">
            <text:p>514.7545790824</text:p>
          </table:table-cell>
          <table:table-cell office:value-type="float" office:value="386.065934311772" calcext:value-type="float">
            <text:p>386.0659343118</text:p>
          </table:table-cell>
          <table:table-cell table:formula="of:=AVERAGE([.B571:.B580])" office:value-type="float" office:value="1068.89138394927" calcext:value-type="float">
            <text:p>1068.8913839493</text:p>
          </table:table-cell>
          <table:table-cell table:formula="of:=AVERAGE([.C571:.C580])" office:value-type="float" office:value="914.080766640468" calcext:value-type="float">
            <text:p>914.08076664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40.64782213968" calcext:value-type="float">
            <text:p>1940.6478221397</text:p>
          </table:table-cell>
          <table:table-cell office:value-type="float" office:value="1681.89477918772" calcext:value-type="float">
            <text:p>1681.8947791877</text:p>
          </table:table-cell>
          <table:table-cell table:formula="of:=AVERAGE([.B572:.B581])" office:value-type="float" office:value="1185.31011531334" calcext:value-type="float">
            <text:p>1185.3101153133</text:p>
          </table:table-cell>
          <table:table-cell table:formula="of:=AVERAGE([.C572:.C581])" office:value-type="float" office:value="1017.56520218432" calcext:value-type="float">
            <text:p>1017.565202184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54.76131995778" calcext:value-type="float">
            <text:p>1154.7613199578</text:p>
          </table:table-cell>
          <table:table-cell office:value-type="float" office:value="898.147693300495" calcext:value-type="float">
            <text:p>898.1476933005</text:p>
          </table:table-cell>
          <table:table-cell table:formula="of:=AVERAGE([.B573:.B582])" office:value-type="float" office:value="1187.87414580208" calcext:value-type="float">
            <text:p>1187.8741458021</text:p>
          </table:table-cell>
          <table:table-cell table:formula="of:=AVERAGE([.C573:.C582])" office:value-type="float" office:value="1007.01365906367" calcext:value-type="float">
            <text:p>1007.013659063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74:.B583])" office:value-type="float" office:value="1187.87414580208" calcext:value-type="float">
            <text:p>1187.8741458021</text:p>
          </table:table-cell>
          <table:table-cell table:formula="of:=AVERAGE([.C574:.C583])" office:value-type="float" office:value="1007.01365906367" calcext:value-type="float">
            <text:p>1007.013659063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75:.B584])" office:value-type="float" office:value="1020.4128007691" calcext:value-type="float">
            <text:p>1020.4128007691</text:p>
          </table:table-cell>
          <table:table-cell table:formula="of:=AVERAGE([.C575:.C584])" office:value-type="float" office:value="865.315597881918" calcext:value-type="float">
            <text:p>865.315597881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3270.30493811886" calcext:value-type="float">
            <text:p>3270.3049381189</text:p>
          </table:table-cell>
          <table:table-cell office:value-type="float" office:value="2877.8683455446" calcext:value-type="float">
            <text:p>2877.8683455446</text:p>
          </table:table-cell>
          <table:table-cell table:formula="of:=AVERAGE([.B576:.B585])" office:value-type="float" office:value="1164.40956628126" calcext:value-type="float">
            <text:p>1164.4095662813</text:p>
          </table:table-cell>
          <table:table-cell table:formula="of:=AVERAGE([.C576:.C585])" office:value-type="float" office:value="1009.29021734374" calcext:value-type="float">
            <text:p>1009.290217343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84.287994692692" calcext:value-type="float">
            <text:p>784.2879946927</text:p>
          </table:table-cell>
          <table:table-cell office:value-type="float" office:value="653.573328910577" calcext:value-type="float">
            <text:p>653.5733289106</text:p>
          </table:table-cell>
          <table:table-cell table:formula="of:=AVERAGE([.B577:.B586])" office:value-type="float" office:value="1126.36928947568" calcext:value-type="float">
            <text:p>1126.3692894757</text:p>
          </table:table-cell>
          <table:table-cell table:formula="of:=AVERAGE([.C577:.C586])" office:value-type="float" office:value="958.178473959943" calcext:value-type="float">
            <text:p>958.178473959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568.3626908567" calcext:value-type="float">
            <text:p>1568.3626908567</text:p>
          </table:table-cell>
          <table:table-cell office:value-type="float" office:value="1306.96890904725" calcext:value-type="float">
            <text:p>1306.9689090473</text:p>
          </table:table-cell>
          <table:table-cell table:formula="of:=AVERAGE([.B578:.B587])" office:value-type="float" office:value="1140.89137131281" calcext:value-type="float">
            <text:p>1140.8913713128</text:p>
          </table:table-cell>
          <table:table-cell table:formula="of:=AVERAGE([.C578:.C587])" office:value-type="float" office:value="972.436484388589" calcext:value-type="float">
            <text:p>972.436484388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064.85673456538" calcext:value-type="float">
            <text:p>1064.8567345654</text:p>
          </table:table-cell>
          <table:table-cell office:value-type="float" office:value="946.53931961367" calcext:value-type="float">
            <text:p>946.5393196137</text:p>
          </table:table-cell>
          <table:table-cell table:formula="of:=AVERAGE([.B579:.B588])" office:value-type="float" office:value="1170.62032956356" calcext:value-type="float">
            <text:p>1170.6203295636</text:p>
          </table:table-cell>
          <table:table-cell table:formula="of:=AVERAGE([.C579:.C588])" office:value-type="float" office:value="1003.1264870118" calcext:value-type="float">
            <text:p>1003.126487011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62.18673595503" calcext:value-type="float">
            <text:p>1162.186735955</text:p>
          </table:table-cell>
          <table:table-cell office:value-type="float" office:value="1033.05487640448" calcext:value-type="float">
            <text:p>1033.0548764045</text:p>
          </table:table-cell>
          <table:table-cell table:formula="of:=AVERAGE([.B580:.B589])" office:value-type="float" office:value="1146.01628153685" calcext:value-type="float">
            <text:p>1146.0162815369</text:p>
          </table:table-cell>
          <table:table-cell table:formula="of:=AVERAGE([.C580:.C589])" office:value-type="float" office:value="978.411318632056" calcext:value-type="float">
            <text:p>978.411318632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23.618398231998" calcext:value-type="float">
            <text:p>523.618398232</text:p>
          </table:table-cell>
          <table:table-cell office:value-type="float" office:value="392.713798673999" calcext:value-type="float">
            <text:p>392.713798674</text:p>
          </table:table-cell>
          <table:table-cell table:formula="of:=AVERAGE([.B581:.B590])" office:value-type="float" office:value="1146.90266345181" calcext:value-type="float">
            <text:p>1146.9026634518</text:p>
          </table:table-cell>
          <table:table-cell table:formula="of:=AVERAGE([.C581:.C590])" office:value-type="float" office:value="979.076105068278" calcext:value-type="float">
            <text:p>979.076105068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93.312577702808" calcext:value-type="float">
            <text:p>993.3125777028</text:p>
          </table:table-cell>
          <table:table-cell office:value-type="float" office:value="869.148505489957" calcext:value-type="float">
            <text:p>869.14850549</text:p>
          </table:table-cell>
          <table:table-cell table:formula="of:=AVERAGE([.B582:.B591])" office:value-type="float" office:value="1052.16913900813" calcext:value-type="float">
            <text:p>1052.1691390081</text:p>
          </table:table-cell>
          <table:table-cell table:formula="of:=AVERAGE([.C582:.C591])" office:value-type="float" office:value="897.801477698502" calcext:value-type="float">
            <text:p>897.801477698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600.95545415585" calcext:value-type="float">
            <text:p>1600.9554541559</text:p>
          </table:table-cell>
          <table:table-cell office:value-type="float" office:value="1354.65461505495" calcext:value-type="float">
            <text:p>1354.654615055</text:p>
          </table:table-cell>
          <table:table-cell table:formula="of:=AVERAGE([.B583:.B592])" office:value-type="float" office:value="1096.78855242793" calcext:value-type="float">
            <text:p>1096.7885524279</text:p>
          </table:table-cell>
          <table:table-cell table:formula="of:=AVERAGE([.C583:.C592])" office:value-type="float" office:value="943.452169873948" calcext:value-type="float">
            <text:p>943.452169873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14.49236137727" calcext:value-type="float">
            <text:p>1814.4923613773</text:p>
          </table:table-cell>
          <table:table-cell office:value-type="float" office:value="1555.27916689481" calcext:value-type="float">
            <text:p>1555.2791668948</text:p>
          </table:table-cell>
          <table:table-cell table:formula="of:=AVERAGE([.B584:.B593])" office:value-type="float" office:value="1278.23778856566" calcext:value-type="float">
            <text:p>1278.2377885657</text:p>
          </table:table-cell>
          <table:table-cell table:formula="of:=AVERAGE([.C584:.C593])" office:value-type="float" office:value="1098.98008656343" calcext:value-type="float">
            <text:p>1098.980086563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262.105424200985" calcext:value-type="float">
            <text:p>262.105424201</text:p>
          </table:table-cell>
          <table:table-cell table:formula="of:=AVERAGE([.B585:.B594])" office:value-type="float" office:value="1304.44833098576" calcext:value-type="float">
            <text:p>1304.4483309858</text:p>
          </table:table-cell>
          <table:table-cell table:formula="of:=AVERAGE([.C585:.C594])" office:value-type="float" office:value="1125.19062898353" calcext:value-type="float">
            <text:p>1125.190628983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08.06258962289" calcext:value-type="float">
            <text:p>1308.0625896229</text:p>
          </table:table-cell>
          <table:table-cell office:value-type="float" office:value="1177.2563306606" calcext:value-type="float">
            <text:p>1177.2563306606</text:p>
          </table:table-cell>
          <table:table-cell table:formula="of:=AVERAGE([.B586:.B595])" office:value-type="float" office:value="1108.22409613616" calcext:value-type="float">
            <text:p>1108.2240961362</text:p>
          </table:table-cell>
          <table:table-cell table:formula="of:=AVERAGE([.C586:.C595])" office:value-type="float" office:value="955.129427495127" calcext:value-type="float">
            <text:p>955.129427495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85.45501128423" calcext:value-type="float">
            <text:p>1485.4550112842</text:p>
          </table:table-cell>
          <table:table-cell office:value-type="float" office:value="1237.8791760702" calcext:value-type="float">
            <text:p>1237.8791760702</text:p>
          </table:table-cell>
          <table:table-cell table:formula="of:=AVERAGE([.B587:.B596])" office:value-type="float" office:value="1178.34079779532" calcext:value-type="float">
            <text:p>1178.3407977953</text:p>
          </table:table-cell>
          <table:table-cell table:formula="of:=AVERAGE([.C587:.C596])" office:value-type="float" office:value="1013.56001221109" calcext:value-type="float">
            <text:p>1013.560012211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22.051209470101" calcext:value-type="float">
            <text:p>522.0512094701</text:p>
          </table:table-cell>
          <table:table-cell office:value-type="float" office:value="391.538407102576" calcext:value-type="float">
            <text:p>391.5384071026</text:p>
          </table:table-cell>
          <table:table-cell table:formula="of:=AVERAGE([.B588:.B597])" office:value-type="float" office:value="1073.70964965666" calcext:value-type="float">
            <text:p>1073.7096496567</text:p>
          </table:table-cell>
          <table:table-cell table:formula="of:=AVERAGE([.C588:.C597])" office:value-type="float" office:value="922.016962016622" calcext:value-type="float">
            <text:p>922.016962016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24.22847504271" calcext:value-type="float">
            <text:p>1424.2284750427</text:p>
          </table:table-cell>
          <table:table-cell office:value-type="float" office:value="1294.75315912973" calcext:value-type="float">
            <text:p>1294.7531591297</text:p>
          </table:table-cell>
          <table:table-cell table:formula="of:=AVERAGE([.B589:.B598])" office:value-type="float" office:value="1109.64682370439" calcext:value-type="float">
            <text:p>1109.6468237044</text:p>
          </table:table-cell>
          <table:table-cell table:formula="of:=AVERAGE([.C589:.C598])" office:value-type="float" office:value="956.838345968228" calcext:value-type="float">
            <text:p>956.838345968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569.80973728072" calcext:value-type="float">
            <text:p>1569.8097372807</text:p>
          </table:table-cell>
          <table:table-cell office:value-type="float" office:value="1308.17478106727" calcext:value-type="float">
            <text:p>1308.1747810673</text:p>
          </table:table-cell>
          <table:table-cell table:formula="of:=AVERAGE([.B590:.B599])" office:value-type="float" office:value="1150.40912383696" calcext:value-type="float">
            <text:p>1150.409123837</text:p>
          </table:table-cell>
          <table:table-cell table:formula="of:=AVERAGE([.C590:.C599])" office:value-type="float" office:value="984.350336434508" calcext:value-type="float">
            <text:p>984.35033643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901.397184436446" calcext:value-type="float">
            <text:p>901.3971844364</text:p>
          </table:table-cell>
          <table:table-cell office:value-type="float" office:value="772.626158088383" calcext:value-type="float">
            <text:p>772.6261580884</text:p>
          </table:table-cell>
          <table:table-cell table:formula="of:=AVERAGE([.B591:.B600])" office:value-type="float" office:value="1188.1870024574" calcext:value-type="float">
            <text:p>1188.1870024574</text:p>
          </table:table-cell>
          <table:table-cell table:formula="of:=AVERAGE([.C591:.C600])" office:value-type="float" office:value="1022.34157237595" calcext:value-type="float">
            <text:p>1022.34157237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63.6491312868" calcext:value-type="float">
            <text:p>1263.6491312868</text:p>
          </table:table-cell>
          <table:table-cell office:value-type="float" office:value="1095.16258044856" calcext:value-type="float">
            <text:p>1095.1625804486</text:p>
          </table:table-cell>
          <table:table-cell table:formula="of:=AVERAGE([.B592:.B601])" office:value-type="float" office:value="1215.2206578158" calcext:value-type="float">
            <text:p>1215.2206578158</text:p>
          </table:table-cell>
          <table:table-cell table:formula="of:=AVERAGE([.C592:.C601])" office:value-type="float" office:value="1044.94297987181" calcext:value-type="float">
            <text:p>1044.942979871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593:.B602])" office:value-type="float" office:value="1055.12511240022" calcext:value-type="float">
            <text:p>1055.1251124002</text:p>
          </table:table-cell>
          <table:table-cell table:formula="of:=AVERAGE([.C593:.C602])" office:value-type="float" office:value="909.477518366311" calcext:value-type="float">
            <text:p>909.47751836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67.34417922618" calcext:value-type="float">
            <text:p>1567.3441792262</text:p>
          </table:table-cell>
          <table:table-cell office:value-type="float" office:value="1306.12014935515" calcext:value-type="float">
            <text:p>1306.1201493552</text:p>
          </table:table-cell>
          <table:table-cell table:formula="of:=AVERAGE([.B594:.B603])" office:value-type="float" office:value="1030.41029418511" calcext:value-type="float">
            <text:p>1030.4102941851</text:p>
          </table:table-cell>
          <table:table-cell table:formula="of:=AVERAGE([.C594:.C603])" office:value-type="float" office:value="884.561616612345" calcext:value-type="float">
            <text:p>884.561616612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71.881447898048" calcext:value-type="float">
            <text:p>871.881447898</text:p>
          </table:table-cell>
          <table:table-cell office:value-type="float" office:value="747.326955341184" calcext:value-type="float">
            <text:p>747.3269553412</text:p>
          </table:table-cell>
          <table:table-cell table:formula="of:=AVERAGE([.B595:.B604])" office:value-type="float" office:value="1091.38789655481" calcext:value-type="float">
            <text:p>1091.3878965548</text:p>
          </table:table-cell>
          <table:table-cell table:formula="of:=AVERAGE([.C595:.C604])" office:value-type="float" office:value="933.083769726365" calcext:value-type="float">
            <text:p>933.08376972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29.18522727851" calcext:value-type="float">
            <text:p>1829.1852272785</text:p>
          </table:table-cell>
          <table:table-cell office:value-type="float" office:value="1567.87305195301" calcext:value-type="float">
            <text:p>1567.873051953</text:p>
          </table:table-cell>
          <table:table-cell table:formula="of:=AVERAGE([.B596:.B605])" office:value-type="float" office:value="1143.50016032038" calcext:value-type="float">
            <text:p>1143.5001603204</text:p>
          </table:table-cell>
          <table:table-cell table:formula="of:=AVERAGE([.C596:.C605])" office:value-type="float" office:value="972.145441855606" calcext:value-type="float">
            <text:p>972.14544185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49.95598249599" calcext:value-type="float">
            <text:p>1149.955982496</text:p>
          </table:table-cell>
          <table:table-cell office:value-type="float" office:value="1022.18309555199" calcext:value-type="float">
            <text:p>1022.183095552</text:p>
          </table:table-cell>
          <table:table-cell table:formula="of:=AVERAGE([.B597:.B606])" office:value-type="float" office:value="1109.95025744155" calcext:value-type="float">
            <text:p>1109.9502574416</text:p>
          </table:table-cell>
          <table:table-cell table:formula="of:=AVERAGE([.C597:.C606])" office:value-type="float" office:value="950.575833803786" calcext:value-type="float">
            <text:p>950.575833803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39.73260971849" calcext:value-type="float">
            <text:p>1439.7326097185</text:p>
          </table:table-cell>
          <table:table-cell office:value-type="float" office:value="1177.96304431513" calcext:value-type="float">
            <text:p>1177.9630443151</text:p>
          </table:table-cell>
          <table:table-cell table:formula="of:=AVERAGE([.B598:.B607])" office:value-type="float" office:value="1201.71839746639" calcext:value-type="float">
            <text:p>1201.7183974664</text:p>
          </table:table-cell>
          <table:table-cell table:formula="of:=AVERAGE([.C598:.C607])" office:value-type="float" office:value="1029.21829752504" calcext:value-type="float">
            <text:p>1029.21829752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77.655171511356" calcext:value-type="float">
            <text:p>777.6551715114</text:p>
          </table:table-cell>
          <table:table-cell office:value-type="float" office:value="648.045976259463" calcext:value-type="float">
            <text:p>648.0459762595</text:p>
          </table:table-cell>
          <table:table-cell table:formula="of:=AVERAGE([.B599:.B608])" office:value-type="float" office:value="1137.06106711325" calcext:value-type="float">
            <text:p>1137.0610671133</text:p>
          </table:table-cell>
          <table:table-cell table:formula="of:=AVERAGE([.C599:.C608])" office:value-type="float" office:value="964.547579238014" calcext:value-type="float">
            <text:p>964.54757923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03.40128853607" calcext:value-type="float">
            <text:p>1703.4012885361</text:p>
          </table:table-cell>
          <table:table-cell office:value-type="float" office:value="1572.37042018714" calcext:value-type="float">
            <text:p>1572.3704201872</text:p>
          </table:table-cell>
          <table:table-cell table:formula="of:=AVERAGE([.B600:.B609])" office:value-type="float" office:value="1150.42022223879" calcext:value-type="float">
            <text:p>1150.4202222388</text:p>
          </table:table-cell>
          <table:table-cell table:formula="of:=AVERAGE([.C600:.C609])" office:value-type="float" office:value="990.967143150001" calcext:value-type="float">
            <text:p>990.9671431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86.88853380573" calcext:value-type="float">
            <text:p>786.8885338057</text:p>
          </table:table-cell>
          <table:table-cell office:value-type="float" office:value="655.740444838108" calcext:value-type="float">
            <text:p>655.7404448381</text:p>
          </table:table-cell>
          <table:table-cell table:formula="of:=AVERAGE([.B601:.B610])" office:value-type="float" office:value="1138.96935717572" calcext:value-type="float">
            <text:p>1138.9693571757</text:p>
          </table:table-cell>
          <table:table-cell table:formula="of:=AVERAGE([.C601:.C610])" office:value-type="float" office:value="979.278571824974" calcext:value-type="float">
            <text:p>979.2785718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34.19392052954" calcext:value-type="float">
            <text:p>1134.1939205295</text:p>
          </table:table-cell>
          <table:table-cell office:value-type="float" office:value="1008.17237380403" calcext:value-type="float">
            <text:p>1008.172373804</text:p>
          </table:table-cell>
          <table:table-cell table:formula="of:=AVERAGE([.B602:.B611])" office:value-type="float" office:value="1126.02383609999" calcext:value-type="float">
            <text:p>1126.0238361</text:p>
          </table:table-cell>
          <table:table-cell table:formula="of:=AVERAGE([.C602:.C611])" office:value-type="float" office:value="970.579551160521" calcext:value-type="float">
            <text:p>970.57955116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94.15252736225" calcext:value-type="float">
            <text:p>1294.1525273623</text:p>
          </table:table-cell>
          <table:table-cell office:value-type="float" office:value="1035.3220218898" calcext:value-type="float">
            <text:p>1035.3220218898</text:p>
          </table:table-cell>
          <table:table-cell table:formula="of:=AVERAGE([.B603:.B612])" office:value-type="float" office:value="1255.43908883622" calcext:value-type="float">
            <text:p>1255.4390888362</text:p>
          </table:table-cell>
          <table:table-cell table:formula="of:=AVERAGE([.C603:.C612])" office:value-type="float" office:value="1074.1117533495" calcext:value-type="float">
            <text:p>1074.11175334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67.44674354775" calcext:value-type="float">
            <text:p>1567.4467435478</text:p>
          </table:table-cell>
          <table:table-cell office:value-type="float" office:value="1306.20561962313" calcext:value-type="float">
            <text:p>1306.2056196231</text:p>
          </table:table-cell>
          <table:table-cell table:formula="of:=AVERAGE([.B604:.B613])" office:value-type="float" office:value="1255.44934526837" calcext:value-type="float">
            <text:p>1255.4493452684</text:p>
          </table:table-cell>
          <table:table-cell table:formula="of:=AVERAGE([.C604:.C613])" office:value-type="float" office:value="1074.1203003763" calcext:value-type="float">
            <text:p>1074.12030037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646.743972128874" calcext:value-type="float">
            <text:p>646.7439721289</text:p>
          </table:table-cell>
          <table:table-cell table:formula="of:=AVERAGE([.B605:.B614])" office:value-type="float" office:value="1232.93559769146" calcext:value-type="float">
            <text:p>1232.9355976915</text:p>
          </table:table-cell>
          <table:table-cell table:formula="of:=AVERAGE([.C605:.C614])" office:value-type="float" office:value="1064.06200205507" calcext:value-type="float">
            <text:p>1064.06200205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7.490593443936" calcext:value-type="float">
            <text:p>757.4905934439</text:p>
          </table:table-cell>
          <table:table-cell office:value-type="float" office:value="631.24216120328" calcext:value-type="float">
            <text:p>631.2421612033</text:p>
          </table:table-cell>
          <table:table-cell table:formula="of:=AVERAGE([.B606:.B615])" office:value-type="float" office:value="1125.766134308" calcext:value-type="float">
            <text:p>1125.766134308</text:p>
          </table:table-cell>
          <table:table-cell table:formula="of:=AVERAGE([.C606:.C615])" office:value-type="float" office:value="970.398912980095" calcext:value-type="float">
            <text:p>970.39891298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65.39407963958" calcext:value-type="float">
            <text:p>1165.3940796396</text:p>
          </table:table-cell>
          <table:table-cell office:value-type="float" office:value="1035.90584856852" calcext:value-type="float">
            <text:p>1035.9058485685</text:p>
          </table:table-cell>
          <table:table-cell table:formula="of:=AVERAGE([.B607:.B616])" office:value-type="float" office:value="1127.30994402236" calcext:value-type="float">
            <text:p>1127.3099440224</text:p>
          </table:table-cell>
          <table:table-cell table:formula="of:=AVERAGE([.C607:.C616])" office:value-type="float" office:value="971.771188281747" calcext:value-type="float">
            <text:p>971.771188281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3.990482085675" calcext:value-type="float">
            <text:p>903.9904820857</text:p>
          </table:table-cell>
          <table:table-cell office:value-type="float" office:value="774.848984644864" calcext:value-type="float">
            <text:p>774.8489846449</text:p>
          </table:table-cell>
          <table:table-cell table:formula="of:=AVERAGE([.B608:.B617])" office:value-type="float" office:value="1073.73573125908" calcext:value-type="float">
            <text:p>1073.7357312591</text:p>
          </table:table-cell>
          <table:table-cell table:formula="of:=AVERAGE([.C608:.C617])" office:value-type="float" office:value="931.459782314721" calcext:value-type="float">
            <text:p>931.459782314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04.8982775682" calcext:value-type="float">
            <text:p>1304.8982775682</text:p>
          </table:table-cell>
          <table:table-cell office:value-type="float" office:value="1043.91862205456" calcext:value-type="float">
            <text:p>1043.9186220546</text:p>
          </table:table-cell>
          <table:table-cell table:formula="of:=AVERAGE([.B609:.B618])" office:value-type="float" office:value="1126.46004186476" calcext:value-type="float">
            <text:p>1126.4600418648</text:p>
          </table:table-cell>
          <table:table-cell table:formula="of:=AVERAGE([.C609:.C618])" office:value-type="float" office:value="971.04704689423" calcext:value-type="float">
            <text:p>971.04704689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51.38128266756" calcext:value-type="float">
            <text:p>1551.3812826676</text:p>
          </table:table-cell>
          <table:table-cell office:value-type="float" office:value="1422.09950911193" calcext:value-type="float">
            <text:p>1422.0995091119</text:p>
          </table:table-cell>
          <table:table-cell table:formula="of:=AVERAGE([.B610:.B619])" office:value-type="float" office:value="1111.25804127791" calcext:value-type="float">
            <text:p>1111.2580412779</text:p>
          </table:table-cell>
          <table:table-cell table:formula="of:=AVERAGE([.C610:.C619])" office:value-type="float" office:value="956.01995578671" calcext:value-type="float">
            <text:p>956.01995578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5.459588107158" calcext:value-type="float">
            <text:p>905.4595881072</text:p>
          </table:table-cell>
          <table:table-cell office:value-type="float" office:value="776.108218377564" calcext:value-type="float">
            <text:p>776.1082183776</text:p>
          </table:table-cell>
          <table:table-cell table:formula="of:=AVERAGE([.B611:.B620])" office:value-type="float" office:value="1123.11514670805" calcext:value-type="float">
            <text:p>1123.1151467081</text:p>
          </table:table-cell>
          <table:table-cell table:formula="of:=AVERAGE([.C611:.C620])" office:value-type="float" office:value="968.056733140655" calcext:value-type="float">
            <text:p>968.056733140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64.8470913316" calcext:value-type="float">
            <text:p>1564.8470913316</text:p>
          </table:table-cell>
          <table:table-cell office:value-type="float" office:value="1304.03924277633" calcext:value-type="float">
            <text:p>1304.0392427763</text:p>
          </table:table-cell>
          <table:table-cell table:formula="of:=AVERAGE([.B612:.B621])" office:value-type="float" office:value="1166.18046378826" calcext:value-type="float">
            <text:p>1166.1804637883</text:p>
          </table:table-cell>
          <table:table-cell table:formula="of:=AVERAGE([.C612:.C621])" office:value-type="float" office:value="997.643420037886" calcext:value-type="float">
            <text:p>997.64342003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13:.B622])" office:value-type="float" office:value="1036.76521105203" calcext:value-type="float">
            <text:p>1036.765211052</text:p>
          </table:table-cell>
          <table:table-cell table:formula="of:=AVERAGE([.C613:.C622])" office:value-type="float" office:value="894.111217848906" calcext:value-type="float">
            <text:p>894.111217848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97.19178638098" calcext:value-type="float">
            <text:p>2597.191786381</text:p>
          </table:table-cell>
          <table:table-cell office:value-type="float" office:value="2337.47260774288" calcext:value-type="float">
            <text:p>2337.4726077429</text:p>
          </table:table-cell>
          <table:table-cell table:formula="of:=AVERAGE([.B614:.B623])" office:value-type="float" office:value="1139.73971533536" calcext:value-type="float">
            <text:p>1139.7397153354</text:p>
          </table:table-cell>
          <table:table-cell table:formula="of:=AVERAGE([.C614:.C623])" office:value-type="float" office:value="997.237916660881" calcext:value-type="float">
            <text:p>997.237916660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98.4528996027" calcext:value-type="float">
            <text:p>1298.4528996027</text:p>
          </table:table-cell>
          <table:table-cell office:value-type="float" office:value="1038.76231968216" calcext:value-type="float">
            <text:p>1038.7623196822</text:p>
          </table:table-cell>
          <table:table-cell table:formula="of:=AVERAGE([.B615:.B624])" office:value-type="float" office:value="1204.91060808274" calcext:value-type="float">
            <text:p>1204.9106080827</text:p>
          </table:table-cell>
          <table:table-cell table:formula="of:=AVERAGE([.C615:.C624])" office:value-type="float" office:value="1036.43975141621" calcext:value-type="float">
            <text:p>1036.439751416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24.87623903794" calcext:value-type="float">
            <text:p>524.8762390379</text:p>
          </table:table-cell>
          <table:table-cell office:value-type="float" office:value="393.657179278455" calcext:value-type="float">
            <text:p>393.6571792785</text:p>
          </table:table-cell>
          <table:table-cell table:formula="of:=AVERAGE([.B616:.B625])" office:value-type="float" office:value="1181.64917264214" calcext:value-type="float">
            <text:p>1181.6491726421</text:p>
          </table:table-cell>
          <table:table-cell table:formula="of:=AVERAGE([.C616:.C625])" office:value-type="float" office:value="1012.68125322373" calcext:value-type="float">
            <text:p>1012.68125322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88.42014434691" calcext:value-type="float">
            <text:p>1288.4201443469</text:p>
          </table:table-cell>
          <table:table-cell office:value-type="float" office:value="1159.57812991222" calcext:value-type="float">
            <text:p>1159.5781299122</text:p>
          </table:table-cell>
          <table:table-cell table:formula="of:=AVERAGE([.B617:.B626])" office:value-type="float" office:value="1193.95177911287" calcext:value-type="float">
            <text:p>1193.9517791129</text:p>
          </table:table-cell>
          <table:table-cell table:formula="of:=AVERAGE([.C617:.C626])" office:value-type="float" office:value="1025.0484813581" calcext:value-type="float">
            <text:p>1025.04848135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64.89412622872" calcext:value-type="float">
            <text:p>1164.8941262287</text:p>
          </table:table-cell>
          <table:table-cell office:value-type="float" office:value="1035.46144553664" calcext:value-type="float">
            <text:p>1035.4614455366</text:p>
          </table:table-cell>
          <table:table-cell table:formula="of:=AVERAGE([.B618:.B627])" office:value-type="float" office:value="1220.04214352718" calcext:value-type="float">
            <text:p>1220.0421435272</text:p>
          </table:table-cell>
          <table:table-cell table:formula="of:=AVERAGE([.C618:.C627])" office:value-type="float" office:value="1051.10972744727" calcext:value-type="float">
            <text:p>1051.109727447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70.79965541054" calcext:value-type="float">
            <text:p>1570.7996554105</text:p>
          </table:table-cell>
          <table:table-cell office:value-type="float" office:value="1308.99971284212" calcext:value-type="float">
            <text:p>1308.9997128421</text:p>
          </table:table-cell>
          <table:table-cell table:formula="of:=AVERAGE([.B619:.B628])" office:value-type="float" office:value="1246.63228131141" calcext:value-type="float">
            <text:p>1246.6322813114</text:p>
          </table:table-cell>
          <table:table-cell table:formula="of:=AVERAGE([.C619:.C628])" office:value-type="float" office:value="1077.61783652603" calcext:value-type="float">
            <text:p>1077.6178365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3.171666917284" calcext:value-type="float">
            <text:p>913.1716669173</text:p>
          </table:table-cell>
          <table:table-cell office:value-type="float" office:value="782.718571643387" calcext:value-type="float">
            <text:p>782.7185716434</text:p>
          </table:table-cell>
          <table:table-cell table:formula="of:=AVERAGE([.B620:.B629])" office:value-type="float" office:value="1182.81131973638" calcext:value-type="float">
            <text:p>1182.8113197364</text:p>
          </table:table-cell>
          <table:table-cell table:formula="of:=AVERAGE([.C620:.C629])" office:value-type="float" office:value="1013.67974277918" calcext:value-type="float">
            <text:p>1013.67974277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38.78180531492" calcext:value-type="float">
            <text:p>1438.7818053149</text:p>
          </table:table-cell>
          <table:table-cell office:value-type="float" office:value="1307.9834593772" calcext:value-type="float">
            <text:p>1307.9834593772</text:p>
          </table:table-cell>
          <table:table-cell table:formula="of:=AVERAGE([.B621:.B630])" office:value-type="float" office:value="1236.14354145716" calcext:value-type="float">
            <text:p>1236.1435414572</text:p>
          </table:table-cell>
          <table:table-cell table:formula="of:=AVERAGE([.C621:.C630])" office:value-type="float" office:value="1066.86726687914" calcext:value-type="float">
            <text:p>1066.867266879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22:.B631])" office:value-type="float" office:value="1079.658832324" calcext:value-type="float">
            <text:p>1079.658832324</text:p>
          </table:table-cell>
          <table:table-cell table:formula="of:=AVERAGE([.C622:.C631])" office:value-type="float" office:value="936.463342601506" calcext:value-type="float">
            <text:p>936.463342601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37.51290255622" calcext:value-type="float">
            <text:p>1837.5129025562</text:p>
          </table:table-cell>
          <table:table-cell office:value-type="float" office:value="1575.01105933391" calcext:value-type="float">
            <text:p>1575.0110593339</text:p>
          </table:table-cell>
          <table:table-cell table:formula="of:=AVERAGE([.B623:.B632])" office:value-type="float" office:value="1263.41012257962" calcext:value-type="float">
            <text:p>1263.4101225796</text:p>
          </table:table-cell>
          <table:table-cell table:formula="of:=AVERAGE([.C623:.C632])" office:value-type="float" office:value="1093.9644485349" calcext:value-type="float">
            <text:p>1093.964448534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4.80453585808" calcext:value-type="float">
            <text:p>914.8045358581</text:p>
          </table:table-cell>
          <table:table-cell office:value-type="float" office:value="784.11817359264" calcext:value-type="float">
            <text:p>784.1181735926</text:p>
          </table:table-cell>
          <table:table-cell table:formula="of:=AVERAGE([.B624:.B633])" office:value-type="float" office:value="1095.17139752733" calcext:value-type="float">
            <text:p>1095.1713975273</text:p>
          </table:table-cell>
          <table:table-cell table:formula="of:=AVERAGE([.C624:.C633])" office:value-type="float" office:value="938.629005119872" calcext:value-type="float">
            <text:p>938.62900511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36.5373699844" calcext:value-type="float">
            <text:p>1836.5373699844</text:p>
          </table:table-cell>
          <table:table-cell office:value-type="float" office:value="1574.17488855806" calcext:value-type="float">
            <text:p>1574.1748885581</text:p>
          </table:table-cell>
          <table:table-cell table:formula="of:=AVERAGE([.B625:.B634])" office:value-type="float" office:value="1148.9798445655" calcext:value-type="float">
            <text:p>1148.9798445655</text:p>
          </table:table-cell>
          <table:table-cell table:formula="of:=AVERAGE([.C625:.C634])" office:value-type="float" office:value="992.170262007463" calcext:value-type="float">
            <text:p>992.17026200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87.58253854726" calcext:value-type="float">
            <text:p>1287.5825385473</text:p>
          </table:table-cell>
          <table:table-cell office:value-type="float" office:value="1030.06603083781" calcext:value-type="float">
            <text:p>1030.0660308378</text:p>
          </table:table-cell>
          <table:table-cell table:formula="of:=AVERAGE([.B626:.B635])" office:value-type="float" office:value="1225.25047451643" calcext:value-type="float">
            <text:p>1225.2504745164</text:p>
          </table:table-cell>
          <table:table-cell table:formula="of:=AVERAGE([.C626:.C635])" office:value-type="float" office:value="1055.8111471634" calcext:value-type="float">
            <text:p>1055.811147163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777.17759547143" calcext:value-type="float">
            <text:p>777.1775954714</text:p>
          </table:table-cell>
          <table:table-cell table:formula="of:=AVERAGE([.B627:.B636])" office:value-type="float" office:value="1174.12621962889" calcext:value-type="float">
            <text:p>1174.1262196289</text:p>
          </table:table-cell>
          <table:table-cell table:formula="of:=AVERAGE([.C627:.C636])" office:value-type="float" office:value="1017.57109371932" calcext:value-type="float">
            <text:p>1017.571093719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00.17077873196" calcext:value-type="float">
            <text:p>1300.170778732</text:p>
          </table:table-cell>
          <table:table-cell office:value-type="float" office:value="1040.13662298557" calcext:value-type="float">
            <text:p>1040.1366229856</text:p>
          </table:table-cell>
          <table:table-cell table:formula="of:=AVERAGE([.B628:.B637])" office:value-type="float" office:value="1187.65388487921" calcext:value-type="float">
            <text:p>1187.6538848792</text:p>
          </table:table-cell>
          <table:table-cell table:formula="of:=AVERAGE([.C628:.C637])" office:value-type="float" office:value="1018.03861146421" calcext:value-type="float">
            <text:p>1018.03861146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68.22943799511" calcext:value-type="float">
            <text:p>1268.2294379951</text:p>
          </table:table-cell>
          <table:table-cell office:value-type="float" office:value="1014.58355039609" calcext:value-type="float">
            <text:p>1014.5835503961</text:p>
          </table:table-cell>
          <table:table-cell table:formula="of:=AVERAGE([.B629:.B638])" office:value-type="float" office:value="1157.39686313767" calcext:value-type="float">
            <text:p>1157.3968631377</text:p>
          </table:table-cell>
          <table:table-cell table:formula="of:=AVERAGE([.C629:.C638])" office:value-type="float" office:value="988.596995219609" calcext:value-type="float">
            <text:p>988.59699521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30:.B639])" office:value-type="float" office:value="1066.07969644594" calcext:value-type="float">
            <text:p>1066.0796964459</text:p>
          </table:table-cell>
          <table:table-cell table:formula="of:=AVERAGE([.C630:.C639])" office:value-type="float" office:value="910.32513805527" calcext:value-type="float">
            <text:p>910.32513805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01.75035889761" calcext:value-type="float">
            <text:p>2201.7503588976</text:p>
          </table:table-cell>
          <table:table-cell office:value-type="float" office:value="1942.72090490966" calcext:value-type="float">
            <text:p>1942.7209049097</text:p>
          </table:table-cell>
          <table:table-cell table:formula="of:=AVERAGE([.B631:.B640])" office:value-type="float" office:value="1142.37655180421" calcext:value-type="float">
            <text:p>1142.3765518042</text:p>
          </table:table-cell>
          <table:table-cell table:formula="of:=AVERAGE([.C631:.C640])" office:value-type="float" office:value="973.798882608515" calcext:value-type="float">
            <text:p>973.798882608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09.08568721951" calcext:value-type="float">
            <text:p>1309.0856872195</text:p>
          </table:table-cell>
          <table:table-cell office:value-type="float" office:value="1178.17711849756" calcext:value-type="float">
            <text:p>1178.1771184976</text:p>
          </table:table-cell>
          <table:table-cell table:formula="of:=AVERAGE([.B632:.B641])" office:value-type="float" office:value="1273.28512052616" calcext:value-type="float">
            <text:p>1273.2851205262</text:p>
          </table:table-cell>
          <table:table-cell table:formula="of:=AVERAGE([.C632:.C641])" office:value-type="float" office:value="1091.61659445827" calcext:value-type="float">
            <text:p>1091.616594458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6.188864575621" calcext:value-type="float">
            <text:p>916.1888645756</text:p>
          </table:table-cell>
          <table:table-cell office:value-type="float" office:value="785.304741064818" calcext:value-type="float">
            <text:p>785.3047410648</text:p>
          </table:table-cell>
          <table:table-cell table:formula="of:=AVERAGE([.B633:.B642])" office:value-type="float" office:value="1181.1527167281" calcext:value-type="float">
            <text:p>1181.1527167281</text:p>
          </table:table-cell>
          <table:table-cell table:formula="of:=AVERAGE([.C633:.C642])" office:value-type="float" office:value="1012.64596263136" calcext:value-type="float">
            <text:p>1012.64596263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8.23637623364" calcext:value-type="float">
            <text:p>1048.2363762336</text:p>
          </table:table-cell>
          <table:table-cell office:value-type="float" office:value="917.206829204435" calcext:value-type="float">
            <text:p>917.2068292044</text:p>
          </table:table-cell>
          <table:table-cell table:formula="of:=AVERAGE([.B634:.B643])" office:value-type="float" office:value="1194.49590076565" calcext:value-type="float">
            <text:p>1194.4959007657</text:p>
          </table:table-cell>
          <table:table-cell table:formula="of:=AVERAGE([.C634:.C643])" office:value-type="float" office:value="1025.95482819254" calcext:value-type="float">
            <text:p>1025.95482819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7.39527785243" calcext:value-type="float">
            <text:p>1047.3952778524</text:p>
          </table:table-cell>
          <table:table-cell office:value-type="float" office:value="916.470868120876" calcext:value-type="float">
            <text:p>916.4708681209</text:p>
          </table:table-cell>
          <table:table-cell table:formula="of:=AVERAGE([.B635:.B644])" office:value-type="float" office:value="1115.58169155246" calcext:value-type="float">
            <text:p>1115.5816915525</text:p>
          </table:table-cell>
          <table:table-cell table:formula="of:=AVERAGE([.C635:.C644])" office:value-type="float" office:value="960.184426148824" calcext:value-type="float">
            <text:p>960.184426148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5.1118834337" calcext:value-type="float">
            <text:p>1045.1118834337</text:p>
          </table:table-cell>
          <table:table-cell office:value-type="float" office:value="914.472898004485" calcext:value-type="float">
            <text:p>914.4728980045</text:p>
          </table:table-cell>
          <table:table-cell table:formula="of:=AVERAGE([.B636:.B645])" office:value-type="float" office:value="1091.3346260411" calcext:value-type="float">
            <text:p>1091.3346260411</text:p>
          </table:table-cell>
          <table:table-cell table:formula="of:=AVERAGE([.C636:.C645])" office:value-type="float" office:value="948.625112865491" calcext:value-type="float">
            <text:p>948.62511286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37:.B646])" office:value-type="float" office:value="1013.61686649396" calcext:value-type="float">
            <text:p>1013.616866494</text:p>
          </table:table-cell>
          <table:table-cell table:formula="of:=AVERAGE([.C637:.C646])" office:value-type="float" office:value="870.907353318348" calcext:value-type="float">
            <text:p>870.907353318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54.23973947455" calcext:value-type="float">
            <text:p>2854.2397394746</text:p>
          </table:table-cell>
          <table:table-cell office:value-type="float" office:value="2465.0252295462" calcext:value-type="float">
            <text:p>2465.0252295462</text:p>
          </table:table-cell>
          <table:table-cell table:formula="of:=AVERAGE([.B638:.B647])" office:value-type="float" office:value="1169.02376256822" calcext:value-type="float">
            <text:p>1169.0237625682</text:p>
          </table:table-cell>
          <table:table-cell table:formula="of:=AVERAGE([.C638:.C647])" office:value-type="float" office:value="1013.39621397441" calcext:value-type="float">
            <text:p>1013.39621397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38.88190584215" calcext:value-type="float">
            <text:p>1038.8819058422</text:p>
          </table:table-cell>
          <table:table-cell office:value-type="float" office:value="909.021667611885" calcext:value-type="float">
            <text:p>909.0216676119</text:p>
          </table:table-cell>
          <table:table-cell table:formula="of:=AVERAGE([.B639:.B648])" office:value-type="float" office:value="1146.08900935292" calcext:value-type="float">
            <text:p>1146.0890093529</text:p>
          </table:table-cell>
          <table:table-cell table:formula="of:=AVERAGE([.C639:.C648])" office:value-type="float" office:value="1002.84002569599" calcext:value-type="float">
            <text:p>1002.8400256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58.51785699888" calcext:value-type="float">
            <text:p>1558.5178569989</text:p>
          </table:table-cell>
          <table:table-cell office:value-type="float" office:value="1298.7648808324" calcext:value-type="float">
            <text:p>1298.7648808324</text:p>
          </table:table-cell>
          <table:table-cell table:formula="of:=AVERAGE([.B640:.B649])" office:value-type="float" office:value="1301.94079505281" calcext:value-type="float">
            <text:p>1301.9407950528</text:p>
          </table:table-cell>
          <table:table-cell table:formula="of:=AVERAGE([.C640:.C649])" office:value-type="float" office:value="1132.71651377923" calcext:value-type="float">
            <text:p>1132.71651377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6.069466306031" calcext:value-type="float">
            <text:p>906.069466306</text:p>
          </table:table-cell>
          <table:table-cell office:value-type="float" office:value="776.630971119455" calcext:value-type="float">
            <text:p>776.6309711195</text:p>
          </table:table-cell>
          <table:table-cell table:formula="of:=AVERAGE([.B641:.B650])" office:value-type="float" office:value="1172.37270579365" calcext:value-type="float">
            <text:p>1172.3727057937</text:p>
          </table:table-cell>
          <table:table-cell table:formula="of:=AVERAGE([.C641:.C650])" office:value-type="float" office:value="1016.10752040021" calcext:value-type="float">
            <text:p>1016.10752040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388.265130602839" calcext:value-type="float">
            <text:p>388.2651306028</text:p>
          </table:table-cell>
          <table:table-cell table:formula="of:=AVERAGE([.B642:.B651])" office:value-type="float" office:value="1080.29065013198" calcext:value-type="float">
            <text:p>1080.290650132</text:p>
          </table:table-cell>
          <table:table-cell table:formula="of:=AVERAGE([.C642:.C651])" office:value-type="float" office:value="937.116321610739" calcext:value-type="float">
            <text:p>937.116321610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42.19372483286" calcext:value-type="float">
            <text:p>1142.1937248329</text:p>
          </table:table-cell>
          <table:table-cell office:value-type="float" office:value="1015.28331096254" calcext:value-type="float">
            <text:p>1015.2833109625</text:p>
          </table:table-cell>
          <table:table-cell table:formula="of:=AVERAGE([.B643:.B652])" office:value-type="float" office:value="1102.89113615771" calcext:value-type="float">
            <text:p>1102.8911361577</text:p>
          </table:table-cell>
          <table:table-cell table:formula="of:=AVERAGE([.C643:.C652])" office:value-type="float" office:value="960.114178600511" calcext:value-type="float">
            <text:p>960.11417860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92.94248466121" calcext:value-type="float">
            <text:p>2092.9424846612</text:p>
          </table:table-cell>
          <table:table-cell office:value-type="float" office:value="1700.51576878723" calcext:value-type="float">
            <text:p>1700.5157687872</text:p>
          </table:table-cell>
          <table:table-cell table:formula="of:=AVERAGE([.B644:.B653])" office:value-type="float" office:value="1207.36174700046" calcext:value-type="float">
            <text:p>1207.3617470005</text:p>
          </table:table-cell>
          <table:table-cell table:formula="of:=AVERAGE([.C644:.C653])" office:value-type="float" office:value="1038.44507255879" calcext:value-type="float">
            <text:p>1038.445072558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3.58502842749" calcext:value-type="float">
            <text:p>913.5850284275</text:p>
          </table:table-cell>
          <table:table-cell office:value-type="float" office:value="783.072881509277" calcext:value-type="float">
            <text:p>783.0728815093</text:p>
          </table:table-cell>
          <table:table-cell table:formula="of:=AVERAGE([.B645:.B654])" office:value-type="float" office:value="1193.98072205797" calcext:value-type="float">
            <text:p>1193.980722058</text:p>
          </table:table-cell>
          <table:table-cell table:formula="of:=AVERAGE([.C645:.C654])" office:value-type="float" office:value="1025.10527389763" calcext:value-type="float">
            <text:p>1025.105273897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0.98153545208" calcext:value-type="float">
            <text:p>1040.9815354521</text:p>
          </table:table-cell>
          <table:table-cell office:value-type="float" office:value="910.858843520574" calcext:value-type="float">
            <text:p>910.8588435206</text:p>
          </table:table-cell>
          <table:table-cell table:formula="of:=AVERAGE([.B646:.B655])" office:value-type="float" office:value="1193.56768725981" calcext:value-type="float">
            <text:p>1193.5676872598</text:p>
          </table:table-cell>
          <table:table-cell table:formula="of:=AVERAGE([.C646:.C655])" office:value-type="float" office:value="1024.74386844924" calcext:value-type="float">
            <text:p>1024.74386844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12.78156637494" calcext:value-type="float">
            <text:p>1312.781566375</text:p>
          </table:table-cell>
          <table:table-cell office:value-type="float" office:value="1181.50340973745" calcext:value-type="float">
            <text:p>1181.5034097375</text:p>
          </table:table-cell>
          <table:table-cell table:formula="of:=AVERAGE([.B647:.B656])" office:value-type="float" office:value="1324.8458438973" calcext:value-type="float">
            <text:p>1324.8458438973</text:p>
          </table:table-cell>
          <table:table-cell table:formula="of:=AVERAGE([.C647:.C656])" office:value-type="float" office:value="1142.89420942298" calcext:value-type="float">
            <text:p>1142.89420942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82.10159174944" calcext:value-type="float">
            <text:p>1182.1015917495</text:p>
          </table:table-cell>
          <table:table-cell office:value-type="float" office:value="1050.75697044395" calcext:value-type="float">
            <text:p>1050.756970444</text:p>
          </table:table-cell>
          <table:table-cell table:formula="of:=AVERAGE([.B648:.B657])" office:value-type="float" office:value="1157.63202912479" calcext:value-type="float">
            <text:p>1157.6320291248</text:p>
          </table:table-cell>
          <table:table-cell table:formula="of:=AVERAGE([.C648:.C657])" office:value-type="float" office:value="1001.46738351276" calcext:value-type="float">
            <text:p>1001.46738351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78.73012297243" calcext:value-type="float">
            <text:p>1178.7301229724</text:p>
          </table:table-cell>
          <table:table-cell office:value-type="float" office:value="916.790095645227" calcext:value-type="float">
            <text:p>916.7900956452</text:p>
          </table:table-cell>
          <table:table-cell table:formula="of:=AVERAGE([.B649:.B658])" office:value-type="float" office:value="1171.61685083782" calcext:value-type="float">
            <text:p>1171.6168508378</text:p>
          </table:table-cell>
          <table:table-cell table:formula="of:=AVERAGE([.C649:.C658])" office:value-type="float" office:value="1002.24422631609" calcext:value-type="float">
            <text:p>1002.244226316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0.635069430213" calcext:value-type="float">
            <text:p>910.6350694302</text:p>
          </table:table-cell>
          <table:table-cell office:value-type="float" office:value="780.544345225897" calcext:value-type="float">
            <text:p>780.5443452259</text:p>
          </table:table-cell>
          <table:table-cell table:formula="of:=AVERAGE([.B650:.B659])" office:value-type="float" office:value="1106.82857208095" calcext:value-type="float">
            <text:p>1106.828572081</text:p>
          </table:table-cell>
          <table:table-cell table:formula="of:=AVERAGE([.C650:.C659])" office:value-type="float" office:value="950.422172755444" calcext:value-type="float">
            <text:p>950.422172755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22.85059784107" calcext:value-type="float">
            <text:p>1522.8505978411</text:p>
          </table:table-cell>
          <table:table-cell office:value-type="float" office:value="1269.04216486756" calcext:value-type="float">
            <text:p>1269.0421648676</text:p>
          </table:table-cell>
          <table:table-cell table:formula="of:=AVERAGE([.B651:.B660])" office:value-type="float" office:value="1168.50668523446" calcext:value-type="float">
            <text:p>1168.5066852345</text:p>
          </table:table-cell>
          <table:table-cell table:formula="of:=AVERAGE([.C651:.C660])" office:value-type="float" office:value="999.663292130254" calcext:value-type="float">
            <text:p>999.66329213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896.060552474633" calcext:value-type="float">
            <text:p>896.0605524746</text:p>
          </table:table-cell>
          <table:table-cell table:formula="of:=AVERAGE([.B652:.B661])" office:value-type="float" office:value="1219.28622742164" calcext:value-type="float">
            <text:p>1219.2862274216</text:p>
          </table:table-cell>
          <table:table-cell table:formula="of:=AVERAGE([.C652:.C661])" office:value-type="float" office:value="1050.44283431743" calcext:value-type="float">
            <text:p>1050.44283431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1.28965473105" calcext:value-type="float">
            <text:p>1041.2896547311</text:p>
          </table:table-cell>
          <table:table-cell office:value-type="float" office:value="911.128447889669" calcext:value-type="float">
            <text:p>911.1284478897</text:p>
          </table:table-cell>
          <table:table-cell table:formula="of:=AVERAGE([.B653:.B662])" office:value-type="float" office:value="1209.19582041146" calcext:value-type="float">
            <text:p>1209.1958204115</text:p>
          </table:table-cell>
          <table:table-cell table:formula="of:=AVERAGE([.C653:.C662])" office:value-type="float" office:value="1040.02734801015" calcext:value-type="float">
            <text:p>1040.02734801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04.03807869707" calcext:value-type="float">
            <text:p>1704.0380786971</text:p>
          </table:table-cell>
          <table:table-cell office:value-type="float" office:value="1441.87837428213" calcext:value-type="float">
            <text:p>1441.8783742821</text:p>
          </table:table-cell>
          <table:table-cell table:formula="of:=AVERAGE([.B654:.B663])" office:value-type="float" office:value="1170.30537981504" calcext:value-type="float">
            <text:p>1170.3053798151</text:p>
          </table:table-cell>
          <table:table-cell table:formula="of:=AVERAGE([.C654:.C663])" office:value-type="float" office:value="1014.16360855964" calcext:value-type="float">
            <text:p>1014.16360855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9.57208736084" calcext:value-type="float">
            <text:p>1049.5720873608</text:p>
          </table:table-cell>
          <table:table-cell office:value-type="float" office:value="787.179065520629" calcext:value-type="float">
            <text:p>787.1790655206</text:p>
          </table:table-cell>
          <table:table-cell table:formula="of:=AVERAGE([.B655:.B664])" office:value-type="float" office:value="1183.90408570838" calcext:value-type="float">
            <text:p>1183.9040857084</text:p>
          </table:table-cell>
          <table:table-cell table:formula="of:=AVERAGE([.C655:.C664])" office:value-type="float" office:value="1014.57422696077" calcext:value-type="float">
            <text:p>1014.57422696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909.818596183128" calcext:value-type="float">
            <text:p>909.8185961831</text:p>
          </table:table-cell>
          <table:table-cell table:formula="of:=AVERAGE([.B656:.B665])" office:value-type="float" office:value="1170.78779178148" calcext:value-type="float">
            <text:p>1170.7877917815</text:p>
          </table:table-cell>
          <table:table-cell table:formula="of:=AVERAGE([.C656:.C665])" office:value-type="float" office:value="1014.47020222703" calcext:value-type="float">
            <text:p>1014.47020222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57:.B666])" office:value-type="float" office:value="1039.50963514399" calcext:value-type="float">
            <text:p>1039.509635144</text:p>
          </table:table-cell>
          <table:table-cell table:formula="of:=AVERAGE([.C657:.C666])" office:value-type="float" office:value="896.319861253282" calcext:value-type="float">
            <text:p>896.31986125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38.70353098086" calcext:value-type="float">
            <text:p>1838.7035309809</text:p>
          </table:table-cell>
          <table:table-cell office:value-type="float" office:value="1576.03159798359" calcext:value-type="float">
            <text:p>1576.0315979836</text:p>
          </table:table-cell>
          <table:table-cell table:formula="of:=AVERAGE([.B658:.B667])" office:value-type="float" office:value="1105.16982906713" calcext:value-type="float">
            <text:p>1105.1698290671</text:p>
          </table:table-cell>
          <table:table-cell table:formula="of:=AVERAGE([.C658:.C667])" office:value-type="float" office:value="948.847324007246" calcext:value-type="float">
            <text:p>948.84732400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49.66003271098" calcext:value-type="float">
            <text:p>1949.660032711</text:p>
          </table:table-cell>
          <table:table-cell office:value-type="float" office:value="1689.70536168285" calcext:value-type="float">
            <text:p>1689.7053616829</text:p>
          </table:table-cell>
          <table:table-cell table:formula="of:=AVERAGE([.B659:.B668])" office:value-type="float" office:value="1182.26282004098" calcext:value-type="float">
            <text:p>1182.262820041</text:p>
          </table:table-cell>
          <table:table-cell table:formula="of:=AVERAGE([.C659:.C668])" office:value-type="float" office:value="1026.13885061101" calcext:value-type="float">
            <text:p>1026.13885061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5.01407804877" calcext:value-type="float">
            <text:p>1005.0140780488</text:p>
          </table:table-cell>
          <table:table-cell office:value-type="float" office:value="879.38731829267" calcext:value-type="float">
            <text:p>879.3873182927</text:p>
          </table:table-cell>
          <table:table-cell table:formula="of:=AVERAGE([.B660:.B669])" office:value-type="float" office:value="1191.70072090284" calcext:value-type="float">
            <text:p>1191.7007209028</text:p>
          </table:table-cell>
          <table:table-cell table:formula="of:=AVERAGE([.C660:.C669])" office:value-type="float" office:value="1036.02314791769" calcext:value-type="float">
            <text:p>1036.023147917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74.16694239294" calcext:value-type="float">
            <text:p>1574.1669423929</text:p>
          </table:table-cell>
          <table:table-cell office:value-type="float" office:value="1180.6252067947" calcext:value-type="float">
            <text:p>1180.6252067947</text:p>
          </table:table-cell>
          <table:table-cell table:formula="of:=AVERAGE([.B661:.B670])" office:value-type="float" office:value="1196.83235535803" calcext:value-type="float">
            <text:p>1196.832355358</text:p>
          </table:table-cell>
          <table:table-cell table:formula="of:=AVERAGE([.C661:.C670])" office:value-type="float" office:value="1027.1814521104" calcext:value-type="float">
            <text:p>1027.18145211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372.972362790187" calcext:value-type="float">
            <text:p>372.9723627902</text:p>
          </table:table-cell>
          <table:table-cell table:formula="of:=AVERAGE([.B662:.B671])" office:value-type="float" office:value="1144.52353638958" calcext:value-type="float">
            <text:p>1144.5235363896</text:p>
          </table:table-cell>
          <table:table-cell table:formula="of:=AVERAGE([.C662:.C671])" office:value-type="float" office:value="974.872633141956" calcext:value-type="float">
            <text:p>974.8726331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98.76241818109" calcext:value-type="float">
            <text:p>1598.7624181811</text:p>
          </table:table-cell>
          <table:table-cell office:value-type="float" office:value="1475.78069370562" calcext:value-type="float">
            <text:p>1475.7806937056</text:p>
          </table:table-cell>
          <table:table-cell table:formula="of:=AVERAGE([.B663:.B672])" office:value-type="float" office:value="1200.27081273459" calcext:value-type="float">
            <text:p>1200.2708127346</text:p>
          </table:table-cell>
          <table:table-cell table:formula="of:=AVERAGE([.C663:.C672])" office:value-type="float" office:value="1031.33785772355" calcext:value-type="float">
            <text:p>1031.337857723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75.10584335012" calcext:value-type="float">
            <text:p>1175.1058433501</text:p>
          </table:table-cell>
          <table:table-cell office:value-type="float" office:value="913.971211494536" calcext:value-type="float">
            <text:p>913.9712114945</text:p>
          </table:table-cell>
          <table:table-cell table:formula="of:=AVERAGE([.B664:.B673])" office:value-type="float" office:value="1147.37758919989" calcext:value-type="float">
            <text:p>1147.3775891999</text:p>
          </table:table-cell>
          <table:table-cell table:formula="of:=AVERAGE([.C664:.C673])" office:value-type="float" office:value="978.547141444792" calcext:value-type="float">
            <text:p>978.54714144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87.10989456001" calcext:value-type="float">
            <text:p>1287.10989456</text:p>
          </table:table-cell>
          <table:table-cell office:value-type="float" office:value="1158.39890510401" calcext:value-type="float">
            <text:p>1158.398905104</text:p>
          </table:table-cell>
          <table:table-cell table:formula="of:=AVERAGE([.B665:.B674])" office:value-type="float" office:value="1171.13136991981" calcext:value-type="float">
            <text:p>1171.1313699198</text:p>
          </table:table-cell>
          <table:table-cell table:formula="of:=AVERAGE([.C665:.C674])" office:value-type="float" office:value="1015.66912540313" calcext:value-type="float">
            <text:p>1015.66912540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63.7968286014" calcext:value-type="float">
            <text:p>1163.7968286014</text:p>
          </table:table-cell>
          <table:table-cell office:value-type="float" office:value="1034.48606986791" calcext:value-type="float">
            <text:p>1034.4860698679</text:p>
          </table:table-cell>
          <table:table-cell table:formula="of:=AVERAGE([.B666:.B675])" office:value-type="float" office:value="1196.52919316163" calcext:value-type="float">
            <text:p>1196.5291931616</text:p>
          </table:table-cell>
          <table:table-cell table:formula="of:=AVERAGE([.C666:.C675])" office:value-type="float" office:value="1028.13587277161" calcext:value-type="float">
            <text:p>1028.135872771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64.31333972655" calcext:value-type="float">
            <text:p>1164.3133397266</text:p>
          </table:table-cell>
          <table:table-cell office:value-type="float" office:value="905.57704200954" calcext:value-type="float">
            <text:p>905.5770420095</text:p>
          </table:table-cell>
          <table:table-cell table:formula="of:=AVERAGE([.B667:.B676])" office:value-type="float" office:value="1312.96052713429" calcext:value-type="float">
            <text:p>1312.9605271343</text:p>
          </table:table-cell>
          <table:table-cell table:formula="of:=AVERAGE([.C667:.C676])" office:value-type="float" office:value="1118.69357697256" calcext:value-type="float">
            <text:p>1118.69357697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8.476383771588" calcext:value-type="float">
            <text:p>898.4763837716</text:p>
          </table:table-cell>
          <table:table-cell office:value-type="float" office:value="770.122614661361" calcext:value-type="float">
            <text:p>770.1226146614</text:p>
          </table:table-cell>
          <table:table-cell table:formula="of:=AVERAGE([.B668:.B677])" office:value-type="float" office:value="1218.93781241336" calcext:value-type="float">
            <text:p>1218.9378124134</text:p>
          </table:table-cell>
          <table:table-cell table:formula="of:=AVERAGE([.C668:.C677])" office:value-type="float" office:value="1038.10267864034" calcext:value-type="float">
            <text:p>1038.10267864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46.1041732163" calcext:value-type="float">
            <text:p>1546.1041732163</text:p>
          </table:table-cell>
          <table:table-cell office:value-type="float" office:value="1417.26215878161" calcext:value-type="float">
            <text:p>1417.2621587816</text:p>
          </table:table-cell>
          <table:table-cell table:formula="of:=AVERAGE([.B669:.B678])" office:value-type="float" office:value="1178.58222646389" calcext:value-type="float">
            <text:p>1178.5822264639</text:p>
          </table:table-cell>
          <table:table-cell table:formula="of:=AVERAGE([.C669:.C678])" office:value-type="float" office:value="1010.85835835021" calcext:value-type="float">
            <text:p>1010.85835835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63.17074493027" calcext:value-type="float">
            <text:p>1163.1707449303</text:p>
          </table:table-cell>
          <table:table-cell office:value-type="float" office:value="1033.92955104913" calcext:value-type="float">
            <text:p>1033.9295510491</text:p>
          </table:table-cell>
          <table:table-cell table:formula="of:=AVERAGE([.B670:.B679])" office:value-type="float" office:value="1194.39789315204" calcext:value-type="float">
            <text:p>1194.3978931521</text:p>
          </table:table-cell>
          <table:table-cell table:formula="of:=AVERAGE([.C670:.C679])" office:value-type="float" office:value="1026.31258162586" calcext:value-type="float">
            <text:p>1026.31258162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3.747533489004" calcext:value-type="float">
            <text:p>903.747533489</text:p>
          </table:table-cell>
          <table:table-cell office:value-type="float" office:value="774.640742990575" calcext:value-type="float">
            <text:p>774.6407429906</text:p>
          </table:table-cell>
          <table:table-cell table:formula="of:=AVERAGE([.B671:.B680])" office:value-type="float" office:value="1127.35595226165" calcext:value-type="float">
            <text:p>1127.3559522617</text:p>
          </table:table-cell>
          <table:table-cell table:formula="of:=AVERAGE([.C671:.C680])" office:value-type="float" office:value="985.714135245447" calcext:value-type="float">
            <text:p>985.714135245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32.77242151294" calcext:value-type="float">
            <text:p>1432.7724215129</text:p>
          </table:table-cell>
          <table:table-cell office:value-type="float" office:value="1172.26834487422" calcext:value-type="float">
            <text:p>1172.2683448742</text:p>
          </table:table-cell>
          <table:table-cell table:formula="of:=AVERAGE([.B672:.B681])" office:value-type="float" office:value="1233.33595813393" calcext:value-type="float">
            <text:p>1233.3359581339</text:p>
          </table:table-cell>
          <table:table-cell table:formula="of:=AVERAGE([.C672:.C681])" office:value-type="float" office:value="1065.64373345385" calcext:value-type="float">
            <text:p>1065.64373345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85.69321996957" calcext:value-type="float">
            <text:p>785.6932199696</text:p>
          </table:table-cell>
          <table:table-cell office:value-type="float" office:value="654.744349974641" calcext:value-type="float">
            <text:p>654.7443499746</text:p>
          </table:table-cell>
          <table:table-cell table:formula="of:=AVERAGE([.B673:.B682])" office:value-type="float" office:value="1152.02903831277" calcext:value-type="float">
            <text:p>1152.0290383128</text:p>
          </table:table-cell>
          <table:table-cell table:formula="of:=AVERAGE([.C673:.C682])" office:value-type="float" office:value="983.540099080752" calcext:value-type="float">
            <text:p>983.54009908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10.24909916051" calcext:value-type="float">
            <text:p>1310.2490991605</text:p>
          </table:table-cell>
          <table:table-cell office:value-type="float" office:value="1179.22418924446" calcext:value-type="float">
            <text:p>1179.2241892445</text:p>
          </table:table-cell>
          <table:table-cell table:formula="of:=AVERAGE([.B674:.B683])" office:value-type="float" office:value="1165.54336389381" calcext:value-type="float">
            <text:p>1165.5433638938</text:p>
          </table:table-cell>
          <table:table-cell table:formula="of:=AVERAGE([.C674:.C683])" office:value-type="float" office:value="1010.06539685574" calcext:value-type="float">
            <text:p>1010.06539685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78.26305123983" calcext:value-type="float">
            <text:p>1678.2630512398</text:p>
          </table:table-cell>
          <table:table-cell office:value-type="float" office:value="1420.06873566447" calcext:value-type="float">
            <text:p>1420.0687356645</text:p>
          </table:table-cell>
          <table:table-cell table:formula="of:=AVERAGE([.B675:.B684])" office:value-type="float" office:value="1204.6586795618" calcext:value-type="float">
            <text:p>1204.6586795618</text:p>
          </table:table-cell>
          <table:table-cell table:formula="of:=AVERAGE([.C675:.C684])" office:value-type="float" office:value="1036.23237991179" calcext:value-type="float">
            <text:p>1036.232379911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7.443098979772" calcext:value-type="float">
            <text:p>917.4430989798</text:p>
          </table:table-cell>
          <table:table-cell office:value-type="float" office:value="786.379799125519" calcext:value-type="float">
            <text:p>786.3797991255</text:p>
          </table:table-cell>
          <table:table-cell table:formula="of:=AVERAGE([.B676:.B685])" office:value-type="float" office:value="1180.02330659963" calcext:value-type="float">
            <text:p>1180.0233065996</text:p>
          </table:table-cell>
          <table:table-cell table:formula="of:=AVERAGE([.C676:.C685])" office:value-type="float" office:value="1011.42175283755" calcext:value-type="float">
            <text:p>1011.421752837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83.029548841552" calcext:value-type="float">
            <text:p>783.0295488416</text:p>
          </table:table-cell>
          <table:table-cell office:value-type="float" office:value="652.524624034626" calcext:value-type="float">
            <text:p>652.5246240346</text:p>
          </table:table-cell>
          <table:table-cell table:formula="of:=AVERAGE([.B677:.B686])" office:value-type="float" office:value="1141.89492751113" calcext:value-type="float">
            <text:p>1141.8949275111</text:p>
          </table:table-cell>
          <table:table-cell table:formula="of:=AVERAGE([.C677:.C686])" office:value-type="float" office:value="986.11651104006" calcext:value-type="float">
            <text:p>986.11651104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42.34468138834" calcext:value-type="float">
            <text:p>1442.3446813884</text:p>
          </table:table-cell>
          <table:table-cell office:value-type="float" office:value="1180.10019386319" calcext:value-type="float">
            <text:p>1180.1001938632</text:p>
          </table:table-cell>
          <table:table-cell table:formula="of:=AVERAGE([.B678:.B687])" office:value-type="float" office:value="1196.28175727281" calcext:value-type="float">
            <text:p>1196.2817572728</text:p>
          </table:table-cell>
          <table:table-cell table:formula="of:=AVERAGE([.C678:.C687])" office:value-type="float" office:value="1027.11426896024" calcext:value-type="float">
            <text:p>1027.11426896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10.20946397313" calcext:value-type="float">
            <text:p>1310.2094639731</text:p>
          </table:table-cell>
          <table:table-cell office:value-type="float" office:value="1179.18851757582" calcext:value-type="float">
            <text:p>1179.1885175758</text:p>
          </table:table-cell>
          <table:table-cell table:formula="of:=AVERAGE([.B679:.B688])" office:value-type="float" office:value="1172.69228634849" calcext:value-type="float">
            <text:p>1172.6922863485</text:p>
          </table:table-cell>
          <table:table-cell table:formula="of:=AVERAGE([.C679:.C688])" office:value-type="float" office:value="1003.30690483966" calcext:value-type="float">
            <text:p>1003.306904839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76.18306144533" calcext:value-type="float">
            <text:p>1176.1830614453</text:p>
          </table:table-cell>
          <table:table-cell office:value-type="float" office:value="1045.49605461807" calcext:value-type="float">
            <text:p>1045.4960546181</text:p>
          </table:table-cell>
          <table:table-cell table:formula="of:=AVERAGE([.B680:.B689])" office:value-type="float" office:value="1173.993518" calcext:value-type="float">
            <text:p>1173.993518</text:p>
          </table:table-cell>
          <table:table-cell table:formula="of:=AVERAGE([.C680:.C689])" office:value-type="float" office:value="1004.46355519656" calcext:value-type="float">
            <text:p>1004.46355519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22.340272777948" calcext:value-type="float">
            <text:p>522.3402727779</text:p>
          </table:table-cell>
          <table:table-cell office:value-type="float" office:value="391.755204583461" calcext:value-type="float">
            <text:p>391.7552045835</text:p>
          </table:table-cell>
          <table:table-cell table:formula="of:=AVERAGE([.B681:.B690])" office:value-type="float" office:value="1135.85279192889" calcext:value-type="float">
            <text:p>1135.8527919289</text:p>
          </table:table-cell>
          <table:table-cell table:formula="of:=AVERAGE([.C681:.C690])" office:value-type="float" office:value="966.175001355847" calcext:value-type="float">
            <text:p>966.17500135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7.52213810372" calcext:value-type="float">
            <text:p>1047.5221381037</text:p>
          </table:table-cell>
          <table:table-cell office:value-type="float" office:value="916.581870840756" calcext:value-type="float">
            <text:p>916.5818708408</text:p>
          </table:table-cell>
          <table:table-cell table:formula="of:=AVERAGE([.B682:.B691])" office:value-type="float" office:value="1097.32776358797" calcext:value-type="float">
            <text:p>1097.327763588</text:p>
          </table:table-cell>
          <table:table-cell table:formula="of:=AVERAGE([.C682:.C691])" office:value-type="float" office:value="940.606353952501" calcext:value-type="float">
            <text:p>940.60635395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09.09228159086" calcext:value-type="float">
            <text:p>1309.0922815909</text:p>
          </table:table-cell>
          <table:table-cell office:value-type="float" office:value="1178.18305343177" calcext:value-type="float">
            <text:p>1178.1830534318</text:p>
          </table:table-cell>
          <table:table-cell table:formula="of:=AVERAGE([.B683:.B692])" office:value-type="float" office:value="1149.6676697501" calcext:value-type="float">
            <text:p>1149.6676697501</text:p>
          </table:table-cell>
          <table:table-cell table:formula="of:=AVERAGE([.C683:.C692])" office:value-type="float" office:value="992.950224298214" calcext:value-type="float">
            <text:p>992.950224298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54.97788119779" calcext:value-type="float">
            <text:p>1954.9778811978</text:p>
          </table:table-cell>
          <table:table-cell office:value-type="float" office:value="1563.98230495823" calcext:value-type="float">
            <text:p>1563.9823049582</text:p>
          </table:table-cell>
          <table:table-cell table:formula="of:=AVERAGE([.B684:.B693])" office:value-type="float" office:value="1214.14054795383" calcext:value-type="float">
            <text:p>1214.1405479538</text:p>
          </table:table-cell>
          <table:table-cell table:formula="of:=AVERAGE([.C684:.C693])" office:value-type="float" office:value="1031.42603586959" calcext:value-type="float">
            <text:p>1031.426035869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786.542666082954" calcext:value-type="float">
            <text:p>786.542666083</text:p>
          </table:table-cell>
          <table:table-cell table:formula="of:=AVERAGE([.B685:.B694])" office:value-type="float" office:value="1124.96850943814" calcext:value-type="float">
            <text:p>1124.9685094381</text:p>
          </table:table-cell>
          <table:table-cell table:formula="of:=AVERAGE([.C685:.C694])" office:value-type="float" office:value="968.07342891144" calcext:value-type="float">
            <text:p>968.07342891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80.02279311049" calcext:value-type="float">
            <text:p>1180.0227931105</text:p>
          </table:table-cell>
          <table:table-cell office:value-type="float" office:value="1048.90914943155" calcext:value-type="float">
            <text:p>1048.9091494316</text:p>
          </table:table-cell>
          <table:table-cell table:formula="of:=AVERAGE([.B686:.B695])" office:value-type="float" office:value="1151.22647885121" calcext:value-type="float">
            <text:p>1151.2264788512</text:p>
          </table:table-cell>
          <table:table-cell table:formula="of:=AVERAGE([.C686:.C695])" office:value-type="float" office:value="994.326363942043" calcext:value-type="float">
            <text:p>994.3263639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64.94917806678" calcext:value-type="float">
            <text:p>1564.9491780668</text:p>
          </table:table-cell>
          <table:table-cell office:value-type="float" office:value="1304.12431505565" calcext:value-type="float">
            <text:p>1304.1243150557</text:p>
          </table:table-cell>
          <table:table-cell table:formula="of:=AVERAGE([.B687:.B696])" office:value-type="float" office:value="1229.41844177373" calcext:value-type="float">
            <text:p>1229.4184417737</text:p>
          </table:table-cell>
          <table:table-cell table:formula="of:=AVERAGE([.C687:.C696])" office:value-type="float" office:value="1059.48633304415" calcext:value-type="float">
            <text:p>1059.486333044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393.001301816812" calcext:value-type="float">
            <text:p>393.0013018168</text:p>
          </table:table-cell>
          <table:table-cell table:formula="of:=AVERAGE([.B688:.B697])" office:value-type="float" office:value="1124.48410381658" calcext:value-type="float">
            <text:p>1124.4841038166</text:p>
          </table:table-cell>
          <table:table-cell table:formula="of:=AVERAGE([.C688:.C697])" office:value-type="float" office:value="980.776443839508" calcext:value-type="float">
            <text:p>980.77644383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22.91854629015" calcext:value-type="float">
            <text:p>1022.9185462902</text:p>
          </table:table-cell>
          <table:table-cell office:value-type="float" office:value="767.188909717613" calcext:value-type="float">
            <text:p>767.1889097176</text:p>
          </table:table-cell>
          <table:table-cell table:formula="of:=AVERAGE([.B689:.B698])" office:value-type="float" office:value="1095.75501204828" calcext:value-type="float">
            <text:p>1095.7550120483</text:p>
          </table:table-cell>
          <table:table-cell table:formula="of:=AVERAGE([.C689:.C698])" office:value-type="float" office:value="939.576483053687" calcext:value-type="float">
            <text:p>939.57648305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69.8878546477" calcext:value-type="float">
            <text:p>1669.8878546477</text:p>
          </table:table-cell>
          <table:table-cell office:value-type="float" office:value="1541.43494275172" calcext:value-type="float">
            <text:p>1541.4349427517</text:p>
          </table:table-cell>
          <table:table-cell table:formula="of:=AVERAGE([.B690:.B699])" office:value-type="float" office:value="1145.12549136852" calcext:value-type="float">
            <text:p>1145.1254913685</text:p>
          </table:table-cell>
          <table:table-cell table:formula="of:=AVERAGE([.C690:.C699])" office:value-type="float" office:value="989.170371867052" calcext:value-type="float">
            <text:p>989.17037186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50.46963957953" calcext:value-type="float">
            <text:p>1550.4696395795</text:p>
          </table:table-cell>
          <table:table-cell office:value-type="float" office:value="1292.05803298294" calcext:value-type="float">
            <text:p>1292.058032983</text:p>
          </table:table-cell>
          <table:table-cell table:formula="of:=AVERAGE([.B691:.B700])" office:value-type="float" office:value="1247.93842804868" calcext:value-type="float">
            <text:p>1247.9384280487</text:p>
          </table:table-cell>
          <table:table-cell table:formula="of:=AVERAGE([.C691:.C700])" office:value-type="float" office:value="1079.200654707" calcext:value-type="float">
            <text:p>1079.20065470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5.22759986271" calcext:value-type="float">
            <text:p>1165.2275998627</text:p>
          </table:table-cell>
          <table:table-cell office:value-type="float" office:value="1002.98071886917" calcext:value-type="float">
            <text:p>1002.9807188692</text:p>
          </table:table-cell>
          <table:table-cell table:formula="of:=AVERAGE([.B692:.B701])" office:value-type="float" office:value="1259.70897422458" calcext:value-type="float">
            <text:p>1259.7089742246</text:p>
          </table:table-cell>
          <table:table-cell table:formula="of:=AVERAGE([.C692:.C701])" office:value-type="float" office:value="1087.84053950984" calcext:value-type="float">
            <text:p>1087.840539509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88.50319086348" calcext:value-type="float">
            <text:p>1288.5031908635</text:p>
          </table:table-cell>
          <table:table-cell office:value-type="float" office:value="1159.65287177713" calcext:value-type="float">
            <text:p>1159.6528717771</text:p>
          </table:table-cell>
          <table:table-cell table:formula="of:=AVERAGE([.B693:.B702])" office:value-type="float" office:value="1257.65006515184" calcext:value-type="float">
            <text:p>1257.6500651518</text:p>
          </table:table-cell>
          <table:table-cell table:formula="of:=AVERAGE([.C693:.C702])" office:value-type="float" office:value="1085.98752134438" calcext:value-type="float">
            <text:p>1085.987521344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7.31662250933" calcext:value-type="float">
            <text:p>1167.3166225093</text:p>
          </table:table-cell>
          <table:table-cell office:value-type="float" office:value="1037.61477556385" calcext:value-type="float">
            <text:p>1037.6147755639</text:p>
          </table:table-cell>
          <table:table-cell table:formula="of:=AVERAGE([.B694:.B703])" office:value-type="float" office:value="1178.88393928299" calcext:value-type="float">
            <text:p>1178.883939283</text:p>
          </table:table-cell>
          <table:table-cell table:formula="of:=AVERAGE([.C694:.C703])" office:value-type="float" office:value="1033.35076840494" calcext:value-type="float">
            <text:p>1033.350768404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31.80693455979" calcext:value-type="float">
            <text:p>1031.8069345598</text:p>
          </table:table-cell>
          <table:table-cell office:value-type="float" office:value="773.855200919843" calcext:value-type="float">
            <text:p>773.8552009198</text:p>
          </table:table-cell>
          <table:table-cell table:formula="of:=AVERAGE([.B695:.B704])" office:value-type="float" office:value="1203.41036613068" calcext:value-type="float">
            <text:p>1203.4103661307</text:p>
          </table:table-cell>
          <table:table-cell table:formula="of:=AVERAGE([.C695:.C704])" office:value-type="float" office:value="1032.08202188863" calcext:value-type="float">
            <text:p>1032.082021888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3.94774594716" calcext:value-type="float">
            <text:p>1163.9477459472</text:p>
          </table:table-cell>
          <table:table-cell office:value-type="float" office:value="1034.6202186197" calcext:value-type="float">
            <text:p>1034.6202186197</text:p>
          </table:table-cell>
          <table:table-cell table:formula="of:=AVERAGE([.B696:.B705])" office:value-type="float" office:value="1201.80286141434" calcext:value-type="float">
            <text:p>1201.8028614144</text:p>
          </table:table-cell>
          <table:table-cell table:formula="of:=AVERAGE([.C696:.C705])" office:value-type="float" office:value="1030.65312880744" calcext:value-type="float">
            <text:p>1030.653128807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20.1734609097" calcext:value-type="float">
            <text:p>1020.1734609097</text:p>
          </table:table-cell>
          <table:table-cell office:value-type="float" office:value="892.651778295985" calcext:value-type="float">
            <text:p>892.651778296</text:p>
          </table:table-cell>
          <table:table-cell table:formula="of:=AVERAGE([.B697:.B706])" office:value-type="float" office:value="1147.32528969864" calcext:value-type="float">
            <text:p>1147.3252896986</text:p>
          </table:table-cell>
          <table:table-cell table:formula="of:=AVERAGE([.C697:.C706])" office:value-type="float" office:value="989.505875131477" calcext:value-type="float">
            <text:p>989.505875131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35.28010884399" calcext:value-type="float">
            <text:p>1235.280108844</text:p>
          </table:table-cell>
          <table:table-cell office:value-type="float" office:value="988.224087075191" calcext:value-type="float">
            <text:p>988.2240870752</text:p>
          </table:table-cell>
          <table:table-cell table:formula="of:=AVERAGE([.B698:.B707])" office:value-type="float" office:value="1231.55317040135" calcext:value-type="float">
            <text:p>1231.5531704014</text:p>
          </table:table-cell>
          <table:table-cell table:formula="of:=AVERAGE([.C698:.C707])" office:value-type="float" office:value="1049.02815365731" calcext:value-type="float">
            <text:p>1049.028153657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553.57964908846" calcext:value-type="float">
            <text:p>1553.5796490885</text:p>
          </table:table-cell>
          <table:table-cell office:value-type="float" office:value="1424.11467833109" calcext:value-type="float">
            <text:p>1424.1146783311</text:p>
          </table:table-cell>
          <table:table-cell table:formula="of:=AVERAGE([.B699:.B708])" office:value-type="float" office:value="1284.61928068118" calcext:value-type="float">
            <text:p>1284.6192806812</text:p>
          </table:table-cell>
          <table:table-cell table:formula="of:=AVERAGE([.C699:.C708])" office:value-type="float" office:value="1114.72073051866" calcext:value-type="float">
            <text:p>1114.720730518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20.574378760136" calcext:value-type="float">
            <text:p>520.5743787601</text:p>
          </table:table-cell>
          <table:table-cell office:value-type="float" office:value="390.430784070102" calcext:value-type="float">
            <text:p>390.4307840701</text:p>
          </table:table-cell>
          <table:table-cell table:formula="of:=AVERAGE([.B700:.B709])" office:value-type="float" office:value="1169.68793309243" calcext:value-type="float">
            <text:p>1169.6879330924</text:p>
          </table:table-cell>
          <table:table-cell table:formula="of:=AVERAGE([.C700:.C709])" office:value-type="float" office:value="999.6203146505" calcext:value-type="float">
            <text:p>999.62031465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74.37754577146" calcext:value-type="float">
            <text:p>1274.3775457715</text:p>
          </table:table-cell>
          <table:table-cell office:value-type="float" office:value="1146.93979119431" calcext:value-type="float">
            <text:p>1146.9397911943</text:p>
          </table:table-cell>
          <table:table-cell table:formula="of:=AVERAGE([.B701:.B710])" office:value-type="float" office:value="1142.07872371162" calcext:value-type="float">
            <text:p>1142.0787237116</text:p>
          </table:table-cell>
          <table:table-cell table:formula="of:=AVERAGE([.C701:.C710])" office:value-type="float" office:value="985.108490471636" calcext:value-type="float">
            <text:p>985.108490471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73.551392932833" calcext:value-type="float">
            <text:p>773.5513929328</text:p>
          </table:table-cell>
          <table:table-cell office:value-type="float" office:value="644.626160777361" calcext:value-type="float">
            <text:p>644.6261607774</text:p>
          </table:table-cell>
          <table:table-cell table:formula="of:=AVERAGE([.B702:.B711])" office:value-type="float" office:value="1102.91110301863" calcext:value-type="float">
            <text:p>1102.9111030186</text:p>
          </table:table-cell>
          <table:table-cell table:formula="of:=AVERAGE([.C702:.C711])" office:value-type="float" office:value="949.273034662456" calcext:value-type="float">
            <text:p>949.273034662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02.69704951859" calcext:value-type="float">
            <text:p>1302.6970495186</text:p>
          </table:table-cell>
          <table:table-cell office:value-type="float" office:value="1172.42734456673" calcext:value-type="float">
            <text:p>1172.4273445667</text:p>
          </table:table-cell>
          <table:table-cell table:formula="of:=AVERAGE([.B703:.B712])" office:value-type="float" office:value="1104.33048888414" calcext:value-type="float">
            <text:p>1104.3304888842</text:p>
          </table:table-cell>
          <table:table-cell table:formula="of:=AVERAGE([.C703:.C712])" office:value-type="float" office:value="950.550481941416" calcext:value-type="float">
            <text:p>950.550481941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34.89357389924" calcext:value-type="float">
            <text:p>1034.8935738993</text:p>
          </table:table-cell>
          <table:table-cell office:value-type="float" office:value="905.531877161838" calcext:value-type="float">
            <text:p>905.5318771618</text:p>
          </table:table-cell>
          <table:table-cell table:formula="of:=AVERAGE([.B704:.B713])" office:value-type="float" office:value="1091.08818402314" calcext:value-type="float">
            <text:p>1091.0881840231</text:p>
          </table:table-cell>
          <table:table-cell table:formula="of:=AVERAGE([.C704:.C713])" office:value-type="float" office:value="937.342192101215" calcext:value-type="float">
            <text:p>937.342192101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29.44271660484" calcext:value-type="float">
            <text:p>1429.4427166048</text:p>
          </table:table-cell>
          <table:table-cell office:value-type="float" office:value="1169.5440408585" calcext:value-type="float">
            <text:p>1169.5440408585</text:p>
          </table:table-cell>
          <table:table-cell table:formula="of:=AVERAGE([.B705:.B714])" office:value-type="float" office:value="1130.85176222764" calcext:value-type="float">
            <text:p>1130.8517622276</text:p>
          </table:table-cell>
          <table:table-cell table:formula="of:=AVERAGE([.C705:.C714])" office:value-type="float" office:value="976.911076095081" calcext:value-type="float">
            <text:p>976.911076095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569.68316036973" calcext:value-type="float">
            <text:p>1569.6831603697</text:p>
          </table:table-cell>
          <table:table-cell office:value-type="float" office:value="1438.87623033892" calcext:value-type="float">
            <text:p>1438.8762303389</text:p>
          </table:table-cell>
          <table:table-cell table:formula="of:=AVERAGE([.B706:.B715])" office:value-type="float" office:value="1171.4253036699" calcext:value-type="float">
            <text:p>1171.4253036699</text:p>
          </table:table-cell>
          <table:table-cell table:formula="of:=AVERAGE([.C706:.C715])" office:value-type="float" office:value="1017.336677267" calcext:value-type="float">
            <text:p>1017.33667726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915.260820163077" calcext:value-type="float">
            <text:p>915.2608201631</text:p>
          </table:table-cell>
          <table:table-cell office:value-type="float" office:value="784.509274425494" calcext:value-type="float">
            <text:p>784.5092744255</text:p>
          </table:table-cell>
          <table:table-cell table:formula="of:=AVERAGE([.B707:.B716])" office:value-type="float" office:value="1160.93403959523" calcext:value-type="float">
            <text:p>1160.9340395952</text:p>
          </table:table-cell>
          <table:table-cell table:formula="of:=AVERAGE([.C707:.C716])" office:value-type="float" office:value="1006.52242687995" calcext:value-type="float">
            <text:p>1006.5224268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08:.B717])" office:value-type="float" office:value="1037.40602871084" calcext:value-type="float">
            <text:p>1037.4060287108</text:p>
          </table:table-cell>
          <table:table-cell table:formula="of:=AVERAGE([.C708:.C717])" office:value-type="float" office:value="907.700018172434" calcext:value-type="float">
            <text:p>907.700018172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313.20586946997" calcext:value-type="float">
            <text:p>2313.20586947</text:p>
          </table:table-cell>
          <table:table-cell office:value-type="float" office:value="1927.67155789164" calcext:value-type="float">
            <text:p>1927.6715578917</text:p>
          </table:table-cell>
          <table:table-cell table:formula="of:=AVERAGE([.B709:.B718])" office:value-type="float" office:value="1113.36865074899" calcext:value-type="float">
            <text:p>1113.368650749</text:p>
          </table:table-cell>
          <table:table-cell table:formula="of:=AVERAGE([.C709:.C718])" office:value-type="float" office:value="958.05570612849" calcext:value-type="float">
            <text:p>958.055706128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2.69592744099" calcext:value-type="float">
            <text:p>1162.695927441</text:p>
          </table:table-cell>
          <table:table-cell office:value-type="float" office:value="1033.50749105866" calcext:value-type="float">
            <text:p>1033.5074910587</text:p>
          </table:table-cell>
          <table:table-cell table:formula="of:=AVERAGE([.B710:.B719])" office:value-type="float" office:value="1177.58080561707" calcext:value-type="float">
            <text:p>1177.5808056171</text:p>
          </table:table-cell>
          <table:table-cell table:formula="of:=AVERAGE([.C710:.C719])" office:value-type="float" office:value="1022.36337682735" calcext:value-type="float">
            <text:p>1022.363376827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572.87873866198" calcext:value-type="float">
            <text:p>1572.878738662</text:p>
          </table:table-cell>
          <table:table-cell office:value-type="float" office:value="1310.73228221832" calcext:value-type="float">
            <text:p>1310.7322822183</text:p>
          </table:table-cell>
          <table:table-cell table:formula="of:=AVERAGE([.B711:.B720])" office:value-type="float" office:value="1207.43092490613" calcext:value-type="float">
            <text:p>1207.4309249061</text:p>
          </table:table-cell>
          <table:table-cell table:formula="of:=AVERAGE([.C711:.C720])" office:value-type="float" office:value="1038.74262592975" calcext:value-type="float">
            <text:p>1038.742625929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66.848824703336" calcext:value-type="float">
            <text:p>766.8488247033</text:p>
          </table:table-cell>
          <table:table-cell office:value-type="float" office:value="639.04068725278" calcext:value-type="float">
            <text:p>639.0406872528</text:p>
          </table:table-cell>
          <table:table-cell table:formula="of:=AVERAGE([.B712:.B721])" office:value-type="float" office:value="1206.76066808318" calcext:value-type="float">
            <text:p>1206.7606680832</text:p>
          </table:table-cell>
          <table:table-cell table:formula="of:=AVERAGE([.C712:.C721])" office:value-type="float" office:value="1038.18407857729" calcext:value-type="float">
            <text:p>1038.184078577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554.3706858393" calcext:value-type="float">
            <text:p>1554.3706858393</text:p>
          </table:table-cell>
          <table:table-cell office:value-type="float" office:value="1424.8397953527" calcext:value-type="float">
            <text:p>1424.8397953527</text:p>
          </table:table-cell>
          <table:table-cell table:formula="of:=AVERAGE([.B713:.B722])" office:value-type="float" office:value="1231.92803171525" calcext:value-type="float">
            <text:p>1231.9280317153</text:p>
          </table:table-cell>
          <table:table-cell table:formula="of:=AVERAGE([.C713:.C722])" office:value-type="float" office:value="1063.42532365589" calcext:value-type="float">
            <text:p>1063.425323655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37.72373803739" calcext:value-type="float">
            <text:p>1037.7237380374</text:p>
          </table:table-cell>
          <table:table-cell office:value-type="float" office:value="908.008270782719" calcext:value-type="float">
            <text:p>908.0082707827</text:p>
          </table:table-cell>
          <table:table-cell table:formula="of:=AVERAGE([.B714:.B723])" office:value-type="float" office:value="1232.21104812906" calcext:value-type="float">
            <text:p>1232.2110481291</text:p>
          </table:table-cell>
          <table:table-cell table:formula="of:=AVERAGE([.C714:.C723])" office:value-type="float" office:value="1063.67296301797" calcext:value-type="float">
            <text:p>1063.67296301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90.62474670683" calcext:value-type="float">
            <text:p>1290.6247467068</text:p>
          </table:table-cell>
          <table:table-cell office:value-type="float" office:value="1032.49979736546" calcext:value-type="float">
            <text:p>1032.4997973655</text:p>
          </table:table-cell>
          <table:table-cell table:formula="of:=AVERAGE([.B715:.B724])" office:value-type="float" office:value="1218.32925113926" calcext:value-type="float">
            <text:p>1218.3292511393</text:p>
          </table:table-cell>
          <table:table-cell table:formula="of:=AVERAGE([.C715:.C724])" office:value-type="float" office:value="1049.96853866867" calcext:value-type="float">
            <text:p>1049.968538668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69.84949040343" calcext:value-type="float">
            <text:p>1269.8494904034</text:p>
          </table:table-cell>
          <table:table-cell office:value-type="float" office:value="1142.86454136309" calcext:value-type="float">
            <text:p>1142.8645413631</text:p>
          </table:table-cell>
          <table:table-cell table:formula="of:=AVERAGE([.B716:.B725])" office:value-type="float" office:value="1188.34588414263" calcext:value-type="float">
            <text:p>1188.3458841426</text:p>
          </table:table-cell>
          <table:table-cell table:formula="of:=AVERAGE([.C716:.C725])" office:value-type="float" office:value="1020.36736977109" calcext:value-type="float">
            <text:p>1020.367369771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40.16264295134" calcext:value-type="float">
            <text:p>1040.1626429513</text:p>
          </table:table-cell>
          <table:table-cell office:value-type="float" office:value="910.142312582422" calcext:value-type="float">
            <text:p>910.1423125824</text:p>
          </table:table-cell>
          <table:table-cell table:formula="of:=AVERAGE([.B717:.B726])" office:value-type="float" office:value="1200.83606642146" calcext:value-type="float">
            <text:p>1200.8360664215</text:p>
          </table:table-cell>
          <table:table-cell table:formula="of:=AVERAGE([.C717:.C726])" office:value-type="float" office:value="1032.93067358678" calcext:value-type="float">
            <text:p>1032.930673586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5.51625895181" calcext:value-type="float">
            <text:p>1165.5162589518</text:p>
          </table:table-cell>
          <table:table-cell office:value-type="float" office:value="1036.01445240161" calcext:value-type="float">
            <text:p>1036.0144524016</text:p>
          </table:table-cell>
          <table:table-cell table:formula="of:=AVERAGE([.B718:.B727])" office:value-type="float" office:value="1317.38769231664" calcext:value-type="float">
            <text:p>1317.3876923166</text:p>
          </table:table-cell>
          <table:table-cell table:formula="of:=AVERAGE([.C718:.C727])" office:value-type="float" office:value="1136.53211882694" calcext:value-type="float">
            <text:p>1136.532118826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11.28872703413" calcext:value-type="float">
            <text:p>1311.2887270341</text:p>
          </table:table-cell>
          <table:table-cell office:value-type="float" office:value="1049.03098162731" calcext:value-type="float">
            <text:p>1049.0309816273</text:p>
          </table:table-cell>
          <table:table-cell table:formula="of:=AVERAGE([.B719:.B728])" office:value-type="float" office:value="1217.19597807306" calcext:value-type="float">
            <text:p>1217.1959780731</text:p>
          </table:table-cell>
          <table:table-cell table:formula="of:=AVERAGE([.C719:.C728])" office:value-type="float" office:value="1048.66806120051" calcext:value-type="float">
            <text:p>1048.66806120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1048.22041916081" calcext:value-type="float">
            <text:p>1048.2204191608</text:p>
          </table:table-cell>
          <table:table-cell table:formula="of:=AVERAGE([.B720:.B729])" office:value-type="float" office:value="1205.74842724504" calcext:value-type="float">
            <text:p>1205.748427245</text:p>
          </table:table-cell>
          <table:table-cell table:formula="of:=AVERAGE([.C720:.C729])" office:value-type="float" office:value="1050.13935401072" calcext:value-type="float">
            <text:p>1050.139354010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663.81709831675" calcext:value-type="float">
            <text:p>1663.8170983168</text:p>
          </table:table-cell>
          <table:table-cell office:value-type="float" office:value="1279.8593063975" calcext:value-type="float">
            <text:p>1279.8593063975</text:p>
          </table:table-cell>
          <table:table-cell table:formula="of:=AVERAGE([.B721:.B730])" office:value-type="float" office:value="1214.84226321051" calcext:value-type="float">
            <text:p>1214.8422632105</text:p>
          </table:table-cell>
          <table:table-cell table:formula="of:=AVERAGE([.C721:.C730])" office:value-type="float" office:value="1047.05205642864" calcext:value-type="float">
            <text:p>1047.052056428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904.044392402483" calcext:value-type="float">
            <text:p>904.0443924025</text:p>
          </table:table-cell>
          <table:table-cell office:value-type="float" office:value="774.895193487843" calcext:value-type="float">
            <text:p>774.8951934878</text:p>
          </table:table-cell>
          <table:table-cell table:formula="of:=AVERAGE([.B722:.B731])" office:value-type="float" office:value="1228.56181998043" calcext:value-type="float">
            <text:p>1228.5618199804</text:p>
          </table:table-cell>
          <table:table-cell table:formula="of:=AVERAGE([.C722:.C731])" office:value-type="float" office:value="1060.63750705215" calcext:value-type="float">
            <text:p>1060.637507052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1170.97512391376" calcext:value-type="float">
            <text:p>1170.9751239138</text:p>
          </table:table-cell>
          <table:table-cell table:formula="of:=AVERAGE([.B723:.B732])" office:value-type="float" office:value="1190.22226378787" calcext:value-type="float">
            <text:p>1190.2222637879</text:p>
          </table:table-cell>
          <table:table-cell table:formula="of:=AVERAGE([.C723:.C732])" office:value-type="float" office:value="1035.25103990825" calcext:value-type="float">
            <text:p>1035.251039908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914.606408591706" calcext:value-type="float">
            <text:p>914.6064085917</text:p>
          </table:table-cell>
          <table:table-cell office:value-type="float" office:value="783.948350221462" calcext:value-type="float">
            <text:p>783.9483502215</text:p>
          </table:table-cell>
          <table:table-cell table:formula="of:=AVERAGE([.B724:.B733])" office:value-type="float" office:value="1177.91053084331" calcext:value-type="float">
            <text:p>1177.9105308433</text:p>
          </table:table-cell>
          <table:table-cell table:formula="of:=AVERAGE([.C724:.C733])" office:value-type="float" office:value="1022.84504785213" calcext:value-type="float">
            <text:p>1022.845047852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42.92809462985" calcext:value-type="float">
            <text:p>1442.9280946299</text:p>
          </table:table-cell>
          <table:table-cell office:value-type="float" office:value="1180.57753196988" calcext:value-type="float">
            <text:p>1180.5775319699</text:p>
          </table:table-cell>
          <table:table-cell table:formula="of:=AVERAGE([.B725:.B734])" office:value-type="float" office:value="1193.14086563561" calcext:value-type="float">
            <text:p>1193.1408656356</text:p>
          </table:table-cell>
          <table:table-cell table:formula="of:=AVERAGE([.C725:.C734])" office:value-type="float" office:value="1037.65282131257" calcext:value-type="float">
            <text:p>1037.652821312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85.80854650196" calcext:value-type="float">
            <text:p>1285.808546502</text:p>
          </table:table-cell>
          <table:table-cell office:value-type="float" office:value="1028.64683720157" calcext:value-type="float">
            <text:p>1028.6468372016</text:p>
          </table:table-cell>
          <table:table-cell table:formula="of:=AVERAGE([.B726:.B735])" office:value-type="float" office:value="1194.73677124546" calcext:value-type="float">
            <text:p>1194.7367712455</text:p>
          </table:table-cell>
          <table:table-cell table:formula="of:=AVERAGE([.C726:.C735])" office:value-type="float" office:value="1026.23105089642" calcext:value-type="float">
            <text:p>1026.231050896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72.95731581741" calcext:value-type="float">
            <text:p>1172.9573158174</text:p>
          </table:table-cell>
          <table:table-cell office:value-type="float" office:value="1042.62872517103" calcext:value-type="float">
            <text:p>1042.628725171</text:p>
          </table:table-cell>
          <table:table-cell table:formula="of:=AVERAGE([.B727:.B736])" office:value-type="float" office:value="1208.01623853207" calcext:value-type="float">
            <text:p>1208.0162385321</text:p>
          </table:table-cell>
          <table:table-cell table:formula="of:=AVERAGE([.C727:.C736])" office:value-type="float" office:value="1039.47969215528" calcext:value-type="float">
            <text:p>1039.479692155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645.379805098861" calcext:value-type="float">
            <text:p>645.3798050989</text:p>
          </table:table-cell>
          <table:table-cell table:formula="of:=AVERAGE([.B728:.B737])" office:value-type="float" office:value="1156.00259314677" calcext:value-type="float">
            <text:p>1156.0025931468</text:p>
          </table:table-cell>
          <table:table-cell table:formula="of:=AVERAGE([.C728:.C737])" office:value-type="float" office:value="1000.416227425" calcext:value-type="float">
            <text:p>1000.41622742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075.45783562125" calcext:value-type="float">
            <text:p>2075.4578356213</text:p>
          </table:table-cell>
          <table:table-cell office:value-type="float" office:value="1686.30949144226" calcext:value-type="float">
            <text:p>1686.3094914423</text:p>
          </table:table-cell>
          <table:table-cell table:formula="of:=AVERAGE([.B729:.B738])" office:value-type="float" office:value="1232.41950400548" calcext:value-type="float">
            <text:p>1232.4195040055</text:p>
          </table:table-cell>
          <table:table-cell table:formula="of:=AVERAGE([.C729:.C738])" office:value-type="float" office:value="1064.1440784065" calcext:value-type="float">
            <text:p>1064.144078406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786.344030829173" calcext:value-type="float">
            <text:p>786.3440308292</text:p>
          </table:table-cell>
          <table:table-cell table:formula="of:=AVERAGE([.B730:.B739])" office:value-type="float" office:value="1206.23186517232" calcext:value-type="float">
            <text:p>1206.2318651723</text:p>
          </table:table-cell>
          <table:table-cell table:formula="of:=AVERAGE([.C730:.C739])" office:value-type="float" office:value="1037.95643957333" calcext:value-type="float">
            <text:p>1037.956439573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644.600516152776" calcext:value-type="float">
            <text:p>644.6005161528</text:p>
          </table:table-cell>
          <table:table-cell office:value-type="float" office:value="515.680412922221" calcext:value-type="float">
            <text:p>515.6804129222</text:p>
          </table:table-cell>
          <table:table-cell table:formula="of:=AVERAGE([.B731:.B740])" office:value-type="float" office:value="1104.31020695592" calcext:value-type="float">
            <text:p>1104.3102069559</text:p>
          </table:table-cell>
          <table:table-cell table:formula="of:=AVERAGE([.C731:.C740])" office:value-type="float" office:value="961.538550225805" calcext:value-type="float">
            <text:p>961.538550225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671.20334526368" calcext:value-type="float">
            <text:p>1671.2033452637</text:p>
          </table:table-cell>
          <table:table-cell office:value-type="float" office:value="1414.09513830003" calcext:value-type="float">
            <text:p>1414.0951383</text:p>
          </table:table-cell>
          <table:table-cell table:formula="of:=AVERAGE([.B732:.B741])" office:value-type="float" office:value="1181.02610224204" calcext:value-type="float">
            <text:p>1181.0261022421</text:p>
          </table:table-cell>
          <table:table-cell table:formula="of:=AVERAGE([.C732:.C741])" office:value-type="float" office:value="1025.45854470702" calcext:value-type="float">
            <text:p>1025.45854470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775.014814085248" calcext:value-type="float">
            <text:p>775.0148140852</text:p>
          </table:table-cell>
          <table:table-cell table:formula="of:=AVERAGE([.B733:.B742])" office:value-type="float" office:value="1141.43007125919" calcext:value-type="float">
            <text:p>1141.4300712592</text:p>
          </table:table-cell>
          <table:table-cell table:formula="of:=AVERAGE([.C733:.C742])" office:value-type="float" office:value="985.862513724174" calcext:value-type="float">
            <text:p>985.862513724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34:.B743])" office:value-type="float" office:value="1049.96943040002" calcext:value-type="float">
            <text:p>1049.9694304</text:p>
          </table:table-cell>
          <table:table-cell table:formula="of:=AVERAGE([.C734:.C743])" office:value-type="float" office:value="907.467678702028" calcext:value-type="float">
            <text:p>907.46767870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591.09665556713" calcext:value-type="float">
            <text:p>2591.0966555671</text:p>
          </table:table-cell>
          <table:table-cell office:value-type="float" office:value="2202.43215723206" calcext:value-type="float">
            <text:p>2202.4321572321</text:p>
          </table:table-cell>
          <table:table-cell table:formula="of:=AVERAGE([.B735:.B744])" office:value-type="float" office:value="1164.78628649375" calcext:value-type="float">
            <text:p>1164.7862864938</text:p>
          </table:table-cell>
          <table:table-cell table:formula="of:=AVERAGE([.C735:.C744])" office:value-type="float" office:value="1009.65314122825" calcext:value-type="float">
            <text:p>1009.653141228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905.766679503192" calcext:value-type="float">
            <text:p>905.7666795032</text:p>
          </table:table-cell>
          <table:table-cell office:value-type="float" office:value="776.371439574165" calcext:value-type="float">
            <text:p>776.3714395742</text:p>
          </table:table-cell>
          <table:table-cell table:formula="of:=AVERAGE([.B736:.B745])" office:value-type="float" office:value="1126.78209979387" calcext:value-type="float">
            <text:p>1126.7820997939</text:p>
          </table:table-cell>
          <table:table-cell table:formula="of:=AVERAGE([.C736:.C745])" office:value-type="float" office:value="984.425601465505" calcext:value-type="float">
            <text:p>984.425601465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905.026528977999" calcext:value-type="float">
            <text:p>905.026528978</text:p>
          </table:table-cell>
          <table:table-cell office:value-type="float" office:value="775.737024838285" calcext:value-type="float">
            <text:p>775.7370248383</text:p>
          </table:table-cell>
          <table:table-cell table:formula="of:=AVERAGE([.B737:.B746])" office:value-type="float" office:value="1099.98902110993" calcext:value-type="float">
            <text:p>1099.9890211099</text:p>
          </table:table-cell>
          <table:table-cell table:formula="of:=AVERAGE([.C737:.C746])" office:value-type="float" office:value="957.736431432231" calcext:value-type="float">
            <text:p>957.736431432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51.67406247914" calcext:value-type="float">
            <text:p>1951.6740624792</text:p>
          </table:table-cell>
          <table:table-cell office:value-type="float" office:value="1691.45085414859" calcext:value-type="float">
            <text:p>1691.4508541486</text:p>
          </table:table-cell>
          <table:table-cell table:formula="of:=AVERAGE([.B738:.B747])" office:value-type="float" office:value="1230.61844684796" calcext:value-type="float">
            <text:p>1230.618446848</text:p>
          </table:table-cell>
          <table:table-cell table:formula="of:=AVERAGE([.C738:.C747])" office:value-type="float" office:value="1062.3435363372" calcext:value-type="float">
            <text:p>1062.343536337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78.954829879044" calcext:value-type="float">
            <text:p>778.954829879</text:p>
          </table:table-cell>
          <table:table-cell office:value-type="float" office:value="649.129024899203" calcext:value-type="float">
            <text:p>649.1290248992</text:p>
          </table:table-cell>
          <table:table-cell table:formula="of:=AVERAGE([.B739:.B748])" office:value-type="float" office:value="1100.96814627374" calcext:value-type="float">
            <text:p>1100.9681462737</text:p>
          </table:table-cell>
          <table:table-cell table:formula="of:=AVERAGE([.C739:.C748])" office:value-type="float" office:value="958.625489682898" calcext:value-type="float">
            <text:p>958.625489682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73.49954203659" calcext:value-type="float">
            <text:p>1173.4995420366</text:p>
          </table:table-cell>
          <table:table-cell office:value-type="float" office:value="1043.11070403252" calcext:value-type="float">
            <text:p>1043.1107040325</text:p>
          </table:table-cell>
          <table:table-cell table:formula="of:=AVERAGE([.B740:.B749])" office:value-type="float" office:value="1139.68369739448" calcext:value-type="float">
            <text:p>1139.6836973945</text:p>
          </table:table-cell>
          <table:table-cell table:formula="of:=AVERAGE([.C740:.C749])" office:value-type="float" office:value="984.302157003233" calcext:value-type="float">
            <text:p>984.302157003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4.04633671139" calcext:value-type="float">
            <text:p>1164.0463367114</text:p>
          </table:table-cell>
          <table:table-cell office:value-type="float" office:value="1034.70785485457" calcext:value-type="float">
            <text:p>1034.7078548546</text:p>
          </table:table-cell>
          <table:table-cell table:formula="of:=AVERAGE([.B741:.B750])" office:value-type="float" office:value="1191.62827945034" calcext:value-type="float">
            <text:p>1191.6282794503</text:p>
          </table:table-cell>
          <table:table-cell table:formula="of:=AVERAGE([.C741:.C750])" office:value-type="float" office:value="1036.20490119647" calcext:value-type="float">
            <text:p>1036.204901196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764.20738257782" calcext:value-type="float">
            <text:p>1764.2073825778</text:p>
          </table:table-cell>
          <table:table-cell office:value-type="float" office:value="1512.17775649528" calcext:value-type="float">
            <text:p>1512.1777564953</text:p>
          </table:table-cell>
          <table:table-cell table:formula="of:=AVERAGE([.B742:.B751])" office:value-type="float" office:value="1200.92868318176" calcext:value-type="float">
            <text:p>1200.9286831818</text:p>
          </table:table-cell>
          <table:table-cell table:formula="of:=AVERAGE([.C742:.C751])" office:value-type="float" office:value="1046.01316301599" calcext:value-type="float">
            <text:p>1046.01316301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916.753134167458" calcext:value-type="float">
            <text:p>916.7531341675</text:p>
          </table:table-cell>
          <table:table-cell office:value-type="float" office:value="785.788400714964" calcext:value-type="float">
            <text:p>785.788400715</text:p>
          </table:table-cell>
          <table:table-cell table:formula="of:=AVERAGE([.B743:.B752])" office:value-type="float" office:value="1215.10251518998" calcext:value-type="float">
            <text:p>1215.10251519</text:p>
          </table:table-cell>
          <table:table-cell table:formula="of:=AVERAGE([.C743:.C752])" office:value-type="float" office:value="1047.09052167896" calcext:value-type="float">
            <text:p>1047.09052167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678.57205951162" calcext:value-type="float">
            <text:p>1678.5720595116</text:p>
          </table:table-cell>
          <table:table-cell office:value-type="float" office:value="1420.33020420214" calcext:value-type="float">
            <text:p>1420.3302042021</text:p>
          </table:table-cell>
          <table:table-cell table:formula="of:=AVERAGE([.B744:.B753])" office:value-type="float" office:value="1382.95972114114" calcext:value-type="float">
            <text:p>1382.9597211411</text:p>
          </table:table-cell>
          <table:table-cell table:formula="of:=AVERAGE([.C744:.C753])" office:value-type="float" office:value="1189.12354209918" calcext:value-type="float">
            <text:p>1189.123542099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77.01308818414" calcext:value-type="float">
            <text:p>1177.0130881841</text:p>
          </table:table-cell>
          <table:table-cell office:value-type="float" office:value="1046.23385616368" calcext:value-type="float">
            <text:p>1046.2338561637</text:p>
          </table:table-cell>
          <table:table-cell table:formula="of:=AVERAGE([.B745:.B754])" office:value-type="float" office:value="1241.55136440284" calcext:value-type="float">
            <text:p>1241.5513644028</text:p>
          </table:table-cell>
          <table:table-cell table:formula="of:=AVERAGE([.C745:.C754])" office:value-type="float" office:value="1073.50371199234" calcext:value-type="float">
            <text:p>1073.503711992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23.27155900917" calcext:value-type="float">
            <text:p>1023.2715590092</text:p>
          </table:table-cell>
          <table:table-cell office:value-type="float" office:value="895.362614133024" calcext:value-type="float">
            <text:p>895.362614133</text:p>
          </table:table-cell>
          <table:table-cell table:formula="of:=AVERAGE([.B746:.B755])" office:value-type="float" office:value="1253.30185235344" calcext:value-type="float">
            <text:p>1253.3018523534</text:p>
          </table:table-cell>
          <table:table-cell table:formula="of:=AVERAGE([.C746:.C755])" office:value-type="float" office:value="1085.40282944823" calcext:value-type="float">
            <text:p>1085.402829448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94.76593666796" calcext:value-type="float">
            <text:p>1294.765936668</text:p>
          </table:table-cell>
          <table:table-cell office:value-type="float" office:value="1165.28934300117" calcext:value-type="float">
            <text:p>1165.2893430012</text:p>
          </table:table-cell>
          <table:table-cell table:formula="of:=AVERAGE([.B747:.B756])" office:value-type="float" office:value="1292.27579312243" calcext:value-type="float">
            <text:p>1292.2757931224</text:p>
          </table:table-cell>
          <table:table-cell table:formula="of:=AVERAGE([.C747:.C756])" office:value-type="float" office:value="1124.35806126451" calcext:value-type="float">
            <text:p>1124.358061264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48:.B757])" office:value-type="float" office:value="1097.10838687452" calcext:value-type="float">
            <text:p>1097.1083868745</text:p>
          </table:table-cell>
          <table:table-cell table:formula="of:=AVERAGE([.C748:.C757])" office:value-type="float" office:value="955.212975849654" calcext:value-type="float">
            <text:p>955.212975849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486.66034330754" calcext:value-type="float">
            <text:p>2486.6603433076</text:p>
          </table:table-cell>
          <table:table-cell office:value-type="float" office:value="2094.0297627853" calcext:value-type="float">
            <text:p>2094.0297627853</text:p>
          </table:table-cell>
          <table:table-cell table:formula="of:=AVERAGE([.B749:.B758])" office:value-type="float" office:value="1267.87893821737" calcext:value-type="float">
            <text:p>1267.8789382174</text:p>
          </table:table-cell>
          <table:table-cell table:formula="of:=AVERAGE([.C749:.C758])" office:value-type="float" office:value="1099.70304963826" calcext:value-type="float">
            <text:p>1099.703049638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89.45739632763" calcext:value-type="float">
            <text:p>1289.4573963276</text:p>
          </table:table-cell>
          <table:table-cell office:value-type="float" office:value="1031.5659170621" calcext:value-type="float">
            <text:p>1031.5659170621</text:p>
          </table:table-cell>
          <table:table-cell table:formula="of:=AVERAGE([.B750:.B759])" office:value-type="float" office:value="1279.47472364647" calcext:value-type="float">
            <text:p>1279.4747236465</text:p>
          </table:table-cell>
          <table:table-cell table:formula="of:=AVERAGE([.C750:.C759])" office:value-type="float" office:value="1098.54857094122" calcext:value-type="float">
            <text:p>1098.548570941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51:.B760])" office:value-type="float" office:value="1163.07008997533" calcext:value-type="float">
            <text:p>1163.0700899753</text:p>
          </table:table-cell>
          <table:table-cell table:formula="of:=AVERAGE([.C751:.C760])" office:value-type="float" office:value="995.077785455765" calcext:value-type="float">
            <text:p>995.077785455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837.24345283598" calcext:value-type="float">
            <text:p>1837.243452836</text:p>
          </table:table-cell>
          <table:table-cell office:value-type="float" office:value="1706.01177763341" calcext:value-type="float">
            <text:p>1706.0117776334</text:p>
          </table:table-cell>
          <table:table-cell table:formula="of:=AVERAGE([.B752:.B761])" office:value-type="float" office:value="1170.37369700115" calcext:value-type="float">
            <text:p>1170.3736970012</text:p>
          </table:table-cell>
          <table:table-cell table:formula="of:=AVERAGE([.C752:.C761])" office:value-type="float" office:value="1014.46118756958" calcext:value-type="float">
            <text:p>1014.461187569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76.20109085128" calcext:value-type="float">
            <text:p>776.2010908513</text:p>
          </table:table-cell>
          <table:table-cell office:value-type="float" office:value="646.834242376066" calcext:value-type="float">
            <text:p>646.8342423761</text:p>
          </table:table-cell>
          <table:table-cell table:formula="of:=AVERAGE([.B753:.B762])" office:value-type="float" office:value="1156.31849266953" calcext:value-type="float">
            <text:p>1156.3184926695</text:p>
          </table:table-cell>
          <table:table-cell table:formula="of:=AVERAGE([.C753:.C762])" office:value-type="float" office:value="1000.56577173569" calcext:value-type="float">
            <text:p>1000.565771735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44.92493815041" calcext:value-type="float">
            <text:p>1944.9249381504</text:p>
          </table:table-cell>
          <table:table-cell office:value-type="float" office:value="1685.60161306369" calcext:value-type="float">
            <text:p>1685.6016130637</text:p>
          </table:table-cell>
          <table:table-cell table:formula="of:=AVERAGE([.B754:.B763])" office:value-type="float" office:value="1182.95378053341" calcext:value-type="float">
            <text:p>1182.9537805334</text:p>
          </table:table-cell>
          <table:table-cell table:formula="of:=AVERAGE([.C754:.C763])" office:value-type="float" office:value="1027.09291262184" calcext:value-type="float">
            <text:p>1027.092912621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27.303496177726" calcext:value-type="float">
            <text:p>727.3034961777</text:p>
          </table:table-cell>
          <table:table-cell office:value-type="float" office:value="606.086246814771" calcext:value-type="float">
            <text:p>606.0862468148</text:p>
          </table:table-cell>
          <table:table-cell table:formula="of:=AVERAGE([.B755:.B764])" office:value-type="float" office:value="1137.98282133277" calcext:value-type="float">
            <text:p>1137.9828213328</text:p>
          </table:table-cell>
          <table:table-cell table:formula="of:=AVERAGE([.C755:.C764])" office:value-type="float" office:value="983.078151686953" calcext:value-type="float">
            <text:p>983.07815168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47.13110123011" calcext:value-type="float">
            <text:p>1047.1311012301</text:p>
          </table:table-cell>
          <table:table-cell office:value-type="float" office:value="916.239713576345" calcext:value-type="float">
            <text:p>916.2397135763</text:p>
          </table:table-cell>
          <table:table-cell table:formula="of:=AVERAGE([.B756:.B765])" office:value-type="float" office:value="1140.36877555486" calcext:value-type="float">
            <text:p>1140.3687755549</text:p>
          </table:table-cell>
          <table:table-cell table:formula="of:=AVERAGE([.C756:.C765])" office:value-type="float" office:value="985.165861631285" calcext:value-type="float">
            <text:p>985.165861631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068.02405285688" calcext:value-type="float">
            <text:p>2068.0240528569</text:p>
          </table:table-cell>
          <table:table-cell office:value-type="float" office:value="1809.52104624977" calcext:value-type="float">
            <text:p>1809.5210462498</text:p>
          </table:table-cell>
          <table:table-cell table:formula="of:=AVERAGE([.B757:.B766])" office:value-type="float" office:value="1217.69458717375" calcext:value-type="float">
            <text:p>1217.6945871738</text:p>
          </table:table-cell>
          <table:table-cell table:formula="of:=AVERAGE([.C757:.C766])" office:value-type="float" office:value="1049.58903195614" calcext:value-type="float">
            <text:p>1049.589031956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26.84039365128" calcext:value-type="float">
            <text:p>1026.8403936513</text:p>
          </table:table-cell>
          <table:table-cell office:value-type="float" office:value="898.485344444869" calcext:value-type="float">
            <text:p>898.4853444449</text:p>
          </table:table-cell>
          <table:table-cell table:formula="of:=AVERAGE([.B758:.B767])" office:value-type="float" office:value="1320.37862653888" calcext:value-type="float">
            <text:p>1320.3786265389</text:p>
          </table:table-cell>
          <table:table-cell table:formula="of:=AVERAGE([.C758:.C767])" office:value-type="float" office:value="1139.43756640063" calcext:value-type="float">
            <text:p>1139.43756640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31.80181373631" calcext:value-type="float">
            <text:p>1031.8018137363</text:p>
          </table:table-cell>
          <table:table-cell office:value-type="float" office:value="902.826587019271" calcext:value-type="float">
            <text:p>902.8265870193</text:p>
          </table:table-cell>
          <table:table-cell table:formula="of:=AVERAGE([.B759:.B768])" office:value-type="float" office:value="1174.89277358176" calcext:value-type="float">
            <text:p>1174.8927735818</text:p>
          </table:table-cell>
          <table:table-cell table:formula="of:=AVERAGE([.C759:.C768])" office:value-type="float" office:value="1020.31724882403" calcext:value-type="float">
            <text:p>1020.31724882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16.73441748239" calcext:value-type="float">
            <text:p>1416.7344174824</text:p>
          </table:table-cell>
          <table:table-cell office:value-type="float" office:value="1159.1463415765" calcext:value-type="float">
            <text:p>1159.1463415765</text:p>
          </table:table-cell>
          <table:table-cell table:formula="of:=AVERAGE([.B760:.B769])" office:value-type="float" office:value="1187.62047569724" calcext:value-type="float">
            <text:p>1187.6204756972</text:p>
          </table:table-cell>
          <table:table-cell table:formula="of:=AVERAGE([.C760:.C769])" office:value-type="float" office:value="1033.07529127547" calcext:value-type="float">
            <text:p>1033.075291275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93.59752558389" calcext:value-type="float">
            <text:p>1293.5975255839</text:p>
          </table:table-cell>
          <table:table-cell office:value-type="float" office:value="1034.87802046711" calcext:value-type="float">
            <text:p>1034.8780204671</text:p>
          </table:table-cell>
          <table:table-cell table:formula="of:=AVERAGE([.B761:.B770])" office:value-type="float" office:value="1316.98022825562" calcext:value-type="float">
            <text:p>1316.9802282556</text:p>
          </table:table-cell>
          <table:table-cell table:formula="of:=AVERAGE([.C761:.C770])" office:value-type="float" office:value="1136.56309332218" calcext:value-type="float">
            <text:p>1136.563093322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1145.03338385543" calcext:value-type="float">
            <text:p>1145.0333838554</text:p>
          </table:table-cell>
          <table:table-cell table:formula="of:=AVERAGE([.B762:.B771])" office:value-type="float" office:value="1247.75922135757" calcext:value-type="float">
            <text:p>1247.7592213576</text:p>
          </table:table-cell>
          <table:table-cell table:formula="of:=AVERAGE([.C762:.C771])" office:value-type="float" office:value="1080.46525394438" calcext:value-type="float">
            <text:p>1080.465253944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1.38313732386" calcext:value-type="float">
            <text:p>1161.3831373239</text:p>
          </table:table-cell>
          <table:table-cell office:value-type="float" office:value="903.297995696337" calcext:value-type="float">
            <text:p>903.2979956963</text:p>
          </table:table-cell>
          <table:table-cell table:formula="of:=AVERAGE([.B763:.B772])" office:value-type="float" office:value="1286.27742600483" calcext:value-type="float">
            <text:p>1286.2774260048</text:p>
          </table:table-cell>
          <table:table-cell table:formula="of:=AVERAGE([.C763:.C772])" office:value-type="float" office:value="1106.11162927641" calcext:value-type="float">
            <text:p>1106.111629276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32.40740790927" calcext:value-type="float">
            <text:p>1032.4074079093</text:p>
          </table:table-cell>
          <table:table-cell office:value-type="float" office:value="903.356481920613" calcext:value-type="float">
            <text:p>903.3564819206</text:p>
          </table:table-cell>
          <table:table-cell table:formula="of:=AVERAGE([.B764:.B773])" office:value-type="float" office:value="1195.02567298071" calcext:value-type="float">
            <text:p>1195.0256729807</text:p>
          </table:table-cell>
          <table:table-cell table:formula="of:=AVERAGE([.C764:.C773])" office:value-type="float" office:value="1027.8871161621" calcext:value-type="float">
            <text:p>1027.887116162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906.892871660084" calcext:value-type="float">
            <text:p>906.8928716601</text:p>
          </table:table-cell>
          <table:table-cell table:formula="of:=AVERAGE([.B765:.B774])" office:value-type="float" office:value="1212.98461052895" calcext:value-type="float">
            <text:p>1212.984610529</text:p>
          </table:table-cell>
          <table:table-cell table:formula="of:=AVERAGE([.C765:.C774])" office:value-type="float" office:value="1057.96777864663" calcext:value-type="float">
            <text:p>1057.967778646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76.35237524123" calcext:value-type="float">
            <text:p>1276.3523752412</text:p>
          </table:table-cell>
          <table:table-cell office:value-type="float" office:value="1021.08190019298" calcext:value-type="float">
            <text:p>1021.081900193</text:p>
          </table:table-cell>
          <table:table-cell table:formula="of:=AVERAGE([.B766:.B775])" office:value-type="float" office:value="1235.90673793006" calcext:value-type="float">
            <text:p>1235.9067379301</text:p>
          </table:table-cell>
          <table:table-cell table:formula="of:=AVERAGE([.C766:.C775])" office:value-type="float" office:value="1068.4519973083" calcext:value-type="float">
            <text:p>1068.451997308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93.25584175368" calcext:value-type="float">
            <text:p>1293.2558417537</text:p>
          </table:table-cell>
          <table:table-cell office:value-type="float" office:value="1163.93025757831" calcext:value-type="float">
            <text:p>1163.9302575783</text:p>
          </table:table-cell>
          <table:table-cell table:formula="of:=AVERAGE([.B767:.B776])" office:value-type="float" office:value="1158.42991681974" calcext:value-type="float">
            <text:p>1158.4299168198</text:p>
          </table:table-cell>
          <table:table-cell table:formula="of:=AVERAGE([.C767:.C776])" office:value-type="float" office:value="1003.89291844115" calcext:value-type="float">
            <text:p>1003.892918441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903.4957406681" calcext:value-type="float">
            <text:p>903.4957406681</text:p>
          </table:table-cell>
          <table:table-cell office:value-type="float" office:value="774.424920572657" calcext:value-type="float">
            <text:p>774.4249205727</text:p>
          </table:table-cell>
          <table:table-cell table:formula="of:=AVERAGE([.B768:.B777])" office:value-type="float" office:value="1146.09545152142" calcext:value-type="float">
            <text:p>1146.0954515214</text:p>
          </table:table-cell>
          <table:table-cell table:formula="of:=AVERAGE([.C768:.C777])" office:value-type="float" office:value="991.486876053929" calcext:value-type="float">
            <text:p>991.486876053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550.34616219546" calcext:value-type="float">
            <text:p>1550.3461621955</text:p>
          </table:table-cell>
          <table:table-cell office:value-type="float" office:value="1291.95513516289" calcext:value-type="float">
            <text:p>1291.9551351629</text:p>
          </table:table-cell>
          <table:table-cell table:formula="of:=AVERAGE([.B769:.B778])" office:value-type="float" office:value="1197.94988636734" calcext:value-type="float">
            <text:p>1197.9498863673</text:p>
          </table:table-cell>
          <table:table-cell table:formula="of:=AVERAGE([.C769:.C778])" office:value-type="float" office:value="1030.39973086829" calcext:value-type="float">
            <text:p>1030.399730868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640.22330989049" calcext:value-type="float">
            <text:p>640.2233098905</text:p>
          </table:table-cell>
          <table:table-cell table:formula="of:=AVERAGE([.B770:.B779])" office:value-type="float" office:value="1120.29877560815" calcext:value-type="float">
            <text:p>1120.2987756082</text:p>
          </table:table-cell>
          <table:table-cell table:formula="of:=AVERAGE([.C770:.C779])" office:value-type="float" office:value="978.50742769969" calcext:value-type="float">
            <text:p>978.507427699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27.37572707262" calcext:value-type="float">
            <text:p>1927.3757270726</text:p>
          </table:table-cell>
          <table:table-cell office:value-type="float" office:value="1670.39229679627" calcext:value-type="float">
            <text:p>1670.3922967963</text:p>
          </table:table-cell>
          <table:table-cell table:formula="of:=AVERAGE([.B771:.B780])" office:value-type="float" office:value="1183.67659575702" calcext:value-type="float">
            <text:p>1183.676595757</text:p>
          </table:table-cell>
          <table:table-cell table:formula="of:=AVERAGE([.C771:.C780])" office:value-type="float" office:value="1042.05885533261" calcext:value-type="float">
            <text:p>1042.058855332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89.10498356256" calcext:value-type="float">
            <text:p>1289.1049835626</text:p>
          </table:table-cell>
          <table:table-cell office:value-type="float" office:value="1160.1944852063" calcext:value-type="float">
            <text:p>1160.1944852063</text:p>
          </table:table-cell>
          <table:table-cell table:formula="of:=AVERAGE([.B772:.B781])" office:value-type="float" office:value="1198.08375572774" calcext:value-type="float">
            <text:p>1198.0837557277</text:p>
          </table:table-cell>
          <table:table-cell table:formula="of:=AVERAGE([.C772:.C781])" office:value-type="float" office:value="1043.57496546769" calcext:value-type="float">
            <text:p>1043.574965467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31.50440081682" calcext:value-type="float">
            <text:p>1031.5044008168</text:p>
          </table:table-cell>
          <table:table-cell office:value-type="float" office:value="773.628300612617" calcext:value-type="float">
            <text:p>773.6283006126</text:p>
          </table:table-cell>
          <table:table-cell table:formula="of:=AVERAGE([.B773:.B782])" office:value-type="float" office:value="1185.09588207703" calcext:value-type="float">
            <text:p>1185.095882077</text:p>
          </table:table-cell>
          <table:table-cell table:formula="of:=AVERAGE([.C773:.C782])" office:value-type="float" office:value="1030.60799595932" calcext:value-type="float">
            <text:p>1030.607995959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766.894156785968" calcext:value-type="float">
            <text:p>766.894156786</text:p>
          </table:table-cell>
          <table:table-cell table:formula="of:=AVERAGE([.B774:.B783])" office:value-type="float" office:value="1158.5445569647" calcext:value-type="float">
            <text:p>1158.5445569647</text:p>
          </table:table-cell>
          <table:table-cell table:formula="of:=AVERAGE([.C774:.C783])" office:value-type="float" office:value="1016.96176344586" calcext:value-type="float">
            <text:p>1016.961763445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3.93604984609" calcext:value-type="float">
            <text:p>1163.9360498461</text:p>
          </table:table-cell>
          <table:table-cell office:value-type="float" office:value="905.28359432474" calcext:value-type="float">
            <text:p>905.2835943247</text:p>
          </table:table-cell>
          <table:table-cell table:formula="of:=AVERAGE([.B775:.B784])" office:value-type="float" office:value="1184.2488747833" calcext:value-type="float">
            <text:p>1184.2488747833</text:p>
          </table:table-cell>
          <table:table-cell table:formula="of:=AVERAGE([.C775:.C784])" office:value-type="float" office:value="1016.80083571232" calcext:value-type="float">
            <text:p>1016.800835712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904.990423339626" calcext:value-type="float">
            <text:p>904.9904233396</text:p>
          </table:table-cell>
          <table:table-cell table:formula="of:=AVERAGE([.B776:.B785])" office:value-type="float" office:value="1147.11267959314" calcext:value-type="float">
            <text:p>1147.1126795932</text:p>
          </table:table-cell>
          <table:table-cell table:formula="of:=AVERAGE([.C776:.C785])" office:value-type="float" office:value="1005.19168802699" calcext:value-type="float">
            <text:p>1005.19168802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33.88807643386" calcext:value-type="float">
            <text:p>1933.8880764339</text:p>
          </table:table-cell>
          <table:table-cell office:value-type="float" office:value="1676.03633290934" calcext:value-type="float">
            <text:p>1676.0363329094</text:p>
          </table:table-cell>
          <table:table-cell table:formula="of:=AVERAGE([.B777:.B786])" office:value-type="float" office:value="1211.17590306116" calcext:value-type="float">
            <text:p>1211.1759030612</text:p>
          </table:table-cell>
          <table:table-cell table:formula="of:=AVERAGE([.C777:.C786])" office:value-type="float" office:value="1056.40229556009" calcext:value-type="float">
            <text:p>1056.402295560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899.424217654411" calcext:value-type="float">
            <text:p>899.4242176544</text:p>
          </table:table-cell>
          <table:table-cell office:value-type="float" office:value="642.445869753151" calcext:value-type="float">
            <text:p>642.4458697532</text:p>
          </table:table-cell>
          <table:table-cell table:formula="of:=AVERAGE([.B778:.B787])" office:value-type="float" office:value="1210.76875075979" calcext:value-type="float">
            <text:p>1210.7687507598</text:p>
          </table:table-cell>
          <table:table-cell table:formula="of:=AVERAGE([.C778:.C787])" office:value-type="float" office:value="1043.20439047814" calcext:value-type="float">
            <text:p>1043.204390478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1034.64081427598" calcext:value-type="float">
            <text:p>1034.640814276</text:p>
          </table:table-cell>
          <table:table-cell table:formula="of:=AVERAGE([.B779:.B788])" office:value-type="float" office:value="1159.19821596784" calcext:value-type="float">
            <text:p>1159.1982159679</text:p>
          </table:table-cell>
          <table:table-cell table:formula="of:=AVERAGE([.C779:.C788])" office:value-type="float" office:value="1017.47295838945" calcext:value-type="float">
            <text:p>1017.472958389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22.72897815292" calcext:value-type="float">
            <text:p>1922.7289781529</text:p>
          </table:table-cell>
          <table:table-cell office:value-type="float" office:value="1666.3651143992" calcext:value-type="float">
            <text:p>1666.3651143992</text:p>
          </table:table-cell>
          <table:table-cell table:formula="of:=AVERAGE([.B780:.B789])" office:value-type="float" office:value="1287.44878279409" calcext:value-type="float">
            <text:p>1287.4487827941</text:p>
          </table:table-cell>
          <table:table-cell table:formula="of:=AVERAGE([.C780:.C789])" office:value-type="float" office:value="1120.08713884032" calcext:value-type="float">
            <text:p>1120.087138840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0.07928363362" calcext:value-type="float">
            <text:p>1160.0792836336</text:p>
          </table:table-cell>
          <table:table-cell office:value-type="float" office:value="1031.1815854521" calcext:value-type="float">
            <text:p>1031.1815854521</text:p>
          </table:table-cell>
          <table:table-cell table:formula="of:=AVERAGE([.B781:.B790])" office:value-type="float" office:value="1210.71913845019" calcext:value-type="float">
            <text:p>1210.7191384502</text:p>
          </table:table-cell>
          <table:table-cell table:formula="of:=AVERAGE([.C781:.C790])" office:value-type="float" office:value="1056.1660677059" calcext:value-type="float">
            <text:p>1056.166067705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46.30767334216" calcext:value-type="float">
            <text:p>1046.3076733422</text:p>
          </table:table-cell>
          <table:table-cell office:value-type="float" office:value="915.519214174389" calcext:value-type="float">
            <text:p>915.5192141744</text:p>
          </table:table-cell>
          <table:table-cell table:formula="of:=AVERAGE([.B782:.B791])" office:value-type="float" office:value="1186.43940742815" calcext:value-type="float">
            <text:p>1186.4394074282</text:p>
          </table:table-cell>
          <table:table-cell table:formula="of:=AVERAGE([.C782:.C791])" office:value-type="float" office:value="1031.69854060271" calcext:value-type="float">
            <text:p>1031.698540602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83:.B792])" office:value-type="float" office:value="1083.28896734646" calcext:value-type="float">
            <text:p>1083.2889673465</text:p>
          </table:table-cell>
          <table:table-cell table:formula="of:=AVERAGE([.C783:.C792])" office:value-type="float" office:value="954.33571054145" calcext:value-type="float">
            <text:p>954.335710541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058.79343772356" calcext:value-type="float">
            <text:p>2058.7934377236</text:p>
          </table:table-cell>
          <table:table-cell office:value-type="float" office:value="1801.44425800812" calcext:value-type="float">
            <text:p>1801.4442580081</text:p>
          </table:table-cell>
          <table:table-cell table:formula="of:=AVERAGE([.B784:.B793])" office:value-type="float" office:value="1212.47889544022" calcext:value-type="float">
            <text:p>1212.4788954402</text:p>
          </table:table-cell>
          <table:table-cell table:formula="of:=AVERAGE([.C784:.C793])" office:value-type="float" office:value="1057.79072066366" calcext:value-type="float">
            <text:p>1057.790720663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287.46747284241" calcext:value-type="float">
            <text:p>1287.4674728424</text:p>
          </table:table-cell>
          <table:table-cell office:value-type="float" office:value="1029.97397827392" calcext:value-type="float">
            <text:p>1029.9739782739</text:p>
          </table:table-cell>
          <table:table-cell table:formula="of:=AVERAGE([.B785:.B794])" office:value-type="float" office:value="1224.83203773985" calcext:value-type="float">
            <text:p>1224.8320377399</text:p>
          </table:table-cell>
          <table:table-cell table:formula="of:=AVERAGE([.C785:.C794])" office:value-type="float" office:value="1070.25975905858" calcext:value-type="float">
            <text:p>1070.259759058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77.476505631845" calcext:value-type="float">
            <text:p>777.4765056318</text:p>
          </table:table-cell>
          <table:table-cell office:value-type="float" office:value="647.897088026538" calcext:value-type="float">
            <text:p>647.8970880265</text:p>
          </table:table-cell>
          <table:table-cell table:formula="of:=AVERAGE([.B786:.B795])" office:value-type="float" office:value="1212.08064596908" calcext:value-type="float">
            <text:p>1212.0806459691</text:p>
          </table:table-cell>
          <table:table-cell table:formula="of:=AVERAGE([.C786:.C795])" office:value-type="float" office:value="1044.55042552727" calcext:value-type="float">
            <text:p>1044.550425527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08.77264450476" calcext:value-type="float">
            <text:p>1908.7726445048</text:p>
          </table:table-cell>
          <table:table-cell office:value-type="float" office:value="1654.26962523746" calcext:value-type="float">
            <text:p>1654.2696252375</text:p>
          </table:table-cell>
          <table:table-cell table:formula="of:=AVERAGE([.B787:.B796])" office:value-type="float" office:value="1209.56910277617" calcext:value-type="float">
            <text:p>1209.5691027762</text:p>
          </table:table-cell>
          <table:table-cell table:formula="of:=AVERAGE([.C787:.C796])" office:value-type="float" office:value="1042.37375476009" calcext:value-type="float">
            <text:p>1042.373754760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033.84718769334" calcext:value-type="float">
            <text:p>1033.8471876934</text:p>
          </table:table-cell>
          <table:table-cell office:value-type="float" office:value="904.616289231674" calcext:value-type="float">
            <text:p>904.6162892317</text:p>
          </table:table-cell>
          <table:table-cell table:formula="of:=AVERAGE([.B788:.B797])" office:value-type="float" office:value="1223.01139978006" calcext:value-type="float">
            <text:p>1223.0113997801</text:p>
          </table:table-cell>
          <table:table-cell table:formula="of:=AVERAGE([.C788:.C797])" office:value-type="float" office:value="1068.59079670794" calcext:value-type="float">
            <text:p>1068.590796707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45.0894434708" calcext:value-type="float">
            <text:p>1145.0894434708</text:p>
          </table:table-cell>
          <table:table-cell office:value-type="float" office:value="1017.85728308516" calcext:value-type="float">
            <text:p>1017.8572830852</text:p>
          </table:table-cell>
          <table:table-cell table:formula="of:=AVERAGE([.B789:.B798])" office:value-type="float" office:value="1234.05626269954" calcext:value-type="float">
            <text:p>1234.0562626996</text:p>
          </table:table-cell>
          <table:table-cell table:formula="of:=AVERAGE([.C789:.C798])" office:value-type="float" office:value="1066.91244358886" calcext:value-type="float">
            <text:p>1066.912443588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77.760052914231" calcext:value-type="float">
            <text:p>777.7600529142</text:p>
          </table:table-cell>
          <table:table-cell office:value-type="float" office:value="648.133377428526" calcext:value-type="float">
            <text:p>648.1333774285</text:p>
          </table:table-cell>
          <table:table-cell table:formula="of:=AVERAGE([.B790:.B799])" office:value-type="float" office:value="1119.55937017567" calcext:value-type="float">
            <text:p>1119.5593701757</text:p>
          </table:table-cell>
          <table:table-cell table:formula="of:=AVERAGE([.C790:.C799])" office:value-type="float" office:value="965.089269891789" calcext:value-type="float">
            <text:p>965.089269891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829.10228571755" calcext:value-type="float">
            <text:p>1829.1022857176</text:p>
          </table:table-cell>
          <table:table-cell office:value-type="float" office:value="1567.80195918647" calcext:value-type="float">
            <text:p>1567.8019591865</text:p>
          </table:table-cell>
          <table:table-cell table:formula="of:=AVERAGE([.B791:.B800])" office:value-type="float" office:value="1186.46167038407" calcext:value-type="float">
            <text:p>1186.4616703841</text:p>
          </table:table-cell>
          <table:table-cell table:formula="of:=AVERAGE([.C791:.C800])" office:value-type="float" office:value="1018.75130726523" calcext:value-type="float">
            <text:p>1018.751307265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35.25263277732" calcext:value-type="float">
            <text:p>1235.2526327773</text:p>
          </table:table-cell>
          <table:table-cell office:value-type="float" office:value="1070.55228174034" calcext:value-type="float">
            <text:p>1070.5522817403</text:p>
          </table:table-cell>
          <table:table-cell table:formula="of:=AVERAGE([.B792:.B801])" office:value-type="float" office:value="1205.35616632758" calcext:value-type="float">
            <text:p>1205.3561663276</text:p>
          </table:table-cell>
          <table:table-cell table:formula="of:=AVERAGE([.C792:.C801])" office:value-type="float" office:value="1034.25461402182" calcext:value-type="float">
            <text:p>1034.254614021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93:.B802])" office:value-type="float" office:value="1205.35616632758" calcext:value-type="float">
            <text:p>1205.3561663276</text:p>
          </table:table-cell>
          <table:table-cell table:formula="of:=AVERAGE([.C793:.C802])" office:value-type="float" office:value="1034.25461402182" calcext:value-type="float">
            <text:p>1034.254614021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94:.B803])" office:value-type="float" office:value="999.476822555226" calcext:value-type="float">
            <text:p>999.4768225552</text:p>
          </table:table-cell>
          <table:table-cell table:formula="of:=AVERAGE([.C794:.C803])" office:value-type="float" office:value="854.110188221009" calcext:value-type="float">
            <text:p>854.11018822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486.67286654416" calcext:value-type="float">
            <text:p>2486.6728665442</text:p>
          </table:table-cell>
          <table:table-cell office:value-type="float" office:value="2224.91782796056" calcext:value-type="float">
            <text:p>2224.9178279606</text:p>
          </table:table-cell>
          <table:table-cell table:formula="of:=AVERAGE([.B795:.B804])" office:value-type="float" office:value="1119.3973619254" calcext:value-type="float">
            <text:p>1119.3973619254</text:p>
          </table:table-cell>
          <table:table-cell table:formula="of:=AVERAGE([.C795:.C804])" office:value-type="float" office:value="973.604573189673" calcext:value-type="float">
            <text:p>973.604573189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350.3774646143" calcext:value-type="float">
            <text:p>2350.3774646143</text:p>
          </table:table-cell>
          <table:table-cell office:value-type="float" office:value="2089.22441299049" calcext:value-type="float">
            <text:p>2089.2244129905</text:p>
          </table:table-cell>
          <table:table-cell table:formula="of:=AVERAGE([.B796:.B805])" office:value-type="float" office:value="1276.68745782365" calcext:value-type="float">
            <text:p>1276.6874578237</text:p>
          </table:table-cell>
          <table:table-cell table:formula="of:=AVERAGE([.C796:.C805])" office:value-type="float" office:value="1117.73730568607" calcext:value-type="float">
            <text:p>1117.737305686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43.4148484663" calcext:value-type="float">
            <text:p>1043.4148484663</text:p>
          </table:table-cell>
          <table:table-cell office:value-type="float" office:value="782.561136349722" calcext:value-type="float">
            <text:p>782.5611363497</text:p>
          </table:table-cell>
          <table:table-cell table:formula="of:=AVERAGE([.B797:.B806])" office:value-type="float" office:value="1190.1516782198" calcext:value-type="float">
            <text:p>1190.1516782198</text:p>
          </table:table-cell>
          <table:table-cell table:formula="of:=AVERAGE([.C797:.C806])" office:value-type="float" office:value="1030.56645679729" calcext:value-type="float">
            <text:p>1030.566456797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43.18418180601" calcext:value-type="float">
            <text:p>1043.184181806</text:p>
          </table:table-cell>
          <table:table-cell office:value-type="float" office:value="912.786159080262" calcext:value-type="float">
            <text:p>912.7861590803</text:p>
          </table:table-cell>
          <table:table-cell table:formula="of:=AVERAGE([.B798:.B807])" office:value-type="float" office:value="1191.08537763107" calcext:value-type="float">
            <text:p>1191.0853776311</text:p>
          </table:table-cell>
          <table:table-cell table:formula="of:=AVERAGE([.C798:.C807])" office:value-type="float" office:value="1031.38344378215" calcext:value-type="float">
            <text:p>1031.38344378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65.18473681634" calcext:value-type="float">
            <text:p>1165.1847368164</text:p>
          </table:table-cell>
          <table:table-cell office:value-type="float" office:value="1035.71976605897" calcext:value-type="float">
            <text:p>1035.719766059</text:p>
          </table:table-cell>
          <table:table-cell table:formula="of:=AVERAGE([.B799:.B808])" office:value-type="float" office:value="1193.09490696562" calcext:value-type="float">
            <text:p>1193.0949069656</text:p>
          </table:table-cell>
          <table:table-cell table:formula="of:=AVERAGE([.C799:.C808])" office:value-type="float" office:value="1033.16969207953" calcext:value-type="float">
            <text:p>1033.169692079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69.90741984429" calcext:value-type="float">
            <text:p>1169.9074198443</text:p>
          </table:table-cell>
          <table:table-cell office:value-type="float" office:value="1039.91770652826" calcext:value-type="float">
            <text:p>1039.9177065283</text:p>
          </table:table-cell>
          <table:table-cell table:formula="of:=AVERAGE([.B800:.B809])" office:value-type="float" office:value="1232.30964365863" calcext:value-type="float">
            <text:p>1232.3096436586</text:p>
          </table:table-cell>
          <table:table-cell table:formula="of:=AVERAGE([.C800:.C809])" office:value-type="float" office:value="1072.34812498951" calcext:value-type="float">
            <text:p>1072.348124989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72.28306459793" calcext:value-type="float">
            <text:p>1572.2830645979</text:p>
          </table:table-cell>
          <table:table-cell office:value-type="float" office:value="1310.23588716494" calcext:value-type="float">
            <text:p>1310.2358871649</text:p>
          </table:table-cell>
          <table:table-cell table:formula="of:=AVERAGE([.B801:.B810])" office:value-type="float" office:value="1206.62772154666" calcext:value-type="float">
            <text:p>1206.6277215467</text:p>
          </table:table-cell>
          <table:table-cell table:formula="of:=AVERAGE([.C801:.C810])" office:value-type="float" office:value="1046.59151778735" calcext:value-type="float">
            <text:p>1046.59151778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516.766590204848" calcext:value-type="float">
            <text:p>516.7665902048</text:p>
          </table:table-cell>
          <table:table-cell table:formula="of:=AVERAGE([.B802:.B811])" office:value-type="float" office:value="1134.77911728942" calcext:value-type="float">
            <text:p>1134.7791172894</text:p>
          </table:table-cell>
          <table:table-cell table:formula="of:=AVERAGE([.C802:.C811])" office:value-type="float" office:value="991.212948633806" calcext:value-type="float">
            <text:p>991.212948633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02.82505199255" calcext:value-type="float">
            <text:p>1702.8250519926</text:p>
          </table:table-cell>
          <table:table-cell office:value-type="float" office:value="1440.85196707062" calcext:value-type="float">
            <text:p>1440.8519670706</text:p>
          </table:table-cell>
          <table:table-cell table:formula="of:=AVERAGE([.B803:.B812])" office:value-type="float" office:value="1305.06162248867" calcext:value-type="float">
            <text:p>1305.0616224887</text:p>
          </table:table-cell>
          <table:table-cell table:formula="of:=AVERAGE([.C803:.C812])" office:value-type="float" office:value="1135.29814534087" calcext:value-type="float">
            <text:p>1135.298145340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71.39435805784" calcext:value-type="float">
            <text:p>1571.3943580578</text:p>
          </table:table-cell>
          <table:table-cell office:value-type="float" office:value="1440.44482821969" calcext:value-type="float">
            <text:p>1440.4448282197</text:p>
          </table:table-cell>
          <table:table-cell table:formula="of:=AVERAGE([.B804:.B813])" office:value-type="float" office:value="1462.20105829446" calcext:value-type="float">
            <text:p>1462.2010582945</text:p>
          </table:table-cell>
          <table:table-cell table:formula="of:=AVERAGE([.C804:.C813])" office:value-type="float" office:value="1279.34262816284" calcext:value-type="float">
            <text:p>1279.34262816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13.24051982955" calcext:value-type="float">
            <text:p>913.2405198296</text:p>
          </table:table-cell>
          <table:table-cell office:value-type="float" office:value="782.777588425329" calcext:value-type="float">
            <text:p>782.7775884253</text:p>
          </table:table-cell>
          <table:table-cell table:formula="of:=AVERAGE([.B805:.B814])" office:value-type="float" office:value="1304.857823623" calcext:value-type="float">
            <text:p>1304.857823623</text:p>
          </table:table-cell>
          <table:table-cell table:formula="of:=AVERAGE([.C805:.C814])" office:value-type="float" office:value="1135.12860420931" calcext:value-type="float">
            <text:p>1135.128604209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76.352037452464" calcext:value-type="float">
            <text:p>776.3520374525</text:p>
          </table:table-cell>
          <table:table-cell office:value-type="float" office:value="646.960031210387" calcext:value-type="float">
            <text:p>646.9600312104</text:p>
          </table:table-cell>
          <table:table-cell table:formula="of:=AVERAGE([.B806:.B815])" office:value-type="float" office:value="1147.45528090681" calcext:value-type="float">
            <text:p>1147.4552809068</text:p>
          </table:table-cell>
          <table:table-cell table:formula="of:=AVERAGE([.C806:.C815])" office:value-type="float" office:value="990.902166031303" calcext:value-type="float">
            <text:p>990.902166031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47.25660122523" calcext:value-type="float">
            <text:p>1547.2566012252</text:p>
          </table:table-cell>
          <table:table-cell office:value-type="float" office:value="1289.38050102103" calcext:value-type="float">
            <text:p>1289.380501021</text:p>
          </table:table-cell>
          <table:table-cell table:formula="of:=AVERAGE([.B807:.B816])" office:value-type="float" office:value="1197.83945618271" calcext:value-type="float">
            <text:p>1197.8394561827</text:p>
          </table:table-cell>
          <table:table-cell table:formula="of:=AVERAGE([.C807:.C816])" office:value-type="float" office:value="1041.58410249843" calcext:value-type="float">
            <text:p>1041.584102498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21.65326865731" calcext:value-type="float">
            <text:p>1421.6532686573</text:p>
          </table:table-cell>
          <table:table-cell office:value-type="float" office:value="1292.41206241574" calcext:value-type="float">
            <text:p>1292.4120624157</text:p>
          </table:table-cell>
          <table:table-cell table:formula="of:=AVERAGE([.B808:.B817])" office:value-type="float" office:value="1235.68636486784" calcext:value-type="float">
            <text:p>1235.6863648678</text:p>
          </table:table-cell>
          <table:table-cell table:formula="of:=AVERAGE([.C808:.C817])" office:value-type="float" office:value="1079.54669283198" calcext:value-type="float">
            <text:p>1079.5466928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647.198923060992" calcext:value-type="float">
            <text:p>647.198923061</text:p>
          </table:table-cell>
          <table:table-cell table:formula="of:=AVERAGE([.B809:.B818])" office:value-type="float" office:value="1183.8877834923" calcext:value-type="float">
            <text:p>1183.8877834923</text:p>
          </table:table-cell>
          <table:table-cell table:formula="of:=AVERAGE([.C809:.C818])" office:value-type="float" office:value="1040.69460853218" calcext:value-type="float">
            <text:p>1040.69460853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75.92254008734" calcext:value-type="float">
            <text:p>775.9225400873</text:p>
          </table:table-cell>
          <table:table-cell office:value-type="float" office:value="646.60211673945" calcext:value-type="float">
            <text:p>646.6021167395</text:p>
          </table:table-cell>
          <table:table-cell table:formula="of:=AVERAGE([.B810:.B819])" office:value-type="float" office:value="1144.48929551661" calcext:value-type="float">
            <text:p>1144.4892955166</text:p>
          </table:table-cell>
          <table:table-cell table:formula="of:=AVERAGE([.C810:.C819])" office:value-type="float" office:value="1001.3630495533" calcext:value-type="float">
            <text:p>1001.36304955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32.36544919519" calcext:value-type="float">
            <text:p>1632.3654491952</text:p>
          </table:table-cell>
          <table:table-cell office:value-type="float" office:value="1381.23230316516" calcext:value-type="float">
            <text:p>1381.2323031652</text:p>
          </table:table-cell>
          <table:table-cell table:formula="of:=AVERAGE([.B811:.B820])" office:value-type="float" office:value="1150.49753397633" calcext:value-type="float">
            <text:p>1150.4975339763</text:p>
          </table:table-cell>
          <table:table-cell table:formula="of:=AVERAGE([.C811:.C820])" office:value-type="float" office:value="1008.46269115332" calcext:value-type="float">
            <text:p>1008.46269115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93.63367479038" calcext:value-type="float">
            <text:p>1693.6336747904</text:p>
          </table:table-cell>
          <table:table-cell office:value-type="float" office:value="1433.07464789955" calcext:value-type="float">
            <text:p>1433.0746478996</text:p>
          </table:table-cell>
          <table:table-cell table:formula="of:=AVERAGE([.B812:.B821])" office:value-type="float" office:value="1268.18424243489" calcext:value-type="float">
            <text:p>1268.1842424349</text:p>
          </table:table-cell>
          <table:table-cell table:formula="of:=AVERAGE([.C812:.C821])" office:value-type="float" office:value="1100.09349692279" calcext:value-type="float">
            <text:p>1100.09349692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049.14235510726" calcext:value-type="float">
            <text:p>1049.1423551073</text:p>
          </table:table-cell>
          <table:table-cell table:formula="of:=AVERAGE([.B813:.B822])" office:value-type="float" office:value="1202.81597274636" calcext:value-type="float">
            <text:p>1202.8159727464</text:p>
          </table:table-cell>
          <table:table-cell table:formula="of:=AVERAGE([.C813:.C822])" office:value-type="float" office:value="1060.92253572646" calcext:value-type="float">
            <text:p>1060.922535726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2.78752337314" calcext:value-type="float">
            <text:p>1032.7875233732</text:p>
          </table:table-cell>
          <table:table-cell office:value-type="float" office:value="774.590642529858" calcext:value-type="float">
            <text:p>774.5906425299</text:p>
          </table:table-cell>
          <table:table-cell table:formula="of:=AVERAGE([.B814:.B823])" office:value-type="float" office:value="1148.95528927789" calcext:value-type="float">
            <text:p>1148.9552892779</text:p>
          </table:table-cell>
          <table:table-cell table:formula="of:=AVERAGE([.C814:.C823])" office:value-type="float" office:value="994.337117157475" calcext:value-type="float">
            <text:p>994.337117157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172.78641080189" calcext:value-type="float">
            <text:p>1172.7864108019</text:p>
          </table:table-cell>
          <table:table-cell table:formula="of:=AVERAGE([.B815:.B824])" office:value-type="float" office:value="1174.90987837512" calcext:value-type="float">
            <text:p>1174.9098783751</text:p>
          </table:table-cell>
          <table:table-cell table:formula="of:=AVERAGE([.C815:.C824])" office:value-type="float" office:value="1033.33799939513" calcext:value-type="float">
            <text:p>1033.337999395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11.03035070922" calcext:value-type="float">
            <text:p>1311.0303507092</text:p>
          </table:table-cell>
          <table:table-cell office:value-type="float" office:value="1048.82428056738" calcext:value-type="float">
            <text:p>1048.8242805674</text:p>
          </table:table-cell>
          <table:table-cell table:formula="of:=AVERAGE([.B816:.B825])" office:value-type="float" office:value="1228.3777097008" calcext:value-type="float">
            <text:p>1228.3777097008</text:p>
          </table:table-cell>
          <table:table-cell table:formula="of:=AVERAGE([.C816:.C825])" office:value-type="float" office:value="1073.52442433083" calcext:value-type="float">
            <text:p>1073.524424330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4.2077850596" calcext:value-type="float">
            <text:p>1034.2077850596</text:p>
          </table:table-cell>
          <table:table-cell office:value-type="float" office:value="904.931811927153" calcext:value-type="float">
            <text:p>904.9318119272</text:p>
          </table:table-cell>
          <table:table-cell table:formula="of:=AVERAGE([.B817:.B826])" office:value-type="float" office:value="1177.07282808423" calcext:value-type="float">
            <text:p>1177.0728280842</text:p>
          </table:table-cell>
          <table:table-cell table:formula="of:=AVERAGE([.C817:.C826])" office:value-type="float" office:value="1035.07955542144" calcext:value-type="float">
            <text:p>1035.079555421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10.594044418876" calcext:value-type="float">
            <text:p>910.5940444189</text:p>
          </table:table-cell>
          <table:table-cell office:value-type="float" office:value="780.509180930466" calcext:value-type="float">
            <text:p>780.5091809305</text:p>
          </table:table-cell>
          <table:table-cell table:formula="of:=AVERAGE([.B818:.B827])" office:value-type="float" office:value="1125.96690566039" calcext:value-type="float">
            <text:p>1125.9669056604</text:p>
          </table:table-cell>
          <table:table-cell table:formula="of:=AVERAGE([.C818:.C827])" office:value-type="float" office:value="983.889267272915" calcext:value-type="float">
            <text:p>983.889267272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20.8974432855" calcext:value-type="float">
            <text:p>1920.8974432855</text:p>
          </table:table-cell>
          <table:table-cell office:value-type="float" office:value="1792.83761373314" calcext:value-type="float">
            <text:p>1792.8376137331</text:p>
          </table:table-cell>
          <table:table-cell table:formula="of:=AVERAGE([.B819:.B828])" office:value-type="float" office:value="1253.33675768284" calcext:value-type="float">
            <text:p>1253.3367576828</text:p>
          </table:table-cell>
          <table:table-cell table:formula="of:=AVERAGE([.C819:.C828])" office:value-type="float" office:value="1098.45313634013" calcext:value-type="float">
            <text:p>1098.453136340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47.9434287356" calcext:value-type="float">
            <text:p>1147.9434287356</text:p>
          </table:table-cell>
          <table:table-cell office:value-type="float" office:value="892.844889016574" calcext:value-type="float">
            <text:p>892.8448890166</text:p>
          </table:table-cell>
          <table:table-cell table:formula="of:=AVERAGE([.B820:.B829])" office:value-type="float" office:value="1290.53884654767" calcext:value-type="float">
            <text:p>1290.5388465477</text:p>
          </table:table-cell>
          <table:table-cell table:formula="of:=AVERAGE([.C820:.C829])" office:value-type="float" office:value="1123.07741356784" calcext:value-type="float">
            <text:p>1123.077413567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71.88599558657" calcext:value-type="float">
            <text:p>1171.8859955866</text:p>
          </table:table-cell>
          <table:table-cell office:value-type="float" office:value="1041.67644052139" calcext:value-type="float">
            <text:p>1041.6764405214</text:p>
          </table:table-cell>
          <table:table-cell table:formula="of:=AVERAGE([.B821:.B830])" office:value-type="float" office:value="1244.4909011868" calcext:value-type="float">
            <text:p>1244.4909011868</text:p>
          </table:table-cell>
          <table:table-cell table:formula="of:=AVERAGE([.C821:.C830])" office:value-type="float" office:value="1089.12182730347" calcext:value-type="float">
            <text:p>1089.121827303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47.41648674714" calcext:value-type="float">
            <text:p>1047.4164867471</text:p>
          </table:table-cell>
          <table:table-cell office:value-type="float" office:value="916.489425903744" calcext:value-type="float">
            <text:p>916.4894259037</text:p>
          </table:table-cell>
          <table:table-cell table:formula="of:=AVERAGE([.B822:.B831])" office:value-type="float" office:value="1179.86918238248" calcext:value-type="float">
            <text:p>1179.8691823825</text:p>
          </table:table-cell>
          <table:table-cell table:formula="of:=AVERAGE([.C822:.C831])" office:value-type="float" office:value="1037.46330510388" calcext:value-type="float">
            <text:p>1037.463305103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09.83228750211" calcext:value-type="float">
            <text:p>1309.8322875021</text:p>
          </table:table-cell>
          <table:table-cell office:value-type="float" office:value="1178.8490587519" calcext:value-type="float">
            <text:p>1178.8490587519</text:p>
          </table:table-cell>
          <table:table-cell table:formula="of:=AVERAGE([.B823:.B832])" office:value-type="float" office:value="1205.93817562196" calcext:value-type="float">
            <text:p>1205.938175622</text:p>
          </table:table-cell>
          <table:table-cell table:formula="of:=AVERAGE([.C823:.C832])" office:value-type="float" office:value="1050.43397546835" calcext:value-type="float">
            <text:p>1050.433975468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03.35139581127" calcext:value-type="float">
            <text:p>1303.3513958113</text:p>
          </table:table-cell>
          <table:table-cell office:value-type="float" office:value="1042.68111664902" calcext:value-type="float">
            <text:p>1042.681116649</text:p>
          </table:table-cell>
          <table:table-cell table:formula="of:=AVERAGE([.B824:.B833])" office:value-type="float" office:value="1232.99456286578" calcext:value-type="float">
            <text:p>1232.9945628658</text:p>
          </table:table-cell>
          <table:table-cell table:formula="of:=AVERAGE([.C824:.C833])" office:value-type="float" office:value="1077.24302288026" calcext:value-type="float">
            <text:p>1077.243022880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42.45413166333" calcext:value-type="float">
            <text:p>1442.4541316633</text:p>
          </table:table-cell>
          <table:table-cell office:value-type="float" office:value="1311.32193787576" calcext:value-type="float">
            <text:p>1311.3219378758</text:p>
          </table:table-cell>
          <table:table-cell table:formula="of:=AVERAGE([.B825:.B834])" office:value-type="float" office:value="1259.96133495192" calcext:value-type="float">
            <text:p>1259.9613349519</text:p>
          </table:table-cell>
          <table:table-cell table:formula="of:=AVERAGE([.C825:.C834])" office:value-type="float" office:value="1091.09657558765" calcext:value-type="float">
            <text:p>1091.096575587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785.384003691305" calcext:value-type="float">
            <text:p>785.3840036913</text:p>
          </table:table-cell>
          <table:table-cell table:formula="of:=AVERAGE([.B826:.B835])" office:value-type="float" office:value="1207.39670025013" calcext:value-type="float">
            <text:p>1207.3967002501</text:p>
          </table:table-cell>
          <table:table-cell table:formula="of:=AVERAGE([.C826:.C835])" office:value-type="float" office:value="1064.75254790004" calcext:value-type="float">
            <text:p>1064.752547900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08.67620549586" calcext:value-type="float">
            <text:p>1308.6762054959</text:p>
          </table:table-cell>
          <table:table-cell office:value-type="float" office:value="1046.94096439668" calcext:value-type="float">
            <text:p>1046.9409643967</text:p>
          </table:table-cell>
          <table:table-cell table:formula="of:=AVERAGE([.B827:.B836])" office:value-type="float" office:value="1234.84354229376" calcext:value-type="float">
            <text:p>1234.8435422938</text:p>
          </table:table-cell>
          <table:table-cell table:formula="of:=AVERAGE([.C827:.C836])" office:value-type="float" office:value="1078.953463147" calcext:value-type="float">
            <text:p>1078.95346314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77.80265378411" calcext:value-type="float">
            <text:p>1177.8026537841</text:p>
          </table:table-cell>
          <table:table-cell office:value-type="float" office:value="1046.93569225254" calcext:value-type="float">
            <text:p>1046.9356922526</text:p>
          </table:table-cell>
          <table:table-cell table:formula="of:=AVERAGE([.B828:.B837])" office:value-type="float" office:value="1261.56440323028" calcext:value-type="float">
            <text:p>1261.5644032303</text:p>
          </table:table-cell>
          <table:table-cell table:formula="of:=AVERAGE([.C828:.C837])" office:value-type="float" office:value="1105.59611427921" calcext:value-type="float">
            <text:p>1105.596114279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46.634418646094" calcext:value-type="float">
            <text:p>646.6344186461</text:p>
          </table:table-cell>
          <table:table-cell office:value-type="float" office:value="517.307534916875" calcext:value-type="float">
            <text:p>517.3075349169</text:p>
          </table:table-cell>
          <table:table-cell table:formula="of:=AVERAGE([.B829:.B838])" office:value-type="float" office:value="1134.13810076634" calcext:value-type="float">
            <text:p>1134.1381007663</text:p>
          </table:table-cell>
          <table:table-cell table:formula="of:=AVERAGE([.C829:.C838])" office:value-type="float" office:value="978.043106397579" calcext:value-type="float">
            <text:p>978.043106397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25.25467712536" calcext:value-type="float">
            <text:p>2225.2546771254</text:p>
          </table:table-cell>
          <table:table-cell office:value-type="float" office:value="1963.46000922826" calcext:value-type="float">
            <text:p>1963.4600092283</text:p>
          </table:table-cell>
          <table:table-cell table:formula="of:=AVERAGE([.B830:.B839])" office:value-type="float" office:value="1241.86922560531" calcext:value-type="float">
            <text:p>1241.8692256053</text:p>
          </table:table-cell>
          <table:table-cell table:formula="of:=AVERAGE([.C830:.C839])" office:value-type="float" office:value="1085.10461841875" calcext:value-type="float">
            <text:p>1085.104618418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65.12658077578" calcext:value-type="float">
            <text:p>1165.1265807758</text:p>
          </table:table-cell>
          <table:table-cell office:value-type="float" office:value="1035.66807180069" calcext:value-type="float">
            <text:p>1035.6680718007</text:p>
          </table:table-cell>
          <table:table-cell table:formula="of:=AVERAGE([.B831:.B840])" office:value-type="float" office:value="1241.19328412424" calcext:value-type="float">
            <text:p>1241.1932841242</text:p>
          </table:table-cell>
          <table:table-cell table:formula="of:=AVERAGE([.C831:.C840])" office:value-type="float" office:value="1084.50378154668" calcext:value-type="float">
            <text:p>1084.503781546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88.044451847528" calcext:value-type="float">
            <text:p>388.0444518475</text:p>
          </table:table-cell>
          <table:table-cell office:value-type="float" office:value="258.696301231685" calcext:value-type="float">
            <text:p>258.6963012317</text:p>
          </table:table-cell>
          <table:table-cell table:formula="of:=AVERAGE([.B832:.B841])" office:value-type="float" office:value="1175.25608063427" calcext:value-type="float">
            <text:p>1175.2560806343</text:p>
          </table:table-cell>
          <table:table-cell table:formula="of:=AVERAGE([.C832:.C841])" office:value-type="float" office:value="1018.72446907947" calcext:value-type="float">
            <text:p>1018.724469079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784.988002478867" calcext:value-type="float">
            <text:p>784.9880024789</text:p>
          </table:table-cell>
          <table:table-cell table:formula="of:=AVERAGE([.B833:.B842])" office:value-type="float" office:value="1122.77165213195" calcext:value-type="float">
            <text:p>1122.771652132</text:p>
          </table:table-cell>
          <table:table-cell table:formula="of:=AVERAGE([.C833:.C842])" office:value-type="float" office:value="979.338363452169" calcext:value-type="float">
            <text:p>979.33836345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97.93250522149" calcext:value-type="float">
            <text:p>2197.9325052215</text:p>
          </table:table-cell>
          <table:table-cell office:value-type="float" office:value="1939.35221048955" calcext:value-type="float">
            <text:p>1939.3522104896</text:p>
          </table:table-cell>
          <table:table-cell table:formula="of:=AVERAGE([.B834:.B843])" office:value-type="float" office:value="1212.22976307297" calcext:value-type="float">
            <text:p>1212.229763073</text:p>
          </table:table-cell>
          <table:table-cell table:formula="of:=AVERAGE([.C834:.C843])" office:value-type="float" office:value="1069.00547283622" calcext:value-type="float">
            <text:p>1069.005472836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02.907332977125" calcext:value-type="float">
            <text:p>902.9073329771</text:p>
          </table:table-cell>
          <table:table-cell office:value-type="float" office:value="773.92057112325" calcext:value-type="float">
            <text:p>773.9205711233</text:p>
          </table:table-cell>
          <table:table-cell table:formula="of:=AVERAGE([.B835:.B844])" office:value-type="float" office:value="1158.27508320435" calcext:value-type="float">
            <text:p>1158.2750832044</text:p>
          </table:table-cell>
          <table:table-cell table:formula="of:=AVERAGE([.C835:.C844])" office:value-type="float" office:value="1015.26533616097" calcext:value-type="float">
            <text:p>1015.26533616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09.640816498275" calcext:value-type="float">
            <text:p>909.6408164983</text:p>
          </table:table-cell>
          <table:table-cell office:value-type="float" office:value="779.692128427093" calcext:value-type="float">
            <text:p>779.6921284271</text:p>
          </table:table-cell>
          <table:table-cell table:formula="of:=AVERAGE([.B836:.B845])" office:value-type="float" office:value="1170.70076448505" calcext:value-type="float">
            <text:p>1170.7007644851</text:p>
          </table:table-cell>
          <table:table-cell table:formula="of:=AVERAGE([.C836:.C845])" office:value-type="float" office:value="1014.69614863455" calcext:value-type="float">
            <text:p>1014.696148634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08.80912836509" calcext:value-type="float">
            <text:p>1808.8091283651</text:p>
          </table:table-cell>
          <table:table-cell office:value-type="float" office:value="1679.60847633901" calcext:value-type="float">
            <text:p>1679.608476339</text:p>
          </table:table-cell>
          <table:table-cell table:formula="of:=AVERAGE([.B837:.B846])" office:value-type="float" office:value="1220.71405677197" calcext:value-type="float">
            <text:p>1220.714056772</text:p>
          </table:table-cell>
          <table:table-cell table:formula="of:=AVERAGE([.C837:.C846])" office:value-type="float" office:value="1077.96289982878" calcext:value-type="float">
            <text:p>1077.962899828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95.477462967331" calcext:value-type="float">
            <text:p>895.4774629673</text:p>
          </table:table-cell>
          <table:table-cell office:value-type="float" office:value="767.552111114855" calcext:value-type="float">
            <text:p>767.5521111149</text:p>
          </table:table-cell>
          <table:table-cell table:formula="of:=AVERAGE([.B838:.B847])" office:value-type="float" office:value="1192.48153769029" calcext:value-type="float">
            <text:p>1192.4815376903</text:p>
          </table:table-cell>
          <table:table-cell table:formula="of:=AVERAGE([.C838:.C847])" office:value-type="float" office:value="1050.02454171501" calcext:value-type="float">
            <text:p>1050.02454171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18.60753456508" calcext:value-type="float">
            <text:p>1418.6075345651</text:p>
          </table:table-cell>
          <table:table-cell office:value-type="float" office:value="1160.67889191689" calcext:value-type="float">
            <text:p>1160.6788919169</text:p>
          </table:table-cell>
          <table:table-cell table:formula="of:=AVERAGE([.B839:.B848])" office:value-type="float" office:value="1269.67884928219" calcext:value-type="float">
            <text:p>1269.6788492822</text:p>
          </table:table-cell>
          <table:table-cell table:formula="of:=AVERAGE([.C839:.C848])" office:value-type="float" office:value="1114.36167741502" calcext:value-type="float">
            <text:p>1114.36167741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81.743779093425" calcext:value-type="float">
            <text:p>781.7437790934</text:p>
          </table:table-cell>
          <table:table-cell office:value-type="float" office:value="651.453149244521" calcext:value-type="float">
            <text:p>651.4531492445</text:p>
          </table:table-cell>
          <table:table-cell table:formula="of:=AVERAGE([.B840:.B849])" office:value-type="float" office:value="1125.327759479" calcext:value-type="float">
            <text:p>1125.327759479</text:p>
          </table:table-cell>
          <table:table-cell table:formula="of:=AVERAGE([.C840:.C849])" office:value-type="float" office:value="983.160991416641" calcext:value-type="float">
            <text:p>983.160991416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57.99103727289" calcext:value-type="float">
            <text:p>1157.9910372729</text:p>
          </table:table-cell>
          <table:table-cell office:value-type="float" office:value="1029.32536646479" calcext:value-type="float">
            <text:p>1029.3253664648</text:p>
          </table:table-cell>
          <table:table-cell table:formula="of:=AVERAGE([.B841:.B850])" office:value-type="float" office:value="1124.61420512871" calcext:value-type="float">
            <text:p>1124.6142051287</text:p>
          </table:table-cell>
          <table:table-cell table:formula="of:=AVERAGE([.C841:.C850])" office:value-type="float" office:value="982.526720883051" calcext:value-type="float">
            <text:p>982.526720883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26.33398963341" calcext:value-type="float">
            <text:p>1826.3339896334</text:p>
          </table:table-cell>
          <table:table-cell office:value-type="float" office:value="1565.42913397149" calcext:value-type="float">
            <text:p>1565.4291339715</text:p>
          </table:table-cell>
          <table:table-cell table:formula="of:=AVERAGE([.B842:.B851])" office:value-type="float" office:value="1268.4431589073" calcext:value-type="float">
            <text:p>1268.4431589073</text:p>
          </table:table-cell>
          <table:table-cell table:formula="of:=AVERAGE([.C842:.C851])" office:value-type="float" office:value="1113.20000415703" calcext:value-type="float">
            <text:p>1113.20000415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648.2240981649" calcext:value-type="float">
            <text:p>648.2240981649</text:p>
          </table:table-cell>
          <table:table-cell table:formula="of:=AVERAGE([.B843:.B852])" office:value-type="float" office:value="1254.7667684759" calcext:value-type="float">
            <text:p>1254.7667684759</text:p>
          </table:table-cell>
          <table:table-cell table:formula="of:=AVERAGE([.C843:.C852])" office:value-type="float" office:value="1099.52361372564" calcext:value-type="float">
            <text:p>1099.523613725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47.44287221698" calcext:value-type="float">
            <text:p>1047.442872217</text:p>
          </table:table-cell>
          <table:table-cell office:value-type="float" office:value="916.512513189859" calcext:value-type="float">
            <text:p>916.5125131899</text:p>
          </table:table-cell>
          <table:table-cell table:formula="of:=AVERAGE([.B844:.B853])" office:value-type="float" office:value="1139.71780517545" calcext:value-type="float">
            <text:p>1139.7178051755</text:p>
          </table:table-cell>
          <table:table-cell table:formula="of:=AVERAGE([.C844:.C853])" office:value-type="float" office:value="997.239643995666" calcext:value-type="float">
            <text:p>997.239643995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5.64227621227" calcext:value-type="float">
            <text:p>1035.6422762123</text:p>
          </table:table-cell>
          <table:table-cell office:value-type="float" office:value="906.186991685734" calcext:value-type="float">
            <text:p>906.1869916857</text:p>
          </table:table-cell>
          <table:table-cell table:formula="of:=AVERAGE([.B845:.B854])" office:value-type="float" office:value="1152.99129949897" calcext:value-type="float">
            <text:p>1152.991299499</text:p>
          </table:table-cell>
          <table:table-cell table:formula="of:=AVERAGE([.C845:.C854])" office:value-type="float" office:value="1010.46628605191" calcext:value-type="float">
            <text:p>1010.466286051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23.07797426382" calcext:value-type="float">
            <text:p>1423.0779742638</text:p>
          </table:table-cell>
          <table:table-cell office:value-type="float" office:value="1164.33652439767" calcext:value-type="float">
            <text:p>1164.3365243977</text:p>
          </table:table-cell>
          <table:table-cell table:formula="of:=AVERAGE([.B846:.B855])" office:value-type="float" office:value="1204.33501527552" calcext:value-type="float">
            <text:p>1204.3350152755</text:p>
          </table:table-cell>
          <table:table-cell table:formula="of:=AVERAGE([.C846:.C855])" office:value-type="float" office:value="1048.93072564897" calcext:value-type="float">
            <text:p>1048.93072564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77.22813351817" calcext:value-type="float">
            <text:p>1677.2281335182</text:p>
          </table:table-cell>
          <table:table-cell office:value-type="float" office:value="1548.210584786" calcext:value-type="float">
            <text:p>1548.210584786</text:p>
          </table:table-cell>
          <table:table-cell table:formula="of:=AVERAGE([.B847:.B856])" office:value-type="float" office:value="1191.17691579083" calcext:value-type="float">
            <text:p>1191.1769157908</text:p>
          </table:table-cell>
          <table:table-cell table:formula="of:=AVERAGE([.C847:.C856])" office:value-type="float" office:value="1035.79093649367" calcext:value-type="float">
            <text:p>1035.790936493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48:.B857])" office:value-type="float" office:value="1101.62916949409" calcext:value-type="float">
            <text:p>1101.6291694941</text:p>
          </table:table-cell>
          <table:table-cell table:formula="of:=AVERAGE([.C848:.C857])" office:value-type="float" office:value="959.035725382186" calcext:value-type="float">
            <text:p>959.03572538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07.98977595212" calcext:value-type="float">
            <text:p>1807.9897759521</text:p>
          </table:table-cell>
          <table:table-cell office:value-type="float" office:value="1549.70552224468" calcext:value-type="float">
            <text:p>1549.7055222447</text:p>
          </table:table-cell>
          <table:table-cell table:formula="of:=AVERAGE([.B849:.B858])" office:value-type="float" office:value="1140.5673936328" calcext:value-type="float">
            <text:p>1140.5673936328</text:p>
          </table:table-cell>
          <table:table-cell table:formula="of:=AVERAGE([.C849:.C858])" office:value-type="float" office:value="997.938388414965" calcext:value-type="float">
            <text:p>997.93838841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90.72755599222" calcext:value-type="float">
            <text:p>1290.7275559922</text:p>
          </table:table-cell>
          <table:table-cell office:value-type="float" office:value="1161.654800393" calcext:value-type="float">
            <text:p>1161.654800393</text:p>
          </table:table-cell>
          <table:table-cell table:formula="of:=AVERAGE([.B850:.B859])" office:value-type="float" office:value="1191.46577132268" calcext:value-type="float">
            <text:p>1191.4657713227</text:p>
          </table:table-cell>
          <table:table-cell table:formula="of:=AVERAGE([.C850:.C859])" office:value-type="float" office:value="1048.95855352981" calcext:value-type="float">
            <text:p>1048.958553529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42.41990207022" calcext:value-type="float">
            <text:p>1542.4199020702</text:p>
          </table:table-cell>
          <table:table-cell office:value-type="float" office:value="1285.34991839185" calcext:value-type="float">
            <text:p>1285.3499183919</text:p>
          </table:table-cell>
          <table:table-cell table:formula="of:=AVERAGE([.B851:.B860])" office:value-type="float" office:value="1229.90865780241" calcext:value-type="float">
            <text:p>1229.9086578024</text:p>
          </table:table-cell>
          <table:table-cell table:formula="of:=AVERAGE([.C851:.C860])" office:value-type="float" office:value="1074.56100872252" calcext:value-type="float">
            <text:p>1074.56100872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73.33944617761" calcext:value-type="float">
            <text:p>1273.3394461776</text:p>
          </table:table-cell>
          <table:table-cell office:value-type="float" office:value="1146.00550155985" calcext:value-type="float">
            <text:p>1146.0055015599</text:p>
          </table:table-cell>
          <table:table-cell table:formula="of:=AVERAGE([.B852:.B861])" office:value-type="float" office:value="1174.60920345683" calcext:value-type="float">
            <text:p>1174.6092034568</text:p>
          </table:table-cell>
          <table:table-cell table:formula="of:=AVERAGE([.C852:.C861])" office:value-type="float" office:value="1032.61864548135" calcext:value-type="float">
            <text:p>1032.618645481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23.33861438684" calcext:value-type="float">
            <text:p>1623.3386143868</text:p>
          </table:table-cell>
          <table:table-cell office:value-type="float" office:value="1373.59421217348" calcext:value-type="float">
            <text:p>1373.5942121735</text:p>
          </table:table-cell>
          <table:table-cell table:formula="of:=AVERAGE([.B853:.B862])" office:value-type="float" office:value="1272.12065507903" calcext:value-type="float">
            <text:p>1272.120655079</text:p>
          </table:table-cell>
          <table:table-cell table:formula="of:=AVERAGE([.C853:.C862])" office:value-type="float" office:value="1105.15565688221" calcext:value-type="float">
            <text:p>1105.15565688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179.4982013098" calcext:value-type="float">
            <text:p>1179.4982013098</text:p>
          </table:table-cell>
          <table:table-cell table:formula="of:=AVERAGE([.B854:.B863])" office:value-type="float" office:value="1285.32618798831" calcext:value-type="float">
            <text:p>1285.3261879883</text:p>
          </table:table-cell>
          <table:table-cell table:formula="of:=AVERAGE([.C854:.C863])" office:value-type="float" office:value="1131.45422569421" calcext:value-type="float">
            <text:p>1131.454225694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17.155872805071" calcext:value-type="float">
            <text:p>917.1558728051</text:p>
          </table:table-cell>
          <table:table-cell office:value-type="float" office:value="786.13360526149" calcext:value-type="float">
            <text:p>786.1336052615</text:p>
          </table:table-cell>
          <table:table-cell table:formula="of:=AVERAGE([.B855:.B864])" office:value-type="float" office:value="1273.47754764759" calcext:value-type="float">
            <text:p>1273.4775476476</text:p>
          </table:table-cell>
          <table:table-cell table:formula="of:=AVERAGE([.C855:.C864])" office:value-type="float" office:value="1119.44888705178" calcext:value-type="float">
            <text:p>1119.448887051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91.490665056061" calcext:value-type="float">
            <text:p>891.4906650561</text:p>
          </table:table-cell>
          <table:table-cell office:value-type="float" office:value="764.134855762338" calcext:value-type="float">
            <text:p>764.1348557623</text:p>
          </table:table-cell>
          <table:table-cell table:formula="of:=AVERAGE([.B856:.B865])" office:value-type="float" office:value="1220.31881672681" calcext:value-type="float">
            <text:p>1220.3188167268</text:p>
          </table:table-cell>
          <table:table-cell table:formula="of:=AVERAGE([.C856:.C865])" office:value-type="float" office:value="1079.42872018825" calcext:value-type="float">
            <text:p>1079.428720188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80.41642872423" calcext:value-type="float">
            <text:p>1180.4164287242</text:p>
          </table:table-cell>
          <table:table-cell office:value-type="float" office:value="1049.25904775487" calcext:value-type="float">
            <text:p>1049.2590477549</text:p>
          </table:table-cell>
          <table:table-cell table:formula="of:=AVERAGE([.B857:.B866])" office:value-type="float" office:value="1170.63764624742" calcext:value-type="float">
            <text:p>1170.6376462474</text:p>
          </table:table-cell>
          <table:table-cell table:formula="of:=AVERAGE([.C857:.C866])" office:value-type="float" office:value="1029.53356648514" calcext:value-type="float">
            <text:p>1029.533566485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26.43499944486" calcext:value-type="float">
            <text:p>1426.4349994449</text:p>
          </table:table-cell>
          <table:table-cell office:value-type="float" office:value="1167.08318136397" calcext:value-type="float">
            <text:p>1167.083181364</text:p>
          </table:table-cell>
          <table:table-cell table:formula="of:=AVERAGE([.B858:.B867])" office:value-type="float" office:value="1313.2811461919" calcext:value-type="float">
            <text:p>1313.2811461919</text:p>
          </table:table-cell>
          <table:table-cell table:formula="of:=AVERAGE([.C858:.C867])" office:value-type="float" office:value="1146.24188462153" calcext:value-type="float">
            <text:p>1146.241884621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33.25455245556" calcext:value-type="float">
            <text:p>1433.2545524556</text:p>
          </table:table-cell>
          <table:table-cell office:value-type="float" office:value="1302.95868405051" calcext:value-type="float">
            <text:p>1302.9586840505</text:p>
          </table:table-cell>
          <table:table-cell table:formula="of:=AVERAGE([.B859:.B868])" office:value-type="float" office:value="1275.80762384225" calcext:value-type="float">
            <text:p>1275.8076238423</text:p>
          </table:table-cell>
          <table:table-cell table:formula="of:=AVERAGE([.C859:.C868])" office:value-type="float" office:value="1121.56720080212" calcext:value-type="float">
            <text:p>1121.567200802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72.80850244022" calcext:value-type="float">
            <text:p>1272.8085024402</text:p>
          </table:table-cell>
          <table:table-cell office:value-type="float" office:value="1145.5276521962" calcext:value-type="float">
            <text:p>1145.5276521962</text:p>
          </table:table-cell>
          <table:table-cell table:formula="of:=AVERAGE([.B860:.B869])" office:value-type="float" office:value="1274.01571848705" calcext:value-type="float">
            <text:p>1274.0157184871</text:p>
          </table:table-cell>
          <table:table-cell table:formula="of:=AVERAGE([.C860:.C869])" office:value-type="float" office:value="1119.95448598244" calcext:value-type="float">
            <text:p>1119.954485982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76.054065410312" calcext:value-type="float">
            <text:p>776.0540654103</text:p>
          </table:table-cell>
          <table:table-cell office:value-type="float" office:value="646.71172117526" calcext:value-type="float">
            <text:p>646.7117211753</text:p>
          </table:table-cell>
          <table:table-cell table:formula="of:=AVERAGE([.B861:.B870])" office:value-type="float" office:value="1197.37913482106" calcext:value-type="float">
            <text:p>1197.3791348211</text:p>
          </table:table-cell>
          <table:table-cell table:formula="of:=AVERAGE([.C861:.C870])" office:value-type="float" office:value="1056.09066626078" calcext:value-type="float">
            <text:p>1056.090666260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29.69649911288" calcext:value-type="float">
            <text:p>1529.6964991129</text:p>
          </table:table-cell>
          <table:table-cell office:value-type="float" office:value="1274.74708259407" calcext:value-type="float">
            <text:p>1274.7470825941</text:p>
          </table:table-cell>
          <table:table-cell table:formula="of:=AVERAGE([.B862:.B871])" office:value-type="float" office:value="1223.01484011458" calcext:value-type="float">
            <text:p>1223.0148401146</text:p>
          </table:table-cell>
          <table:table-cell table:formula="of:=AVERAGE([.C862:.C871])" office:value-type="float" office:value="1068.9648243642" calcext:value-type="float">
            <text:p>1068.964824364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296.40926732046" calcext:value-type="float">
            <text:p>1296.4092673205</text:p>
          </table:table-cell>
          <table:table-cell table:formula="of:=AVERAGE([.B863:.B872])" office:value-type="float" office:value="1190.32190540794" calcext:value-type="float">
            <text:p>1190.321905408</text:p>
          </table:table-cell>
          <table:table-cell table:formula="of:=AVERAGE([.C863:.C872])" office:value-type="float" office:value="1061.2463298789" calcext:value-type="float">
            <text:p>1061.246329878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64:.B873])" office:value-type="float" office:value="1072.37208527696" calcext:value-type="float">
            <text:p>1072.372085277</text:p>
          </table:table-cell>
          <table:table-cell table:formula="of:=AVERAGE([.C864:.C873])" office:value-type="float" office:value="943.296509747916" calcext:value-type="float">
            <text:p>943.296509747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79.04003794445" calcext:value-type="float">
            <text:p>1679.0400379445</text:p>
          </table:table-cell>
          <table:table-cell office:value-type="float" office:value="1420.72618595299" calcext:value-type="float">
            <text:p>1420.726185953</text:p>
          </table:table-cell>
          <table:table-cell table:formula="of:=AVERAGE([.B865:.B874])" office:value-type="float" office:value="1148.5605017909" calcext:value-type="float">
            <text:p>1148.5605017909</text:p>
          </table:table-cell>
          <table:table-cell table:formula="of:=AVERAGE([.C865:.C874])" office:value-type="float" office:value="1006.75576781707" calcext:value-type="float">
            <text:p>1006.755767817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52.10040587193" calcext:value-type="float">
            <text:p>1552.1004058719</text:p>
          </table:table-cell>
          <table:table-cell office:value-type="float" office:value="1293.41700489327" calcext:value-type="float">
            <text:p>1293.4170048933</text:p>
          </table:table-cell>
          <table:table-cell table:formula="of:=AVERAGE([.B866:.B875])" office:value-type="float" office:value="1214.62147587249" calcext:value-type="float">
            <text:p>1214.6214758725</text:p>
          </table:table-cell>
          <table:table-cell table:formula="of:=AVERAGE([.C866:.C875])" office:value-type="float" office:value="1059.68398273016" calcext:value-type="float">
            <text:p>1059.683982730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21.89396705565" calcext:value-type="float">
            <text:p>1421.8939670557</text:p>
          </table:table-cell>
          <table:table-cell office:value-type="float" office:value="1292.6308791415" calcext:value-type="float">
            <text:p>1292.6308791415</text:p>
          </table:table-cell>
          <table:table-cell table:formula="of:=AVERAGE([.B867:.B876])" office:value-type="float" office:value="1238.76922970563" calcext:value-type="float">
            <text:p>1238.7692297056</text:p>
          </table:table-cell>
          <table:table-cell table:formula="of:=AVERAGE([.C867:.C876])" office:value-type="float" office:value="1084.02116586882" calcext:value-type="float">
            <text:p>1084.021165868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68:.B877])" office:value-type="float" office:value="1096.12572976115" calcext:value-type="float">
            <text:p>1096.1257297612</text:p>
          </table:table-cell>
          <table:table-cell table:formula="of:=AVERAGE([.C868:.C877])" office:value-type="float" office:value="967.312847732426" calcext:value-type="float">
            <text:p>967.312847732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69:.B878])" office:value-type="float" office:value="952.80027451559" calcext:value-type="float">
            <text:p>952.8002745156</text:p>
          </table:table-cell>
          <table:table-cell table:formula="of:=AVERAGE([.C869:.C878])" office:value-type="float" office:value="837.016979327375" calcext:value-type="float">
            <text:p>837.01697932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276.10239299204" calcext:value-type="float">
            <text:p>3276.102392992</text:p>
          </table:table-cell>
          <table:table-cell office:value-type="float" office:value="2882.97010583299" calcext:value-type="float">
            <text:p>2882.970105833</text:p>
          </table:table-cell>
          <table:table-cell table:formula="of:=AVERAGE([.B870:.B879])" office:value-type="float" office:value="1153.12966357077" calcext:value-type="float">
            <text:p>1153.1296635708</text:p>
          </table:table-cell>
          <table:table-cell table:formula="of:=AVERAGE([.C870:.C879])" office:value-type="float" office:value="1010.76122469105" calcext:value-type="float">
            <text:p>1010.761224691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22.78716679916" calcext:value-type="float">
            <text:p>1422.7871667992</text:p>
          </table:table-cell>
          <table:table-cell office:value-type="float" office:value="1164.09859101749" calcext:value-type="float">
            <text:p>1164.0985910175</text:p>
          </table:table-cell>
          <table:table-cell table:formula="of:=AVERAGE([.B871:.B880])" office:value-type="float" office:value="1217.80297370966" calcext:value-type="float">
            <text:p>1217.8029737097</text:p>
          </table:table-cell>
          <table:table-cell table:formula="of:=AVERAGE([.C871:.C880])" office:value-type="float" office:value="1062.49991167528" calcext:value-type="float">
            <text:p>1062.499911675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17.43847204785" calcext:value-type="float">
            <text:p>917.4384720479</text:p>
          </table:table-cell>
          <table:table-cell office:value-type="float" office:value="786.375833183872" calcext:value-type="float">
            <text:p>786.3758331839</text:p>
          </table:table-cell>
          <table:table-cell table:formula="of:=AVERAGE([.B872:.B881])" office:value-type="float" office:value="1156.57717100315" calcext:value-type="float">
            <text:p>1156.5771710032</text:p>
          </table:table-cell>
          <table:table-cell table:formula="of:=AVERAGE([.C872:.C881])" office:value-type="float" office:value="1013.66278673426" calcext:value-type="float">
            <text:p>1013.662786734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73:.B882])" office:value-type="float" office:value="1026.93624427111" calcext:value-type="float">
            <text:p>1026.9362442711</text:p>
          </table:table-cell>
          <table:table-cell table:formula="of:=AVERAGE([.C873:.C882])" office:value-type="float" office:value="884.021860002212" calcext:value-type="float">
            <text:p>884.02186000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074.35850780782" calcext:value-type="float">
            <text:p>2074.3585078078</text:p>
          </table:table-cell>
          <table:table-cell office:value-type="float" office:value="1815.06369433184" calcext:value-type="float">
            <text:p>1815.0636943319</text:p>
          </table:table-cell>
          <table:table-cell table:formula="of:=AVERAGE([.B874:.B883])" office:value-type="float" office:value="1234.37209505189" calcext:value-type="float">
            <text:p>1234.3720950519</text:p>
          </table:table-cell>
          <table:table-cell table:formula="of:=AVERAGE([.C874:.C883])" office:value-type="float" office:value="1065.5282294354" calcext:value-type="float">
            <text:p>1065.528229435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60.4928025408" calcext:value-type="float">
            <text:p>1960.4928025408</text:p>
          </table:table-cell>
          <table:table-cell office:value-type="float" office:value="1699.09376220203" calcext:value-type="float">
            <text:p>1699.093762202</text:p>
          </table:table-cell>
          <table:table-cell table:formula="of:=AVERAGE([.B875:.B884])" office:value-type="float" office:value="1262.51737151152" calcext:value-type="float">
            <text:p>1262.5173715115</text:p>
          </table:table-cell>
          <table:table-cell table:formula="of:=AVERAGE([.C875:.C884])" office:value-type="float" office:value="1093.3649870603" calcext:value-type="float">
            <text:p>1093.364987060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044.53327944656" calcext:value-type="float">
            <text:p>1044.5332794466</text:p>
          </table:table-cell>
          <table:table-cell table:formula="of:=AVERAGE([.B876:.B885])" office:value-type="float" office:value="1211.76065886899" calcext:value-type="float">
            <text:p>1211.760658869</text:p>
          </table:table-cell>
          <table:table-cell table:formula="of:=AVERAGE([.C876:.C885])" office:value-type="float" office:value="1068.47661451563" calcext:value-type="float">
            <text:p>1068.476614515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69.07396225528" calcext:value-type="float">
            <text:p>1569.0739622553</text:p>
          </table:table-cell>
          <table:table-cell office:value-type="float" office:value="1307.56163521273" calcext:value-type="float">
            <text:p>1307.5616352127</text:p>
          </table:table-cell>
          <table:table-cell table:formula="of:=AVERAGE([.B877:.B886])" office:value-type="float" office:value="1226.47865838895" calcext:value-type="float">
            <text:p>1226.478658389</text:p>
          </table:table-cell>
          <table:table-cell table:formula="of:=AVERAGE([.C877:.C886])" office:value-type="float" office:value="1069.96969012275" calcext:value-type="float">
            <text:p>1069.96969012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09.99773582611" calcext:value-type="float">
            <text:p>1309.9977358261</text:p>
          </table:table-cell>
          <table:table-cell office:value-type="float" office:value="1047.99818866089" calcext:value-type="float">
            <text:p>1047.9981886609</text:p>
          </table:table-cell>
          <table:table-cell table:formula="of:=AVERAGE([.B878:.B887])" office:value-type="float" office:value="1357.47843197156" calcext:value-type="float">
            <text:p>1357.4784319716</text:p>
          </table:table-cell>
          <table:table-cell table:formula="of:=AVERAGE([.C878:.C887])" office:value-type="float" office:value="1174.76950898884" calcext:value-type="float">
            <text:p>1174.769508988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79:.B888])" office:value-type="float" office:value="1357.47843197156" calcext:value-type="float">
            <text:p>1357.4784319716</text:p>
          </table:table-cell>
          <table:table-cell table:formula="of:=AVERAGE([.C879:.C888])" office:value-type="float" office:value="1174.76950898884" calcext:value-type="float">
            <text:p>1174.769508988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65.60233479946" calcext:value-type="float">
            <text:p>1565.6023347995</text:p>
          </table:table-cell>
          <table:table-cell office:value-type="float" office:value="2348.40350219919" calcext:value-type="float">
            <text:p>2348.4035021992</text:p>
          </table:table-cell>
          <table:table-cell table:formula="of:=AVERAGE([.B880:.B889])" office:value-type="float" office:value="1186.4284261523" calcext:value-type="float">
            <text:p>1186.4284261523</text:p>
          </table:table-cell>
          <table:table-cell table:formula="of:=AVERAGE([.C880:.C889])" office:value-type="float" office:value="1121.31284862546" calcext:value-type="float">
            <text:p>1121.312848625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97.01288648345" calcext:value-type="float">
            <text:p>2197.0128864835</text:p>
          </table:table-cell>
          <table:table-cell office:value-type="float" office:value="1033.88841716868" calcext:value-type="float">
            <text:p>1033.8884171687</text:p>
          </table:table-cell>
          <table:table-cell table:formula="of:=AVERAGE([.B881:.B890])" office:value-type="float" office:value="1263.85099812073" calcext:value-type="float">
            <text:p>1263.8509981207</text:p>
          </table:table-cell>
          <table:table-cell table:formula="of:=AVERAGE([.C881:.C890])" office:value-type="float" office:value="1108.29183124058" calcext:value-type="float">
            <text:p>1108.291831240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09.95798886132" calcext:value-type="float">
            <text:p>1309.9579888613</text:p>
          </table:table-cell>
          <table:table-cell office:value-type="float" office:value="1047.96639108906" calcext:value-type="float">
            <text:p>1047.9663910891</text:p>
          </table:table-cell>
          <table:table-cell table:formula="of:=AVERAGE([.B882:.B891])" office:value-type="float" office:value="1303.10294980208" calcext:value-type="float">
            <text:p>1303.1029498021</text:p>
          </table:table-cell>
          <table:table-cell table:formula="of:=AVERAGE([.C882:.C891])" office:value-type="float" office:value="1134.4508870311" calcext:value-type="float">
            <text:p>1134.450887031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83:.B892])" office:value-type="float" office:value="1303.10294980208" calcext:value-type="float">
            <text:p>1303.1029498021</text:p>
          </table:table-cell>
          <table:table-cell table:formula="of:=AVERAGE([.C883:.C892])" office:value-type="float" office:value="1134.4508870311" calcext:value-type="float">
            <text:p>1134.450887031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63.68947237796" calcext:value-type="float">
            <text:p>2163.689472378</text:p>
          </table:table-cell>
          <table:table-cell office:value-type="float" office:value="1909.13776974526" calcext:value-type="float">
            <text:p>1909.1377697453</text:p>
          </table:table-cell>
          <table:table-cell table:formula="of:=AVERAGE([.B884:.B893])" office:value-type="float" office:value="1312.03604625909" calcext:value-type="float">
            <text:p>1312.0360462591</text:p>
          </table:table-cell>
          <table:table-cell table:formula="of:=AVERAGE([.C884:.C893])" office:value-type="float" office:value="1143.85829457244" calcext:value-type="float">
            <text:p>1143.858294572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047.85536869392" calcext:value-type="float">
            <text:p>1047.8553686939</text:p>
          </table:table-cell>
          <table:table-cell table:formula="of:=AVERAGE([.B885:.B894])" office:value-type="float" office:value="1220.77230287441" calcext:value-type="float">
            <text:p>1220.7723028744</text:p>
          </table:table-cell>
          <table:table-cell table:formula="of:=AVERAGE([.C885:.C894])" office:value-type="float" office:value="1078.73445522163" calcext:value-type="float">
            <text:p>1078.734455221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12.44293071593" calcext:value-type="float">
            <text:p>1312.4429307159</text:p>
          </table:table-cell>
          <table:table-cell office:value-type="float" office:value="1049.95434457275" calcext:value-type="float">
            <text:p>1049.9543445728</text:p>
          </table:table-cell>
          <table:table-cell table:formula="of:=AVERAGE([.B886:.B895])" office:value-type="float" office:value="1247.56326800134" calcext:value-type="float">
            <text:p>1247.5632680014</text:p>
          </table:table-cell>
          <table:table-cell table:formula="of:=AVERAGE([.C886:.C895])" office:value-type="float" office:value="1079.27656173425" calcext:value-type="float">
            <text:p>1079.276561734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04.805524512971" calcext:value-type="float">
            <text:p>904.805524513</text:p>
          </table:table-cell>
          <table:table-cell office:value-type="float" office:value="775.547592439689" calcext:value-type="float">
            <text:p>775.5475924397</text:p>
          </table:table-cell>
          <table:table-cell table:formula="of:=AVERAGE([.B887:.B896])" office:value-type="float" office:value="1181.13642422711" calcext:value-type="float">
            <text:p>1181.1364242271</text:p>
          </table:table-cell>
          <table:table-cell table:formula="of:=AVERAGE([.C887:.C896])" office:value-type="float" office:value="1026.07515745694" calcext:value-type="float">
            <text:p>1026.07515745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916.378445572483" calcext:value-type="float">
            <text:p>916.3784455725</text:p>
          </table:table-cell>
          <table:table-cell table:formula="of:=AVERAGE([.B888:.B897])" office:value-type="float" office:value="1141.77449520175" calcext:value-type="float">
            <text:p>1141.7744952018</text:p>
          </table:table-cell>
          <table:table-cell table:formula="of:=AVERAGE([.C888:.C897])" office:value-type="float" office:value="1012.9131831481" calcext:value-type="float">
            <text:p>1012.913183148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18.21802762786" calcext:value-type="float">
            <text:p>1918.2180276279</text:p>
          </table:table-cell>
          <table:table-cell office:value-type="float" office:value="1662.45562394415" calcext:value-type="float">
            <text:p>1662.4556239442</text:p>
          </table:table-cell>
          <table:table-cell table:formula="of:=AVERAGE([.B889:.B898])" office:value-type="float" office:value="1333.59629796454" calcext:value-type="float">
            <text:p>1333.5962979645</text:p>
          </table:table-cell>
          <table:table-cell table:formula="of:=AVERAGE([.C889:.C898])" office:value-type="float" office:value="1179.15874554252" calcext:value-type="float">
            <text:p>1179.15874554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48.62823919723" calcext:value-type="float">
            <text:p>1048.6282391972</text:p>
          </table:table-cell>
          <table:table-cell office:value-type="float" office:value="917.549709297576" calcext:value-type="float">
            <text:p>917.5497092976</text:p>
          </table:table-cell>
          <table:table-cell table:formula="of:=AVERAGE([.B890:.B899])" office:value-type="float" office:value="1281.89888840431" calcext:value-type="float">
            <text:p>1281.8988884043</text:p>
          </table:table-cell>
          <table:table-cell table:formula="of:=AVERAGE([.C890:.C899])" office:value-type="float" office:value="1036.07336625236" calcext:value-type="float">
            <text:p>1036.073366252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06.85963784415" calcext:value-type="float">
            <text:p>1406.8596378442</text:p>
          </table:table-cell>
          <table:table-cell office:value-type="float" office:value="1151.06697641794" calcext:value-type="float">
            <text:p>1151.0669764179</text:p>
          </table:table-cell>
          <table:table-cell table:formula="of:=AVERAGE([.B891:.B900])" office:value-type="float" office:value="1202.88356354038" calcext:value-type="float">
            <text:p>1202.8835635404</text:p>
          </table:table-cell>
          <table:table-cell table:formula="of:=AVERAGE([.C891:.C900])" office:value-type="float" office:value="1047.79122217728" calcext:value-type="float">
            <text:p>1047.791222177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44.24082102394" calcext:value-type="float">
            <text:p>1244.240821024</text:p>
          </table:table-cell>
          <table:table-cell office:value-type="float" office:value="1096.11691375919" calcext:value-type="float">
            <text:p>1096.1169137592</text:p>
          </table:table-cell>
          <table:table-cell table:formula="of:=AVERAGE([.B892:.B901])" office:value-type="float" office:value="1196.31184675665" calcext:value-type="float">
            <text:p>1196.3118467567</text:p>
          </table:table-cell>
          <table:table-cell table:formula="of:=AVERAGE([.C892:.C901])" office:value-type="float" office:value="1052.60627444429" calcext:value-type="float">
            <text:p>1052.606274444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71.62137753383" calcext:value-type="float">
            <text:p>1171.6213775338</text:p>
          </table:table-cell>
          <table:table-cell office:value-type="float" office:value="1041.44122447452" calcext:value-type="float">
            <text:p>1041.4412244745</text:p>
          </table:table-cell>
          <table:table-cell table:formula="of:=AVERAGE([.B893:.B902])" office:value-type="float" office:value="1313.47398451003" calcext:value-type="float">
            <text:p>1313.47398451</text:p>
          </table:table-cell>
          <table:table-cell table:formula="of:=AVERAGE([.C893:.C902])" office:value-type="float" office:value="1156.75039689175" calcext:value-type="float">
            <text:p>1156.750396891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26.81076800202" calcext:value-type="float">
            <text:p>1126.810768002</text:p>
          </table:table-cell>
          <table:table-cell office:value-type="float" office:value="876.40837511268" calcext:value-type="float">
            <text:p>876.4083751127</text:p>
          </table:table-cell>
          <table:table-cell table:formula="of:=AVERAGE([.B894:.B903])" office:value-type="float" office:value="1209.78611407243" calcext:value-type="float">
            <text:p>1209.7861140724</text:p>
          </table:table-cell>
          <table:table-cell table:formula="of:=AVERAGE([.C894:.C903])" office:value-type="float" office:value="1053.47745742849" calcext:value-type="float">
            <text:p>1053.477457428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1165.49883510722" calcext:value-type="float">
            <text:p>1165.4988351072</text:p>
          </table:table-cell>
          <table:table-cell table:formula="of:=AVERAGE([.B895:.B904])" office:value-type="float" office:value="1221.55046071376" calcext:value-type="float">
            <text:p>1221.5504607138</text:p>
          </table:table-cell>
          <table:table-cell table:formula="of:=AVERAGE([.C895:.C904])" office:value-type="float" office:value="1065.24180406982" calcext:value-type="float">
            <text:p>1065.241804069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42.42989891515" calcext:value-type="float">
            <text:p>742.4298989152</text:p>
          </table:table-cell>
          <table:table-cell office:value-type="float" office:value="618.691582429292" calcext:value-type="float">
            <text:p>618.6915824293</text:p>
          </table:table-cell>
          <table:table-cell table:formula="of:=AVERAGE([.B896:.B905])" office:value-type="float" office:value="1164.54915753369" calcext:value-type="float">
            <text:p>1164.5491575337</text:p>
          </table:table-cell>
          <table:table-cell table:formula="of:=AVERAGE([.C896:.C905])" office:value-type="float" office:value="1022.11552785547" calcext:value-type="float">
            <text:p>1022.115527855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763.65922766878" calcext:value-type="float">
            <text:p>1763.6592276688</text:p>
          </table:table-cell>
          <table:table-cell office:value-type="float" office:value="1511.70790943038" calcext:value-type="float">
            <text:p>1511.7079094304</text:p>
          </table:table-cell>
          <table:table-cell table:formula="of:=AVERAGE([.B897:.B906])" office:value-type="float" office:value="1250.43452784927" calcext:value-type="float">
            <text:p>1250.4345278493</text:p>
          </table:table-cell>
          <table:table-cell table:formula="of:=AVERAGE([.C897:.C906])" office:value-type="float" office:value="1095.73155955454" calcext:value-type="float">
            <text:p>1095.731559554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390.642366291237" calcext:value-type="float">
            <text:p>390.6423662912</text:p>
          </table:table-cell>
          <table:table-cell table:formula="of:=AVERAGE([.B898:.B907])" office:value-type="float" office:value="1197.86091992114" calcext:value-type="float">
            <text:p>1197.8609199212</text:p>
          </table:table-cell>
          <table:table-cell table:formula="of:=AVERAGE([.C898:.C907])" office:value-type="float" office:value="1043.15795162642" calcext:value-type="float">
            <text:p>1043.157951626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05.495731191722" calcext:value-type="float">
            <text:p>905.4957311917</text:p>
          </table:table-cell>
          <table:table-cell office:value-type="float" office:value="776.139198164334" calcext:value-type="float">
            <text:p>776.1391981643</text:p>
          </table:table-cell>
          <table:table-cell table:formula="of:=AVERAGE([.B899:.B908])" office:value-type="float" office:value="1096.58869027753" calcext:value-type="float">
            <text:p>1096.5886902775</text:p>
          </table:table-cell>
          <table:table-cell table:formula="of:=AVERAGE([.C899:.C908])" office:value-type="float" office:value="954.526309048437" calcext:value-type="float">
            <text:p>954.526309048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83.4172526506" calcext:value-type="float">
            <text:p>1283.4172526506</text:p>
          </table:table-cell>
          <table:table-cell office:value-type="float" office:value="1155.07552738554" calcext:value-type="float">
            <text:p>1155.0755273855</text:p>
          </table:table-cell>
          <table:table-cell table:formula="of:=AVERAGE([.B900:.B909])" office:value-type="float" office:value="1120.06759162287" calcext:value-type="float">
            <text:p>1120.0675916229</text:p>
          </table:table-cell>
          <table:table-cell table:formula="of:=AVERAGE([.C900:.C909])" office:value-type="float" office:value="978.278890857234" calcext:value-type="float">
            <text:p>978.278890857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323.71398793587" calcext:value-type="float">
            <text:p>2323.7139879359</text:p>
          </table:table-cell>
          <table:table-cell office:value-type="float" office:value="1936.42832327989" calcext:value-type="float">
            <text:p>1936.4283232799</text:p>
          </table:table-cell>
          <table:table-cell table:formula="of:=AVERAGE([.B901:.B910])" office:value-type="float" office:value="1211.75302663204" calcext:value-type="float">
            <text:p>1211.753026632</text:p>
          </table:table-cell>
          <table:table-cell table:formula="of:=AVERAGE([.C901:.C910])" office:value-type="float" office:value="1056.81502554343" calcext:value-type="float">
            <text:p>1056.815025543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88.45208404793" calcext:value-type="float">
            <text:p>1288.4520840479</text:p>
          </table:table-cell>
          <table:table-cell office:value-type="float" office:value="1159.60687564313" calcext:value-type="float">
            <text:p>1159.6068756431</text:p>
          </table:table-cell>
          <table:table-cell table:formula="of:=AVERAGE([.B902:.B911])" office:value-type="float" office:value="1216.17415293444" calcext:value-type="float">
            <text:p>1216.1741529344</text:p>
          </table:table-cell>
          <table:table-cell table:formula="of:=AVERAGE([.C902:.C911])" office:value-type="float" office:value="1063.16402173182" calcext:value-type="float">
            <text:p>1063.164021731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03:.B912])" office:value-type="float" office:value="1099.01201518105" calcext:value-type="float">
            <text:p>1099.0120151811</text:p>
          </table:table-cell>
          <table:table-cell table:formula="of:=AVERAGE([.C903:.C912])" office:value-type="float" office:value="959.019899284372" calcext:value-type="float">
            <text:p>959.019899284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04.34745970299" calcext:value-type="float">
            <text:p>2204.347459703</text:p>
          </table:table-cell>
          <table:table-cell office:value-type="float" office:value="1945.01246444381" calcext:value-type="float">
            <text:p>1945.0124644438</text:p>
          </table:table-cell>
          <table:table-cell table:formula="of:=AVERAGE([.B904:.B913])" office:value-type="float" office:value="1206.76568435115" calcext:value-type="float">
            <text:p>1206.7656843512</text:p>
          </table:table-cell>
          <table:table-cell table:formula="of:=AVERAGE([.C904:.C913])" office:value-type="float" office:value="1065.88030821748" calcext:value-type="float">
            <text:p>1065.880308217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652.945026925821" calcext:value-type="float">
            <text:p>652.9450269258</text:p>
          </table:table-cell>
          <table:table-cell table:formula="of:=AVERAGE([.B905:.B914])" office:value-type="float" office:value="1155.51030353301" calcext:value-type="float">
            <text:p>1155.510303533</text:p>
          </table:table-cell>
          <table:table-cell table:formula="of:=AVERAGE([.C905:.C914])" office:value-type="float" office:value="1014.62492739934" calcext:value-type="float">
            <text:p>1014.624927399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08.08933149144" calcext:value-type="float">
            <text:p>1908.0893314914</text:p>
          </table:table-cell>
          <table:table-cell office:value-type="float" office:value="1526.47146519315" calcext:value-type="float">
            <text:p>1526.4714651932</text:p>
          </table:table-cell>
          <table:table-cell table:formula="of:=AVERAGE([.B906:.B915])" office:value-type="float" office:value="1272.07624679064" calcext:value-type="float">
            <text:p>1272.0762467906</text:p>
          </table:table-cell>
          <table:table-cell table:formula="of:=AVERAGE([.C906:.C915])" office:value-type="float" office:value="1105.40291567573" calcext:value-type="float">
            <text:p>1105.402915675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903.360967902444" calcext:value-type="float">
            <text:p>903.3609679024</text:p>
          </table:table-cell>
          <table:table-cell table:formula="of:=AVERAGE([.B907:.B916])" office:value-type="float" office:value="1186.046420814" calcext:value-type="float">
            <text:p>1186.046420814</text:p>
          </table:table-cell>
          <table:table-cell table:formula="of:=AVERAGE([.C907:.C916])" office:value-type="float" office:value="1044.56822152294" calcext:value-type="float">
            <text:p>1044.568221522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82.39828557092" calcext:value-type="float">
            <text:p>1682.3982855709</text:p>
          </table:table-cell>
          <table:table-cell office:value-type="float" office:value="1423.56778009847" calcext:value-type="float">
            <text:p>1423.5677800985</text:p>
          </table:table-cell>
          <table:table-cell table:formula="of:=AVERAGE([.B908:.B917])" office:value-type="float" office:value="1315.22201274197" calcext:value-type="float">
            <text:p>1315.222012742</text:p>
          </table:table-cell>
          <table:table-cell table:formula="of:=AVERAGE([.C908:.C917])" office:value-type="float" office:value="1147.86076290366" calcext:value-type="float">
            <text:p>1147.860762903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10.75386995843" calcext:value-type="float">
            <text:p>910.7538699584</text:p>
          </table:table-cell>
          <table:table-cell office:value-type="float" office:value="780.646174250083" calcext:value-type="float">
            <text:p>780.6461742501</text:p>
          </table:table-cell>
          <table:table-cell table:formula="of:=AVERAGE([.B909:.B918])" office:value-type="float" office:value="1315.74782661864" calcext:value-type="float">
            <text:p>1315.7478266187</text:p>
          </table:table-cell>
          <table:table-cell table:formula="of:=AVERAGE([.C909:.C918])" office:value-type="float" office:value="1148.31146051223" calcext:value-type="float">
            <text:p>1148.311460512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551.54352087722" calcext:value-type="float">
            <text:p>1551.5435208772</text:p>
          </table:table-cell>
          <table:table-cell office:value-type="float" office:value="1422.24822747078" calcext:value-type="float">
            <text:p>1422.2482274708</text:p>
          </table:table-cell>
          <table:table-cell table:formula="of:=AVERAGE([.B910:.B919])" office:value-type="float" office:value="1342.56045344131" calcext:value-type="float">
            <text:p>1342.5604534413</text:p>
          </table:table-cell>
          <table:table-cell table:formula="of:=AVERAGE([.C910:.C919])" office:value-type="float" office:value="1175.02873052076" calcext:value-type="float">
            <text:p>1175.028730520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01.160177557701" calcext:value-type="float">
            <text:p>901.1601775577</text:p>
          </table:table-cell>
          <table:table-cell office:value-type="float" office:value="772.423009335172" calcext:value-type="float">
            <text:p>772.4230093352</text:p>
          </table:table-cell>
          <table:table-cell table:formula="of:=AVERAGE([.B911:.B920])" office:value-type="float" office:value="1200.30507240349" calcext:value-type="float">
            <text:p>1200.3050724035</text:p>
          </table:table-cell>
          <table:table-cell table:formula="of:=AVERAGE([.C911:.C920])" office:value-type="float" office:value="1058.62819912629" calcext:value-type="float">
            <text:p>1058.628199126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897.53071580262" calcext:value-type="float">
            <text:p>897.5307158026</text:p>
          </table:table-cell>
          <table:table-cell table:formula="of:=AVERAGE([.B912:.B921])" office:value-type="float" office:value="1161.21293557896" calcext:value-type="float">
            <text:p>1161.212935579</text:p>
          </table:table-cell>
          <table:table-cell table:formula="of:=AVERAGE([.C912:.C921])" office:value-type="float" office:value="1032.42058314224" calcext:value-type="float">
            <text:p>1032.420583142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09.900597727221" calcext:value-type="float">
            <text:p>909.9005977272</text:p>
          </table:table-cell>
          <table:table-cell office:value-type="float" office:value="779.914798051904" calcext:value-type="float">
            <text:p>779.9147980519</text:p>
          </table:table-cell>
          <table:table-cell table:formula="of:=AVERAGE([.B913:.B922])" office:value-type="float" office:value="1252.20299535168" calcext:value-type="float">
            <text:p>1252.2029953517</text:p>
          </table:table-cell>
          <table:table-cell table:formula="of:=AVERAGE([.C913:.C922])" office:value-type="float" office:value="1110.41206294743" calcext:value-type="float">
            <text:p>1110.412062947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36.00197041402" calcext:value-type="float">
            <text:p>1436.001970414</text:p>
          </table:table-cell>
          <table:table-cell office:value-type="float" office:value="1174.91070306602" calcext:value-type="float">
            <text:p>1174.910703066</text:p>
          </table:table-cell>
          <table:table-cell table:formula="of:=AVERAGE([.B914:.B923])" office:value-type="float" office:value="1175.36844642278" calcext:value-type="float">
            <text:p>1175.3684464228</text:p>
          </table:table-cell>
          <table:table-cell table:formula="of:=AVERAGE([.C914:.C923])" office:value-type="float" office:value="1033.40188680965" calcext:value-type="float">
            <text:p>1033.401886809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22.11087609236" calcext:value-type="float">
            <text:p>1822.1108760924</text:p>
          </table:table-cell>
          <table:table-cell office:value-type="float" office:value="1691.96009922862" calcext:value-type="float">
            <text:p>1691.9600992286</text:p>
          </table:table-cell>
          <table:table-cell table:formula="of:=AVERAGE([.B915:.B924])" office:value-type="float" office:value="1292.28503133944" calcext:value-type="float">
            <text:p>1292.2850313394</text:p>
          </table:table-cell>
          <table:table-cell table:formula="of:=AVERAGE([.C915:.C924])" office:value-type="float" office:value="1137.30339403993" calcext:value-type="float">
            <text:p>1137.303394039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01.298759924925" calcext:value-type="float">
            <text:p>901.2987599249</text:p>
          </table:table-cell>
          <table:table-cell office:value-type="float" office:value="772.541794221364" calcext:value-type="float">
            <text:p>772.5417942214</text:p>
          </table:table-cell>
          <table:table-cell table:formula="of:=AVERAGE([.B916:.B925])" office:value-type="float" office:value="1191.60597418279" calcext:value-type="float">
            <text:p>1191.6059741828</text:p>
          </table:table-cell>
          <table:table-cell table:formula="of:=AVERAGE([.C916:.C925])" office:value-type="float" office:value="1061.91042694275" calcext:value-type="float">
            <text:p>1061.910426942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02.92589547211" calcext:value-type="float">
            <text:p>1302.9258954721</text:p>
          </table:table-cell>
          <table:table-cell office:value-type="float" office:value="1042.34071637769" calcext:value-type="float">
            <text:p>1042.3407163777</text:p>
          </table:table-cell>
          <table:table-cell table:formula="of:=AVERAGE([.B917:.B926])" office:value-type="float" office:value="1231.56246693975" calcext:value-type="float">
            <text:p>1231.5624669398</text:p>
          </table:table-cell>
          <table:table-cell table:formula="of:=AVERAGE([.C917:.C926])" office:value-type="float" office:value="1075.80840179027" calcext:value-type="float">
            <text:p>1075.808401790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1305.71264664201" calcext:value-type="float">
            <text:p>1305.712646642</text:p>
          </table:table-cell>
          <table:table-cell table:formula="of:=AVERAGE([.B918:.B927])" office:value-type="float" office:value="1193.89390304686" calcext:value-type="float">
            <text:p>1193.8939030469</text:p>
          </table:table-cell>
          <table:table-cell table:formula="of:=AVERAGE([.C918:.C927])" office:value-type="float" office:value="1064.02288844463" calcext:value-type="float">
            <text:p>1064.022888444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72.32721606479" calcext:value-type="float">
            <text:p>1172.3272160648</text:p>
          </table:table-cell>
          <table:table-cell office:value-type="float" office:value="911.810056939282" calcext:value-type="float">
            <text:p>911.8100569393</text:p>
          </table:table-cell>
          <table:table-cell table:formula="of:=AVERAGE([.B919:.B928])" office:value-type="float" office:value="1220.0512376575" calcext:value-type="float">
            <text:p>1220.0512376575</text:p>
          </table:table-cell>
          <table:table-cell table:formula="of:=AVERAGE([.C919:.C928])" office:value-type="float" office:value="1077.13927671355" calcext:value-type="float">
            <text:p>1077.139276713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40.20492513529" calcext:value-type="float">
            <text:p>1440.2049251353</text:p>
          </table:table-cell>
          <table:table-cell office:value-type="float" office:value="1309.27720466845" calcext:value-type="float">
            <text:p>1309.2772046685</text:p>
          </table:table-cell>
          <table:table-cell table:formula="of:=AVERAGE([.B920:.B929])" office:value-type="float" office:value="1208.91737808331" calcext:value-type="float">
            <text:p>1208.9173780833</text:p>
          </table:table-cell>
          <table:table-cell table:formula="of:=AVERAGE([.C920:.C929])" office:value-type="float" office:value="1065.84217443331" calcext:value-type="float">
            <text:p>1065.842174433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73.209479195631" calcext:value-type="float">
            <text:p>773.2094791956</text:p>
          </table:table-cell>
          <table:table-cell office:value-type="float" office:value="644.341232663026" calcext:value-type="float">
            <text:p>644.341232663</text:p>
          </table:table-cell>
          <table:table-cell table:formula="of:=AVERAGE([.B921:.B930])" office:value-type="float" office:value="1196.1223082471" calcext:value-type="float">
            <text:p>1196.1223082471</text:p>
          </table:table-cell>
          <table:table-cell table:formula="of:=AVERAGE([.C921:.C930])" office:value-type="float" office:value="1053.0339967661" calcext:value-type="float">
            <text:p>1053.033996766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91.140787513845" calcext:value-type="float">
            <text:p>891.1407875138</text:p>
          </table:table-cell>
          <table:table-cell office:value-type="float" office:value="763.834960726152" calcext:value-type="float">
            <text:p>763.8349607262</text:p>
          </table:table-cell>
          <table:table-cell table:formula="of:=AVERAGE([.B922:.B931])" office:value-type="float" office:value="1195.48331541822" calcext:value-type="float">
            <text:p>1195.4833154182</text:p>
          </table:table-cell>
          <table:table-cell table:formula="of:=AVERAGE([.C922:.C931])" office:value-type="float" office:value="1039.66442125845" calcext:value-type="float">
            <text:p>1039.664421258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785.43531144687" calcext:value-type="float">
            <text:p>1785.4353114469</text:p>
          </table:table-cell>
          <table:table-cell office:value-type="float" office:value="1657.9042177721" calcext:value-type="float">
            <text:p>1657.9042177721</text:p>
          </table:table-cell>
          <table:table-cell table:formula="of:=AVERAGE([.B923:.B932])" office:value-type="float" office:value="1283.03678679019" calcext:value-type="float">
            <text:p>1283.0367867902</text:p>
          </table:table-cell>
          <table:table-cell table:formula="of:=AVERAGE([.C923:.C932])" office:value-type="float" office:value="1127.46336323047" calcext:value-type="float">
            <text:p>1127.46336323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84.09678237449" calcext:value-type="float">
            <text:p>1284.0967823745</text:p>
          </table:table-cell>
          <table:table-cell office:value-type="float" office:value="1027.27742589959" calcext:value-type="float">
            <text:p>1027.2774258996</text:p>
          </table:table-cell>
          <table:table-cell table:formula="of:=AVERAGE([.B924:.B933])" office:value-type="float" office:value="1267.84626798623" calcext:value-type="float">
            <text:p>1267.8462679862</text:p>
          </table:table-cell>
          <table:table-cell table:formula="of:=AVERAGE([.C924:.C933])" office:value-type="float" office:value="1112.70003551383" calcext:value-type="float">
            <text:p>1112.700035513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774.436533595332" calcext:value-type="float">
            <text:p>774.4365335953</text:p>
          </table:table-cell>
          <table:table-cell table:formula="of:=AVERAGE([.B925:.B934])" office:value-type="float" office:value="1163.07883373653" calcext:value-type="float">
            <text:p>1163.0788337365</text:p>
          </table:table-cell>
          <table:table-cell table:formula="of:=AVERAGE([.C925:.C934])" office:value-type="float" office:value="1020.9476789505" calcext:value-type="float">
            <text:p>1020.94767895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21.24761317199" calcext:value-type="float">
            <text:p>1021.247613172</text:p>
          </table:table-cell>
          <table:table-cell office:value-type="float" office:value="893.591661525493" calcext:value-type="float">
            <text:p>893.5916615255</text:p>
          </table:table-cell>
          <table:table-cell table:formula="of:=AVERAGE([.B926:.B935])" office:value-type="float" office:value="1175.07371906124" calcext:value-type="float">
            <text:p>1175.0737190612</text:p>
          </table:table-cell>
          <table:table-cell table:formula="of:=AVERAGE([.C926:.C935])" office:value-type="float" office:value="1033.05266568091" calcext:value-type="float">
            <text:p>1033.052665680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65.41347649377" calcext:value-type="float">
            <text:p>1965.4134764938</text:p>
          </table:table-cell>
          <table:table-cell office:value-type="float" office:value="1703.3583462946" calcext:value-type="float">
            <text:p>1703.3583462946</text:p>
          </table:table-cell>
          <table:table-cell table:formula="of:=AVERAGE([.B927:.B936])" office:value-type="float" office:value="1241.3224771634" calcext:value-type="float">
            <text:p>1241.3224771634</text:p>
          </table:table-cell>
          <table:table-cell table:formula="of:=AVERAGE([.C927:.C936])" office:value-type="float" office:value="1099.1544286726" calcext:value-type="float">
            <text:p>1099.154428672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654.456938268818" calcext:value-type="float">
            <text:p>654.4569382688</text:p>
          </table:table-cell>
          <table:table-cell table:formula="of:=AVERAGE([.B928:.B937])" office:value-type="float" office:value="1176.19690632608" calcext:value-type="float">
            <text:p>1176.1969063261</text:p>
          </table:table-cell>
          <table:table-cell table:formula="of:=AVERAGE([.C928:.C937])" office:value-type="float" office:value="1034.02885783528" calcext:value-type="float">
            <text:p>1034.028857835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39.84152444473" calcext:value-type="float">
            <text:p>1439.8415244447</text:p>
          </table:table-cell>
          <table:table-cell office:value-type="float" office:value="1178.05215636387" calcext:value-type="float">
            <text:p>1178.0521563639</text:p>
          </table:table-cell>
          <table:table-cell table:formula="of:=AVERAGE([.B929:.B938])" office:value-type="float" office:value="1202.94833716408" calcext:value-type="float">
            <text:p>1202.9483371641</text:p>
          </table:table-cell>
          <table:table-cell table:formula="of:=AVERAGE([.C929:.C938])" office:value-type="float" office:value="1060.65306777774" calcext:value-type="float">
            <text:p>1060.653067777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572.53723076901" calcext:value-type="float">
            <text:p>1572.537230769</text:p>
          </table:table-cell>
          <table:table-cell office:value-type="float" office:value="1441.49246153826" calcext:value-type="float">
            <text:p>1441.4924615383</text:p>
          </table:table-cell>
          <table:table-cell table:formula="of:=AVERAGE([.B930:.B939])" office:value-type="float" office:value="1216.18156772745" calcext:value-type="float">
            <text:p>1216.1815677275</text:p>
          </table:table-cell>
          <table:table-cell table:formula="of:=AVERAGE([.C930:.C939])" office:value-type="float" office:value="1073.87459346472" calcext:value-type="float">
            <text:p>1073.874593464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86.010528029375" calcext:value-type="float">
            <text:p>786.0105280294</text:p>
          </table:table-cell>
          <table:table-cell office:value-type="float" office:value="655.008773357813" calcext:value-type="float">
            <text:p>655.0087733578</text:p>
          </table:table-cell>
          <table:table-cell table:formula="of:=AVERAGE([.B931:.B940])" office:value-type="float" office:value="1217.46167261082" calcext:value-type="float">
            <text:p>1217.4616726108</text:p>
          </table:table-cell>
          <table:table-cell table:formula="of:=AVERAGE([.C931:.C940])" office:value-type="float" office:value="1074.9413475342" calcext:value-type="float">
            <text:p>1074.941347534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89.900794800148" calcext:value-type="float">
            <text:p>889.9007948001</text:p>
          </table:table-cell>
          <table:table-cell office:value-type="float" office:value="762.772109828698" calcext:value-type="float">
            <text:p>762.7721098287</text:p>
          </table:table-cell>
          <table:table-cell table:formula="of:=AVERAGE([.B932:.B941])" office:value-type="float" office:value="1217.33767333945" calcext:value-type="float">
            <text:p>1217.3376733395</text:p>
          </table:table-cell>
          <table:table-cell table:formula="of:=AVERAGE([.C932:.C941])" office:value-type="float" office:value="1074.83506244446" calcext:value-type="float">
            <text:p>1074.835062444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63.51934987843" calcext:value-type="float">
            <text:p>1963.5193498784</text:p>
          </table:table-cell>
          <table:table-cell office:value-type="float" office:value="1701.71676989464" calcext:value-type="float">
            <text:p>1701.7167698946</text:p>
          </table:table-cell>
          <table:table-cell table:formula="of:=AVERAGE([.B933:.B942])" office:value-type="float" office:value="1235.14607718261" calcext:value-type="float">
            <text:p>1235.1460771826</text:p>
          </table:table-cell>
          <table:table-cell table:formula="of:=AVERAGE([.C933:.C942])" office:value-type="float" office:value="1079.21631765671" calcext:value-type="float">
            <text:p>1079.216317656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917.206829204435" calcext:value-type="float">
            <text:p>917.2068292044</text:p>
          </table:table-cell>
          <table:table-cell table:formula="of:=AVERAGE([.B934:.B943])" office:value-type="float" office:value="1198.4570818656" calcext:value-type="float">
            <text:p>1198.4570818656</text:p>
          </table:table-cell>
          <table:table-cell table:formula="of:=AVERAGE([.C934:.C943])" office:value-type="float" office:value="1068.2092579872" calcext:value-type="float">
            <text:p>1068.209257987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12.60878425783" calcext:value-type="float">
            <text:p>1312.6087842578</text:p>
          </table:table-cell>
          <table:table-cell office:value-type="float" office:value="1181.34790583205" calcext:value-type="float">
            <text:p>1181.3479058321</text:p>
          </table:table-cell>
          <table:table-cell table:formula="of:=AVERAGE([.B935:.B944])" office:value-type="float" office:value="1252.27430693185" calcext:value-type="float">
            <text:p>1252.2743069319</text:p>
          </table:table-cell>
          <table:table-cell table:formula="of:=AVERAGE([.C935:.C944])" office:value-type="float" office:value="1108.90039521087" calcext:value-type="float">
            <text:p>1108.900395210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519.917173201345" calcext:value-type="float">
            <text:p>519.9171732013</text:p>
          </table:table-cell>
          <table:table-cell office:value-type="float" office:value="311.950303920807" calcext:value-type="float">
            <text:p>311.9503039208</text:p>
          </table:table-cell>
          <table:table-cell table:formula="of:=AVERAGE([.B936:.B945])" office:value-type="float" office:value="1202.14126293479" calcext:value-type="float">
            <text:p>1202.1412629348</text:p>
          </table:table-cell>
          <table:table-cell table:formula="of:=AVERAGE([.C936:.C945])" office:value-type="float" office:value="1050.7362594504" calcext:value-type="float">
            <text:p>1050.736259450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00.42489198632" calcext:value-type="float">
            <text:p>1300.4248919863</text:p>
          </table:table-cell>
          <table:table-cell office:value-type="float" office:value="1170.38240278769" calcext:value-type="float">
            <text:p>1170.3824027877</text:p>
          </table:table-cell>
          <table:table-cell table:formula="of:=AVERAGE([.B937:.B946])" office:value-type="float" office:value="1135.64240448404" calcext:value-type="float">
            <text:p>1135.6424044841</text:p>
          </table:table-cell>
          <table:table-cell table:formula="of:=AVERAGE([.C937:.C946])" office:value-type="float" office:value="997.438665099708" calcext:value-type="float">
            <text:p>997.438665099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321.33474436783" calcext:value-type="float">
            <text:p>2321.3347443678</text:p>
          </table:table-cell>
          <table:table-cell office:value-type="float" office:value="2063.4086616603" calcext:value-type="float">
            <text:p>2063.4086616603</text:p>
          </table:table-cell>
          <table:table-cell table:formula="of:=AVERAGE([.B938:.B947])" office:value-type="float" office:value="1302.33018509395" calcext:value-type="float">
            <text:p>1302.330185094</text:p>
          </table:table-cell>
          <table:table-cell table:formula="of:=AVERAGE([.C938:.C947])" office:value-type="float" office:value="1138.33383743886" calcext:value-type="float">
            <text:p>1138.333837438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39:.B948])" office:value-type="float" office:value="1158.34603264947" calcext:value-type="float">
            <text:p>1158.3460326495</text:p>
          </table:table-cell>
          <table:table-cell table:formula="of:=AVERAGE([.C939:.C948])" office:value-type="float" office:value="1020.52862180247" calcext:value-type="float">
            <text:p>1020.528621802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353.01807248603" calcext:value-type="float">
            <text:p>2353.018072486</text:p>
          </table:table-cell>
          <table:table-cell office:value-type="float" office:value="2222.2948462368" calcext:value-type="float">
            <text:p>2222.2948462368</text:p>
          </table:table-cell>
          <table:table-cell table:formula="of:=AVERAGE([.B940:.B949])" office:value-type="float" office:value="1236.39411682117" calcext:value-type="float">
            <text:p>1236.3941168212</text:p>
          </table:table-cell>
          <table:table-cell table:formula="of:=AVERAGE([.C940:.C949])" office:value-type="float" office:value="1098.60886027232" calcext:value-type="float">
            <text:p>1098.608860272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41:.B950])" office:value-type="float" office:value="1157.79306401824" calcext:value-type="float">
            <text:p>1157.7930640182</text:p>
          </table:table-cell>
          <table:table-cell table:formula="of:=AVERAGE([.C941:.C950])" office:value-type="float" office:value="1033.10798293654" calcext:value-type="float">
            <text:p>1033.107982936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14.67692014896" calcext:value-type="float">
            <text:p>1414.676920149</text:p>
          </table:table-cell>
          <table:table-cell office:value-type="float" office:value="1157.46293466733" calcext:value-type="float">
            <text:p>1157.4629346673</text:p>
          </table:table-cell>
          <table:table-cell table:formula="of:=AVERAGE([.B942:.B951])" office:value-type="float" office:value="1210.27067655312" calcext:value-type="float">
            <text:p>1210.2706765531</text:p>
          </table:table-cell>
          <table:table-cell table:formula="of:=AVERAGE([.C942:.C951])" office:value-type="float" office:value="1072.5770654204" calcext:value-type="float">
            <text:p>1072.577065420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61.62101731649" calcext:value-type="float">
            <text:p>2261.6210173165</text:p>
          </table:table-cell>
          <table:table-cell office:value-type="float" office:value="2010.32979317021" calcext:value-type="float">
            <text:p>2010.3297931702</text:p>
          </table:table-cell>
          <table:table-cell table:formula="of:=AVERAGE([.B943:.B952])" office:value-type="float" office:value="1240.08084329692" calcext:value-type="float">
            <text:p>1240.0808432969</text:p>
          </table:table-cell>
          <table:table-cell table:formula="of:=AVERAGE([.C943:.C952])" office:value-type="float" office:value="1103.43836774796" calcext:value-type="float">
            <text:p>1103.43836774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47.37417128843" calcext:value-type="float">
            <text:p>1047.3741712884</text:p>
          </table:table-cell>
          <table:table-cell office:value-type="float" office:value="916.452399877372" calcext:value-type="float">
            <text:p>916.4523998774</text:p>
          </table:table-cell>
          <table:table-cell table:formula="of:=AVERAGE([.B944:.B953])" office:value-type="float" office:value="1253.09757750532" calcext:value-type="float">
            <text:p>1253.0975775053</text:p>
          </table:table-cell>
          <table:table-cell table:formula="of:=AVERAGE([.C944:.C953])" office:value-type="float" office:value="1103.36292481526" calcext:value-type="float">
            <text:p>1103.362924815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12.67290006837" calcext:value-type="float">
            <text:p>1012.6729000684</text:p>
          </table:table-cell>
          <table:table-cell office:value-type="float" office:value="759.504675051279" calcext:value-type="float">
            <text:p>759.5046750513</text:p>
          </table:table-cell>
          <table:table-cell table:formula="of:=AVERAGE([.B945:.B954])" office:value-type="float" office:value="1223.10398908638" calcext:value-type="float">
            <text:p>1223.1039890864</text:p>
          </table:table-cell>
          <table:table-cell table:formula="of:=AVERAGE([.C945:.C954])" office:value-type="float" office:value="1061.17860173718" calcext:value-type="float">
            <text:p>1061.178601737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1545.80484075794" calcext:value-type="float">
            <text:p>1545.8048407579</text:p>
          </table:table-cell>
          <table:table-cell table:formula="of:=AVERAGE([.B946:.B955])" office:value-type="float" office:value="1325.69275584204" calcext:value-type="float">
            <text:p>1325.692755842</text:p>
          </table:table-cell>
          <table:table-cell table:formula="of:=AVERAGE([.C946:.C955])" office:value-type="float" office:value="1184.56405542089" calcext:value-type="float">
            <text:p>1184.564055420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21.22253092021" calcext:value-type="float">
            <text:p>1021.2225309202</text:p>
          </table:table-cell>
          <table:table-cell office:value-type="float" office:value="765.916898190154" calcext:value-type="float">
            <text:p>765.9168981902</text:p>
          </table:table-cell>
          <table:table-cell table:formula="of:=AVERAGE([.B947:.B956])" office:value-type="float" office:value="1297.77251973542" calcext:value-type="float">
            <text:p>1297.7725197354</text:p>
          </table:table-cell>
          <table:table-cell table:formula="of:=AVERAGE([.C947:.C956])" office:value-type="float" office:value="1144.11750496114" calcext:value-type="float">
            <text:p>1144.117504961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87.32054249583" calcext:value-type="float">
            <text:p>1287.3205424958</text:p>
          </table:table-cell>
          <table:table-cell office:value-type="float" office:value="1158.58848824624" calcext:value-type="float">
            <text:p>1158.5884882463</text:p>
          </table:table-cell>
          <table:table-cell table:formula="of:=AVERAGE([.B948:.B957])" office:value-type="float" office:value="1194.37109954822" calcext:value-type="float">
            <text:p>1194.3710995482</text:p>
          </table:table-cell>
          <table:table-cell table:formula="of:=AVERAGE([.C948:.C957])" office:value-type="float" office:value="1053.63548761973" calcext:value-type="float">
            <text:p>1053.635487619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92.72102350701" calcext:value-type="float">
            <text:p>1292.721023507</text:p>
          </table:table-cell>
          <table:table-cell office:value-type="float" office:value="1163.44892115631" calcext:value-type="float">
            <text:p>1163.4489211563</text:p>
          </table:table-cell>
          <table:table-cell table:formula="of:=AVERAGE([.B949:.B958])" office:value-type="float" office:value="1323.64320189892" calcext:value-type="float">
            <text:p>1323.6432018989</text:p>
          </table:table-cell>
          <table:table-cell table:formula="of:=AVERAGE([.C949:.C958])" office:value-type="float" office:value="1169.98037973536" calcext:value-type="float">
            <text:p>1169.980379735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50:.B959])" office:value-type="float" office:value="1088.34139465032" calcext:value-type="float">
            <text:p>1088.3413946503</text:p>
          </table:table-cell>
          <table:table-cell table:formula="of:=AVERAGE([.C950:.C959])" office:value-type="float" office:value="947.750895111683" calcext:value-type="float">
            <text:p>947.750895111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30.28417181518" calcext:value-type="float">
            <text:p>2230.2841718152</text:p>
          </table:table-cell>
          <table:table-cell office:value-type="float" office:value="1967.89779866046" calcext:value-type="float">
            <text:p>1967.8977986605</text:p>
          </table:table-cell>
          <table:table-cell table:formula="of:=AVERAGE([.B951:.B960])" office:value-type="float" office:value="1311.36981183184" calcext:value-type="float">
            <text:p>1311.3698118318</text:p>
          </table:table-cell>
          <table:table-cell table:formula="of:=AVERAGE([.C951:.C960])" office:value-type="float" office:value="1144.54067497773" calcext:value-type="float">
            <text:p>1144.540674977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63.94837234106" calcext:value-type="float">
            <text:p>1663.9483723411</text:p>
          </table:table-cell>
          <table:table-cell office:value-type="float" office:value="1407.95631505782" calcext:value-type="float">
            <text:p>1407.9563150578</text:p>
          </table:table-cell>
          <table:table-cell table:formula="of:=AVERAGE([.B952:.B961])" office:value-type="float" office:value="1336.29695705105" calcext:value-type="float">
            <text:p>1336.2969570511</text:p>
          </table:table-cell>
          <table:table-cell table:formula="of:=AVERAGE([.C952:.C961])" office:value-type="float" office:value="1169.59001301678" calcext:value-type="float">
            <text:p>1169.590013016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77.45817858905" calcext:value-type="float">
            <text:p>1177.4581785891</text:p>
          </table:table-cell>
          <table:table-cell office:value-type="float" office:value="1046.62949207916" calcext:value-type="float">
            <text:p>1046.6294920792</text:p>
          </table:table-cell>
          <table:table-cell table:formula="of:=AVERAGE([.B953:.B962])" office:value-type="float" office:value="1227.88067317831" calcext:value-type="float">
            <text:p>1227.8806731783</text:p>
          </table:table-cell>
          <table:table-cell table:formula="of:=AVERAGE([.C953:.C962])" office:value-type="float" office:value="1073.21998290767" calcext:value-type="float">
            <text:p>1073.219982907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46.89351701087" calcext:value-type="float">
            <text:p>1046.8935170109</text:p>
          </table:table-cell>
          <table:table-cell office:value-type="float" office:value="916.031827384512" calcext:value-type="float">
            <text:p>916.0318273845</text:p>
          </table:table-cell>
          <table:table-cell table:formula="of:=AVERAGE([.B954:.B963])" office:value-type="float" office:value="1227.83260775055" calcext:value-type="float">
            <text:p>1227.8326077506</text:p>
          </table:table-cell>
          <table:table-cell table:formula="of:=AVERAGE([.C954:.C963])" office:value-type="float" office:value="1073.17792565839" calcext:value-type="float">
            <text:p>1073.177925658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63.63448301498" calcext:value-type="float">
            <text:p>1163.634483015</text:p>
          </table:table-cell>
          <table:table-cell office:value-type="float" office:value="1034.34176267998" calcext:value-type="float">
            <text:p>1034.34176268</text:p>
          </table:table-cell>
          <table:table-cell table:formula="of:=AVERAGE([.B955:.B964])" office:value-type="float" office:value="1242.92876604521" calcext:value-type="float">
            <text:p>1242.9287660452</text:p>
          </table:table-cell>
          <table:table-cell table:formula="of:=AVERAGE([.C955:.C964])" office:value-type="float" office:value="1100.66163442126" calcext:value-type="float">
            <text:p>1100.661634421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46.24965155636" calcext:value-type="float">
            <text:p>1046.2496515564</text:p>
          </table:table-cell>
          <table:table-cell office:value-type="float" office:value="915.468445111817" calcext:value-type="float">
            <text:p>915.4684451118</text:p>
          </table:table-cell>
          <table:table-cell table:formula="of:=AVERAGE([.B956:.B965])" office:value-type="float" office:value="1192.97324712506" calcext:value-type="float">
            <text:p>1192.9732471251</text:p>
          </table:table-cell>
          <table:table-cell table:formula="of:=AVERAGE([.C956:.C965])" office:value-type="float" office:value="1037.62799485665" calcext:value-type="float">
            <text:p>1037.627994856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1025.03513263072" calcext:value-type="float">
            <text:p>1025.0351326307</text:p>
          </table:table-cell>
          <table:table-cell table:formula="of:=AVERAGE([.B957:.B966])" office:value-type="float" office:value="1193.35450729611" calcext:value-type="float">
            <text:p>1193.3545072961</text:p>
          </table:table-cell>
          <table:table-cell table:formula="of:=AVERAGE([.C957:.C966])" office:value-type="float" office:value="1063.5398183007" calcext:value-type="float">
            <text:p>1063.539818300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36.90576566119" calcext:value-type="float">
            <text:p>1436.9057656612</text:p>
          </table:table-cell>
          <table:table-cell office:value-type="float" office:value="1175.65017190461" calcext:value-type="float">
            <text:p>1175.6501719046</text:p>
          </table:table-cell>
          <table:table-cell table:formula="of:=AVERAGE([.B958:.B967])" office:value-type="float" office:value="1208.31302961264" calcext:value-type="float">
            <text:p>1208.3130296127</text:p>
          </table:table-cell>
          <table:table-cell table:formula="of:=AVERAGE([.C958:.C967])" office:value-type="float" office:value="1065.24598666654" calcext:value-type="float">
            <text:p>1065.245986666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566.42155267401" calcext:value-type="float">
            <text:p>1566.421552674</text:p>
          </table:table-cell>
          <table:table-cell office:value-type="float" office:value="1435.88642328451" calcext:value-type="float">
            <text:p>1435.8864232845</text:p>
          </table:table-cell>
          <table:table-cell table:formula="of:=AVERAGE([.B959:.B968])" office:value-type="float" office:value="1235.68308252934" calcext:value-type="float">
            <text:p>1235.6830825294</text:p>
          </table:table-cell>
          <table:table-cell table:formula="of:=AVERAGE([.C959:.C968])" office:value-type="float" office:value="1092.48973687936" calcext:value-type="float">
            <text:p>1092.489736879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73.393861130543" calcext:value-type="float">
            <text:p>773.3938611305</text:p>
          </table:table-cell>
          <table:table-cell office:value-type="float" office:value="644.494884275452" calcext:value-type="float">
            <text:p>644.4948842755</text:p>
          </table:table-cell>
          <table:table-cell table:formula="of:=AVERAGE([.B960:.B969])" office:value-type="float" office:value="1313.0224686424" calcext:value-type="float">
            <text:p>1313.0224686424</text:p>
          </table:table-cell>
          <table:table-cell table:formula="of:=AVERAGE([.C960:.C969])" office:value-type="float" office:value="1156.9392253069" calcext:value-type="float">
            <text:p>1156.939225306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84.39788700733" calcext:value-type="float">
            <text:p>1684.3978870073</text:p>
          </table:table-cell>
          <table:table-cell office:value-type="float" office:value="1425.25975054466" calcext:value-type="float">
            <text:p>1425.2597505447</text:p>
          </table:table-cell>
          <table:table-cell table:formula="of:=AVERAGE([.B961:.B970])" office:value-type="float" office:value="1258.43384016161" calcext:value-type="float">
            <text:p>1258.4338401616</text:p>
          </table:table-cell>
          <table:table-cell table:formula="of:=AVERAGE([.C961:.C970])" office:value-type="float" office:value="1102.67542049532" calcext:value-type="float">
            <text:p>1102.675420495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645.533952492146" calcext:value-type="float">
            <text:p>645.5339524921</text:p>
          </table:table-cell>
          <table:table-cell table:formula="of:=AVERAGE([.B962:.B971])" office:value-type="float" office:value="1156.59239817672" calcext:value-type="float">
            <text:p>1156.5923981767</text:p>
          </table:table-cell>
          <table:table-cell table:formula="of:=AVERAGE([.C962:.C971])" office:value-type="float" office:value="1026.43318423876" calcext:value-type="float">
            <text:p>1026.433184238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44.08926293627" calcext:value-type="float">
            <text:p>1944.0892629363</text:p>
          </table:table-cell>
          <table:table-cell office:value-type="float" office:value="1684.87736121144" calcext:value-type="float">
            <text:p>1684.8773612114</text:p>
          </table:table-cell>
          <table:table-cell table:formula="of:=AVERAGE([.B963:.B972])" office:value-type="float" office:value="1233.25550661144" calcext:value-type="float">
            <text:p>1233.2555066115</text:p>
          </table:table-cell>
          <table:table-cell table:formula="of:=AVERAGE([.C963:.C972])" office:value-type="float" office:value="1090.25797115198" calcext:value-type="float">
            <text:p>1090.25797115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33.14738178525" calcext:value-type="float">
            <text:p>1033.1473817853</text:p>
          </table:table-cell>
          <table:table-cell office:value-type="float" office:value="904.003959062093" calcext:value-type="float">
            <text:p>904.0039590621</text:p>
          </table:table-cell>
          <table:table-cell table:formula="of:=AVERAGE([.B964:.B973])" office:value-type="float" office:value="1231.88089308888" calcext:value-type="float">
            <text:p>1231.8808930889</text:p>
          </table:table-cell>
          <table:table-cell table:formula="of:=AVERAGE([.C964:.C973])" office:value-type="float" office:value="1089.05518431974" calcext:value-type="float">
            <text:p>1089.055184319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19.86378017929" calcext:value-type="float">
            <text:p>1419.8637801793</text:p>
          </table:table-cell>
          <table:table-cell office:value-type="float" office:value="1290.78525470845" calcext:value-type="float">
            <text:p>1290.7852547085</text:p>
          </table:table-cell>
          <table:table-cell table:formula="of:=AVERAGE([.B965:.B974])" office:value-type="float" office:value="1257.50382280531" calcext:value-type="float">
            <text:p>1257.5038228053</text:p>
          </table:table-cell>
          <table:table-cell table:formula="of:=AVERAGE([.C965:.C974])" office:value-type="float" office:value="1114.69953352259" calcext:value-type="float">
            <text:p>1114.699533522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39.45714165171" calcext:value-type="float">
            <text:p>1139.4571416517</text:p>
          </table:table-cell>
          <table:table-cell office:value-type="float" office:value="1012.85079257929" calcext:value-type="float">
            <text:p>1012.8507925793</text:p>
          </table:table-cell>
          <table:table-cell table:formula="of:=AVERAGE([.B966:.B975])" office:value-type="float" office:value="1266.82457181485" calcext:value-type="float">
            <text:p>1266.8245718149</text:p>
          </table:table-cell>
          <table:table-cell table:formula="of:=AVERAGE([.C966:.C975])" office:value-type="float" office:value="1124.43776826934" calcext:value-type="float">
            <text:p>1124.437768269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32.13536426403" calcext:value-type="float">
            <text:p>1032.135364264</text:p>
          </table:table-cell>
          <table:table-cell office:value-type="float" office:value="903.118443731022" calcext:value-type="float">
            <text:p>903.118443731</text:p>
          </table:table-cell>
          <table:table-cell table:formula="of:=AVERAGE([.B967:.B976])" office:value-type="float" office:value="1267.53459497818" calcext:value-type="float">
            <text:p>1267.5345949782</text:p>
          </table:table-cell>
          <table:table-cell table:formula="of:=AVERAGE([.C967:.C976])" office:value-type="float" office:value="1112.24609937937" calcext:value-type="float">
            <text:p>1112.246099379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59.61262496034" calcext:value-type="float">
            <text:p>1159.6126249603</text:p>
          </table:table-cell>
          <table:table-cell office:value-type="float" office:value="1030.76677774252" calcext:value-type="float">
            <text:p>1030.7667777425</text:p>
          </table:table-cell>
          <table:table-cell table:formula="of:=AVERAGE([.B968:.B977])" office:value-type="float" office:value="1239.80528090809" calcext:value-type="float">
            <text:p>1239.8052809081</text:p>
          </table:table-cell>
          <table:table-cell table:formula="of:=AVERAGE([.C968:.C977])" office:value-type="float" office:value="1097.75775996316" calcext:value-type="float">
            <text:p>1097.757759963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68.54955210457" calcext:value-type="float">
            <text:p>1668.5495521046</text:p>
          </table:table-cell>
          <table:table-cell office:value-type="float" office:value="1540.19958655806" calcext:value-type="float">
            <text:p>1540.1995865581</text:p>
          </table:table-cell>
          <table:table-cell table:formula="of:=AVERAGE([.B969:.B978])" office:value-type="float" office:value="1250.01808085115" calcext:value-type="float">
            <text:p>1250.0180808512</text:p>
          </table:table-cell>
          <table:table-cell table:formula="of:=AVERAGE([.C969:.C978])" office:value-type="float" office:value="1108.18907629051" calcext:value-type="float">
            <text:p>1108.18907629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70:.B979])" office:value-type="float" office:value="1172.67869473809" calcext:value-type="float">
            <text:p>1172.6786947381</text:p>
          </table:table-cell>
          <table:table-cell table:formula="of:=AVERAGE([.C970:.C979])" office:value-type="float" office:value="1043.73958786297" calcext:value-type="float">
            <text:p>1043.73958786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11.90376928348" calcext:value-type="float">
            <text:p>1811.9037692835</text:p>
          </table:table-cell>
          <table:table-cell office:value-type="float" office:value="1553.06037367155" calcext:value-type="float">
            <text:p>1553.0603736716</text:p>
          </table:table-cell>
          <table:table-cell table:formula="of:=AVERAGE([.B971:.B980])" office:value-type="float" office:value="1185.42928296571" calcext:value-type="float">
            <text:p>1185.4292829657</text:p>
          </table:table-cell>
          <table:table-cell table:formula="of:=AVERAGE([.C971:.C980])" office:value-type="float" office:value="1056.51965017566" calcext:value-type="float">
            <text:p>1056.519650175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65.69086123414" calcext:value-type="float">
            <text:p>1165.6908612342</text:p>
          </table:table-cell>
          <table:table-cell office:value-type="float" office:value="1036.16965443035" calcext:value-type="float">
            <text:p>1036.1696544304</text:p>
          </table:table-cell>
          <table:table-cell table:formula="of:=AVERAGE([.B972:.B981])" office:value-type="float" office:value="1237.44497383991" calcext:value-type="float">
            <text:p>1237.4449738399</text:p>
          </table:table-cell>
          <table:table-cell table:formula="of:=AVERAGE([.C972:.C981])" office:value-type="float" office:value="1095.58322036948" calcext:value-type="float">
            <text:p>1095.583220369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92.81761187437" calcext:value-type="float">
            <text:p>1292.8176118744</text:p>
          </table:table-cell>
          <table:table-cell office:value-type="float" office:value="1163.53585068693" calcext:value-type="float">
            <text:p>1163.5358506869</text:p>
          </table:table-cell>
          <table:table-cell table:formula="of:=AVERAGE([.B973:.B982])" office:value-type="float" office:value="1172.31780873372" calcext:value-type="float">
            <text:p>1172.3178087337</text:p>
          </table:table-cell>
          <table:table-cell table:formula="of:=AVERAGE([.C973:.C982])" office:value-type="float" office:value="1043.44906931703" calcext:value-type="float">
            <text:p>1043.44906931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15.7441227443" calcext:value-type="float">
            <text:p>1815.7441227443</text:p>
          </table:table-cell>
          <table:table-cell office:value-type="float" office:value="1556.3521052094" calcext:value-type="float">
            <text:p>1556.3521052094</text:p>
          </table:table-cell>
          <table:table-cell table:formula="of:=AVERAGE([.B974:.B983])" office:value-type="float" office:value="1250.57748282962" calcext:value-type="float">
            <text:p>1250.5774828296</text:p>
          </table:table-cell>
          <table:table-cell table:formula="of:=AVERAGE([.C974:.C983])" office:value-type="float" office:value="1108.68388393176" calcext:value-type="float">
            <text:p>1108.683883931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515.718887348671" calcext:value-type="float">
            <text:p>515.7188873487</text:p>
          </table:table-cell>
          <table:table-cell table:formula="of:=AVERAGE([.B975:.B984])" office:value-type="float" office:value="1160.16299354656" calcext:value-type="float">
            <text:p>1160.1629935466</text:p>
          </table:table-cell>
          <table:table-cell table:formula="of:=AVERAGE([.C975:.C984])" office:value-type="float" office:value="1031.17724719578" calcext:value-type="float">
            <text:p>1031.177247195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83.23781058026" calcext:value-type="float">
            <text:p>1683.2378105803</text:p>
          </table:table-cell>
          <table:table-cell office:value-type="float" office:value="1424.27814741407" calcext:value-type="float">
            <text:p>1424.2781474141</text:p>
          </table:table-cell>
          <table:table-cell table:formula="of:=AVERAGE([.B976:.B985])" office:value-type="float" office:value="1214.54106043942" calcext:value-type="float">
            <text:p>1214.5410604394</text:p>
          </table:table-cell>
          <table:table-cell table:formula="of:=AVERAGE([.C976:.C985])" office:value-type="float" office:value="1072.31998267926" calcext:value-type="float">
            <text:p>1072.319982679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914.638686869231" calcext:value-type="float">
            <text:p>914.6386868692</text:p>
          </table:table-cell>
          <table:table-cell office:value-type="float" office:value="783.976017316483" calcext:value-type="float">
            <text:p>783.9760173165</text:p>
          </table:table-cell>
          <table:table-cell table:formula="of:=AVERAGE([.B977:.B986])" office:value-type="float" office:value="1202.79139269994" calcext:value-type="float">
            <text:p>1202.7913926999</text:p>
          </table:table-cell>
          <table:table-cell table:formula="of:=AVERAGE([.C977:.C986])" office:value-type="float" office:value="1060.4057400378" calcext:value-type="float">
            <text:p>1060.405740037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04.63938239259" calcext:value-type="float">
            <text:p>1804.6393823926</text:p>
          </table:table-cell>
          <table:table-cell office:value-type="float" office:value="1546.83375633651" calcext:value-type="float">
            <text:p>1546.8337563365</text:p>
          </table:table-cell>
          <table:table-cell table:formula="of:=AVERAGE([.B978:.B987])" office:value-type="float" office:value="1267.29406844316" calcext:value-type="float">
            <text:p>1267.2940684432</text:p>
          </table:table-cell>
          <table:table-cell table:formula="of:=AVERAGE([.C978:.C987])" office:value-type="float" office:value="1112.0124378972" calcext:value-type="float">
            <text:p>1112.012437897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513.049647370588" calcext:value-type="float">
            <text:p>513.0496473706</text:p>
          </table:table-cell>
          <table:table-cell table:formula="of:=AVERAGE([.B979:.B988])" office:value-type="float" office:value="1151.74407796976" calcext:value-type="float">
            <text:p>1151.7440779698</text:p>
          </table:table-cell>
          <table:table-cell table:formula="of:=AVERAGE([.C979:.C988])" office:value-type="float" office:value="1009.29744397846" calcext:value-type="float">
            <text:p>1009.297443978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11.47924147526" calcext:value-type="float">
            <text:p>1811.4792414753</text:p>
          </table:table-cell>
          <table:table-cell office:value-type="float" office:value="1682.08786708417" calcext:value-type="float">
            <text:p>1682.0878670842</text:p>
          </table:table-cell>
          <table:table-cell table:formula="of:=AVERAGE([.B980:.B989])" office:value-type="float" office:value="1332.89200211729" calcext:value-type="float">
            <text:p>1332.8920021173</text:p>
          </table:table-cell>
          <table:table-cell table:formula="of:=AVERAGE([.C980:.C989])" office:value-type="float" office:value="1177.50623068687" calcext:value-type="float">
            <text:p>1177.506230686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81:.B990])" office:value-type="float" office:value="1151.70162518894" calcext:value-type="float">
            <text:p>1151.701625189</text:p>
          </table:table-cell>
          <table:table-cell table:formula="of:=AVERAGE([.C981:.C990])" office:value-type="float" office:value="1022.20019331972" calcext:value-type="float">
            <text:p>1022.200193319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351.82140205558" calcext:value-type="float">
            <text:p>2351.8214020556</text:p>
          </table:table-cell>
          <table:table-cell office:value-type="float" office:value="1959.85116837965" calcext:value-type="float">
            <text:p>1959.8511683797</text:p>
          </table:table-cell>
          <table:table-cell table:formula="of:=AVERAGE([.B982:.B991])" office:value-type="float" office:value="1270.31467927108" calcext:value-type="float">
            <text:p>1270.3146792711</text:p>
          </table:table-cell>
          <table:table-cell table:formula="of:=AVERAGE([.C982:.C991])" office:value-type="float" office:value="1114.56834471465" calcext:value-type="float">
            <text:p>1114.568344714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263.61561302324" calcext:value-type="float">
            <text:p>1263.6156130232</text:p>
          </table:table-cell>
          <table:table-cell office:value-type="float" office:value="1137.25405172091" calcext:value-type="float">
            <text:p>1137.2540517209</text:p>
          </table:table-cell>
          <table:table-cell table:formula="of:=AVERAGE([.B983:.B992])" office:value-type="float" office:value="1267.39447938597" calcext:value-type="float">
            <text:p>1267.394479386</text:p>
          </table:table-cell>
          <table:table-cell table:formula="of:=AVERAGE([.C983:.C992])" office:value-type="float" office:value="1111.94016481805" calcext:value-type="float">
            <text:p>1111.940164818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76.301715395971" calcext:value-type="float">
            <text:p>776.301715396</text:p>
          </table:table-cell>
          <table:table-cell office:value-type="float" office:value="646.918096163309" calcext:value-type="float">
            <text:p>646.9180961633</text:p>
          </table:table-cell>
          <table:table-cell table:formula="of:=AVERAGE([.B984:.B993])" office:value-type="float" office:value="1163.45023865114" calcext:value-type="float">
            <text:p>1163.4502386511</text:p>
          </table:table-cell>
          <table:table-cell table:formula="of:=AVERAGE([.C984:.C993])" office:value-type="float" office:value="1020.99676391344" calcext:value-type="float">
            <text:p>1020.996763913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16.82003420634" calcext:value-type="float">
            <text:p>1916.8200342064</text:p>
          </table:table-cell>
          <table:table-cell office:value-type="float" office:value="1661.2440296455" calcext:value-type="float">
            <text:p>1661.2440296455</text:p>
          </table:table-cell>
          <table:table-cell table:formula="of:=AVERAGE([.B985:.B994])" office:value-type="float" office:value="1303.56035333691" calcext:value-type="float">
            <text:p>1303.5603533369</text:p>
          </table:table-cell>
          <table:table-cell table:formula="of:=AVERAGE([.C985:.C994])" office:value-type="float" office:value="1135.54927814312" calcext:value-type="float">
            <text:p>1135.549278143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33.89345984819" calcext:value-type="float">
            <text:p>1033.8934598482</text:p>
          </table:table-cell>
          <table:table-cell office:value-type="float" office:value="904.656777367164" calcext:value-type="float">
            <text:p>904.6567773672</text:p>
          </table:table-cell>
          <table:table-cell table:formula="of:=AVERAGE([.B986:.B995])" office:value-type="float" office:value="1238.6259182637" calcext:value-type="float">
            <text:p>1238.6259182637</text:p>
          </table:table-cell>
          <table:table-cell table:formula="of:=AVERAGE([.C986:.C995])" office:value-type="float" office:value="1083.58714113843" calcext:value-type="float">
            <text:p>1083.587141138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34.52248735673" calcext:value-type="float">
            <text:p>1434.5224873567</text:p>
          </table:table-cell>
          <table:table-cell office:value-type="float" office:value="1304.11135214248" calcext:value-type="float">
            <text:p>1304.1113521425</text:p>
          </table:table-cell>
          <table:table-cell table:formula="of:=AVERAGE([.B987:.B996])" office:value-type="float" office:value="1290.61429831245" calcext:value-type="float">
            <text:p>1290.6142983125</text:p>
          </table:table-cell>
          <table:table-cell table:formula="of:=AVERAGE([.C987:.C996])" office:value-type="float" office:value="1135.60067462103" calcext:value-type="float">
            <text:p>1135.60067462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03.18767146155" calcext:value-type="float">
            <text:p>1003.1876714616</text:p>
          </table:table-cell>
          <table:table-cell office:value-type="float" office:value="877.789212528852" calcext:value-type="float">
            <text:p>877.7892125289</text:p>
          </table:table-cell>
          <table:table-cell table:formula="of:=AVERAGE([.B988:.B997])" office:value-type="float" office:value="1210.46912721934" calcext:value-type="float">
            <text:p>1210.4691272194</text:p>
          </table:table-cell>
          <table:table-cell table:formula="of:=AVERAGE([.C988:.C997])" office:value-type="float" office:value="1068.69622024026" calcext:value-type="float">
            <text:p>1068.696220240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74.95213231958" calcext:value-type="float">
            <text:p>1174.9521323196</text:p>
          </table:table-cell>
          <table:table-cell office:value-type="float" office:value="1044.40189539518" calcext:value-type="float">
            <text:p>1044.4018953952</text:p>
          </table:table-cell>
          <table:table-cell table:formula="of:=AVERAGE([.B989:.B998])" office:value-type="float" office:value="1276.65937571424" calcext:value-type="float">
            <text:p>1276.6593757143</text:p>
          </table:table-cell>
          <table:table-cell table:formula="of:=AVERAGE([.C989:.C998])" office:value-type="float" office:value="1121.83144504272" calcext:value-type="float">
            <text:p>1121.831445042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572.4577854838" calcext:value-type="float">
            <text:p>1572.4577854838</text:p>
          </table:table-cell>
          <table:table-cell office:value-type="float" office:value="1310.38148790317" calcext:value-type="float">
            <text:p>1310.3814879032</text:p>
          </table:table-cell>
          <table:table-cell table:formula="of:=AVERAGE([.B990:.B999])" office:value-type="float" office:value="1252.7572301151" calcext:value-type="float">
            <text:p>1252.7572301151</text:p>
          </table:table-cell>
          <table:table-cell table:formula="of:=AVERAGE([.C990:.C999])" office:value-type="float" office:value="1084.66080712462" calcext:value-type="float">
            <text:p>1084.660807124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384.25726866429" calcext:value-type="float">
            <text:p>384.2572686643</text:p>
          </table:table-cell>
          <table:table-cell table:formula="of:=AVERAGE([.B991:.B1000])" office:value-type="float" office:value="1291.18295698153" calcext:value-type="float">
            <text:p>1291.1829569815</text:p>
          </table:table-cell>
          <table:table-cell table:formula="of:=AVERAGE([.C991:.C1000])" office:value-type="float" office:value="1123.08653399105" calcext:value-type="float">
            <text:p>1123.086533991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69.09197798518" calcext:value-type="float">
            <text:p>1469.0919779852</text:p>
          </table:table-cell>
          <table:table-cell office:value-type="float" office:value="1312.80559734846" calcext:value-type="float">
            <text:p>1312.8055973485</text:p>
          </table:table-cell>
          <table:table-cell table:formula="of:=AVERAGE([.B992:.B1001])" office:value-type="float" office:value="1202.91001457449" calcext:value-type="float">
            <text:p>1202.9100145745</text:p>
          </table:table-cell>
          <table:table-cell table:formula="of:=AVERAGE([.C992:.C1001])" office:value-type="float" office:value="1058.38197688793" calcext:value-type="float">
            <text:p>1058.381976887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11.184686434214" calcext:value-type="float">
            <text:p>511.1846864342</text:p>
          </table:table-cell>
          <table:table-cell office:value-type="float" office:value="383.388514825661" calcext:value-type="float">
            <text:p>383.3885148257</text:p>
          </table:table-cell>
          <table:table-cell table:formula="of:=AVERAGE([.B993:.B1002])" office:value-type="float" office:value="1127.66692191558" calcext:value-type="float">
            <text:p>1127.6669219156</text:p>
          </table:table-cell>
          <table:table-cell table:formula="of:=AVERAGE([.C993:.C1002])" office:value-type="float" office:value="982.995423198406" calcext:value-type="float">
            <text:p>982.995423198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987.683280836938" calcext:value-type="float">
            <text:p>987.6832808369</text:p>
          </table:table-cell>
          <table:table-cell table:formula="of:=AVERAGE([.B994:.B1003])" office:value-type="float" office:value="1148.80507845968" calcext:value-type="float">
            <text:p>1148.8050784597</text:p>
          </table:table-cell>
          <table:table-cell table:formula="of:=AVERAGE([.C994:.C1003])" office:value-type="float" office:value="1017.07194166577" calcext:value-type="float">
            <text:p>1017.071941665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8.33690679935" calcext:value-type="float">
            <text:p>1048.3369067994</text:p>
          </table:table-cell>
          <table:table-cell office:value-type="float" office:value="786.252680099511" calcext:value-type="float">
            <text:p>786.2526800995</text:p>
          </table:table-cell>
          <table:table-cell table:formula="of:=AVERAGE([.B995:.B1004])" office:value-type="float" office:value="1061.95676571898" calcext:value-type="float">
            <text:p>1061.956765719</text:p>
          </table:table-cell>
          <table:table-cell table:formula="of:=AVERAGE([.C995:.C1004])" office:value-type="float" office:value="929.57280671117" calcext:value-type="float">
            <text:p>929.572806711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075.81052032708" calcext:value-type="float">
            <text:p>2075.8105203271</text:p>
          </table:table-cell>
          <table:table-cell office:value-type="float" office:value="1946.07236280663" calcext:value-type="float">
            <text:p>1946.0723628066</text:p>
          </table:table-cell>
          <table:table-cell table:formula="of:=AVERAGE([.B996:.B1005])" office:value-type="float" office:value="1166.14847176687" calcext:value-type="float">
            <text:p>1166.1484717669</text:p>
          </table:table-cell>
          <table:table-cell table:formula="of:=AVERAGE([.C996:.C1005])" office:value-type="float" office:value="1033.71436525512" calcext:value-type="float">
            <text:p>1033.714365255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35.09224544644" calcext:value-type="float">
            <text:p>1435.0922454464</text:p>
          </table:table-cell>
          <table:table-cell office:value-type="float" office:value="1304.62931404221" calcext:value-type="float">
            <text:p>1304.6293140422</text:p>
          </table:table-cell>
          <table:table-cell table:formula="of:=AVERAGE([.B997:.B1006])" office:value-type="float" office:value="1166.20544757584" calcext:value-type="float">
            <text:p>1166.2054475758</text:p>
          </table:table-cell>
          <table:table-cell table:formula="of:=AVERAGE([.C997:.C1006])" office:value-type="float" office:value="1033.76616144509" calcext:value-type="float">
            <text:p>1033.766161445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83.78546554274" calcext:value-type="float">
            <text:p>1283.7854655428</text:p>
          </table:table-cell>
          <table:table-cell office:value-type="float" office:value="1155.40691898847" calcext:value-type="float">
            <text:p>1155.4069189885</text:p>
          </table:table-cell>
          <table:table-cell table:formula="of:=AVERAGE([.B998:.B1007])" office:value-type="float" office:value="1194.26522698396" calcext:value-type="float">
            <text:p>1194.265226984</text:p>
          </table:table-cell>
          <table:table-cell table:formula="of:=AVERAGE([.C998:.C1007])" office:value-type="float" office:value="1061.52793209105" calcext:value-type="float">
            <text:p>1061.527932091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15.039569448262" calcext:value-type="float">
            <text:p>915.0395694483</text:p>
          </table:table-cell>
          <table:table-cell office:value-type="float" office:value="653.599692463044" calcext:value-type="float">
            <text:p>653.599692463</text:p>
          </table:table-cell>
          <table:table-cell table:formula="of:=AVERAGE([.B999:.B1008])" office:value-type="float" office:value="1168.27397069683" calcext:value-type="float">
            <text:p>1168.2739706968</text:p>
          </table:table-cell>
          <table:table-cell table:formula="of:=AVERAGE([.C999:.C1008])" office:value-type="float" office:value="1022.44771179784" calcext:value-type="float">
            <text:p>1022.447711797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23.01157427579" calcext:value-type="float">
            <text:p>1223.0115742758</text:p>
          </table:table-cell>
          <table:table-cell office:value-type="float" office:value="1467.61388913094" calcext:value-type="float">
            <text:p>1467.613889131</text:p>
          </table:table-cell>
          <table:table-cell table:formula="of:=AVERAGE([.B1000:.B1009])" office:value-type="float" office:value="1133.32934957603" calcext:value-type="float">
            <text:p>1133.329349576</text:p>
          </table:table-cell>
          <table:table-cell table:formula="of:=AVERAGE([.C1000:.C1009])" office:value-type="float" office:value="1038.17095192062" calcext:value-type="float">
            <text:p>1038.170951920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09.87862913499" calcext:value-type="float">
            <text:p>1309.878629135</text:p>
          </table:table-cell>
          <table:table-cell office:value-type="float" office:value="785.927177480996" calcext:value-type="float">
            <text:p>785.927177481</text:p>
          </table:table-cell>
          <table:table-cell table:formula="of:=AVERAGE([.B1001:.B1010])" office:value-type="float" office:value="1225.8914856231" calcext:value-type="float">
            <text:p>1225.8914856231</text:p>
          </table:table-cell>
          <table:table-cell table:formula="of:=AVERAGE([.C1001:.C1010])" office:value-type="float" office:value="1078.33794280229" calcext:value-type="float">
            <text:p>1078.337942802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9.52429930681" calcext:value-type="float">
            <text:p>1049.5242993068</text:p>
          </table:table-cell>
          <table:table-cell office:value-type="float" office:value="918.333761893462" calcext:value-type="float">
            <text:p>918.3337618935</text:p>
          </table:table-cell>
          <table:table-cell table:formula="of:=AVERAGE([.B1002:.B1011])" office:value-type="float" office:value="1183.93471775526" calcext:value-type="float">
            <text:p>1183.9347177553</text:p>
          </table:table-cell>
          <table:table-cell table:formula="of:=AVERAGE([.C1002:.C1011])" office:value-type="float" office:value="1038.89075925679" calcext:value-type="float">
            <text:p>1038.890759256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39.54464759663" calcext:value-type="float">
            <text:p>1539.5446475966</text:p>
          </table:table-cell>
          <table:table-cell office:value-type="float" office:value="1411.24926029691" calcext:value-type="float">
            <text:p>1411.2492602969</text:p>
          </table:table-cell>
          <table:table-cell table:formula="of:=AVERAGE([.B1003:.B1012])" office:value-type="float" office:value="1286.7707138715" calcext:value-type="float">
            <text:p>1286.7707138715</text:p>
          </table:table-cell>
          <table:table-cell table:formula="of:=AVERAGE([.C1003:.C1012])" office:value-type="float" office:value="1141.67683380391" calcext:value-type="float">
            <text:p>1141.676833803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62.597465811874" calcext:value-type="float">
            <text:p>862.5974658119</text:p>
          </table:table-cell>
          <table:table-cell office:value-type="float" office:value="739.369256410177" calcext:value-type="float">
            <text:p>739.3692564102</text:p>
          </table:table-cell>
          <table:table-cell table:formula="of:=AVERAGE([.B1004:.B1013])" office:value-type="float" office:value="1274.262132369" calcext:value-type="float">
            <text:p>1274.262132369</text:p>
          </table:table-cell>
          <table:table-cell table:formula="of:=AVERAGE([.C1004:.C1013])" office:value-type="float" office:value="1116.84543136124" calcext:value-type="float">
            <text:p>1116.845431361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88.42653216043" calcext:value-type="float">
            <text:p>1288.4265321604</text:p>
          </table:table-cell>
          <table:table-cell office:value-type="float" office:value="1159.58387894439" calcext:value-type="float">
            <text:p>1159.5838789444</text:p>
          </table:table-cell>
          <table:table-cell table:formula="of:=AVERAGE([.B1005:.B1014])" office:value-type="float" office:value="1298.2710949051" calcext:value-type="float">
            <text:p>1298.2710949051</text:p>
          </table:table-cell>
          <table:table-cell table:formula="of:=AVERAGE([.C1005:.C1014])" office:value-type="float" office:value="1154.17855124572" calcext:value-type="float">
            <text:p>1154.178551245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06:.B1015])" office:value-type="float" office:value="1090.6900428724" calcext:value-type="float">
            <text:p>1090.6900428724</text:p>
          </table:table-cell>
          <table:table-cell table:formula="of:=AVERAGE([.C1006:.C1015])" office:value-type="float" office:value="959.571314965061" calcext:value-type="float">
            <text:p>959.571314965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04.2040612911" calcext:value-type="float">
            <text:p>2204.2040612911</text:p>
          </table:table-cell>
          <table:table-cell office:value-type="float" office:value="1944.88593643333" calcext:value-type="float">
            <text:p>1944.8859364333</text:p>
          </table:table-cell>
          <table:table-cell table:formula="of:=AVERAGE([.B1007:.B1016])" office:value-type="float" office:value="1167.60122445686" calcext:value-type="float">
            <text:p>1167.6012244569</text:p>
          </table:table-cell>
          <table:table-cell table:formula="of:=AVERAGE([.C1007:.C1016])" office:value-type="float" office:value="1023.59697720417" calcext:value-type="float">
            <text:p>1023.596977204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57.0447477533" calcext:value-type="float">
            <text:p>1557.0447477533</text:p>
          </table:table-cell>
          <table:table-cell office:value-type="float" office:value="1427.29101877386" calcext:value-type="float">
            <text:p>1427.2910187739</text:p>
          </table:table-cell>
          <table:table-cell table:formula="of:=AVERAGE([.B1008:.B1017])" office:value-type="float" office:value="1194.92715267792" calcext:value-type="float">
            <text:p>1194.9271526779</text:p>
          </table:table-cell>
          <table:table-cell table:formula="of:=AVERAGE([.C1008:.C1017])" office:value-type="float" office:value="1050.78538718271" calcext:value-type="float">
            <text:p>1050.785387182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76.24835571262" calcext:value-type="float">
            <text:p>1176.2483557126</text:p>
          </table:table-cell>
          <table:table-cell office:value-type="float" office:value="1568.33114095016" calcext:value-type="float">
            <text:p>1568.3311409502</text:p>
          </table:table-cell>
          <table:table-cell table:formula="of:=AVERAGE([.B1009:.B1018])" office:value-type="float" office:value="1221.04803130436" calcext:value-type="float">
            <text:p>1221.0480313044</text:p>
          </table:table-cell>
          <table:table-cell table:formula="of:=AVERAGE([.C1009:.C1018])" office:value-type="float" office:value="1142.25853203142" calcext:value-type="float">
            <text:p>1142.258532031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20.529963319633" calcext:value-type="float">
            <text:p>520.5299633196</text:p>
          </table:table-cell>
          <table:table-cell office:value-type="float" office:value="0" calcext:value-type="float">
            <text:p>0</text:p>
          </table:table-cell>
          <table:table-cell table:formula="of:=AVERAGE([.B1010:.B1019])" office:value-type="float" office:value="1150.79987020874" calcext:value-type="float">
            <text:p>1150.7998702087</text:p>
          </table:table-cell>
          <table:table-cell table:formula="of:=AVERAGE([.C1010:.C1019])" office:value-type="float" office:value="995.497143118328" calcext:value-type="float">
            <text:p>995.497143118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20.99802029179" calcext:value-type="float">
            <text:p>1520.9980202918</text:p>
          </table:table-cell>
          <table:table-cell office:value-type="float" office:value="1267.49835024316" calcext:value-type="float">
            <text:p>1267.4983502432</text:p>
          </table:table-cell>
          <table:table-cell table:formula="of:=AVERAGE([.B1011:.B1020])" office:value-type="float" office:value="1171.91180932442" calcext:value-type="float">
            <text:p>1171.9118093244</text:p>
          </table:table-cell>
          <table:table-cell table:formula="of:=AVERAGE([.C1011:.C1020])" office:value-type="float" office:value="1043.65426039454" calcext:value-type="float">
            <text:p>1043.654260394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197.43970405771" calcext:value-type="float">
            <text:p>2197.4397040577</text:p>
          </table:table-cell>
          <table:table-cell office:value-type="float" office:value="1938.91738593328" calcext:value-type="float">
            <text:p>1938.9173859333</text:p>
          </table:table-cell>
          <table:table-cell table:formula="of:=AVERAGE([.B1012:.B1021])" office:value-type="float" office:value="1286.70334979951" calcext:value-type="float">
            <text:p>1286.7033497995</text:p>
          </table:table-cell>
          <table:table-cell table:formula="of:=AVERAGE([.C1012:.C1021])" office:value-type="float" office:value="1145.71262279853" calcext:value-type="float">
            <text:p>1145.712622798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13:.B1022])" office:value-type="float" office:value="1132.74888503985" calcext:value-type="float">
            <text:p>1132.7488850399</text:p>
          </table:table-cell>
          <table:table-cell table:formula="of:=AVERAGE([.C1013:.C1022])" office:value-type="float" office:value="1004.58769676884" calcext:value-type="float">
            <text:p>1004.587696768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32.78458889987" calcext:value-type="float">
            <text:p>1832.7845888999</text:p>
          </table:table-cell>
          <table:table-cell office:value-type="float" office:value="1570.95821905703" calcext:value-type="float">
            <text:p>1570.958219057</text:p>
          </table:table-cell>
          <table:table-cell table:formula="of:=AVERAGE([.B1014:.B1023])" office:value-type="float" office:value="1229.76759734865" calcext:value-type="float">
            <text:p>1229.7675973487</text:p>
          </table:table-cell>
          <table:table-cell table:formula="of:=AVERAGE([.C1014:.C1023])" office:value-type="float" office:value="1087.74659303352" calcext:value-type="float">
            <text:p>1087.74659303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92.58151218254" calcext:value-type="float">
            <text:p>1392.5815121825</text:p>
          </table:table-cell>
          <table:table-cell office:value-type="float" office:value="1265.98319289322" calcext:value-type="float">
            <text:p>1265.9831928932</text:p>
          </table:table-cell>
          <table:table-cell table:formula="of:=AVERAGE([.B1015:.B1024])" office:value-type="float" office:value="1240.18309535086" calcext:value-type="float">
            <text:p>1240.1830953509</text:p>
          </table:table-cell>
          <table:table-cell table:formula="of:=AVERAGE([.C1015:.C1024])" office:value-type="float" office:value="1098.3865244284" calcext:value-type="float">
            <text:p>1098.386524428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70.71247426208" calcext:value-type="float">
            <text:p>1570.7124742621</text:p>
          </table:table-cell>
          <table:table-cell office:value-type="float" office:value="1308.92706188506" calcext:value-type="float">
            <text:p>1308.9270618851</text:p>
          </table:table-cell>
          <table:table-cell table:formula="of:=AVERAGE([.B1016:.B1025])" office:value-type="float" office:value="1397.25434277707" calcext:value-type="float">
            <text:p>1397.2543427771</text:p>
          </table:table-cell>
          <table:table-cell table:formula="of:=AVERAGE([.C1016:.C1025])" office:value-type="float" office:value="1229.27923061691" calcext:value-type="float">
            <text:p>1229.279230616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43.19076357911" calcext:value-type="float">
            <text:p>1443.1907635791</text:p>
          </table:table-cell>
          <table:table-cell office:value-type="float" office:value="1311.99160325374" calcext:value-type="float">
            <text:p>1311.9916032537</text:p>
          </table:table-cell>
          <table:table-cell table:formula="of:=AVERAGE([.B1017:.B1026])" office:value-type="float" office:value="1321.15301300587" calcext:value-type="float">
            <text:p>1321.1530130059</text:p>
          </table:table-cell>
          <table:table-cell table:formula="of:=AVERAGE([.C1017:.C1026])" office:value-type="float" office:value="1165.98979729895" calcext:value-type="float">
            <text:p>1165.98979729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46.569941803429" calcext:value-type="float">
            <text:p>646.5699418034</text:p>
          </table:table-cell>
          <table:table-cell office:value-type="float" office:value="517.255953442743" calcext:value-type="float">
            <text:p>517.2559534427</text:p>
          </table:table-cell>
          <table:table-cell table:formula="of:=AVERAGE([.B1018:.B1027])" office:value-type="float" office:value="1230.10553241088" calcext:value-type="float">
            <text:p>1230.1055324109</text:p>
          </table:table-cell>
          <table:table-cell table:formula="of:=AVERAGE([.C1018:.C1027])" office:value-type="float" office:value="1074.98629076584" calcext:value-type="float">
            <text:p>1074.986290765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1108.86954911425" calcext:value-type="float">
            <text:p>1108.8695491143</text:p>
          </table:table-cell>
          <table:table-cell table:formula="of:=AVERAGE([.B1019:.B1028])" office:value-type="float" office:value="1223.36765175104" calcext:value-type="float">
            <text:p>1223.3676517511</text:p>
          </table:table-cell>
          <table:table-cell table:formula="of:=AVERAGE([.C1019:.C1028])" office:value-type="float" office:value="1029.04013158225" calcext:value-type="float">
            <text:p>1029.040131582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65.94098812458" calcext:value-type="float">
            <text:p>1565.9409881246</text:p>
          </table:table-cell>
          <table:table-cell office:value-type="float" office:value="1304.95082343715" calcext:value-type="float">
            <text:p>1304.9508234372</text:p>
          </table:table-cell>
          <table:table-cell table:formula="of:=AVERAGE([.B1020:.B1029])" office:value-type="float" office:value="1327.90875423154" calcext:value-type="float">
            <text:p>1327.9087542315</text:p>
          </table:table-cell>
          <table:table-cell table:formula="of:=AVERAGE([.C1020:.C1029])" office:value-type="float" office:value="1159.53521392596" calcext:value-type="float">
            <text:p>1159.53521392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11.14953973865" calcext:value-type="float">
            <text:p>1311.1495397387</text:p>
          </table:table-cell>
          <table:table-cell office:value-type="float" office:value="1180.03458576479" calcext:value-type="float">
            <text:p>1180.0345857648</text:p>
          </table:table-cell>
          <table:table-cell table:formula="of:=AVERAGE([.B1021:.B1030])" office:value-type="float" office:value="1306.92390617622" calcext:value-type="float">
            <text:p>1306.9239061762</text:p>
          </table:table-cell>
          <table:table-cell table:formula="of:=AVERAGE([.C1021:.C1030])" office:value-type="float" office:value="1150.78883747813" calcext:value-type="float">
            <text:p>1150.788837478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1.18525676783" calcext:value-type="float">
            <text:p>1041.1852567678</text:p>
          </table:table-cell>
          <table:table-cell office:value-type="float" office:value="911.03709967185" calcext:value-type="float">
            <text:p>911.0370996719</text:p>
          </table:table-cell>
          <table:table-cell table:formula="of:=AVERAGE([.B1022:.B1031])" office:value-type="float" office:value="1191.29846144723" calcext:value-type="float">
            <text:p>1191.2984614472</text:p>
          </table:table-cell>
          <table:table-cell table:formula="of:=AVERAGE([.C1022:.C1031])" office:value-type="float" office:value="1048.00080885198" calcext:value-type="float">
            <text:p>1048.00080885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02.07751653797" calcext:value-type="float">
            <text:p>1702.077516538</text:p>
          </table:table-cell>
          <table:table-cell office:value-type="float" office:value="1571.14847680428" calcext:value-type="float">
            <text:p>1571.1484768043</text:p>
          </table:table-cell>
          <table:table-cell table:formula="of:=AVERAGE([.B1023:.B1032])" office:value-type="float" office:value="1361.50621310103" calcext:value-type="float">
            <text:p>1361.506213101</text:p>
          </table:table-cell>
          <table:table-cell table:formula="of:=AVERAGE([.C1023:.C1032])" office:value-type="float" office:value="1205.11565653241" calcext:value-type="float">
            <text:p>1205.115656532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24:.B1033])" office:value-type="float" office:value="1178.22775421104" calcext:value-type="float">
            <text:p>1178.2277542111</text:p>
          </table:table-cell>
          <table:table-cell table:formula="of:=AVERAGE([.C1024:.C1033])" office:value-type="float" office:value="1048.01983462671" calcext:value-type="float">
            <text:p>1048.019834626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346.99908407318" calcext:value-type="float">
            <text:p>2346.9990840732</text:p>
          </table:table-cell>
          <table:table-cell office:value-type="float" office:value="2086.22140806505" calcext:value-type="float">
            <text:p>2086.2214080651</text:p>
          </table:table-cell>
          <table:table-cell table:formula="of:=AVERAGE([.B1025:.B1034])" office:value-type="float" office:value="1273.66951140011" calcext:value-type="float">
            <text:p>1273.6695114001</text:p>
          </table:table-cell>
          <table:table-cell table:formula="of:=AVERAGE([.C1025:.C1034])" office:value-type="float" office:value="1130.04365614389" calcext:value-type="float">
            <text:p>1130.043656143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75.41940681854" calcext:value-type="float">
            <text:p>1175.4194068185</text:p>
          </table:table-cell>
          <table:table-cell office:value-type="float" office:value="1044.81725050537" calcext:value-type="float">
            <text:p>1044.8172505054</text:p>
          </table:table-cell>
          <table:table-cell table:formula="of:=AVERAGE([.B1026:.B1035])" office:value-type="float" office:value="1234.14020465575" calcext:value-type="float">
            <text:p>1234.1402046558</text:p>
          </table:table-cell>
          <table:table-cell table:formula="of:=AVERAGE([.C1026:.C1035])" office:value-type="float" office:value="1103.63267500592" calcext:value-type="float">
            <text:p>1103.632675005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8.19399450353" calcext:value-type="float">
            <text:p>1048.1939945035</text:p>
          </table:table-cell>
          <table:table-cell office:value-type="float" office:value="917.169745190591" calcext:value-type="float">
            <text:p>917.1697451906</text:p>
          </table:table-cell>
          <table:table-cell table:formula="of:=AVERAGE([.B1027:.B1036])" office:value-type="float" office:value="1194.6405277482" calcext:value-type="float">
            <text:p>1194.6405277482</text:p>
          </table:table-cell>
          <table:table-cell table:formula="of:=AVERAGE([.C1027:.C1036])" office:value-type="float" office:value="1064.15048919961" calcext:value-type="float">
            <text:p>1064.150489199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06.227707364791" calcext:value-type="float">
            <text:p>906.2277073648</text:p>
          </table:table-cell>
          <table:table-cell office:value-type="float" office:value="776.766606312678" calcext:value-type="float">
            <text:p>776.7666063127</text:p>
          </table:table-cell>
          <table:table-cell table:formula="of:=AVERAGE([.B1028:.B1037])" office:value-type="float" office:value="1220.60630430433" calcext:value-type="float">
            <text:p>1220.6063043043</text:p>
          </table:table-cell>
          <table:table-cell table:formula="of:=AVERAGE([.C1028:.C1037])" office:value-type="float" office:value="1090.1015544866" calcext:value-type="float">
            <text:p>1090.101554486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906.218591596389" calcext:value-type="float">
            <text:p>906.2185915964</text:p>
          </table:table-cell>
          <table:table-cell table:formula="of:=AVERAGE([.B1029:.B1038])" office:value-type="float" office:value="1200.34120855255" calcext:value-type="float">
            <text:p>1200.3412085526</text:p>
          </table:table-cell>
          <table:table-cell table:formula="of:=AVERAGE([.C1029:.C1038])" office:value-type="float" office:value="1069.83645873481" calcext:value-type="float">
            <text:p>1069.836458734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79.43860771875" calcext:value-type="float">
            <text:p>1179.4386077188</text:p>
          </table:table-cell>
          <table:table-cell office:value-type="float" office:value="1048.38987352778" calcext:value-type="float">
            <text:p>1048.3898735278</text:p>
          </table:table-cell>
          <table:table-cell table:formula="of:=AVERAGE([.B1030:.B1039])" office:value-type="float" office:value="1161.69097051196" calcext:value-type="float">
            <text:p>1161.690970512</text:p>
          </table:table-cell>
          <table:table-cell table:formula="of:=AVERAGE([.C1030:.C1039])" office:value-type="float" office:value="1044.18036374388" calcext:value-type="float">
            <text:p>1044.180363743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85.63655318968" calcext:value-type="float">
            <text:p>1285.6365531897</text:p>
          </table:table-cell>
          <table:table-cell office:value-type="float" office:value="1028.50924255175" calcext:value-type="float">
            <text:p>1028.5092425518</text:p>
          </table:table-cell>
          <table:table-cell table:formula="of:=AVERAGE([.B1031:.B1040])" office:value-type="float" office:value="1159.13967185707" calcext:value-type="float">
            <text:p>1159.1396718571</text:p>
          </table:table-cell>
          <table:table-cell table:formula="of:=AVERAGE([.C1031:.C1040])" office:value-type="float" office:value="1029.02782942257" calcext:value-type="float">
            <text:p>1029.027829422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1.38585722242" calcext:value-type="float">
            <text:p>1071.3858572224</text:p>
          </table:table-cell>
          <table:table-cell office:value-type="float" office:value="973.987142929471" calcext:value-type="float">
            <text:p>973.9871429295</text:p>
          </table:table-cell>
          <table:table-cell table:formula="of:=AVERAGE([.B1032:.B1041])" office:value-type="float" office:value="1162.15973190252" calcext:value-type="float">
            <text:p>1162.1597319025</text:p>
          </table:table-cell>
          <table:table-cell table:formula="of:=AVERAGE([.C1032:.C1041])" office:value-type="float" office:value="1035.32283374833" calcext:value-type="float">
            <text:p>1035.322833748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425.77358181252" calcext:value-type="float">
            <text:p>2425.7735818125</text:p>
          </table:table-cell>
          <table:table-cell office:value-type="float" office:value="2170.42899425331" calcext:value-type="float">
            <text:p>2170.4289942533</text:p>
          </table:table-cell>
          <table:table-cell table:formula="of:=AVERAGE([.B1033:.B1042])" office:value-type="float" office:value="1234.52933842998" calcext:value-type="float">
            <text:p>1234.52933843</text:p>
          </table:table-cell>
          <table:table-cell table:formula="of:=AVERAGE([.C1033:.C1042])" office:value-type="float" office:value="1095.25088549324" calcext:value-type="float">
            <text:p>1095.250885493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916.891932824568" calcext:value-type="float">
            <text:p>916.8919328246</text:p>
          </table:table-cell>
          <table:table-cell table:formula="of:=AVERAGE([.B1034:.B1043])" office:value-type="float" office:value="1326.21853171244" calcext:value-type="float">
            <text:p>1326.2185317124</text:p>
          </table:table-cell>
          <table:table-cell table:formula="of:=AVERAGE([.C1034:.C1043])" office:value-type="float" office:value="1186.94007877569" calcext:value-type="float">
            <text:p>1186.940078775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17.50301565" calcext:value-type="float">
            <text:p>1017.50301565</text:p>
          </table:table-cell>
          <table:table-cell office:value-type="float" office:value="890.31513869375" calcext:value-type="float">
            <text:p>890.3151386938</text:p>
          </table:table-cell>
          <table:table-cell table:formula="of:=AVERAGE([.B1035:.B1044])" office:value-type="float" office:value="1193.26892487012" calcext:value-type="float">
            <text:p>1193.2689248701</text:p>
          </table:table-cell>
          <table:table-cell table:formula="of:=AVERAGE([.C1035:.C1044])" office:value-type="float" office:value="1067.34945183856" calcext:value-type="float">
            <text:p>1067.349451838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78.40303056978" calcext:value-type="float">
            <text:p>1178.4030305698</text:p>
          </table:table-cell>
          <table:table-cell office:value-type="float" office:value="916.535690443161" calcext:value-type="float">
            <text:p>916.5356904432</text:p>
          </table:table-cell>
          <table:table-cell table:formula="of:=AVERAGE([.B1036:.B1045])" office:value-type="float" office:value="1193.56728724524" calcext:value-type="float">
            <text:p>1193.5672872453</text:p>
          </table:table-cell>
          <table:table-cell table:formula="of:=AVERAGE([.C1036:.C1045])" office:value-type="float" office:value="1054.52129583234" calcext:value-type="float">
            <text:p>1054.521295832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34.86132394018" calcext:value-type="float">
            <text:p>1434.8613239402</text:p>
          </table:table-cell>
          <table:table-cell office:value-type="float" office:value="1304.41938540016" calcext:value-type="float">
            <text:p>1304.4193854002</text:p>
          </table:table-cell>
          <table:table-cell table:formula="of:=AVERAGE([.B1037:.B1046])" office:value-type="float" office:value="1232.23402018891" calcext:value-type="float">
            <text:p>1232.2340201889</text:p>
          </table:table-cell>
          <table:table-cell table:formula="of:=AVERAGE([.C1037:.C1046])" office:value-type="float" office:value="1093.2462598533" calcext:value-type="float">
            <text:p>1093.246259853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75.999919999582" calcext:value-type="float">
            <text:p>775.9999199996</text:p>
          </table:table-cell>
          <table:table-cell office:value-type="float" office:value="646.666599999651" calcext:value-type="float">
            <text:p>646.6665999997</text:p>
          </table:table-cell>
          <table:table-cell table:formula="of:=AVERAGE([.B1038:.B1047])" office:value-type="float" office:value="1219.21124145239" calcext:value-type="float">
            <text:p>1219.2112414524</text:p>
          </table:table-cell>
          <table:table-cell table:formula="of:=AVERAGE([.C1038:.C1047])" office:value-type="float" office:value="1080.236259222" calcext:value-type="float">
            <text:p>1080.2362592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65.03906388238" calcext:value-type="float">
            <text:p>1765.0390638824</text:p>
          </table:table-cell>
          <table:table-cell office:value-type="float" office:value="1638.96484503364" calcext:value-type="float">
            <text:p>1638.9648450337</text:p>
          </table:table-cell>
          <table:table-cell table:formula="of:=AVERAGE([.B1039:.B1048])" office:value-type="float" office:value="1305.09328868099" calcext:value-type="float">
            <text:p>1305.093288681</text:p>
          </table:table-cell>
          <table:table-cell table:formula="of:=AVERAGE([.C1039:.C1048])" office:value-type="float" office:value="1153.51088456572" calcext:value-type="float">
            <text:p>1153.510884565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60.87742320594" calcext:value-type="float">
            <text:p>1560.877423206</text:p>
          </table:table-cell>
          <table:table-cell office:value-type="float" office:value="1430.80430460545" calcext:value-type="float">
            <text:p>1430.8043046055</text:p>
          </table:table-cell>
          <table:table-cell table:formula="of:=AVERAGE([.B1040:.B1049])" office:value-type="float" office:value="1343.23717022971" calcext:value-type="float">
            <text:p>1343.2371702297</text:p>
          </table:table-cell>
          <table:table-cell table:formula="of:=AVERAGE([.C1040:.C1049])" office:value-type="float" office:value="1191.75232767349" calcext:value-type="float">
            <text:p>1191.75232767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35.257422188907" calcext:value-type="float">
            <text:p>635.2574221889</text:p>
          </table:table-cell>
          <table:table-cell office:value-type="float" office:value="508.205937751125" calcext:value-type="float">
            <text:p>508.2059377511</text:p>
          </table:table-cell>
          <table:table-cell table:formula="of:=AVERAGE([.B1041:.B1050])" office:value-type="float" office:value="1278.19925712963" calcext:value-type="float">
            <text:p>1278.1992571296</text:p>
          </table:table-cell>
          <table:table-cell table:formula="of:=AVERAGE([.C1041:.C1050])" office:value-type="float" office:value="1139.72199719343" calcext:value-type="float">
            <text:p>1139.721997193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3.11080467993" calcext:value-type="float">
            <text:p>1043.1108046799</text:p>
          </table:table-cell>
          <table:table-cell office:value-type="float" office:value="912.721954094936" calcext:value-type="float">
            <text:p>912.7219540949</text:p>
          </table:table-cell>
          <table:table-cell table:formula="of:=AVERAGE([.B1042:.B1051])" office:value-type="float" office:value="1275.37175187538" calcext:value-type="float">
            <text:p>1275.3717518754</text:p>
          </table:table-cell>
          <table:table-cell table:formula="of:=AVERAGE([.C1042:.C1051])" office:value-type="float" office:value="1133.59547830998" calcext:value-type="float">
            <text:p>1133.5954783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03.67546727538" calcext:value-type="float">
            <text:p>2203.6754672754</text:p>
          </table:table-cell>
          <table:table-cell office:value-type="float" office:value="2074.04749861213" calcext:value-type="float">
            <text:p>2074.0474986121</text:p>
          </table:table-cell>
          <table:table-cell table:formula="of:=AVERAGE([.B1043:.B1052])" office:value-type="float" office:value="1253.16194042167" calcext:value-type="float">
            <text:p>1253.1619404217</text:p>
          </table:table-cell>
          <table:table-cell table:formula="of:=AVERAGE([.C1043:.C1052])" office:value-type="float" office:value="1123.95732874586" calcext:value-type="float">
            <text:p>1123.957328745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16.970592202926" calcext:value-type="float">
            <text:p>916.9705922029</text:p>
          </table:table-cell>
          <table:table-cell office:value-type="float" office:value="785.974793316793" calcext:value-type="float">
            <text:p>785.9747933168</text:p>
          </table:table-cell>
          <table:table-cell table:formula="of:=AVERAGE([.B1044:.B1053])" office:value-type="float" office:value="1253.1698063595" calcext:value-type="float">
            <text:p>1253.1698063595</text:p>
          </table:table-cell>
          <table:table-cell table:formula="of:=AVERAGE([.C1044:.C1053])" office:value-type="float" office:value="1110.86561479508" calcext:value-type="float">
            <text:p>1110.865614795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72.097384684309" calcext:value-type="float">
            <text:p>772.0973846843</text:p>
          </table:table-cell>
          <table:table-cell office:value-type="float" office:value="643.414487236924" calcext:value-type="float">
            <text:p>643.4144872369</text:p>
          </table:table-cell>
          <table:table-cell table:formula="of:=AVERAGE([.B1045:.B1054])" office:value-type="float" office:value="1228.62924326293" calcext:value-type="float">
            <text:p>1228.6292432629</text:p>
          </table:table-cell>
          <table:table-cell table:formula="of:=AVERAGE([.C1045:.C1054])" office:value-type="float" office:value="1086.1755496494" calcext:value-type="float">
            <text:p>1086.175549649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05.14113285901" calcext:value-type="float">
            <text:p>1305.141132859</text:p>
          </table:table-cell>
          <table:table-cell office:value-type="float" office:value="1174.62701957311" calcext:value-type="float">
            <text:p>1174.6270195731</text:p>
          </table:table-cell>
          <table:table-cell table:formula="of:=AVERAGE([.B1046:.B1055])" office:value-type="float" office:value="1241.30305349185" calcext:value-type="float">
            <text:p>1241.3030534919</text:p>
          </table:table-cell>
          <table:table-cell table:formula="of:=AVERAGE([.C1046:.C1055])" office:value-type="float" office:value="1111.98468256239" calcext:value-type="float">
            <text:p>1111.984682562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80.83897510383" calcext:value-type="float">
            <text:p>1680.8389751038</text:p>
          </table:table-cell>
          <table:table-cell office:value-type="float" office:value="1551.54366932661" calcext:value-type="float">
            <text:p>1551.5436693266</text:p>
          </table:table-cell>
          <table:table-cell table:formula="of:=AVERAGE([.B1047:.B1056])" office:value-type="float" office:value="1265.90081860822" calcext:value-type="float">
            <text:p>1265.9008186082</text:p>
          </table:table-cell>
          <table:table-cell table:formula="of:=AVERAGE([.C1047:.C1056])" office:value-type="float" office:value="1136.69711095504" calcext:value-type="float">
            <text:p>1136.69711095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19.51213173814" calcext:value-type="float">
            <text:p>1019.5121317381</text:p>
          </table:table-cell>
          <table:table-cell office:value-type="float" office:value="764.634098803602" calcext:value-type="float">
            <text:p>764.6340988036</text:p>
          </table:table-cell>
          <table:table-cell table:formula="of:=AVERAGE([.B1048:.B1057])" office:value-type="float" office:value="1290.25203978208" calcext:value-type="float">
            <text:p>1290.2520397821</text:p>
          </table:table-cell>
          <table:table-cell table:formula="of:=AVERAGE([.C1048:.C1057])" office:value-type="float" office:value="1148.49386083543" calcext:value-type="float">
            <text:p>1148.493860835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1032.39192911607" calcext:value-type="float">
            <text:p>1032.3919291161</text:p>
          </table:table-cell>
          <table:table-cell table:formula="of:=AVERAGE([.B1049:.B1058])" office:value-type="float" office:value="1216.98732630544" calcext:value-type="float">
            <text:p>1216.9873263055</text:p>
          </table:table-cell>
          <table:table-cell table:formula="of:=AVERAGE([.C1049:.C1058])" office:value-type="float" office:value="1087.83656924367" calcext:value-type="float">
            <text:p>1087.836569243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9.67817405144" calcext:value-type="float">
            <text:p>1049.6781740514</text:p>
          </table:table-cell>
          <table:table-cell office:value-type="float" office:value="918.468402295007" calcext:value-type="float">
            <text:p>918.468402295</text:p>
          </table:table-cell>
          <table:table-cell table:formula="of:=AVERAGE([.B1050:.B1059])" office:value-type="float" office:value="1165.86740138999" calcext:value-type="float">
            <text:p>1165.86740139</text:p>
          </table:table-cell>
          <table:table-cell table:formula="of:=AVERAGE([.C1050:.C1059])" office:value-type="float" office:value="1036.60297901263" calcext:value-type="float">
            <text:p>1036.602979012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072.25648563049" calcext:value-type="float">
            <text:p>2072.2564856305</text:p>
          </table:table-cell>
          <table:table-cell office:value-type="float" office:value="1813.22442492668" calcext:value-type="float">
            <text:p>1813.2244249267</text:p>
          </table:table-cell>
          <table:table-cell table:formula="of:=AVERAGE([.B1051:.B1060])" office:value-type="float" office:value="1309.56730773415" calcext:value-type="float">
            <text:p>1309.5673077342</text:p>
          </table:table-cell>
          <table:table-cell table:formula="of:=AVERAGE([.C1051:.C1060])" office:value-type="float" office:value="1167.10482773019" calcext:value-type="float">
            <text:p>1167.104827730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524.110260398339" calcext:value-type="float">
            <text:p>524.1102603983</text:p>
          </table:table-cell>
          <table:table-cell table:formula="of:=AVERAGE([.B1052:.B1061])" office:value-type="float" office:value="1257.66725330599" calcext:value-type="float">
            <text:p>1257.667253306</text:p>
          </table:table-cell>
          <table:table-cell table:formula="of:=AVERAGE([.C1052:.C1061])" office:value-type="float" office:value="1128.24365836053" calcext:value-type="float">
            <text:p>1128.24365836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67.10201799173" calcext:value-type="float">
            <text:p>1967.1020179917</text:p>
          </table:table-cell>
          <table:table-cell office:value-type="float" office:value="1704.82174892617" calcext:value-type="float">
            <text:p>1704.8217489262</text:p>
          </table:table-cell>
          <table:table-cell table:formula="of:=AVERAGE([.B1053:.B1062])" office:value-type="float" office:value="1234.00990837763" calcext:value-type="float">
            <text:p>1234.0099083776</text:p>
          </table:table-cell>
          <table:table-cell table:formula="of:=AVERAGE([.C1053:.C1062])" office:value-type="float" office:value="1091.32108339193" calcext:value-type="float">
            <text:p>1091.321083391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777.266923985891" calcext:value-type="float">
            <text:p>777.2669239859</text:p>
          </table:table-cell>
          <table:table-cell table:formula="of:=AVERAGE([.B1054:.B1063])" office:value-type="float" office:value="1220.03954155592" calcext:value-type="float">
            <text:p>1220.0395415559</text:p>
          </table:table-cell>
          <table:table-cell table:formula="of:=AVERAGE([.C1054:.C1063])" office:value-type="float" office:value="1090.45029645884" calcext:value-type="float">
            <text:p>1090.450296458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43.17605159024" calcext:value-type="float">
            <text:p>1443.1760515902</text:p>
          </table:table-cell>
          <table:table-cell office:value-type="float" office:value="1180.78040584656" calcext:value-type="float">
            <text:p>1180.7804058466</text:p>
          </table:table-cell>
          <table:table-cell table:formula="of:=AVERAGE([.B1055:.B1064])" office:value-type="float" office:value="1287.14740824652" calcext:value-type="float">
            <text:p>1287.1474082465</text:p>
          </table:table-cell>
          <table:table-cell table:formula="of:=AVERAGE([.C1055:.C1064])" office:value-type="float" office:value="1144.1868883198" calcext:value-type="float">
            <text:p>1144.186888319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00.231128940969" calcext:value-type="float">
            <text:p>900.231128941</text:p>
          </table:table-cell>
          <table:table-cell office:value-type="float" office:value="771.626681949402" calcext:value-type="float">
            <text:p>771.6266819494</text:p>
          </table:table-cell>
          <table:table-cell table:formula="of:=AVERAGE([.B1056:.B1065])" office:value-type="float" office:value="1246.65640785471" calcext:value-type="float">
            <text:p>1246.6564078547</text:p>
          </table:table-cell>
          <table:table-cell table:formula="of:=AVERAGE([.C1056:.C1065])" office:value-type="float" office:value="1103.88685455743" calcext:value-type="float">
            <text:p>1103.88685455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93.77822053744" calcext:value-type="float">
            <text:p>1293.7782205374</text:p>
          </table:table-cell>
          <table:table-cell office:value-type="float" office:value="1164.40039848369" calcext:value-type="float">
            <text:p>1164.4003984837</text:p>
          </table:table-cell>
          <table:table-cell table:formula="of:=AVERAGE([.B1057:.B1066])" office:value-type="float" office:value="1207.95033239807" calcext:value-type="float">
            <text:p>1207.9503323981</text:p>
          </table:table-cell>
          <table:table-cell table:formula="of:=AVERAGE([.C1057:.C1066])" office:value-type="float" office:value="1065.17252747314" calcext:value-type="float">
            <text:p>1065.172527473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903.428349258947" calcext:value-type="float">
            <text:p>903.4283492589</text:p>
          </table:table-cell>
          <table:table-cell table:formula="of:=AVERAGE([.B1058:.B1067])" office:value-type="float" office:value="1196.34195415016" calcext:value-type="float">
            <text:p>1196.3419541502</text:p>
          </table:table-cell>
          <table:table-cell table:formula="of:=AVERAGE([.C1058:.C1067])" office:value-type="float" office:value="1079.05195251868" calcext:value-type="float">
            <text:p>1079.051952518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38.86160618342" calcext:value-type="float">
            <text:p>1438.8616061834</text:p>
          </table:table-cell>
          <table:table-cell office:value-type="float" office:value="1177.25040505916" calcext:value-type="float">
            <text:p>1177.2504050592</text:p>
          </table:table-cell>
          <table:table-cell table:formula="of:=AVERAGE([.B1059:.B1068])" office:value-type="float" office:value="1236.98892185689" calcext:value-type="float">
            <text:p>1236.9889218569</text:p>
          </table:table-cell>
          <table:table-cell table:formula="of:=AVERAGE([.C1059:.C1068])" office:value-type="float" office:value="1093.53780011298" calcext:value-type="float">
            <text:p>1093.53780011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90.73396670596" calcext:value-type="float">
            <text:p>1290.733966706</text:p>
          </table:table-cell>
          <table:table-cell office:value-type="float" office:value="1161.66057003536" calcext:value-type="float">
            <text:p>1161.6605700354</text:p>
          </table:table-cell>
          <table:table-cell table:formula="of:=AVERAGE([.B1060:.B1069])" office:value-type="float" office:value="1261.09450112234" calcext:value-type="float">
            <text:p>1261.0945011224</text:p>
          </table:table-cell>
          <table:table-cell table:formula="of:=AVERAGE([.C1060:.C1069])" office:value-type="float" office:value="1117.85701688702" calcext:value-type="float">
            <text:p>1117.85701688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68.97057355817" calcext:value-type="float">
            <text:p>1668.9705735582</text:p>
          </table:table-cell>
          <table:table-cell office:value-type="float" office:value="1540.588221746" calcext:value-type="float">
            <text:p>1540.588221746</text:p>
          </table:table-cell>
          <table:table-cell table:formula="of:=AVERAGE([.B1061:.B1070])" office:value-type="float" office:value="1220.76590991511" calcext:value-type="float">
            <text:p>1220.7659099151</text:p>
          </table:table-cell>
          <table:table-cell table:formula="of:=AVERAGE([.C1061:.C1070])" office:value-type="float" office:value="1090.59339656895" calcext:value-type="float">
            <text:p>1090.59339656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44.780009855437" calcext:value-type="float">
            <text:p>644.7800098554</text:p>
          </table:table-cell>
          <table:table-cell office:value-type="float" office:value="515.824007884349" calcext:value-type="float">
            <text:p>515.8240078844</text:p>
          </table:table-cell>
          <table:table-cell table:formula="of:=AVERAGE([.B1062:.B1071])" office:value-type="float" office:value="1232.83288486082" calcext:value-type="float">
            <text:p>1232.8328848608</text:p>
          </table:table-cell>
          <table:table-cell table:formula="of:=AVERAGE([.C1062:.C1071])" office:value-type="float" office:value="1089.76477131755" calcext:value-type="float">
            <text:p>1089.764771317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27.5696881615" calcext:value-type="float">
            <text:p>2227.5696881615</text:p>
          </table:table-cell>
          <table:table-cell office:value-type="float" office:value="1965.50266602485" calcext:value-type="float">
            <text:p>1965.5026660249</text:p>
          </table:table-cell>
          <table:table-cell table:formula="of:=AVERAGE([.B1063:.B1072])" office:value-type="float" office:value="1258.8796518778" calcext:value-type="float">
            <text:p>1258.8796518778</text:p>
          </table:table-cell>
          <table:table-cell table:formula="of:=AVERAGE([.C1063:.C1072])" office:value-type="float" office:value="1115.83286302742" calcext:value-type="float">
            <text:p>1115.83286302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17.804677817058" calcext:value-type="float">
            <text:p>917.8046778171</text:p>
          </table:table-cell>
          <table:table-cell office:value-type="float" office:value="786.689723843193" calcext:value-type="float">
            <text:p>786.6897238432</text:p>
          </table:table-cell>
          <table:table-cell table:formula="of:=AVERAGE([.B1064:.B1073])" office:value-type="float" office:value="1272.93342726091" calcext:value-type="float">
            <text:p>1272.9334272609</text:p>
          </table:table-cell>
          <table:table-cell table:formula="of:=AVERAGE([.C1064:.C1073])" office:value-type="float" office:value="1116.77514301315" calcext:value-type="float">
            <text:p>1116.775143013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39.69898219188" calcext:value-type="float">
            <text:p>1039.6989821919</text:p>
          </table:table-cell>
          <table:table-cell office:value-type="float" office:value="909.736609417895" calcext:value-type="float">
            <text:p>909.7366094179</text:p>
          </table:table-cell>
          <table:table-cell table:formula="of:=AVERAGE([.B1065:.B1074])" office:value-type="float" office:value="1232.58572032108" calcext:value-type="float">
            <text:p>1232.5857203211</text:p>
          </table:table-cell>
          <table:table-cell table:formula="of:=AVERAGE([.C1065:.C1074])" office:value-type="float" office:value="1089.67076337029" calcext:value-type="float">
            <text:p>1089.670763370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65.04357484311" calcext:value-type="float">
            <text:p>1565.0435748431</text:p>
          </table:table-cell>
          <table:table-cell office:value-type="float" office:value="1434.62327693952" calcext:value-type="float">
            <text:p>1434.6232769395</text:p>
          </table:table-cell>
          <table:table-cell table:formula="of:=AVERAGE([.B1066:.B1075])" office:value-type="float" office:value="1299.06696491129" calcext:value-type="float">
            <text:p>1299.0669649113</text:p>
          </table:table-cell>
          <table:table-cell table:formula="of:=AVERAGE([.C1066:.C1075])" office:value-type="float" office:value="1155.9704228693" calcext:value-type="float">
            <text:p>1155.970422869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75.56142286099" calcext:value-type="float">
            <text:p>1175.561422861</text:p>
          </table:table-cell>
          <table:table-cell office:value-type="float" office:value="1044.94348698754" calcext:value-type="float">
            <text:p>1044.9434869876</text:p>
          </table:table-cell>
          <table:table-cell table:formula="of:=AVERAGE([.B1067:.B1076])" office:value-type="float" office:value="1287.24528514365" calcext:value-type="float">
            <text:p>1287.2452851437</text:p>
          </table:table-cell>
          <table:table-cell table:formula="of:=AVERAGE([.C1067:.C1076])" office:value-type="float" office:value="1144.02473171968" calcext:value-type="float">
            <text:p>1144.024731719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382.119969748836" calcext:value-type="float">
            <text:p>382.1199697488</text:p>
          </table:table-cell>
          <table:table-cell table:formula="of:=AVERAGE([.B1068:.B1077])" office:value-type="float" office:value="1235.11444719264" calcext:value-type="float">
            <text:p>1235.1144471926</text:p>
          </table:table-cell>
          <table:table-cell table:formula="of:=AVERAGE([.C1068:.C1077])" office:value-type="float" office:value="1091.89389376867" calcext:value-type="float">
            <text:p>1091.893893768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15.2661876519" calcext:value-type="float">
            <text:p>1415.2661876519</text:p>
          </table:table-cell>
          <table:table-cell office:value-type="float" office:value="1157.94506262428" calcext:value-type="float">
            <text:p>1157.9450626243</text:p>
          </table:table-cell>
          <table:table-cell table:formula="of:=AVERAGE([.B1069:.B1078])" office:value-type="float" office:value="1232.75490533948" calcext:value-type="float">
            <text:p>1232.7549053395</text:p>
          </table:table-cell>
          <table:table-cell table:formula="of:=AVERAGE([.C1069:.C1078])" office:value-type="float" office:value="1089.96335952518" calcext:value-type="float">
            <text:p>1089.963359525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55.02279437938" calcext:value-type="float">
            <text:p>1555.0227943794</text:p>
          </table:table-cell>
          <table:table-cell office:value-type="float" office:value="1425.43756151443" calcext:value-type="float">
            <text:p>1425.4375615144</text:p>
          </table:table-cell>
          <table:table-cell table:formula="of:=AVERAGE([.B1070:.B1079])" office:value-type="float" office:value="1259.18378810683" calcext:value-type="float">
            <text:p>1259.1837881068</text:p>
          </table:table-cell>
          <table:table-cell table:formula="of:=AVERAGE([.C1070:.C1079])" office:value-type="float" office:value="1116.34105867309" calcext:value-type="float">
            <text:p>1116.341058673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40.99750940872" calcext:value-type="float">
            <text:p>1440.9975094087</text:p>
          </table:table-cell>
          <table:table-cell office:value-type="float" office:value="1309.99773582611" calcext:value-type="float">
            <text:p>1309.9977358261</text:p>
          </table:table-cell>
          <table:table-cell table:formula="of:=AVERAGE([.B1071:.B1080])" office:value-type="float" office:value="1236.38648169188" calcext:value-type="float">
            <text:p>1236.3864816919</text:p>
          </table:table-cell>
          <table:table-cell table:formula="of:=AVERAGE([.C1071:.C1080])" office:value-type="float" office:value="1093.2820100811" calcext:value-type="float">
            <text:p>1093.282010081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05.1392802334" calcext:value-type="float">
            <text:p>905.1392802334</text:p>
          </table:table-cell>
          <table:table-cell office:value-type="float" office:value="646.528057309571" calcext:value-type="float">
            <text:p>646.5280573096</text:p>
          </table:table-cell>
          <table:table-cell table:formula="of:=AVERAGE([.B1072:.B1081])" office:value-type="float" office:value="1262.42240872968" calcext:value-type="float">
            <text:p>1262.4224087297</text:p>
          </table:table-cell>
          <table:table-cell table:formula="of:=AVERAGE([.C1072:.C1081])" office:value-type="float" office:value="1106.35241502362" calcext:value-type="float">
            <text:p>1106.352415023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1437.09385800561" calcext:value-type="float">
            <text:p>1437.0938580056</text:p>
          </table:table-cell>
          <table:table-cell table:formula="of:=AVERAGE([.B1073:.B1082])" office:value-type="float" office:value="1183.37482571409" calcext:value-type="float">
            <text:p>1183.3748257141</text:p>
          </table:table-cell>
          <table:table-cell table:formula="of:=AVERAGE([.C1073:.C1082])" office:value-type="float" office:value="1053.5115342217" calcext:value-type="float">
            <text:p>1053.511534221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82.612348750511" calcext:value-type="float">
            <text:p>782.6123487505</text:p>
          </table:table-cell>
          <table:table-cell office:value-type="float" office:value="652.176957292093" calcext:value-type="float">
            <text:p>652.1769572921</text:p>
          </table:table-cell>
          <table:table-cell table:formula="of:=AVERAGE([.B1074:.B1083])" office:value-type="float" office:value="1169.85559280743" calcext:value-type="float">
            <text:p>1169.8555928074</text:p>
          </table:table-cell>
          <table:table-cell table:formula="of:=AVERAGE([.C1074:.C1083])" office:value-type="float" office:value="1040.06025756659" calcext:value-type="float">
            <text:p>1040.060257566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12.27450467036" calcext:value-type="float">
            <text:p>1812.2745046704</text:p>
          </table:table-cell>
          <table:table-cell office:value-type="float" office:value="1682.82632576534" calcext:value-type="float">
            <text:p>1682.8263257653</text:p>
          </table:table-cell>
          <table:table-cell table:formula="of:=AVERAGE([.B1075:.B1084])" office:value-type="float" office:value="1247.11314505528" calcext:value-type="float">
            <text:p>1247.1131450553</text:p>
          </table:table-cell>
          <table:table-cell table:formula="of:=AVERAGE([.C1075:.C1084])" office:value-type="float" office:value="1117.36922920133" calcext:value-type="float">
            <text:p>1117.369229201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76:.B1085])" office:value-type="float" office:value="1090.60878757097" calcext:value-type="float">
            <text:p>1090.608787571</text:p>
          </table:table-cell>
          <table:table-cell table:formula="of:=AVERAGE([.C1076:.C1085])" office:value-type="float" office:value="973.906901507381" calcext:value-type="float">
            <text:p>973.90690150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334.07318785242" calcext:value-type="float">
            <text:p>2334.0731878524</text:p>
          </table:table-cell>
          <table:table-cell office:value-type="float" office:value="1945.06098987702" calcext:value-type="float">
            <text:p>1945.060989877</text:p>
          </table:table-cell>
          <table:table-cell table:formula="of:=AVERAGE([.B1077:.B1086])" office:value-type="float" office:value="1206.45996407011" calcext:value-type="float">
            <text:p>1206.4599640701</text:p>
          </table:table-cell>
          <table:table-cell table:formula="of:=AVERAGE([.C1077:.C1086])" office:value-type="float" office:value="1063.91865179633" calcext:value-type="float">
            <text:p>1063.918651796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35.6743644797" calcext:value-type="float">
            <text:p>1835.6743644797</text:p>
          </table:table-cell>
          <table:table-cell office:value-type="float" office:value="1704.55476701687" calcext:value-type="float">
            <text:p>1704.5547670169</text:p>
          </table:table-cell>
          <table:table-cell table:formula="of:=AVERAGE([.B1078:.B1087])" office:value-type="float" office:value="1351.8154035432" calcext:value-type="float">
            <text:p>1351.8154035432</text:p>
          </table:table-cell>
          <table:table-cell table:formula="of:=AVERAGE([.C1078:.C1087])" office:value-type="float" office:value="1196.16213152313" calcext:value-type="float">
            <text:p>1196.162131523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86.280510085223" calcext:value-type="float">
            <text:p>786.2805100852</text:p>
          </table:table-cell>
          <table:table-cell office:value-type="float" office:value="655.233758404353" calcext:value-type="float">
            <text:p>655.2337584044</text:p>
          </table:table-cell>
          <table:table-cell table:formula="of:=AVERAGE([.B1079:.B1088])" office:value-type="float" office:value="1288.91683578653" calcext:value-type="float">
            <text:p>1288.9168357865</text:p>
          </table:table-cell>
          <table:table-cell table:formula="of:=AVERAGE([.C1079:.C1088])" office:value-type="float" office:value="1145.89100110114" calcext:value-type="float">
            <text:p>1145.891001101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1038.43494623941" calcext:value-type="float">
            <text:p>1038.4349462394</text:p>
          </table:table-cell>
          <table:table-cell table:formula="of:=AVERAGE([.B1080:.B1089])" office:value-type="float" office:value="1237.25805097254" calcext:value-type="float">
            <text:p>1237.2580509725</text:p>
          </table:table-cell>
          <table:table-cell table:formula="of:=AVERAGE([.C1080:.C1089])" office:value-type="float" office:value="1107.19073957364" calcext:value-type="float">
            <text:p>1107.190739573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097.54253987352" calcext:value-type="float">
            <text:p>2097.5425398735</text:p>
          </table:table-cell>
          <table:table-cell office:value-type="float" office:value="1835.34972238933" calcext:value-type="float">
            <text:p>1835.3497223893</text:p>
          </table:table-cell>
          <table:table-cell table:formula="of:=AVERAGE([.B1081:.B1090])" office:value-type="float" office:value="1302.91255401901" calcext:value-type="float">
            <text:p>1302.912554019</text:p>
          </table:table-cell>
          <table:table-cell table:formula="of:=AVERAGE([.C1081:.C1090])" office:value-type="float" office:value="1159.72593822996" calcext:value-type="float">
            <text:p>1159.7259382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92.953685496243" calcext:value-type="float">
            <text:p>392.9536854962</text:p>
          </table:table-cell>
          <table:table-cell office:value-type="float" office:value="261.969123664162" calcext:value-type="float">
            <text:p>261.9691236642</text:p>
          </table:table-cell>
          <table:table-cell table:formula="of:=AVERAGE([.B1082:.B1091])" office:value-type="float" office:value="1251.6939945453" calcext:value-type="float">
            <text:p>1251.6939945453</text:p>
          </table:table-cell>
          <table:table-cell table:formula="of:=AVERAGE([.C1082:.C1091])" office:value-type="float" office:value="1121.27004486542" calcext:value-type="float">
            <text:p>1121.270044865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1038.41928617926" calcext:value-type="float">
            <text:p>1038.4192861793</text:p>
          </table:table-cell>
          <table:table-cell table:formula="of:=AVERAGE([.B1083:.B1092])" office:value-type="float" office:value="1211.82653736266" calcext:value-type="float">
            <text:p>1211.8265373627</text:p>
          </table:table-cell>
          <table:table-cell table:formula="of:=AVERAGE([.C1083:.C1092])" office:value-type="float" office:value="1081.40258768278" calcext:value-type="float">
            <text:p>1081.402587682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55.33166306991" calcext:value-type="float">
            <text:p>1955.3316630699</text:p>
          </table:table-cell>
          <table:table-cell office:value-type="float" office:value="1694.62077466059" calcext:value-type="float">
            <text:p>1694.6207746606</text:p>
          </table:table-cell>
          <table:table-cell table:formula="of:=AVERAGE([.B1084:.B1093])" office:value-type="float" office:value="1329.0984687946" calcext:value-type="float">
            <text:p>1329.0984687946</text:p>
          </table:table-cell>
          <table:table-cell table:formula="of:=AVERAGE([.C1084:.C1093])" office:value-type="float" office:value="1185.64696941963" calcext:value-type="float">
            <text:p>1185.646969419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523.130091041559" calcext:value-type="float">
            <text:p>523.1300910416</text:p>
          </table:table-cell>
          <table:table-cell table:formula="of:=AVERAGE([.B1085:.B1094])" office:value-type="float" office:value="1200.18402743172" calcext:value-type="float">
            <text:p>1200.1840274317</text:p>
          </table:table-cell>
          <table:table-cell table:formula="of:=AVERAGE([.C1085:.C1094])" office:value-type="float" office:value="1069.67734594725" calcext:value-type="float">
            <text:p>1069.677345947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37.71978580845" calcext:value-type="float">
            <text:p>1537.7197858085</text:p>
          </table:table-cell>
          <table:table-cell office:value-type="float" office:value="1409.57647032441" calcext:value-type="float">
            <text:p>1409.5764703244</text:p>
          </table:table-cell>
          <table:table-cell table:formula="of:=AVERAGE([.B1086:.B1095])" office:value-type="float" office:value="1353.95600601257" calcext:value-type="float">
            <text:p>1353.9560060126</text:p>
          </table:table-cell>
          <table:table-cell table:formula="of:=AVERAGE([.C1086:.C1095])" office:value-type="float" office:value="1210.6349929797" calcext:value-type="float">
            <text:p>1210.634992979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24.4701828192" calcext:value-type="float">
            <text:p>1424.4701828192</text:p>
          </table:table-cell>
          <table:table-cell office:value-type="float" office:value="1165.4756041248" calcext:value-type="float">
            <text:p>1165.4756041248</text:p>
          </table:table-cell>
          <table:table-cell table:formula="of:=AVERAGE([.B1087:.B1096])" office:value-type="float" office:value="1262.99570550925" calcext:value-type="float">
            <text:p>1262.9957055093</text:p>
          </table:table-cell>
          <table:table-cell table:formula="of:=AVERAGE([.C1087:.C1096])" office:value-type="float" office:value="1132.67645440447" calcext:value-type="float">
            <text:p>1132.676454404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59.46868805724" calcext:value-type="float">
            <text:p>1159.4686880572</text:p>
          </table:table-cell>
          <table:table-cell office:value-type="float" office:value="1030.63883382866" calcext:value-type="float">
            <text:p>1030.6388338287</text:p>
          </table:table-cell>
          <table:table-cell table:formula="of:=AVERAGE([.B1088:.B1097])" office:value-type="float" office:value="1195.375137867" calcext:value-type="float">
            <text:p>1195.375137867</text:p>
          </table:table-cell>
          <table:table-cell table:formula="of:=AVERAGE([.C1088:.C1097])" office:value-type="float" office:value="1065.28486108565" calcext:value-type="float">
            <text:p>1065.284861085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89:.B1098])" office:value-type="float" office:value="1116.74708685848" calcext:value-type="float">
            <text:p>1116.7470868585</text:p>
          </table:table-cell>
          <table:table-cell table:formula="of:=AVERAGE([.C1089:.C1098])" office:value-type="float" office:value="999.761485245217" calcext:value-type="float">
            <text:p>999.761485245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851.82980931989" calcext:value-type="float">
            <text:p>2851.8298093199</text:p>
          </table:table-cell>
          <table:table-cell office:value-type="float" office:value="2592.57255392717" calcext:value-type="float">
            <text:p>2592.5725539272</text:p>
          </table:table-cell>
          <table:table-cell table:formula="of:=AVERAGE([.B1090:.B1099])" office:value-type="float" office:value="1298.08657316653" calcext:value-type="float">
            <text:p>1298.0865731665</text:p>
          </table:table-cell>
          <table:table-cell table:formula="of:=AVERAGE([.C1090:.C1099])" office:value-type="float" office:value="1155.17524601399" calcext:value-type="float">
            <text:p>1155.17524601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65.0975607388" calcext:value-type="float">
            <text:p>1165.0975607388</text:p>
          </table:table-cell>
          <table:table-cell office:value-type="float" office:value="1035.64227621227" calcext:value-type="float">
            <text:p>1035.6422762123</text:p>
          </table:table-cell>
          <table:table-cell table:formula="of:=AVERAGE([.B1091:.B1100])" office:value-type="float" office:value="1204.84207525305" calcext:value-type="float">
            <text:p>1204.8420752531</text:p>
          </table:table-cell>
          <table:table-cell table:formula="of:=AVERAGE([.C1091:.C1100])" office:value-type="float" office:value="1075.20450139629" calcext:value-type="float">
            <text:p>1075.204501396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296.11671755101" calcext:value-type="float">
            <text:p>1296.116717551</text:p>
          </table:table-cell>
          <table:table-cell office:value-type="float" office:value="1127.05801526175" calcext:value-type="float">
            <text:p>1127.0580152618</text:p>
          </table:table-cell>
          <table:table-cell table:formula="of:=AVERAGE([.B1092:.B1101])" office:value-type="float" office:value="1295.15837845853" calcext:value-type="float">
            <text:p>1295.1583784585</text:p>
          </table:table-cell>
          <table:table-cell table:formula="of:=AVERAGE([.C1092:.C1101])" office:value-type="float" office:value="1161.71339055605" calcext:value-type="float">
            <text:p>1161.713390556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39.98560669373" calcext:value-type="float">
            <text:p>1139.9856066937</text:p>
          </table:table-cell>
          <table:table-cell office:value-type="float" office:value="1013.32053928331" calcext:value-type="float">
            <text:p>1013.3205392833</text:p>
          </table:table-cell>
          <table:table-cell table:formula="of:=AVERAGE([.B1093:.B1102])" office:value-type="float" office:value="1305.31501050998" calcext:value-type="float">
            <text:p>1305.31501051</text:p>
          </table:table-cell>
          <table:table-cell table:formula="of:=AVERAGE([.C1093:.C1102])" office:value-type="float" office:value="1159.20351586645" calcext:value-type="float">
            <text:p>1159.20351586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302.69039384171" calcext:value-type="float">
            <text:p>1302.6903938417</text:p>
          </table:table-cell>
          <table:table-cell table:formula="of:=AVERAGE([.B1094:.B1103])" office:value-type="float" office:value="1240.05088358716" calcext:value-type="float">
            <text:p>1240.0508835872</text:p>
          </table:table-cell>
          <table:table-cell table:formula="of:=AVERAGE([.C1094:.C1103])" office:value-type="float" office:value="1120.01047778456" calcext:value-type="float">
            <text:p>1120.01047778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53.417639913366" calcext:value-type="float">
            <text:p>753.4176399134</text:p>
          </table:table-cell>
          <table:table-cell office:value-type="float" office:value="502.278426608911" calcext:value-type="float">
            <text:p>502.2784266089</text:p>
          </table:table-cell>
          <table:table-cell table:formula="of:=AVERAGE([.B1095:.B1104])" office:value-type="float" office:value="1263.07963847434" calcext:value-type="float">
            <text:p>1263.0796384743</text:p>
          </table:table-cell>
          <table:table-cell table:formula="of:=AVERAGE([.C1095:.C1104])" office:value-type="float" office:value="1117.9253113413" calcext:value-type="float">
            <text:p>1117.925311341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047.52223960422" calcext:value-type="float">
            <text:p>1047.5222396042</text:p>
          </table:table-cell>
          <table:table-cell table:formula="of:=AVERAGE([.B1096:.B1105])" office:value-type="float" office:value="1214.05988385392" calcext:value-type="float">
            <text:p>1214.0598838539</text:p>
          </table:table-cell>
          <table:table-cell table:formula="of:=AVERAGE([.C1096:.C1105])" office:value-type="float" office:value="1081.71988826928" calcext:value-type="float">
            <text:p>1081.719888269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76.68091418066" calcext:value-type="float">
            <text:p>1176.6809141807</text:p>
          </table:table-cell>
          <table:table-cell office:value-type="float" office:value="915.196266584958" calcext:value-type="float">
            <text:p>915.196266585</text:p>
          </table:table-cell>
          <table:table-cell table:formula="of:=AVERAGE([.B1097:.B1106])" office:value-type="float" office:value="1189.28095699006" calcext:value-type="float">
            <text:p>1189.2809569901</text:p>
          </table:table-cell>
          <table:table-cell table:formula="of:=AVERAGE([.C1097:.C1106])" office:value-type="float" office:value="1056.6919545153" calcext:value-type="float">
            <text:p>1056.69195451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813.11581717869" calcext:value-type="float">
            <text:p>1813.1158171787</text:p>
          </table:table-cell>
          <table:table-cell office:value-type="float" office:value="1683.60754452307" calcext:value-type="float">
            <text:p>1683.6075445231</text:p>
          </table:table-cell>
          <table:table-cell table:formula="of:=AVERAGE([.B1098:.B1107])" office:value-type="float" office:value="1254.64566990221" calcext:value-type="float">
            <text:p>1254.6456699022</text:p>
          </table:table-cell>
          <table:table-cell table:formula="of:=AVERAGE([.C1098:.C1107])" office:value-type="float" office:value="1121.98882558474" calcext:value-type="float">
            <text:p>1121.98882558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38.77456378938" calcext:value-type="float">
            <text:p>1438.7745637894</text:p>
          </table:table-cell>
          <table:table-cell office:value-type="float" office:value="1307.97687617217" calcext:value-type="float">
            <text:p>1307.9768761722</text:p>
          </table:table-cell>
          <table:table-cell table:formula="of:=AVERAGE([.B1099:.B1108])" office:value-type="float" office:value="1398.52312628115" calcext:value-type="float">
            <text:p>1398.5231262812</text:p>
          </table:table-cell>
          <table:table-cell table:formula="of:=AVERAGE([.C1099:.C1108])" office:value-type="float" office:value="1252.78651320195" calcext:value-type="float">
            <text:p>1252.78651320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21.89120111899" calcext:value-type="float">
            <text:p>1021.891201119</text:p>
          </table:table-cell>
          <table:table-cell office:value-type="float" office:value="894.154800979114" calcext:value-type="float">
            <text:p>894.1548009791</text:p>
          </table:table-cell>
          <table:table-cell table:formula="of:=AVERAGE([.B1100:.B1109])" office:value-type="float" office:value="1215.52926546106" calcext:value-type="float">
            <text:p>1215.5292654611</text:p>
          </table:table-cell>
          <table:table-cell table:formula="of:=AVERAGE([.C1100:.C1109])" office:value-type="float" office:value="1082.94473790715" calcext:value-type="float">
            <text:p>1082.944737907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12.69523338806" calcext:value-type="float">
            <text:p>1312.6952333881</text:p>
          </table:table-cell>
          <table:table-cell office:value-type="float" office:value="1181.42571004926" calcext:value-type="float">
            <text:p>1181.4257100493</text:p>
          </table:table-cell>
          <table:table-cell table:formula="of:=AVERAGE([.B1101:.B1110])" office:value-type="float" office:value="1230.28903272598" calcext:value-type="float">
            <text:p>1230.289032726</text:p>
          </table:table-cell>
          <table:table-cell table:formula="of:=AVERAGE([.C1101:.C1110])" office:value-type="float" office:value="1097.52308129085" calcext:value-type="float">
            <text:p>1097.523081290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30.53180706583" calcext:value-type="float">
            <text:p>1430.5318070658</text:p>
          </table:table-cell>
          <table:table-cell office:value-type="float" office:value="1300.48346096894" calcext:value-type="float">
            <text:p>1300.4834609689</text:p>
          </table:table-cell>
          <table:table-cell table:formula="of:=AVERAGE([.B1102:.B1111])" office:value-type="float" office:value="1243.73054167746" calcext:value-type="float">
            <text:p>1243.7305416775</text:p>
          </table:table-cell>
          <table:table-cell table:formula="of:=AVERAGE([.C1102:.C1111])" office:value-type="float" office:value="1114.86562586157" calcext:value-type="float">
            <text:p>1114.865625861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07.91763030877" calcext:value-type="float">
            <text:p>1307.9176303088</text:p>
          </table:table-cell>
          <table:table-cell office:value-type="float" office:value="1177.12586727789" calcext:value-type="float">
            <text:p>1177.1258672779</text:p>
          </table:table-cell>
          <table:table-cell table:formula="of:=AVERAGE([.B1103:.B1112])" office:value-type="float" office:value="1260.52374403897" calcext:value-type="float">
            <text:p>1260.523744039</text:p>
          </table:table-cell>
          <table:table-cell table:formula="of:=AVERAGE([.C1103:.C1112])" office:value-type="float" office:value="1131.24615866102" calcext:value-type="float">
            <text:p>1131.24615866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04:.B1113])" office:value-type="float" office:value="1130.2547046548" calcext:value-type="float">
            <text:p>1130.2547046548</text:p>
          </table:table-cell>
          <table:table-cell table:formula="of:=AVERAGE([.C1104:.C1113])" office:value-type="float" office:value="1000.97711927685" calcext:value-type="float">
            <text:p>1000.977119276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10.30868348929" calcext:value-type="float">
            <text:p>1310.3086834893</text:p>
          </table:table-cell>
          <table:table-cell office:value-type="float" office:value="1179.27781514036" calcext:value-type="float">
            <text:p>1179.2778151404</text:p>
          </table:table-cell>
          <table:table-cell table:formula="of:=AVERAGE([.B1105:.B1114])" office:value-type="float" office:value="1185.94380901239" calcext:value-type="float">
            <text:p>1185.9438090124</text:p>
          </table:table-cell>
          <table:table-cell table:formula="of:=AVERAGE([.C1105:.C1114])" office:value-type="float" office:value="1068.67705813" calcext:value-type="float">
            <text:p>1068.6770581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461.25913991496" calcext:value-type="float">
            <text:p>2461.259139915</text:p>
          </table:table-cell>
          <table:table-cell office:value-type="float" office:value="2202.17923045023" calcext:value-type="float">
            <text:p>2202.1792304502</text:p>
          </table:table-cell>
          <table:table-cell table:formula="of:=AVERAGE([.B1106:.B1115])" office:value-type="float" office:value="1327.31749904346" calcext:value-type="float">
            <text:p>1327.3174990435</text:p>
          </table:table-cell>
          <table:table-cell table:formula="of:=AVERAGE([.C1106:.C1115])" office:value-type="float" office:value="1184.1427572146" calcext:value-type="float">
            <text:p>1184.14275721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07:.B1116])" office:value-type="float" office:value="1209.6494076254" calcext:value-type="float">
            <text:p>1209.6494076254</text:p>
          </table:table-cell>
          <table:table-cell table:formula="of:=AVERAGE([.C1107:.C1116])" office:value-type="float" office:value="1092.6231305561" calcext:value-type="float">
            <text:p>1092.623130556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417.33980950034" calcext:value-type="float">
            <text:p>2417.3398095003</text:p>
          </table:table-cell>
          <table:table-cell office:value-type="float" office:value="2162.88298744767" calcext:value-type="float">
            <text:p>2162.8829874477</text:p>
          </table:table-cell>
          <table:table-cell table:formula="of:=AVERAGE([.B1108:.B1117])" office:value-type="float" office:value="1270.07180685756" calcext:value-type="float">
            <text:p>1270.0718068576</text:p>
          </table:table-cell>
          <table:table-cell table:formula="of:=AVERAGE([.C1108:.C1117])" office:value-type="float" office:value="1140.55067484856" calcext:value-type="float">
            <text:p>1140.550674848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260.88911404222" calcext:value-type="float">
            <text:p>1260.8891140422</text:p>
          </table:table-cell>
          <table:table-cell office:value-type="float" office:value="1008.71129123377" calcext:value-type="float">
            <text:p>1008.7112912338</text:p>
          </table:table-cell>
          <table:table-cell table:formula="of:=AVERAGE([.B1109:.B1118])" office:value-type="float" office:value="1252.28326188285" calcext:value-type="float">
            <text:p>1252.2832618829</text:p>
          </table:table-cell>
          <table:table-cell table:formula="of:=AVERAGE([.C1109:.C1118])" office:value-type="float" office:value="1110.62411635472" calcext:value-type="float">
            <text:p>1110.62411635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783.885215917773" calcext:value-type="float">
            <text:p>783.8852159178</text:p>
          </table:table-cell>
          <table:table-cell table:formula="of:=AVERAGE([.B1110:.B1119])" office:value-type="float" office:value="1228.48266336272" calcext:value-type="float">
            <text:p>1228.4826633627</text:p>
          </table:table-cell>
          <table:table-cell table:formula="of:=AVERAGE([.C1110:.C1119])" office:value-type="float" office:value="1099.59715784859" calcext:value-type="float">
            <text:p>1099.597157848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901.509033137254" calcext:value-type="float">
            <text:p>901.5090331373</text:p>
          </table:table-cell>
          <table:table-cell office:value-type="float" office:value="772.722028403361" calcext:value-type="float">
            <text:p>772.7220284034</text:p>
          </table:table-cell>
          <table:table-cell table:formula="of:=AVERAGE([.B1111:.B1120])" office:value-type="float" office:value="1187.36404333764" calcext:value-type="float">
            <text:p>1187.3640433377</text:p>
          </table:table-cell>
          <table:table-cell table:formula="of:=AVERAGE([.C1111:.C1120])" office:value-type="float" office:value="1058.726789684" calcext:value-type="float">
            <text:p>1058.72678968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806.85669851789" calcext:value-type="float">
            <text:p>1806.8566985179</text:p>
          </table:table-cell>
          <table:table-cell office:value-type="float" office:value="1677.79550576662" calcext:value-type="float">
            <text:p>1677.7955057666</text:p>
          </table:table-cell>
          <table:table-cell table:formula="of:=AVERAGE([.B1112:.B1121])" office:value-type="float" office:value="1224.99653248285" calcext:value-type="float">
            <text:p>1224.9965324829</text:p>
          </table:table-cell>
          <table:table-cell table:formula="of:=AVERAGE([.C1112:.C1121])" office:value-type="float" office:value="1096.45799416377" calcext:value-type="float">
            <text:p>1096.457994163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22.76738496677" calcext:value-type="float">
            <text:p>1022.7673849668</text:p>
          </table:table-cell>
          <table:table-cell office:value-type="float" office:value="894.921461845924" calcext:value-type="float">
            <text:p>894.9214618459</text:p>
          </table:table-cell>
          <table:table-cell table:formula="of:=AVERAGE([.B1113:.B1122])" office:value-type="float" office:value="1196.48150794865" calcext:value-type="float">
            <text:p>1196.4815079487</text:p>
          </table:table-cell>
          <table:table-cell table:formula="of:=AVERAGE([.C1113:.C1122])" office:value-type="float" office:value="1068.23755362057" calcext:value-type="float">
            <text:p>1068.237553620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293.03025607528" calcext:value-type="float">
            <text:p>1293.0302560753</text:p>
          </table:table-cell>
          <table:table-cell office:value-type="float" office:value="1163.72723046775" calcext:value-type="float">
            <text:p>1163.7272304678</text:p>
          </table:table-cell>
          <table:table-cell table:formula="of:=AVERAGE([.B1114:.B1123])" office:value-type="float" office:value="1325.78453355618" calcext:value-type="float">
            <text:p>1325.7845335562</text:p>
          </table:table-cell>
          <table:table-cell table:formula="of:=AVERAGE([.C1114:.C1123])" office:value-type="float" office:value="1184.61027666735" calcext:value-type="float">
            <text:p>1184.61027666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552.82807687701" calcext:value-type="float">
            <text:p>1552.828076877</text:p>
          </table:table-cell>
          <table:table-cell office:value-type="float" office:value="1423.42573713726" calcext:value-type="float">
            <text:p>1423.4257371373</text:p>
          </table:table-cell>
          <table:table-cell table:formula="of:=AVERAGE([.B1115:.B1124])" office:value-type="float" office:value="1350.03647289495" calcext:value-type="float">
            <text:p>1350.036472895</text:p>
          </table:table-cell>
          <table:table-cell table:formula="of:=AVERAGE([.C1115:.C1124])" office:value-type="float" office:value="1209.02506886704" calcext:value-type="float">
            <text:p>1209.0250688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08.588713455" calcext:value-type="float">
            <text:p>1408.588713455</text:p>
          </table:table-cell>
          <table:table-cell office:value-type="float" office:value="1280.53519405" calcext:value-type="float">
            <text:p>1280.53519405</text:p>
          </table:table-cell>
          <table:table-cell table:formula="of:=AVERAGE([.B1116:.B1125])" office:value-type="float" office:value="1244.76943024895" calcext:value-type="float">
            <text:p>1244.769430249</text:p>
          </table:table-cell>
          <table:table-cell table:formula="of:=AVERAGE([.C1116:.C1125])" office:value-type="float" office:value="1116.86066522701" calcext:value-type="float">
            <text:p>1116.8606652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70.6463487344" calcext:value-type="float">
            <text:p>1170.6463487344</text:p>
          </table:table-cell>
          <table:table-cell office:value-type="float" office:value="1040.57453220835" calcext:value-type="float">
            <text:p>1040.5745322084</text:p>
          </table:table-cell>
          <table:table-cell table:formula="of:=AVERAGE([.B1117:.B1126])" office:value-type="float" office:value="1361.83406512239" calcext:value-type="float">
            <text:p>1361.8340651224</text:p>
          </table:table-cell>
          <table:table-cell table:formula="of:=AVERAGE([.C1117:.C1126])" office:value-type="float" office:value="1220.91811844785" calcext:value-type="float">
            <text:p>1220.918118447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04.02602988266" calcext:value-type="float">
            <text:p>1304.0260298827</text:p>
          </table:table-cell>
          <table:table-cell office:value-type="float" office:value="1043.22082390613" calcext:value-type="float">
            <text:p>1043.2208239061</text:p>
          </table:table-cell>
          <table:table-cell table:formula="of:=AVERAGE([.B1118:.B1127])" office:value-type="float" office:value="1250.50268716062" calcext:value-type="float">
            <text:p>1250.5026871606</text:p>
          </table:table-cell>
          <table:table-cell table:formula="of:=AVERAGE([.C1118:.C1127])" office:value-type="float" office:value="1108.95190209369" calcext:value-type="float">
            <text:p>1108.951902093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19:.B1128])" office:value-type="float" office:value="1124.4137757564" calcext:value-type="float">
            <text:p>1124.4137757564</text:p>
          </table:table-cell>
          <table:table-cell table:formula="of:=AVERAGE([.C1119:.C1128])" office:value-type="float" office:value="1008.08077297032" calcext:value-type="float">
            <text:p>1008.080772970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544.50877743952" calcext:value-type="float">
            <text:p>1544.5087774395</text:p>
          </table:table-cell>
          <table:table-cell office:value-type="float" office:value="1415.79971265289" calcext:value-type="float">
            <text:p>1415.7997126529</text:p>
          </table:table-cell>
          <table:table-cell table:formula="of:=AVERAGE([.B1120:.B1129])" office:value-type="float" office:value="1200.47613190858" calcext:value-type="float">
            <text:p>1200.4761319086</text:p>
          </table:table-cell>
          <table:table-cell table:formula="of:=AVERAGE([.C1120:.C1129])" office:value-type="float" office:value="1071.27222264383" calcext:value-type="float">
            <text:p>1071.272222643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80.65769361333" calcext:value-type="float">
            <text:p>1380.6576936133</text:p>
          </table:table-cell>
          <table:table-cell office:value-type="float" office:value="1255.1433578303" calcext:value-type="float">
            <text:p>1255.1433578303</text:p>
          </table:table-cell>
          <table:table-cell table:formula="of:=AVERAGE([.B1121:.B1130])" office:value-type="float" office:value="1248.39099795619" calcext:value-type="float">
            <text:p>1248.3909979562</text:p>
          </table:table-cell>
          <table:table-cell table:formula="of:=AVERAGE([.C1121:.C1130])" office:value-type="float" office:value="1119.51435558652" calcext:value-type="float">
            <text:p>1119.51435558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22:.B1131])" office:value-type="float" office:value="1067.7053281044" calcext:value-type="float">
            <text:p>1067.7053281044</text:p>
          </table:table-cell>
          <table:table-cell table:formula="of:=AVERAGE([.C1122:.C1131])" office:value-type="float" office:value="951.734805009861" calcext:value-type="float">
            <text:p>951.734805009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949.5978969644" calcext:value-type="float">
            <text:p>2949.5978969644</text:p>
          </table:table-cell>
          <table:table-cell office:value-type="float" office:value="2693.11112331532" calcext:value-type="float">
            <text:p>2693.1111233153</text:p>
          </table:table-cell>
          <table:table-cell table:formula="of:=AVERAGE([.B1123:.B1132])" office:value-type="float" office:value="1260.38837930416" calcext:value-type="float">
            <text:p>1260.3883793042</text:p>
          </table:table-cell>
          <table:table-cell table:formula="of:=AVERAGE([.C1123:.C1132])" office:value-type="float" office:value="1131.5537711568" calcext:value-type="float">
            <text:p>1131.55377115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17.21352362365" calcext:value-type="float">
            <text:p>1317.2135236237</text:p>
          </table:table-cell>
          <table:table-cell office:value-type="float" office:value="1185.49217126129" calcext:value-type="float">
            <text:p>1185.4921712613</text:p>
          </table:table-cell>
          <table:table-cell table:formula="of:=AVERAGE([.B1124:.B1133])" office:value-type="float" office:value="1262.806706059" calcext:value-type="float">
            <text:p>1262.806706059</text:p>
          </table:table-cell>
          <table:table-cell table:formula="of:=AVERAGE([.C1124:.C1133])" office:value-type="float" office:value="1133.73026523615" calcext:value-type="float">
            <text:p>1133.73026523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659.90322922503" calcext:value-type="float">
            <text:p>1659.903229225</text:p>
          </table:table-cell>
          <table:table-cell office:value-type="float" office:value="1532.21836543849" calcext:value-type="float">
            <text:p>1532.2183654385</text:p>
          </table:table-cell>
          <table:table-cell table:formula="of:=AVERAGE([.B1125:.B1134])" office:value-type="float" office:value="1273.5142212938" calcext:value-type="float">
            <text:p>1273.5142212938</text:p>
          </table:table-cell>
          <table:table-cell table:formula="of:=AVERAGE([.C1125:.C1134])" office:value-type="float" office:value="1144.60952806628" calcext:value-type="float">
            <text:p>1144.609528066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48.60698120164" calcext:value-type="float">
            <text:p>1048.6069812017</text:p>
          </table:table-cell>
          <table:table-cell office:value-type="float" office:value="917.531108551438" calcext:value-type="float">
            <text:p>917.5311085514</text:p>
          </table:table-cell>
          <table:table-cell table:formula="of:=AVERAGE([.B1126:.B1135])" office:value-type="float" office:value="1237.51604806846" calcext:value-type="float">
            <text:p>1237.5160480685</text:p>
          </table:table-cell>
          <table:table-cell table:formula="of:=AVERAGE([.C1126:.C1135])" office:value-type="float" office:value="1108.30911951642" calcext:value-type="float">
            <text:p>1108.309119516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01.59026994315" calcext:value-type="float">
            <text:p>1001.5902699432</text:p>
          </table:table-cell>
          <table:table-cell office:value-type="float" office:value="876.391486200257" calcext:value-type="float">
            <text:p>876.3914862003</text:p>
          </table:table-cell>
          <table:table-cell table:formula="of:=AVERAGE([.B1127:.B1136])" office:value-type="float" office:value="1220.61044018934" calcext:value-type="float">
            <text:p>1220.6104401893</text:p>
          </table:table-cell>
          <table:table-cell table:formula="of:=AVERAGE([.C1127:.C1136])" office:value-type="float" office:value="1091.89081491561" calcext:value-type="float">
            <text:p>1091.890814915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00.03590868155" calcext:value-type="float">
            <text:p>1700.0359086816</text:p>
          </table:table-cell>
          <table:table-cell office:value-type="float" office:value="1569.26391570605" calcext:value-type="float">
            <text:p>1569.2639157061</text:p>
          </table:table-cell>
          <table:table-cell table:formula="of:=AVERAGE([.B1128:.B1137])" office:value-type="float" office:value="1260.21142806923" calcext:value-type="float">
            <text:p>1260.2114280692</text:p>
          </table:table-cell>
          <table:table-cell table:formula="of:=AVERAGE([.C1128:.C1137])" office:value-type="float" office:value="1144.4951240956" calcext:value-type="float">
            <text:p>1144.495124095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905.902171096532" calcext:value-type="float">
            <text:p>905.9021710965</text:p>
          </table:table-cell>
          <table:table-cell office:value-type="float" office:value="776.487575225599" calcext:value-type="float">
            <text:p>776.4875752256</text:p>
          </table:table-cell>
          <table:table-cell table:formula="of:=AVERAGE([.B1129:.B1138])" office:value-type="float" office:value="1350.80164517888" calcext:value-type="float">
            <text:p>1350.8016451789</text:p>
          </table:table-cell>
          <table:table-cell table:formula="of:=AVERAGE([.C1129:.C1138])" office:value-type="float" office:value="1222.14388161816" calcext:value-type="float">
            <text:p>1222.14388161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10.13667867266" calcext:value-type="float">
            <text:p>1310.1366786727</text:p>
          </table:table-cell>
          <table:table-cell office:value-type="float" office:value="1179.1230108054" calcext:value-type="float">
            <text:p>1179.1230108054</text:p>
          </table:table-cell>
          <table:table-cell table:formula="of:=AVERAGE([.B1130:.B1139])" office:value-type="float" office:value="1327.3644353022" calcext:value-type="float">
            <text:p>1327.3644353022</text:p>
          </table:table-cell>
          <table:table-cell table:formula="of:=AVERAGE([.C1130:.C1139])" office:value-type="float" office:value="1198.47621143341" calcext:value-type="float">
            <text:p>1198.47621143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31.2636131223" calcext:value-type="float">
            <text:p>1431.2636131223</text:p>
          </table:table-cell>
          <table:table-cell office:value-type="float" office:value="1301.1487392021" calcext:value-type="float">
            <text:p>1301.1487392021</text:p>
          </table:table-cell>
          <table:table-cell table:formula="of:=AVERAGE([.B1131:.B1140])" office:value-type="float" office:value="1332.42502725309" calcext:value-type="float">
            <text:p>1332.4250272531</text:p>
          </table:table-cell>
          <table:table-cell table:formula="of:=AVERAGE([.C1131:.C1140])" office:value-type="float" office:value="1203.07674957059" calcext:value-type="float">
            <text:p>1203.076749570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166.23220370475" calcext:value-type="float">
            <text:p>1166.2322037048</text:p>
          </table:table-cell>
          <table:table-cell table:formula="of:=AVERAGE([.B1132:.B1141])" office:value-type="float" office:value="1449.04824762357" calcext:value-type="float">
            <text:p>1449.0482476236</text:p>
          </table:table-cell>
          <table:table-cell table:formula="of:=AVERAGE([.C1132:.C1141])" office:value-type="float" office:value="1319.69996994107" calcext:value-type="float">
            <text:p>1319.699969941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38.83987941559" calcext:value-type="float">
            <text:p>1438.8398794156</text:p>
          </table:table-cell>
          <table:table-cell office:value-type="float" office:value="1177.23262861276" calcext:value-type="float">
            <text:p>1177.2326286128</text:p>
          </table:table-cell>
          <table:table-cell table:formula="of:=AVERAGE([.B1133:.B1142])" office:value-type="float" office:value="1297.97244586869" calcext:value-type="float">
            <text:p>1297.9724458687</text:p>
          </table:table-cell>
          <table:table-cell table:formula="of:=AVERAGE([.C1133:.C1142])" office:value-type="float" office:value="1168.11212047081" calcext:value-type="float">
            <text:p>1168.112120470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42.28877187582" calcext:value-type="float">
            <text:p>1142.2887718758</text:p>
          </table:table-cell>
          <table:table-cell office:value-type="float" office:value="1015.36779722295" calcext:value-type="float">
            <text:p>1015.367797223</text:p>
          </table:table-cell>
          <table:table-cell table:formula="of:=AVERAGE([.B1134:.B1143])" office:value-type="float" office:value="1280.4799706939" calcext:value-type="float">
            <text:p>1280.4799706939</text:p>
          </table:table-cell>
          <table:table-cell table:formula="of:=AVERAGE([.C1134:.C1143])" office:value-type="float" office:value="1151.09968306698" calcext:value-type="float">
            <text:p>1151.0996830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23.03533322735" calcext:value-type="float">
            <text:p>1423.0353332274</text:p>
          </table:table-cell>
          <table:table-cell office:value-type="float" office:value="1293.66848475213" calcext:value-type="float">
            <text:p>1293.6684847521</text:p>
          </table:table-cell>
          <table:table-cell table:formula="of:=AVERAGE([.B1135:.B1144])" office:value-type="float" office:value="1256.79318109414" calcext:value-type="float">
            <text:p>1256.7931810941</text:p>
          </table:table-cell>
          <table:table-cell table:formula="of:=AVERAGE([.C1135:.C1144])" office:value-type="float" office:value="1127.24469499834" calcext:value-type="float">
            <text:p>1127.244694998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75.17090451706" calcext:value-type="float">
            <text:p>1175.1709045171</text:p>
          </table:table-cell>
          <table:table-cell office:value-type="float" office:value="1044.59635957072" calcext:value-type="float">
            <text:p>1044.5963595707</text:p>
          </table:table-cell>
          <table:table-cell table:formula="of:=AVERAGE([.B1136:.B1145])" office:value-type="float" office:value="1269.44957342568" calcext:value-type="float">
            <text:p>1269.4495734257</text:p>
          </table:table-cell>
          <table:table-cell table:formula="of:=AVERAGE([.C1136:.C1145])" office:value-type="float" office:value="1139.95122010027" calcext:value-type="float">
            <text:p>1139.951220100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79.91541065807" calcext:value-type="float">
            <text:p>1179.9154106581</text:p>
          </table:table-cell>
          <table:table-cell office:value-type="float" office:value="1048.81369836273" calcext:value-type="float">
            <text:p>1048.8136983627</text:p>
          </table:table-cell>
          <table:table-cell table:formula="of:=AVERAGE([.B1137:.B1146])" office:value-type="float" office:value="1287.28208749717" calcext:value-type="float">
            <text:p>1287.2820874972</text:p>
          </table:table-cell>
          <table:table-cell table:formula="of:=AVERAGE([.C1137:.C1146])" office:value-type="float" office:value="1157.19344131652" calcext:value-type="float">
            <text:p>1157.19344131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63.89550518221" calcext:value-type="float">
            <text:p>1163.8955051822</text:p>
          </table:table-cell>
          <table:table-cell office:value-type="float" office:value="1034.57378238419" calcext:value-type="float">
            <text:p>1034.5737823842</text:p>
          </table:table-cell>
          <table:table-cell table:formula="of:=AVERAGE([.B1138:.B1147])" office:value-type="float" office:value="1233.66804714723" calcext:value-type="float">
            <text:p>1233.6680471472</text:p>
          </table:table-cell>
          <table:table-cell table:formula="of:=AVERAGE([.C1138:.C1147])" office:value-type="float" office:value="1103.72442798433" calcext:value-type="float">
            <text:p>1103.724427984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268.77526983228" calcext:value-type="float">
            <text:p>1268.7752698323</text:p>
          </table:table-cell>
          <table:table-cell office:value-type="float" office:value="1141.89774284905" calcext:value-type="float">
            <text:p>1141.8977428491</text:p>
          </table:table-cell>
          <table:table-cell table:formula="of:=AVERAGE([.B1139:.B1148])" office:value-type="float" office:value="1269.95535702081" calcext:value-type="float">
            <text:p>1269.9553570208</text:p>
          </table:table-cell>
          <table:table-cell table:formula="of:=AVERAGE([.C1139:.C1148])" office:value-type="float" office:value="1140.26544474668" calcext:value-type="float">
            <text:p>1140.26544474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42.22069513485" calcext:value-type="float">
            <text:p>1442.2206951349</text:p>
          </table:table-cell>
          <table:table-cell office:value-type="float" office:value="1311.10972284987" calcext:value-type="float">
            <text:p>1311.1097228499</text:p>
          </table:table-cell>
          <table:table-cell table:formula="of:=AVERAGE([.B1140:.B1149])" office:value-type="float" office:value="1283.16375866703" calcext:value-type="float">
            <text:p>1283.163758667</text:p>
          </table:table-cell>
          <table:table-cell table:formula="of:=AVERAGE([.C1140:.C1149])" office:value-type="float" office:value="1153.46411595112" calcext:value-type="float">
            <text:p>1153.464115951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49.5455945119" calcext:value-type="float">
            <text:p>1049.5455945119</text:p>
          </table:table-cell>
          <table:table-cell office:value-type="float" office:value="918.352395197913" calcext:value-type="float">
            <text:p>918.3523951979</text:p>
          </table:table-cell>
          <table:table-cell table:formula="of:=AVERAGE([.B1141:.B1150])" office:value-type="float" office:value="1244.99195680599" calcext:value-type="float">
            <text:p>1244.991956806</text:p>
          </table:table-cell>
          <table:table-cell table:formula="of:=AVERAGE([.C1141:.C1150])" office:value-type="float" office:value="1115.18448155071" calcext:value-type="float">
            <text:p>1115.18448155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785.344370378123" calcext:value-type="float">
            <text:p>785.3443703781</text:p>
          </table:table-cell>
          <table:table-cell table:formula="of:=AVERAGE([.B1142:.B1151])" office:value-type="float" office:value="1206.90317347332" calcext:value-type="float">
            <text:p>1206.9031734733</text:p>
          </table:table-cell>
          <table:table-cell table:formula="of:=AVERAGE([.C1142:.C1151])" office:value-type="float" office:value="1077.09569821804" calcext:value-type="float">
            <text:p>1077.09569821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20.3725475528" calcext:value-type="float">
            <text:p>1420.3725475528</text:p>
          </table:table-cell>
          <table:table-cell office:value-type="float" office:value="1291.24777050255" calcext:value-type="float">
            <text:p>1291.2477705026</text:p>
          </table:table-cell>
          <table:table-cell table:formula="of:=AVERAGE([.B1143:.B1152])" office:value-type="float" office:value="1205.05644028705" calcext:value-type="float">
            <text:p>1205.0564402871</text:p>
          </table:table-cell>
          <table:table-cell table:formula="of:=AVERAGE([.C1143:.C1152])" office:value-type="float" office:value="1088.49721240702" calcext:value-type="float">
            <text:p>1088.4972124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04.74432548838" calcext:value-type="float">
            <text:p>1704.7443254884</text:p>
          </table:table-cell>
          <table:table-cell office:value-type="float" office:value="1442.47596772093" calcext:value-type="float">
            <text:p>1442.4759677209</text:p>
          </table:table-cell>
          <table:table-cell table:formula="of:=AVERAGE([.B1144:.B1153])" office:value-type="float" office:value="1261.3019956483" calcext:value-type="float">
            <text:p>1261.3019956483</text:p>
          </table:table-cell>
          <table:table-cell table:formula="of:=AVERAGE([.C1144:.C1153])" office:value-type="float" office:value="1131.20802945682" calcext:value-type="float">
            <text:p>1131.20802945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647.900318597466" calcext:value-type="float">
            <text:p>647.9003185975</text:p>
          </table:table-cell>
          <table:table-cell table:formula="of:=AVERAGE([.B1145:.B1154])" office:value-type="float" office:value="1183.78849418531" calcext:value-type="float">
            <text:p>1183.7884941853</text:p>
          </table:table-cell>
          <table:table-cell table:formula="of:=AVERAGE([.C1145:.C1154])" office:value-type="float" office:value="1066.63121284135" calcext:value-type="float">
            <text:p>1066.631212841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08.4320329629" calcext:value-type="float">
            <text:p>1308.4320329629</text:p>
          </table:table-cell>
          <table:table-cell office:value-type="float" office:value="1177.58882966661" calcext:value-type="float">
            <text:p>1177.5888296666</text:p>
          </table:table-cell>
          <table:table-cell table:formula="of:=AVERAGE([.B1146:.B1155])" office:value-type="float" office:value="1197.1146070299" calcext:value-type="float">
            <text:p>1197.1146070299</text:p>
          </table:table-cell>
          <table:table-cell table:formula="of:=AVERAGE([.C1146:.C1155])" office:value-type="float" office:value="1079.93045985094" calcext:value-type="float">
            <text:p>1079.93045985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04.88529926426" calcext:value-type="float">
            <text:p>1304.8852992643</text:p>
          </table:table-cell>
          <table:table-cell office:value-type="float" office:value="1174.39676933783" calcext:value-type="float">
            <text:p>1174.3967693378</text:p>
          </table:table-cell>
          <table:table-cell table:formula="of:=AVERAGE([.B1147:.B1156])" office:value-type="float" office:value="1209.61159589052" calcext:value-type="float">
            <text:p>1209.6115958905</text:p>
          </table:table-cell>
          <table:table-cell table:formula="of:=AVERAGE([.C1147:.C1156])" office:value-type="float" office:value="1092.48876694845" calcext:value-type="float">
            <text:p>1092.488766948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79.52199467507" calcext:value-type="float">
            <text:p>1179.5219946751</text:p>
          </table:table-cell>
          <table:table-cell office:value-type="float" office:value="1048.46399526673" calcext:value-type="float">
            <text:p>1048.4639952667</text:p>
          </table:table-cell>
          <table:table-cell table:formula="of:=AVERAGE([.B1148:.B1157])" office:value-type="float" office:value="1211.1742448398" calcext:value-type="float">
            <text:p>1211.1742448398</text:p>
          </table:table-cell>
          <table:table-cell table:formula="of:=AVERAGE([.C1148:.C1157])" office:value-type="float" office:value="1093.87778823671" calcext:value-type="float">
            <text:p>1093.87778823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573.74529949492" calcext:value-type="float">
            <text:p>1573.7452994949</text:p>
          </table:table-cell>
          <table:table-cell office:value-type="float" office:value="1442.59985787034" calcext:value-type="float">
            <text:p>1442.5998578703</text:p>
          </table:table-cell>
          <table:table-cell table:formula="of:=AVERAGE([.B1149:.B1158])" office:value-type="float" office:value="1241.67124780607" calcext:value-type="float">
            <text:p>1241.6712478061</text:p>
          </table:table-cell>
          <table:table-cell table:formula="of:=AVERAGE([.C1149:.C1158])" office:value-type="float" office:value="1123.94799973884" calcext:value-type="float">
            <text:p>1123.947999738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782.620204932962" calcext:value-type="float">
            <text:p>782.620204933</text:p>
          </table:table-cell>
          <table:table-cell table:formula="of:=AVERAGE([.B1150:.B1159])" office:value-type="float" office:value="1175.71119878588" calcext:value-type="float">
            <text:p>1175.7111987859</text:p>
          </table:table-cell>
          <table:table-cell table:formula="of:=AVERAGE([.C1150:.C1159])" office:value-type="float" office:value="1071.09904794715" calcext:value-type="float">
            <text:p>1071.099047947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293.52013571572" calcext:value-type="float">
            <text:p>1293.5201357157</text:p>
          </table:table-cell>
          <table:table-cell office:value-type="float" office:value="1034.81610857258" calcext:value-type="float">
            <text:p>1034.8161085726</text:p>
          </table:table-cell>
          <table:table-cell table:formula="of:=AVERAGE([.B1151:.B1160])" office:value-type="float" office:value="1200.10865290626" calcext:value-type="float">
            <text:p>1200.1086529063</text:p>
          </table:table-cell>
          <table:table-cell table:formula="of:=AVERAGE([.C1151:.C1160])" office:value-type="float" office:value="1082.74541928461" calcext:value-type="float">
            <text:p>1082.74541928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554.73565016309" calcext:value-type="float">
            <text:p>1554.7356501631</text:p>
          </table:table-cell>
          <table:table-cell office:value-type="float" office:value="1425.17434598283" calcext:value-type="float">
            <text:p>1425.1743459828</text:p>
          </table:table-cell>
          <table:table-cell table:formula="of:=AVERAGE([.B1152:.B1161])" office:value-type="float" office:value="1277.04778088476" calcext:value-type="float">
            <text:p>1277.0477808848</text:p>
          </table:table-cell>
          <table:table-cell table:formula="of:=AVERAGE([.C1152:.C1161])" office:value-type="float" office:value="1146.72841684508" calcext:value-type="float">
            <text:p>1146.728416845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39.4059643817" calcext:value-type="float">
            <text:p>1439.4059643817</text:p>
          </table:table-cell>
          <table:table-cell office:value-type="float" office:value="1308.55087671064" calcext:value-type="float">
            <text:p>1308.5508767106</text:p>
          </table:table-cell>
          <table:table-cell table:formula="of:=AVERAGE([.B1153:.B1162])" office:value-type="float" office:value="1278.95112256765" calcext:value-type="float">
            <text:p>1278.9511225677</text:p>
          </table:table-cell>
          <table:table-cell table:formula="of:=AVERAGE([.C1153:.C1162])" office:value-type="float" office:value="1148.45872746589" calcext:value-type="float">
            <text:p>1148.458727465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97.26523285473" calcext:value-type="float">
            <text:p>1397.2652328547</text:p>
          </table:table-cell>
          <table:table-cell office:value-type="float" office:value="1270.24112077703" calcext:value-type="float">
            <text:p>1270.241120777</text:p>
          </table:table-cell>
          <table:table-cell table:formula="of:=AVERAGE([.B1154:.B1163])" office:value-type="float" office:value="1248.20321330428" calcext:value-type="float">
            <text:p>1248.2032133043</text:p>
          </table:table-cell>
          <table:table-cell table:formula="of:=AVERAGE([.C1154:.C1163])" office:value-type="float" office:value="1131.2352427715" calcext:value-type="float">
            <text:p>1131.23524277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293.53313656642" calcext:value-type="float">
            <text:p>1293.5331365664</text:p>
          </table:table-cell>
          <table:table-cell office:value-type="float" office:value="1164.17982290978" calcext:value-type="float">
            <text:p>1164.1798229098</text:p>
          </table:table-cell>
          <table:table-cell table:formula="of:=AVERAGE([.B1155:.B1164])" office:value-type="float" office:value="1312.76649510118" calcext:value-type="float">
            <text:p>1312.7664951012</text:p>
          </table:table-cell>
          <table:table-cell table:formula="of:=AVERAGE([.C1155:.C1164])" office:value-type="float" office:value="1182.86319320273" calcext:value-type="float">
            <text:p>1182.86319320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56:.B1165])" office:value-type="float" office:value="1181.92329180489" calcext:value-type="float">
            <text:p>1181.9232918049</text:p>
          </table:table-cell>
          <table:table-cell table:formula="of:=AVERAGE([.C1156:.C1165])" office:value-type="float" office:value="1065.10431023607" calcext:value-type="float">
            <text:p>1065.104310236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58.70169665636" calcext:value-type="float">
            <text:p>2058.7016966564</text:p>
          </table:table-cell>
          <table:table-cell office:value-type="float" office:value="1801.36398457431" calcext:value-type="float">
            <text:p>1801.3639845743</text:p>
          </table:table-cell>
          <table:table-cell table:formula="of:=AVERAGE([.B1157:.B1166])" office:value-type="float" office:value="1257.3049315441" calcext:value-type="float">
            <text:p>1257.3049315441</text:p>
          </table:table-cell>
          <table:table-cell table:formula="of:=AVERAGE([.C1157:.C1166])" office:value-type="float" office:value="1127.80103175972" calcext:value-type="float">
            <text:p>1127.801031759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673.26772500353" calcext:value-type="float">
            <text:p>1673.2677250035</text:p>
          </table:table-cell>
          <table:table-cell table:formula="of:=AVERAGE([.B1158:.B1167])" office:value-type="float" office:value="1306.67950457694" calcext:value-type="float">
            <text:p>1306.679504577</text:p>
          </table:table-cell>
          <table:table-cell table:formula="of:=AVERAGE([.C1158:.C1167])" office:value-type="float" office:value="1190.2814047334" calcext:value-type="float">
            <text:p>1190.28140473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12.75118757856" calcext:value-type="float">
            <text:p>1412.7511875786</text:p>
          </table:table-cell>
          <table:table-cell office:value-type="float" office:value="1155.88733529155" calcext:value-type="float">
            <text:p>1155.8873352916</text:p>
          </table:table-cell>
          <table:table-cell table:formula="of:=AVERAGE([.B1159:.B1168])" office:value-type="float" office:value="1290.58009338531" calcext:value-type="float">
            <text:p>1290.5800933853</text:p>
          </table:table-cell>
          <table:table-cell table:formula="of:=AVERAGE([.C1159:.C1168])" office:value-type="float" office:value="1161.61015247552" calcext:value-type="float">
            <text:p>1161.610152475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54.47577533208" calcext:value-type="float">
            <text:p>1154.4757753321</text:p>
          </table:table-cell>
          <table:table-cell office:value-type="float" office:value="1026.20068918407" calcext:value-type="float">
            <text:p>1026.2006891841</text:p>
          </table:table-cell>
          <table:table-cell table:formula="of:=AVERAGE([.B1160:.B1169])" office:value-type="float" office:value="1327.76565042522" calcext:value-type="float">
            <text:p>1327.7656504252</text:p>
          </table:table-cell>
          <table:table-cell table:formula="of:=AVERAGE([.C1160:.C1169])" office:value-type="float" office:value="1185.96820090063" calcext:value-type="float">
            <text:p>1185.968200900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61:.B1170])" office:value-type="float" office:value="1198.41363685365" calcext:value-type="float">
            <text:p>1198.4136368537</text:p>
          </table:table-cell>
          <table:table-cell table:formula="of:=AVERAGE([.C1161:.C1170])" office:value-type="float" office:value="1082.48659004337" calcext:value-type="float">
            <text:p>1082.48659004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462.35342196508" calcext:value-type="float">
            <text:p>2462.3534219651</text:p>
          </table:table-cell>
          <table:table-cell office:value-type="float" office:value="2332.7558734406" calcext:value-type="float">
            <text:p>2332.7558734406</text:p>
          </table:table-cell>
          <table:table-cell table:formula="of:=AVERAGE([.B1162:.B1171])" office:value-type="float" office:value="1289.17541403385" calcext:value-type="float">
            <text:p>1289.1754140339</text:p>
          </table:table-cell>
          <table:table-cell table:formula="of:=AVERAGE([.C1162:.C1171])" office:value-type="float" office:value="1173.24474278915" calcext:value-type="float">
            <text:p>1173.244742789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73.843605325182" calcext:value-type="float">
            <text:p>773.8436053252</text:p>
          </table:table-cell>
          <table:table-cell office:value-type="float" office:value="644.869671104318" calcext:value-type="float">
            <text:p>644.8696711043</text:p>
          </table:table-cell>
          <table:table-cell table:formula="of:=AVERAGE([.B1163:.B1172])" office:value-type="float" office:value="1222.61917812819" calcext:value-type="float">
            <text:p>1222.6191781282</text:p>
          </table:table-cell>
          <table:table-cell table:formula="of:=AVERAGE([.C1163:.C1172])" office:value-type="float" office:value="1106.87662222852" calcext:value-type="float">
            <text:p>1106.876622228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00.70084346843" calcext:value-type="float">
            <text:p>1400.7008434684</text:p>
          </table:table-cell>
          <table:table-cell office:value-type="float" office:value="1273.36440315312" calcext:value-type="float">
            <text:p>1273.3644031531</text:p>
          </table:table-cell>
          <table:table-cell table:formula="of:=AVERAGE([.B1164:.B1173])" office:value-type="float" office:value="1222.96273918956" calcext:value-type="float">
            <text:p>1222.9627391896</text:p>
          </table:table-cell>
          <table:table-cell table:formula="of:=AVERAGE([.C1164:.C1173])" office:value-type="float" office:value="1107.18895046613" calcext:value-type="float">
            <text:p>1107.188950466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694.87615054973" calcext:value-type="float">
            <text:p>1694.8761505497</text:p>
          </table:table-cell>
          <table:table-cell office:value-type="float" office:value="1564.5010620459" calcext:value-type="float">
            <text:p>1564.5010620459</text:p>
          </table:table-cell>
          <table:table-cell table:formula="of:=AVERAGE([.B1165:.B1174])" office:value-type="float" office:value="1263.09704058789" calcext:value-type="float">
            <text:p>1263.0970405879</text:p>
          </table:table-cell>
          <table:table-cell table:formula="of:=AVERAGE([.C1165:.C1174])" office:value-type="float" office:value="1147.22107437974" calcext:value-type="float">
            <text:p>1147.221074379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68.905463073315" calcext:value-type="float">
            <text:p>768.9054630733</text:p>
          </table:table-cell>
          <table:table-cell office:value-type="float" office:value="640.754552561096" calcext:value-type="float">
            <text:p>640.7545525611</text:p>
          </table:table-cell>
          <table:table-cell table:formula="of:=AVERAGE([.B1166:.B1175])" office:value-type="float" office:value="1339.98758689523" calcext:value-type="float">
            <text:p>1339.9875868952</text:p>
          </table:table-cell>
          <table:table-cell table:formula="of:=AVERAGE([.C1166:.C1175])" office:value-type="float" office:value="1211.29652963585" calcext:value-type="float">
            <text:p>1211.296529635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37.70918325527" calcext:value-type="float">
            <text:p>1437.7091832553</text:p>
          </table:table-cell>
          <table:table-cell office:value-type="float" office:value="1307.00834841388" calcext:value-type="float">
            <text:p>1307.0083484139</text:p>
          </table:table-cell>
          <table:table-cell table:formula="of:=AVERAGE([.B1167:.B1176])" office:value-type="float" office:value="1277.88833555512" calcext:value-type="float">
            <text:p>1277.8883355551</text:p>
          </table:table-cell>
          <table:table-cell table:formula="of:=AVERAGE([.C1167:.C1176])" office:value-type="float" office:value="1161.86096601981" calcext:value-type="float">
            <text:p>1161.860966019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37.77045747757" calcext:value-type="float">
            <text:p>1037.7704574776</text:p>
          </table:table-cell>
          <table:table-cell office:value-type="float" office:value="908.049150292878" calcext:value-type="float">
            <text:p>908.0491502929</text:p>
          </table:table-cell>
          <table:table-cell table:formula="of:=AVERAGE([.B1168:.B1177])" office:value-type="float" office:value="1214.33860880252" calcext:value-type="float">
            <text:p>1214.3386088025</text:p>
          </table:table-cell>
          <table:table-cell table:formula="of:=AVERAGE([.C1168:.C1177])" office:value-type="float" office:value="1085.33910854874" calcext:value-type="float">
            <text:p>1085.339108548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04.49153681504" calcext:value-type="float">
            <text:p>1304.491536815</text:p>
          </table:table-cell>
          <table:table-cell office:value-type="float" office:value="1174.04238313353" calcext:value-type="float">
            <text:p>1174.0423831335</text:p>
          </table:table-cell>
          <table:table-cell table:formula="of:=AVERAGE([.B1169:.B1178])" office:value-type="float" office:value="1203.51264372617" calcext:value-type="float">
            <text:p>1203.5126437262</text:p>
          </table:table-cell>
          <table:table-cell table:formula="of:=AVERAGE([.C1169:.C1178])" office:value-type="float" office:value="1087.15461333294" calcext:value-type="float">
            <text:p>1087.154613332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58.43083283313" calcext:value-type="float">
            <text:p>1958.4308328331</text:p>
          </table:table-cell>
          <table:table-cell office:value-type="float" office:value="1827.86877731092" calcext:value-type="float">
            <text:p>1827.8687773109</text:p>
          </table:table-cell>
          <table:table-cell table:formula="of:=AVERAGE([.B1170:.B1179])" office:value-type="float" office:value="1283.90814947627" calcext:value-type="float">
            <text:p>1283.9081494763</text:p>
          </table:table-cell>
          <table:table-cell table:formula="of:=AVERAGE([.C1170:.C1179])" office:value-type="float" office:value="1167.32142214562" calcext:value-type="float">
            <text:p>1167.321422145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71:.B1180])" office:value-type="float" office:value="1283.90814947627" calcext:value-type="float">
            <text:p>1283.9081494763</text:p>
          </table:table-cell>
          <table:table-cell table:formula="of:=AVERAGE([.C1171:.C1180])" office:value-type="float" office:value="1167.32142214562" calcext:value-type="float">
            <text:p>1167.321422145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280.32021033797" calcext:value-type="float">
            <text:p>1280.320210338</text:p>
          </table:table-cell>
          <table:table-cell office:value-type="float" office:value="1152.28818930417" calcext:value-type="float">
            <text:p>1152.2881893042</text:p>
          </table:table-cell>
          <table:table-cell table:formula="of:=AVERAGE([.B1172:.B1181])" office:value-type="float" office:value="1165.70482831356" calcext:value-type="float">
            <text:p>1165.7048283136</text:p>
          </table:table-cell>
          <table:table-cell table:formula="of:=AVERAGE([.C1172:.C1181])" office:value-type="float" office:value="1049.27465373198" calcext:value-type="float">
            <text:p>1049.2746537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835.97132643979" calcext:value-type="float">
            <text:p>1835.9713264398</text:p>
          </table:table-cell>
          <table:table-cell office:value-type="float" office:value="1704.83051740838" calcext:value-type="float">
            <text:p>1704.8305174084</text:p>
          </table:table-cell>
          <table:table-cell table:formula="of:=AVERAGE([.B1173:.B1182])" office:value-type="float" office:value="1271.91760042502" calcext:value-type="float">
            <text:p>1271.917600425</text:p>
          </table:table-cell>
          <table:table-cell table:formula="of:=AVERAGE([.C1173:.C1182])" office:value-type="float" office:value="1155.27073836239" calcext:value-type="float">
            <text:p>1155.270738362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74:.B1183])" office:value-type="float" office:value="1131.84751607818" calcext:value-type="float">
            <text:p>1131.8475160782</text:p>
          </table:table-cell>
          <table:table-cell table:formula="of:=AVERAGE([.C1174:.C1183])" office:value-type="float" office:value="1027.93429804708" calcext:value-type="float">
            <text:p>1027.934298047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51.62520652293" calcext:value-type="float">
            <text:p>1951.6252065229</text:p>
          </table:table-cell>
          <table:table-cell office:value-type="float" office:value="1821.5168594214" calcext:value-type="float">
            <text:p>1821.5168594214</text:p>
          </table:table-cell>
          <table:table-cell table:formula="of:=AVERAGE([.B1175:.B1184])" office:value-type="float" office:value="1157.5224216755" calcext:value-type="float">
            <text:p>1157.5224216755</text:p>
          </table:table-cell>
          <table:table-cell table:formula="of:=AVERAGE([.C1175:.C1184])" office:value-type="float" office:value="1053.63587778463" calcext:value-type="float">
            <text:p>1053.63587778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698.8027794567" calcext:value-type="float">
            <text:p>1698.8027794567</text:p>
          </table:table-cell>
          <table:table-cell office:value-type="float" office:value="1437.44850569413" calcext:value-type="float">
            <text:p>1437.4485056941</text:p>
          </table:table-cell>
          <table:table-cell table:formula="of:=AVERAGE([.B1176:.B1185])" office:value-type="float" office:value="1250.51215331384" calcext:value-type="float">
            <text:p>1250.5121533138</text:p>
          </table:table-cell>
          <table:table-cell table:formula="of:=AVERAGE([.C1176:.C1185])" office:value-type="float" office:value="1133.30527309793" calcext:value-type="float">
            <text:p>1133.305273097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771.324620890928" calcext:value-type="float">
            <text:p>771.3246208909</text:p>
          </table:table-cell>
          <table:table-cell table:formula="of:=AVERAGE([.B1177:.B1186])" office:value-type="float" office:value="1183.87369707741" calcext:value-type="float">
            <text:p>1183.8736970774</text:p>
          </table:table-cell>
          <table:table-cell table:formula="of:=AVERAGE([.C1177:.C1186])" office:value-type="float" office:value="1079.73690034563" calcext:value-type="float">
            <text:p>1079.736900345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224.49147104323" calcext:value-type="float">
            <text:p>2224.4914710432</text:p>
          </table:table-cell>
          <table:table-cell office:value-type="float" office:value="1962.78659209697" calcext:value-type="float">
            <text:p>1962.786592097</text:p>
          </table:table-cell>
          <table:table-cell table:formula="of:=AVERAGE([.B1178:.B1187])" office:value-type="float" office:value="1302.54579843397" calcext:value-type="float">
            <text:p>1302.545798434</text:p>
          </table:table-cell>
          <table:table-cell table:formula="of:=AVERAGE([.C1178:.C1187])" office:value-type="float" office:value="1185.21064452604" calcext:value-type="float">
            <text:p>1185.210644526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523.309477058488" calcext:value-type="float">
            <text:p>523.3094770585</text:p>
          </table:table-cell>
          <table:table-cell table:formula="of:=AVERAGE([.B1179:.B1188])" office:value-type="float" office:value="1224.42759245832" calcext:value-type="float">
            <text:p>1224.4275924583</text:p>
          </table:table-cell>
          <table:table-cell table:formula="of:=AVERAGE([.C1179:.C1188])" office:value-type="float" office:value="1120.13735391854" calcext:value-type="float">
            <text:p>1120.137353918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22.7374621966" calcext:value-type="float">
            <text:p>1422.7374621966</text:p>
          </table:table-cell>
          <table:table-cell office:value-type="float" office:value="1164.0579236154" calcext:value-type="float">
            <text:p>1164.0579236154</text:p>
          </table:table-cell>
          <table:table-cell table:formula="of:=AVERAGE([.B1180:.B1189])" office:value-type="float" office:value="1170.85825539466" calcext:value-type="float">
            <text:p>1170.8582553947</text:p>
          </table:table-cell>
          <table:table-cell table:formula="of:=AVERAGE([.C1180:.C1189])" office:value-type="float" office:value="1053.75626854899" calcext:value-type="float">
            <text:p>1053.7562685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05.62642099247" calcext:value-type="float">
            <text:p>1405.6264209925</text:p>
          </table:table-cell>
          <table:table-cell office:value-type="float" office:value="1277.84220090225" calcext:value-type="float">
            <text:p>1277.8422009023</text:p>
          </table:table-cell>
          <table:table-cell table:formula="of:=AVERAGE([.B1181:.B1190])" office:value-type="float" office:value="1311.42089749391" calcext:value-type="float">
            <text:p>1311.4208974939</text:p>
          </table:table-cell>
          <table:table-cell table:formula="of:=AVERAGE([.C1181:.C1190])" office:value-type="float" office:value="1181.54048863921" calcext:value-type="float">
            <text:p>1181.540488639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027.02837243419" calcext:value-type="float">
            <text:p>1027.0283724342</text:p>
          </table:table-cell>
          <table:table-cell table:formula="of:=AVERAGE([.B1182:.B1191])" office:value-type="float" office:value="1286.09171370353" calcext:value-type="float">
            <text:p>1286.0917137035</text:p>
          </table:table-cell>
          <table:table-cell table:formula="of:=AVERAGE([.C1182:.C1191])" office:value-type="float" office:value="1169.01450695221" calcext:value-type="float">
            <text:p>1169.014506952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62.89848363981" calcext:value-type="float">
            <text:p>1162.8984836398</text:p>
          </table:table-cell>
          <table:table-cell office:value-type="float" office:value="1033.68754101317" calcext:value-type="float">
            <text:p>1033.6875410132</text:p>
          </table:table-cell>
          <table:table-cell table:formula="of:=AVERAGE([.B1183:.B1192])" office:value-type="float" office:value="1218.78442942354" calcext:value-type="float">
            <text:p>1218.7844294235</text:p>
          </table:table-cell>
          <table:table-cell table:formula="of:=AVERAGE([.C1183:.C1192])" office:value-type="float" office:value="1101.90020931269" calcext:value-type="float">
            <text:p>1101.90020931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89.51878779326" calcext:value-type="float">
            <text:p>2089.5187877933</text:p>
          </table:table-cell>
          <table:table-cell office:value-type="float" office:value="1828.3289393191" calcext:value-type="float">
            <text:p>1828.3289393191</text:p>
          </table:table-cell>
          <table:table-cell table:formula="of:=AVERAGE([.B1184:.B1193])" office:value-type="float" office:value="1427.73630820286" calcext:value-type="float">
            <text:p>1427.7363082029</text:p>
          </table:table-cell>
          <table:table-cell table:formula="of:=AVERAGE([.C1184:.C1193])" office:value-type="float" office:value="1284.7331032446" calcext:value-type="float">
            <text:p>1284.73310324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905.382891119712" calcext:value-type="float">
            <text:p>905.3828911197</text:p>
          </table:table-cell>
          <table:table-cell table:formula="of:=AVERAGE([.B1185:.B1194])" office:value-type="float" office:value="1323.11207666254" calcext:value-type="float">
            <text:p>1323.1120766625</text:p>
          </table:table-cell>
          <table:table-cell table:formula="of:=AVERAGE([.C1185:.C1194])" office:value-type="float" office:value="1193.11970641443" calcext:value-type="float">
            <text:p>1193.119706414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51.940981900413" calcext:value-type="float">
            <text:p>651.9409819004</text:p>
          </table:table-cell>
          <table:table-cell office:value-type="float" office:value="521.55278552033" calcext:value-type="float">
            <text:p>521.5527855203</text:p>
          </table:table-cell>
          <table:table-cell table:formula="of:=AVERAGE([.B1186:.B1195])" office:value-type="float" office:value="1218.42589690691" calcext:value-type="float">
            <text:p>1218.4258969069</text:p>
          </table:table-cell>
          <table:table-cell table:formula="of:=AVERAGE([.C1186:.C1195])" office:value-type="float" office:value="1101.53013439705" calcext:value-type="float">
            <text:p>1101.530134397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204.71090383301" calcext:value-type="float">
            <text:p>2204.710903833</text:p>
          </table:table-cell>
          <table:table-cell office:value-type="float" office:value="1945.33315044089" calcext:value-type="float">
            <text:p>1945.3331504409</text:p>
          </table:table-cell>
          <table:table-cell table:formula="of:=AVERAGE([.B1187:.B1196])" office:value-type="float" office:value="1361.76452520112" calcext:value-type="float">
            <text:p>1361.7645252011</text:p>
          </table:table-cell>
          <table:table-cell table:formula="of:=AVERAGE([.C1187:.C1196])" office:value-type="float" office:value="1218.93098735205" calcext:value-type="float">
            <text:p>1218.930987352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521.15468083819" calcext:value-type="float">
            <text:p>521.1546808382</text:p>
          </table:table-cell>
          <table:table-cell table:formula="of:=AVERAGE([.B1188:.B1197])" office:value-type="float" office:value="1191.43084618062" calcext:value-type="float">
            <text:p>1191.4308461806</text:p>
          </table:table-cell>
          <table:table-cell table:formula="of:=AVERAGE([.C1188:.C1197])" office:value-type="float" office:value="1074.76779622617" calcext:value-type="float">
            <text:p>1074.76779622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61.43146303808" calcext:value-type="float">
            <text:p>1961.4314630381</text:p>
          </table:table-cell>
          <table:table-cell office:value-type="float" office:value="1699.90726796634" calcext:value-type="float">
            <text:p>1699.9072679663</text:p>
          </table:table-cell>
          <table:table-cell table:formula="of:=AVERAGE([.B1189:.B1198])" office:value-type="float" office:value="1335.24304477858" calcext:value-type="float">
            <text:p>1335.2430447786</text:p>
          </table:table-cell>
          <table:table-cell table:formula="of:=AVERAGE([.C1189:.C1198])" office:value-type="float" office:value="1192.42757531696" calcext:value-type="float">
            <text:p>1192.42757531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443.08120149178" calcext:value-type="float">
            <text:p>1443.0812014918</text:p>
          </table:table-cell>
          <table:table-cell table:formula="of:=AVERAGE([.B1190:.B1199])" office:value-type="float" office:value="1337.27741870809" calcext:value-type="float">
            <text:p>1337.2774187081</text:p>
          </table:table-cell>
          <table:table-cell table:formula="of:=AVERAGE([.C1190:.C1199])" office:value-type="float" office:value="1220.3299031046" calcext:value-type="float">
            <text:p>1220.32990310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47.91885071512" calcext:value-type="float">
            <text:p>1047.9188507151</text:p>
          </table:table-cell>
          <table:table-cell office:value-type="float" office:value="916.92899437573" calcext:value-type="float">
            <text:p>916.9289943757</text:p>
          </table:table-cell>
          <table:table-cell table:formula="of:=AVERAGE([.B1191:.B1200])" office:value-type="float" office:value="1301.50666168036" calcext:value-type="float">
            <text:p>1301.5066616804</text:p>
          </table:table-cell>
          <table:table-cell table:formula="of:=AVERAGE([.C1191:.C1200])" office:value-type="float" office:value="1184.23858245194" calcext:value-type="float">
            <text:p>1184.23858245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18.59610549476" calcext:value-type="float">
            <text:p>1318.5961054948</text:p>
          </table:table-cell>
          <table:table-cell office:value-type="float" office:value="1179.79651544268" calcext:value-type="float">
            <text:p>1179.7965154427</text:p>
          </table:table-cell>
          <table:table-cell table:formula="of:=AVERAGE([.B1192:.B1201])" office:value-type="float" office:value="1330.66343498641" calcext:value-type="float">
            <text:p>1330.6634349864</text:p>
          </table:table-cell>
          <table:table-cell table:formula="of:=AVERAGE([.C1192:.C1201])" office:value-type="float" office:value="1199.51539675279" calcext:value-type="float">
            <text:p>1199.515396752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40.80201262481" calcext:value-type="float">
            <text:p>640.8020126248</text:p>
          </table:table-cell>
          <table:table-cell office:value-type="float" office:value="512.641610099848" calcext:value-type="float">
            <text:p>512.6416100998</text:p>
          </table:table-cell>
          <table:table-cell table:formula="of:=AVERAGE([.B1193:.B1202])" office:value-type="float" office:value="1278.45378788491" calcext:value-type="float">
            <text:p>1278.4537878849</text:p>
          </table:table-cell>
          <table:table-cell table:formula="of:=AVERAGE([.C1193:.C1202])" office:value-type="float" office:value="1147.41080366146" calcext:value-type="float">
            <text:p>1147.410803661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304.90482981971" calcext:value-type="float">
            <text:p>1304.9048298197</text:p>
          </table:table-cell>
          <table:table-cell table:formula="of:=AVERAGE([.B1194:.B1203])" office:value-type="float" office:value="1199.99239208756" calcext:value-type="float">
            <text:p>1199.9923920876</text:p>
          </table:table-cell>
          <table:table-cell table:formula="of:=AVERAGE([.C1194:.C1203])" office:value-type="float" office:value="1095.06839271152" calcext:value-type="float">
            <text:p>1095.068392711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16.4019372438" calcext:value-type="float">
            <text:p>1016.4019372438</text:p>
          </table:table-cell>
          <table:table-cell office:value-type="float" office:value="889.351695088323" calcext:value-type="float">
            <text:p>889.3516950883</text:p>
          </table:table-cell>
          <table:table-cell table:formula="of:=AVERAGE([.B1195:.B1204])" office:value-type="float" office:value="1211.09429669997" calcext:value-type="float">
            <text:p>1211.0942967</text:p>
          </table:table-cell>
          <table:table-cell table:formula="of:=AVERAGE([.C1195:.C1204])" office:value-type="float" office:value="1093.46527310838" calcext:value-type="float">
            <text:p>1093.465273108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84.40628515008" calcext:value-type="float">
            <text:p>1684.4062851501</text:p>
          </table:table-cell>
          <table:table-cell office:value-type="float" office:value="1554.83657090776" calcext:value-type="float">
            <text:p>1554.8365709078</text:p>
          </table:table-cell>
          <table:table-cell table:formula="of:=AVERAGE([.B1196:.B1205])" office:value-type="float" office:value="1314.34082702493" calcext:value-type="float">
            <text:p>1314.3408270249</text:p>
          </table:table-cell>
          <table:table-cell table:formula="of:=AVERAGE([.C1196:.C1205])" office:value-type="float" office:value="1196.79365164713" calcext:value-type="float">
            <text:p>1196.79365164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17.87467999664" calcext:value-type="float">
            <text:p>1417.8746799967</text:p>
          </table:table-cell>
          <table:table-cell office:value-type="float" office:value="1288.97698181513" calcext:value-type="float">
            <text:p>1288.9769818151</text:p>
          </table:table-cell>
          <table:table-cell table:formula="of:=AVERAGE([.B1197:.B1206])" office:value-type="float" office:value="1235.6572046413" calcext:value-type="float">
            <text:p>1235.6572046413</text:p>
          </table:table-cell>
          <table:table-cell table:formula="of:=AVERAGE([.C1197:.C1206])" office:value-type="float" office:value="1131.15803478455" calcext:value-type="float">
            <text:p>1131.158034784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77.096182111433" calcext:value-type="float">
            <text:p>777.0961821114</text:p>
          </table:table-cell>
          <table:table-cell office:value-type="float" office:value="647.580151759528" calcext:value-type="float">
            <text:p>647.5801517595</text:p>
          </table:table-cell>
          <table:table-cell table:formula="of:=AVERAGE([.B1198:.B1207])" office:value-type="float" office:value="1261.25135476862" calcext:value-type="float">
            <text:p>1261.2513547686</text:p>
          </table:table-cell>
          <table:table-cell table:formula="of:=AVERAGE([.C1198:.C1207])" office:value-type="float" office:value="1143.80058187668" calcext:value-type="float">
            <text:p>1143.800581876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03.79416619439" calcext:value-type="float">
            <text:p>1403.7941661944</text:p>
          </table:table-cell>
          <table:table-cell office:value-type="float" office:value="1276.17651472217" calcext:value-type="float">
            <text:p>1276.1765147222</text:p>
          </table:table-cell>
          <table:table-cell table:formula="of:=AVERAGE([.B1199:.B1208])" office:value-type="float" office:value="1205.48762508425" calcext:value-type="float">
            <text:p>1205.4876250843</text:p>
          </table:table-cell>
          <table:table-cell table:formula="of:=AVERAGE([.C1199:.C1208])" office:value-type="float" office:value="1101.42750655227" calcext:value-type="float">
            <text:p>1101.427506552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41.145031562" calcext:value-type="float">
            <text:p>1541.145031562</text:p>
          </table:table-cell>
          <table:table-cell office:value-type="float" office:value="1284.28752630166" calcext:value-type="float">
            <text:p>1284.2875263017</text:p>
          </table:table-cell>
          <table:table-cell table:formula="of:=AVERAGE([.B1200:.B1209])" office:value-type="float" office:value="1215.29400809127" calcext:value-type="float">
            <text:p>1215.2940080913</text:p>
          </table:table-cell>
          <table:table-cell table:formula="of:=AVERAGE([.C1200:.C1209])" office:value-type="float" office:value="1085.54813903325" calcext:value-type="float">
            <text:p>1085.548139033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915.50999912697" calcext:value-type="float">
            <text:p>915.509999127</text:p>
          </table:table-cell>
          <table:table-cell table:formula="of:=AVERAGE([.B1201:.B1210])" office:value-type="float" office:value="1202.05312293246" calcext:value-type="float">
            <text:p>1202.0531229325</text:p>
          </table:table-cell>
          <table:table-cell table:formula="of:=AVERAGE([.C1201:.C1210])" office:value-type="float" office:value="1085.40623950838" calcext:value-type="float">
            <text:p>1085.406239508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97.69972526387" calcext:value-type="float">
            <text:p>1697.6997252639</text:p>
          </table:table-cell>
          <table:table-cell office:value-type="float" office:value="1567.10743870511" calcext:value-type="float">
            <text:p>1567.1074387051</text:p>
          </table:table-cell>
          <table:table-cell table:formula="of:=AVERAGE([.B1202:.B1211])" office:value-type="float" office:value="1239.96348490937" calcext:value-type="float">
            <text:p>1239.9634849094</text:p>
          </table:table-cell>
          <table:table-cell table:formula="of:=AVERAGE([.C1202:.C1211])" office:value-type="float" office:value="1124.13733183462" calcext:value-type="float">
            <text:p>1124.137331834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389.791413805187" calcext:value-type="float">
            <text:p>389.7914138052</text:p>
          </table:table-cell>
          <table:table-cell table:formula="of:=AVERAGE([.B1203:.B1212])" office:value-type="float" office:value="1214.86242502741" calcext:value-type="float">
            <text:p>1214.8624250274</text:p>
          </table:table-cell>
          <table:table-cell table:formula="of:=AVERAGE([.C1203:.C1212])" office:value-type="float" office:value="1111.85231220516" calcext:value-type="float">
            <text:p>1111.852312205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90.83998497567" calcext:value-type="float">
            <text:p>1790.8399849757</text:p>
          </table:table-cell>
          <table:table-cell office:value-type="float" office:value="1535.00570140772" calcext:value-type="float">
            <text:p>1535.0057014077</text:p>
          </table:table-cell>
          <table:table-cell table:formula="of:=AVERAGE([.B1204:.B1213])" office:value-type="float" office:value="1263.455940543" calcext:value-type="float">
            <text:p>1263.455940543</text:p>
          </table:table-cell>
          <table:table-cell table:formula="of:=AVERAGE([.C1204:.C1213])" office:value-type="float" office:value="1134.86239936396" calcext:value-type="float">
            <text:p>1134.86239936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2.12310449587" calcext:value-type="float">
            <text:p>1162.1231044959</text:p>
          </table:table-cell>
          <table:table-cell office:value-type="float" office:value="1032.99831510744" calcext:value-type="float">
            <text:p>1032.9983151074</text:p>
          </table:table-cell>
          <table:table-cell table:formula="of:=AVERAGE([.B1205:.B1214])" office:value-type="float" office:value="1278.02805726821" calcext:value-type="float">
            <text:p>1278.0280572682</text:p>
          </table:table-cell>
          <table:table-cell table:formula="of:=AVERAGE([.C1205:.C1214])" office:value-type="float" office:value="1149.22706136587" calcext:value-type="float">
            <text:p>1149.227061365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42.8405595598" calcext:value-type="float">
            <text:p>1442.8405595598</text:p>
          </table:table-cell>
          <table:table-cell office:value-type="float" office:value="1311.67323596346" calcext:value-type="float">
            <text:p>1311.6732359635</text:p>
          </table:table-cell>
          <table:table-cell table:formula="of:=AVERAGE([.B1206:.B1215])" office:value-type="float" office:value="1253.87148470918" calcext:value-type="float">
            <text:p>1253.8714847092</text:p>
          </table:table-cell>
          <table:table-cell table:formula="of:=AVERAGE([.C1206:.C1215])" office:value-type="float" office:value="1124.91072787144" calcext:value-type="float">
            <text:p>1124.910727871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78.09600645422" calcext:value-type="float">
            <text:p>1678.0960064542</text:p>
          </table:table-cell>
          <table:table-cell office:value-type="float" office:value="1549.01169826543" calcext:value-type="float">
            <text:p>1549.0116982654</text:p>
          </table:table-cell>
          <table:table-cell table:formula="of:=AVERAGE([.B1207:.B1216])" office:value-type="float" office:value="1279.89361735494" calcext:value-type="float">
            <text:p>1279.8936173549</text:p>
          </table:table-cell>
          <table:table-cell table:formula="of:=AVERAGE([.C1207:.C1216])" office:value-type="float" office:value="1150.91419951647" calcext:value-type="float">
            <text:p>1150.914199516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13.00397251534" calcext:value-type="float">
            <text:p>1013.0039725153</text:p>
          </table:table-cell>
          <table:table-cell office:value-type="float" office:value="886.378475950921" calcext:value-type="float">
            <text:p>886.3784759509</text:p>
          </table:table-cell>
          <table:table-cell table:formula="of:=AVERAGE([.B1208:.B1217])" office:value-type="float" office:value="1303.48439639533" calcext:value-type="float">
            <text:p>1303.4843963953</text:p>
          </table:table-cell>
          <table:table-cell table:formula="of:=AVERAGE([.C1208:.C1217])" office:value-type="float" office:value="1174.79403193561" calcext:value-type="float">
            <text:p>1174.794031935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4.52816768237" calcext:value-type="float">
            <text:p>1164.5281676824</text:p>
          </table:table-cell>
          <table:table-cell office:value-type="float" office:value="1035.13614905099" calcext:value-type="float">
            <text:p>1035.136149051</text:p>
          </table:table-cell>
          <table:table-cell table:formula="of:=AVERAGE([.B1209:.B1218])" office:value-type="float" office:value="1279.55779654413" calcext:value-type="float">
            <text:p>1279.5577965441</text:p>
          </table:table-cell>
          <table:table-cell table:formula="of:=AVERAGE([.C1209:.C1218])" office:value-type="float" office:value="1150.68999536849" calcext:value-type="float">
            <text:p>1150.689995368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49.94904203568" calcext:value-type="float">
            <text:p>1049.9490420357</text:p>
          </table:table-cell>
          <table:table-cell office:value-type="float" office:value="918.705411781221" calcext:value-type="float">
            <text:p>918.7054117812</text:p>
          </table:table-cell>
          <table:table-cell table:formula="of:=AVERAGE([.B1210:.B1219])" office:value-type="float" office:value="1230.4381975915" calcext:value-type="float">
            <text:p>1230.4381975915</text:p>
          </table:table-cell>
          <table:table-cell table:formula="of:=AVERAGE([.C1210:.C1219])" office:value-type="float" office:value="1114.13178391644" calcext:value-type="float">
            <text:p>1114.131783916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55.58232943201" calcext:value-type="float">
            <text:p>1555.582329432</text:p>
          </table:table-cell>
          <table:table-cell office:value-type="float" office:value="1425.95046864601" calcext:value-type="float">
            <text:p>1425.950468646</text:p>
          </table:table-cell>
          <table:table-cell table:formula="of:=AVERAGE([.B1211:.B1220])" office:value-type="float" office:value="1294.445430622" calcext:value-type="float">
            <text:p>1294.445430622</text:p>
          </table:table-cell>
          <table:table-cell table:formula="of:=AVERAGE([.C1211:.C1220])" office:value-type="float" office:value="1165.17583086835" calcext:value-type="float">
            <text:p>1165.175830868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35.9110102097" calcext:value-type="float">
            <text:p>1035.9110102097</text:p>
          </table:table-cell>
          <table:table-cell office:value-type="float" office:value="906.422133933484" calcext:value-type="float">
            <text:p>906.4221339335</text:p>
          </table:table-cell>
          <table:table-cell table:formula="of:=AVERAGE([.B1212:.B1221])" office:value-type="float" office:value="1228.26655911658" calcext:value-type="float">
            <text:p>1228.2665591166</text:p>
          </table:table-cell>
          <table:table-cell table:formula="of:=AVERAGE([.C1212:.C1221])" office:value-type="float" office:value="1099.10730039119" calcext:value-type="float">
            <text:p>1099.10730039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5.88733529155" calcext:value-type="float">
            <text:p>1155.8873352916</text:p>
          </table:table-cell>
          <table:table-cell office:value-type="float" office:value="1027.45540914804" calcext:value-type="float">
            <text:p>1027.455409148</text:p>
          </table:table-cell>
          <table:table-cell table:formula="of:=AVERAGE([.B1213:.B1222])" office:value-type="float" office:value="1304.87615126522" calcext:value-type="float">
            <text:p>1304.8761512652</text:p>
          </table:table-cell>
          <table:table-cell table:formula="of:=AVERAGE([.C1213:.C1222])" office:value-type="float" office:value="1162.87369992547" calcext:value-type="float">
            <text:p>1162.873699925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987.668211748479" calcext:value-type="float">
            <text:p>987.6682117485</text:p>
          </table:table-cell>
          <table:table-cell table:formula="of:=AVERAGE([.B1214:.B1223])" office:value-type="float" office:value="1224.5589739425" calcext:value-type="float">
            <text:p>1224.5589739425</text:p>
          </table:table-cell>
          <table:table-cell table:formula="of:=AVERAGE([.C1214:.C1223])" office:value-type="float" office:value="1108.13995095955" calcext:value-type="float">
            <text:p>1108.139950959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27.83461053635" calcext:value-type="float">
            <text:p>1627.8346105364</text:p>
          </table:table-cell>
          <table:table-cell office:value-type="float" office:value="1519.31230316726" calcext:value-type="float">
            <text:p>1519.3123031673</text:p>
          </table:table-cell>
          <table:table-cell table:formula="of:=AVERAGE([.B1215:.B1224])" office:value-type="float" office:value="1271.13012454655" calcext:value-type="float">
            <text:p>1271.1301245466</text:p>
          </table:table-cell>
          <table:table-cell table:formula="of:=AVERAGE([.C1215:.C1224])" office:value-type="float" office:value="1156.77134976553" calcext:value-type="float">
            <text:p>1156.771349765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16.35469244194" calcext:value-type="float">
            <text:p>1416.3546924419</text:p>
          </table:table-cell>
          <table:table-cell office:value-type="float" office:value="1158.8356574525" calcext:value-type="float">
            <text:p>1158.8356574525</text:p>
          </table:table-cell>
          <table:table-cell table:formula="of:=AVERAGE([.B1216:.B1225])" office:value-type="float" office:value="1268.48153783476" calcext:value-type="float">
            <text:p>1268.4815378348</text:p>
          </table:table-cell>
          <table:table-cell table:formula="of:=AVERAGE([.C1216:.C1225])" office:value-type="float" office:value="1141.48759191443" calcext:value-type="float">
            <text:p>1141.487591914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17:.B1226])" office:value-type="float" office:value="1100.67193718934" calcext:value-type="float">
            <text:p>1100.6719371893</text:p>
          </table:table-cell>
          <table:table-cell table:formula="of:=AVERAGE([.C1217:.C1226])" office:value-type="float" office:value="986.586422087891" calcext:value-type="float">
            <text:p>986.586422087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66.47980746876" calcext:value-type="float">
            <text:p>2066.4798074688</text:p>
          </table:table-cell>
          <table:table-cell office:value-type="float" office:value="1808.16983153517" calcext:value-type="float">
            <text:p>1808.1698315352</text:p>
          </table:table-cell>
          <table:table-cell table:formula="of:=AVERAGE([.B1218:.B1227])" office:value-type="float" office:value="1206.01952068468" calcext:value-type="float">
            <text:p>1206.0195206847</text:p>
          </table:table-cell>
          <table:table-cell table:formula="of:=AVERAGE([.C1218:.C1227])" office:value-type="float" office:value="1078.76555764632" calcext:value-type="float">
            <text:p>1078.765557646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033.1576502129" calcext:value-type="float">
            <text:p>1033.1576502129</text:p>
          </table:table-cell>
          <table:table-cell table:formula="of:=AVERAGE([.B1219:.B1228])" office:value-type="float" office:value="1192.88246893774" calcext:value-type="float">
            <text:p>1192.8824689377</text:p>
          </table:table-cell>
          <table:table-cell table:formula="of:=AVERAGE([.C1219:.C1228])" office:value-type="float" office:value="1078.56770776251" calcext:value-type="float">
            <text:p>1078.56770776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64.76335180706" calcext:value-type="float">
            <text:p>2064.7633518071</text:p>
          </table:table-cell>
          <table:table-cell office:value-type="float" office:value="1806.66793283117" calcext:value-type="float">
            <text:p>1806.6679328312</text:p>
          </table:table-cell>
          <table:table-cell table:formula="of:=AVERAGE([.B1220:.B1229])" office:value-type="float" office:value="1294.36389991487" calcext:value-type="float">
            <text:p>1294.3638999149</text:p>
          </table:table-cell>
          <table:table-cell table:formula="of:=AVERAGE([.C1220:.C1229])" office:value-type="float" office:value="1167.3639598675" calcext:value-type="float">
            <text:p>1167.363959867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62.63225403192" calcext:value-type="float">
            <text:p>1562.6322540319</text:p>
          </table:table-cell>
          <table:table-cell office:value-type="float" office:value="1432.41289952926" calcext:value-type="float">
            <text:p>1432.4128995293</text:p>
          </table:table-cell>
          <table:table-cell table:formula="of:=AVERAGE([.B1221:.B1230])" office:value-type="float" office:value="1295.06889237486" calcext:value-type="float">
            <text:p>1295.0688923749</text:p>
          </table:table-cell>
          <table:table-cell table:formula="of:=AVERAGE([.C1221:.C1230])" office:value-type="float" office:value="1168.01020295583" calcext:value-type="float">
            <text:p>1168.010202955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15.800805569264" calcext:value-type="float">
            <text:p>915.8008055693</text:p>
          </table:table-cell>
          <table:table-cell office:value-type="float" office:value="784.972119059369" calcext:value-type="float">
            <text:p>784.9721190594</text:p>
          </table:table-cell>
          <table:table-cell table:formula="of:=AVERAGE([.B1222:.B1231])" office:value-type="float" office:value="1283.05787191082" calcext:value-type="float">
            <text:p>1283.0578719108</text:p>
          </table:table-cell>
          <table:table-cell table:formula="of:=AVERAGE([.C1222:.C1231])" office:value-type="float" office:value="1155.86520146841" calcext:value-type="float">
            <text:p>1155.865201468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63.4326893852" calcext:value-type="float">
            <text:p>1563.4326893852</text:p>
          </table:table-cell>
          <table:table-cell office:value-type="float" office:value="1433.14663193643" calcext:value-type="float">
            <text:p>1433.1466319364</text:p>
          </table:table-cell>
          <table:table-cell table:formula="of:=AVERAGE([.B1223:.B1232])" office:value-type="float" office:value="1323.81240732019" calcext:value-type="float">
            <text:p>1323.8124073202</text:p>
          </table:table-cell>
          <table:table-cell table:formula="of:=AVERAGE([.C1223:.C1232])" office:value-type="float" office:value="1196.43432374725" calcext:value-type="float">
            <text:p>1196.434323747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07.73296450661" calcext:value-type="float">
            <text:p>1307.7329645066</text:p>
          </table:table-cell>
          <table:table-cell office:value-type="float" office:value="1176.95966805594" calcext:value-type="float">
            <text:p>1176.959668056</text:p>
          </table:table-cell>
          <table:table-cell table:formula="of:=AVERAGE([.B1224:.B1233])" office:value-type="float" office:value="1355.818882596" calcext:value-type="float">
            <text:p>1355.818882596</text:p>
          </table:table-cell>
          <table:table-cell table:formula="of:=AVERAGE([.C1224:.C1233])" office:value-type="float" office:value="1215.363469378" calcext:value-type="float">
            <text:p>1215.36346937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81.42156065155" calcext:value-type="float">
            <text:p>1081.4215606516</text:p>
          </table:table-cell>
          <table:table-cell office:value-type="float" office:value="961.263609468049" calcext:value-type="float">
            <text:p>961.263609468</text:p>
          </table:table-cell>
          <table:table-cell table:formula="of:=AVERAGE([.B1225:.B1234])" office:value-type="float" office:value="1301.17757760752" calcext:value-type="float">
            <text:p>1301.1775776075</text:p>
          </table:table-cell>
          <table:table-cell table:formula="of:=AVERAGE([.C1225:.C1234])" office:value-type="float" office:value="1159.55860000808" calcext:value-type="float">
            <text:p>1159.558600008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11.72989395903" calcext:value-type="float">
            <text:p>1511.729893959</text:p>
          </table:table-cell>
          <table:table-cell office:value-type="float" office:value="1385.75240279577" calcext:value-type="float">
            <text:p>1385.7524027958</text:p>
          </table:table-cell>
          <table:table-cell table:formula="of:=AVERAGE([.B1226:.B1235])" office:value-type="float" office:value="1310.71509775923" calcext:value-type="float">
            <text:p>1310.7150977592</text:p>
          </table:table-cell>
          <table:table-cell table:formula="of:=AVERAGE([.C1226:.C1235])" office:value-type="float" office:value="1182.25027454241" calcext:value-type="float">
            <text:p>1182.250274542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162.19817480961" calcext:value-type="float">
            <text:p>1162.1981748096</text:p>
          </table:table-cell>
          <table:table-cell table:formula="of:=AVERAGE([.B1227:.B1236])" office:value-type="float" office:value="1426.93491524019" calcext:value-type="float">
            <text:p>1426.9349152402</text:p>
          </table:table-cell>
          <table:table-cell table:formula="of:=AVERAGE([.C1227:.C1236])" office:value-type="float" office:value="1298.47009202337" calcext:value-type="float">
            <text:p>1298.470092023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43.10034340721" calcext:value-type="float">
            <text:p>1543.1003434072</text:p>
          </table:table-cell>
          <table:table-cell office:value-type="float" office:value="1285.91695283934" calcext:value-type="float">
            <text:p>1285.9169528393</text:p>
          </table:table-cell>
          <table:table-cell table:formula="of:=AVERAGE([.B1228:.B1237])" office:value-type="float" office:value="1374.59696883403" calcext:value-type="float">
            <text:p>1374.596968834</text:p>
          </table:table-cell>
          <table:table-cell table:formula="of:=AVERAGE([.C1228:.C1237])" office:value-type="float" office:value="1246.24480415378" calcext:value-type="float">
            <text:p>1246.244804153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383.47163327264" calcext:value-type="float">
            <text:p>383.4716332726</text:p>
          </table:table-cell>
          <table:table-cell table:formula="of:=AVERAGE([.B1229:.B1238])" office:value-type="float" office:value="1309.62836714001" calcext:value-type="float">
            <text:p>1309.62836714</text:p>
          </table:table-cell>
          <table:table-cell table:formula="of:=AVERAGE([.C1229:.C1238])" office:value-type="float" office:value="1181.27620245976" calcext:value-type="float">
            <text:p>1181.276202459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30:.B1239])" office:value-type="float" office:value="1103.1520319593" calcext:value-type="float">
            <text:p>1103.1520319593</text:p>
          </table:table-cell>
          <table:table-cell table:formula="of:=AVERAGE([.C1230:.C1239])" office:value-type="float" office:value="1000.60940917664" calcext:value-type="float">
            <text:p>1000.609409176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270.27201528742" calcext:value-type="float">
            <text:p>3270.2720152874</text:p>
          </table:table-cell>
          <table:table-cell office:value-type="float" office:value="2877.83937345293" calcext:value-type="float">
            <text:p>2877.8393734529</text:p>
          </table:table-cell>
          <table:table-cell table:formula="of:=AVERAGE([.B1231:.B1240])" office:value-type="float" office:value="1273.91600808485" calcext:value-type="float">
            <text:p>1273.9160080849</text:p>
          </table:table-cell>
          <table:table-cell table:formula="of:=AVERAGE([.C1231:.C1240])" office:value-type="float" office:value="1145.15205656901" calcext:value-type="float">
            <text:p>1145.15205656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177.74334544781" calcext:value-type="float">
            <text:p>1177.7433454478</text:p>
          </table:table-cell>
          <table:table-cell table:formula="of:=AVERAGE([.B1232:.B1241])" office:value-type="float" office:value="1300.11026207271" calcext:value-type="float">
            <text:p>1300.1102620727</text:p>
          </table:table-cell>
          <table:table-cell table:formula="of:=AVERAGE([.C1232:.C1241])" office:value-type="float" office:value="1184.42917920785" calcext:value-type="float">
            <text:p>1184.429179207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44.25470783112" calcext:value-type="float">
            <text:p>1044.2547078311</text:p>
          </table:table-cell>
          <table:table-cell office:value-type="float" office:value="913.722869352231" calcext:value-type="float">
            <text:p>913.7228693522</text:p>
          </table:table-cell>
          <table:table-cell table:formula="of:=AVERAGE([.B1233:.B1242])" office:value-type="float" office:value="1248.1924639173" calcext:value-type="float">
            <text:p>1248.1924639173</text:p>
          </table:table-cell>
          <table:table-cell table:formula="of:=AVERAGE([.C1233:.C1242])" office:value-type="float" office:value="1132.48680294943" calcext:value-type="float">
            <text:p>1132.486802949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517.586163532648" calcext:value-type="float">
            <text:p>517.5861635326</text:p>
          </table:table-cell>
          <table:table-cell table:formula="of:=AVERAGE([.B1234:.B1243])" office:value-type="float" office:value="1169.1777838199" calcext:value-type="float">
            <text:p>1169.1777838199</text:p>
          </table:table-cell>
          <table:table-cell table:formula="of:=AVERAGE([.C1234:.C1243])" office:value-type="float" office:value="1066.5494524971" calcext:value-type="float">
            <text:p>1066.54945249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55.20378896179" calcext:value-type="float">
            <text:p>1955.2037889618</text:p>
          </table:table-cell>
          <table:table-cell office:value-type="float" office:value="1694.50995043355" calcext:value-type="float">
            <text:p>1694.5099504336</text:p>
          </table:table-cell>
          <table:table-cell table:formula="of:=AVERAGE([.B1235:.B1244])" office:value-type="float" office:value="1256.55600665093" calcext:value-type="float">
            <text:p>1256.5560066509</text:p>
          </table:table-cell>
          <table:table-cell table:formula="of:=AVERAGE([.C1235:.C1244])" office:value-type="float" office:value="1139.87408659365" calcext:value-type="float">
            <text:p>1139.874086593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46.81951578505" calcext:value-type="float">
            <text:p>1046.8195157851</text:p>
          </table:table-cell>
          <table:table-cell office:value-type="float" office:value="915.967076311918" calcext:value-type="float">
            <text:p>915.9670763119</text:p>
          </table:table-cell>
          <table:table-cell table:formula="of:=AVERAGE([.B1236:.B1245])" office:value-type="float" office:value="1210.06496883353" calcext:value-type="float">
            <text:p>1210.0649688335</text:p>
          </table:table-cell>
          <table:table-cell table:formula="of:=AVERAGE([.C1236:.C1245])" office:value-type="float" office:value="1092.89555394527" calcext:value-type="float">
            <text:p>1092.895553945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6.07861193112" calcext:value-type="float">
            <text:p>1146.0786119311</text:p>
          </table:table-cell>
          <table:table-cell office:value-type="float" office:value="1018.73654393877" calcext:value-type="float">
            <text:p>1018.7365439388</text:p>
          </table:table-cell>
          <table:table-cell table:formula="of:=AVERAGE([.B1237:.B1246])" office:value-type="float" office:value="1208.45301254568" calcext:value-type="float">
            <text:p>1208.4530125457</text:p>
          </table:table-cell>
          <table:table-cell table:formula="of:=AVERAGE([.C1237:.C1246])" office:value-type="float" office:value="1078.54939085818" calcext:value-type="float">
            <text:p>1078.549390858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65.74969879497" calcext:value-type="float">
            <text:p>2065.749698795</text:p>
          </table:table-cell>
          <table:table-cell office:value-type="float" office:value="1936.64034262029" calcext:value-type="float">
            <text:p>1936.6403426203</text:p>
          </table:table-cell>
          <table:table-cell table:formula="of:=AVERAGE([.B1238:.B1247])" office:value-type="float" office:value="1260.71794808446" calcext:value-type="float">
            <text:p>1260.7179480845</text:p>
          </table:table-cell>
          <table:table-cell table:formula="of:=AVERAGE([.C1238:.C1247])" office:value-type="float" office:value="1143.62172983628" calcext:value-type="float">
            <text:p>1143.621729836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3.96512344567" calcext:value-type="float">
            <text:p>1163.9651234457</text:p>
          </table:table-cell>
          <table:table-cell office:value-type="float" office:value="1034.63566528504" calcext:value-type="float">
            <text:p>1034.635665285</text:p>
          </table:table-cell>
          <table:table-cell table:formula="of:=AVERAGE([.B1239:.B1248])" office:value-type="float" office:value="1338.76729710176" calcext:value-type="float">
            <text:p>1338.7672971018</text:p>
          </table:table-cell>
          <table:table-cell table:formula="of:=AVERAGE([.C1239:.C1248])" office:value-type="float" office:value="1208.73813303752" calcext:value-type="float">
            <text:p>1208.738133037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51.67505818141" calcext:value-type="float">
            <text:p>1551.6750581814</text:p>
          </table:table-cell>
          <table:table-cell office:value-type="float" office:value="1422.36880333296" calcext:value-type="float">
            <text:p>1422.368803333</text:p>
          </table:table-cell>
          <table:table-cell table:formula="of:=AVERAGE([.B1240:.B1249])" office:value-type="float" office:value="1493.9348029199" calcext:value-type="float">
            <text:p>1493.9348029199</text:p>
          </table:table-cell>
          <table:table-cell table:formula="of:=AVERAGE([.C1240:.C1249])" office:value-type="float" office:value="1350.97501337081" calcext:value-type="float">
            <text:p>1350.975013370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41:.B1250])" office:value-type="float" office:value="1166.90760139116" calcext:value-type="float">
            <text:p>1166.9076013912</text:p>
          </table:table-cell>
          <table:table-cell table:formula="of:=AVERAGE([.C1241:.C1250])" office:value-type="float" office:value="1063.19107602552" calcext:value-type="float">
            <text:p>1063.191076025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032.56656076354" calcext:value-type="float">
            <text:p>1032.5665607636</text:p>
          </table:table-cell>
          <table:table-cell table:formula="of:=AVERAGE([.B1242:.B1251])" office:value-type="float" office:value="1152.38992292273" calcext:value-type="float">
            <text:p>1152.3899229227</text:p>
          </table:table-cell>
          <table:table-cell table:formula="of:=AVERAGE([.C1242:.C1251])" office:value-type="float" office:value="1048.67339755709" calcext:value-type="float">
            <text:p>1048.67339755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585.10720977301" calcext:value-type="float">
            <text:p>2585.107209773</text:p>
          </table:table-cell>
          <table:table-cell office:value-type="float" office:value="2197.34112830706" calcext:value-type="float">
            <text:p>2197.3411283071</text:p>
          </table:table-cell>
          <table:table-cell table:formula="of:=AVERAGE([.B1243:.B1252])" office:value-type="float" office:value="1306.47517311692" calcext:value-type="float">
            <text:p>1306.4751731169</text:p>
          </table:table-cell>
          <table:table-cell table:formula="of:=AVERAGE([.C1243:.C1252])" office:value-type="float" office:value="1177.03522345258" calcext:value-type="float">
            <text:p>1177.035223452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896.126849121268" calcext:value-type="float">
            <text:p>896.1268491213</text:p>
          </table:table-cell>
          <table:table-cell table:formula="of:=AVERAGE([.B1244:.B1253])" office:value-type="float" office:value="1344.32924167578" calcext:value-type="float">
            <text:p>1344.3292416758</text:p>
          </table:table-cell>
          <table:table-cell table:formula="of:=AVERAGE([.C1244:.C1253])" office:value-type="float" office:value="1214.88929201144" calcext:value-type="float">
            <text:p>1214.889292011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07.01774460146" calcext:value-type="float">
            <text:p>1507.0177446015</text:p>
          </table:table-cell>
          <table:table-cell office:value-type="float" office:value="1381.43293255134" calcext:value-type="float">
            <text:p>1381.4329325513</text:p>
          </table:table-cell>
          <table:table-cell table:formula="of:=AVERAGE([.B1245:.B1254])" office:value-type="float" office:value="1299.51063723975" calcext:value-type="float">
            <text:p>1299.5106372398</text:p>
          </table:table-cell>
          <table:table-cell table:formula="of:=AVERAGE([.C1245:.C1254])" office:value-type="float" office:value="1183.58159022322" calcext:value-type="float">
            <text:p>1183.581590223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09.09874921191" calcext:value-type="float">
            <text:p>1309.0987492119</text:p>
          </table:table-cell>
          <table:table-cell office:value-type="float" office:value="1047.27899936953" calcext:value-type="float">
            <text:p>1047.2789993695</text:p>
          </table:table-cell>
          <table:table-cell table:formula="of:=AVERAGE([.B1246:.B1255])" office:value-type="float" office:value="1325.73856058244" calcext:value-type="float">
            <text:p>1325.7385605824</text:p>
          </table:table-cell>
          <table:table-cell table:formula="of:=AVERAGE([.C1246:.C1255])" office:value-type="float" office:value="1196.71278252898" calcext:value-type="float">
            <text:p>1196.71278252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47:.B1256])" office:value-type="float" office:value="1211.13069938933" calcext:value-type="float">
            <text:p>1211.1306993893</text:p>
          </table:table-cell>
          <table:table-cell table:formula="of:=AVERAGE([.C1247:.C1256])" office:value-type="float" office:value="1094.8391281351" calcext:value-type="float">
            <text:p>1094.839128135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75.20883669577" calcext:value-type="float">
            <text:p>2075.2088366958</text:p>
          </table:table-cell>
          <table:table-cell office:value-type="float" office:value="1945.50828440229" calcext:value-type="float">
            <text:p>1945.5082844023</text:p>
          </table:table-cell>
          <table:table-cell table:formula="of:=AVERAGE([.B1248:.B1257])" office:value-type="float" office:value="1212.07661317941" calcext:value-type="float">
            <text:p>1212.0766131794</text:p>
          </table:table-cell>
          <table:table-cell table:formula="of:=AVERAGE([.C1248:.C1257])" office:value-type="float" office:value="1095.7259223133" calcext:value-type="float">
            <text:p>1095.725922313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7.99270880104" calcext:value-type="float">
            <text:p>1177.992708801</text:p>
          </table:table-cell>
          <table:table-cell office:value-type="float" office:value="1047.10463004537" calcext:value-type="float">
            <text:p>1047.1046300454</text:p>
          </table:table-cell>
          <table:table-cell table:formula="of:=AVERAGE([.B1249:.B1258])" office:value-type="float" office:value="1213.47937171494" calcext:value-type="float">
            <text:p>1213.479371715</text:p>
          </table:table-cell>
          <table:table-cell table:formula="of:=AVERAGE([.C1249:.C1258])" office:value-type="float" office:value="1096.97281878934" calcext:value-type="float">
            <text:p>1096.972818789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34.71820335656" calcext:value-type="float">
            <text:p>1534.7182033566</text:p>
          </table:table-cell>
          <table:table-cell office:value-type="float" office:value="1406.82501974351" calcext:value-type="float">
            <text:p>1406.8250197435</text:p>
          </table:table-cell>
          <table:table-cell table:formula="of:=AVERAGE([.B1250:.B1259])" office:value-type="float" office:value="1211.78368623246" calcext:value-type="float">
            <text:p>1211.7836862325</text:p>
          </table:table-cell>
          <table:table-cell table:formula="of:=AVERAGE([.C1250:.C1259])" office:value-type="float" office:value="1095.41844043039" calcext:value-type="float">
            <text:p>1095.418440430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82.88408434659" calcext:value-type="float">
            <text:p>1282.8840843466</text:p>
          </table:table-cell>
          <table:table-cell office:value-type="float" office:value="1154.59567591193" calcext:value-type="float">
            <text:p>1154.5956759119</text:p>
          </table:table-cell>
          <table:table-cell table:formula="of:=AVERAGE([.B1251:.B1260])" office:value-type="float" office:value="1340.07209466712" calcext:value-type="float">
            <text:p>1340.0720946671</text:p>
          </table:table-cell>
          <table:table-cell table:formula="of:=AVERAGE([.C1251:.C1260])" office:value-type="float" office:value="1210.87800802158" calcext:value-type="float">
            <text:p>1210.878008021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52:.B1261])" office:value-type="float" office:value="1236.81543859076" calcext:value-type="float">
            <text:p>1236.8154385908</text:p>
          </table:table-cell>
          <table:table-cell table:formula="of:=AVERAGE([.C1252:.C1261])" office:value-type="float" office:value="1107.62135194523" calcext:value-type="float">
            <text:p>1107.621351945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712.02535443059" calcext:value-type="float">
            <text:p>2712.0253544306</text:p>
          </table:table-cell>
          <table:table-cell office:value-type="float" office:value="2453.7372254372" calcext:value-type="float">
            <text:p>2453.7372254372</text:p>
          </table:table-cell>
          <table:table-cell table:formula="of:=AVERAGE([.B1253:.B1262])" office:value-type="float" office:value="1249.50725305652" calcext:value-type="float">
            <text:p>1249.5072530565</text:p>
          </table:table-cell>
          <table:table-cell table:formula="of:=AVERAGE([.C1253:.C1262])" office:value-type="float" office:value="1133.26096165824" calcext:value-type="float">
            <text:p>1133.260961658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901.258485934463" calcext:value-type="float">
            <text:p>901.2584859345</text:p>
          </table:table-cell>
          <table:table-cell table:formula="of:=AVERAGE([.B1254:.B1263])" office:value-type="float" office:value="1250.02041673784" calcext:value-type="float">
            <text:p>1250.0204167378</text:p>
          </table:table-cell>
          <table:table-cell table:formula="of:=AVERAGE([.C1254:.C1263])" office:value-type="float" office:value="1133.77412533956" calcext:value-type="float">
            <text:p>1133.774125339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53.75023761697" calcext:value-type="float">
            <text:p>1553.750237617</text:p>
          </table:table-cell>
          <table:table-cell office:value-type="float" office:value="1294.79186468081" calcext:value-type="float">
            <text:p>1294.7918646808</text:p>
          </table:table-cell>
          <table:table-cell table:formula="of:=AVERAGE([.B1255:.B1264])" office:value-type="float" office:value="1254.69366603939" calcext:value-type="float">
            <text:p>1254.6936660394</text:p>
          </table:table-cell>
          <table:table-cell table:formula="of:=AVERAGE([.C1255:.C1264])" office:value-type="float" office:value="1125.11001855251" calcext:value-type="float">
            <text:p>1125.11001855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292.56015738481" calcext:value-type="float">
            <text:p>1292.5601573848</text:p>
          </table:table-cell>
          <table:table-cell table:formula="of:=AVERAGE([.B1256:.B1265])" office:value-type="float" office:value="1253.03980685668" calcext:value-type="float">
            <text:p>1253.0398068567</text:p>
          </table:table-cell>
          <table:table-cell table:formula="of:=AVERAGE([.C1256:.C1265])" office:value-type="float" office:value="1149.63813435404" calcext:value-type="float">
            <text:p>1149.63813435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5.84785803592" calcext:value-type="float">
            <text:p>1165.8478580359</text:p>
          </table:table-cell>
          <table:table-cell office:value-type="float" office:value="1036.30920714304" calcext:value-type="float">
            <text:p>1036.309207143</text:p>
          </table:table-cell>
          <table:table-cell table:formula="of:=AVERAGE([.B1257:.B1266])" office:value-type="float" office:value="1369.62459266027" calcext:value-type="float">
            <text:p>1369.6245926603</text:p>
          </table:table-cell>
          <table:table-cell table:formula="of:=AVERAGE([.C1257:.C1266])" office:value-type="float" office:value="1253.26905506834" calcext:value-type="float">
            <text:p>1253.269055068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24.08630020978" calcext:value-type="float">
            <text:p>1424.0863002098</text:p>
          </table:table-cell>
          <table:table-cell office:value-type="float" office:value="1294.62390928162" calcext:value-type="float">
            <text:p>1294.6239092816</text:p>
          </table:table-cell>
          <table:table-cell table:formula="of:=AVERAGE([.B1258:.B1267])" office:value-type="float" office:value="1304.51233901167" calcext:value-type="float">
            <text:p>1304.5123390117</text:p>
          </table:table-cell>
          <table:table-cell table:formula="of:=AVERAGE([.C1258:.C1267])" office:value-type="float" office:value="1188.18061755628" calcext:value-type="float">
            <text:p>1188.180617556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69.1786344966" calcext:value-type="float">
            <text:p>1269.1786344966</text:p>
          </table:table-cell>
          <table:table-cell office:value-type="float" office:value="1142.26077104694" calcext:value-type="float">
            <text:p>1142.2607710469</text:p>
          </table:table-cell>
          <table:table-cell table:formula="of:=AVERAGE([.B1259:.B1268])" office:value-type="float" office:value="1313.63093158123" calcext:value-type="float">
            <text:p>1313.6309315812</text:p>
          </table:table-cell>
          <table:table-cell table:formula="of:=AVERAGE([.C1259:.C1268])" office:value-type="float" office:value="1197.69623165643" calcext:value-type="float">
            <text:p>1197.696231656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68.20465070692" calcext:value-type="float">
            <text:p>1568.2046507069</text:p>
          </table:table-cell>
          <table:table-cell office:value-type="float" office:value="1437.52092981467" calcext:value-type="float">
            <text:p>1437.5209298147</text:p>
          </table:table-cell>
          <table:table-cell table:formula="of:=AVERAGE([.B1260:.B1269])" office:value-type="float" office:value="1316.97957631626" calcext:value-type="float">
            <text:p>1316.9795763163</text:p>
          </table:table-cell>
          <table:table-cell table:formula="of:=AVERAGE([.C1260:.C1269])" office:value-type="float" office:value="1200.76582266355" calcext:value-type="float">
            <text:p>1200.765822663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61:.B1270])" office:value-type="float" office:value="1188.69116788161" calcext:value-type="float">
            <text:p>1188.6911678816</text:p>
          </table:table-cell>
          <table:table-cell table:formula="of:=AVERAGE([.C1261:.C1270])" office:value-type="float" office:value="1085.30625507236" calcext:value-type="float">
            <text:p>1085.306255072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32.50529432371" calcext:value-type="float">
            <text:p>1932.5052943237</text:p>
          </table:table-cell>
          <table:table-cell office:value-type="float" office:value="1674.83792174722" calcext:value-type="float">
            <text:p>1674.8379217472</text:p>
          </table:table-cell>
          <table:table-cell table:formula="of:=AVERAGE([.B1262:.B1271])" office:value-type="float" office:value="1381.94169731398" calcext:value-type="float">
            <text:p>1381.941697314</text:p>
          </table:table-cell>
          <table:table-cell table:formula="of:=AVERAGE([.C1262:.C1271])" office:value-type="float" office:value="1252.79004724708" calcext:value-type="float">
            <text:p>1252.79004724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22.74454318812" calcext:value-type="float">
            <text:p>1422.7445431881</text:p>
          </table:table-cell>
          <table:table-cell office:value-type="float" office:value="1293.40413017102" calcext:value-type="float">
            <text:p>1293.404130171</text:p>
          </table:table-cell>
          <table:table-cell table:formula="of:=AVERAGE([.B1263:.B1272])" office:value-type="float" office:value="1253.01361618973" calcext:value-type="float">
            <text:p>1253.0136161897</text:p>
          </table:table-cell>
          <table:table-cell table:formula="of:=AVERAGE([.C1263:.C1272])" office:value-type="float" office:value="1136.75673772046" calcext:value-type="float">
            <text:p>1136.75673772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896.870365478441" calcext:value-type="float">
            <text:p>896.8703654784</text:p>
          </table:table-cell>
          <table:table-cell table:formula="of:=AVERAGE([.B1264:.B1273])" office:value-type="float" office:value="1252.57480414413" calcext:value-type="float">
            <text:p>1252.5748041441</text:p>
          </table:table-cell>
          <table:table-cell table:formula="of:=AVERAGE([.C1264:.C1273])" office:value-type="float" office:value="1136.31792567486" calcext:value-type="float">
            <text:p>1136.317925674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7.0367813924" calcext:value-type="float">
            <text:p>1177.0367813924</text:p>
          </table:table-cell>
          <table:table-cell office:value-type="float" office:value="1046.25491679324" calcext:value-type="float">
            <text:p>1046.2549167933</text:p>
          </table:table-cell>
          <table:table-cell table:formula="of:=AVERAGE([.B1265:.B1274])" office:value-type="float" office:value="1214.90345852167" calcext:value-type="float">
            <text:p>1214.9034585217</text:p>
          </table:table-cell>
          <table:table-cell table:formula="of:=AVERAGE([.C1265:.C1274])" office:value-type="float" office:value="1111.4642308861" calcext:value-type="float">
            <text:p>1111.464230886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89.67155792529" calcext:value-type="float">
            <text:p>1689.6715579253</text:p>
          </table:table-cell>
          <table:table-cell office:value-type="float" office:value="1559.69682270027" calcext:value-type="float">
            <text:p>1559.6968227003</text:p>
          </table:table-cell>
          <table:table-cell table:formula="of:=AVERAGE([.B1266:.B1275])" office:value-type="float" office:value="1254.61459857572" calcext:value-type="float">
            <text:p>1254.6145985757</text:p>
          </table:table-cell>
          <table:table-cell table:formula="of:=AVERAGE([.C1266:.C1275])" office:value-type="float" office:value="1138.17789741765" calcext:value-type="float">
            <text:p>1138.177897417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5.01152113231" calcext:value-type="float">
            <text:p>1185.0115211323</text:p>
          </table:table-cell>
          <table:table-cell office:value-type="float" office:value="1066.51036901908" calcext:value-type="float">
            <text:p>1066.5103690191</text:p>
          </table:table-cell>
          <table:table-cell table:formula="of:=AVERAGE([.B1267:.B1276])" office:value-type="float" office:value="1256.53096488536" calcext:value-type="float">
            <text:p>1256.5309648854</text:p>
          </table:table-cell>
          <table:table-cell table:formula="of:=AVERAGE([.C1267:.C1276])" office:value-type="float" office:value="1141.19801360525" calcext:value-type="float">
            <text:p>1141.198013605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68:.B1277])" office:value-type="float" office:value="1114.12233486438" calcext:value-type="float">
            <text:p>1114.1223348644</text:p>
          </table:table-cell>
          <table:table-cell table:formula="of:=AVERAGE([.C1268:.C1277])" office:value-type="float" office:value="1011.73562267709" calcext:value-type="float">
            <text:p>1011.73562267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488.35501584177" calcext:value-type="float">
            <text:p>2488.3550158418</text:p>
          </table:table-cell>
          <table:table-cell office:value-type="float" office:value="2226.42290891106" calcext:value-type="float">
            <text:p>2226.4229089111</text:p>
          </table:table-cell>
          <table:table-cell table:formula="of:=AVERAGE([.B1269:.B1278])" office:value-type="float" office:value="1236.0399729989" calcext:value-type="float">
            <text:p>1236.0399729989</text:p>
          </table:table-cell>
          <table:table-cell table:formula="of:=AVERAGE([.C1269:.C1278])" office:value-type="float" office:value="1120.1518364635" calcext:value-type="float">
            <text:p>1120.151836463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771.137410432615" calcext:value-type="float">
            <text:p>771.1374104326</text:p>
          </table:table-cell>
          <table:table-cell table:formula="of:=AVERAGE([.B1270:.B1279])" office:value-type="float" office:value="1156.33324897147" calcext:value-type="float">
            <text:p>1156.3332489715</text:p>
          </table:table-cell>
          <table:table-cell table:formula="of:=AVERAGE([.C1270:.C1279])" office:value-type="float" office:value="1053.51348452529" calcext:value-type="float">
            <text:p>1053.513484525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193.01483649099" calcext:value-type="float">
            <text:p>2193.014836491</text:p>
          </table:table-cell>
          <table:table-cell office:value-type="float" office:value="1935.01309102147" calcext:value-type="float">
            <text:p>1935.0130910215</text:p>
          </table:table-cell>
          <table:table-cell table:formula="of:=AVERAGE([.B1271:.B1280])" office:value-type="float" office:value="1375.63473262057" calcext:value-type="float">
            <text:p>1375.6347326206</text:p>
          </table:table-cell>
          <table:table-cell table:formula="of:=AVERAGE([.C1271:.C1280])" office:value-type="float" office:value="1247.01479362744" calcext:value-type="float">
            <text:p>1247.01479362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09.34317066949" calcext:value-type="float">
            <text:p>1309.3431706695</text:p>
          </table:table-cell>
          <table:table-cell office:value-type="float" office:value="1178.40885360254" calcext:value-type="float">
            <text:p>1178.4088536026</text:p>
          </table:table-cell>
          <table:table-cell table:formula="of:=AVERAGE([.B1272:.B1281])" office:value-type="float" office:value="1313.31852025514" calcext:value-type="float">
            <text:p>1313.3185202552</text:p>
          </table:table-cell>
          <table:table-cell table:formula="of:=AVERAGE([.C1272:.C1281])" office:value-type="float" office:value="1197.37188681297" calcext:value-type="float">
            <text:p>1197.37188681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03.109476628603" calcext:value-type="float">
            <text:p>903.1094766286</text:p>
          </table:table-cell>
          <table:table-cell office:value-type="float" office:value="774.093837110231" calcext:value-type="float">
            <text:p>774.0938371102</text:p>
          </table:table-cell>
          <table:table-cell table:formula="of:=AVERAGE([.B1273:.B1282])" office:value-type="float" office:value="1261.35501359919" calcext:value-type="float">
            <text:p>1261.3550135992</text:p>
          </table:table-cell>
          <table:table-cell table:formula="of:=AVERAGE([.C1273:.C1282])" office:value-type="float" office:value="1145.4408575069" calcext:value-type="float">
            <text:p>1145.440857506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165.85366940525" calcext:value-type="float">
            <text:p>1165.8536694053</text:p>
          </table:table-cell>
          <table:table-cell table:formula="of:=AVERAGE([.B1274:.B1283])" office:value-type="float" office:value="1288.25334399187" calcext:value-type="float">
            <text:p>1288.2533439919</text:p>
          </table:table-cell>
          <table:table-cell table:formula="of:=AVERAGE([.C1274:.C1283])" office:value-type="float" office:value="1172.33918789958" calcext:value-type="float">
            <text:p>1172.339187899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75:.B1284])" office:value-type="float" office:value="1170.54966585263" calcext:value-type="float">
            <text:p>1170.5496658526</text:p>
          </table:table-cell>
          <table:table-cell table:formula="of:=AVERAGE([.C1275:.C1284])" office:value-type="float" office:value="1067.71369622025" calcext:value-type="float">
            <text:p>1067.713696220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35.44511917867" calcext:value-type="float">
            <text:p>2035.4451191787</text:p>
          </table:table-cell>
          <table:table-cell office:value-type="float" office:value="1781.01447928134" calcext:value-type="float">
            <text:p>1781.0144792813</text:p>
          </table:table-cell>
          <table:table-cell table:formula="of:=AVERAGE([.B1276:.B1285])" office:value-type="float" office:value="1205.12702197797" calcext:value-type="float">
            <text:p>1205.127021978</text:p>
          </table:table-cell>
          <table:table-cell table:formula="of:=AVERAGE([.C1276:.C1285])" office:value-type="float" office:value="1089.84546187836" calcext:value-type="float">
            <text:p>1089.845461878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482.9532388004" calcext:value-type="float">
            <text:p>2482.9532388004</text:p>
          </table:table-cell>
          <table:table-cell office:value-type="float" office:value="2221.58973997931" calcext:value-type="float">
            <text:p>2221.5897399793</text:p>
          </table:table-cell>
          <table:table-cell table:formula="of:=AVERAGE([.B1277:.B1286])" office:value-type="float" office:value="1334.92119374478" calcext:value-type="float">
            <text:p>1334.9211937448</text:p>
          </table:table-cell>
          <table:table-cell table:formula="of:=AVERAGE([.C1277:.C1286])" office:value-type="float" office:value="1205.35339897438" calcext:value-type="float">
            <text:p>1205.353398974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393.062801082339" calcext:value-type="float">
            <text:p>393.0628010823</text:p>
          </table:table-cell>
          <table:table-cell table:formula="of:=AVERAGE([.B1278:.B1287])" office:value-type="float" office:value="1374.22747385301" calcext:value-type="float">
            <text:p>1374.227473853</text:p>
          </table:table-cell>
          <table:table-cell table:formula="of:=AVERAGE([.C1278:.C1287])" office:value-type="float" office:value="1244.65967908261" calcext:value-type="float">
            <text:p>1244.659679082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84.5494574753" calcext:value-type="float">
            <text:p>1784.5494574753</text:p>
          </table:table-cell>
          <table:table-cell office:value-type="float" office:value="1657.0816390842" calcext:value-type="float">
            <text:p>1657.0816390842</text:p>
          </table:table-cell>
          <table:table-cell table:formula="of:=AVERAGE([.B1279:.B1288])" office:value-type="float" office:value="1303.84691801637" calcext:value-type="float">
            <text:p>1303.8469180164</text:p>
          </table:table-cell>
          <table:table-cell table:formula="of:=AVERAGE([.C1279:.C1288])" office:value-type="float" office:value="1187.72555209993" calcext:value-type="float">
            <text:p>1187.725552099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67.26312078234" calcext:value-type="float">
            <text:p>1267.2631207823</text:p>
          </table:table-cell>
          <table:table-cell office:value-type="float" office:value="1140.5368087041" calcext:value-type="float">
            <text:p>1140.5368087041</text:p>
          </table:table-cell>
          <table:table-cell table:formula="of:=AVERAGE([.B1280:.B1289])" office:value-type="float" office:value="1353.45948905134" calcext:value-type="float">
            <text:p>1353.4594890513</text:p>
          </table:table-cell>
          <table:table-cell table:formula="of:=AVERAGE([.C1280:.C1289])" office:value-type="float" office:value="1224.66549192708" calcext:value-type="float">
            <text:p>1224.66549192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48.17814034865" calcext:value-type="float">
            <text:p>1048.1781403487</text:p>
          </table:table-cell>
          <table:table-cell office:value-type="float" office:value="917.155872805071" calcext:value-type="float">
            <text:p>917.1558728051</text:p>
          </table:table-cell>
          <table:table-cell table:formula="of:=AVERAGE([.B1281:.B1290])" office:value-type="float" office:value="1238.9758194371" calcext:value-type="float">
            <text:p>1238.9758194371</text:p>
          </table:table-cell>
          <table:table-cell table:formula="of:=AVERAGE([.C1281:.C1290])" office:value-type="float" office:value="1122.87977010544" calcext:value-type="float">
            <text:p>1122.879770105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38.02983183553" calcext:value-type="float">
            <text:p>1038.0298318355</text:p>
          </table:table-cell>
          <table:table-cell office:value-type="float" office:value="908.276102856092" calcext:value-type="float">
            <text:p>908.2761028561</text:p>
          </table:table-cell>
          <table:table-cell table:formula="of:=AVERAGE([.B1282:.B1291])" office:value-type="float" office:value="1211.84448555371" calcext:value-type="float">
            <text:p>1211.8444855537</text:p>
          </table:table-cell>
          <table:table-cell table:formula="of:=AVERAGE([.C1282:.C1291])" office:value-type="float" office:value="1095.86649503079" calcext:value-type="float">
            <text:p>1095.866495030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74.54978721247" calcext:value-type="float">
            <text:p>1774.5497872125</text:p>
          </table:table-cell>
          <table:table-cell office:value-type="float" office:value="1647.79623098301" calcext:value-type="float">
            <text:p>1647.796230983</text:p>
          </table:table-cell>
          <table:table-cell table:formula="of:=AVERAGE([.B1283:.B1292])" office:value-type="float" office:value="1298.98851661209" calcext:value-type="float">
            <text:p>1298.9885166121</text:p>
          </table:table-cell>
          <table:table-cell table:formula="of:=AVERAGE([.C1283:.C1292])" office:value-type="float" office:value="1183.23673441807" calcext:value-type="float">
            <text:p>1183.236734418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50.424317442055" calcext:value-type="float">
            <text:p>650.4243174421</text:p>
          </table:table-cell>
          <table:table-cell office:value-type="float" office:value="520.339453953644" calcext:value-type="float">
            <text:p>520.3394539536</text:p>
          </table:table-cell>
          <table:table-cell table:formula="of:=AVERAGE([.B1284:.B1293])" office:value-type="float" office:value="1247.44558141578" calcext:value-type="float">
            <text:p>1247.4455814158</text:p>
          </table:table-cell>
          <table:table-cell table:formula="of:=AVERAGE([.C1284:.C1293])" office:value-type="float" office:value="1118.68531287291" calcext:value-type="float">
            <text:p>1118.685312872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176.24232649566" calcext:value-type="float">
            <text:p>1176.2423264957</text:p>
          </table:table-cell>
          <table:table-cell table:formula="of:=AVERAGE([.B1285:.B1294])" office:value-type="float" office:value="1365.06981406534" calcext:value-type="float">
            <text:p>1365.0698140654</text:p>
          </table:table-cell>
          <table:table-cell table:formula="of:=AVERAGE([.C1285:.C1294])" office:value-type="float" office:value="1236.30954552248" calcext:value-type="float">
            <text:p>1236.30954552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65.03055878684" calcext:value-type="float">
            <text:p>2065.0305587869</text:p>
          </table:table-cell>
          <table:table-cell office:value-type="float" office:value="1806.90173893849" calcext:value-type="float">
            <text:p>1806.9017389385</text:p>
          </table:table-cell>
          <table:table-cell table:formula="of:=AVERAGE([.B1286:.B1295])" office:value-type="float" office:value="1368.02835802616" calcext:value-type="float">
            <text:p>1368.0283580262</text:p>
          </table:table-cell>
          <table:table-cell table:formula="of:=AVERAGE([.C1286:.C1295])" office:value-type="float" office:value="1238.89827148819" calcext:value-type="float">
            <text:p>1238.898271488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41.39769283753" calcext:value-type="float">
            <text:p>1441.3976928375</text:p>
          </table:table-cell>
          <table:table-cell office:value-type="float" office:value="1310.36153894321" calcext:value-type="float">
            <text:p>1310.3615389432</text:p>
          </table:table-cell>
          <table:table-cell table:formula="of:=AVERAGE([.B1287:.B1296])" office:value-type="float" office:value="1263.87280342987" calcext:value-type="float">
            <text:p>1263.8728034299</text:p>
          </table:table-cell>
          <table:table-cell table:formula="of:=AVERAGE([.C1287:.C1296])" office:value-type="float" office:value="1147.77545138458" calcext:value-type="float">
            <text:p>1147.775451384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76.181771545995" calcext:value-type="float">
            <text:p>776.181771546</text:p>
          </table:table-cell>
          <table:table-cell office:value-type="float" office:value="646.818142954996" calcext:value-type="float">
            <text:p>646.818142955</text:p>
          </table:table-cell>
          <table:table-cell table:formula="of:=AVERAGE([.B1288:.B1297])" office:value-type="float" office:value="1302.18470047624" calcext:value-type="float">
            <text:p>1302.1847004762</text:p>
          </table:table-cell>
          <table:table-cell table:formula="of:=AVERAGE([.C1288:.C1297])" office:value-type="float" office:value="1173.15098557185" calcext:value-type="float">
            <text:p>1173.150985571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32.93070151728" calcext:value-type="float">
            <text:p>1432.9307015173</text:p>
          </table:table-cell>
          <table:table-cell office:value-type="float" office:value="1302.66427410662" calcext:value-type="float">
            <text:p>1302.6642741066</text:p>
          </table:table-cell>
          <table:table-cell table:formula="of:=AVERAGE([.B1289:.B1298])" office:value-type="float" office:value="1267.02282488043" calcext:value-type="float">
            <text:p>1267.0228248804</text:p>
          </table:table-cell>
          <table:table-cell table:formula="of:=AVERAGE([.C1289:.C1298])" office:value-type="float" office:value="1137.70924907409" calcext:value-type="float">
            <text:p>1137.709249074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02.44699516403" calcext:value-type="float">
            <text:p>1702.446995164</text:p>
          </table:table-cell>
          <table:table-cell office:value-type="float" office:value="1571.48953399757" calcext:value-type="float">
            <text:p>1571.4895339976</text:p>
          </table:table-cell>
          <table:table-cell table:formula="of:=AVERAGE([.B1290:.B1299])" office:value-type="float" office:value="1310.5412123186" calcext:value-type="float">
            <text:p>1310.5412123186</text:p>
          </table:table-cell>
          <table:table-cell table:formula="of:=AVERAGE([.C1290:.C1299])" office:value-type="float" office:value="1180.80452160343" calcext:value-type="float">
            <text:p>1180.804521603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84.711008774565" calcext:value-type="float">
            <text:p>784.7110087746</text:p>
          </table:table-cell>
          <table:table-cell office:value-type="float" office:value="653.925840645471" calcext:value-type="float">
            <text:p>653.9258406455</text:p>
          </table:table-cell>
          <table:table-cell table:formula="of:=AVERAGE([.B1291:.B1300])" office:value-type="float" office:value="1284.1944991612" calcext:value-type="float">
            <text:p>1284.1944991612</text:p>
          </table:table-cell>
          <table:table-cell table:formula="of:=AVERAGE([.C1291:.C1300])" office:value-type="float" office:value="1154.48151838747" calcext:value-type="float">
            <text:p>1154.4815183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6T16:39:51.418616725</dc:date>
    <meta:generator>LibreOffice/4.2.8.2$Linux_X86_64 LibreOffice_project/420m0$Build-2</meta:generator>
    <meta:editing-duration>PT1H8M24S</meta:editing-duration>
    <meta:editing-cycles>2</meta:editing-cycles>
    <meta:document-statistic meta:table-count="1" meta:cell-count="64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36cm" svg:height="15.779cm" xlink:href=".." xlink:type="simple" chart:class="chart:line" chart:style-name="ch1">
        <chart:legend chart:legend-position="end" svg:x="28.884cm" svg:y="7.341cm" style:legend-expansion="high" chart:style-name="ch2"/>
        <chart:plot-area chart:style-name="ch3" table:cell-range-address="Sheet1.B1:Sheet1.C1300" svg:x="0.634cm" svg:y="0.315cm" svg:width="27.616cm" svg:height="15.149cm">
          <chartooo:coordinate-region svg:x="1.626cm" svg:y="0.514cm" svg:width="26.624cm" svg:height="13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00" chart:class="chart:line">
            <chart:data-point chart:repeated="1300"/>
          </chart:series>
          <chart:series chart:style-name="ch7" chart:values-cell-range-address="Sheet1.C1:Sheet1.C1300" chart:class="chart:line">
            <chart:data-point chart:repeated="1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300</svg:desc>
                </draw:g>
              </table:table-cell>
              <table:table-cell office:value-type="float" office:value="0">
                <text:p>0</text:p>
                <draw:g>
                  <svg:desc>Sheet1.C1:Sheet1.C1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4.43364298545">
                <text:p>1284.43364298545</text:p>
              </table:table-cell>
              <table:table-cell office:value-type="float" office:value="1155.99027868691">
                <text:p>1155.99027868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5.432547686235">
                <text:p>905.432547686235</text:p>
              </table:table-cell>
              <table:table-cell office:value-type="float" office:value="776.085040873916">
                <text:p>776.085040873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3.13188079554">
                <text:p>1033.13188079554</text:p>
              </table:table-cell>
              <table:table-cell office:value-type="float" office:value="774.848910596654">
                <text:p>774.848910596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4.87672098013">
                <text:p>1164.87672098013</text:p>
              </table:table-cell>
              <table:table-cell office:value-type="float" office:value="906.015227428991">
                <text:p>906.015227428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4.043255650191">
                <text:p>514.043255650191</text:p>
              </table:table-cell>
              <table:table-cell office:value-type="float" office:value="514.043255650191">
                <text:p>514.043255650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1.84187151369">
                <text:p>1441.84187151369</text:p>
              </table:table-cell>
              <table:table-cell office:value-type="float" office:value="1179.68880396574">
                <text:p>1179.68880396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8.457390032203">
                <text:p>648.457390032203</text:p>
              </table:table-cell>
              <table:table-cell office:value-type="float" office:value="518.765912025762">
                <text:p>518.765912025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.372752113404">
                <text:p>655.372752113404</text:p>
              </table:table-cell>
              <table:table-cell office:value-type="float" office:value="524.298201690723">
                <text:p>524.298201690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5.39933785693">
                <text:p>1705.39933785693</text:p>
              </table:table-cell>
              <table:table-cell office:value-type="float" office:value="1443.03020895586">
                <text:p>1443.03020895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6.627102900389">
                <text:p>776.627102900389</text:p>
              </table:table-cell>
              <table:table-cell office:value-type="float" office:value="647.18925241699">
                <text:p>647.18925241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.761184733028">
                <text:p>647.761184733028</text:p>
              </table:table-cell>
              <table:table-cell office:value-type="float" office:value="518.208947786422">
                <text:p>518.208947786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75598488032">
                <text:p>1035.75598488032</text:p>
              </table:table-cell>
              <table:table-cell office:value-type="float" office:value="906.286486770284">
                <text:p>906.286486770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2.83673868352">
                <text:p>1422.83673868352</text:p>
              </table:table-cell>
              <table:table-cell office:value-type="float" office:value="1164.13914983197">
                <text:p>1164.13914983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6.793162725454">
                <text:p>786.793162725454</text:p>
              </table:table-cell>
              <table:table-cell office:value-type="float" office:value="655.660968937878">
                <text:p>655.660968937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.555248457712">
                <text:p>640.555248457712</text:p>
              </table:table-cell>
              <table:table-cell office:value-type="float" office:value="512.444198766169">
                <text:p>512.444198766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7.71205692519">
                <text:p>2097.71205692519</text:p>
              </table:table-cell>
              <table:table-cell office:value-type="float" office:value="1835.49804980954">
                <text:p>1835.49804980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7.535103912089">
                <text:p>747.535103912089</text:p>
              </table:table-cell>
              <table:table-cell office:value-type="float" office:value="622.945919926741">
                <text:p>622.945919926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5.9942656367">
                <text:p>895.9942656367</text:p>
              </table:table-cell>
              <table:table-cell office:value-type="float" office:value="639.995904026214">
                <text:p>639.995904026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7.87630784049">
                <text:p>1457.87630784049</text:p>
              </table:table-cell>
              <table:table-cell office:value-type="float" office:value="1214.89692320041">
                <text:p>1214.89692320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2.227232615355">
                <text:p>522.227232615355</text:p>
              </table:table-cell>
              <table:table-cell office:value-type="float" office:value="522.227232615355">
                <text:p>522.227232615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9.51604624376">
                <text:p>1179.51604624376</text:p>
              </table:table-cell>
              <table:table-cell office:value-type="float" office:value="786.344030829173">
                <text:p>786.344030829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4.13341765381">
                <text:p>1154.13341765381</text:p>
              </table:table-cell>
              <table:table-cell office:value-type="float" office:value="1025.89637124783">
                <text:p>1025.89637124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3.37686359874">
                <text:p>1433.37686359874</text:p>
              </table:table-cell>
              <table:table-cell office:value-type="float" office:value="1172.76288839897">
                <text:p>1172.76288839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2.75639192155">
                <text:p>1702.75639192155</text:p>
              </table:table-cell>
              <table:table-cell office:value-type="float" office:value="1440.79387008747">
                <text:p>1440.79387008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9.727576974535">
                <text:p>739.727576974535</text:p>
              </table:table-cell>
              <table:table-cell office:value-type="float" office:value="616.439647478779">
                <text:p>616.439647478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0.96557477476">
                <text:p>1180.96557477476</text:p>
              </table:table-cell>
              <table:table-cell office:value-type="float" office:value="1049.74717757757">
                <text:p>1049.74717757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9.129024899203">
                <text:p>649.129024899203</text:p>
              </table:table-cell>
              <table:table-cell office:value-type="float" office:value="389.477414939522">
                <text:p>389.477414939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0.76009557489">
                <text:p>1570.76009557489</text:p>
              </table:table-cell>
              <table:table-cell office:value-type="float" office:value="1308.96674631241">
                <text:p>1308.96674631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.151038428678">
                <text:p>655.151038428678</text:p>
              </table:table-cell>
              <table:table-cell office:value-type="float" office:value="655.151038428678">
                <text:p>655.151038428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4.45003878761">
                <text:p>1034.45003878761</text:p>
              </table:table-cell>
              <table:table-cell office:value-type="float" office:value="775.837529090707">
                <text:p>775.837529090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9.83499800568">
                <text:p>1389.83499800568</text:p>
              </table:table-cell>
              <table:table-cell office:value-type="float" office:value="1263.48636182334">
                <text:p>1263.48636182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1.898335776561">
                <text:p>651.898335776561</text:p>
              </table:table-cell>
              <table:table-cell office:value-type="float" office:value="521.518668621249">
                <text:p>521.518668621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6.23172839794">
                <text:p>1036.23172839794</text:p>
              </table:table-cell>
              <table:table-cell office:value-type="float" office:value="906.702762348201">
                <text:p>906.702762348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7.331887576343">
                <text:p>917.331887576343</text:p>
              </table:table-cell>
              <table:table-cell office:value-type="float" office:value="655.237062554531">
                <text:p>655.237062554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7.612436349474">
                <text:p>777.612436349474</text:p>
              </table:table-cell>
              <table:table-cell office:value-type="float" office:value="648.010363624561">
                <text:p>648.010363624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9.89743917184">
                <text:p>1179.89743917184</text:p>
              </table:table-cell>
              <table:table-cell office:value-type="float" office:value="1048.7977237083">
                <text:p>1048.7977237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6.729878692495">
                <text:p>906.729878692495</text:p>
              </table:table-cell>
              <table:table-cell office:value-type="float" office:value="777.197038879282">
                <text:p>777.197038879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6.23220370475">
                <text:p>1166.23220370475</text:p>
              </table:table-cell>
              <table:table-cell office:value-type="float" office:value="907.069491770363">
                <text:p>907.0694917703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5.879366514085">
                <text:p>915.879366514085</text:p>
              </table:table-cell>
              <table:table-cell office:value-type="float" office:value="654.199547510061">
                <text:p>654.199547510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4.59760442849">
                <text:p>1044.59760442849</text:p>
              </table:table-cell>
              <table:table-cell office:value-type="float" office:value="928.531203936437">
                <text:p>928.531203936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8.87075559943">
                <text:p>1168.87075559943</text:p>
              </table:table-cell>
              <table:table-cell office:value-type="float" office:value="909.12169879956">
                <text:p>909.12169879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3.35315519463">
                <text:p>1313.35315519463</text:p>
              </table:table-cell>
              <table:table-cell office:value-type="float" office:value="1182.01783967517">
                <text:p>1182.01783967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7.941927958982">
                <text:p>387.941927958982</text:p>
              </table:table-cell>
              <table:table-cell office:value-type="float" office:value="387.941927958982">
                <text:p>387.941927958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39.84170647968">
                <text:p>1539.84170647968</text:p>
              </table:table-cell>
              <table:table-cell office:value-type="float" office:value="1283.2014220664">
                <text:p>1283.2014220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3.92440913508">
                <text:p>1033.92440913508</text:p>
              </table:table-cell>
              <table:table-cell office:value-type="float" office:value="775.443306851307">
                <text:p>775.443306851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60.73084432281">
                <text:p>1160.73084432281</text:p>
              </table:table-cell>
              <table:table-cell office:value-type="float" office:value="1031.76075050917">
                <text:p>1031.76075050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1.7992806113">
                <text:p>1161.7992806113</text:p>
              </table:table-cell>
              <table:table-cell office:value-type="float" office:value="903.621662697681">
                <text:p>903.6216626976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4.52210345831">
                <text:p>1034.52210345831</text:p>
              </table:table-cell>
              <table:table-cell office:value-type="float" office:value="905.20684052602">
                <text:p>905.20684052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2.42278857116">
                <text:p>1032.42278857116</text:p>
              </table:table-cell>
              <table:table-cell office:value-type="float" office:value="903.369939999769">
                <text:p>903.369939999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7.55807327247">
                <text:p>777.55807327247</text:p>
              </table:table-cell>
              <table:table-cell office:value-type="float" office:value="518.372048848313">
                <text:p>518.3720488483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4.431438079687">
                <text:p>914.431438079687</text:p>
              </table:table-cell>
              <table:table-cell office:value-type="float" office:value="783.798375496874">
                <text:p>783.798375496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6.97825288569">
                <text:p>1166.97825288569</text:p>
              </table:table-cell>
              <table:table-cell office:value-type="float" office:value="907.649752244423">
                <text:p>907.649752244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3.376290200638">
                <text:p>893.376290200638</text:p>
              </table:table-cell>
              <table:table-cell office:value-type="float" office:value="765.751105886261">
                <text:p>765.751105886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6.59337671594">
                <text:p>1556.59337671594</text:p>
              </table:table-cell>
              <table:table-cell office:value-type="float" office:value="1297.16114726328">
                <text:p>1297.16114726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5.84856011721">
                <text:p>1945.84856011721</text:p>
              </table:table-cell>
              <table:table-cell office:value-type="float" office:value="1686.40208543491">
                <text:p>1686.40208543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8.318987330053">
                <text:p>258.318987330053</text:p>
              </table:table-cell>
              <table:table-cell office:value-type="float" office:value="258.318987330053">
                <text:p>258.318987330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.103669892844">
                <text:p>770.103669892844</text:p>
              </table:table-cell>
              <table:table-cell office:value-type="float" office:value="641.753058244037">
                <text:p>641.753058244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95.33958024012">
                <text:p>2195.33958024012</text:p>
              </table:table-cell>
              <table:table-cell office:value-type="float" office:value="1678.78909077186">
                <text:p>1678.789090771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6.624764864604">
                <text:p>646.624764864604</text:p>
              </table:table-cell>
              <table:table-cell office:value-type="float" office:value="517.299811891683">
                <text:p>517.299811891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3.267672980231">
                <text:p>383.267672980231</text:p>
              </table:table-cell>
              <table:table-cell office:value-type="float" office:value="383.267672980231">
                <text:p>383.267672980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11.01867953485">
                <text:p>1811.01867953485</text:p>
              </table:table-cell>
              <table:table-cell office:value-type="float" office:value="1552.30172531558">
                <text:p>1552.30172531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.568357188729">
                <text:p>890.568357188729</text:p>
              </table:table-cell>
              <table:table-cell office:value-type="float" office:value="763.344306161768">
                <text:p>763.344306161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5.06049971136">
                <text:p>1025.06049971136</text:p>
              </table:table-cell>
              <table:table-cell office:value-type="float" office:value="768.795374783517">
                <text:p>768.795374783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7.311954640811">
                <text:p>647.311954640811</text:p>
              </table:table-cell>
              <table:table-cell office:value-type="float" office:value="647.311954640811">
                <text:p>647.311954640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2.85945526347">
                <text:p>1032.85945526347</text:p>
              </table:table-cell>
              <table:table-cell office:value-type="float" office:value="774.644591447601">
                <text:p>774.6445914476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7.14883869654">
                <text:p>1547.14883869654</text:p>
              </table:table-cell>
              <table:table-cell office:value-type="float" office:value="1289.29069891379">
                <text:p>1289.29069891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3.5126288267">
                <text:p>1033.5126288267</text:p>
              </table:table-cell>
              <table:table-cell office:value-type="float" office:value="904.323550223365">
                <text:p>904.323550223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8.970084392024">
                <text:p>898.970084392024</text:p>
              </table:table-cell>
              <table:table-cell office:value-type="float" office:value="642.121488851446">
                <text:p>642.1214888514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65.33009649174">
                <text:p>1165.33009649174</text:p>
              </table:table-cell>
              <table:table-cell office:value-type="float" office:value="1035.84897465932">
                <text:p>1035.848974659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7.449369918491">
                <text:p>777.449369918491</text:p>
              </table:table-cell>
              <table:table-cell office:value-type="float" office:value="647.874474932075">
                <text:p>647.8744749320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9.13135365372">
                <text:p>1029.13135365372</text:p>
              </table:table-cell>
              <table:table-cell office:value-type="float" office:value="900.489934447008">
                <text:p>900.489934447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6.33979749969">
                <text:p>516.33979749969</text:p>
              </table:table-cell>
              <table:table-cell office:value-type="float" office:value="387.254848124767">
                <text:p>387.254848124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92.93363593256">
                <text:p>1292.93363593256</text:p>
              </table:table-cell>
              <table:table-cell office:value-type="float" office:value="1163.6402723393">
                <text:p>1163.6402723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2.18409938715">
                <text:p>1312.18409938715</text:p>
              </table:table-cell>
              <table:table-cell office:value-type="float" office:value="918.528869571008">
                <text:p>918.528869571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1.674359869164">
                <text:p>391.674359869164</text:p>
              </table:table-cell>
              <table:table-cell office:value-type="float" office:value="391.674359869164">
                <text:p>391.674359869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2.06258115903">
                <text:p>1682.06258115903</text:p>
              </table:table-cell>
              <table:table-cell office:value-type="float" office:value="1423.28372251918">
                <text:p>1423.28372251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7.437929361735">
                <text:p>647.437929361735</text:p>
              </table:table-cell>
              <table:table-cell office:value-type="float" office:value="517.950343489388">
                <text:p>517.950343489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.811591865936">
                <text:p>900.811591865936</text:p>
              </table:table-cell>
              <table:table-cell office:value-type="float" office:value="772.124221599374">
                <text:p>772.124221599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8.87982842589">
                <text:p>1698.87982842589</text:p>
              </table:table-cell>
              <table:table-cell office:value-type="float" office:value="1437.51370097575">
                <text:p>1437.51370097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5.257772595102">
                <text:p>645.257772595102</text:p>
              </table:table-cell>
              <table:table-cell office:value-type="float" office:value="516.206218076081">
                <text:p>516.206218076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2.84406158832">
                <text:p>1032.84406158832</text:p>
              </table:table-cell>
              <table:table-cell office:value-type="float" office:value="774.633046191237">
                <text:p>774.6330461912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3.772005145573">
                <text:p>893.772005145573</text:p>
              </table:table-cell>
              <table:table-cell office:value-type="float" office:value="766.090290124777">
                <text:p>766.090290124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24.95743424001">
                <text:p>1624.95743424001</text:p>
              </table:table-cell>
              <table:table-cell office:value-type="float" office:value="1374.96398281847">
                <text:p>1374.96398281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9.34928342495">
                <text:p>1049.34928342495</text:p>
              </table:table-cell>
              <table:table-cell office:value-type="float" office:value="918.180622996833">
                <text:p>918.1806229968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7.472554434877">
                <text:p>777.472554434877</text:p>
              </table:table-cell>
              <table:table-cell office:value-type="float" office:value="647.893795362397">
                <text:p>647.8937953623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8.785902585891">
                <text:p>888.785902585891</text:p>
              </table:table-cell>
              <table:table-cell office:value-type="float" office:value="761.816487930764">
                <text:p>761.816487930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78.84323136784">
                <text:p>1178.84323136784</text:p>
              </table:table-cell>
              <table:table-cell office:value-type="float" office:value="916.878068841652">
                <text:p>916.878068841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.306534801916">
                <text:p>910.306534801916</text:p>
              </table:table-cell>
              <table:table-cell office:value-type="float" office:value="780.262744115928">
                <text:p>780.2627441159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8.50884735445">
                <text:p>1418.50884735445</text:p>
              </table:table-cell>
              <table:table-cell office:value-type="float" office:value="1160.59814783546">
                <text:p>1160.598147835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8.619486716526">
                <text:p>648.619486716526</text:p>
              </table:table-cell>
              <table:table-cell office:value-type="float" office:value="518.895589373221">
                <text:p>518.895589373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5.98921408373">
                <text:p>1685.98921408373</text:p>
              </table:table-cell>
              <table:table-cell office:value-type="float" office:value="1426.60625807085">
                <text:p>1426.60625807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76.39459104838">
                <text:p>1676.39459104838</text:p>
              </table:table-cell>
              <table:table-cell office:value-type="float" office:value="1418.48773088709">
                <text:p>1418.48773088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7.78651209413">
                <text:p>1047.78651209413</text:p>
              </table:table-cell>
              <table:table-cell office:value-type="float" office:value="785.839884070595">
                <text:p>785.839884070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0.35897671863">
                <text:p>1170.35897671863</text:p>
              </table:table-cell>
              <table:table-cell office:value-type="float" office:value="910.279204114491">
                <text:p>910.279204114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9.178251178628">
                <text:p>789.178251178628</text:p>
              </table:table-cell>
              <table:table-cell office:value-type="float" office:value="789.178251178628">
                <text:p>789.178251178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8.13576332744">
                <text:p>1048.13576332744</text:p>
              </table:table-cell>
              <table:table-cell office:value-type="float" office:value="917.118792911514">
                <text:p>917.1187929115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5.86921013002">
                <text:p>1085.86921013002</text:p>
              </table:table-cell>
              <table:table-cell office:value-type="float" office:value="898.650380797258">
                <text:p>898.6503807972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97.16107410257">
                <text:p>2097.16107410257</text:p>
              </table:table-cell>
              <table:table-cell office:value-type="float" office:value="1703.94337270834">
                <text:p>1703.94337270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0.748000218511">
                <text:p>630.748000218511</text:p>
              </table:table-cell>
              <table:table-cell office:value-type="float" office:value="504.598400174809">
                <text:p>504.5984001748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2.556859299468">
                <text:p>912.556859299468</text:p>
              </table:table-cell>
              <table:table-cell office:value-type="float" office:value="782.191593685258">
                <text:p>782.191593685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9.49713334483">
                <text:p>1019.49713334483</text:p>
              </table:table-cell>
              <table:table-cell office:value-type="float" office:value="892.059991676724">
                <text:p>892.0599916767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4.888988584907">
                <text:p>784.888988584907</text:p>
              </table:table-cell>
              <table:table-cell office:value-type="float" office:value="654.074157154089">
                <text:p>654.074157154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37.3735282976">
                <text:p>1837.3735282976</text:p>
              </table:table-cell>
              <table:table-cell office:value-type="float" office:value="1443.65062937668">
                <text:p>1443.65062937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1.783049814585">
                <text:p>781.783049814585</text:p>
              </table:table-cell>
              <table:table-cell office:value-type="float" office:value="651.485874845488">
                <text:p>651.4858748454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14.979649192567">
                <text:p>914.979649192567</text:p>
              </table:table-cell>
              <table:table-cell office:value-type="float" office:value="784.268270736486">
                <text:p>784.268270736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0.04038290186">
                <text:p>1420.04038290186</text:p>
              </table:table-cell>
              <table:table-cell office:value-type="float" office:value="1161.85122237425">
                <text:p>1161.851222374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3.509181397992">
                <text:p>773.509181397992</text:p>
              </table:table-cell>
              <table:table-cell office:value-type="float" office:value="773.509181397992">
                <text:p>773.5091813979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4.51834982219">
                <text:p>1554.51834982219</text:p>
              </table:table-cell>
              <table:table-cell office:value-type="float" office:value="1165.88876236664">
                <text:p>1165.888762366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3.8974859332">
                <text:p>1553.8974859332</text:p>
              </table:table-cell>
              <table:table-cell office:value-type="float" office:value="1294.914571611">
                <text:p>1294.9145716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3.23460242642">
                <text:p>1163.23460242642</text:p>
              </table:table-cell>
              <table:table-cell office:value-type="float" office:value="904.738024109438">
                <text:p>904.7380241094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6.1506851559">
                <text:p>1166.1506851559</text:p>
              </table:table-cell>
              <table:table-cell office:value-type="float" office:value="1036.57838680524">
                <text:p>1036.57838680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3.55920332835">
                <text:p>1023.55920332835</text:p>
              </table:table-cell>
              <table:table-cell office:value-type="float" office:value="895.61430291231">
                <text:p>895.614302912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79.46351401704">
                <text:p>2979.46351401704</text:p>
              </table:table-cell>
              <table:table-cell office:value-type="float" office:value="2461.2959463619">
                <text:p>2461.29594636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5.34290759728">
                <text:p>1015.34290759728</text:p>
              </table:table-cell>
              <table:table-cell office:value-type="float" office:value="761.507180697958">
                <text:p>761.5071806979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1.85377383108">
                <text:p>901.85377383108</text:p>
              </table:table-cell>
              <table:table-cell office:value-type="float" office:value="773.01752042664">
                <text:p>773.01752042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5.071556832074">
                <text:p>905.071556832074</text:p>
              </table:table-cell>
              <table:table-cell office:value-type="float" office:value="775.775620141778">
                <text:p>775.775620141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4.945316985681">
                <text:p>904.945316985681</text:p>
              </table:table-cell>
              <table:table-cell office:value-type="float" office:value="775.667414559155">
                <text:p>775.667414559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2.56429776962">
                <text:p>1012.56429776962</text:p>
              </table:table-cell>
              <table:table-cell office:value-type="float" office:value="759.423223327217">
                <text:p>759.4232233272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6.68661868447">
                <text:p>1556.68661868447</text:p>
              </table:table-cell>
              <table:table-cell office:value-type="float" office:value="1297.23884890372">
                <text:p>1297.238848903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3.251796948338">
                <text:p>643.251796948338</text:p>
              </table:table-cell>
              <table:table-cell office:value-type="float" office:value="643.251796948338">
                <text:p>643.2517969483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5.512802735349">
                <text:p>775.512802735349</text:p>
              </table:table-cell>
              <table:table-cell office:value-type="float" office:value="646.260668946124">
                <text:p>646.2606689461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4.74915300608">
                <text:p>1034.74915300608</text:p>
              </table:table-cell>
              <table:table-cell office:value-type="float" office:value="905.405508880321">
                <text:p>905.4055088803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84.16228863498">
                <text:p>1684.16228863498</text:p>
              </table:table-cell>
              <table:table-cell office:value-type="float" office:value="1425.06039807575">
                <text:p>1425.060398075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3.125690386953">
                <text:p>923.125690386953</text:p>
              </table:table-cell>
              <table:table-cell office:value-type="float" office:value="692.344267790215">
                <text:p>692.3442677902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72.25659394334">
                <text:p>1172.25659394334</text:p>
              </table:table-cell>
              <table:table-cell office:value-type="float" office:value="1042.00586128297">
                <text:p>1042.005861282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9.059198490477">
                <text:p>259.059198490477</text:p>
              </table:table-cell>
              <table:table-cell office:value-type="float" office:value="259.059198490477">
                <text:p>259.059198490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94.54704627606">
                <text:p>1794.54704627606</text:p>
              </table:table-cell>
              <table:table-cell office:value-type="float" office:value="1410.00125064547">
                <text:p>1410.00125064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67.953404765065">
                <text:p>767.953404765065</text:p>
              </table:table-cell>
              <table:table-cell office:value-type="float" office:value="639.961170637555">
                <text:p>639.9611706375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1.60696478198">
                <text:p>1031.60696478198</text:p>
              </table:table-cell>
              <table:table-cell office:value-type="float" office:value="773.705223586483">
                <text:p>773.7052235864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7.805706090405">
                <text:p>767.805706090405</text:p>
              </table:table-cell>
              <table:table-cell office:value-type="float" office:value="767.805706090405">
                <text:p>767.8057060904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4.97048197224">
                <text:p>1304.97048197224</text:p>
              </table:table-cell>
              <table:table-cell office:value-type="float" office:value="1043.97638557779">
                <text:p>1043.976385577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1.02575382101">
                <text:p>1551.02575382101</text:p>
              </table:table-cell>
              <table:table-cell office:value-type="float" office:value="1292.52146151751">
                <text:p>1292.521461517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9.680983267456">
                <text:p>769.680983267456</text:p>
              </table:table-cell>
              <table:table-cell office:value-type="float" office:value="641.400819389547">
                <text:p>641.4008193895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5.73524557403">
                <text:p>1035.73524557403</text:p>
              </table:table-cell>
              <table:table-cell office:value-type="float" office:value="906.268339877277">
                <text:p>906.2683398772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3.64350504074">
                <text:p>2073.64350504074</text:p>
              </table:table-cell>
              <table:table-cell office:value-type="float" office:value="1684.8353478456">
                <text:p>1684.8353478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5.744766998783">
                <text:p>785.744766998783</text:p>
              </table:table-cell>
              <table:table-cell office:value-type="float" office:value="654.787305832319">
                <text:p>654.7873058323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78.78370394083">
                <text:p>1178.78370394083</text:p>
              </table:table-cell>
              <table:table-cell office:value-type="float" office:value="916.83176973176">
                <text:p>916.83176973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2.273513010712">
                <text:p>772.273513010712</text:p>
              </table:table-cell>
              <table:table-cell office:value-type="float" office:value="772.273513010712">
                <text:p>772.2735130107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5.49822788808">
                <text:p>1835.49822788808</text:p>
              </table:table-cell>
              <table:table-cell office:value-type="float" office:value="1442.17717905492">
                <text:p>1442.177179054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5.800143972265">
                <text:p>655.800143972265</text:p>
              </table:table-cell>
              <table:table-cell office:value-type="float" office:value="524.640115177812">
                <text:p>524.6401151778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2.387250898892">
                <text:p>762.387250898892</text:p>
              </table:table-cell>
              <table:table-cell office:value-type="float" office:value="635.32270908241">
                <text:p>635.32270908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40.56111018167">
                <text:p>1440.56111018167</text:p>
              </table:table-cell>
              <table:table-cell office:value-type="float" office:value="1178.64090833046">
                <text:p>1178.640908330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2.539482820998">
                <text:p>902.539482820998</text:p>
              </table:table-cell>
              <table:table-cell office:value-type="float" office:value="902.539482820998">
                <text:p>902.539482820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2.761022200157">
                <text:p>652.761022200157</text:p>
              </table:table-cell>
              <table:table-cell office:value-type="float" office:value="522.208817760126">
                <text:p>522.208817760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3.34769562029">
                <text:p>1573.34769562029</text:p>
              </table:table-cell>
              <table:table-cell office:value-type="float" office:value="1180.01077171522">
                <text:p>1180.01077171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1.023412179833">
                <text:p>911.023412179833</text:p>
              </table:table-cell>
              <table:table-cell office:value-type="float" office:value="780.877210439857">
                <text:p>780.877210439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585296404303">
                <text:p>783.585296404303</text:p>
              </table:table-cell>
              <table:table-cell office:value-type="float" office:value="783.585296404303">
                <text:p>783.585296404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00.8551465299">
                <text:p>1300.8551465299</text:p>
              </table:table-cell>
              <table:table-cell office:value-type="float" office:value="1040.68411722392">
                <text:p>1040.684117223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8.39250763056">
                <text:p>1308.39250763056</text:p>
              </table:table-cell>
              <table:table-cell office:value-type="float" office:value="1046.71400610445">
                <text:p>1046.714006104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6.320161686926">
                <text:p>786.320161686926</text:p>
              </table:table-cell>
              <table:table-cell office:value-type="float" office:value="655.266801405772">
                <text:p>655.266801405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1.674283955578">
                <text:p>991.674283955578</text:p>
              </table:table-cell>
              <table:table-cell office:value-type="float" office:value="881.488252404959">
                <text:p>881.4882524049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75.45496441519">
                <text:p>1175.45496441519</text:p>
              </table:table-cell>
              <table:table-cell office:value-type="float" office:value="914.242750100704">
                <text:p>914.2427501007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2.05322159606">
                <text:p>1442.05322159606</text:p>
              </table:table-cell>
              <table:table-cell office:value-type="float" office:value="1179.86172676041">
                <text:p>1179.861726760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1.005381031694">
                <text:p>391.005381031694</text:p>
              </table:table-cell>
              <table:table-cell office:value-type="float" office:value="391.005381031694">
                <text:p>391.0053810316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65.60360940917">
                <text:p>1165.60360940917</text:p>
              </table:table-cell>
              <table:table-cell office:value-type="float" office:value="906.580585096024">
                <text:p>906.5805850960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39.96510194831">
                <text:p>1439.96510194831</text:p>
              </table:table-cell>
              <table:table-cell office:value-type="float" office:value="1178.15326523044">
                <text:p>1178.153265230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90.374448703">
                <text:p>1290.374448703</text:p>
              </table:table-cell>
              <table:table-cell office:value-type="float" office:value="1161.3370038327">
                <text:p>1161.33700383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2.484874004118">
                <text:p>522.484874004118</text:p>
              </table:table-cell>
              <table:table-cell office:value-type="float" office:value="391.863655503088">
                <text:p>391.8636555030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34.0970566798">
                <text:p>1434.0970566798</text:p>
              </table:table-cell>
              <table:table-cell office:value-type="float" office:value="1173.35213728347">
                <text:p>1173.352137283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9.967934142506">
                <text:p>899.967934142506</text:p>
              </table:table-cell>
              <table:table-cell office:value-type="float" office:value="771.401086407863">
                <text:p>771.4010864078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9.219275216316">
                <text:p>899.219275216316</text:p>
              </table:table-cell>
              <table:table-cell office:value-type="float" office:value="770.759378756842">
                <text:p>770.7593787568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8.68328783135">
                <text:p>1148.68328783135</text:p>
              </table:table-cell>
              <table:table-cell office:value-type="float" office:value="893.42033497994">
                <text:p>893.42033497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7.014711343852">
                <text:p>777.014711343852</text:p>
              </table:table-cell>
              <table:table-cell office:value-type="float" office:value="647.51225945321">
                <text:p>647.51225945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94.81121832416">
                <text:p>1294.81121832416</text:p>
              </table:table-cell>
              <table:table-cell office:value-type="float" office:value="1165.33009649174">
                <text:p>1165.33009649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3.89550518221">
                <text:p>1163.89550518221</text:p>
              </table:table-cell>
              <table:table-cell office:value-type="float" office:value="905.252059586163">
                <text:p>905.2520595861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77.394955102695">
                <text:p>777.394955102695</text:p>
              </table:table-cell>
              <table:table-cell office:value-type="float" office:value="647.829129252246">
                <text:p>647.829129252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4.20421135396">
                <text:p>1294.20421135396</text:p>
              </table:table-cell>
              <table:table-cell office:value-type="float" office:value="1035.36336908317">
                <text:p>1035.363369083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0.67889191689">
                <text:p>1160.67889191689</text:p>
              </table:table-cell>
              <table:table-cell office:value-type="float" office:value="902.750249268689">
                <text:p>902.75024926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6.997043985203">
                <text:p>906.997043985203</text:p>
              </table:table-cell>
              <table:table-cell office:value-type="float" office:value="777.426037701602">
                <text:p>777.4260377016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39.39996062471">
                <text:p>1539.39996062471</text:p>
              </table:table-cell>
              <table:table-cell office:value-type="float" office:value="1411.11663057266">
                <text:p>1411.116630572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8.35286741899">
                <text:p>1048.35286741899</text:p>
              </table:table-cell>
              <table:table-cell office:value-type="float" office:value="786.264650564241">
                <text:p>786.2646505642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7.627757771806">
                <text:p>767.627757771806</text:p>
              </table:table-cell>
              <table:table-cell office:value-type="float" office:value="639.689798143172">
                <text:p>639.6897981431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1.597482055301">
                <text:p>641.597482055301</text:p>
              </table:table-cell>
              <table:table-cell office:value-type="float" office:value="641.597482055301">
                <text:p>641.5974820553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4.16714423798">
                <text:p>1014.16714423798</text:p>
              </table:table-cell>
              <table:table-cell office:value-type="float" office:value="760.625358178481">
                <text:p>760.6253581784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8.994185531682">
                <text:p>518.994185531682</text:p>
              </table:table-cell>
              <table:table-cell office:value-type="float" office:value="389.245639148761">
                <text:p>389.2456391487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95.53659137721">
                <text:p>2195.53659137721</text:p>
              </table:table-cell>
              <table:table-cell office:value-type="float" office:value="1937.23816886225">
                <text:p>1937.23816886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6.22095099444">
                <text:p>1026.22095099444</text:p>
              </table:table-cell>
              <table:table-cell office:value-type="float" office:value="769.66571324583">
                <text:p>769.665713245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9.08723094854">
                <text:p>1179.08723094854</text:p>
              </table:table-cell>
              <table:table-cell office:value-type="float" office:value="917.067846293308">
                <text:p>917.0678462933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5.85587405625">
                <text:p>1025.85587405625</text:p>
              </table:table-cell>
              <table:table-cell office:value-type="float" office:value="897.623889799218">
                <text:p>897.6238897992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47.44287221698">
                <text:p>1047.44287221698</text:p>
              </table:table-cell>
              <table:table-cell office:value-type="float" office:value="916.512513189859">
                <text:p>916.5125131898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8.534536469724">
                <text:p>388.534536469724</text:p>
              </table:table-cell>
              <table:table-cell office:value-type="float" office:value="259.02302431315">
                <text:p>259.023024313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88.37746925205">
                <text:p>1688.37746925205</text:p>
              </table:table-cell>
              <table:table-cell office:value-type="float" office:value="1428.62708936712">
                <text:p>1428.62708936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07.24541398177">
                <text:p>1307.24541398177</text:p>
              </table:table-cell>
              <table:table-cell office:value-type="float" office:value="1045.79633118542">
                <text:p>1045.796331185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2.916802796223">
                <text:p>262.916802796223</text:p>
              </table:table-cell>
              <table:table-cell office:value-type="float" office:value="262.916802796223">
                <text:p>262.916802796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4.50931145519">
                <text:p>1574.50931145519</text:p>
              </table:table-cell>
              <table:table-cell office:value-type="float" office:value="1312.09109287933">
                <text:p>1312.091092879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8.106300409266">
                <text:p>918.106300409266</text:p>
              </table:table-cell>
              <table:table-cell office:value-type="float" office:value="786.948257493656">
                <text:p>786.948257493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3.597594753051">
                <text:p>773.597594753051</text:p>
              </table:table-cell>
              <table:table-cell office:value-type="float" office:value="644.664662294209">
                <text:p>644.664662294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7.04270484351">
                <text:p>1177.04270484351</text:p>
              </table:table-cell>
              <table:table-cell office:value-type="float" office:value="915.477659322728">
                <text:p>915.4776593227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35.91541235343">
                <text:p>1435.91541235343</text:p>
              </table:table-cell>
              <table:table-cell office:value-type="float" office:value="1174.83988283463">
                <text:p>1174.839882834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8.343033873888">
                <text:p>918.343033873888</text:p>
              </table:table-cell>
              <table:table-cell office:value-type="float" office:value="787.151171891904">
                <text:p>787.1511718919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38.992259174">
                <text:p>1438.992259174</text:p>
              </table:table-cell>
              <table:table-cell office:value-type="float" office:value="1308.17478106727">
                <text:p>1308.174781067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76.32728628772">
                <text:p>1076.32728628772</text:p>
              </table:table-cell>
              <table:table-cell office:value-type="float" office:value="877.007418456661">
                <text:p>877.0074184566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50.47506973434">
                <text:p>1050.47506973434</text:p>
              </table:table-cell>
              <table:table-cell office:value-type="float" office:value="787.856302300757">
                <text:p>787.8563023007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2.8016656017">
                <text:p>1302.8016656017</text:p>
              </table:table-cell>
              <table:table-cell office:value-type="float" office:value="1172.52149904153">
                <text:p>1172.52149904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4.04760675506">
                <text:p>1574.04760675506</text:p>
              </table:table-cell>
              <table:table-cell office:value-type="float" office:value="1311.70633896255">
                <text:p>1311.706338962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85.17169210095">
                <text:p>1285.17169210095</text:p>
              </table:table-cell>
              <table:table-cell office:value-type="float" office:value="1028.13735368076">
                <text:p>1028.137353680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7.392706797462">
                <text:p>647.392706797462</text:p>
              </table:table-cell>
              <table:table-cell office:value-type="float" office:value="647.392706797462">
                <text:p>647.3927067974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6.3037926005">
                <text:p>1546.3037926005</text:p>
              </table:table-cell>
              <table:table-cell office:value-type="float" office:value="1288.58649383375">
                <text:p>1288.58649383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7.686200331146">
                <text:p>777.686200331146</text:p>
              </table:table-cell>
              <table:table-cell office:value-type="float" office:value="648.071833609288">
                <text:p>648.0718336092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95.34143535722">
                <text:p>1295.34143535722</text:p>
              </table:table-cell>
              <table:table-cell office:value-type="float" office:value="1036.27314828578">
                <text:p>1036.273148285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17.044642118337">
                <text:p>917.044642118337</text:p>
              </table:table-cell>
              <table:table-cell office:value-type="float" office:value="786.03826467286">
                <text:p>786.038264672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4.87451273701">
                <text:p>764.87451273701</text:p>
              </table:table-cell>
              <table:table-cell office:value-type="float" office:value="637.395427280842">
                <text:p>637.3954272808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92.92720334997">
                <text:p>1292.92720334997</text:p>
              </table:table-cell>
              <table:table-cell office:value-type="float" office:value="1034.34176267998">
                <text:p>1034.34176267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14.84602962273">
                <text:p>914.84602962273</text:p>
              </table:table-cell>
              <table:table-cell office:value-type="float" office:value="784.153739676626">
                <text:p>784.1537396766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6.66407266889">
                <text:p>1416.66407266889</text:p>
              </table:table-cell>
              <table:table-cell office:value-type="float" office:value="1159.08878672909">
                <text:p>1159.088786729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90.30385042798">
                <text:p>1290.30385042798</text:p>
              </table:table-cell>
              <table:table-cell office:value-type="float" office:value="1161.27346538518">
                <text:p>1161.27346538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38.21353111068">
                <text:p>1538.21353111068</text:p>
              </table:table-cell>
              <table:table-cell office:value-type="float" office:value="1153.66014833301">
                <text:p>1153.660148333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5.112172335882">
                <text:p>905.112172335882</text:p>
              </table:table-cell>
              <table:table-cell office:value-type="float" office:value="905.112172335882">
                <text:p>905.1121723358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81.91168669867">
                <text:p>1681.91168669867</text:p>
              </table:table-cell>
              <table:table-cell office:value-type="float" office:value="1423.15604259118">
                <text:p>1423.156042591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4.820960547234">
                <text:p>514.820960547234</text:p>
              </table:table-cell>
              <table:table-cell office:value-type="float" office:value="257.410480273617">
                <text:p>257.410480273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52.0308847938">
                <text:p>1552.0308847938</text:p>
              </table:table-cell>
              <table:table-cell office:value-type="float" office:value="1422.69497772765">
                <text:p>1422.69497772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4.45518593113">
                <text:p>1034.45518593113</text:p>
              </table:table-cell>
              <table:table-cell office:value-type="float" office:value="775.841389448345">
                <text:p>775.8413894483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94.01051060037">
                <text:p>1294.01051060037</text:p>
              </table:table-cell>
              <table:table-cell office:value-type="float" office:value="1164.60945954034">
                <text:p>1164.609459540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8.410392172768">
                <text:p>388.410392172768</text:p>
              </table:table-cell>
              <table:table-cell office:value-type="float" office:value="258.940261448512">
                <text:p>258.940261448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2.21965021645">
                <text:p>1572.21965021645</text:p>
              </table:table-cell>
              <table:table-cell office:value-type="float" office:value="1310.18304184704">
                <text:p>1310.183041847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4.532289329852">
                <text:p>624.532289329852</text:p>
              </table:table-cell>
              <table:table-cell office:value-type="float" office:value="624.532289329852">
                <text:p>624.532289329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10.11025948209">
                <text:p>1310.11025948209</text:p>
              </table:table-cell>
              <table:table-cell office:value-type="float" office:value="1048.08820758567">
                <text:p>1048.088207585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.26947973411">
                <text:p>1140.26947973411</text:p>
              </table:table-cell>
              <table:table-cell office:value-type="float" office:value="886.876262015419">
                <text:p>886.8762620154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6.789166016544">
                <text:p>646.789166016544</text:p>
              </table:table-cell>
              <table:table-cell office:value-type="float" office:value="517.431332813236">
                <text:p>517.4313328132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85.292875868054">
                <text:p>785.292875868054</text:p>
              </table:table-cell>
              <table:table-cell office:value-type="float" office:value="654.410729890045">
                <text:p>654.4107298900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47.95469727909">
                <text:p>1147.95469727909</text:p>
              </table:table-cell>
              <table:table-cell office:value-type="float" office:value="1020.40417535919">
                <text:p>1020.404175359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55.24690552997">
                <text:p>1155.24690552997</text:p>
              </table:table-cell>
              <table:table-cell office:value-type="float" office:value="1026.88613824886">
                <text:p>1026.886138248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35.10512717872">
                <text:p>1035.10512717872</text:p>
              </table:table-cell>
              <table:table-cell office:value-type="float" office:value="776.328845384041">
                <text:p>776.3288453840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36.02477790012">
                <text:p>1036.02477790012</text:p>
              </table:table-cell>
              <table:table-cell office:value-type="float" office:value="906.521680662602">
                <text:p>906.521680662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5.49007827418">
                <text:p>1295.49007827418</text:p>
              </table:table-cell>
              <table:table-cell office:value-type="float" office:value="1036.39206261935">
                <text:p>1036.392062619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74.85468767477">
                <text:p>1674.85468767477</text:p>
              </table:table-cell>
              <table:table-cell office:value-type="float" office:value="1417.18473572481">
                <text:p>1417.184735724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2.208420741321">
                <text:p>772.208420741321</text:p>
              </table:table-cell>
              <table:table-cell office:value-type="float" office:value="643.507017284434">
                <text:p>643.5070172844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4.663612555547">
                <text:p>384.663612555547</text:p>
              </table:table-cell>
              <table:table-cell office:value-type="float" office:value="384.663612555547">
                <text:p>384.6636125555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11.46120301675">
                <text:p>1811.46120301675</text:p>
              </table:table-cell>
              <table:table-cell office:value-type="float" office:value="1423.29094522744">
                <text:p>1423.290945227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13.851658470784">
                <text:p>913.851658470784</text:p>
              </table:table-cell>
              <table:table-cell office:value-type="float" office:value="783.301421546386">
                <text:p>783.3014215463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2.44192788509">
                <text:p>1572.44192788509</text:p>
              </table:table-cell>
              <table:table-cell office:value-type="float" office:value="1310.36827323757">
                <text:p>1310.368273237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7.989107750942">
                <text:p>517.989107750942</text:p>
              </table:table-cell>
              <table:table-cell office:value-type="float" office:value="388.491830813206">
                <text:p>388.4918308132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46.48704489197">
                <text:p>1046.48704489197</text:p>
              </table:table-cell>
              <table:table-cell office:value-type="float" office:value="915.676164280477">
                <text:p>915.6761642804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1.206358137086">
                <text:p>891.206358137086</text:p>
              </table:table-cell>
              <table:table-cell office:value-type="float" office:value="763.891164117502">
                <text:p>763.8911641175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39.46408888066">
                <text:p>1439.46408888066</text:p>
              </table:table-cell>
              <table:table-cell office:value-type="float" office:value="1177.74334544781">
                <text:p>1177.743345447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2.340856144612">
                <text:p>652.340856144612</text:p>
              </table:table-cell>
              <table:table-cell office:value-type="float" office:value="652.340856144612">
                <text:p>652.3408561446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94.19230800501">
                <text:p>2594.19230800501</text:p>
              </table:table-cell>
              <table:table-cell office:value-type="float" office:value="2075.35384640401">
                <text:p>2075.353846404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5.089655828073">
                <text:p>905.089655828073</text:p>
              </table:table-cell>
              <table:table-cell office:value-type="float" office:value="775.79113356692">
                <text:p>775.791133566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58.68054341623">
                <text:p>1158.68054341623</text:p>
              </table:table-cell>
              <table:table-cell office:value-type="float" office:value="901.195978212624">
                <text:p>901.1959782126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0.273846250924">
                <text:p>640.273846250924</text:p>
              </table:table-cell>
              <table:table-cell office:value-type="float" office:value="640.273846250924">
                <text:p>640.2738462509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76.34608569059">
                <text:p>1776.34608569059</text:p>
              </table:table-cell>
              <table:table-cell office:value-type="float" office:value="1395.70049589975">
                <text:p>1395.700495899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99.909971463752">
                <text:p>899.909971463752</text:p>
              </table:table-cell>
              <table:table-cell office:value-type="float" office:value="771.351404111787">
                <text:p>771.3514041117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7.86237591925">
                <text:p>1027.86237591925</text:p>
              </table:table-cell>
              <table:table-cell office:value-type="float" office:value="899.379578929342">
                <text:p>899.3795789293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25.67981662751">
                <text:p>1425.67981662751</text:p>
              </table:table-cell>
              <table:table-cell office:value-type="float" office:value="1166.46530451341">
                <text:p>1166.465304513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4.06345658625">
                <text:p>1034.06345658625</text:p>
              </table:table-cell>
              <table:table-cell office:value-type="float" office:value="775.547592439689">
                <text:p>775.5475924396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34.63051634534">
                <text:p>1034.63051634534</text:p>
              </table:table-cell>
              <table:table-cell office:value-type="float" office:value="1034.63051634534">
                <text:p>1034.630516345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.65855241131">
                <text:p>1155.65855241131</text:p>
              </table:table-cell>
              <table:table-cell office:value-type="float" office:value="898.845540764353">
                <text:p>898.8455407643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9.78491976527">
                <text:p>1029.78491976527</text:p>
              </table:table-cell>
              <table:table-cell office:value-type="float" office:value="901.061804794614">
                <text:p>901.0618047946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3.859966266655">
                <text:p>903.859966266655</text:p>
              </table:table-cell>
              <table:table-cell office:value-type="float" office:value="645.614261619039">
                <text:p>645.614261619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3.994887976062">
                <text:p>903.994887976062</text:p>
              </table:table-cell>
              <table:table-cell office:value-type="float" office:value="774.852761122339">
                <text:p>774.852761122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83.38910440284">
                <text:p>1683.38910440284</text:p>
              </table:table-cell>
              <table:table-cell office:value-type="float" office:value="1553.89763483339">
                <text:p>1553.89763483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4.521658025517">
                <text:p>904.521658025517</text:p>
              </table:table-cell>
              <table:table-cell office:value-type="float" office:value="646.086898589655">
                <text:p>646.0868985896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5.065326242937">
                <text:p>645.065326242937</text:p>
              </table:table-cell>
              <table:table-cell office:value-type="float" office:value="645.065326242937">
                <text:p>645.0653262429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9.384239686005">
                <text:p>769.384239686005</text:p>
              </table:table-cell>
              <table:table-cell office:value-type="float" office:value="512.922826457337">
                <text:p>512.9228264573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90.6376894207">
                <text:p>1290.6376894207</text:p>
              </table:table-cell>
              <table:table-cell office:value-type="float" office:value="1161.57392047863">
                <text:p>1161.573920478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1.30444989384">
                <text:p>1031.30444989384</text:p>
              </table:table-cell>
              <table:table-cell office:value-type="float" office:value="773.47833742038">
                <text:p>773.478337420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11.57863288654">
                <text:p>1811.57863288654</text:p>
              </table:table-cell>
              <table:table-cell office:value-type="float" office:value="1552.78168533132">
                <text:p>1552.781685331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61.3979127018">
                <text:p>1261.3979127018</text:p>
              </table:table-cell>
              <table:table-cell office:value-type="float" office:value="1135.25812143162">
                <text:p>1135.258121431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5.43272502341">
                <text:p>1005.43272502341</text:p>
              </table:table-cell>
              <table:table-cell office:value-type="float" office:value="754.074543767557">
                <text:p>754.0745437675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7.748020848959">
                <text:p>257.748020848959</text:p>
              </table:table-cell>
              <table:table-cell office:value-type="float" office:value="257.748020848959">
                <text:p>257.7480208489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48.88076004715">
                <text:p>1548.88076004715</text:p>
              </table:table-cell>
              <table:table-cell office:value-type="float" office:value="1290.73396670596">
                <text:p>1290.733966705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7.663338549605">
                <text:p>907.663338549605</text:p>
              </table:table-cell>
              <table:table-cell office:value-type="float" office:value="648.330956106861">
                <text:p>648.3309561068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16.29153717524">
                <text:p>1416.29153717524</text:p>
              </table:table-cell>
              <table:table-cell office:value-type="float" office:value="1287.5377610684">
                <text:p>1287.53776106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7.90482402139">
                <text:p>1157.90482402139</text:p>
              </table:table-cell>
              <table:table-cell office:value-type="float" office:value="1029.24873246346">
                <text:p>1029.248732463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52.935183800745">
                <text:p>652.935183800745</text:p>
              </table:table-cell>
              <table:table-cell office:value-type="float" office:value="522.348147040596">
                <text:p>522.3481470405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3.62847300782">
                <text:p>1403.62847300782</text:p>
              </table:table-cell>
              <table:table-cell office:value-type="float" office:value="1148.42329609731">
                <text:p>1148.423296097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15.722346747089">
                <text:p>915.722346747089</text:p>
              </table:table-cell>
              <table:table-cell office:value-type="float" office:value="654.087390533635">
                <text:p>654.0873905336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43.27834114836">
                <text:p>1443.27834114836</text:p>
              </table:table-cell>
              <table:table-cell office:value-type="float" office:value="1312.07121922578">
                <text:p>1312.071219225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2.57593294172">
                <text:p>1022.57593294172</text:p>
              </table:table-cell>
              <table:table-cell office:value-type="float" office:value="894.753941324005">
                <text:p>894.7539413240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75.234745667794">
                <text:p>775.234745667794</text:p>
              </table:table-cell>
              <table:table-cell office:value-type="float" office:value="646.028954723162">
                <text:p>646.0289547231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77.52762878342">
                <text:p>1277.52762878342</text:p>
              </table:table-cell>
              <table:table-cell office:value-type="float" office:value="1022.02210302674">
                <text:p>1022.022103026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9.604717403561">
                <text:p>759.604717403561</text:p>
              </table:table-cell>
              <table:table-cell office:value-type="float" office:value="633.003931169634">
                <text:p>633.0039311696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53.1307152629">
                <text:p>1253.1307152629</text:p>
              </table:table-cell>
              <table:table-cell office:value-type="float" office:value="1002.50457221032">
                <text:p>1002.504572210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6.06442213357">
                <text:p>1426.06442213357</text:p>
              </table:table-cell>
              <table:table-cell office:value-type="float" office:value="1166.77998174565">
                <text:p>1166.779981745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05.15193642123">
                <text:p>2205.15193642123</text:p>
              </table:table-cell>
              <table:table-cell office:value-type="float" office:value="1945.72229684226">
                <text:p>1945.722296842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1.324820453516">
                <text:p>521.324820453516</text:p>
              </table:table-cell>
              <table:table-cell office:value-type="float" office:value="390.993615340137">
                <text:p>390.993615340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78.86699831549">
                <text:p>1178.86699831549</text:p>
              </table:table-cell>
              <table:table-cell office:value-type="float" office:value="916.896554245378">
                <text:p>916.8965542453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15.685382673281">
                <text:p>915.685382673281</text:p>
              </table:table-cell>
              <table:table-cell office:value-type="float" office:value="915.685382673281">
                <text:p>915.6853826732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92.41845378505">
                <text:p>1692.41845378505</text:p>
              </table:table-cell>
              <table:table-cell office:value-type="float" office:value="1301.86034906542">
                <text:p>1301.86034906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5.47549243962">
                <text:p>1165.47549243962</text:p>
              </table:table-cell>
              <table:table-cell office:value-type="float" office:value="906.480938564148">
                <text:p>906.4809385641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17.730505112367">
                <text:p>917.730505112367</text:p>
              </table:table-cell>
              <table:table-cell office:value-type="float" office:value="917.730505112367">
                <text:p>917.730505112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18.449853458046">
                <text:p>918.449853458046</text:p>
              </table:table-cell>
              <table:table-cell office:value-type="float" office:value="656.03560961289">
                <text:p>656.035609612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8.121610696794">
                <text:p>778.121610696794</text:p>
              </table:table-cell>
              <table:table-cell office:value-type="float" office:value="648.434675580662">
                <text:p>648.4346755806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0.39470283529">
                <text:p>1310.39470283529</text:p>
              </table:table-cell>
              <table:table-cell office:value-type="float" office:value="1179.35523255176">
                <text:p>1179.355232551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49.13176648319">
                <text:p>1049.13176648319</text:p>
              </table:table-cell>
              <table:table-cell office:value-type="float" office:value="917.990295672793">
                <text:p>917.9902956727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6.04102767734">
                <text:p>1556.04102767734</text:p>
              </table:table-cell>
              <table:table-cell office:value-type="float" office:value="1167.030770758">
                <text:p>1167.0307707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3.011445825681">
                <text:p>523.011445825681</text:p>
              </table:table-cell>
              <table:table-cell office:value-type="float" office:value="523.011445825681">
                <text:p>523.0114458256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46.14267662128">
                <text:p>1346.14267662128</text:p>
              </table:table-cell>
              <table:table-cell office:value-type="float" office:value="1121.78556385107">
                <text:p>1121.785563851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87.242731535468">
                <text:p>787.242731535468</text:p>
              </table:table-cell>
              <table:table-cell office:value-type="float" office:value="656.03560961289">
                <text:p>656.035609612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1.385061919638">
                <text:p>521.385061919638</text:p>
              </table:table-cell>
              <table:table-cell office:value-type="float" office:value="391.038796439728">
                <text:p>391.0387964397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34.72871703811">
                <text:p>1834.72871703811</text:p>
              </table:table-cell>
              <table:table-cell office:value-type="float" office:value="1572.62461460409">
                <text:p>1572.624614604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3.559653397785">
                <text:p>393.559653397785</text:p>
              </table:table-cell>
              <table:table-cell office:value-type="float" office:value="393.559653397785">
                <text:p>393.5596533977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84.55762757353">
                <text:p>1684.55762757353</text:p>
              </table:table-cell>
              <table:table-cell office:value-type="float" office:value="1425.39491563914">
                <text:p>1425.394915639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74.69214118662">
                <text:p>1174.69214118662</text:p>
              </table:table-cell>
              <table:table-cell office:value-type="float" office:value="913.649443145152">
                <text:p>913.6494431451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64.60997961415">
                <text:p>2364.60997961415</text:p>
              </table:table-cell>
              <table:table-cell office:value-type="float" office:value="1970.50831634512">
                <text:p>1970.50831634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7.294482089688">
                <text:p>787.294482089688</text:p>
              </table:table-cell>
              <table:table-cell office:value-type="float" office:value="656.07873507474">
                <text:p>656.078735074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7.920694724172">
                <text:p>387.920694724172</text:p>
              </table:table-cell>
              <table:table-cell office:value-type="float" office:value="258.613796482782">
                <text:p>258.6137964827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67.18824072684">
                <text:p>1167.18824072684</text:p>
              </table:table-cell>
              <table:table-cell office:value-type="float" office:value="1037.50065842386">
                <text:p>1037.500658423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61.71838057759">
                <text:p>1161.71838057759</text:p>
              </table:table-cell>
              <table:table-cell office:value-type="float" office:value="903.558740449236">
                <text:p>903.5587404492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5.14917261789">
                <text:p>1015.14917261789</text:p>
              </table:table-cell>
              <table:table-cell office:value-type="float" office:value="888.255526040657">
                <text:p>888.2555260406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31.11232966696">
                <text:p>1831.11232966696</text:p>
              </table:table-cell>
              <table:table-cell office:value-type="float" office:value="1569.52485400025">
                <text:p>1569.52485400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6.848824862394">
                <text:p>786.848824862394</text:p>
              </table:table-cell>
              <table:table-cell office:value-type="float" office:value="655.707354051995">
                <text:p>655.707354051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79.1467890359">
                <text:p>1179.1467890359</text:p>
              </table:table-cell>
              <table:table-cell office:value-type="float" office:value="917.114169250145">
                <text:p>917.1141692501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69.61980360425">
                <text:p>1569.61980360425</text:p>
              </table:table-cell>
              <table:table-cell office:value-type="float" office:value="1438.8181533039">
                <text:p>1438.81815330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85.475152666522">
                <text:p>785.475152666522</text:p>
              </table:table-cell>
              <table:table-cell office:value-type="float" office:value="523.650101777681">
                <text:p>523.6501017776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7.944044290272">
                <text:p>787.944044290272</text:p>
              </table:table-cell>
              <table:table-cell office:value-type="float" office:value="787.944044290272">
                <text:p>787.9440442902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97.92025748744">
                <text:p>1297.92025748744</text:p>
              </table:table-cell>
              <table:table-cell office:value-type="float" office:value="1038.33620598995">
                <text:p>1038.336205989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6.341428512562">
                <text:p>916.341428512562</text:p>
              </table:table-cell>
              <table:table-cell office:value-type="float" office:value="785.435510153625">
                <text:p>785.4355101536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36.3575528333">
                <text:p>1136.3575528333</text:p>
              </table:table-cell>
              <table:table-cell office:value-type="float" office:value="1010.09560251849">
                <text:p>1010.095602518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27.77589537768">
                <text:p>1027.77589537768</text:p>
              </table:table-cell>
              <table:table-cell office:value-type="float" office:value="899.303908455467">
                <text:p>899.3039084554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3.84204659847">
                <text:p>1033.84204659847</text:p>
              </table:table-cell>
              <table:table-cell office:value-type="float" office:value="775.381534948853">
                <text:p>775.3815349488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34.3829326423">
                <text:p>1034.3829326423</text:p>
              </table:table-cell>
              <table:table-cell office:value-type="float" office:value="905.085066062017">
                <text:p>905.0850660620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7.647414693284">
                <text:p>777.647414693284</text:p>
              </table:table-cell>
              <table:table-cell office:value-type="float" office:value="648.039512244403">
                <text:p>648.0395122444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63.76770300903">
                <text:p>2063.76770300903</text:p>
              </table:table-cell>
              <table:table-cell office:value-type="float" office:value="1676.81125869484">
                <text:p>1676.811258694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68.91760193842">
                <text:p>1168.91760193842</text:p>
              </table:table-cell>
              <table:table-cell office:value-type="float" office:value="1039.03786838971">
                <text:p>1039.037868389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19.72966199572">
                <text:p>1419.72966199572</text:p>
              </table:table-cell>
              <table:table-cell office:value-type="float" office:value="1161.59699617831">
                <text:p>1161.596996178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23.70262445083">
                <text:p>1423.70262445083</text:p>
              </table:table-cell>
              <table:table-cell office:value-type="float" office:value="1294.27511313712">
                <text:p>1294.275113137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88.194808914479">
                <text:p>888.194808914479</text:p>
              </table:table-cell>
              <table:table-cell office:value-type="float" office:value="634.424863510342">
                <text:p>634.4248635103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9.27404476679">
                <text:p>1679.27404476679</text:p>
              </table:table-cell>
              <table:table-cell office:value-type="float" office:value="1420.92419172575">
                <text:p>1420.924191725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12.23048016154">
                <text:p>1312.23048016154</text:p>
              </table:table-cell>
              <table:table-cell office:value-type="float" office:value="1049.78438412923">
                <text:p>1049.784384129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79.05739700929">
                <text:p>1179.05739700929</text:p>
              </table:table-cell>
              <table:table-cell office:value-type="float" office:value="1048.05101956381">
                <text:p>1048.051019563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73.37579653443">
                <text:p>1173.37579653443</text:p>
              </table:table-cell>
              <table:table-cell office:value-type="float" office:value="912.625619526776">
                <text:p>912.6256195267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30.73611547753">
                <text:p>1030.73611547753</text:p>
              </table:table-cell>
              <table:table-cell office:value-type="float" office:value="1030.73611547753">
                <text:p>1030.736115477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7.822204389352">
                <text:p>777.822204389352</text:p>
              </table:table-cell>
              <table:table-cell office:value-type="float" office:value="648.18517032446">
                <text:p>648.185170324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3.145831880188">
                <text:p>833.145831880188</text:p>
              </table:table-cell>
              <table:table-cell office:value-type="float" office:value="595.104165628706">
                <text:p>595.104165628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78.68854110039">
                <text:p>1178.68854110039</text:p>
              </table:table-cell>
              <table:table-cell office:value-type="float" office:value="1047.72314764479">
                <text:p>1047.723147644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62.91004770355">
                <text:p>1162.91004770355</text:p>
              </table:table-cell>
              <table:table-cell office:value-type="float" office:value="904.485592658318">
                <text:p>904.4855926583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82.72553521723">
                <text:p>1282.72553521723</text:p>
              </table:table-cell>
              <table:table-cell office:value-type="float" office:value="1154.45298169551">
                <text:p>1154.452981695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47.19977027369">
                <text:p>1047.19977027369</text:p>
              </table:table-cell>
              <table:table-cell office:value-type="float" office:value="785.399827705269">
                <text:p>785.3998277052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37.14820895355">
                <text:p>1037.14820895355</text:p>
              </table:table-cell>
              <table:table-cell office:value-type="float" office:value="907.50468283436">
                <text:p>907.504682834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1.77382417984">
                <text:p>1051.77382417984</text:p>
              </table:table-cell>
              <table:table-cell office:value-type="float" office:value="920.30209615736">
                <text:p>920.302096157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1.542929945771">
                <text:p>731.542929945771</text:p>
              </table:table-cell>
              <table:table-cell office:value-type="float" office:value="627.036797096375">
                <text:p>627.036797096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09.444919384009">
                <text:p>909.444919384009</text:p>
              </table:table-cell>
              <table:table-cell office:value-type="float" office:value="779.524216614865">
                <text:p>779.5242166148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94.81186586281">
                <text:p>2094.81186586281</text:p>
              </table:table-cell>
              <table:table-cell office:value-type="float" office:value="1832.96038262996">
                <text:p>1832.960382629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5.306644078647">
                <text:p>515.306644078647</text:p>
              </table:table-cell>
              <table:table-cell office:value-type="float" office:value="386.479983058985">
                <text:p>386.4799830589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36.53594373718">
                <text:p>1536.53594373718</text:p>
              </table:table-cell>
              <table:table-cell office:value-type="float" office:value="1280.44661978098">
                <text:p>1280.446619780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1.032449388048">
                <text:p>911.032449388048</text:p>
              </table:table-cell>
              <table:table-cell office:value-type="float" office:value="780.884956618327">
                <text:p>780.8849566183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2.891793409324">
                <text:p>782.891793409324</text:p>
              </table:table-cell>
              <table:table-cell office:value-type="float" office:value="652.409827841103">
                <text:p>652.4098278411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08.4320329629">
                <text:p>1308.4320329629</text:p>
              </table:table-cell>
              <table:table-cell office:value-type="float" office:value="1177.58882966661">
                <text:p>1177.588829666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7.56822179371">
                <text:p>917.56822179371</text:p>
              </table:table-cell>
              <table:table-cell office:value-type="float" office:value="786.487047251751">
                <text:p>786.4870472517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7.88727972757">
                <text:p>1017.88727972757</text:p>
              </table:table-cell>
              <table:table-cell office:value-type="float" office:value="763.415459795678">
                <text:p>763.4154597956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30.56721089856">
                <text:p>1030.56721089856</text:p>
              </table:table-cell>
              <table:table-cell office:value-type="float" office:value="901.746309536241">
                <text:p>901.7463095362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02.58579562755">
                <text:p>1302.58579562755</text:p>
              </table:table-cell>
              <table:table-cell office:value-type="float" office:value="1172.32721606479">
                <text:p>1172.327216064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37.40184880059">
                <text:p>1937.40184880059</text:p>
              </table:table-cell>
              <table:table-cell office:value-type="float" office:value="1549.92147904047">
                <text:p>1549.921479040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6.090613849115">
                <text:p>626.090613849115</text:p>
              </table:table-cell>
              <table:table-cell office:value-type="float" office:value="626.090613849115">
                <text:p>626.0906138491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80.88806046647">
                <text:p>1180.88806046647</text:p>
              </table:table-cell>
              <table:table-cell office:value-type="float" office:value="918.468491473917">
                <text:p>918.4684914739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7.358166776134">
                <text:p>787.358166776134</text:p>
              </table:table-cell>
              <table:table-cell office:value-type="float" office:value="656.131805646778">
                <text:p>656.1318056467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98.34898074528">
                <text:p>1298.34898074528</text:p>
              </table:table-cell>
              <table:table-cell office:value-type="float" office:value="1168.51408267076">
                <text:p>1168.514082670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55.79572340018">
                <text:p>1155.79572340018</text:p>
              </table:table-cell>
              <table:table-cell office:value-type="float" office:value="898.952229311248">
                <text:p>898.952229311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96.65544248003">
                <text:p>1296.65544248003</text:p>
              </table:table-cell>
              <table:table-cell office:value-type="float" office:value="1166.98989823202">
                <text:p>1166.989898232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76.871373563453">
                <text:p>976.871373563453</text:p>
              </table:table-cell>
              <table:table-cell office:value-type="float" office:value="854.762451868021">
                <text:p>854.7624518680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7.4594278274">
                <text:p>1297.4594278274</text:p>
              </table:table-cell>
              <table:table-cell office:value-type="float" office:value="1037.96754226192">
                <text:p>1037.967542261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55.568154788809">
                <text:p>655.568154788809</text:p>
              </table:table-cell>
              <table:table-cell office:value-type="float" office:value="524.454523831047">
                <text:p>524.4545238310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6.006202710019">
                <text:p>906.006202710019</text:p>
              </table:table-cell>
              <table:table-cell office:value-type="float" office:value="906.006202710019">
                <text:p>906.0062027100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68.69449677813">
                <text:p>1568.69449677813</text:p>
              </table:table-cell>
              <table:table-cell office:value-type="float" office:value="1176.5208725836">
                <text:p>1176.52087258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19.97689852493">
                <text:p>1419.97689852493</text:p>
              </table:table-cell>
              <table:table-cell office:value-type="float" office:value="1290.88808956812">
                <text:p>1290.888089568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7.77390775243">
                <text:p>857.77390775243</text:p>
              </table:table-cell>
              <table:table-cell office:value-type="float" office:value="735.234778073512">
                <text:p>735.2347780735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1.638906213108">
                <text:p>391.638906213108</text:p>
              </table:table-cell>
              <table:table-cell office:value-type="float" office:value="261.092604142072">
                <text:p>261.0926041420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97.33052949954">
                <text:p>2097.33052949954</text:p>
              </table:table-cell>
              <table:table-cell office:value-type="float" office:value="1835.1642133121">
                <text:p>1835.16421331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8.761551482558">
                <text:p>388.761551482558</text:p>
              </table:table-cell>
              <table:table-cell office:value-type="float" office:value="388.761551482558">
                <text:p>388.7615514825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47.798785370944">
                <text:p>747.798785370944</text:p>
              </table:table-cell>
              <table:table-cell office:value-type="float" office:value="640.970387460809">
                <text:p>640.9703874608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65.6738780548">
                <text:p>1665.6738780548</text:p>
              </table:table-cell>
              <table:table-cell office:value-type="float" office:value="1281.28759850369">
                <text:p>1281.287598503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36.03082541994">
                <text:p>1436.03082541994</text:p>
              </table:table-cell>
              <table:table-cell office:value-type="float" office:value="1305.48256856359">
                <text:p>1305.482568563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07.29814905433">
                <text:p>1307.29814905433</text:p>
              </table:table-cell>
              <table:table-cell office:value-type="float" office:value="1045.83851924347">
                <text:p>1045.838519243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0.524809029658">
                <text:p>390.524809029658</text:p>
              </table:table-cell>
              <table:table-cell office:value-type="float" office:value="390.524809029658">
                <text:p>390.5248090296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33.05273223973">
                <text:p>1833.05273223973</text:p>
              </table:table-cell>
              <table:table-cell office:value-type="float" office:value="1440.25571818836">
                <text:p>1440.255718188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5.39946381735">
                <text:p>1035.39946381735</text:p>
              </table:table-cell>
              <table:table-cell office:value-type="float" office:value="905.974530840183">
                <text:p>905.9745308401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01.3547717387">
                <text:p>2201.3547717387</text:p>
              </table:table-cell>
              <table:table-cell office:value-type="float" office:value="1812.8804002554">
                <text:p>1812.88040025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76.69878781538">
                <text:p>1176.69878781538</text:p>
              </table:table-cell>
              <table:table-cell office:value-type="float" office:value="1045.95447805811">
                <text:p>1045.954478058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24.81747443536">
                <text:p>1024.81747443536</text:p>
              </table:table-cell>
              <table:table-cell office:value-type="float" office:value="896.715290130938">
                <text:p>896.7152901309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08.71841234493">
                <text:p>2208.71841234493</text:p>
              </table:table-cell>
              <table:table-cell office:value-type="float" office:value="1948.86918736318">
                <text:p>1948.869187363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08.071814293835">
                <text:p>908.071814293835</text:p>
              </table:table-cell>
              <table:table-cell office:value-type="float" office:value="648.622724495596">
                <text:p>648.6227244955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38.98594223968">
                <text:p>1038.98594223968</text:p>
              </table:table-cell>
              <table:table-cell office:value-type="float" office:value="909.112699459716">
                <text:p>909.1126994597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81.23443103489">
                <text:p>1181.23443103489</text:p>
              </table:table-cell>
              <table:table-cell office:value-type="float" office:value="1049.9861609199">
                <text:p>1049.98616091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47.44814947047">
                <text:p>1047.44814947047</text:p>
              </table:table-cell>
              <table:table-cell office:value-type="float" office:value="785.586112102855">
                <text:p>785.5861121028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30.09456843556">
                <text:p>1430.09456843556</text:p>
              </table:table-cell>
              <table:table-cell office:value-type="float" office:value="1300.08597130506">
                <text:p>1300.085971305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17.452352983628">
                <text:p>917.452352983628</text:p>
              </table:table-cell>
              <table:table-cell office:value-type="float" office:value="786.387731128824">
                <text:p>786.3877311288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73.57428483531">
                <text:p>1373.57428483531</text:p>
              </table:table-cell>
              <table:table-cell office:value-type="float" office:value="1123.83350577435">
                <text:p>1123.833505774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81.13220146633">
                <text:p>1681.13220146633</text:p>
              </table:table-cell>
              <table:table-cell office:value-type="float" office:value="1422.49647816382">
                <text:p>1422.496478163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24.37243756116">
                <text:p>1024.37243756116</text:p>
              </table:table-cell>
              <table:table-cell office:value-type="float" office:value="896.325882866013">
                <text:p>896.3258828660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02.54136988249">
                <text:p>1702.54136988249</text:p>
              </table:table-cell>
              <table:table-cell office:value-type="float" office:value="1440.61192836211">
                <text:p>1440.611928362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6.603446680633">
                <text:p>656.603446680633</text:p>
              </table:table-cell>
              <table:table-cell office:value-type="float" office:value="525.282757344506">
                <text:p>525.2827573445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51.28962553747">
                <text:p>1251.28962553747</text:p>
              </table:table-cell>
              <table:table-cell office:value-type="float" office:value="1061.70028833482">
                <text:p>1061.700288334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3.04726776096">
                <text:p>1313.04726776096</text:p>
              </table:table-cell>
              <table:table-cell office:value-type="float" office:value="1050.43781420876">
                <text:p>1050.437814208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98.53767926236">
                <text:p>1698.53767926236</text:p>
              </table:table-cell>
              <table:table-cell office:value-type="float" office:value="1437.22419014507">
                <text:p>1437.224190145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6.131805646778">
                <text:p>656.131805646778</text:p>
              </table:table-cell>
              <table:table-cell office:value-type="float" office:value="524.905444517422">
                <text:p>524.9054445174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1.9576628101">
                <text:p>1571.9576628101</text:p>
              </table:table-cell>
              <table:table-cell office:value-type="float" office:value="1440.96119090926">
                <text:p>1440.961190909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52.151740412">
                <text:p>1152.151740412</text:p>
              </table:table-cell>
              <table:table-cell office:value-type="float" office:value="896.118020320444">
                <text:p>896.1180203204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22.658561835192">
                <text:p>522.658561835192</text:p>
              </table:table-cell>
              <table:table-cell office:value-type="float" office:value="522.658561835192">
                <text:p>522.6585618351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42.28835910136">
                <text:p>1042.28835910136</text:p>
              </table:table-cell>
              <table:table-cell office:value-type="float" office:value="912.002314213689">
                <text:p>912.0023142136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4.32633946204">
                <text:p>1574.32633946204</text:p>
              </table:table-cell>
              <table:table-cell office:value-type="float" office:value="1180.74475459653">
                <text:p>1180.744754596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18.055244021523">
                <text:p>918.055244021523</text:p>
              </table:table-cell>
              <table:table-cell office:value-type="float" office:value="786.904494875591">
                <text:p>786.9044948755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16.674423260078">
                <text:p>916.674423260078</text:p>
              </table:table-cell>
              <table:table-cell office:value-type="float" office:value="916.674423260078">
                <text:p>916.6744232600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11.293026202276">
                <text:p>911.293026202276</text:p>
              </table:table-cell>
              <table:table-cell office:value-type="float" office:value="650.923590144483">
                <text:p>650.92359014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28.18868821897">
                <text:p>2228.18868821897</text:p>
              </table:table-cell>
              <table:table-cell office:value-type="float" office:value="1966.04884254615">
                <text:p>1966.048842546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63.3446451193">
                <text:p>1163.3446451193</text:p>
              </table:table-cell>
              <table:table-cell office:value-type="float" office:value="904.823612870566">
                <text:p>904.8236128705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4.86411956707">
                <text:p>904.86411956707</text:p>
              </table:table-cell>
              <table:table-cell office:value-type="float" office:value="775.597816771774">
                <text:p>775.5978167717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32.596546701505">
                <text:p>632.596546701505</text:p>
              </table:table-cell>
              <table:table-cell office:value-type="float" office:value="632.596546701505">
                <text:p>632.5965467015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0.02415047862">
                <text:p>1310.02415047862</text:p>
              </table:table-cell>
              <table:table-cell office:value-type="float" office:value="1048.01932038289">
                <text:p>1048.019320382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68.43808198116">
                <text:p>1168.43808198116</text:p>
              </table:table-cell>
              <table:table-cell office:value-type="float" office:value="908.785174874234">
                <text:p>908.7851748742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4.981419024931">
                <text:p>904.981419024931</text:p>
              </table:table-cell>
              <table:table-cell office:value-type="float" office:value="904.981419024931">
                <text:p>904.9814190249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40.3037220692">
                <text:p>1640.3037220692</text:p>
              </table:table-cell>
              <table:table-cell office:value-type="float" office:value="1387.94930328932">
                <text:p>1387.949303289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55.35044122391">
                <text:p>2055.35044122391</text:p>
              </table:table-cell>
              <table:table-cell office:value-type="float" office:value="1712.79203435326">
                <text:p>1712.792034353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62.36125409412">
                <text:p>2362.36125409412</text:p>
              </table:table-cell>
              <table:table-cell office:value-type="float" office:value="1968.63437841177">
                <text:p>1968.634378411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43.51979477221">
                <text:p>1043.51979477221</text:p>
              </table:table-cell>
              <table:table-cell office:value-type="float" office:value="913.079820425688">
                <text:p>913.0798204256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09.46877816307">
                <text:p>1309.46877816307</text:p>
              </table:table-cell>
              <table:table-cell office:value-type="float" office:value="1047.57502253046">
                <text:p>1047.575022530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47.29492779252">
                <text:p>1047.29492779252</text:p>
              </table:table-cell>
              <table:table-cell office:value-type="float" office:value="916.383061818458">
                <text:p>916.3830618184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47.16018023411">
                <text:p>647.16018023411</text:p>
              </table:table-cell>
              <table:table-cell office:value-type="float" office:value="517.728144187288">
                <text:p>517.728144187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68.30204755382">
                <text:p>1668.30204755382</text:p>
              </table:table-cell>
              <table:table-cell office:value-type="float" office:value="1539.97112081891">
                <text:p>1539.971120818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7.704187006524">
                <text:p>907.704187006524</text:p>
              </table:table-cell>
              <table:table-cell office:value-type="float" office:value="648.360133576088">
                <text:p>648.360133576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87.278581638488">
                <text:p>787.278581638488</text:p>
              </table:table-cell>
              <table:table-cell office:value-type="float" office:value="656.06548469874">
                <text:p>656.065484698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97.23237341147">
                <text:p>1297.23237341147</text:p>
              </table:table-cell>
              <table:table-cell office:value-type="float" office:value="1167.50913607033">
                <text:p>1167.50913607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36.44382917914">
                <text:p>1036.44382917914</text:p>
              </table:table-cell>
              <table:table-cell office:value-type="float" office:value="906.88835053175">
                <text:p>906.888350531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3.61014660466">
                <text:p>1573.61014660466</text:p>
              </table:table-cell>
              <table:table-cell office:value-type="float" office:value="1311.34178883721">
                <text:p>1311.341788837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96.48053530374">
                <text:p>1296.48053530374</text:p>
              </table:table-cell>
              <table:table-cell office:value-type="float" office:value="1037.184428243">
                <text:p>1037.1844282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21.34156978204">
                <text:p>1421.34156978204</text:p>
              </table:table-cell>
              <table:table-cell office:value-type="float" office:value="1292.12869980185">
                <text:p>1292.12869980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5.50107629799">
                <text:p>1025.50107629799</text:p>
              </table:table-cell>
              <table:table-cell office:value-type="float" office:value="769.125807223493">
                <text:p>769.1258072234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12.12481500952">
                <text:p>1012.12481500952</text:p>
              </table:table-cell>
              <table:table-cell office:value-type="float" office:value="885.60921313333">
                <text:p>885.6092131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64.92313613224">
                <text:p>1164.92313613224</text:p>
              </table:table-cell>
              <table:table-cell office:value-type="float" office:value="906.051328102851">
                <text:p>906.0513281028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63.92457675629">
                <text:p>1163.92457675629</text:p>
              </table:table-cell>
              <table:table-cell office:value-type="float" office:value="1034.59962378337">
                <text:p>1034.599623783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68.98197965181">
                <text:p>1168.98197965181</text:p>
              </table:table-cell>
              <table:table-cell office:value-type="float" office:value="1039.09509302383">
                <text:p>1039.095093023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37.63352910821">
                <text:p>1937.63352910821</text:p>
              </table:table-cell>
              <table:table-cell office:value-type="float" office:value="1550.10682328657">
                <text:p>1550.106823286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2.003918365627">
                <text:p>642.003918365627</text:p>
              </table:table-cell>
              <table:table-cell office:value-type="float" office:value="642.003918365627">
                <text:p>642.0039183656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80.84846446812">
                <text:p>1480.84846446812</text:p>
              </table:table-cell>
              <table:table-cell office:value-type="float" office:value="1110.63634835109">
                <text:p>1110.636348351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44.08944939079">
                <text:p>1944.08944939079</text:p>
              </table:table-cell>
              <table:table-cell office:value-type="float" office:value="1684.87752280535">
                <text:p>1684.877522805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1.668135711336">
                <text:p>911.668135711336</text:p>
              </table:table-cell>
              <table:table-cell office:value-type="float" office:value="781.429830609716">
                <text:p>781.4298306097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21.32757168828">
                <text:p>1421.32757168828</text:p>
              </table:table-cell>
              <table:table-cell office:value-type="float" office:value="1292.11597426207">
                <text:p>1292.115974262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57.91055647344">
                <text:p>1157.91055647344</text:p>
              </table:table-cell>
              <table:table-cell office:value-type="float" office:value="900.597099479343">
                <text:p>900.5970994793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0.19625277688">
                <text:p>1310.19625277688</text:p>
              </table:table-cell>
              <table:table-cell office:value-type="float" office:value="1179.17662749919">
                <text:p>1179.176627499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2.014456292502">
                <text:p>522.014456292502</text:p>
              </table:table-cell>
              <table:table-cell office:value-type="float" office:value="391.510842219377">
                <text:p>391.5108422193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29.30478954434">
                <text:p>1829.30478954434</text:p>
              </table:table-cell>
              <table:table-cell office:value-type="float" office:value="1567.97553389515">
                <text:p>1567.975533895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4.44018559574">
                <text:p>1004.44018559574</text:p>
              </table:table-cell>
              <table:table-cell office:value-type="float" office:value="753.330139196803">
                <text:p>753.3301391968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3.601123749834">
                <text:p>783.601123749834</text:p>
              </table:table-cell>
              <table:table-cell office:value-type="float" office:value="783.601123749834">
                <text:p>783.6011237498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09.2243098121">
                <text:p>1309.2243098121</text:p>
              </table:table-cell>
              <table:table-cell office:value-type="float" office:value="1178.30187883089">
                <text:p>1178.301878830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32.85945526347">
                <text:p>1032.85945526347</text:p>
              </table:table-cell>
              <table:table-cell office:value-type="float" office:value="774.644591447601">
                <text:p>774.6445914476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8.65747306121">
                <text:p>1158.65747306121</text:p>
              </table:table-cell>
              <table:table-cell office:value-type="float" office:value="901.178034603161">
                <text:p>901.1780346031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00.396250240647">
                <text:p>900.396250240647</text:p>
              </table:table-cell>
              <table:table-cell office:value-type="float" office:value="900.396250240647">
                <text:p>900.3962502406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44.38090929974">
                <text:p>1044.38090929974</text:p>
              </table:table-cell>
              <table:table-cell office:value-type="float" office:value="783.285681974807">
                <text:p>783.2856819748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62.30285690824">
                <text:p>1562.30285690824</text:p>
              </table:table-cell>
              <table:table-cell office:value-type="float" office:value="1301.91904742354">
                <text:p>1301.919047423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06.82406564503">
                <text:p>1306.82406564503</text:p>
              </table:table-cell>
              <table:table-cell office:value-type="float" office:value="1176.14165908053">
                <text:p>1176.141659080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79.450103563976">
                <text:p>779.450103563976</text:p>
              </table:table-cell>
              <table:table-cell office:value-type="float" office:value="649.54175296998">
                <text:p>649.541752969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77.5086675961">
                <text:p>1277.5086675961</text:p>
              </table:table-cell>
              <table:table-cell office:value-type="float" office:value="1149.75780083649">
                <text:p>1149.757800836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40.76866428416">
                <text:p>1340.76866428416</text:p>
              </table:table-cell>
              <table:table-cell office:value-type="float" office:value="1096.99254350522">
                <text:p>1096.992543505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86.419537018461">
                <text:p>786.419537018461</text:p>
              </table:table-cell>
              <table:table-cell office:value-type="float" office:value="655.349614182051">
                <text:p>655.3496141820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85.498970534213">
                <text:p>785.498970534213</text:p>
              </table:table-cell>
              <table:table-cell office:value-type="float" office:value="654.582475445178">
                <text:p>654.5824754451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66.61669096803">
                <text:p>1166.61669096803</text:p>
              </table:table-cell>
              <table:table-cell office:value-type="float" office:value="907.368537419577">
                <text:p>907.3685374195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7.674861194664">
                <text:p>917.674861194664</text:p>
              </table:table-cell>
              <table:table-cell office:value-type="float" office:value="917.674861194664">
                <text:p>917.6748611946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26.54540353502">
                <text:p>1826.54540353502</text:p>
              </table:table-cell>
              <table:table-cell office:value-type="float" office:value="1565.61034588716">
                <text:p>1565.610345887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48.43468250691">
                <text:p>1148.43468250691</text:p>
              </table:table-cell>
              <table:table-cell office:value-type="float" office:value="893.226975283154">
                <text:p>893.2269752831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92.39782081376">
                <text:p>2792.39782081376</text:p>
              </table:table-cell>
              <table:table-cell office:value-type="float" office:value="2411.6162997937">
                <text:p>2411.61629979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89.22575994131">
                <text:p>1789.22575994131</text:p>
              </table:table-cell>
              <table:table-cell office:value-type="float" office:value="1533.62207994969">
                <text:p>1533.622079949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13.502361476685">
                <text:p>913.502361476685</text:p>
              </table:table-cell>
              <table:table-cell office:value-type="float" office:value="652.50168676906">
                <text:p>652.501686769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3.35520842955">
                <text:p>1013.35520842955</text:p>
              </table:table-cell>
              <table:table-cell office:value-type="float" office:value="1013.35520842955">
                <text:p>1013.355208429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4.10766258737">
                <text:p>1044.10766258737</text:p>
              </table:table-cell>
              <table:table-cell office:value-type="float" office:value="783.080746940526">
                <text:p>783.0807469405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5.184405925819">
                <text:p>905.184405925819</text:p>
              </table:table-cell>
              <table:table-cell office:value-type="float" office:value="775.872347936416">
                <text:p>775.8723479364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0.76320937822">
                <text:p>1500.76320937822</text:p>
              </table:table-cell>
              <table:table-cell office:value-type="float" office:value="1250.63600781518">
                <text:p>1250.636007815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8.20637618443">
                <text:p>1038.20637618443</text:p>
              </table:table-cell>
              <table:table-cell office:value-type="float" office:value="908.430579161377">
                <text:p>908.4305791613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0.22519627229">
                <text:p>1040.22519627229</text:p>
              </table:table-cell>
              <table:table-cell office:value-type="float" office:value="910.197046738254">
                <text:p>910.1970467382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15.754615188712">
                <text:p>915.754615188712</text:p>
              </table:table-cell>
              <table:table-cell office:value-type="float" office:value="784.932527304611">
                <text:p>784.9325273046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55.83275877486">
                <text:p>1955.83275877486</text:p>
              </table:table-cell>
              <table:table-cell office:value-type="float" office:value="1564.66620701989">
                <text:p>1564.666207019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4.11926708682">
                <text:p>1574.11926708682</text:p>
              </table:table-cell>
              <table:table-cell office:value-type="float" office:value="1442.94266149625">
                <text:p>1442.942661496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22.69172431158">
                <text:p>1022.69172431158</text:p>
              </table:table-cell>
              <table:table-cell office:value-type="float" office:value="894.855258772633">
                <text:p>894.8552587726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9.228250713787">
                <text:p>899.228250713787</text:p>
              </table:table-cell>
              <table:table-cell office:value-type="float" office:value="770.767072040389">
                <text:p>770.7670720403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79.0901079935">
                <text:p>1679.0901079935</text:p>
              </table:table-cell>
              <table:table-cell office:value-type="float" office:value="1420.76855291757">
                <text:p>1420.768552917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33.87378582533">
                <text:p>1433.87378582533</text:p>
              </table:table-cell>
              <table:table-cell office:value-type="float" office:value="1303.52162347758">
                <text:p>1303.521623477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39.68848333818">
                <text:p>1039.68848333818</text:p>
              </table:table-cell>
              <table:table-cell office:value-type="float" office:value="909.727422920907">
                <text:p>909.7274229209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.40497152481">
                <text:p>493.40497152481</text:p>
              </table:table-cell>
              <table:table-cell office:value-type="float" office:value="246.702485762405">
                <text:p>246.7024857624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35.02269638431">
                <text:p>1935.02269638431</text:p>
              </table:table-cell>
              <table:table-cell office:value-type="float" office:value="1806.02118329202">
                <text:p>1806.021183292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27.20989720512">
                <text:p>2227.20989720512</text:p>
              </table:table-cell>
              <table:table-cell office:value-type="float" office:value="1834.17285652186">
                <text:p>1834.172856521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4.575816961415">
                <text:p>654.575816961415</text:p>
              </table:table-cell>
              <table:table-cell office:value-type="float" office:value="523.660653569132">
                <text:p>523.6606535691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81.11681245387">
                <text:p>1281.11681245387</text:p>
              </table:table-cell>
              <table:table-cell office:value-type="float" office:value="1024.8934499631">
                <text:p>1024.89344996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59.779841924121">
                <text:p>859.779841924121</text:p>
              </table:table-cell>
              <table:table-cell office:value-type="float" office:value="859.779841924121">
                <text:p>859.7798419241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02.03464101353">
                <text:p>1702.03464101353</text:p>
              </table:table-cell>
              <table:table-cell office:value-type="float" office:value="1440.18315778068">
                <text:p>1440.183157780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65.28941405085">
                <text:p>1165.28941405085</text:p>
              </table:table-cell>
              <table:table-cell office:value-type="float" office:value="988.730411921933">
                <text:p>988.7304119219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49.57208736084">
                <text:p>1049.57208736084</text:p>
              </table:table-cell>
              <table:table-cell office:value-type="float" office:value="787.179065520629">
                <text:p>787.1790655206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46.09678028698">
                <text:p>1046.09678028698</text:p>
              </table:table-cell>
              <table:table-cell office:value-type="float" office:value="915.334682751106">
                <text:p>915.3346827511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49.19010838464">
                <text:p>1049.19010838464</text:p>
              </table:table-cell>
              <table:table-cell office:value-type="float" office:value="1049.19010838464">
                <text:p>1049.190108384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70.244571060157">
                <text:p>770.244571060157</text:p>
              </table:table-cell>
              <table:table-cell office:value-type="float" office:value="641.870475883464">
                <text:p>641.8704758834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72.19772984529">
                <text:p>1172.19772984529</text:p>
              </table:table-cell>
              <table:table-cell office:value-type="float" office:value="911.709345435228">
                <text:p>911.7093454352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35.77642875077">
                <text:p>1835.77642875077</text:p>
              </table:table-cell>
              <table:table-cell office:value-type="float" office:value="1573.52265321494">
                <text:p>1573.522653214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41.51436688873">
                <text:p>1041.51436688873</text:p>
              </table:table-cell>
              <table:table-cell office:value-type="float" office:value="911.325071027635">
                <text:p>911.325071027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7.364358519055">
                <text:p>917.364358519055</text:p>
              </table:table-cell>
              <table:table-cell office:value-type="float" office:value="786.312307302047">
                <text:p>786.3123073020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93.446290644241">
                <text:p>393.446290644241</text:p>
              </table:table-cell>
              <table:table-cell office:value-type="float" office:value="262.297527096161">
                <text:p>262.2975270961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47.8255196594">
                <text:p>1947.8255196594</text:p>
              </table:table-cell>
              <table:table-cell office:value-type="float" office:value="1817.97048501544">
                <text:p>1817.970485015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92.292214327847">
                <text:p>392.292214327847</text:p>
              </table:table-cell>
              <table:table-cell office:value-type="float" office:value="261.528142885231">
                <text:p>261.528142885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724.55571539212">
                <text:p>2724.55571539212</text:p>
              </table:table-cell>
              <table:table-cell office:value-type="float" office:value="2335.3334703361">
                <text:p>2335.33347033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09.00733645251">
                <text:p>1809.00733645251</text:p>
              </table:table-cell>
              <table:table-cell office:value-type="float" office:value="1550.5777169593">
                <text:p>1550.57771695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2.22552367448">
                <text:p>1492.22552367448</text:p>
              </table:table-cell>
              <table:table-cell office:value-type="float" office:value="1243.52126972873">
                <text:p>1243.521269728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78.72418252538">
                <text:p>1178.72418252538</text:p>
              </table:table-cell>
              <table:table-cell office:value-type="float" office:value="916.785475297515">
                <text:p>916.7854752975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3.940897182932">
                <text:p>903.940897182932</text:p>
              </table:table-cell>
              <table:table-cell office:value-type="float" office:value="903.940897182932">
                <text:p>903.9408971829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15.445410395995">
                <text:p>915.445410395995</text:p>
              </table:table-cell>
              <table:table-cell office:value-type="float" office:value="784.667494625139">
                <text:p>784.6674946251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31.52784763131">
                <text:p>1831.52784763131</text:p>
              </table:table-cell>
              <table:table-cell office:value-type="float" office:value="1569.8810122554">
                <text:p>1569.881012255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66.02837280256">
                <text:p>1166.02837280256</text:p>
              </table:table-cell>
              <table:table-cell office:value-type="float" office:value="1036.46966471339">
                <text:p>1036.469664713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3.43833232792">
                <text:p>1253.43833232792</text:p>
              </table:table-cell>
              <table:table-cell office:value-type="float" office:value="1025.54045372284">
                <text:p>1025.540453722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62.4875527614">
                <text:p>1162.4875527614</text:p>
              </table:table-cell>
              <table:table-cell office:value-type="float" office:value="904.156985481091">
                <text:p>904.1569854810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35.58543124021">
                <text:p>1035.58543124021</text:p>
              </table:table-cell>
              <table:table-cell office:value-type="float" office:value="1035.58543124021">
                <text:p>1035.585431240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20.78104865049">
                <text:p>2320.78104865049</text:p>
              </table:table-cell>
              <table:table-cell office:value-type="float" office:value="1933.98420720874">
                <text:p>1933.984207208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89.582614216988">
                <text:p>889.582614216988</text:p>
              </table:table-cell>
              <table:table-cell office:value-type="float" office:value="762.499383614561">
                <text:p>762.4993836145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63.15339114295">
                <text:p>1163.15339114295</text:p>
              </table:table-cell>
              <table:table-cell office:value-type="float" office:value="1033.9141254604">
                <text:p>1033.91412546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00.463104315422">
                <text:p>900.463104315422</text:p>
              </table:table-cell>
              <table:table-cell office:value-type="float" office:value="771.825517984647">
                <text:p>771.8255179846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15.54705366556">
                <text:p>1415.54705366556</text:p>
              </table:table-cell>
              <table:table-cell office:value-type="float" office:value="1158.17486209001">
                <text:p>1158.174862090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19.28477182533">
                <text:p>1419.28477182533</text:p>
              </table:table-cell>
              <table:table-cell office:value-type="float" office:value="1161.23299512981">
                <text:p>1161.232995129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3.650706065258">
                <text:p>643.650706065258</text:p>
              </table:table-cell>
              <table:table-cell office:value-type="float" office:value="514.920564852206">
                <text:p>514.9205648522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51.29405374888">
                <text:p>1151.29405374888</text:p>
              </table:table-cell>
              <table:table-cell office:value-type="float" office:value="1023.37249222123">
                <text:p>1023.372492221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32.89537562334">
                <text:p>1032.89537562334</text:p>
              </table:table-cell>
              <table:table-cell office:value-type="float" office:value="903.783453670422">
                <text:p>903.7834536704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41.04849808371">
                <text:p>1441.04849808371</text:p>
              </table:table-cell>
              <table:table-cell office:value-type="float" office:value="1310.04408916701">
                <text:p>1310.044089167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08.94420263541">
                <text:p>1808.94420263541</text:p>
              </table:table-cell>
              <table:table-cell office:value-type="float" office:value="1550.52360225892">
                <text:p>1550.523602258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27.02837243419">
                <text:p>1027.02837243419</text:p>
              </table:table-cell>
              <table:table-cell office:value-type="float" office:value="898.649825879921">
                <text:p>898.6498258799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61.14491315788">
                <text:p>1961.14491315788</text:p>
              </table:table-cell>
              <table:table-cell office:value-type="float" office:value="1699.65892473683">
                <text:p>1699.658924736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71.56844569196">
                <text:p>1171.56844569196</text:p>
              </table:table-cell>
              <table:table-cell office:value-type="float" office:value="911.21990220486">
                <text:p>911.219902204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04.56672215434">
                <text:p>904.56672215434</text:p>
              </table:table-cell>
              <table:table-cell office:value-type="float" office:value="775.34290470372">
                <text:p>775.342904703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39.31885611647">
                <text:p>1439.31885611647</text:p>
              </table:table-cell>
              <table:table-cell office:value-type="float" office:value="1177.62451864074">
                <text:p>1177.624518640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64.5861524837">
                <text:p>1164.5861524837</text:p>
              </table:table-cell>
              <table:table-cell office:value-type="float" office:value="1164.5861524837">
                <text:p>1164.58615248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63.25944013362">
                <text:p>1963.25944013362</text:p>
              </table:table-cell>
              <table:table-cell office:value-type="float" office:value="1595.14829510857">
                <text:p>1595.14829510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48.39516032802">
                <text:p>1048.39516032802</text:p>
              </table:table-cell>
              <table:table-cell office:value-type="float" office:value="917.345765287016">
                <text:p>917.345765287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42.13338578014">
                <text:p>1442.13338578014</text:p>
              </table:table-cell>
              <table:table-cell office:value-type="float" office:value="1311.03035070922">
                <text:p>1311.030350709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0.226673990019">
                <text:p>900.226673990019</text:p>
              </table:table-cell>
              <table:table-cell office:value-type="float" office:value="771.622863420017">
                <text:p>771.6228634200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39.47844649424">
                <text:p>1439.47844649424</text:p>
              </table:table-cell>
              <table:table-cell office:value-type="float" office:value="1177.75509258619">
                <text:p>1177.755092586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88.027823203058">
                <text:p>788.027823203058</text:p>
              </table:table-cell>
              <table:table-cell office:value-type="float" office:value="656.689852669215">
                <text:p>656.6898526692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01.74271743551">
                <text:p>1301.74271743551</text:p>
              </table:table-cell>
              <table:table-cell office:value-type="float" office:value="1041.39417394841">
                <text:p>1041.394173948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99.83199047604">
                <text:p>1299.83199047604</text:p>
              </table:table-cell>
              <table:table-cell office:value-type="float" office:value="1169.84879142843">
                <text:p>1169.848791428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42.85683466454">
                <text:p>1942.85683466454</text:p>
              </table:table-cell>
              <table:table-cell office:value-type="float" office:value="1683.80925670927">
                <text:p>1683.809256709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95.74236499555">
                <text:p>1295.74236499555</text:p>
              </table:table-cell>
              <table:table-cell office:value-type="float" office:value="1166.16812849599">
                <text:p>1166.168128495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04.3670082216">
                <text:p>1304.3670082216</text:p>
              </table:table-cell>
              <table:table-cell office:value-type="float" office:value="1043.49360657728">
                <text:p>1043.493606577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1.455658772672">
                <text:p>261.455658772672</text:p>
              </table:table-cell>
              <table:table-cell office:value-type="float" office:value="261.455658772672">
                <text:p>261.4556587726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41.00928000742">
                <text:p>2041.00928000742</text:p>
              </table:table-cell>
              <table:table-cell office:value-type="float" office:value="1785.88312000649">
                <text:p>1785.883120006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39.46455829298">
                <text:p>1039.46455829298</text:p>
              </table:table-cell>
              <table:table-cell office:value-type="float" office:value="909.531488506361">
                <text:p>909.5314885063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46.03043054963">
                <text:p>2446.03043054963</text:p>
              </table:table-cell>
              <table:table-cell office:value-type="float" office:value="2059.81509941022">
                <text:p>2059.815099410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34.69755558937">
                <text:p>1034.69755558937</text:p>
              </table:table-cell>
              <table:table-cell office:value-type="float" office:value="776.023166692024">
                <text:p>776.0231666920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74.413381863239">
                <text:p>774.413381863239</text:p>
              </table:table-cell>
              <table:table-cell office:value-type="float" office:value="774.413381863239">
                <text:p>774.4133818632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81.55943662233">
                <text:p>1681.55943662233</text:p>
              </table:table-cell>
              <table:table-cell office:value-type="float" office:value="1422.85798483428">
                <text:p>1422.857984834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27.57748487201">
                <text:p>1027.57748487201</text:p>
              </table:table-cell>
              <table:table-cell office:value-type="float" office:value="899.130299263009">
                <text:p>899.1302992630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64.22629398669">
                <text:p>1164.22629398669</text:p>
              </table:table-cell>
              <table:table-cell office:value-type="float" office:value="1034.86781687706">
                <text:p>1034.867816877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8.069599082167">
                <text:p>388.069599082167</text:p>
              </table:table-cell>
              <table:table-cell office:value-type="float" office:value="388.069599082167">
                <text:p>388.0695990821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82.23005241737">
                <text:p>2182.23005241737</text:p>
              </table:table-cell>
              <table:table-cell office:value-type="float" office:value="1668.76415773093">
                <text:p>1668.764157730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27.75557211944">
                <text:p>1027.75557211944</text:p>
              </table:table-cell>
              <table:table-cell office:value-type="float" office:value="1027.75557211944">
                <text:p>1027.755572119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6.460508499018">
                <text:p>776.460508499018</text:p>
              </table:table-cell>
              <table:table-cell office:value-type="float" office:value="647.050423749181">
                <text:p>647.0504237491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29.12101507036">
                <text:p>1129.12101507036</text:p>
              </table:table-cell>
              <table:table-cell office:value-type="float" office:value="1003.66312450699">
                <text:p>1003.663124506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74.61345032983">
                <text:p>1674.61345032983</text:p>
              </table:table-cell>
              <table:table-cell office:value-type="float" office:value="1416.98061181755">
                <text:p>1416.980611817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30.33728299724">
                <text:p>1830.33728299724</text:p>
              </table:table-cell>
              <table:table-cell office:value-type="float" office:value="1438.1221509264">
                <text:p>1438.12215092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64.69076274853">
                <text:p>1164.69076274853</text:p>
              </table:table-cell>
              <table:table-cell office:value-type="float" office:value="1164.69076274853">
                <text:p>1164.690762748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23.14187248541">
                <text:p>1423.14187248541</text:p>
              </table:table-cell>
              <table:table-cell office:value-type="float" office:value="1164.38880476079">
                <text:p>1164.388804760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7.567152057883">
                <text:p>767.567152057883</text:p>
              </table:table-cell>
              <table:table-cell office:value-type="float" office:value="639.639293381569">
                <text:p>639.6392933815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08.2272162221">
                <text:p>1408.2272162221</text:p>
              </table:table-cell>
              <table:table-cell office:value-type="float" office:value="1280.20656020191">
                <text:p>1280.206560201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14.754579082362">
                <text:p>514.754579082362</text:p>
              </table:table-cell>
              <table:table-cell office:value-type="float" office:value="386.065934311772">
                <text:p>386.0659343117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40.64782213968">
                <text:p>1940.64782213968</text:p>
              </table:table-cell>
              <table:table-cell office:value-type="float" office:value="1681.89477918772">
                <text:p>1681.894779187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54.76131995778">
                <text:p>1154.76131995778</text:p>
              </table:table-cell>
              <table:table-cell office:value-type="float" office:value="898.147693300495">
                <text:p>898.1476933004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270.30493811886">
                <text:p>3270.30493811886</text:p>
              </table:table-cell>
              <table:table-cell office:value-type="float" office:value="2877.8683455446">
                <text:p>2877.86834554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84.287994692692">
                <text:p>784.287994692692</text:p>
              </table:table-cell>
              <table:table-cell office:value-type="float" office:value="653.573328910577">
                <text:p>653.5733289105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68.3626908567">
                <text:p>1568.3626908567</text:p>
              </table:table-cell>
              <table:table-cell office:value-type="float" office:value="1306.96890904725">
                <text:p>1306.968909047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64.85673456538">
                <text:p>1064.85673456538</text:p>
              </table:table-cell>
              <table:table-cell office:value-type="float" office:value="946.53931961367">
                <text:p>946.539319613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62.18673595503">
                <text:p>1162.18673595503</text:p>
              </table:table-cell>
              <table:table-cell office:value-type="float" office:value="1033.05487640448">
                <text:p>1033.054876404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3.618398231998">
                <text:p>523.618398231998</text:p>
              </table:table-cell>
              <table:table-cell office:value-type="float" office:value="392.713798673999">
                <text:p>392.7137986739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3.312577702808">
                <text:p>993.312577702808</text:p>
              </table:table-cell>
              <table:table-cell office:value-type="float" office:value="869.148505489957">
                <text:p>869.1485054899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00.95545415585">
                <text:p>1600.95545415585</text:p>
              </table:table-cell>
              <table:table-cell office:value-type="float" office:value="1354.65461505495">
                <text:p>1354.654615054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14.49236137727">
                <text:p>1814.49236137727</text:p>
              </table:table-cell>
              <table:table-cell office:value-type="float" office:value="1555.27916689481">
                <text:p>1555.279166894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62.105424200985">
                <text:p>262.105424200985</text:p>
              </table:table-cell>
              <table:table-cell office:value-type="float" office:value="262.105424200985">
                <text:p>262.1054242009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08.06258962289">
                <text:p>1308.06258962289</text:p>
              </table:table-cell>
              <table:table-cell office:value-type="float" office:value="1177.2563306606">
                <text:p>1177.25633066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85.45501128423">
                <text:p>1485.45501128423</text:p>
              </table:table-cell>
              <table:table-cell office:value-type="float" office:value="1237.8791760702">
                <text:p>1237.8791760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22.051209470101">
                <text:p>522.051209470101</text:p>
              </table:table-cell>
              <table:table-cell office:value-type="float" office:value="391.538407102576">
                <text:p>391.5384071025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24.22847504271">
                <text:p>1424.22847504271</text:p>
              </table:table-cell>
              <table:table-cell office:value-type="float" office:value="1294.75315912973">
                <text:p>1294.753159129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69.80973728072">
                <text:p>1569.80973728072</text:p>
              </table:table-cell>
              <table:table-cell office:value-type="float" office:value="1308.17478106727">
                <text:p>1308.174781067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1.397184436446">
                <text:p>901.397184436446</text:p>
              </table:table-cell>
              <table:table-cell office:value-type="float" office:value="772.626158088383">
                <text:p>772.6261580883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63.6491312868">
                <text:p>1263.6491312868</text:p>
              </table:table-cell>
              <table:table-cell office:value-type="float" office:value="1095.16258044856">
                <text:p>1095.162580448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67.34417922618">
                <text:p>1567.34417922618</text:p>
              </table:table-cell>
              <table:table-cell office:value-type="float" office:value="1306.12014935515">
                <text:p>1306.120149355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71.881447898048">
                <text:p>871.881447898048</text:p>
              </table:table-cell>
              <table:table-cell office:value-type="float" office:value="747.326955341184">
                <text:p>747.3269553411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29.18522727851">
                <text:p>1829.18522727851</text:p>
              </table:table-cell>
              <table:table-cell office:value-type="float" office:value="1567.87305195301">
                <text:p>1567.873051953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49.95598249599">
                <text:p>1149.95598249599</text:p>
              </table:table-cell>
              <table:table-cell office:value-type="float" office:value="1022.18309555199">
                <text:p>1022.183095551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39.73260971849">
                <text:p>1439.73260971849</text:p>
              </table:table-cell>
              <table:table-cell office:value-type="float" office:value="1177.96304431513">
                <text:p>1177.963044315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7.655171511356">
                <text:p>777.655171511356</text:p>
              </table:table-cell>
              <table:table-cell office:value-type="float" office:value="648.045976259463">
                <text:p>648.0459762594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03.40128853607">
                <text:p>1703.40128853607</text:p>
              </table:table-cell>
              <table:table-cell office:value-type="float" office:value="1572.37042018714">
                <text:p>1572.370420187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86.88853380573">
                <text:p>786.88853380573</text:p>
              </table:table-cell>
              <table:table-cell office:value-type="float" office:value="655.740444838108">
                <text:p>655.7404448381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34.19392052954">
                <text:p>1134.19392052954</text:p>
              </table:table-cell>
              <table:table-cell office:value-type="float" office:value="1008.17237380403">
                <text:p>1008.172373804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94.15252736225">
                <text:p>1294.15252736225</text:p>
              </table:table-cell>
              <table:table-cell office:value-type="float" office:value="1035.3220218898">
                <text:p>1035.32202188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67.44674354775">
                <text:p>1567.44674354775</text:p>
              </table:table-cell>
              <table:table-cell office:value-type="float" office:value="1306.20561962313">
                <text:p>1306.205619623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46.743972128874">
                <text:p>646.743972128874</text:p>
              </table:table-cell>
              <table:table-cell office:value-type="float" office:value="646.743972128874">
                <text:p>646.7439721288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.490593443936">
                <text:p>757.490593443936</text:p>
              </table:table-cell>
              <table:table-cell office:value-type="float" office:value="631.24216120328">
                <text:p>631.242161203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65.39407963958">
                <text:p>1165.39407963958</text:p>
              </table:table-cell>
              <table:table-cell office:value-type="float" office:value="1035.90584856852">
                <text:p>1035.905848568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03.990482085675">
                <text:p>903.990482085675</text:p>
              </table:table-cell>
              <table:table-cell office:value-type="float" office:value="774.848984644864">
                <text:p>774.8489846448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4.8982775682">
                <text:p>1304.8982775682</text:p>
              </table:table-cell>
              <table:table-cell office:value-type="float" office:value="1043.91862205456">
                <text:p>1043.918622054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51.38128266756">
                <text:p>1551.38128266756</text:p>
              </table:table-cell>
              <table:table-cell office:value-type="float" office:value="1422.09950911193">
                <text:p>1422.099509111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05.459588107158">
                <text:p>905.459588107158</text:p>
              </table:table-cell>
              <table:table-cell office:value-type="float" office:value="776.108218377564">
                <text:p>776.1082183775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64.8470913316">
                <text:p>1564.8470913316</text:p>
              </table:table-cell>
              <table:table-cell office:value-type="float" office:value="1304.03924277633">
                <text:p>1304.039242776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597.19178638098">
                <text:p>2597.19178638098</text:p>
              </table:table-cell>
              <table:table-cell office:value-type="float" office:value="2337.47260774288">
                <text:p>2337.472607742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8.4528996027">
                <text:p>1298.4528996027</text:p>
              </table:table-cell>
              <table:table-cell office:value-type="float" office:value="1038.76231968216">
                <text:p>1038.762319682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24.87623903794">
                <text:p>524.87623903794</text:p>
              </table:table-cell>
              <table:table-cell office:value-type="float" office:value="393.657179278455">
                <text:p>393.657179278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88.42014434691">
                <text:p>1288.42014434691</text:p>
              </table:table-cell>
              <table:table-cell office:value-type="float" office:value="1159.57812991222">
                <text:p>1159.57812991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64.89412622872">
                <text:p>1164.89412622872</text:p>
              </table:table-cell>
              <table:table-cell office:value-type="float" office:value="1035.46144553664">
                <text:p>1035.461445536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0.79965541054">
                <text:p>1570.79965541054</text:p>
              </table:table-cell>
              <table:table-cell office:value-type="float" office:value="1308.99971284212">
                <text:p>1308.999712842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13.171666917284">
                <text:p>913.171666917284</text:p>
              </table:table-cell>
              <table:table-cell office:value-type="float" office:value="782.718571643387">
                <text:p>782.7185716433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38.78180531492">
                <text:p>1438.78180531492</text:p>
              </table:table-cell>
              <table:table-cell office:value-type="float" office:value="1307.9834593772">
                <text:p>1307.98345937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37.51290255622">
                <text:p>1837.51290255622</text:p>
              </table:table-cell>
              <table:table-cell office:value-type="float" office:value="1575.01105933391">
                <text:p>1575.011059333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14.80453585808">
                <text:p>914.80453585808</text:p>
              </table:table-cell>
              <table:table-cell office:value-type="float" office:value="784.11817359264">
                <text:p>784.118173592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36.5373699844">
                <text:p>1836.5373699844</text:p>
              </table:table-cell>
              <table:table-cell office:value-type="float" office:value="1574.17488855806">
                <text:p>1574.174888558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87.58253854726">
                <text:p>1287.58253854726</text:p>
              </table:table-cell>
              <table:table-cell office:value-type="float" office:value="1030.06603083781">
                <text:p>1030.066030837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77.17759547143">
                <text:p>777.17759547143</text:p>
              </table:table-cell>
              <table:table-cell office:value-type="float" office:value="777.17759547143">
                <text:p>777.177595471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0.17077873196">
                <text:p>1300.17077873196</text:p>
              </table:table-cell>
              <table:table-cell office:value-type="float" office:value="1040.13662298557">
                <text:p>1040.136622985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68.22943799511">
                <text:p>1268.22943799511</text:p>
              </table:table-cell>
              <table:table-cell office:value-type="float" office:value="1014.58355039609">
                <text:p>1014.583550396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01.75035889761">
                <text:p>2201.75035889761</text:p>
              </table:table-cell>
              <table:table-cell office:value-type="float" office:value="1942.72090490966">
                <text:p>1942.720904909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9.08568721951">
                <text:p>1309.08568721951</text:p>
              </table:table-cell>
              <table:table-cell office:value-type="float" office:value="1178.17711849756">
                <text:p>1178.177118497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16.188864575621">
                <text:p>916.188864575621</text:p>
              </table:table-cell>
              <table:table-cell office:value-type="float" office:value="785.304741064818">
                <text:p>785.3047410648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48.23637623364">
                <text:p>1048.23637623364</text:p>
              </table:table-cell>
              <table:table-cell office:value-type="float" office:value="917.206829204435">
                <text:p>917.2068292044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47.39527785243">
                <text:p>1047.39527785243</text:p>
              </table:table-cell>
              <table:table-cell office:value-type="float" office:value="916.470868120876">
                <text:p>916.4708681208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5.1118834337">
                <text:p>1045.1118834337</text:p>
              </table:table-cell>
              <table:table-cell office:value-type="float" office:value="914.472898004485">
                <text:p>914.4728980044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854.23973947455">
                <text:p>2854.23973947455</text:p>
              </table:table-cell>
              <table:table-cell office:value-type="float" office:value="2465.0252295462">
                <text:p>2465.02522954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38.88190584215">
                <text:p>1038.88190584215</text:p>
              </table:table-cell>
              <table:table-cell office:value-type="float" office:value="909.021667611885">
                <text:p>909.0216676118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58.51785699888">
                <text:p>1558.51785699888</text:p>
              </table:table-cell>
              <table:table-cell office:value-type="float" office:value="1298.7648808324">
                <text:p>1298.76488083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06.069466306031">
                <text:p>906.069466306031</text:p>
              </table:table-cell>
              <table:table-cell office:value-type="float" office:value="776.630971119455">
                <text:p>776.630971119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88.265130602839">
                <text:p>388.265130602839</text:p>
              </table:table-cell>
              <table:table-cell office:value-type="float" office:value="388.265130602839">
                <text:p>388.2651306028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42.19372483286">
                <text:p>1142.19372483286</text:p>
              </table:table-cell>
              <table:table-cell office:value-type="float" office:value="1015.28331096254">
                <text:p>1015.283310962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92.94248466121">
                <text:p>2092.94248466121</text:p>
              </table:table-cell>
              <table:table-cell office:value-type="float" office:value="1700.51576878723">
                <text:p>1700.515768787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13.58502842749">
                <text:p>913.58502842749</text:p>
              </table:table-cell>
              <table:table-cell office:value-type="float" office:value="783.072881509277">
                <text:p>783.0728815092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40.98153545208">
                <text:p>1040.98153545208</text:p>
              </table:table-cell>
              <table:table-cell office:value-type="float" office:value="910.858843520574">
                <text:p>910.8588435205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.78156637494">
                <text:p>1312.78156637494</text:p>
              </table:table-cell>
              <table:table-cell office:value-type="float" office:value="1181.50340973745">
                <text:p>1181.503409737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82.10159174944">
                <text:p>1182.10159174944</text:p>
              </table:table-cell>
              <table:table-cell office:value-type="float" office:value="1050.75697044395">
                <text:p>1050.756970443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8.73012297243">
                <text:p>1178.73012297243</text:p>
              </table:table-cell>
              <table:table-cell office:value-type="float" office:value="916.790095645227">
                <text:p>916.7900956452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10.635069430213">
                <text:p>910.635069430213</text:p>
              </table:table-cell>
              <table:table-cell office:value-type="float" office:value="780.544345225897">
                <text:p>780.5443452258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22.85059784107">
                <text:p>1522.85059784107</text:p>
              </table:table-cell>
              <table:table-cell office:value-type="float" office:value="1269.04216486756">
                <text:p>1269.042164867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96.060552474633">
                <text:p>896.060552474633</text:p>
              </table:table-cell>
              <table:table-cell office:value-type="float" office:value="896.060552474633">
                <text:p>896.060552474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41.28965473105">
                <text:p>1041.28965473105</text:p>
              </table:table-cell>
              <table:table-cell office:value-type="float" office:value="911.128447889669">
                <text:p>911.1284478896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04.03807869707">
                <text:p>1704.03807869707</text:p>
              </table:table-cell>
              <table:table-cell office:value-type="float" office:value="1441.87837428213">
                <text:p>1441.878374282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49.57208736084">
                <text:p>1049.57208736084</text:p>
              </table:table-cell>
              <table:table-cell office:value-type="float" office:value="787.179065520629">
                <text:p>787.1790655206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09.818596183128">
                <text:p>909.818596183128</text:p>
              </table:table-cell>
              <table:table-cell office:value-type="float" office:value="909.818596183128">
                <text:p>909.8185961831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38.70353098086">
                <text:p>1838.70353098086</text:p>
              </table:table-cell>
              <table:table-cell office:value-type="float" office:value="1576.03159798359">
                <text:p>1576.031597983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49.66003271098">
                <text:p>1949.66003271098</text:p>
              </table:table-cell>
              <table:table-cell office:value-type="float" office:value="1689.70536168285">
                <text:p>1689.705361682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5.01407804877">
                <text:p>1005.01407804877</text:p>
              </table:table-cell>
              <table:table-cell office:value-type="float" office:value="879.38731829267">
                <text:p>879.387318292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4.16694239294">
                <text:p>1574.16694239294</text:p>
              </table:table-cell>
              <table:table-cell office:value-type="float" office:value="1180.6252067947">
                <text:p>1180.62520679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72.972362790187">
                <text:p>372.972362790187</text:p>
              </table:table-cell>
              <table:table-cell office:value-type="float" office:value="372.972362790187">
                <text:p>372.9723627901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98.76241818109">
                <text:p>1598.76241818109</text:p>
              </table:table-cell>
              <table:table-cell office:value-type="float" office:value="1475.78069370562">
                <text:p>1475.780693705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75.10584335012">
                <text:p>1175.10584335012</text:p>
              </table:table-cell>
              <table:table-cell office:value-type="float" office:value="913.971211494536">
                <text:p>913.9712114945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87.10989456001">
                <text:p>1287.10989456001</text:p>
              </table:table-cell>
              <table:table-cell office:value-type="float" office:value="1158.39890510401">
                <text:p>1158.398905104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63.7968286014">
                <text:p>1163.7968286014</text:p>
              </table:table-cell>
              <table:table-cell office:value-type="float" office:value="1034.48606986791">
                <text:p>1034.486069867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64.31333972655">
                <text:p>1164.31333972655</text:p>
              </table:table-cell>
              <table:table-cell office:value-type="float" office:value="905.57704200954">
                <text:p>905.577042009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98.476383771588">
                <text:p>898.476383771588</text:p>
              </table:table-cell>
              <table:table-cell office:value-type="float" office:value="770.122614661361">
                <text:p>770.1226146613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46.1041732163">
                <text:p>1546.1041732163</text:p>
              </table:table-cell>
              <table:table-cell office:value-type="float" office:value="1417.26215878161">
                <text:p>1417.262158781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3.17074493027">
                <text:p>1163.17074493027</text:p>
              </table:table-cell>
              <table:table-cell office:value-type="float" office:value="1033.92955104913">
                <text:p>1033.929551049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03.747533489004">
                <text:p>903.747533489004</text:p>
              </table:table-cell>
              <table:table-cell office:value-type="float" office:value="774.640742990575">
                <text:p>774.6407429905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2.77242151294">
                <text:p>1432.77242151294</text:p>
              </table:table-cell>
              <table:table-cell office:value-type="float" office:value="1172.26834487422">
                <text:p>1172.268344874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85.69321996957">
                <text:p>785.69321996957</text:p>
              </table:table-cell>
              <table:table-cell office:value-type="float" office:value="654.744349974641">
                <text:p>654.7443499746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10.24909916051">
                <text:p>1310.24909916051</text:p>
              </table:table-cell>
              <table:table-cell office:value-type="float" office:value="1179.22418924446">
                <text:p>1179.224189244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78.26305123983">
                <text:p>1678.26305123983</text:p>
              </table:table-cell>
              <table:table-cell office:value-type="float" office:value="1420.06873566447">
                <text:p>1420.068735664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17.443098979772">
                <text:p>917.443098979772</text:p>
              </table:table-cell>
              <table:table-cell office:value-type="float" office:value="786.379799125519">
                <text:p>786.3797991255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83.029548841552">
                <text:p>783.029548841552</text:p>
              </table:table-cell>
              <table:table-cell office:value-type="float" office:value="652.524624034626">
                <text:p>652.5246240346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42.34468138834">
                <text:p>1442.34468138834</text:p>
              </table:table-cell>
              <table:table-cell office:value-type="float" office:value="1180.10019386319">
                <text:p>1180.100193863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10.20946397313">
                <text:p>1310.20946397313</text:p>
              </table:table-cell>
              <table:table-cell office:value-type="float" office:value="1179.18851757582">
                <text:p>1179.188517575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76.18306144533">
                <text:p>1176.18306144533</text:p>
              </table:table-cell>
              <table:table-cell office:value-type="float" office:value="1045.49605461807">
                <text:p>1045.496054618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2.340272777948">
                <text:p>522.340272777948</text:p>
              </table:table-cell>
              <table:table-cell office:value-type="float" office:value="391.755204583461">
                <text:p>391.7552045834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47.52213810372">
                <text:p>1047.52213810372</text:p>
              </table:table-cell>
              <table:table-cell office:value-type="float" office:value="916.581870840756">
                <text:p>916.5818708407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09.09228159086">
                <text:p>1309.09228159086</text:p>
              </table:table-cell>
              <table:table-cell office:value-type="float" office:value="1178.18305343177">
                <text:p>1178.183053431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54.97788119779">
                <text:p>1954.97788119779</text:p>
              </table:table-cell>
              <table:table-cell office:value-type="float" office:value="1563.98230495823">
                <text:p>1563.982304958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6.542666082954">
                <text:p>786.542666082954</text:p>
              </table:table-cell>
              <table:table-cell office:value-type="float" office:value="786.542666082954">
                <text:p>786.5426660829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80.02279311049">
                <text:p>1180.02279311049</text:p>
              </table:table-cell>
              <table:table-cell office:value-type="float" office:value="1048.90914943155">
                <text:p>1048.909149431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64.94917806678">
                <text:p>1564.94917806678</text:p>
              </table:table-cell>
              <table:table-cell office:value-type="float" office:value="1304.12431505565">
                <text:p>1304.124315055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3.001301816812">
                <text:p>393.001301816812</text:p>
              </table:table-cell>
              <table:table-cell office:value-type="float" office:value="393.001301816812">
                <text:p>393.0013018168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22.91854629015">
                <text:p>1022.91854629015</text:p>
              </table:table-cell>
              <table:table-cell office:value-type="float" office:value="767.188909717613">
                <text:p>767.1889097176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69.8878546477">
                <text:p>1669.8878546477</text:p>
              </table:table-cell>
              <table:table-cell office:value-type="float" office:value="1541.43494275172">
                <text:p>1541.434942751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50.46963957953">
                <text:p>1550.46963957953</text:p>
              </table:table-cell>
              <table:table-cell office:value-type="float" office:value="1292.05803298294">
                <text:p>1292.0580329829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5.22759986271">
                <text:p>1165.22759986271</text:p>
              </table:table-cell>
              <table:table-cell office:value-type="float" office:value="1002.98071886917">
                <text:p>1002.980718869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88.50319086348">
                <text:p>1288.50319086348</text:p>
              </table:table-cell>
              <table:table-cell office:value-type="float" office:value="1159.65287177713">
                <text:p>1159.652871777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67.31662250933">
                <text:p>1167.31662250933</text:p>
              </table:table-cell>
              <table:table-cell office:value-type="float" office:value="1037.61477556385">
                <text:p>1037.614775563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1.80693455979">
                <text:p>1031.80693455979</text:p>
              </table:table-cell>
              <table:table-cell office:value-type="float" office:value="773.855200919843">
                <text:p>773.8552009198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63.94774594716">
                <text:p>1163.94774594716</text:p>
              </table:table-cell>
              <table:table-cell office:value-type="float" office:value="1034.6202186197">
                <text:p>1034.62021861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20.1734609097">
                <text:p>1020.1734609097</text:p>
              </table:table-cell>
              <table:table-cell office:value-type="float" office:value="892.651778295985">
                <text:p>892.6517782959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35.28010884399">
                <text:p>1235.28010884399</text:p>
              </table:table-cell>
              <table:table-cell office:value-type="float" office:value="988.224087075191">
                <text:p>988.2240870751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53.57964908846">
                <text:p>1553.57964908846</text:p>
              </table:table-cell>
              <table:table-cell office:value-type="float" office:value="1424.11467833109">
                <text:p>1424.114678331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20.574378760136">
                <text:p>520.574378760136</text:p>
              </table:table-cell>
              <table:table-cell office:value-type="float" office:value="390.430784070102">
                <text:p>390.4307840701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74.37754577146">
                <text:p>1274.37754577146</text:p>
              </table:table-cell>
              <table:table-cell office:value-type="float" office:value="1146.93979119431">
                <text:p>1146.939791194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73.551392932833">
                <text:p>773.551392932833</text:p>
              </table:table-cell>
              <table:table-cell office:value-type="float" office:value="644.626160777361">
                <text:p>644.6261607773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02.69704951859">
                <text:p>1302.69704951859</text:p>
              </table:table-cell>
              <table:table-cell office:value-type="float" office:value="1172.42734456673">
                <text:p>1172.427344566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34.89357389924">
                <text:p>1034.89357389924</text:p>
              </table:table-cell>
              <table:table-cell office:value-type="float" office:value="905.531877161838">
                <text:p>905.5318771618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9.44271660484">
                <text:p>1429.44271660484</text:p>
              </table:table-cell>
              <table:table-cell office:value-type="float" office:value="1169.5440408585">
                <text:p>1169.54404085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69.68316036973">
                <text:p>1569.68316036973</text:p>
              </table:table-cell>
              <table:table-cell office:value-type="float" office:value="1438.87623033892">
                <text:p>1438.876230338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15.260820163077">
                <text:p>915.260820163077</text:p>
              </table:table-cell>
              <table:table-cell office:value-type="float" office:value="784.509274425494">
                <text:p>784.5092744254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13.20586946997">
                <text:p>2313.20586946997</text:p>
              </table:table-cell>
              <table:table-cell office:value-type="float" office:value="1927.67155789164">
                <text:p>1927.671557891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62.69592744099">
                <text:p>1162.69592744099</text:p>
              </table:table-cell>
              <table:table-cell office:value-type="float" office:value="1033.50749105866">
                <text:p>1033.5074910586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2.87873866198">
                <text:p>1572.87873866198</text:p>
              </table:table-cell>
              <table:table-cell office:value-type="float" office:value="1310.73228221832">
                <text:p>1310.732282218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66.848824703336">
                <text:p>766.848824703336</text:p>
              </table:table-cell>
              <table:table-cell office:value-type="float" office:value="639.04068725278">
                <text:p>639.040687252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54.3706858393">
                <text:p>1554.3706858393</text:p>
              </table:table-cell>
              <table:table-cell office:value-type="float" office:value="1424.8397953527">
                <text:p>1424.83979535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37.72373803739">
                <text:p>1037.72373803739</text:p>
              </table:table-cell>
              <table:table-cell office:value-type="float" office:value="908.008270782719">
                <text:p>908.0082707827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90.62474670683">
                <text:p>1290.62474670683</text:p>
              </table:table-cell>
              <table:table-cell office:value-type="float" office:value="1032.49979736546">
                <text:p>1032.499797365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69.84949040343">
                <text:p>1269.84949040343</text:p>
              </table:table-cell>
              <table:table-cell office:value-type="float" office:value="1142.86454136309">
                <text:p>1142.864541363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40.16264295134">
                <text:p>1040.16264295134</text:p>
              </table:table-cell>
              <table:table-cell office:value-type="float" office:value="910.142312582422">
                <text:p>910.1423125824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65.51625895181">
                <text:p>1165.51625895181</text:p>
              </table:table-cell>
              <table:table-cell office:value-type="float" office:value="1036.01445240161">
                <text:p>1036.014452401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11.28872703413">
                <text:p>1311.28872703413</text:p>
              </table:table-cell>
              <table:table-cell office:value-type="float" office:value="1049.03098162731">
                <text:p>1049.030981627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48.22041916081">
                <text:p>1048.22041916081</text:p>
              </table:table-cell>
              <table:table-cell office:value-type="float" office:value="1048.22041916081">
                <text:p>1048.220419160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63.81709831675">
                <text:p>1663.81709831675</text:p>
              </table:table-cell>
              <table:table-cell office:value-type="float" office:value="1279.8593063975">
                <text:p>1279.85930639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04.044392402483">
                <text:p>904.044392402483</text:p>
              </table:table-cell>
              <table:table-cell office:value-type="float" office:value="774.895193487843">
                <text:p>774.8951934878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70.97512391376">
                <text:p>1170.97512391376</text:p>
              </table:table-cell>
              <table:table-cell office:value-type="float" office:value="1170.97512391376">
                <text:p>1170.975123913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14.606408591706">
                <text:p>914.606408591706</text:p>
              </table:table-cell>
              <table:table-cell office:value-type="float" office:value="783.948350221462">
                <text:p>783.9483502214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42.92809462985">
                <text:p>1442.92809462985</text:p>
              </table:table-cell>
              <table:table-cell office:value-type="float" office:value="1180.57753196988">
                <text:p>1180.577531969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85.80854650196">
                <text:p>1285.80854650196</text:p>
              </table:table-cell>
              <table:table-cell office:value-type="float" office:value="1028.64683720157">
                <text:p>1028.646837201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72.95731581741">
                <text:p>1172.95731581741</text:p>
              </table:table-cell>
              <table:table-cell office:value-type="float" office:value="1042.62872517103">
                <text:p>1042.628725171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45.379805098861">
                <text:p>645.379805098861</text:p>
              </table:table-cell>
              <table:table-cell office:value-type="float" office:value="645.379805098861">
                <text:p>645.3798050988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75.45783562125">
                <text:p>2075.45783562125</text:p>
              </table:table-cell>
              <table:table-cell office:value-type="float" office:value="1686.30949144226">
                <text:p>1686.309491442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86.344030829173">
                <text:p>786.344030829173</text:p>
              </table:table-cell>
              <table:table-cell office:value-type="float" office:value="786.344030829173">
                <text:p>786.3440308291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44.600516152776">
                <text:p>644.600516152776</text:p>
              </table:table-cell>
              <table:table-cell office:value-type="float" office:value="515.680412922221">
                <text:p>515.6804129222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71.20334526368">
                <text:p>1671.20334526368</text:p>
              </table:table-cell>
              <table:table-cell office:value-type="float" office:value="1414.09513830003">
                <text:p>1414.095138300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75.014814085248">
                <text:p>775.014814085248</text:p>
              </table:table-cell>
              <table:table-cell office:value-type="float" office:value="775.014814085248">
                <text:p>775.0148140852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91.09665556713">
                <text:p>2591.09665556713</text:p>
              </table:table-cell>
              <table:table-cell office:value-type="float" office:value="2202.43215723206">
                <text:p>2202.432157232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05.766679503192">
                <text:p>905.766679503192</text:p>
              </table:table-cell>
              <table:table-cell office:value-type="float" office:value="776.371439574165">
                <text:p>776.3714395741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05.026528977999">
                <text:p>905.026528977999</text:p>
              </table:table-cell>
              <table:table-cell office:value-type="float" office:value="775.737024838285">
                <text:p>775.7370248382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51.67406247914">
                <text:p>1951.67406247914</text:p>
              </table:table-cell>
              <table:table-cell office:value-type="float" office:value="1691.45085414859">
                <text:p>1691.450854148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8.954829879044">
                <text:p>778.954829879044</text:p>
              </table:table-cell>
              <table:table-cell office:value-type="float" office:value="649.129024899203">
                <text:p>649.1290248992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73.49954203659">
                <text:p>1173.49954203659</text:p>
              </table:table-cell>
              <table:table-cell office:value-type="float" office:value="1043.11070403252">
                <text:p>1043.110704032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64.04633671139">
                <text:p>1164.04633671139</text:p>
              </table:table-cell>
              <table:table-cell office:value-type="float" office:value="1034.70785485457">
                <text:p>1034.707854854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64.20738257782">
                <text:p>1764.20738257782</text:p>
              </table:table-cell>
              <table:table-cell office:value-type="float" office:value="1512.17775649528">
                <text:p>1512.177756495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16.753134167458">
                <text:p>916.753134167458</text:p>
              </table:table-cell>
              <table:table-cell office:value-type="float" office:value="785.788400714964">
                <text:p>785.7884007149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8.57205951162">
                <text:p>1678.57205951162</text:p>
              </table:table-cell>
              <table:table-cell office:value-type="float" office:value="1420.33020420214">
                <text:p>1420.330204202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77.01308818414">
                <text:p>1177.01308818414</text:p>
              </table:table-cell>
              <table:table-cell office:value-type="float" office:value="1046.23385616368">
                <text:p>1046.233856163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23.27155900917">
                <text:p>1023.27155900917</text:p>
              </table:table-cell>
              <table:table-cell office:value-type="float" office:value="895.362614133024">
                <text:p>895.3626141330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94.76593666796">
                <text:p>1294.76593666796</text:p>
              </table:table-cell>
              <table:table-cell office:value-type="float" office:value="1165.28934300117">
                <text:p>1165.289343001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86.66034330754">
                <text:p>2486.66034330754</text:p>
              </table:table-cell>
              <table:table-cell office:value-type="float" office:value="2094.0297627853">
                <text:p>2094.02976278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89.45739632763">
                <text:p>1289.45739632763</text:p>
              </table:table-cell>
              <table:table-cell office:value-type="float" office:value="1031.5659170621">
                <text:p>1031.56591706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37.24345283598">
                <text:p>1837.24345283598</text:p>
              </table:table-cell>
              <table:table-cell office:value-type="float" office:value="1706.01177763341">
                <text:p>1706.011777633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.20109085128">
                <text:p>776.20109085128</text:p>
              </table:table-cell>
              <table:table-cell office:value-type="float" office:value="646.834242376066">
                <text:p>646.8342423760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44.92493815041">
                <text:p>1944.92493815041</text:p>
              </table:table-cell>
              <table:table-cell office:value-type="float" office:value="1685.60161306369">
                <text:p>1685.601613063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27.303496177726">
                <text:p>727.303496177726</text:p>
              </table:table-cell>
              <table:table-cell office:value-type="float" office:value="606.086246814771">
                <text:p>606.0862468147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47.13110123011">
                <text:p>1047.13110123011</text:p>
              </table:table-cell>
              <table:table-cell office:value-type="float" office:value="916.239713576345">
                <text:p>916.2397135763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68.02405285688">
                <text:p>2068.02405285688</text:p>
              </table:table-cell>
              <table:table-cell office:value-type="float" office:value="1809.52104624977">
                <text:p>1809.521046249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26.84039365128">
                <text:p>1026.84039365128</text:p>
              </table:table-cell>
              <table:table-cell office:value-type="float" office:value="898.485344444869">
                <text:p>898.4853444448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31.80181373631">
                <text:p>1031.80181373631</text:p>
              </table:table-cell>
              <table:table-cell office:value-type="float" office:value="902.826587019271">
                <text:p>902.8265870192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16.73441748239">
                <text:p>1416.73441748239</text:p>
              </table:table-cell>
              <table:table-cell office:value-type="float" office:value="1159.1463415765">
                <text:p>1159.14634157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3.59752558389">
                <text:p>1293.59752558389</text:p>
              </table:table-cell>
              <table:table-cell office:value-type="float" office:value="1034.87802046711">
                <text:p>1034.878020467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45.03338385543">
                <text:p>1145.03338385543</text:p>
              </table:table-cell>
              <table:table-cell office:value-type="float" office:value="1145.03338385543">
                <text:p>1145.033383855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61.38313732386">
                <text:p>1161.38313732386</text:p>
              </table:table-cell>
              <table:table-cell office:value-type="float" office:value="903.297995696337">
                <text:p>903.2979956963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32.40740790927">
                <text:p>1032.40740790927</text:p>
              </table:table-cell>
              <table:table-cell office:value-type="float" office:value="903.356481920613">
                <text:p>903.3564819206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06.892871660084">
                <text:p>906.892871660084</text:p>
              </table:table-cell>
              <table:table-cell office:value-type="float" office:value="906.892871660084">
                <text:p>906.8928716600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76.35237524123">
                <text:p>1276.35237524123</text:p>
              </table:table-cell>
              <table:table-cell office:value-type="float" office:value="1021.08190019298">
                <text:p>1021.081900192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93.25584175368">
                <text:p>1293.25584175368</text:p>
              </table:table-cell>
              <table:table-cell office:value-type="float" office:value="1163.93025757831">
                <text:p>1163.930257578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03.4957406681">
                <text:p>903.4957406681</text:p>
              </table:table-cell>
              <table:table-cell office:value-type="float" office:value="774.424920572657">
                <text:p>774.4249205726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0.34616219546">
                <text:p>1550.34616219546</text:p>
              </table:table-cell>
              <table:table-cell office:value-type="float" office:value="1291.95513516289">
                <text:p>1291.955135162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40.22330989049">
                <text:p>640.22330989049</text:p>
              </table:table-cell>
              <table:table-cell office:value-type="float" office:value="640.22330989049">
                <text:p>640.223309890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27.37572707262">
                <text:p>1927.37572707262</text:p>
              </table:table-cell>
              <table:table-cell office:value-type="float" office:value="1670.39229679627">
                <text:p>1670.392296796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89.10498356256">
                <text:p>1289.10498356256</text:p>
              </table:table-cell>
              <table:table-cell office:value-type="float" office:value="1160.1944852063">
                <text:p>1160.19448520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31.50440081682">
                <text:p>1031.50440081682</text:p>
              </table:table-cell>
              <table:table-cell office:value-type="float" office:value="773.628300612617">
                <text:p>773.6283006126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66.894156785968">
                <text:p>766.894156785968</text:p>
              </table:table-cell>
              <table:table-cell office:value-type="float" office:value="766.894156785968">
                <text:p>766.8941567859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63.93604984609">
                <text:p>1163.93604984609</text:p>
              </table:table-cell>
              <table:table-cell office:value-type="float" office:value="905.28359432474">
                <text:p>905.283594324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04.990423339626">
                <text:p>904.990423339626</text:p>
              </table:table-cell>
              <table:table-cell office:value-type="float" office:value="904.990423339626">
                <text:p>904.9904233396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33.88807643386">
                <text:p>1933.88807643386</text:p>
              </table:table-cell>
              <table:table-cell office:value-type="float" office:value="1676.03633290934">
                <text:p>1676.036332909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9.424217654411">
                <text:p>899.424217654411</text:p>
              </table:table-cell>
              <table:table-cell office:value-type="float" office:value="642.445869753151">
                <text:p>642.4458697531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34.64081427598">
                <text:p>1034.64081427598</text:p>
              </table:table-cell>
              <table:table-cell office:value-type="float" office:value="1034.64081427598">
                <text:p>1034.640814275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22.72897815292">
                <text:p>1922.72897815292</text:p>
              </table:table-cell>
              <table:table-cell office:value-type="float" office:value="1666.3651143992">
                <text:p>1666.365114399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60.07928363362">
                <text:p>1160.07928363362</text:p>
              </table:table-cell>
              <table:table-cell office:value-type="float" office:value="1031.1815854521">
                <text:p>1031.18158545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46.30767334216">
                <text:p>1046.30767334216</text:p>
              </table:table-cell>
              <table:table-cell office:value-type="float" office:value="915.519214174389">
                <text:p>915.5192141743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58.79343772356">
                <text:p>2058.79343772356</text:p>
              </table:table-cell>
              <table:table-cell office:value-type="float" office:value="1801.44425800812">
                <text:p>1801.444258008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87.46747284241">
                <text:p>1287.46747284241</text:p>
              </table:table-cell>
              <table:table-cell office:value-type="float" office:value="1029.97397827392">
                <text:p>1029.973978273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77.476505631845">
                <text:p>777.476505631845</text:p>
              </table:table-cell>
              <table:table-cell office:value-type="float" office:value="647.897088026538">
                <text:p>647.8970880265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08.77264450476">
                <text:p>1908.77264450476</text:p>
              </table:table-cell>
              <table:table-cell office:value-type="float" office:value="1654.26962523746">
                <text:p>1654.269625237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33.84718769334">
                <text:p>1033.84718769334</text:p>
              </table:table-cell>
              <table:table-cell office:value-type="float" office:value="904.616289231674">
                <text:p>904.6162892316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45.0894434708">
                <text:p>1145.0894434708</text:p>
              </table:table-cell>
              <table:table-cell office:value-type="float" office:value="1017.85728308516">
                <text:p>1017.857283085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77.760052914231">
                <text:p>777.760052914231</text:p>
              </table:table-cell>
              <table:table-cell office:value-type="float" office:value="648.133377428526">
                <text:p>648.1333774285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29.10228571755">
                <text:p>1829.10228571755</text:p>
              </table:table-cell>
              <table:table-cell office:value-type="float" office:value="1567.80195918647">
                <text:p>1567.8019591864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35.25263277732">
                <text:p>1235.25263277732</text:p>
              </table:table-cell>
              <table:table-cell office:value-type="float" office:value="1070.55228174034">
                <text:p>1070.552281740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486.67286654416">
                <text:p>2486.67286654416</text:p>
              </table:table-cell>
              <table:table-cell office:value-type="float" office:value="2224.91782796056">
                <text:p>2224.917827960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350.3774646143">
                <text:p>2350.3774646143</text:p>
              </table:table-cell>
              <table:table-cell office:value-type="float" office:value="2089.22441299049">
                <text:p>2089.224412990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43.4148484663">
                <text:p>1043.4148484663</text:p>
              </table:table-cell>
              <table:table-cell office:value-type="float" office:value="782.561136349722">
                <text:p>782.5611363497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43.18418180601">
                <text:p>1043.18418180601</text:p>
              </table:table-cell>
              <table:table-cell office:value-type="float" office:value="912.786159080262">
                <text:p>912.7861590802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65.18473681634">
                <text:p>1165.18473681634</text:p>
              </table:table-cell>
              <table:table-cell office:value-type="float" office:value="1035.71976605897">
                <text:p>1035.719766058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9.90741984429">
                <text:p>1169.90741984429</text:p>
              </table:table-cell>
              <table:table-cell office:value-type="float" office:value="1039.91770652826">
                <text:p>1039.917706528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72.28306459793">
                <text:p>1572.28306459793</text:p>
              </table:table-cell>
              <table:table-cell office:value-type="float" office:value="1310.23588716494">
                <text:p>1310.235887164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6.766590204848">
                <text:p>516.766590204848</text:p>
              </table:table-cell>
              <table:table-cell office:value-type="float" office:value="516.766590204848">
                <text:p>516.7665902048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2.82505199255">
                <text:p>1702.82505199255</text:p>
              </table:table-cell>
              <table:table-cell office:value-type="float" office:value="1440.85196707062">
                <text:p>1440.851967070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71.39435805784">
                <text:p>1571.39435805784</text:p>
              </table:table-cell>
              <table:table-cell office:value-type="float" office:value="1440.44482821969">
                <text:p>1440.4448282196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13.24051982955">
                <text:p>913.24051982955</text:p>
              </table:table-cell>
              <table:table-cell office:value-type="float" office:value="782.777588425329">
                <text:p>782.7775884253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76.352037452464">
                <text:p>776.352037452464</text:p>
              </table:table-cell>
              <table:table-cell office:value-type="float" office:value="646.960031210387">
                <text:p>646.96003121038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47.25660122523">
                <text:p>1547.25660122523</text:p>
              </table:table-cell>
              <table:table-cell office:value-type="float" office:value="1289.38050102103">
                <text:p>1289.380501021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21.65326865731">
                <text:p>1421.65326865731</text:p>
              </table:table-cell>
              <table:table-cell office:value-type="float" office:value="1292.41206241574">
                <text:p>1292.412062415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47.198923060992">
                <text:p>647.198923060992</text:p>
              </table:table-cell>
              <table:table-cell office:value-type="float" office:value="647.198923060992">
                <text:p>647.1989230609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75.92254008734">
                <text:p>775.92254008734</text:p>
              </table:table-cell>
              <table:table-cell office:value-type="float" office:value="646.60211673945">
                <text:p>646.602116739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2.36544919519">
                <text:p>1632.36544919519</text:p>
              </table:table-cell>
              <table:table-cell office:value-type="float" office:value="1381.23230316516">
                <text:p>1381.232303165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93.63367479038">
                <text:p>1693.63367479038</text:p>
              </table:table-cell>
              <table:table-cell office:value-type="float" office:value="1433.07464789955">
                <text:p>1433.074647899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49.14235510726">
                <text:p>1049.14235510726</text:p>
              </table:table-cell>
              <table:table-cell office:value-type="float" office:value="1049.14235510726">
                <text:p>1049.142355107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32.78752337314">
                <text:p>1032.78752337314</text:p>
              </table:table-cell>
              <table:table-cell office:value-type="float" office:value="774.590642529858">
                <text:p>774.5906425298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72.78641080189">
                <text:p>1172.78641080189</text:p>
              </table:table-cell>
              <table:table-cell office:value-type="float" office:value="1172.78641080189">
                <text:p>1172.786410801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11.03035070922">
                <text:p>1311.03035070922</text:p>
              </table:table-cell>
              <table:table-cell office:value-type="float" office:value="1048.82428056738">
                <text:p>1048.824280567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34.2077850596">
                <text:p>1034.2077850596</text:p>
              </table:table-cell>
              <table:table-cell office:value-type="float" office:value="904.931811927153">
                <text:p>904.9318119271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10.594044418876">
                <text:p>910.594044418876</text:p>
              </table:table-cell>
              <table:table-cell office:value-type="float" office:value="780.509180930466">
                <text:p>780.5091809304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20.8974432855">
                <text:p>1920.8974432855</text:p>
              </table:table-cell>
              <table:table-cell office:value-type="float" office:value="1792.83761373314">
                <text:p>1792.837613733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47.9434287356">
                <text:p>1147.9434287356</text:p>
              </table:table-cell>
              <table:table-cell office:value-type="float" office:value="892.844889016574">
                <text:p>892.8448890165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71.88599558657">
                <text:p>1171.88599558657</text:p>
              </table:table-cell>
              <table:table-cell office:value-type="float" office:value="1041.67644052139">
                <text:p>1041.676440521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47.41648674714">
                <text:p>1047.41648674714</text:p>
              </table:table-cell>
              <table:table-cell office:value-type="float" office:value="916.489425903744">
                <text:p>916.4894259037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09.83228750211">
                <text:p>1309.83228750211</text:p>
              </table:table-cell>
              <table:table-cell office:value-type="float" office:value="1178.8490587519">
                <text:p>1178.84905875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03.35139581127">
                <text:p>1303.35139581127</text:p>
              </table:table-cell>
              <table:table-cell office:value-type="float" office:value="1042.68111664902">
                <text:p>1042.681116649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42.45413166333">
                <text:p>1442.45413166333</text:p>
              </table:table-cell>
              <table:table-cell office:value-type="float" office:value="1311.32193787576">
                <text:p>1311.321937875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85.384003691305">
                <text:p>785.384003691305</text:p>
              </table:table-cell>
              <table:table-cell office:value-type="float" office:value="785.384003691305">
                <text:p>785.3840036913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08.67620549586">
                <text:p>1308.67620549586</text:p>
              </table:table-cell>
              <table:table-cell office:value-type="float" office:value="1046.94096439668">
                <text:p>1046.940964396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77.80265378411">
                <text:p>1177.80265378411</text:p>
              </table:table-cell>
              <table:table-cell office:value-type="float" office:value="1046.93569225254">
                <text:p>1046.935692252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46.634418646094">
                <text:p>646.634418646094</text:p>
              </table:table-cell>
              <table:table-cell office:value-type="float" office:value="517.307534916875">
                <text:p>517.307534916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25.25467712536">
                <text:p>2225.25467712536</text:p>
              </table:table-cell>
              <table:table-cell office:value-type="float" office:value="1963.46000922826">
                <text:p>1963.460009228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65.12658077578">
                <text:p>1165.12658077578</text:p>
              </table:table-cell>
              <table:table-cell office:value-type="float" office:value="1035.66807180069">
                <text:p>1035.668071800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88.044451847528">
                <text:p>388.044451847528</text:p>
              </table:table-cell>
              <table:table-cell office:value-type="float" office:value="258.696301231685">
                <text:p>258.6963012316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84.988002478867">
                <text:p>784.988002478867</text:p>
              </table:table-cell>
              <table:table-cell office:value-type="float" office:value="784.988002478867">
                <text:p>784.9880024788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97.93250522149">
                <text:p>2197.93250522149</text:p>
              </table:table-cell>
              <table:table-cell office:value-type="float" office:value="1939.35221048955">
                <text:p>1939.352210489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02.907332977125">
                <text:p>902.907332977125</text:p>
              </table:table-cell>
              <table:table-cell office:value-type="float" office:value="773.92057112325">
                <text:p>773.920571123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09.640816498275">
                <text:p>909.640816498275</text:p>
              </table:table-cell>
              <table:table-cell office:value-type="float" office:value="779.692128427093">
                <text:p>779.6921284270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08.80912836509">
                <text:p>1808.80912836509</text:p>
              </table:table-cell>
              <table:table-cell office:value-type="float" office:value="1679.60847633901">
                <text:p>1679.608476339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95.477462967331">
                <text:p>895.477462967331</text:p>
              </table:table-cell>
              <table:table-cell office:value-type="float" office:value="767.552111114855">
                <text:p>767.5521111148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18.60753456508">
                <text:p>1418.60753456508</text:p>
              </table:table-cell>
              <table:table-cell office:value-type="float" office:value="1160.67889191689">
                <text:p>1160.6788919168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81.743779093425">
                <text:p>781.743779093425</text:p>
              </table:table-cell>
              <table:table-cell office:value-type="float" office:value="651.453149244521">
                <text:p>651.4531492445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57.99103727289">
                <text:p>1157.99103727289</text:p>
              </table:table-cell>
              <table:table-cell office:value-type="float" office:value="1029.32536646479">
                <text:p>1029.325366464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26.33398963341">
                <text:p>1826.33398963341</text:p>
              </table:table-cell>
              <table:table-cell office:value-type="float" office:value="1565.42913397149">
                <text:p>1565.429133971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48.2240981649">
                <text:p>648.2240981649</text:p>
              </table:table-cell>
              <table:table-cell office:value-type="float" office:value="648.2240981649">
                <text:p>648.22409816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47.44287221698">
                <text:p>1047.44287221698</text:p>
              </table:table-cell>
              <table:table-cell office:value-type="float" office:value="916.512513189859">
                <text:p>916.5125131898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35.64227621227">
                <text:p>1035.64227621227</text:p>
              </table:table-cell>
              <table:table-cell office:value-type="float" office:value="906.186991685734">
                <text:p>906.1869916857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23.07797426382">
                <text:p>1423.07797426382</text:p>
              </table:table-cell>
              <table:table-cell office:value-type="float" office:value="1164.33652439767">
                <text:p>1164.336524397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77.22813351817">
                <text:p>1677.22813351817</text:p>
              </table:table-cell>
              <table:table-cell office:value-type="float" office:value="1548.210584786">
                <text:p>1548.2105847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7.98977595212">
                <text:p>1807.98977595212</text:p>
              </table:table-cell>
              <table:table-cell office:value-type="float" office:value="1549.70552224468">
                <text:p>1549.705522244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90.72755599222">
                <text:p>1290.72755599222</text:p>
              </table:table-cell>
              <table:table-cell office:value-type="float" office:value="1161.654800393">
                <text:p>1161.65480039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42.41990207022">
                <text:p>1542.41990207022</text:p>
              </table:table-cell>
              <table:table-cell office:value-type="float" office:value="1285.34991839185">
                <text:p>1285.349918391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73.33944617761">
                <text:p>1273.33944617761</text:p>
              </table:table-cell>
              <table:table-cell office:value-type="float" office:value="1146.00550155985">
                <text:p>1146.005501559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23.33861438684">
                <text:p>1623.33861438684</text:p>
              </table:table-cell>
              <table:table-cell office:value-type="float" office:value="1373.59421217348">
                <text:p>1373.594212173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79.4982013098">
                <text:p>1179.4982013098</text:p>
              </table:table-cell>
              <table:table-cell office:value-type="float" office:value="1179.4982013098">
                <text:p>1179.49820130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17.155872805071">
                <text:p>917.155872805071</text:p>
              </table:table-cell>
              <table:table-cell office:value-type="float" office:value="786.13360526149">
                <text:p>786.133605261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91.490665056061">
                <text:p>891.490665056061</text:p>
              </table:table-cell>
              <table:table-cell office:value-type="float" office:value="764.134855762338">
                <text:p>764.13485576233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0.41642872423">
                <text:p>1180.41642872423</text:p>
              </table:table-cell>
              <table:table-cell office:value-type="float" office:value="1049.25904775487">
                <text:p>1049.259047754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26.43499944486">
                <text:p>1426.43499944486</text:p>
              </table:table-cell>
              <table:table-cell office:value-type="float" office:value="1167.08318136397">
                <text:p>1167.083181363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33.25455245556">
                <text:p>1433.25455245556</text:p>
              </table:table-cell>
              <table:table-cell office:value-type="float" office:value="1302.95868405051">
                <text:p>1302.958684050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72.80850244022">
                <text:p>1272.80850244022</text:p>
              </table:table-cell>
              <table:table-cell office:value-type="float" office:value="1145.5276521962">
                <text:p>1145.52765219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76.054065410312">
                <text:p>776.054065410312</text:p>
              </table:table-cell>
              <table:table-cell office:value-type="float" office:value="646.71172117526">
                <text:p>646.711721175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29.69649911288">
                <text:p>1529.69649911288</text:p>
              </table:table-cell>
              <table:table-cell office:value-type="float" office:value="1274.74708259407">
                <text:p>1274.747082594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96.40926732046">
                <text:p>1296.40926732046</text:p>
              </table:table-cell>
              <table:table-cell office:value-type="float" office:value="1296.40926732046">
                <text:p>1296.409267320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79.04003794445">
                <text:p>1679.04003794445</text:p>
              </table:table-cell>
              <table:table-cell office:value-type="float" office:value="1420.72618595299">
                <text:p>1420.726185952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52.10040587193">
                <text:p>1552.10040587193</text:p>
              </table:table-cell>
              <table:table-cell office:value-type="float" office:value="1293.41700489327">
                <text:p>1293.417004893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21.89396705565">
                <text:p>1421.89396705565</text:p>
              </table:table-cell>
              <table:table-cell office:value-type="float" office:value="1292.6308791415">
                <text:p>1292.63087914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276.10239299204">
                <text:p>3276.10239299204</text:p>
              </table:table-cell>
              <table:table-cell office:value-type="float" office:value="2882.97010583299">
                <text:p>2882.9701058329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22.78716679916">
                <text:p>1422.78716679916</text:p>
              </table:table-cell>
              <table:table-cell office:value-type="float" office:value="1164.09859101749">
                <text:p>1164.098591017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17.43847204785">
                <text:p>917.43847204785</text:p>
              </table:table-cell>
              <table:table-cell office:value-type="float" office:value="786.375833183872">
                <text:p>786.3758331838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74.35850780782">
                <text:p>2074.35850780782</text:p>
              </table:table-cell>
              <table:table-cell office:value-type="float" office:value="1815.06369433184">
                <text:p>1815.063694331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60.4928025408">
                <text:p>1960.4928025408</text:p>
              </table:table-cell>
              <table:table-cell office:value-type="float" office:value="1699.09376220203">
                <text:p>1699.093762202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44.53327944656">
                <text:p>1044.53327944656</text:p>
              </table:table-cell>
              <table:table-cell office:value-type="float" office:value="1044.53327944656">
                <text:p>1044.533279446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69.07396225528">
                <text:p>1569.07396225528</text:p>
              </table:table-cell>
              <table:table-cell office:value-type="float" office:value="1307.56163521273">
                <text:p>1307.5616352127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09.99773582611">
                <text:p>1309.99773582611</text:p>
              </table:table-cell>
              <table:table-cell office:value-type="float" office:value="1047.99818866089">
                <text:p>1047.998188660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65.60233479946">
                <text:p>1565.60233479946</text:p>
              </table:table-cell>
              <table:table-cell office:value-type="float" office:value="2348.40350219919">
                <text:p>2348.403502199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197.01288648345">
                <text:p>2197.01288648345</text:p>
              </table:table-cell>
              <table:table-cell office:value-type="float" office:value="1033.88841716868">
                <text:p>1033.888417168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09.95798886132">
                <text:p>1309.95798886132</text:p>
              </table:table-cell>
              <table:table-cell office:value-type="float" office:value="1047.96639108906">
                <text:p>1047.966391089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163.68947237796">
                <text:p>2163.68947237796</text:p>
              </table:table-cell>
              <table:table-cell office:value-type="float" office:value="1909.13776974526">
                <text:p>1909.137769745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47.85536869392">
                <text:p>1047.85536869392</text:p>
              </table:table-cell>
              <table:table-cell office:value-type="float" office:value="1047.85536869392">
                <text:p>1047.855368693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12.44293071593">
                <text:p>1312.44293071593</text:p>
              </table:table-cell>
              <table:table-cell office:value-type="float" office:value="1049.95434457275">
                <text:p>1049.954344572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4.805524512971">
                <text:p>904.805524512971</text:p>
              </table:table-cell>
              <table:table-cell office:value-type="float" office:value="775.547592439689">
                <text:p>775.5475924396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16.378445572483">
                <text:p>916.378445572483</text:p>
              </table:table-cell>
              <table:table-cell office:value-type="float" office:value="916.378445572483">
                <text:p>916.3784455724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18.21802762786">
                <text:p>1918.21802762786</text:p>
              </table:table-cell>
              <table:table-cell office:value-type="float" office:value="1662.45562394415">
                <text:p>1662.455623944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8.62823919723">
                <text:p>1048.62823919723</text:p>
              </table:table-cell>
              <table:table-cell office:value-type="float" office:value="917.549709297576">
                <text:p>917.5497092975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6.85963784415">
                <text:p>1406.85963784415</text:p>
              </table:table-cell>
              <table:table-cell office:value-type="float" office:value="1151.06697641794">
                <text:p>1151.066976417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44.24082102394">
                <text:p>1244.24082102394</text:p>
              </table:table-cell>
              <table:table-cell office:value-type="float" office:value="1096.11691375919">
                <text:p>1096.116913759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71.62137753383">
                <text:p>1171.62137753383</text:p>
              </table:table-cell>
              <table:table-cell office:value-type="float" office:value="1041.44122447452">
                <text:p>1041.441224474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26.81076800202">
                <text:p>1126.81076800202</text:p>
              </table:table-cell>
              <table:table-cell office:value-type="float" office:value="876.40837511268">
                <text:p>876.4083751126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65.49883510722">
                <text:p>1165.49883510722</text:p>
              </table:table-cell>
              <table:table-cell office:value-type="float" office:value="1165.49883510722">
                <text:p>1165.498835107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42.42989891515">
                <text:p>742.42989891515</text:p>
              </table:table-cell>
              <table:table-cell office:value-type="float" office:value="618.691582429292">
                <text:p>618.6915824292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63.65922766878">
                <text:p>1763.65922766878</text:p>
              </table:table-cell>
              <table:table-cell office:value-type="float" office:value="1511.70790943038">
                <text:p>1511.707909430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90.642366291237">
                <text:p>390.642366291237</text:p>
              </table:table-cell>
              <table:table-cell office:value-type="float" office:value="390.642366291237">
                <text:p>390.6423662912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5.495731191722">
                <text:p>905.495731191722</text:p>
              </table:table-cell>
              <table:table-cell office:value-type="float" office:value="776.139198164334">
                <text:p>776.1391981643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83.4172526506">
                <text:p>1283.4172526506</text:p>
              </table:table-cell>
              <table:table-cell office:value-type="float" office:value="1155.07552738554">
                <text:p>1155.075527385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23.71398793587">
                <text:p>2323.71398793587</text:p>
              </table:table-cell>
              <table:table-cell office:value-type="float" office:value="1936.42832327989">
                <text:p>1936.4283232798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88.45208404793">
                <text:p>1288.45208404793</text:p>
              </table:table-cell>
              <table:table-cell office:value-type="float" office:value="1159.60687564313">
                <text:p>1159.606875643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04.34745970299">
                <text:p>2204.34745970299</text:p>
              </table:table-cell>
              <table:table-cell office:value-type="float" office:value="1945.01246444381">
                <text:p>1945.012464443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52.945026925821">
                <text:p>652.945026925821</text:p>
              </table:table-cell>
              <table:table-cell office:value-type="float" office:value="652.945026925821">
                <text:p>652.9450269258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8.08933149144">
                <text:p>1908.08933149144</text:p>
              </table:table-cell>
              <table:table-cell office:value-type="float" office:value="1526.47146519315">
                <text:p>1526.471465193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03.360967902444">
                <text:p>903.360967902444</text:p>
              </table:table-cell>
              <table:table-cell office:value-type="float" office:value="903.360967902444">
                <text:p>903.360967902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82.39828557092">
                <text:p>1682.39828557092</text:p>
              </table:table-cell>
              <table:table-cell office:value-type="float" office:value="1423.56778009847">
                <text:p>1423.567780098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0.75386995843">
                <text:p>910.75386995843</text:p>
              </table:table-cell>
              <table:table-cell office:value-type="float" office:value="780.646174250083">
                <text:p>780.6461742500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51.54352087722">
                <text:p>1551.54352087722</text:p>
              </table:table-cell>
              <table:table-cell office:value-type="float" office:value="1422.24822747078">
                <text:p>1422.248227470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01.160177557701">
                <text:p>901.160177557701</text:p>
              </table:table-cell>
              <table:table-cell office:value-type="float" office:value="772.423009335172">
                <text:p>772.4230093351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97.53071580262">
                <text:p>897.53071580262</text:p>
              </table:table-cell>
              <table:table-cell office:value-type="float" office:value="897.53071580262">
                <text:p>897.530715802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09.900597727221">
                <text:p>909.900597727221</text:p>
              </table:table-cell>
              <table:table-cell office:value-type="float" office:value="779.914798051904">
                <text:p>779.9147980519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36.00197041402">
                <text:p>1436.00197041402</text:p>
              </table:table-cell>
              <table:table-cell office:value-type="float" office:value="1174.91070306602">
                <text:p>1174.9107030660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22.11087609236">
                <text:p>1822.11087609236</text:p>
              </table:table-cell>
              <table:table-cell office:value-type="float" office:value="1691.96009922862">
                <text:p>1691.960099228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01.298759924925">
                <text:p>901.298759924925</text:p>
              </table:table-cell>
              <table:table-cell office:value-type="float" office:value="772.541794221364">
                <text:p>772.5417942213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02.92589547211">
                <text:p>1302.92589547211</text:p>
              </table:table-cell>
              <table:table-cell office:value-type="float" office:value="1042.34071637769">
                <text:p>1042.340716377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05.71264664201">
                <text:p>1305.71264664201</text:p>
              </table:table-cell>
              <table:table-cell office:value-type="float" office:value="1305.71264664201">
                <text:p>1305.712646642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72.32721606479">
                <text:p>1172.32721606479</text:p>
              </table:table-cell>
              <table:table-cell office:value-type="float" office:value="911.810056939282">
                <text:p>911.8100569392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40.20492513529">
                <text:p>1440.20492513529</text:p>
              </table:table-cell>
              <table:table-cell office:value-type="float" office:value="1309.27720466845">
                <text:p>1309.277204668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73.209479195631">
                <text:p>773.209479195631</text:p>
              </table:table-cell>
              <table:table-cell office:value-type="float" office:value="644.341232663026">
                <text:p>644.3412326630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91.140787513845">
                <text:p>891.140787513845</text:p>
              </table:table-cell>
              <table:table-cell office:value-type="float" office:value="763.834960726152">
                <text:p>763.8349607261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85.43531144687">
                <text:p>1785.43531144687</text:p>
              </table:table-cell>
              <table:table-cell office:value-type="float" office:value="1657.9042177721">
                <text:p>1657.90421777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84.09678237449">
                <text:p>1284.09678237449</text:p>
              </table:table-cell>
              <table:table-cell office:value-type="float" office:value="1027.27742589959">
                <text:p>1027.277425899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74.436533595332">
                <text:p>774.436533595332</text:p>
              </table:table-cell>
              <table:table-cell office:value-type="float" office:value="774.436533595332">
                <text:p>774.4365335953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21.24761317199">
                <text:p>1021.24761317199</text:p>
              </table:table-cell>
              <table:table-cell office:value-type="float" office:value="893.591661525493">
                <text:p>893.5916615254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65.41347649377">
                <text:p>1965.41347649377</text:p>
              </table:table-cell>
              <table:table-cell office:value-type="float" office:value="1703.3583462946">
                <text:p>1703.35834629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54.456938268818">
                <text:p>654.456938268818</text:p>
              </table:table-cell>
              <table:table-cell office:value-type="float" office:value="654.456938268818">
                <text:p>654.4569382688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39.84152444473">
                <text:p>1439.84152444473</text:p>
              </table:table-cell>
              <table:table-cell office:value-type="float" office:value="1178.05215636387">
                <text:p>1178.052156363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72.53723076901">
                <text:p>1572.53723076901</text:p>
              </table:table-cell>
              <table:table-cell office:value-type="float" office:value="1441.49246153826">
                <text:p>1441.492461538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86.010528029375">
                <text:p>786.010528029375</text:p>
              </table:table-cell>
              <table:table-cell office:value-type="float" office:value="655.008773357813">
                <text:p>655.0087733578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89.900794800148">
                <text:p>889.900794800148</text:p>
              </table:table-cell>
              <table:table-cell office:value-type="float" office:value="762.772109828698">
                <text:p>762.7721098286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63.51934987843">
                <text:p>1963.51934987843</text:p>
              </table:table-cell>
              <table:table-cell office:value-type="float" office:value="1701.71676989464">
                <text:p>1701.716769894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17.206829204435">
                <text:p>917.206829204435</text:p>
              </table:table-cell>
              <table:table-cell office:value-type="float" office:value="917.206829204435">
                <text:p>917.2068292044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12.60878425783">
                <text:p>1312.60878425783</text:p>
              </table:table-cell>
              <table:table-cell office:value-type="float" office:value="1181.34790583205">
                <text:p>1181.347905832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19.917173201345">
                <text:p>519.917173201345</text:p>
              </table:table-cell>
              <table:table-cell office:value-type="float" office:value="311.950303920807">
                <text:p>311.9503039208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00.42489198632">
                <text:p>1300.42489198632</text:p>
              </table:table-cell>
              <table:table-cell office:value-type="float" office:value="1170.38240278769">
                <text:p>1170.382402787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321.33474436783">
                <text:p>2321.33474436783</text:p>
              </table:table-cell>
              <table:table-cell office:value-type="float" office:value="2063.4086616603">
                <text:p>2063.40866166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53.01807248603">
                <text:p>2353.01807248603</text:p>
              </table:table-cell>
              <table:table-cell office:value-type="float" office:value="2222.2948462368">
                <text:p>2222.294846236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14.67692014896">
                <text:p>1414.67692014896</text:p>
              </table:table-cell>
              <table:table-cell office:value-type="float" office:value="1157.46293466733">
                <text:p>1157.462934667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61.62101731649">
                <text:p>2261.62101731649</text:p>
              </table:table-cell>
              <table:table-cell office:value-type="float" office:value="2010.32979317021">
                <text:p>2010.329793170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47.37417128843">
                <text:p>1047.37417128843</text:p>
              </table:table-cell>
              <table:table-cell office:value-type="float" office:value="916.452399877372">
                <text:p>916.4523998773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12.67290006837">
                <text:p>1012.67290006837</text:p>
              </table:table-cell>
              <table:table-cell office:value-type="float" office:value="759.504675051279">
                <text:p>759.5046750512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45.80484075794">
                <text:p>1545.80484075794</text:p>
              </table:table-cell>
              <table:table-cell office:value-type="float" office:value="1545.80484075794">
                <text:p>1545.804840757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21.22253092021">
                <text:p>1021.22253092021</text:p>
              </table:table-cell>
              <table:table-cell office:value-type="float" office:value="765.916898190154">
                <text:p>765.9168981901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87.32054249583">
                <text:p>1287.32054249583</text:p>
              </table:table-cell>
              <table:table-cell office:value-type="float" office:value="1158.58848824624">
                <text:p>1158.588488246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92.72102350701">
                <text:p>1292.72102350701</text:p>
              </table:table-cell>
              <table:table-cell office:value-type="float" office:value="1163.44892115631">
                <text:p>1163.4489211563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30.28417181518">
                <text:p>2230.28417181518</text:p>
              </table:table-cell>
              <table:table-cell office:value-type="float" office:value="1967.89779866046">
                <text:p>1967.897798660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63.94837234106">
                <text:p>1663.94837234106</text:p>
              </table:table-cell>
              <table:table-cell office:value-type="float" office:value="1407.95631505782">
                <text:p>1407.956315057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77.45817858905">
                <text:p>1177.45817858905</text:p>
              </table:table-cell>
              <table:table-cell office:value-type="float" office:value="1046.62949207916">
                <text:p>1046.629492079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46.89351701087">
                <text:p>1046.89351701087</text:p>
              </table:table-cell>
              <table:table-cell office:value-type="float" office:value="916.031827384512">
                <text:p>916.0318273845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63.63448301498">
                <text:p>1163.63448301498</text:p>
              </table:table-cell>
              <table:table-cell office:value-type="float" office:value="1034.34176267998">
                <text:p>1034.341762679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46.24965155636">
                <text:p>1046.24965155636</text:p>
              </table:table-cell>
              <table:table-cell office:value-type="float" office:value="915.468445111817">
                <text:p>915.4684451118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25.03513263072">
                <text:p>1025.03513263072</text:p>
              </table:table-cell>
              <table:table-cell office:value-type="float" office:value="1025.03513263072">
                <text:p>1025.035132630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36.90576566119">
                <text:p>1436.90576566119</text:p>
              </table:table-cell>
              <table:table-cell office:value-type="float" office:value="1175.65017190461">
                <text:p>1175.650171904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66.42155267401">
                <text:p>1566.42155267401</text:p>
              </table:table-cell>
              <table:table-cell office:value-type="float" office:value="1435.88642328451">
                <text:p>1435.886423284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73.393861130543">
                <text:p>773.393861130543</text:p>
              </table:table-cell>
              <table:table-cell office:value-type="float" office:value="644.494884275452">
                <text:p>644.4948842754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84.39788700733">
                <text:p>1684.39788700733</text:p>
              </table:table-cell>
              <table:table-cell office:value-type="float" office:value="1425.25975054466">
                <text:p>1425.2597505446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45.533952492146">
                <text:p>645.533952492146</text:p>
              </table:table-cell>
              <table:table-cell office:value-type="float" office:value="645.533952492146">
                <text:p>645.5339524921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.08926293627">
                <text:p>1944.08926293627</text:p>
              </table:table-cell>
              <table:table-cell office:value-type="float" office:value="1684.87736121144">
                <text:p>1684.877361211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33.14738178525">
                <text:p>1033.14738178525</text:p>
              </table:table-cell>
              <table:table-cell office:value-type="float" office:value="904.003959062093">
                <text:p>904.00395906209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19.86378017929">
                <text:p>1419.86378017929</text:p>
              </table:table-cell>
              <table:table-cell office:value-type="float" office:value="1290.78525470845">
                <text:p>1290.785254708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39.45714165171">
                <text:p>1139.45714165171</text:p>
              </table:table-cell>
              <table:table-cell office:value-type="float" office:value="1012.85079257929">
                <text:p>1012.8507925792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32.13536426403">
                <text:p>1032.13536426403</text:p>
              </table:table-cell>
              <table:table-cell office:value-type="float" office:value="903.118443731022">
                <text:p>903.1184437310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59.61262496034">
                <text:p>1159.61262496034</text:p>
              </table:table-cell>
              <table:table-cell office:value-type="float" office:value="1030.76677774252">
                <text:p>1030.766777742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68.54955210457">
                <text:p>1668.54955210457</text:p>
              </table:table-cell>
              <table:table-cell office:value-type="float" office:value="1540.19958655806">
                <text:p>1540.199586558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11.90376928348">
                <text:p>1811.90376928348</text:p>
              </table:table-cell>
              <table:table-cell office:value-type="float" office:value="1553.06037367155">
                <text:p>1553.060373671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65.69086123414">
                <text:p>1165.69086123414</text:p>
              </table:table-cell>
              <table:table-cell office:value-type="float" office:value="1036.16965443035">
                <text:p>1036.169654430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92.81761187437">
                <text:p>1292.81761187437</text:p>
              </table:table-cell>
              <table:table-cell office:value-type="float" office:value="1163.53585068693">
                <text:p>1163.535850686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15.7441227443">
                <text:p>1815.7441227443</text:p>
              </table:table-cell>
              <table:table-cell office:value-type="float" office:value="1556.3521052094">
                <text:p>1556.352105209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15.718887348671">
                <text:p>515.718887348671</text:p>
              </table:table-cell>
              <table:table-cell office:value-type="float" office:value="515.718887348671">
                <text:p>515.7188873486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83.23781058026">
                <text:p>1683.23781058026</text:p>
              </table:table-cell>
              <table:table-cell office:value-type="float" office:value="1424.27814741407">
                <text:p>1424.2781474140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14.638686869231">
                <text:p>914.638686869231</text:p>
              </table:table-cell>
              <table:table-cell office:value-type="float" office:value="783.976017316483">
                <text:p>783.9760173164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04.63938239259">
                <text:p>1804.63938239259</text:p>
              </table:table-cell>
              <table:table-cell office:value-type="float" office:value="1546.83375633651">
                <text:p>1546.833756336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13.049647370588">
                <text:p>513.049647370588</text:p>
              </table:table-cell>
              <table:table-cell office:value-type="float" office:value="513.049647370588">
                <text:p>513.0496473705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11.47924147526">
                <text:p>1811.47924147526</text:p>
              </table:table-cell>
              <table:table-cell office:value-type="float" office:value="1682.08786708417">
                <text:p>1682.087867084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351.82140205558">
                <text:p>2351.82140205558</text:p>
              </table:table-cell>
              <table:table-cell office:value-type="float" office:value="1959.85116837965">
                <text:p>1959.851168379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63.61561302324">
                <text:p>1263.61561302324</text:p>
              </table:table-cell>
              <table:table-cell office:value-type="float" office:value="1137.25405172091">
                <text:p>1137.254051720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76.301715395971">
                <text:p>776.301715395971</text:p>
              </table:table-cell>
              <table:table-cell office:value-type="float" office:value="646.918096163309">
                <text:p>646.9180961633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16.82003420634">
                <text:p>1916.82003420634</text:p>
              </table:table-cell>
              <table:table-cell office:value-type="float" office:value="1661.2440296455">
                <text:p>1661.24402964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33.89345984819">
                <text:p>1033.89345984819</text:p>
              </table:table-cell>
              <table:table-cell office:value-type="float" office:value="904.656777367164">
                <text:p>904.6567773671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34.52248735673">
                <text:p>1434.52248735673</text:p>
              </table:table-cell>
              <table:table-cell office:value-type="float" office:value="1304.11135214248">
                <text:p>1304.111352142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3.18767146155">
                <text:p>1003.18767146155</text:p>
              </table:table-cell>
              <table:table-cell office:value-type="float" office:value="877.789212528852">
                <text:p>877.7892125288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74.95213231958">
                <text:p>1174.95213231958</text:p>
              </table:table-cell>
              <table:table-cell office:value-type="float" office:value="1044.40189539518">
                <text:p>1044.401895395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72.4577854838">
                <text:p>1572.4577854838</text:p>
              </table:table-cell>
              <table:table-cell office:value-type="float" office:value="1310.38148790317">
                <text:p>1310.381487903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84.25726866429">
                <text:p>384.25726866429</text:p>
              </table:table-cell>
              <table:table-cell office:value-type="float" office:value="384.25726866429">
                <text:p>384.2572686642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69.09197798518">
                <text:p>1469.09197798518</text:p>
              </table:table-cell>
              <table:table-cell office:value-type="float" office:value="1312.80559734846">
                <text:p>1312.8055973484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11.184686434214">
                <text:p>511.184686434214</text:p>
              </table:table-cell>
              <table:table-cell office:value-type="float" office:value="383.388514825661">
                <text:p>383.38851482566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87.683280836938">
                <text:p>987.683280836938</text:p>
              </table:table-cell>
              <table:table-cell office:value-type="float" office:value="987.683280836938">
                <text:p>987.68328083693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48.33690679935">
                <text:p>1048.33690679935</text:p>
              </table:table-cell>
              <table:table-cell office:value-type="float" office:value="786.252680099511">
                <text:p>786.2526800995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75.81052032708">
                <text:p>2075.81052032708</text:p>
              </table:table-cell>
              <table:table-cell office:value-type="float" office:value="1946.07236280663">
                <text:p>1946.0723628066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35.09224544644">
                <text:p>1435.09224544644</text:p>
              </table:table-cell>
              <table:table-cell office:value-type="float" office:value="1304.62931404221">
                <text:p>1304.629314042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283.78546554274">
                <text:p>1283.78546554274</text:p>
              </table:table-cell>
              <table:table-cell office:value-type="float" office:value="1155.40691898847">
                <text:p>1155.406918988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15.039569448262">
                <text:p>915.039569448262</text:p>
              </table:table-cell>
              <table:table-cell office:value-type="float" office:value="653.599692463044">
                <text:p>653.5996924630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23.01157427579">
                <text:p>1223.01157427579</text:p>
              </table:table-cell>
              <table:table-cell office:value-type="float" office:value="1467.61388913094">
                <text:p>1467.6138891309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09.87862913499">
                <text:p>1309.87862913499</text:p>
              </table:table-cell>
              <table:table-cell office:value-type="float" office:value="785.927177480996">
                <text:p>785.92717748099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49.52429930681">
                <text:p>1049.52429930681</text:p>
              </table:table-cell>
              <table:table-cell office:value-type="float" office:value="918.333761893462">
                <text:p>918.33376189346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39.54464759663">
                <text:p>1539.54464759663</text:p>
              </table:table-cell>
              <table:table-cell office:value-type="float" office:value="1411.24926029691">
                <text:p>1411.249260296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62.597465811874">
                <text:p>862.597465811874</text:p>
              </table:table-cell>
              <table:table-cell office:value-type="float" office:value="739.369256410177">
                <text:p>739.36925641017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88.42653216043">
                <text:p>1288.42653216043</text:p>
              </table:table-cell>
              <table:table-cell office:value-type="float" office:value="1159.58387894439">
                <text:p>1159.5838789443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204.2040612911">
                <text:p>2204.2040612911</text:p>
              </table:table-cell>
              <table:table-cell office:value-type="float" office:value="1944.88593643333">
                <text:p>1944.8859364333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57.0447477533">
                <text:p>1557.0447477533</text:p>
              </table:table-cell>
              <table:table-cell office:value-type="float" office:value="1427.29101877386">
                <text:p>1427.2910187738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76.24835571262">
                <text:p>1176.24835571262</text:p>
              </table:table-cell>
              <table:table-cell office:value-type="float" office:value="1568.33114095016">
                <text:p>1568.3311409501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20.529963319633">
                <text:p>520.529963319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20.99802029179">
                <text:p>1520.99802029179</text:p>
              </table:table-cell>
              <table:table-cell office:value-type="float" office:value="1267.49835024316">
                <text:p>1267.4983502431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97.43970405771">
                <text:p>2197.43970405771</text:p>
              </table:table-cell>
              <table:table-cell office:value-type="float" office:value="1938.91738593328">
                <text:p>1938.917385933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32.78458889987">
                <text:p>1832.78458889987</text:p>
              </table:table-cell>
              <table:table-cell office:value-type="float" office:value="1570.95821905703">
                <text:p>1570.958219057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92.58151218254">
                <text:p>1392.58151218254</text:p>
              </table:table-cell>
              <table:table-cell office:value-type="float" office:value="1265.98319289322">
                <text:p>1265.983192893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0.71247426208">
                <text:p>1570.71247426208</text:p>
              </table:table-cell>
              <table:table-cell office:value-type="float" office:value="1308.92706188506">
                <text:p>1308.9270618850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43.19076357911">
                <text:p>1443.19076357911</text:p>
              </table:table-cell>
              <table:table-cell office:value-type="float" office:value="1311.99160325374">
                <text:p>1311.9916032537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46.569941803429">
                <text:p>646.569941803429</text:p>
              </table:table-cell>
              <table:table-cell office:value-type="float" office:value="517.255953442743">
                <text:p>517.2559534427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08.86954911425">
                <text:p>1108.86954911425</text:p>
              </table:table-cell>
              <table:table-cell office:value-type="float" office:value="1108.86954911425">
                <text:p>1108.8695491142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65.94098812458">
                <text:p>1565.94098812458</text:p>
              </table:table-cell>
              <table:table-cell office:value-type="float" office:value="1304.95082343715">
                <text:p>1304.950823437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11.14953973865">
                <text:p>1311.14953973865</text:p>
              </table:table-cell>
              <table:table-cell office:value-type="float" office:value="1180.03458576479">
                <text:p>1180.034585764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1.18525676783">
                <text:p>1041.18525676783</text:p>
              </table:table-cell>
              <table:table-cell office:value-type="float" office:value="911.03709967185">
                <text:p>911.037099671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02.07751653797">
                <text:p>1702.07751653797</text:p>
              </table:table-cell>
              <table:table-cell office:value-type="float" office:value="1571.14847680428">
                <text:p>1571.148476804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346.99908407318">
                <text:p>2346.99908407318</text:p>
              </table:table-cell>
              <table:table-cell office:value-type="float" office:value="2086.22140806505">
                <text:p>2086.2214080650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75.41940681854">
                <text:p>1175.41940681854</text:p>
              </table:table-cell>
              <table:table-cell office:value-type="float" office:value="1044.81725050537">
                <text:p>1044.8172505053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48.19399450353">
                <text:p>1048.19399450353</text:p>
              </table:table-cell>
              <table:table-cell office:value-type="float" office:value="917.169745190591">
                <text:p>917.1697451905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906.227707364791">
                <text:p>906.227707364791</text:p>
              </table:table-cell>
              <table:table-cell office:value-type="float" office:value="776.766606312678">
                <text:p>776.76660631267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06.218591596389">
                <text:p>906.218591596389</text:p>
              </table:table-cell>
              <table:table-cell office:value-type="float" office:value="906.218591596389">
                <text:p>906.21859159638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79.43860771875">
                <text:p>1179.43860771875</text:p>
              </table:table-cell>
              <table:table-cell office:value-type="float" office:value="1048.38987352778">
                <text:p>1048.3898735277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85.63655318968">
                <text:p>1285.63655318968</text:p>
              </table:table-cell>
              <table:table-cell office:value-type="float" office:value="1028.50924255175">
                <text:p>1028.5092425517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71.38585722242">
                <text:p>1071.38585722242</text:p>
              </table:table-cell>
              <table:table-cell office:value-type="float" office:value="973.987142929471">
                <text:p>973.98714292947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425.77358181252">
                <text:p>2425.77358181252</text:p>
              </table:table-cell>
              <table:table-cell office:value-type="float" office:value="2170.42899425331">
                <text:p>2170.4289942533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16.891932824568">
                <text:p>916.891932824568</text:p>
              </table:table-cell>
              <table:table-cell office:value-type="float" office:value="916.891932824568">
                <text:p>916.89193282456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17.50301565">
                <text:p>1017.50301565</text:p>
              </table:table-cell>
              <table:table-cell office:value-type="float" office:value="890.31513869375">
                <text:p>890.315138693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78.40303056978">
                <text:p>1178.40303056978</text:p>
              </table:table-cell>
              <table:table-cell office:value-type="float" office:value="916.535690443161">
                <text:p>916.53569044316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34.86132394018">
                <text:p>1434.86132394018</text:p>
              </table:table-cell>
              <table:table-cell office:value-type="float" office:value="1304.41938540016">
                <text:p>1304.4193854001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75.999919999582">
                <text:p>775.999919999582</text:p>
              </table:table-cell>
              <table:table-cell office:value-type="float" office:value="646.666599999651">
                <text:p>646.6665999996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65.03906388238">
                <text:p>1765.03906388238</text:p>
              </table:table-cell>
              <table:table-cell office:value-type="float" office:value="1638.96484503364">
                <text:p>1638.964845033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60.87742320594">
                <text:p>1560.87742320594</text:p>
              </table:table-cell>
              <table:table-cell office:value-type="float" office:value="1430.80430460545">
                <text:p>1430.8043046054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35.257422188907">
                <text:p>635.257422188907</text:p>
              </table:table-cell>
              <table:table-cell office:value-type="float" office:value="508.205937751125">
                <text:p>508.2059377511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43.11080467993">
                <text:p>1043.11080467993</text:p>
              </table:table-cell>
              <table:table-cell office:value-type="float" office:value="912.721954094936">
                <text:p>912.7219540949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3.67546727538">
                <text:p>2203.67546727538</text:p>
              </table:table-cell>
              <table:table-cell office:value-type="float" office:value="2074.04749861213">
                <text:p>2074.0474986121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16.970592202926">
                <text:p>916.970592202926</text:p>
              </table:table-cell>
              <table:table-cell office:value-type="float" office:value="785.974793316793">
                <text:p>785.9747933167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72.097384684309">
                <text:p>772.097384684309</text:p>
              </table:table-cell>
              <table:table-cell office:value-type="float" office:value="643.414487236924">
                <text:p>643.41448723692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305.14113285901">
                <text:p>1305.14113285901</text:p>
              </table:table-cell>
              <table:table-cell office:value-type="float" office:value="1174.62701957311">
                <text:p>1174.6270195731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80.83897510383">
                <text:p>1680.83897510383</text:p>
              </table:table-cell>
              <table:table-cell office:value-type="float" office:value="1551.54366932661">
                <text:p>1551.5436693266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19.51213173814">
                <text:p>1019.51213173814</text:p>
              </table:table-cell>
              <table:table-cell office:value-type="float" office:value="764.634098803602">
                <text:p>764.6340988036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32.39192911607">
                <text:p>1032.39192911607</text:p>
              </table:table-cell>
              <table:table-cell office:value-type="float" office:value="1032.39192911607">
                <text:p>1032.391929116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9.67817405144">
                <text:p>1049.67817405144</text:p>
              </table:table-cell>
              <table:table-cell office:value-type="float" office:value="918.468402295007">
                <text:p>918.4684022950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072.25648563049">
                <text:p>2072.25648563049</text:p>
              </table:table-cell>
              <table:table-cell office:value-type="float" office:value="1813.22442492668">
                <text:p>1813.2244249266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24.110260398339">
                <text:p>524.110260398339</text:p>
              </table:table-cell>
              <table:table-cell office:value-type="float" office:value="524.110260398339">
                <text:p>524.11026039833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967.10201799173">
                <text:p>1967.10201799173</text:p>
              </table:table-cell>
              <table:table-cell office:value-type="float" office:value="1704.82174892617">
                <text:p>1704.8217489261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77.266923985891">
                <text:p>777.266923985891</text:p>
              </table:table-cell>
              <table:table-cell office:value-type="float" office:value="777.266923985891">
                <text:p>777.2669239858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43.17605159024">
                <text:p>1443.17605159024</text:p>
              </table:table-cell>
              <table:table-cell office:value-type="float" office:value="1180.78040584656">
                <text:p>1180.780405846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00.231128940969">
                <text:p>900.231128940969</text:p>
              </table:table-cell>
              <table:table-cell office:value-type="float" office:value="771.626681949402">
                <text:p>771.62668194940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93.77822053744">
                <text:p>1293.77822053744</text:p>
              </table:table-cell>
              <table:table-cell office:value-type="float" office:value="1164.40039848369">
                <text:p>1164.4003984836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03.428349258947">
                <text:p>903.428349258947</text:p>
              </table:table-cell>
              <table:table-cell office:value-type="float" office:value="903.428349258947">
                <text:p>903.42834925894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38.86160618342">
                <text:p>1438.86160618342</text:p>
              </table:table-cell>
              <table:table-cell office:value-type="float" office:value="1177.25040505916">
                <text:p>1177.250405059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90.73396670596">
                <text:p>1290.73396670596</text:p>
              </table:table-cell>
              <table:table-cell office:value-type="float" office:value="1161.66057003536">
                <text:p>1161.6605700353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68.97057355817">
                <text:p>1668.97057355817</text:p>
              </table:table-cell>
              <table:table-cell office:value-type="float" office:value="1540.588221746">
                <text:p>1540.5882217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44.780009855437">
                <text:p>644.780009855437</text:p>
              </table:table-cell>
              <table:table-cell office:value-type="float" office:value="515.824007884349">
                <text:p>515.82400788434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27.5696881615">
                <text:p>2227.5696881615</text:p>
              </table:table-cell>
              <table:table-cell office:value-type="float" office:value="1965.50266602485">
                <text:p>1965.5026660248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17.804677817058">
                <text:p>917.804677817058</text:p>
              </table:table-cell>
              <table:table-cell office:value-type="float" office:value="786.689723843193">
                <text:p>786.6897238431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39.69898219188">
                <text:p>1039.69898219188</text:p>
              </table:table-cell>
              <table:table-cell office:value-type="float" office:value="909.736609417895">
                <text:p>909.73660941789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65.04357484311">
                <text:p>1565.04357484311</text:p>
              </table:table-cell>
              <table:table-cell office:value-type="float" office:value="1434.62327693952">
                <text:p>1434.6232769395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75.56142286099">
                <text:p>1175.56142286099</text:p>
              </table:table-cell>
              <table:table-cell office:value-type="float" office:value="1044.94348698754">
                <text:p>1044.9434869875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82.119969748836">
                <text:p>382.119969748836</text:p>
              </table:table-cell>
              <table:table-cell office:value-type="float" office:value="382.119969748836">
                <text:p>382.11996974883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15.2661876519">
                <text:p>1415.2661876519</text:p>
              </table:table-cell>
              <table:table-cell office:value-type="float" office:value="1157.94506262428">
                <text:p>1157.9450626242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55.02279437938">
                <text:p>1555.02279437938</text:p>
              </table:table-cell>
              <table:table-cell office:value-type="float" office:value="1425.43756151443">
                <text:p>1425.4375615144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40.99750940872">
                <text:p>1440.99750940872</text:p>
              </table:table-cell>
              <table:table-cell office:value-type="float" office:value="1309.99773582611">
                <text:p>1309.9977358261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05.1392802334">
                <text:p>905.1392802334</text:p>
              </table:table-cell>
              <table:table-cell office:value-type="float" office:value="646.528057309571">
                <text:p>646.52805730957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437.09385800561">
                <text:p>1437.09385800561</text:p>
              </table:table-cell>
              <table:table-cell office:value-type="float" office:value="1437.09385800561">
                <text:p>1437.0938580056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82.612348750511">
                <text:p>782.612348750511</text:p>
              </table:table-cell>
              <table:table-cell office:value-type="float" office:value="652.176957292093">
                <text:p>652.17695729209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12.27450467036">
                <text:p>1812.27450467036</text:p>
              </table:table-cell>
              <table:table-cell office:value-type="float" office:value="1682.82632576534">
                <text:p>1682.8263257653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334.07318785242">
                <text:p>2334.07318785242</text:p>
              </table:table-cell>
              <table:table-cell office:value-type="float" office:value="1945.06098987702">
                <text:p>1945.060989877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35.6743644797">
                <text:p>1835.6743644797</text:p>
              </table:table-cell>
              <table:table-cell office:value-type="float" office:value="1704.55476701687">
                <text:p>1704.5547670168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86.280510085223">
                <text:p>786.280510085223</text:p>
              </table:table-cell>
              <table:table-cell office:value-type="float" office:value="655.233758404353">
                <text:p>655.23375840435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38.43494623941">
                <text:p>1038.43494623941</text:p>
              </table:table-cell>
              <table:table-cell office:value-type="float" office:value="1038.43494623941">
                <text:p>1038.434946239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097.54253987352">
                <text:p>2097.54253987352</text:p>
              </table:table-cell>
              <table:table-cell office:value-type="float" office:value="1835.34972238933">
                <text:p>1835.349722389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92.953685496243">
                <text:p>392.953685496243</text:p>
              </table:table-cell>
              <table:table-cell office:value-type="float" office:value="261.969123664162">
                <text:p>261.96912366416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8.41928617926">
                <text:p>1038.41928617926</text:p>
              </table:table-cell>
              <table:table-cell office:value-type="float" office:value="1038.41928617926">
                <text:p>1038.4192861792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955.33166306991">
                <text:p>1955.33166306991</text:p>
              </table:table-cell>
              <table:table-cell office:value-type="float" office:value="1694.62077466059">
                <text:p>1694.620774660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23.130091041559">
                <text:p>523.130091041559</text:p>
              </table:table-cell>
              <table:table-cell office:value-type="float" office:value="523.130091041559">
                <text:p>523.13009104155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37.71978580845">
                <text:p>1537.71978580845</text:p>
              </table:table-cell>
              <table:table-cell office:value-type="float" office:value="1409.57647032441">
                <text:p>1409.576470324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24.4701828192">
                <text:p>1424.4701828192</text:p>
              </table:table-cell>
              <table:table-cell office:value-type="float" office:value="1165.4756041248">
                <text:p>1165.475604124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59.46868805724">
                <text:p>1159.46868805724</text:p>
              </table:table-cell>
              <table:table-cell office:value-type="float" office:value="1030.63883382866">
                <text:p>1030.6388338286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851.82980931989">
                <text:p>2851.82980931989</text:p>
              </table:table-cell>
              <table:table-cell office:value-type="float" office:value="2592.57255392717">
                <text:p>2592.572553927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65.0975607388">
                <text:p>1165.0975607388</text:p>
              </table:table-cell>
              <table:table-cell office:value-type="float" office:value="1035.64227621227">
                <text:p>1035.6422762122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96.11671755101">
                <text:p>1296.11671755101</text:p>
              </table:table-cell>
              <table:table-cell office:value-type="float" office:value="1127.05801526175">
                <text:p>1127.0580152617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39.98560669373">
                <text:p>1139.98560669373</text:p>
              </table:table-cell>
              <table:table-cell office:value-type="float" office:value="1013.32053928331">
                <text:p>1013.3205392833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02.69039384171">
                <text:p>1302.69039384171</text:p>
              </table:table-cell>
              <table:table-cell office:value-type="float" office:value="1302.69039384171">
                <text:p>1302.6903938417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53.417639913366">
                <text:p>753.417639913366</text:p>
              </table:table-cell>
              <table:table-cell office:value-type="float" office:value="502.278426608911">
                <text:p>502.2784266089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47.52223960422">
                <text:p>1047.52223960422</text:p>
              </table:table-cell>
              <table:table-cell office:value-type="float" office:value="1047.52223960422">
                <text:p>1047.5222396042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76.68091418066">
                <text:p>1176.68091418066</text:p>
              </table:table-cell>
              <table:table-cell office:value-type="float" office:value="915.196266584958">
                <text:p>915.19626658495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13.11581717869">
                <text:p>1813.11581717869</text:p>
              </table:table-cell>
              <table:table-cell office:value-type="float" office:value="1683.60754452307">
                <text:p>1683.607544523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38.77456378938">
                <text:p>1438.77456378938</text:p>
              </table:table-cell>
              <table:table-cell office:value-type="float" office:value="1307.97687617217">
                <text:p>1307.9768761721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21.89120111899">
                <text:p>1021.89120111899</text:p>
              </table:table-cell>
              <table:table-cell office:value-type="float" office:value="894.154800979114">
                <text:p>894.15480097911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312.69523338806">
                <text:p>1312.69523338806</text:p>
              </table:table-cell>
              <table:table-cell office:value-type="float" office:value="1181.42571004926">
                <text:p>1181.425710049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30.53180706583">
                <text:p>1430.53180706583</text:p>
              </table:table-cell>
              <table:table-cell office:value-type="float" office:value="1300.48346096894">
                <text:p>1300.4834609689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307.91763030877">
                <text:p>1307.91763030877</text:p>
              </table:table-cell>
              <table:table-cell office:value-type="float" office:value="1177.12586727789">
                <text:p>1177.125867277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310.30868348929">
                <text:p>1310.30868348929</text:p>
              </table:table-cell>
              <table:table-cell office:value-type="float" office:value="1179.27781514036">
                <text:p>1179.2778151403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461.25913991496">
                <text:p>2461.25913991496</text:p>
              </table:table-cell>
              <table:table-cell office:value-type="float" office:value="2202.17923045023">
                <text:p>2202.1792304502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17.33980950034">
                <text:p>2417.33980950034</text:p>
              </table:table-cell>
              <table:table-cell office:value-type="float" office:value="2162.88298744767">
                <text:p>2162.882987447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60.88911404222">
                <text:p>1260.88911404222</text:p>
              </table:table-cell>
              <table:table-cell office:value-type="float" office:value="1008.71129123377">
                <text:p>1008.7112912337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83.885215917773">
                <text:p>783.885215917773</text:p>
              </table:table-cell>
              <table:table-cell office:value-type="float" office:value="783.885215917773">
                <text:p>783.88521591777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01.509033137254">
                <text:p>901.509033137254</text:p>
              </table:table-cell>
              <table:table-cell office:value-type="float" office:value="772.722028403361">
                <text:p>772.72202840336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06.85669851789">
                <text:p>1806.85669851789</text:p>
              </table:table-cell>
              <table:table-cell office:value-type="float" office:value="1677.79550576662">
                <text:p>1677.795505766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22.76738496677">
                <text:p>1022.76738496677</text:p>
              </table:table-cell>
              <table:table-cell office:value-type="float" office:value="894.921461845924">
                <text:p>894.92146184592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93.03025607528">
                <text:p>1293.03025607528</text:p>
              </table:table-cell>
              <table:table-cell office:value-type="float" office:value="1163.72723046775">
                <text:p>1163.7272304677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52.82807687701">
                <text:p>1552.82807687701</text:p>
              </table:table-cell>
              <table:table-cell office:value-type="float" office:value="1423.42573713726">
                <text:p>1423.4257371372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08.588713455">
                <text:p>1408.588713455</text:p>
              </table:table-cell>
              <table:table-cell office:value-type="float" office:value="1280.53519405">
                <text:p>1280.535194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70.6463487344">
                <text:p>1170.6463487344</text:p>
              </table:table-cell>
              <table:table-cell office:value-type="float" office:value="1040.57453220835">
                <text:p>1040.5745322083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304.02602988266">
                <text:p>1304.02602988266</text:p>
              </table:table-cell>
              <table:table-cell office:value-type="float" office:value="1043.22082390613">
                <text:p>1043.2208239061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44.50877743952">
                <text:p>1544.50877743952</text:p>
              </table:table-cell>
              <table:table-cell office:value-type="float" office:value="1415.79971265289">
                <text:p>1415.7997126528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80.65769361333">
                <text:p>1380.65769361333</text:p>
              </table:table-cell>
              <table:table-cell office:value-type="float" office:value="1255.1433578303">
                <text:p>1255.143357830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949.5978969644">
                <text:p>2949.5978969644</text:p>
              </table:table-cell>
              <table:table-cell office:value-type="float" office:value="2693.11112331532">
                <text:p>2693.1111233153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317.21352362365">
                <text:p>1317.21352362365</text:p>
              </table:table-cell>
              <table:table-cell office:value-type="float" office:value="1185.49217126129">
                <text:p>1185.4921712612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59.90322922503">
                <text:p>1659.90322922503</text:p>
              </table:table-cell>
              <table:table-cell office:value-type="float" office:value="1532.21836543849">
                <text:p>1532.2183654384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48.60698120164">
                <text:p>1048.60698120164</text:p>
              </table:table-cell>
              <table:table-cell office:value-type="float" office:value="917.531108551438">
                <text:p>917.53110855143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01.59026994315">
                <text:p>1001.59026994315</text:p>
              </table:table-cell>
              <table:table-cell office:value-type="float" office:value="876.391486200257">
                <text:p>876.39148620025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00.03590868155">
                <text:p>1700.03590868155</text:p>
              </table:table-cell>
              <table:table-cell office:value-type="float" office:value="1569.26391570605">
                <text:p>1569.263915706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05.902171096532">
                <text:p>905.902171096532</text:p>
              </table:table-cell>
              <table:table-cell office:value-type="float" office:value="776.487575225599">
                <text:p>776.48757522559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310.13667867266">
                <text:p>1310.13667867266</text:p>
              </table:table-cell>
              <table:table-cell office:value-type="float" office:value="1179.1230108054">
                <text:p>1179.123010805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31.2636131223">
                <text:p>1431.2636131223</text:p>
              </table:table-cell>
              <table:table-cell office:value-type="float" office:value="1301.1487392021">
                <text:p>1301.148739202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66.23220370475">
                <text:p>1166.23220370475</text:p>
              </table:table-cell>
              <table:table-cell office:value-type="float" office:value="1166.23220370475">
                <text:p>1166.2322037047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38.83987941559">
                <text:p>1438.83987941559</text:p>
              </table:table-cell>
              <table:table-cell office:value-type="float" office:value="1177.23262861276">
                <text:p>1177.2326286127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.28877187582">
                <text:p>1142.28877187582</text:p>
              </table:table-cell>
              <table:table-cell office:value-type="float" office:value="1015.36779722295">
                <text:p>1015.367797222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23.03533322735">
                <text:p>1423.03533322735</text:p>
              </table:table-cell>
              <table:table-cell office:value-type="float" office:value="1293.66848475213">
                <text:p>1293.668484752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75.17090451706">
                <text:p>1175.17090451706</text:p>
              </table:table-cell>
              <table:table-cell office:value-type="float" office:value="1044.59635957072">
                <text:p>1044.596359570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79.91541065807">
                <text:p>1179.91541065807</text:p>
              </table:table-cell>
              <table:table-cell office:value-type="float" office:value="1048.81369836273">
                <text:p>1048.8136983627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63.89550518221">
                <text:p>1163.89550518221</text:p>
              </table:table-cell>
              <table:table-cell office:value-type="float" office:value="1034.57378238419">
                <text:p>1034.5737823841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68.77526983228">
                <text:p>1268.77526983228</text:p>
              </table:table-cell>
              <table:table-cell office:value-type="float" office:value="1141.89774284905">
                <text:p>1141.897742849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42.22069513485">
                <text:p>1442.22069513485</text:p>
              </table:table-cell>
              <table:table-cell office:value-type="float" office:value="1311.10972284987">
                <text:p>1311.1097228498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49.5455945119">
                <text:p>1049.5455945119</text:p>
              </table:table-cell>
              <table:table-cell office:value-type="float" office:value="918.352395197913">
                <text:p>918.3523951979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85.344370378123">
                <text:p>785.344370378123</text:p>
              </table:table-cell>
              <table:table-cell office:value-type="float" office:value="785.344370378123">
                <text:p>785.3443703781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20.3725475528">
                <text:p>1420.3725475528</text:p>
              </table:table-cell>
              <table:table-cell office:value-type="float" office:value="1291.24777050255">
                <text:p>1291.247770502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04.74432548838">
                <text:p>1704.74432548838</text:p>
              </table:table-cell>
              <table:table-cell office:value-type="float" office:value="1442.47596772093">
                <text:p>1442.4759677209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47.900318597466">
                <text:p>647.900318597466</text:p>
              </table:table-cell>
              <table:table-cell office:value-type="float" office:value="647.900318597466">
                <text:p>647.90031859746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08.4320329629">
                <text:p>1308.4320329629</text:p>
              </table:table-cell>
              <table:table-cell office:value-type="float" office:value="1177.58882966661">
                <text:p>1177.5888296666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304.88529926426">
                <text:p>1304.88529926426</text:p>
              </table:table-cell>
              <table:table-cell office:value-type="float" office:value="1174.39676933783">
                <text:p>1174.3967693378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79.52199467507">
                <text:p>1179.52199467507</text:p>
              </table:table-cell>
              <table:table-cell office:value-type="float" office:value="1048.46399526673">
                <text:p>1048.4639952667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73.74529949492">
                <text:p>1573.74529949492</text:p>
              </table:table-cell>
              <table:table-cell office:value-type="float" office:value="1442.59985787034">
                <text:p>1442.5998578703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82.620204932962">
                <text:p>782.620204932962</text:p>
              </table:table-cell>
              <table:table-cell office:value-type="float" office:value="782.620204932962">
                <text:p>782.62020493296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93.52013571572">
                <text:p>1293.52013571572</text:p>
              </table:table-cell>
              <table:table-cell office:value-type="float" office:value="1034.81610857258">
                <text:p>1034.8161085725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54.73565016309">
                <text:p>1554.73565016309</text:p>
              </table:table-cell>
              <table:table-cell office:value-type="float" office:value="1425.17434598283">
                <text:p>1425.1743459828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39.4059643817">
                <text:p>1439.4059643817</text:p>
              </table:table-cell>
              <table:table-cell office:value-type="float" office:value="1308.55087671064">
                <text:p>1308.5508767106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97.26523285473">
                <text:p>1397.26523285473</text:p>
              </table:table-cell>
              <table:table-cell office:value-type="float" office:value="1270.24112077703">
                <text:p>1270.2411207770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93.53313656642">
                <text:p>1293.53313656642</text:p>
              </table:table-cell>
              <table:table-cell office:value-type="float" office:value="1164.17982290978">
                <text:p>1164.1798229097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58.70169665636">
                <text:p>2058.70169665636</text:p>
              </table:table-cell>
              <table:table-cell office:value-type="float" office:value="1801.36398457431">
                <text:p>1801.3639845743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73.26772500353">
                <text:p>1673.26772500353</text:p>
              </table:table-cell>
              <table:table-cell office:value-type="float" office:value="1673.26772500353">
                <text:p>1673.2677250035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12.75118757856">
                <text:p>1412.75118757856</text:p>
              </table:table-cell>
              <table:table-cell office:value-type="float" office:value="1155.88733529155">
                <text:p>1155.8873352915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54.47577533208">
                <text:p>1154.47577533208</text:p>
              </table:table-cell>
              <table:table-cell office:value-type="float" office:value="1026.20068918407">
                <text:p>1026.2006891840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62.35342196508">
                <text:p>2462.35342196508</text:p>
              </table:table-cell>
              <table:table-cell office:value-type="float" office:value="2332.7558734406">
                <text:p>2332.755873440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73.843605325182">
                <text:p>773.843605325182</text:p>
              </table:table-cell>
              <table:table-cell office:value-type="float" office:value="644.869671104318">
                <text:p>644.86967110431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00.70084346843">
                <text:p>1400.70084346843</text:p>
              </table:table-cell>
              <table:table-cell office:value-type="float" office:value="1273.36440315312">
                <text:p>1273.364403153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94.87615054973">
                <text:p>1694.87615054973</text:p>
              </table:table-cell>
              <table:table-cell office:value-type="float" office:value="1564.5010620459">
                <text:p>1564.50106204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68.905463073315">
                <text:p>768.905463073315</text:p>
              </table:table-cell>
              <table:table-cell office:value-type="float" office:value="640.754552561096">
                <text:p>640.75455256109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37.70918325527">
                <text:p>1437.70918325527</text:p>
              </table:table-cell>
              <table:table-cell office:value-type="float" office:value="1307.00834841388">
                <text:p>1307.0083484138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37.77045747757">
                <text:p>1037.77045747757</text:p>
              </table:table-cell>
              <table:table-cell office:value-type="float" office:value="908.049150292878">
                <text:p>908.04915029287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04.49153681504">
                <text:p>1304.49153681504</text:p>
              </table:table-cell>
              <table:table-cell office:value-type="float" office:value="1174.04238313353">
                <text:p>1174.042383133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958.43083283313">
                <text:p>1958.43083283313</text:p>
              </table:table-cell>
              <table:table-cell office:value-type="float" office:value="1827.86877731092">
                <text:p>1827.8687773109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80.32021033797">
                <text:p>1280.32021033797</text:p>
              </table:table-cell>
              <table:table-cell office:value-type="float" office:value="1152.28818930417">
                <text:p>1152.2881893041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35.97132643979">
                <text:p>1835.97132643979</text:p>
              </table:table-cell>
              <table:table-cell office:value-type="float" office:value="1704.83051740838">
                <text:p>1704.830517408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951.62520652293">
                <text:p>1951.62520652293</text:p>
              </table:table-cell>
              <table:table-cell office:value-type="float" office:value="1821.5168594214">
                <text:p>1821.516859421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98.8027794567">
                <text:p>1698.8027794567</text:p>
              </table:table-cell>
              <table:table-cell office:value-type="float" office:value="1437.44850569413">
                <text:p>1437.448505694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71.324620890928">
                <text:p>771.324620890928</text:p>
              </table:table-cell>
              <table:table-cell office:value-type="float" office:value="771.324620890928">
                <text:p>771.32462089092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224.49147104323">
                <text:p>2224.49147104323</text:p>
              </table:table-cell>
              <table:table-cell office:value-type="float" office:value="1962.78659209697">
                <text:p>1962.7865920969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23.309477058488">
                <text:p>523.309477058488</text:p>
              </table:table-cell>
              <table:table-cell office:value-type="float" office:value="523.309477058488">
                <text:p>523.30947705848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22.7374621966">
                <text:p>1422.7374621966</text:p>
              </table:table-cell>
              <table:table-cell office:value-type="float" office:value="1164.0579236154">
                <text:p>1164.05792361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05.62642099247">
                <text:p>1405.62642099247</text:p>
              </table:table-cell>
              <table:table-cell office:value-type="float" office:value="1277.84220090225">
                <text:p>1277.8422009022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27.02837243419">
                <text:p>1027.02837243419</text:p>
              </table:table-cell>
              <table:table-cell office:value-type="float" office:value="1027.02837243419">
                <text:p>1027.0283724341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62.89848363981">
                <text:p>1162.89848363981</text:p>
              </table:table-cell>
              <table:table-cell office:value-type="float" office:value="1033.68754101317">
                <text:p>1033.6875410131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089.51878779326">
                <text:p>2089.51878779326</text:p>
              </table:table-cell>
              <table:table-cell office:value-type="float" office:value="1828.3289393191">
                <text:p>1828.32893931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05.382891119712">
                <text:p>905.382891119712</text:p>
              </table:table-cell>
              <table:table-cell office:value-type="float" office:value="905.382891119712">
                <text:p>905.38289111971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51.940981900413">
                <text:p>651.940981900413</text:p>
              </table:table-cell>
              <table:table-cell office:value-type="float" office:value="521.55278552033">
                <text:p>521.5527855203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204.71090383301">
                <text:p>2204.71090383301</text:p>
              </table:table-cell>
              <table:table-cell office:value-type="float" office:value="1945.33315044089">
                <text:p>1945.3331504408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21.15468083819">
                <text:p>521.15468083819</text:p>
              </table:table-cell>
              <table:table-cell office:value-type="float" office:value="521.15468083819">
                <text:p>521.154680838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961.43146303808">
                <text:p>1961.43146303808</text:p>
              </table:table-cell>
              <table:table-cell office:value-type="float" office:value="1699.90726796634">
                <text:p>1699.907267966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43.08120149178">
                <text:p>1443.08120149178</text:p>
              </table:table-cell>
              <table:table-cell office:value-type="float" office:value="1443.08120149178">
                <text:p>1443.0812014917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47.91885071512">
                <text:p>1047.91885071512</text:p>
              </table:table-cell>
              <table:table-cell office:value-type="float" office:value="916.92899437573">
                <text:p>916.9289943757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318.59610549476">
                <text:p>1318.59610549476</text:p>
              </table:table-cell>
              <table:table-cell office:value-type="float" office:value="1179.79651544268">
                <text:p>1179.7965154426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40.80201262481">
                <text:p>640.80201262481</text:p>
              </table:table-cell>
              <table:table-cell office:value-type="float" office:value="512.641610099848">
                <text:p>512.6416100998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04.90482981971">
                <text:p>1304.90482981971</text:p>
              </table:table-cell>
              <table:table-cell office:value-type="float" office:value="1304.90482981971">
                <text:p>1304.9048298197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16.4019372438">
                <text:p>1016.4019372438</text:p>
              </table:table-cell>
              <table:table-cell office:value-type="float" office:value="889.351695088323">
                <text:p>889.35169508832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84.40628515008">
                <text:p>1684.40628515008</text:p>
              </table:table-cell>
              <table:table-cell office:value-type="float" office:value="1554.83657090776">
                <text:p>1554.8365709077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17.87467999664">
                <text:p>1417.87467999664</text:p>
              </table:table-cell>
              <table:table-cell office:value-type="float" office:value="1288.97698181513">
                <text:p>1288.976981815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77.096182111433">
                <text:p>777.096182111433</text:p>
              </table:table-cell>
              <table:table-cell office:value-type="float" office:value="647.580151759528">
                <text:p>647.58015175952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03.79416619439">
                <text:p>1403.79416619439</text:p>
              </table:table-cell>
              <table:table-cell office:value-type="float" office:value="1276.17651472217">
                <text:p>1276.1765147221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41.145031562">
                <text:p>1541.145031562</text:p>
              </table:table-cell>
              <table:table-cell office:value-type="float" office:value="1284.28752630166">
                <text:p>1284.2875263016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15.50999912697">
                <text:p>915.50999912697</text:p>
              </table:table-cell>
              <table:table-cell office:value-type="float" office:value="915.50999912697">
                <text:p>915.5099991269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697.69972526387">
                <text:p>1697.69972526387</text:p>
              </table:table-cell>
              <table:table-cell office:value-type="float" office:value="1567.10743870511">
                <text:p>1567.107438705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89.791413805187">
                <text:p>389.791413805187</text:p>
              </table:table-cell>
              <table:table-cell office:value-type="float" office:value="389.791413805187">
                <text:p>389.79141380518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790.83998497567">
                <text:p>1790.83998497567</text:p>
              </table:table-cell>
              <table:table-cell office:value-type="float" office:value="1535.00570140772">
                <text:p>1535.0057014077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62.12310449587">
                <text:p>1162.12310449587</text:p>
              </table:table-cell>
              <table:table-cell office:value-type="float" office:value="1032.99831510744">
                <text:p>1032.9983151074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42.8405595598">
                <text:p>1442.8405595598</text:p>
              </table:table-cell>
              <table:table-cell office:value-type="float" office:value="1311.67323596346">
                <text:p>1311.6732359634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78.09600645422">
                <text:p>1678.09600645422</text:p>
              </table:table-cell>
              <table:table-cell office:value-type="float" office:value="1549.01169826543">
                <text:p>1549.0116982654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13.00397251534">
                <text:p>1013.00397251534</text:p>
              </table:table-cell>
              <table:table-cell office:value-type="float" office:value="886.378475950921">
                <text:p>886.37847595092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64.52816768237">
                <text:p>1164.52816768237</text:p>
              </table:table-cell>
              <table:table-cell office:value-type="float" office:value="1035.13614905099">
                <text:p>1035.1361490509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49.94904203568">
                <text:p>1049.94904203568</text:p>
              </table:table-cell>
              <table:table-cell office:value-type="float" office:value="918.705411781221">
                <text:p>918.70541178122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55.58232943201">
                <text:p>1555.58232943201</text:p>
              </table:table-cell>
              <table:table-cell office:value-type="float" office:value="1425.95046864601">
                <text:p>1425.9504686460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35.9110102097">
                <text:p>1035.9110102097</text:p>
              </table:table-cell>
              <table:table-cell office:value-type="float" office:value="906.422133933484">
                <text:p>906.42213393348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55.88733529155">
                <text:p>1155.88733529155</text:p>
              </table:table-cell>
              <table:table-cell office:value-type="float" office:value="1027.45540914804">
                <text:p>1027.4554091480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87.668211748479">
                <text:p>987.668211748479</text:p>
              </table:table-cell>
              <table:table-cell office:value-type="float" office:value="987.668211748479">
                <text:p>987.66821174847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27.83461053635">
                <text:p>1627.83461053635</text:p>
              </table:table-cell>
              <table:table-cell office:value-type="float" office:value="1519.31230316726">
                <text:p>1519.312303167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16.35469244194">
                <text:p>1416.35469244194</text:p>
              </table:table-cell>
              <table:table-cell office:value-type="float" office:value="1158.8356574525">
                <text:p>1158.83565745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066.47980746876">
                <text:p>2066.47980746876</text:p>
              </table:table-cell>
              <table:table-cell office:value-type="float" office:value="1808.16983153517">
                <text:p>1808.169831535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33.1576502129">
                <text:p>1033.1576502129</text:p>
              </table:table-cell>
              <table:table-cell office:value-type="float" office:value="1033.1576502129">
                <text:p>1033.157650212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64.76335180706">
                <text:p>2064.76335180706</text:p>
              </table:table-cell>
              <table:table-cell office:value-type="float" office:value="1806.66793283117">
                <text:p>1806.6679328311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62.63225403192">
                <text:p>1562.63225403192</text:p>
              </table:table-cell>
              <table:table-cell office:value-type="float" office:value="1432.41289952926">
                <text:p>1432.4128995292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15.800805569264">
                <text:p>915.800805569264</text:p>
              </table:table-cell>
              <table:table-cell office:value-type="float" office:value="784.972119059369">
                <text:p>784.9721190593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63.4326893852">
                <text:p>1563.4326893852</text:p>
              </table:table-cell>
              <table:table-cell office:value-type="float" office:value="1433.14663193643">
                <text:p>1433.1466319364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307.73296450661">
                <text:p>1307.73296450661</text:p>
              </table:table-cell>
              <table:table-cell office:value-type="float" office:value="1176.95966805594">
                <text:p>1176.9596680559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81.42156065155">
                <text:p>1081.42156065155</text:p>
              </table:table-cell>
              <table:table-cell office:value-type="float" office:value="961.263609468049">
                <text:p>961.26360946804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11.72989395903">
                <text:p>1511.72989395903</text:p>
              </table:table-cell>
              <table:table-cell office:value-type="float" office:value="1385.75240279577">
                <text:p>1385.7524027957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62.19817480961">
                <text:p>1162.19817480961</text:p>
              </table:table-cell>
              <table:table-cell office:value-type="float" office:value="1162.19817480961">
                <text:p>1162.1981748096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43.10034340721">
                <text:p>1543.10034340721</text:p>
              </table:table-cell>
              <table:table-cell office:value-type="float" office:value="1285.91695283934">
                <text:p>1285.9169528393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83.47163327264">
                <text:p>383.47163327264</text:p>
              </table:table-cell>
              <table:table-cell office:value-type="float" office:value="383.47163327264">
                <text:p>383.4716332726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270.27201528742">
                <text:p>3270.27201528742</text:p>
              </table:table-cell>
              <table:table-cell office:value-type="float" office:value="2877.83937345293">
                <text:p>2877.8393734529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77.74334544781">
                <text:p>1177.74334544781</text:p>
              </table:table-cell>
              <table:table-cell office:value-type="float" office:value="1177.74334544781">
                <text:p>1177.7433454478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44.25470783112">
                <text:p>1044.25470783112</text:p>
              </table:table-cell>
              <table:table-cell office:value-type="float" office:value="913.722869352231">
                <text:p>913.7228693522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17.586163532648">
                <text:p>517.586163532648</text:p>
              </table:table-cell>
              <table:table-cell office:value-type="float" office:value="517.586163532648">
                <text:p>517.58616353264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955.20378896179">
                <text:p>1955.20378896179</text:p>
              </table:table-cell>
              <table:table-cell office:value-type="float" office:value="1694.50995043355">
                <text:p>1694.509950433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46.81951578505">
                <text:p>1046.81951578505</text:p>
              </table:table-cell>
              <table:table-cell office:value-type="float" office:value="915.967076311918">
                <text:p>915.96707631191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146.07861193112">
                <text:p>1146.07861193112</text:p>
              </table:table-cell>
              <table:table-cell office:value-type="float" office:value="1018.73654393877">
                <text:p>1018.7365439387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065.74969879497">
                <text:p>2065.74969879497</text:p>
              </table:table-cell>
              <table:table-cell office:value-type="float" office:value="1936.64034262029">
                <text:p>1936.6403426202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63.96512344567">
                <text:p>1163.96512344567</text:p>
              </table:table-cell>
              <table:table-cell office:value-type="float" office:value="1034.63566528504">
                <text:p>1034.6356652850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51.67505818141">
                <text:p>1551.67505818141</text:p>
              </table:table-cell>
              <table:table-cell office:value-type="float" office:value="1422.36880333296">
                <text:p>1422.3688033329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32.56656076354">
                <text:p>1032.56656076354</text:p>
              </table:table-cell>
              <table:table-cell office:value-type="float" office:value="1032.56656076354">
                <text:p>1032.5665607635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85.10720977301">
                <text:p>2585.10720977301</text:p>
              </table:table-cell>
              <table:table-cell office:value-type="float" office:value="2197.34112830706">
                <text:p>2197.3411283070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96.126849121268">
                <text:p>896.126849121268</text:p>
              </table:table-cell>
              <table:table-cell office:value-type="float" office:value="896.126849121268">
                <text:p>896.12684912126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07.01774460146">
                <text:p>1507.01774460146</text:p>
              </table:table-cell>
              <table:table-cell office:value-type="float" office:value="1381.43293255134">
                <text:p>1381.4329325513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309.09874921191">
                <text:p>1309.09874921191</text:p>
              </table:table-cell>
              <table:table-cell office:value-type="float" office:value="1047.27899936953">
                <text:p>1047.2789993695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75.20883669577">
                <text:p>2075.20883669577</text:p>
              </table:table-cell>
              <table:table-cell office:value-type="float" office:value="1945.50828440229">
                <text:p>1945.508284402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177.99270880104">
                <text:p>1177.99270880104</text:p>
              </table:table-cell>
              <table:table-cell office:value-type="float" office:value="1047.10463004537">
                <text:p>1047.1046300453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34.71820335656">
                <text:p>1534.71820335656</text:p>
              </table:table-cell>
              <table:table-cell office:value-type="float" office:value="1406.82501974351">
                <text:p>1406.8250197435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82.88408434659">
                <text:p>1282.88408434659</text:p>
              </table:table-cell>
              <table:table-cell office:value-type="float" office:value="1154.59567591193">
                <text:p>1154.5956759119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712.02535443059">
                <text:p>2712.02535443059</text:p>
              </table:table-cell>
              <table:table-cell office:value-type="float" office:value="2453.7372254372">
                <text:p>2453.737225437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01.258485934463">
                <text:p>901.258485934463</text:p>
              </table:table-cell>
              <table:table-cell office:value-type="float" office:value="901.258485934463">
                <text:p>901.25848593446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53.75023761697">
                <text:p>1553.75023761697</text:p>
              </table:table-cell>
              <table:table-cell office:value-type="float" office:value="1294.79186468081">
                <text:p>1294.7918646808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92.56015738481">
                <text:p>1292.56015738481</text:p>
              </table:table-cell>
              <table:table-cell office:value-type="float" office:value="1292.56015738481">
                <text:p>1292.5601573848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65.84785803592">
                <text:p>1165.84785803592</text:p>
              </table:table-cell>
              <table:table-cell office:value-type="float" office:value="1036.30920714304">
                <text:p>1036.3092071430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424.08630020978">
                <text:p>1424.08630020978</text:p>
              </table:table-cell>
              <table:table-cell office:value-type="float" office:value="1294.62390928162">
                <text:p>1294.6239092816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9.1786344966">
                <text:p>1269.1786344966</text:p>
              </table:table-cell>
              <table:table-cell office:value-type="float" office:value="1142.26077104694">
                <text:p>1142.2607710469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68.20465070692">
                <text:p>1568.20465070692</text:p>
              </table:table-cell>
              <table:table-cell office:value-type="float" office:value="1437.52092981467">
                <text:p>1437.520929814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932.50529432371">
                <text:p>1932.50529432371</text:p>
              </table:table-cell>
              <table:table-cell office:value-type="float" office:value="1674.83792174722">
                <text:p>1674.837921747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422.74454318812">
                <text:p>1422.74454318812</text:p>
              </table:table-cell>
              <table:table-cell office:value-type="float" office:value="1293.40413017102">
                <text:p>1293.4041301710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96.870365478441">
                <text:p>896.870365478441</text:p>
              </table:table-cell>
              <table:table-cell office:value-type="float" office:value="896.870365478441">
                <text:p>896.87036547844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77.0367813924">
                <text:p>1177.0367813924</text:p>
              </table:table-cell>
              <table:table-cell office:value-type="float" office:value="1046.25491679324">
                <text:p>1046.2549167932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89.67155792529">
                <text:p>1689.67155792529</text:p>
              </table:table-cell>
              <table:table-cell office:value-type="float" office:value="1559.69682270027">
                <text:p>1559.6968227002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85.01152113231">
                <text:p>1185.01152113231</text:p>
              </table:table-cell>
              <table:table-cell office:value-type="float" office:value="1066.51036901908">
                <text:p>1066.5103690190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88.35501584177">
                <text:p>2488.35501584177</text:p>
              </table:table-cell>
              <table:table-cell office:value-type="float" office:value="2226.42290891106">
                <text:p>2226.4229089110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71.137410432615">
                <text:p>771.137410432615</text:p>
              </table:table-cell>
              <table:table-cell office:value-type="float" office:value="771.137410432615">
                <text:p>771.13741043261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93.01483649099">
                <text:p>2193.01483649099</text:p>
              </table:table-cell>
              <table:table-cell office:value-type="float" office:value="1935.01309102147">
                <text:p>1935.0130910214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309.34317066949">
                <text:p>1309.34317066949</text:p>
              </table:table-cell>
              <table:table-cell office:value-type="float" office:value="1178.40885360254">
                <text:p>1178.4088536025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03.109476628603">
                <text:p>903.109476628603</text:p>
              </table:table-cell>
              <table:table-cell office:value-type="float" office:value="774.093837110231">
                <text:p>774.09383711023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65.85366940525">
                <text:p>1165.85366940525</text:p>
              </table:table-cell>
              <table:table-cell office:value-type="float" office:value="1165.85366940525">
                <text:p>1165.8536694052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35.44511917867">
                <text:p>2035.44511917867</text:p>
              </table:table-cell>
              <table:table-cell office:value-type="float" office:value="1781.01447928134">
                <text:p>1781.0144792813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82.9532388004">
                <text:p>2482.9532388004</text:p>
              </table:table-cell>
              <table:table-cell office:value-type="float" office:value="2221.58973997931">
                <text:p>2221.5897399793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93.062801082339">
                <text:p>393.062801082339</text:p>
              </table:table-cell>
              <table:table-cell office:value-type="float" office:value="393.062801082339">
                <text:p>393.06280108233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84.5494574753">
                <text:p>1784.5494574753</text:p>
              </table:table-cell>
              <table:table-cell office:value-type="float" office:value="1657.0816390842">
                <text:p>1657.081639084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67.26312078234">
                <text:p>1267.26312078234</text:p>
              </table:table-cell>
              <table:table-cell office:value-type="float" office:value="1140.5368087041">
                <text:p>1140.536808704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48.17814034865">
                <text:p>1048.17814034865</text:p>
              </table:table-cell>
              <table:table-cell office:value-type="float" office:value="917.155872805071">
                <text:p>917.15587280507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38.02983183553">
                <text:p>1038.02983183553</text:p>
              </table:table-cell>
              <table:table-cell office:value-type="float" office:value="908.276102856092">
                <text:p>908.27610285609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774.54978721247">
                <text:p>1774.54978721247</text:p>
              </table:table-cell>
              <table:table-cell office:value-type="float" office:value="1647.79623098301">
                <text:p>1647.7962309830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50.424317442055">
                <text:p>650.424317442055</text:p>
              </table:table-cell>
              <table:table-cell office:value-type="float" office:value="520.339453953644">
                <text:p>520.33945395364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76.24232649566">
                <text:p>1176.24232649566</text:p>
              </table:table-cell>
              <table:table-cell office:value-type="float" office:value="1176.24232649566">
                <text:p>1176.242326495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065.03055878684">
                <text:p>2065.03055878684</text:p>
              </table:table-cell>
              <table:table-cell office:value-type="float" office:value="1806.90173893849">
                <text:p>1806.9017389384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441.39769283753">
                <text:p>1441.39769283753</text:p>
              </table:table-cell>
              <table:table-cell office:value-type="float" office:value="1310.36153894321">
                <text:p>1310.3615389432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76.181771545995">
                <text:p>776.181771545995</text:p>
              </table:table-cell>
              <table:table-cell office:value-type="float" office:value="646.818142954996">
                <text:p>646.8181429549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32.93070151728">
                <text:p>1432.93070151728</text:p>
              </table:table-cell>
              <table:table-cell office:value-type="float" office:value="1302.66427410662">
                <text:p>1302.664274106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702.44699516403">
                <text:p>1702.44699516403</text:p>
              </table:table-cell>
              <table:table-cell office:value-type="float" office:value="1571.48953399757">
                <text:p>1571.489533997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84.711008774565">
                <text:p>784.711008774565</text:p>
              </table:table-cell>
              <table:table-cell office:value-type="float" office:value="653.925840645471">
                <text:p>653.925840645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16cm" svg:height="11.53cm" xlink:href=".." xlink:type="simple" chart:class="chart:line" chart:style-name="ch1">
        <chart:legend chart:legend-position="end" svg:x="28.664cm" svg:y="5.217cm" style:legend-expansion="high" chart:style-name="ch2"/>
        <chart:plot-area chart:style-name="ch3" table:cell-range-address="Sheet1.D10:Sheet1.E1300" svg:x="0.63cm" svg:y="0.23cm" svg:width="27.404cm" svg:height="11.07cm">
          <chartooo:coordinate-region svg:x="1.622cm" svg:y="0.429cm" svg:width="26.292cm" svg:height="9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1300" chart:class="chart:line">
            <chart:data-point chart:repeated="1291"/>
          </chart:series>
          <chart:series chart:style-name="ch7" chart:values-cell-range-address="Sheet1.E10:Sheet1.E1300" chart:class="chart:line">
            <chart:data-point chart:repeated="1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5.298939961377">
                <text:p>935.298939961377</text:p>
                <draw:g>
                  <svg:desc>Sheet1.D10:Sheet1.D1300</svg:desc>
                </draw:g>
              </table:table-cell>
              <table:table-cell office:value-type="float" office:value="779.276583987475">
                <text:p>779.276583987475</text:p>
                <draw:g>
                  <svg:desc>Sheet1.E10:Sheet1.E1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2.96165025142">
                <text:p>1012.96165025142</text:p>
              </table:table-cell>
              <table:table-cell office:value-type="float" office:value="843.995509229174">
                <text:p>843.995509229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9.294404426173">
                <text:p>949.294404426173</text:p>
              </table:table-cell>
              <table:table-cell office:value-type="float" office:value="780.217376139126">
                <text:p>780.217376139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2.326748145583">
                <text:p>962.326748145583</text:p>
              </table:table-cell>
              <table:table-cell office:value-type="float" office:value="793.237520728763">
                <text:p>793.237520728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.29723393438">
                <text:p>1001.29723393438</text:p>
              </table:table-cell>
              <table:table-cell office:value-type="float" office:value="832.166544652294">
                <text:p>832.166544652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3.488878108913">
                <text:p>963.488878108913</text:p>
              </table:table-cell>
              <table:table-cell office:value-type="float" office:value="807.131118803183">
                <text:p>807.131118803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6.140077389665">
                <text:p>976.140077389665</text:p>
              </table:table-cell>
              <table:table-cell office:value-type="float" office:value="806.971213114781">
                <text:p>806.971213114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1.72709593082">
                <text:p>1041.72709593082</text:p>
              </table:table-cell>
              <table:table-cell office:value-type="float" office:value="872.552137699161">
                <text:p>872.552137699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1.6348673188">
                <text:p>1051.6348673188</text:p>
              </table:table-cell>
              <table:table-cell office:value-type="float" office:value="882.970138489259">
                <text:p>882.970138489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5.69701867113">
                <text:p>1075.69701867113</text:p>
              </table:table-cell>
              <table:table-cell office:value-type="float" office:value="894.539908722808">
                <text:p>894.539908722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0.94471566949">
                <text:p>1050.94471566949</text:p>
              </table:table-cell>
              <table:table-cell office:value-type="float" office:value="871.726580147262">
                <text:p>871.726580147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5.50472864099">
                <text:p>1025.50472864099</text:p>
              </table:table-cell>
              <table:table-cell office:value-type="float" office:value="859.230378167099">
                <text:p>859.230378167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8.68021479206">
                <text:p>1078.68021479206</text:p>
              </table:table-cell>
              <table:table-cell office:value-type="float" office:value="886.043886471374">
                <text:p>886.043886471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0.51795806941">
                <text:p>1090.51795806941</text:p>
              </table:table-cell>
              <table:table-cell office:value-type="float" office:value="898.004874919128">
                <text:p>898.004874919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8.234284201055">
                <text:p>948.234284201055</text:p>
              </table:table-cell>
              <table:table-cell office:value-type="float" office:value="781.590959935931">
                <text:p>781.590959935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2.89265428838">
                <text:p>1012.89265428838</text:p>
              </table:table-cell>
              <table:table-cell office:value-type="float" office:value="833.30115188204">
                <text:p>833.30115188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9.11276863477">
                <text:p>1119.11276863477</text:p>
              </table:table-cell>
              <table:table-cell office:value-type="float" office:value="926.13611901417">
                <text:p>926.13611901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3.314320639703">
                <text:p>983.314320639703</text:p>
              </table:table-cell>
              <table:table-cell office:value-type="float" office:value="804.230278781093">
                <text:p>804.230278781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6.65736772597">
                <text:p>1026.65736772597</text:p>
              </table:table-cell>
              <table:table-cell office:value-type="float" office:value="846.910404546176">
                <text:p>846.910404546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1.97084365222">
                <text:p>1001.97084365222</text:p>
              </table:table-cell>
              <table:table-cell office:value-type="float" office:value="821.858555637507">
                <text:p>821.858555637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3.25922242566">
                <text:p>1013.25922242566</text:p>
              </table:table-cell>
              <table:table-cell office:value-type="float" office:value="831.265537948707">
                <text:p>831.265537948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6.55160300699">
                <text:p>1026.55160300699</text:p>
              </table:table-cell>
              <table:table-cell office:value-type="float" office:value="844.557918530039">
                <text:p>844.557918530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2.04500226138">
                <text:p>1012.04500226138</text:p>
              </table:table-cell>
              <table:table-cell office:value-type="float" office:value="843.507268356193">
                <text:p>843.507268356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5.61516029656">
                <text:p>1035.61516029656</text:p>
              </table:table-cell>
              <table:table-cell office:value-type="float" office:value="867.266267413744">
                <text:p>867.266267413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0.80499387422">
                <text:p>1100.80499387422</text:p>
              </table:table-cell>
              <table:table-cell office:value-type="float" office:value="919.418134275869">
                <text:p>919.4181342758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1.09048035414">
                <text:p>1061.09048035414</text:p>
              </table:table-cell>
              <table:table-cell office:value-type="float" office:value="892.812121670792">
                <text:p>892.812121670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2.54802991962">
                <text:p>982.54802991962</text:p>
              </table:table-cell>
              <table:table-cell office:value-type="float" office:value="814.256440917498">
                <text:p>814.256440917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6.336515857114">
                <text:p>986.336515857114</text:p>
              </table:table-cell>
              <table:table-cell office:value-type="float" office:value="817.413512532077">
                <text:p>817.413512532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.229702296821">
                <text:p>986.229702296821</text:p>
              </table:table-cell>
              <table:table-cell office:value-type="float" office:value="817.31856714515">
                <text:p>817.31856714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1.98978767615">
                <text:p>1011.98978767615</text:p>
              </table:table-cell>
              <table:table-cell office:value-type="float" office:value="856.090529539126">
                <text:p>856.090529539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1.536998489137">
                <text:p>971.536998489137</text:p>
              </table:table-cell>
              <table:table-cell office:value-type="float" office:value="815.900804084921">
                <text:p>815.900804084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7.609831297678">
                <text:p>997.609831297678</text:p>
              </table:table-cell>
              <table:table-cell office:value-type="float" office:value="815.80565499306">
                <text:p>815.80565499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8.624587861766">
                <text:p>998.624587861766</text:p>
              </table:table-cell>
              <table:table-cell office:value-type="float" office:value="831.075022477632">
                <text:p>831.075022477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6.528163621142">
                <text:p>976.528163621142</text:p>
              </table:table-cell>
              <table:table-cell office:value-type="float" office:value="795.638556175254">
                <text:p>795.638556175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2.67364556295">
                <text:p>1042.67364556295</text:p>
              </table:table-cell>
              <table:table-cell office:value-type="float" office:value="861.688473280646">
                <text:p>861.688473280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7.844665519053">
                <text:p>977.844665519053</text:p>
              </table:table-cell>
              <table:table-cell office:value-type="float" office:value="809.812389841724">
                <text:p>809.812389841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0.09564740939">
                <text:p>1040.09564740939</text:p>
              </table:table-cell>
              <table:table-cell office:value-type="float" office:value="872.608825792911">
                <text:p>872.608825792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65.72684468795">
                <text:p>1065.72684468795</text:p>
              </table:table-cell>
              <table:table-cell office:value-type="float" office:value="885.352120115586">
                <text:p>885.352120115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3.81018520304">
                <text:p>1063.81018520304</text:p>
              </table:table-cell>
              <table:table-cell office:value-type="float" office:value="883.648422795673">
                <text:p>883.6484227956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9.31712539492">
                <text:p>1089.31712539492</text:p>
              </table:table-cell>
              <table:table-cell office:value-type="float" office:value="896.290885177513">
                <text:p>896.290885177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6.14611537028">
                <text:p>1076.14611537028</text:p>
              </table:table-cell>
              <table:table-cell office:value-type="float" office:value="896.104620053078">
                <text:p>896.104620053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7.80045757599">
                <text:p>1087.80045757599</text:p>
              </table:table-cell>
              <table:table-cell office:value-type="float" office:value="921.021659302049">
                <text:p>921.021659302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61.09650446039">
                <text:p>1061.09650446039</text:p>
              </table:table-cell>
              <table:table-cell office:value-type="float" office:value="880.005743793237">
                <text:p>880.005743793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5.65257270841">
                <text:p>1035.65257270841</text:p>
              </table:table-cell>
              <table:table-cell office:value-type="float" office:value="867.473411462968">
                <text:p>867.473411462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1.01508247752">
                <text:p>1021.01508247752</text:p>
              </table:table-cell>
              <table:table-cell office:value-type="float" office:value="840.036602719894">
                <text:p>840.036602719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1.55851870168">
                <text:p>1071.55851870168</text:p>
              </table:table-cell>
              <table:table-cell office:value-type="float" office:value="877.817520512621">
                <text:p>877.8175205126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3.23368572531">
                <text:p>1073.23368572531</text:p>
              </table:table-cell>
              <table:table-cell office:value-type="float" office:value="879.213493032309">
                <text:p>879.2134930323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9.841244811801">
                <text:p>969.841244811801</text:p>
              </table:table-cell>
              <table:table-cell office:value-type="float" office:value="801.669162347179">
                <text:p>801.669162347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8.35301639124">
                <text:p>1048.35301639124</text:p>
              </table:table-cell>
              <table:table-cell office:value-type="float" office:value="867.133295839754">
                <text:p>867.133295839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8.004987063115">
                <text:p>958.004987063115</text:p>
              </table:table-cell>
              <table:table-cell office:value-type="float" office:value="802.603028302991">
                <text:p>802.603028302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1.563143706569">
                <text:p>931.563143706569</text:p>
              </table:table-cell>
              <table:table-cell office:value-type="float" office:value="776.257650074792">
                <text:p>776.2576500747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7.85482287346">
                <text:p>1047.85482287346</text:p>
              </table:table-cell>
              <table:table-cell office:value-type="float" office:value="853.799565152001">
                <text:p>853.799565152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4.76149203268">
                <text:p>1034.76149203268</text:p>
              </table:table-cell>
              <table:table-cell office:value-type="float" office:value="853.692341456338">
                <text:p>853.692341456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1.645115522732">
                <text:p>981.645115522732</text:p>
              </table:table-cell>
              <table:table-cell office:value-type="float" office:value="813.639271204674">
                <text:p>813.639271204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6.04915818765">
                <text:p>1046.04915818765</text:p>
              </table:table-cell>
              <table:table-cell office:value-type="float" office:value="878.10446851179">
                <text:p>878.10446851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5.76836488646">
                <text:p>1045.76836488646</text:p>
              </table:table-cell>
              <table:table-cell office:value-type="float" office:value="877.863788539341">
                <text:p>877.863788539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2.615077186">
                <text:p>992.615077186</text:p>
              </table:table-cell>
              <table:table-cell office:value-type="float" office:value="825.027211291364">
                <text:p>825.027211291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7.34627265008">
                <text:p>1057.34627265008</text:p>
              </table:table-cell>
              <table:table-cell office:value-type="float" office:value="889.758406755445">
                <text:p>889.758406755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6.047362164706">
                <text:p>966.047362164706</text:p>
              </table:table-cell>
              <table:table-cell office:value-type="float" office:value="798.582657356714">
                <text:p>798.582657356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4.93034730136">
                <text:p>1094.93034730136</text:p>
              </table:table-cell>
              <table:table-cell office:value-type="float" office:value="901.679828515088">
                <text:p>901.6798285150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1.27124319474">
                <text:p>1121.27124319474</text:p>
              </table:table-cell>
              <table:table-cell office:value-type="float" office:value="927.936877713021">
                <text:p>927.936877713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1.634293609932">
                <text:p>991.634293609932</text:p>
              </table:table-cell>
              <table:table-cell office:value-type="float" office:value="824.270117520979">
                <text:p>824.270117520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3.50482677265">
                <text:p>1043.50482677265</text:p>
              </table:table-cell>
              <table:table-cell office:value-type="float" office:value="876.125033797744">
                <text:p>876.125033797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2.92299646647">
                <text:p>1082.92299646647</text:p>
              </table:table-cell>
              <table:table-cell office:value-type="float" office:value="902.585713992928">
                <text:p>902.585713992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4.73426387836">
                <text:p>1004.73426387836</text:p>
              </table:table-cell>
              <table:table-cell office:value-type="float" office:value="837.40453490607">
                <text:p>837.40453490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.311407909455">
                <text:p>967.311407909455</text:p>
              </table:table-cell>
              <table:table-cell office:value-type="float" office:value="799.79558910237">
                <text:p>799.79558910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4.098721531575">
                <text:p>994.098721531575</text:p>
              </table:table-cell>
              <table:table-cell office:value-type="float" office:value="839.280078857949">
                <text:p>839.280078857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0.58593600621">
                <text:p>1060.58593600621</text:p>
              </table:table-cell>
              <table:table-cell office:value-type="float" office:value="866.401770350968">
                <text:p>866.4017703509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6.467426466779">
                <text:p>996.467426466779</text:p>
              </table:table-cell>
              <table:table-cell office:value-type="float" office:value="828.104747193125">
                <text:p>828.10474719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9.95880071303">
                <text:p>1009.95880071303</text:p>
              </table:table-cell>
              <table:table-cell office:value-type="float" office:value="841.504049553664">
                <text:p>841.504049553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1.351330766531">
                <text:p>971.351330766531</text:p>
              </table:table-cell>
              <table:table-cell office:value-type="float" office:value="802.866728880267">
                <text:p>802.8667288802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1.535481513922">
                <text:p>971.535481513922</text:p>
              </table:table-cell>
              <table:table-cell office:value-type="float" office:value="815.86700215506">
                <text:p>815.86700215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4.89045470734">
                <text:p>1024.89045470734</text:p>
              </table:table-cell>
              <table:table-cell office:value-type="float" office:value="856.033474786702">
                <text:p>856.033474786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1.671294975">
                <text:p>1011.671294975</text:p>
              </table:table-cell>
              <table:table-cell office:value-type="float" office:value="842.866649101103">
                <text:p>842.8666491011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2.04256576846">
                <text:p>1012.04256576846</text:p>
              </table:table-cell>
              <table:table-cell office:value-type="float" office:value="830.280960275526">
                <text:p>830.280960275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9.78578653305">
                <text:p>1049.78578653305</text:p>
              </table:table-cell>
              <table:table-cell office:value-type="float" office:value="868.164504475527">
                <text:p>868.1645044755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2.98816636379">
                <text:p>1082.98816636379</text:p>
              </table:table-cell>
              <table:table-cell office:value-type="float" office:value="889.296875523444">
                <text:p>889.296875523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56.70468476757">
                <text:p>1056.70468476757</text:p>
              </table:table-cell>
              <table:table-cell office:value-type="float" office:value="889.262050866026">
                <text:p>889.262050866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5.28450422414">
                <text:p>1095.28450422414</text:p>
              </table:table-cell>
              <table:table-cell office:value-type="float" office:value="914.883994415349">
                <text:p>914.8839944153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5.95683636683">
                <text:p>1015.95683636683</text:p>
              </table:table-cell>
              <table:table-cell office:value-type="float" office:value="848.737270956508">
                <text:p>848.737270956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9.09736656744">
                <text:p>1069.09736656744</text:p>
              </table:table-cell>
              <table:table-cell office:value-type="float" office:value="888.630043491734">
                <text:p>888.630043491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0.04686086104">
                <text:p>1070.04686086104</text:p>
              </table:table-cell>
              <table:table-cell office:value-type="float" office:value="889.44389574339">
                <text:p>889.44389574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2.00976275389">
                <text:p>1042.00976275389</text:p>
              </table:table-cell>
              <table:table-cell office:value-type="float" office:value="861.75234042936">
                <text:p>861.75234042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2.34593416604">
                <text:p>1042.34593416604</text:p>
              </table:table-cell>
              <table:table-cell office:value-type="float" office:value="862.021277559074">
                <text:p>862.021277559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9.061528007203">
                <text:p>939.061528007203</text:p>
              </table:table-cell>
              <table:table-cell office:value-type="float" office:value="784.55797293995">
                <text:p>784.55797293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8.28324890102">
                <text:p>1018.28324890102</text:p>
              </table:table-cell>
              <table:table-cell office:value-type="float" office:value="850.609569734557">
                <text:p>850.6095697345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3.42696458186">
                <text:p>1023.42696458186</text:p>
              </table:table-cell>
              <table:table-cell office:value-type="float" office:value="854.961944541419">
                <text:p>854.961944541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3.27068744877">
                <text:p>1023.27068744877</text:p>
              </table:table-cell>
              <table:table-cell office:value-type="float" office:value="841.727870648795">
                <text:p>841.7278706487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2.55932967715">
                <text:p>1062.55932967715</text:p>
              </table:table-cell>
              <table:table-cell office:value-type="float" office:value="867.966411524004">
                <text:p>867.966411524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2.59856453642">
                <text:p>1052.59856453642</text:p>
              </table:table-cell>
              <table:table-cell office:value-type="float" office:value="870.702587848791">
                <text:p>870.702587848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9.52781773238">
                <text:p>1039.52781773238</text:p>
              </table:table-cell>
              <table:table-cell office:value-type="float" office:value="870.726660255777">
                <text:p>870.7266602557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7.08408526519">
                <text:p>1057.08408526519</text:p>
              </table:table-cell>
              <table:table-cell office:value-type="float" office:value="882.56542392391">
                <text:p>882.56542392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5.233200529748">
                <text:p>915.233200529748</text:p>
              </table:table-cell>
              <table:table-cell office:value-type="float" office:value="766.505609140364">
                <text:p>766.5056091403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0.08735926835">
                <text:p>1060.08735926835</text:p>
              </table:table-cell>
              <table:table-cell office:value-type="float" office:value="885.010387473876">
                <text:p>885.010387473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3.1621592902">
                <text:p>1123.1621592902</text:p>
              </table:table-cell>
              <table:table-cell office:value-type="float" office:value="935.470227491357">
                <text:p>935.470227491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5.81892381178">
                <text:p>1045.81892381178</text:p>
              </table:table-cell>
              <table:table-cell office:value-type="float" office:value="871.028761052798">
                <text:p>871.028761052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.129178041423">
                <text:p>980.129178041423</text:p>
              </table:table-cell>
              <table:table-cell office:value-type="float" office:value="818.385987131761">
                <text:p>818.385987131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3.8394256905">
                <text:p>953.8394256905</text:p>
              </table:table-cell>
              <table:table-cell office:value-type="float" office:value="805.209414440111">
                <text:p>805.209414440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0.5408808484">
                <text:p>1020.5408808484</text:p>
              </table:table-cell>
              <table:table-cell office:value-type="float" office:value="858.54655696633">
                <text:p>858.54655696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9.80136071199">
                <text:p>1019.80136071199</text:p>
              </table:table-cell>
              <table:table-cell office:value-type="float" office:value="844.777319333016">
                <text:p>844.777319333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6.48574929851">
                <text:p>1006.48574929851</text:p>
              </table:table-cell>
              <table:table-cell office:value-type="float" office:value="831.492267115513">
                <text:p>831.492267115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9.90286657569">
                <text:p>1039.90286657569</text:p>
              </table:table-cell>
              <table:table-cell office:value-type="float" office:value="857.812351273212">
                <text:p>857.812351273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7.25378471549">
                <text:p>1117.25378471549</text:p>
              </table:table-cell>
              <table:table-cell office:value-type="float" office:value="935.163269413011">
                <text:p>935.1632694130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7.537677305231">
                <text:p>907.537677305231</text:p>
              </table:table-cell>
              <table:table-cell office:value-type="float" office:value="764.768932142178">
                <text:p>764.7689321421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9.914712265599">
                <text:p>999.914712265599</text:p>
              </table:table-cell>
              <table:table-cell office:value-type="float" office:value="830.897968361361">
                <text:p>830.897968361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4.04877492897">
                <text:p>1064.04877492897</text:p>
              </table:table-cell>
              <table:table-cell office:value-type="float" office:value="882.170266153935">
                <text:p>882.17026615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8.42252183713">
                <text:p>1078.42252183713</text:p>
              </table:table-cell>
              <table:table-cell office:value-type="float" office:value="883.438069397207">
                <text:p>883.4380693972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6.54869149423">
                <text:p>1116.54869149423</text:p>
              </table:table-cell>
              <table:table-cell office:value-type="float" office:value="921.688492362322">
                <text:p>921.6884923623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5.16725899731">
                <text:p>1035.16725899731</text:p>
              </table:table-cell>
              <table:table-cell office:value-type="float" office:value="866.884859715885">
                <text:p>866.884859715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6.988954015848">
                <text:p>956.988954015848</text:p>
              </table:table-cell>
              <table:table-cell office:value-type="float" office:value="801.736272231336">
                <text:p>801.7362722313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5.490989096591">
                <text:p>865.490989096591</text:p>
              </table:table-cell>
              <table:table-cell office:value-type="float" office:value="723.309445157687">
                <text:p>723.3094451576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1.43330220811">
                <text:p>1021.43330220811</text:p>
              </table:table-cell>
              <table:table-cell office:value-type="float" office:value="853.253917556453">
                <text:p>853.2539175564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45.61667482804">
                <text:p>1045.61667482804</text:p>
              </table:table-cell>
              <table:table-cell office:value-type="float" office:value="852.053717486449">
                <text:p>852.0537174864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5.80205221115">
                <text:p>1135.80205221115</text:p>
              </table:table-cell>
              <table:table-cell office:value-type="float" office:value="929.355469529114">
                <text:p>929.355469529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0.85737291214">
                <text:p>1070.85737291214</text:p>
              </table:table-cell>
              <table:table-cell office:value-type="float" office:value="890.344155306627">
                <text:p>890.344155306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5.96215601738">
                <text:p>1005.96215601738</text:p>
              </table:table-cell>
              <table:table-cell office:value-type="float" office:value="838.419439601443">
                <text:p>838.4194396014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0.895125551703">
                <text:p>990.895125551703</text:p>
              </table:table-cell>
              <table:table-cell office:value-type="float" office:value="823.887959523221">
                <text:p>823.887959523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9.94871890456">
                <text:p>1029.94871890456</text:p>
              </table:table-cell>
              <table:table-cell office:value-type="float" office:value="849.954005733068">
                <text:p>849.9540057330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1.917978266558">
                <text:p>991.917978266558</text:p>
              </table:table-cell>
              <table:table-cell office:value-type="float" office:value="824.717755136671">
                <text:p>824.717755136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9.46925854009">
                <text:p>1069.46925854009</text:p>
              </table:table-cell>
              <table:table-cell office:value-type="float" office:value="889.343822031283">
                <text:p>889.343822031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72.9441738407">
                <text:p>1172.9441738407</text:p>
              </table:table-cell>
              <table:table-cell office:value-type="float" office:value="979.884372919316">
                <text:p>979.884372919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43.41405130249">
                <text:p>1043.41405130249</text:p>
              </table:table-cell>
              <table:table-cell office:value-type="float" office:value="876.2608180907">
                <text:p>876.2608180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4.19232958146">
                <text:p>1034.19232958146</text:p>
              </table:table-cell>
              <table:table-cell office:value-type="float" office:value="869.344526799926">
                <text:p>869.3445267999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61.23261159269">
                <text:p>1061.23261159269</text:p>
              </table:table-cell>
              <table:table-cell office:value-type="float" office:value="896.243360885559">
                <text:p>896.2433608855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6.631375758529">
                <text:p>996.631375758529</text:p>
              </table:table-cell>
              <table:table-cell office:value-type="float" office:value="844.571718720429">
                <text:p>844.571718720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85.59154868757">
                <text:p>1085.59154868757</text:p>
              </table:table-cell>
              <table:table-cell office:value-type="float" office:value="908.00510232906">
                <text:p>908.005102329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1.13045938711">
                <text:p>1061.13045938711</text:p>
              </table:table-cell>
              <table:table-cell office:value-type="float" office:value="896.058897060095">
                <text:p>896.058897060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8.62249399686">
                <text:p>1008.62249399686</text:p>
              </table:table-cell>
              <table:table-cell office:value-type="float" office:value="843.705534528371">
                <text:p>843.705534528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1.07788491107">
                <text:p>1021.07788491107</text:p>
              </table:table-cell>
              <table:table-cell office:value-type="float" office:value="856.160925442577">
                <text:p>856.1609254425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4.02365283476">
                <text:p>1074.02365283476</text:p>
              </table:table-cell>
              <table:table-cell office:value-type="float" office:value="895.932497105744">
                <text:p>895.9324971057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5.65131291625">
                <text:p>1125.65131291625</text:p>
              </table:table-cell>
              <table:table-cell office:value-type="float" office:value="934.644092369462">
                <text:p>934.644092369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4.2031823795">
                <text:p>1034.2031823795</text:p>
              </table:table-cell>
              <table:table-cell office:value-type="float" office:value="856.278134500842">
                <text:p>856.2781345008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5.46413789821">
                <text:p>1045.46413789821</text:p>
              </table:table-cell>
              <table:table-cell office:value-type="float" office:value="877.670541709548">
                <text:p>877.6705417095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8.238478503871">
                <text:p>928.238478503871</text:p>
              </table:table-cell>
              <table:table-cell office:value-type="float" office:value="773.469955581251">
                <text:p>773.4699555812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09.6969091589">
                <text:p>1109.6969091589</text:p>
              </table:table-cell>
              <table:table-cell office:value-type="float" office:value="916.047570516763">
                <text:p>916.0475705167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8.81668123117">
                <text:p>1008.81668123117</text:p>
              </table:table-cell>
              <table:table-cell office:value-type="float" office:value="840.526176035448">
                <text:p>840.5261760354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9.89971114875">
                <text:p>1049.89971114875</text:p>
              </table:table-cell>
              <table:table-cell office:value-type="float" office:value="868.213235944868">
                <text:p>868.213235944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3.96636597162">
                <text:p>1023.96636597162</text:p>
              </table:table-cell>
              <table:table-cell office:value-type="float" office:value="868.070064887291">
                <text:p>868.070064887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0.73561815139">
                <text:p>1130.73561815139</text:p>
              </table:table-cell>
              <table:table-cell office:value-type="float" office:value="935.507212183743">
                <text:p>935.507212183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65.81858435139">
                <text:p>1065.81858435139</text:p>
              </table:table-cell>
              <table:table-cell office:value-type="float" office:value="883.573585143745">
                <text:p>883.5735851437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6.954734059179">
                <text:p>986.954734059179</text:p>
              </table:table-cell>
              <table:table-cell office:value-type="float" office:value="817.853709900236">
                <text:p>817.8537099002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54.0427467506">
                <text:p>1054.0427467506</text:p>
              </table:table-cell>
              <table:table-cell office:value-type="float" office:value="871.577718794327">
                <text:p>871.577718794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0.7231704753">
                <text:p>1040.7231704753</text:p>
              </table:table-cell>
              <table:table-cell office:value-type="float" office:value="871.204833088699">
                <text:p>871.204833088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05.99927269531">
                <text:p>1105.99927269531</text:p>
              </table:table-cell>
              <table:table-cell office:value-type="float" office:value="923.425714864712">
                <text:p>923.4257148647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55.96969175327">
                <text:p>1055.96969175327</text:p>
              </table:table-cell>
              <table:table-cell office:value-type="float" office:value="872.943257251674">
                <text:p>872.943257251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68.49755627137">
                <text:p>1068.49755627137</text:p>
              </table:table-cell>
              <table:table-cell office:value-type="float" office:value="885.552247712428">
                <text:p>885.552247712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8.97771551772">
                <text:p>1028.97771551772</text:p>
              </table:table-cell>
              <table:table-cell office:value-type="float" office:value="872.227600379681">
                <text:p>872.227600379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1.83587886964">
                <text:p>1081.83587886964</text:p>
              </table:table-cell>
              <table:table-cell office:value-type="float" office:value="899.068660801002">
                <text:p>899.068660801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9.12530684389">
                <text:p>1029.12530684389</text:p>
              </table:table-cell>
              <table:table-cell office:value-type="float" office:value="859.522343505955">
                <text:p>859.522343505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42.17730861535">
                <text:p>1042.17730861535</text:p>
              </table:table-cell>
              <table:table-cell office:value-type="float" office:value="872.585012128751">
                <text:p>872.5850121287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65.10601192102">
                <text:p>1065.10601192102</text:p>
              </table:table-cell>
              <table:table-cell office:value-type="float" office:value="897.201566461006">
                <text:p>897.2015664610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8.59539734437">
                <text:p>1038.59539734437</text:p>
              </table:table-cell>
              <table:table-cell office:value-type="float" office:value="870.761750638031">
                <text:p>870.7617506380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2.54677122188">
                <text:p>1092.54677122188</text:p>
              </table:table-cell>
              <table:table-cell office:value-type="float" office:value="898.493975031972">
                <text:p>898.4939750319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66.37120710503">
                <text:p>1066.37120710503</text:p>
              </table:table-cell>
              <table:table-cell office:value-type="float" office:value="885.373631359129">
                <text:p>885.3736313591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5.59679848392">
                <text:p>1025.59679848392</text:p>
              </table:table-cell>
              <table:table-cell office:value-type="float" office:value="858.030612697209">
                <text:p>858.0306126972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78.49096746077">
                <text:p>1078.49096746077</text:p>
              </table:table-cell>
              <table:table-cell office:value-type="float" office:value="897.758218176267">
                <text:p>897.7582181762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29.16988269064">
                <text:p>1129.16988269064</text:p>
              </table:table-cell>
              <table:table-cell office:value-type="float" office:value="935.533388919107">
                <text:p>935.5333889191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51.33285543806">
                <text:p>1051.33285543806</text:p>
              </table:table-cell>
              <table:table-cell office:value-type="float" office:value="870.651342747024">
                <text:p>870.6513427470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63.90331034299">
                <text:p>1063.90331034299</text:p>
              </table:table-cell>
              <table:table-cell office:value-type="float" office:value="883.315155864926">
                <text:p>883.3151558649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75.26808758854">
                <text:p>1075.26808758854</text:p>
              </table:table-cell>
              <table:table-cell office:value-type="float" office:value="894.928584365136">
                <text:p>894.928584365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6.02258671462">
                <text:p>1066.02258671462</text:p>
              </table:table-cell>
              <table:table-cell office:value-type="float" office:value="883.855697000324">
                <text:p>883.8556970003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63.34541905623">
                <text:p>1063.34541905623</text:p>
              </table:table-cell>
              <table:table-cell office:value-type="float" office:value="881.773455488247">
                <text:p>881.7734554882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6.841568031012">
                <text:p>996.841568031012</text:p>
              </table:table-cell>
              <table:table-cell office:value-type="float" office:value="828.538508757527">
                <text:p>828.5385087575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87.22215176026">
                <text:p>1087.22215176026</text:p>
              </table:table-cell>
              <table:table-cell office:value-type="float" office:value="905.970980303532">
                <text:p>905.9709803035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7.05134133756">
                <text:p>1087.05134133756</text:p>
              </table:table-cell>
              <table:table-cell office:value-type="float" office:value="905.838127752546">
                <text:p>905.8381277525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0.794326653">
                <text:p>1020.794326653</text:p>
              </table:table-cell>
              <table:table-cell office:value-type="float" office:value="852.805714154727">
                <text:p>852.8057141547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1.1773029181">
                <text:p>1021.1773029181</text:p>
              </table:table-cell>
              <table:table-cell office:value-type="float" office:value="840.208350679773">
                <text:p>840.208350679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84.99670470937">
                <text:p>1084.99670470937</text:p>
              </table:table-cell>
              <table:table-cell office:value-type="float" office:value="891.297010056334">
                <text:p>891.2970100563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2.28670343991">
                <text:p>1032.28670343991</text:p>
              </table:table-cell>
              <table:table-cell office:value-type="float" office:value="851.704400098146">
                <text:p>851.7044000981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6.22990608813">
                <text:p>1096.22990608813</text:p>
              </table:table-cell>
              <table:table-cell office:value-type="float" office:value="915.675954514626">
                <text:p>915.6759545146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11.1432653084">
                <text:p>1111.1432653084</text:p>
              </table:table-cell>
              <table:table-cell office:value-type="float" office:value="917.226481695366">
                <text:p>917.2264816953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73.03771230245">
                <text:p>1073.03771230245</text:p>
              </table:table-cell>
              <table:table-cell office:value-type="float" office:value="891.853428011689">
                <text:p>891.8534280116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59.49598937359">
                <text:p>1059.49598937359</text:p>
              </table:table-cell>
              <table:table-cell office:value-type="float" office:value="891.261950271898">
                <text:p>891.261950271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1.43158196497">
                <text:p>1031.43158196497</text:p>
              </table:table-cell>
              <table:table-cell office:value-type="float" office:value="850.791476440572">
                <text:p>850.7914764405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6.941449999921">
                <text:p>966.941449999921</text:p>
              </table:table-cell>
              <table:table-cell office:value-type="float" office:value="799.190834396832">
                <text:p>799.1908343968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08.75561362737">
                <text:p>1108.75561362737</text:p>
              </table:table-cell>
              <table:table-cell office:value-type="float" office:value="928.131738357832">
                <text:p>928.1317383578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1.95728759142">
                <text:p>1081.95728759142</text:p>
              </table:table-cell>
              <table:table-cell office:value-type="float" office:value="901.561972774098">
                <text:p>901.5619727740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83.79812149459">
                <text:p>1083.79812149459</text:p>
              </table:table-cell>
              <table:table-cell office:value-type="float" office:value="902.99373247656">
                <text:p>902.993732476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5.68400450169">
                <text:p>1095.68400450169</text:p>
              </table:table-cell>
              <table:table-cell office:value-type="float" office:value="915.013517686322">
                <text:p>915.0135176863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6.48829566092">
                <text:p>1046.48829566092</text:p>
              </table:table-cell>
              <table:table-cell office:value-type="float" office:value="865.553105948042">
                <text:p>865.5531059480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80.506462565991">
                <text:p>980.506462565991</text:p>
              </table:table-cell>
              <table:table-cell office:value-type="float" office:value="812.828943322933">
                <text:p>812.828943322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72.58143371402">
                <text:p>1072.58143371402</text:p>
              </table:table-cell>
              <table:table-cell office:value-type="float" office:value="891.722672445328">
                <text:p>891.7226724453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39.14622690666">
                <text:p>1139.14622690666</text:p>
              </table:table-cell>
              <table:table-cell office:value-type="float" office:value="932.142557358339">
                <text:p>932.1425573583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64.02119276249">
                <text:p>1064.02119276249</text:p>
              </table:table-cell>
              <table:table-cell office:value-type="float" office:value="882.371701820114">
                <text:p>882.371701820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69.57270535484">
                <text:p>1169.57270535484</text:p>
              </table:table-cell>
              <table:table-cell office:value-type="float" office:value="974.65624719317">
                <text:p>974.656247193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1.82967625804">
                <text:p>1041.82967625804</text:p>
              </table:table-cell>
              <table:table-cell office:value-type="float" office:value="859.627256056311">
                <text:p>859.6272560563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6.5673406339">
                <text:p>1016.5673406339</text:p>
              </table:table-cell>
              <table:table-cell office:value-type="float" office:value="847.127150961149">
                <text:p>847.127150961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16.3628880234">
                <text:p>1016.3628880234</text:p>
              </table:table-cell>
              <table:table-cell office:value-type="float" office:value="846.96813226409">
                <text:p>846.968132264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7.36884185312">
                <text:p>1057.36884185312</text:p>
              </table:table-cell>
              <table:table-cell office:value-type="float" office:value="874.689731567631">
                <text:p>874.6897315676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44.45885801881">
                <text:p>1044.45885801881</text:p>
              </table:table-cell>
              <table:table-cell office:value-type="float" office:value="861.753597437836">
                <text:p>861.7535974378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9.50463028924">
                <text:p>1149.50463028924</text:p>
              </table:table-cell>
              <table:table-cell office:value-type="float" office:value="966.668773113248">
                <text:p>966.668773113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88.29961199281">
                <text:p>1088.29961199281</text:p>
              </table:table-cell>
              <table:table-cell office:value-type="float" office:value="911.506806022202">
                <text:p>911.5068060222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2.62257756806">
                <text:p>1062.62257756806</text:p>
              </table:table-cell>
              <table:table-cell office:value-type="float" office:value="885.712803133736">
                <text:p>885.7128031337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36.33089728844">
                <text:p>1036.33089728844</text:p>
              </table:table-cell>
              <table:table-cell office:value-type="float" office:value="859.421122854114">
                <text:p>859.4211228541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9.16013270309">
                <text:p>1009.16013270309</text:p>
              </table:table-cell>
              <table:table-cell office:value-type="float" office:value="845.464163470335">
                <text:p>845.4641634703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74.75426333767">
                <text:p>1074.75426333767</text:p>
              </table:table-cell>
              <table:table-cell office:value-type="float" office:value="897.939971617224">
                <text:p>897.9399716172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25.91167307246">
                <text:p>1125.91167307246</text:p>
              </table:table-cell>
              <table:table-cell office:value-type="float" office:value="936.287240755879">
                <text:p>936.2872407558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72.94667326786">
                <text:p>1072.94667326786</text:p>
              </table:table-cell>
              <table:table-cell office:value-type="float" office:value="909.478745503353">
                <text:p>909.478745503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83.98551129256">
                <text:p>1083.98551129256</text:p>
              </table:table-cell>
              <table:table-cell office:value-type="float" office:value="920.853406603265">
                <text:p>920.8534066032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9.91982793829">
                <text:p>1069.91982793829</text:p>
              </table:table-cell>
              <table:table-cell office:value-type="float" office:value="906.945472775003">
                <text:p>906.945472775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55.55474555661">
                <text:p>1055.55474555661</text:p>
              </table:table-cell>
              <table:table-cell office:value-type="float" office:value="879.755309496854">
                <text:p>879.7553094968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39.62648113967">
                <text:p>1039.62648113967</text:p>
              </table:table-cell>
              <table:table-cell office:value-type="float" office:value="870.658394118474">
                <text:p>870.6583941184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1.06642543994">
                <text:p>1011.06642543994</text:p>
              </table:table-cell>
              <table:table-cell office:value-type="float" office:value="855.612306616482">
                <text:p>855.6123066164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0.35914577494">
                <text:p>1140.35914577494</text:p>
              </table:table-cell>
              <table:table-cell office:value-type="float" office:value="959.04648288448">
                <text:p>959.046482884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01.56358217704">
                <text:p>1101.56358217704</text:p>
              </table:table-cell>
              <table:table-cell office:value-type="float" office:value="920.209706947989">
                <text:p>920.2097069479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85.82522876842">
                <text:p>1085.82522876842</text:p>
              </table:table-cell>
              <table:table-cell office:value-type="float" office:value="904.947951724644">
                <text:p>904.9479517246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86.33844460113">
                <text:p>1086.33844460113</text:p>
              </table:table-cell>
              <table:table-cell office:value-type="float" office:value="918.261562895086">
                <text:p>918.261562895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1.59917392138">
                <text:p>1021.59917392138</text:p>
              </table:table-cell>
              <table:table-cell office:value-type="float" office:value="853.52229221534">
                <text:p>853.522292215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0.7901477724">
                <text:p>1020.7901477724</text:p>
              </table:table-cell>
              <table:table-cell office:value-type="float" office:value="840.029657665265">
                <text:p>840.0296576652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33.53274497287">
                <text:p>1033.53274497287</text:p>
              </table:table-cell>
              <table:table-cell office:value-type="float" office:value="865.733691537925">
                <text:p>865.733691537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72.18977010701">
                <text:p>1072.18977010701</text:p>
              </table:table-cell>
              <table:table-cell office:value-type="float" office:value="904.421980968465">
                <text:p>904.4219809684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1.9674019499">
                <text:p>1031.9674019499</text:p>
              </table:table-cell>
              <table:table-cell office:value-type="float" office:value="851.559202528541">
                <text:p>851.5592025285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0.68303915558">
                <text:p>1110.68303915558</text:p>
              </table:table-cell>
              <table:table-cell office:value-type="float" office:value="930.089157573221">
                <text:p>930.0891575732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84.8358374137">
                <text:p>1084.8358374137</text:p>
              </table:table-cell>
              <table:table-cell office:value-type="float" office:value="904.239120250057">
                <text:p>904.239120250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22.75228551146">
                <text:p>1122.75228551146</text:p>
              </table:table-cell>
              <table:table-cell office:value-type="float" office:value="942.284692236428">
                <text:p>942.2846922364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9.92691746185">
                <text:p>1019.92691746185</text:p>
              </table:table-cell>
              <table:table-cell office:value-type="float" office:value="852.26983970837">
                <text:p>852.269839708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8.1184974407">
                <text:p>1048.1184974407</text:p>
              </table:table-cell>
              <table:table-cell office:value-type="float" office:value="867.160797354556">
                <text:p>867.160797354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10.57172637368">
                <text:p>1110.57172637368</text:p>
              </table:table-cell>
              <table:table-cell office:value-type="float" office:value="929.614026287542">
                <text:p>929.6140262875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7.76139921082">
                <text:p>1087.76139921082</text:p>
              </table:table-cell>
              <table:table-cell office:value-type="float" office:value="919.056832212808">
                <text:p>919.0568322128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11.27712995065">
                <text:p>1111.27712995065</text:p>
              </table:table-cell>
              <table:table-cell office:value-type="float" office:value="917.233241180762">
                <text:p>917.2332411807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7.76487788243">
                <text:p>1007.76487788243</text:p>
              </table:table-cell>
              <table:table-cell office:value-type="float" office:value="826.660770202967">
                <text:p>826.6607702029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34.81206941452">
                <text:p>1034.81206941452</text:p>
              </table:table-cell>
              <table:table-cell office:value-type="float" office:value="866.36079516461">
                <text:p>866.360795164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4.404450663046">
                <text:p>994.404450663046</text:p>
              </table:table-cell>
              <table:table-cell office:value-type="float" office:value="826.131714927765">
                <text:p>826.131714927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6.48362262293">
                <text:p>1006.48362262293</text:p>
              </table:table-cell>
              <table:table-cell office:value-type="float" office:value="851.236189807816">
                <text:p>851.2361898078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0.593084280765">
                <text:p>980.593084280765</text:p>
              </table:table-cell>
              <table:table-cell office:value-type="float" office:value="812.408128392187">
                <text:p>812.4081283921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5.3545228535">
                <text:p>1045.3545228535</text:p>
              </table:table-cell>
              <table:table-cell office:value-type="float" office:value="877.166270313596">
                <text:p>877.1662703135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7.68156565927">
                <text:p>1017.68156565927</text:p>
              </table:table-cell>
              <table:table-cell office:value-type="float" office:value="849.787172390826">
                <text:p>849.7871723908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22.71380549377">
                <text:p>1122.71380549377</text:p>
              </table:table-cell>
              <table:table-cell office:value-type="float" office:value="929.052417030322">
                <text:p>929.052417030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68.92362161969">
                <text:p>1068.92362161969</text:p>
              </table:table-cell>
              <table:table-cell office:value-type="float" office:value="888.594298000198">
                <text:p>888.5942980001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93.363034901832">
                <text:p>993.363034901832</text:p>
              </table:table-cell>
              <table:table-cell office:value-type="float" office:value="838.373033054211">
                <text:p>838.3730330542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9.83023860185">
                <text:p>1109.83023860185</text:p>
              </table:table-cell>
              <table:table-cell office:value-type="float" office:value="928.958994295632">
                <text:p>928.9589942956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2.68611686213">
                <text:p>1122.68611686213</text:p>
              </table:table-cell>
              <table:table-cell office:value-type="float" office:value="941.848063461266">
                <text:p>941.8480634612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.13483992272">
                <text:p>1165.13483992272</text:p>
              </table:table-cell>
              <table:table-cell office:value-type="float" office:value="970.844473249104">
                <text:p>970.8444732491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01.40906014482">
                <text:p>1101.40906014482</text:p>
              </table:table-cell>
              <table:table-cell office:value-type="float" office:value="907.005042505539">
                <text:p>907.0050425055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02.54725191615">
                <text:p>1102.54725191615</text:p>
              </table:table-cell>
              <table:table-cell office:value-type="float" office:value="920.939774395182">
                <text:p>920.9397743951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8.06540993984">
                <text:p>1088.06540993984</text:p>
              </table:table-cell>
              <table:table-cell office:value-type="float" office:value="906.676722740672">
                <text:p>906.6767227406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2.46281100049">
                <text:p>1102.46281100049</text:p>
              </table:table-cell>
              <table:table-cell office:value-type="float" office:value="920.811851023518">
                <text:p>920.811851023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0.21142784748">
                <text:p>1000.21142784748</text:p>
              </table:table-cell>
              <table:table-cell office:value-type="float" office:value="844.327463065499">
                <text:p>844.3274630654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22.990585773344">
                <text:p>922.990585773344</text:p>
              </table:table-cell>
              <table:table-cell office:value-type="float" office:value="779.976761337056">
                <text:p>779.976761337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3.94345531829">
                <text:p>1143.94345531829</text:p>
              </table:table-cell>
              <table:table-cell office:value-type="float" office:value="949.045784721902">
                <text:p>949.0457847219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53.30630059942">
                <text:p>1053.30630059942</text:p>
              </table:table-cell>
              <table:table-cell office:value-type="float" office:value="884.295803555849">
                <text:p>884.2958035558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7.78918909397">
                <text:p>1077.78918909397</text:p>
              </table:table-cell>
              <table:table-cell office:value-type="float" office:value="896.085259222473">
                <text:p>896.0852592224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84.572380930551">
                <text:p>984.572380930551</text:p>
              </table:table-cell>
              <table:table-cell office:value-type="float" office:value="829.075816523808">
                <text:p>829.075816523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10.40807872452">
                <text:p>1110.40807872452</text:p>
              </table:table-cell>
              <table:table-cell office:value-type="float" office:value="929.796683032462">
                <text:p>929.7966830324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95.75037138169">
                <text:p>1095.75037138169</text:p>
              </table:table-cell>
              <table:table-cell office:value-type="float" office:value="915.364207015593">
                <text:p>915.3642070155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09.41597315991">
                <text:p>1109.41597315991</text:p>
              </table:table-cell>
              <table:table-cell office:value-type="float" office:value="928.913048496777">
                <text:p>928.9130484967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08.03754593459">
                <text:p>1108.03754593459</text:p>
              </table:table-cell>
              <table:table-cell office:value-type="float" office:value="927.785244403338">
                <text:p>927.7852444033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46.20980597876">
                <text:p>1146.20980597876</text:p>
              </table:table-cell>
              <table:table-cell office:value-type="float" office:value="940.105918032845">
                <text:p>940.105918032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9.67285761329">
                <text:p>1249.67285761329</text:p>
              </table:table-cell>
              <table:table-cell office:value-type="float" office:value="1043.56896966738">
                <text:p>1043.56896966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05.81948205392">
                <text:p>1105.81948205392</text:p>
              </table:table-cell>
              <table:table-cell office:value-type="float" office:value="925.918139103414">
                <text:p>925.9181391034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18.28900844764">
                <text:p>1118.28900844764</text:p>
              </table:table-cell>
              <table:table-cell office:value-type="float" office:value="938.445206226184">
                <text:p>938.4452062261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2.80695073269">
                <text:p>1092.80695073269</text:p>
              </table:table-cell>
              <table:table-cell office:value-type="float" office:value="912.887034566825">
                <text:p>912.8870345668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19.1790549052">
                <text:p>1119.1790549052</text:p>
              </table:table-cell>
              <table:table-cell office:value-type="float" office:value="926.344926053967">
                <text:p>926.3449260539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09.88335677642">
                <text:p>1109.88335677642</text:p>
              </table:table-cell>
              <table:table-cell office:value-type="float" office:value="942.164639947331">
                <text:p>942.1646399473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10.3445254326">
                <text:p>1110.3445254326</text:p>
              </table:table-cell>
              <table:table-cell office:value-type="float" office:value="929.638189395118">
                <text:p>929.6381893951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2.06482046497">
                <text:p>1072.06482046497</text:p>
              </table:table-cell>
              <table:table-cell office:value-type="float" office:value="904.206764126477">
                <text:p>904.2067641264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6.43526277082">
                <text:p>1006.43526277082</text:p>
              </table:table-cell>
              <table:table-cell office:value-type="float" office:value="838.852516320869">
                <text:p>838.852516320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32.09268605426">
                <text:p>1032.09268605426</text:p>
              </table:table-cell>
              <table:table-cell office:value-type="float" office:value="877.455149124764">
                <text:p>877.455149124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1.76007940911">
                <text:p>1031.76007940911</text:p>
              </table:table-cell>
              <table:table-cell office:value-type="float" office:value="851.339931232267">
                <text:p>851.3399312322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97.35208745664">
                <text:p>1097.35208745664</text:p>
              </table:table-cell>
              <table:table-cell office:value-type="float" office:value="916.733545688964">
                <text:p>916.7335456889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20.51338675029">
                <text:p>1120.51338675029</text:p>
              </table:table-cell>
              <table:table-cell office:value-type="float" office:value="940.153177352665">
                <text:p>940.1531773526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30.67066262597">
                <text:p>1130.67066262597</text:p>
              </table:table-cell>
              <table:table-cell office:value-type="float" office:value="950.999205567517">
                <text:p>950.9992055675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66.04597591326">
                <text:p>1066.04597591326</text:p>
              </table:table-cell>
              <table:table-cell office:value-type="float" office:value="899.288731540179">
                <text:p>899.2887315401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2.59514147769">
                <text:p>1052.59514147769</text:p>
              </table:table-cell>
              <table:table-cell office:value-type="float" office:value="872.972364727436">
                <text:p>872.9723647274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2.9093095301">
                <text:p>1052.9093095301</text:p>
              </table:table-cell>
              <table:table-cell office:value-type="float" office:value="873.196770479156">
                <text:p>873.1967704791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30.03193062333">
                <text:p>1130.03193062333</text:p>
              </table:table-cell>
              <table:table-cell office:value-type="float" office:value="937.444013961702">
                <text:p>937.4440139617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68.88398905686">
                <text:p>1168.88398905686</text:p>
              </table:table-cell>
              <table:table-cell office:value-type="float" office:value="989.076604562315">
                <text:p>989.0766045623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05.11373849487">
                <text:p>1105.11373849487</text:p>
              </table:table-cell>
              <table:table-cell office:value-type="float" office:value="925.154027218512">
                <text:p>925.1540272185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42.34614080627">
                <text:p>1142.34614080627</text:p>
              </table:table-cell>
              <table:table-cell office:value-type="float" office:value="962.648523086204">
                <text:p>962.6485230862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2.76051219232">
                <text:p>1052.76051219232</text:p>
              </table:table-cell>
              <table:table-cell office:value-type="float" office:value="872.779093606436">
                <text:p>872.7790936064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70.94855503698">
                <text:p>1070.94855503698</text:p>
              </table:table-cell>
              <table:table-cell office:value-type="float" office:value="890.460403385851">
                <text:p>890.4604033858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72.66287582881">
                <text:p>1072.66287582881</text:p>
              </table:table-cell>
              <table:table-cell office:value-type="float" office:value="904.528343141496">
                <text:p>904.5283431414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24.41154831069">
                <text:p>1124.41154831069</text:p>
              </table:table-cell>
              <table:table-cell office:value-type="float" office:value="943.356436528916">
                <text:p>943.3564365289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7.27623518432">
                <text:p>1097.27623518432</text:p>
              </table:table-cell>
              <table:table-cell office:value-type="float" office:value="916.485250160994">
                <text:p>916.4852501609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82.47037306971">
                <text:p>1082.47037306971</text:p>
              </table:table-cell>
              <table:table-cell office:value-type="float" office:value="914.952547667271">
                <text:p>914.9525476672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6.15429087848">
                <text:p>1066.15429087848</text:p>
              </table:table-cell>
              <table:table-cell office:value-type="float" office:value="886.449228781463">
                <text:p>886.4492287814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92.9702506897">
                <text:p>1092.9702506897</text:p>
              </table:table-cell>
              <table:table-cell office:value-type="float" office:value="900.202353709683">
                <text:p>900.2023537096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27.67673230962">
                <text:p>1027.67673230962</text:p>
              </table:table-cell>
              <table:table-cell office:value-type="float" office:value="847.967539005623">
                <text:p>847.967539005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07.82907865096">
                <text:p>1107.82907865096</text:p>
              </table:table-cell>
              <table:table-cell office:value-type="float" office:value="927.697439080118">
                <text:p>927.6974390801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68.38932602161">
                <text:p>1068.38932602161</text:p>
              </table:table-cell>
              <table:table-cell office:value-type="float" office:value="901.388061560768">
                <text:p>901.3880615607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41.94819173832">
                <text:p>1041.94819173832</text:p>
              </table:table-cell>
              <table:table-cell office:value-type="float" office:value="861.870595062728">
                <text:p>861.8705950627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1.25913671148">
                <text:p>1031.25913671148</text:p>
              </table:table-cell>
              <table:table-cell office:value-type="float" office:value="863.963739197656">
                <text:p>863.9637391976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2.9775075232">
                <text:p>1122.9775075232</text:p>
              </table:table-cell>
              <table:table-cell office:value-type="float" office:value="929.546878631882">
                <text:p>929.5468786318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11.77229388882">
                <text:p>1111.77229388882</text:p>
              </table:table-cell>
              <table:table-cell office:value-type="float" office:value="917.992762185623">
                <text:p>917.9927621856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27.5848726597">
                <text:p>1127.5848726597</text:p>
              </table:table-cell>
              <table:table-cell office:value-type="float" office:value="946.465419579896">
                <text:p>946.4654195798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94.11678647922">
                <text:p>1094.11678647922</text:p>
              </table:table-cell>
              <table:table-cell office:value-type="float" office:value="911.818523320153">
                <text:p>911.8185233201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9.32250533554">
                <text:p>1029.32250533554</text:p>
              </table:table-cell>
              <table:table-cell office:value-type="float" office:value="859.983992703654">
                <text:p>859.9839927036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60.36197561907">
                <text:p>1160.36197561907</text:p>
              </table:table-cell>
              <table:table-cell office:value-type="float" office:value="977.919515958831">
                <text:p>977.9195159588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44.75995862526">
                <text:p>1044.75995862526</text:p>
              </table:table-cell>
              <table:table-cell office:value-type="float" office:value="875.146315841884">
                <text:p>875.1463158418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48.23157934765">
                <text:p>1148.23157934765</text:p>
              </table:table-cell>
              <table:table-cell office:value-type="float" office:value="952.75003138367">
                <text:p>952.750031383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82.64602409867">
                <text:p>1082.64602409867</text:p>
              </table:table-cell>
              <table:table-cell office:value-type="float" office:value="913.361520541701">
                <text:p>913.3615205417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25.69175349347">
                <text:p>1125.69175349347</text:p>
              </table:table-cell>
              <table:table-cell office:value-type="float" office:value="933.971538659479">
                <text:p>933.971538659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35.17418126851">
                <text:p>1035.17418126851</text:p>
              </table:table-cell>
              <table:table-cell office:value-type="float" office:value="869.389064714226">
                <text:p>869.3890647142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70.76513821651">
                <text:p>970.76513821651</text:p>
              </table:table-cell>
              <table:table-cell office:value-type="float" office:value="817.844850501784">
                <text:p>817.844850501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2.46495940908">
                <text:p>1062.46495940908</text:p>
              </table:table-cell>
              <table:table-cell office:value-type="float" office:value="883.334261450957">
                <text:p>883.3342614509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9.97593940306">
                <text:p>1009.97593940306</text:p>
              </table:table-cell>
              <table:table-cell office:value-type="float" office:value="857.086665829447">
                <text:p>857.0866658294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00.61954109073">
                <text:p>1100.61954109073</text:p>
              </table:table-cell>
              <table:table-cell office:value-type="float" office:value="934.782689835295">
                <text:p>934.7826898352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87.04928492586">
                <text:p>1087.04928492586</text:p>
              </table:table-cell>
              <table:table-cell office:value-type="float" office:value="908.212110894633">
                <text:p>908.2121108946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82.136108277545">
                <text:p>982.136108277545</text:p>
              </table:table-cell>
              <table:table-cell office:value-type="float" office:value="816.413081327354">
                <text:p>816.4130813273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62.99300347123">
                <text:p>1062.99300347123</text:p>
              </table:table-cell>
              <table:table-cell office:value-type="float" office:value="896.760835886066">
                <text:p>896.7608358860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89.42130709763">
                <text:p>1089.42130709763</text:p>
              </table:table-cell>
              <table:table-cell office:value-type="float" office:value="910.067564810972">
                <text:p>910.0675648109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93.599108907916">
                <text:p>993.599108907916</text:p>
              </table:table-cell>
              <table:table-cell office:value-type="float" office:value="823.750388074144">
                <text:p>823.7503880741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31.59365982705">
                <text:p>1031.59365982705</text:p>
              </table:table-cell>
              <table:table-cell office:value-type="float" office:value="861.89689295524">
                <text:p>861.896892955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5.62699169285">
                <text:p>1095.62699169285</text:p>
              </table:table-cell>
              <table:table-cell office:value-type="float" office:value="913.148887356191">
                <text:p>913.1488873561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3.66903725083">
                <text:p>1013.66903725083</text:p>
              </table:table-cell>
              <table:table-cell office:value-type="float" office:value="844.711978499847">
                <text:p>844.7119784998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57.42430487774">
                <text:p>1157.42430487774</text:p>
              </table:table-cell>
              <table:table-cell office:value-type="float" office:value="962.308498560093">
                <text:p>962.3084985600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67.65342460663">
                <text:p>1067.65342460663</text:p>
              </table:table-cell>
              <table:table-cell office:value-type="float" office:value="885.339742401379">
                <text:p>885.3397424013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68.09888939156">
                <text:p>1068.09888939156</text:p>
              </table:table-cell>
              <table:table-cell office:value-type="float" office:value="885.686215011878">
                <text:p>885.6862150118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25.06086975198">
                <text:p>1225.06086975198</text:p>
              </table:table-cell>
              <table:table-cell office:value-type="float" office:value="1029.56803034227">
                <text:p>1029.568030342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67.14738705722">
                <text:p>1067.14738705722</text:p>
              </table:table-cell>
              <table:table-cell office:value-type="float" office:value="884.882208885523">
                <text:p>884.8822088855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67.21234327728">
                <text:p>1067.21234327728</text:p>
              </table:table-cell>
              <table:table-cell office:value-type="float" office:value="898.068739807077">
                <text:p>898.0687398070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58.21229955361">
                <text:p>1158.21229955361</text:p>
              </table:table-cell>
              <table:table-cell office:value-type="float" office:value="976.040980757794">
                <text:p>976.0409807577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33.12761833218">
                <text:p>1133.12761833218</text:p>
              </table:table-cell>
              <table:table-cell office:value-type="float" office:value="950.834465930771">
                <text:p>950.8344659307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30.59153555775">
                <text:p>1130.59153555775</text:p>
              </table:table-cell>
              <table:table-cell office:value-type="float" office:value="961.488152137697">
                <text:p>961.4881521376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31.85420783373">
                <text:p>1131.85420783373</text:p>
              </table:table-cell>
              <table:table-cell office:value-type="float" office:value="962.592990379177">
                <text:p>962.5929903791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52.12717952688">
                <text:p>1052.12717952688</text:p>
              </table:table-cell>
              <table:table-cell office:value-type="float" office:value="883.178658474038">
                <text:p>883.178658474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6.88059030487">
                <text:p>1076.88059030487</text:p>
              </table:table-cell>
              <table:table-cell office:value-type="float" office:value="908.11642967504">
                <text:p>908.116429675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36.73065287061">
                <text:p>1036.73065287061</text:p>
              </table:table-cell>
              <table:table-cell office:value-type="float" office:value="881.208963974466">
                <text:p>881.2089639744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86.14544281109">
                <text:p>1086.14544281109</text:p>
              </table:table-cell>
              <table:table-cell office:value-type="float" office:value="905.00827451356">
                <text:p>905.008274513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7.59792754443">
                <text:p>1007.59792754443</text:p>
              </table:table-cell>
              <table:table-cell office:value-type="float" office:value="852.643264335792">
                <text:p>852.6432643357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45.69528330925">
                <text:p>1045.69528330925</text:p>
              </table:table-cell>
              <table:table-cell office:value-type="float" office:value="877.752646745736">
                <text:p>877.7526467457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57.87622376008">
                <text:p>1057.87622376008</text:p>
              </table:table-cell>
              <table:table-cell office:value-type="float" office:value="890.078725764572">
                <text:p>890.0787257645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08.6123433539">
                <text:p>1108.6123433539</text:p>
              </table:table-cell>
              <table:table-cell office:value-type="float" office:value="940.962686062921">
                <text:p>940.9626860629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83.79606896202">
                <text:p>1083.79606896202</text:p>
              </table:table-cell>
              <table:table-cell office:value-type="float" office:value="903.395612162106">
                <text:p>903.3956121621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8.94588390093">
                <text:p>1148.94588390093</text:p>
              </table:table-cell>
              <table:table-cell office:value-type="float" office:value="955.557640489134">
                <text:p>955.557640489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76.78472725724">
                <text:p>1176.78472725724</text:p>
              </table:table-cell>
              <table:table-cell office:value-type="float" office:value="982.997925407171">
                <text:p>982.9979254071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91.25217369394">
                <text:p>1191.25217369394</text:p>
              </table:table-cell>
              <table:table-cell office:value-type="float" office:value="997.294520757351">
                <text:p>997.2945207573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30.82501187805">
                <text:p>1230.82501187805</text:p>
              </table:table-cell>
              <table:table-cell office:value-type="float" office:value="1023.75313148559">
                <text:p>1023.753131485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7.5218531249">
                <text:p>1127.5218531249</text:p>
              </table:table-cell>
              <table:table-cell office:value-type="float" office:value="959.145617163858">
                <text:p>959.1456171638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05.30407356384">
                <text:p>1205.30407356384</text:p>
              </table:table-cell>
              <table:table-cell office:value-type="float" office:value="1023.9641341963">
                <text:p>1023.9641341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71.72689655801">
                <text:p>1171.72689655801</text:p>
              </table:table-cell>
              <table:table-cell office:value-type="float" office:value="979.570763920204">
                <text:p>979.5707639202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47.62278446848">
                <text:p>1147.62278446848</text:p>
              </table:table-cell>
              <table:table-cell office:value-type="float" office:value="968.183379066851">
                <text:p>968.1833790668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21.54352679375">
                <text:p>1121.54352679375</text:p>
              </table:table-cell>
              <table:table-cell office:value-type="float" office:value="929.204427018972">
                <text:p>929.2044270189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60.99659942403">
                <text:p>1160.99659942403</text:p>
              </table:table-cell>
              <table:table-cell office:value-type="float" office:value="981.207238837488">
                <text:p>981.2072388374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7.78917197472">
                <text:p>1097.78917197472</text:p>
              </table:table-cell>
              <table:table-cell office:value-type="float" office:value="917.65480243544">
                <text:p>917.654802435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0.28094485392">
                <text:p>1070.28094485392</text:p>
              </table:table-cell>
              <table:table-cell office:value-type="float" office:value="903.426832305953">
                <text:p>903.4268323059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57.55258757098">
                <text:p>1057.55258757098</text:p>
              </table:table-cell>
              <table:table-cell office:value-type="float" office:value="890.651939965308">
                <text:p>890.6519399653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3.36930091211">
                <text:p>1013.36930091211</text:p>
              </table:table-cell>
              <table:table-cell office:value-type="float" office:value="862.093057722268">
                <text:p>862.0930577222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1.24018130276">
                <text:p>1001.24018130276</text:p>
              </table:table-cell>
              <table:table-cell office:value-type="float" office:value="836.971867836001">
                <text:p>836.9718678360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2.9391474501">
                <text:p>1132.9391474501</text:p>
              </table:table-cell>
              <table:table-cell office:value-type="float" office:value="955.449389066551">
                <text:p>955.4493890665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1.15522866995">
                <text:p>1101.15522866995</text:p>
              </table:table-cell>
              <table:table-cell office:value-type="float" office:value="934.586970809579">
                <text:p>934.5869708095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36.93996893363">
                <text:p>1136.93996893363</text:p>
              </table:table-cell>
              <table:table-cell office:value-type="float" office:value="957.859318023197">
                <text:p>957.8593180231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1.75220910208">
                <text:p>1111.75220910208</text:p>
              </table:table-cell>
              <table:table-cell office:value-type="float" office:value="945.499254419198">
                <text:p>945.4992544191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1.76883492129">
                <text:p>1061.76883492129</text:p>
              </table:table-cell>
              <table:table-cell office:value-type="float" office:value="895.294939033758">
                <text:p>895.294939033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7.89206119021">
                <text:p>1087.89206119021</text:p>
              </table:table-cell>
              <table:table-cell office:value-type="float" office:value="934.513839229892">
                <text:p>934.5138392298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75.93406247422">
                <text:p>1075.93406247422</text:p>
              </table:table-cell>
              <table:table-cell office:value-type="float" office:value="922.412075671631">
                <text:p>922.4120756716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72.545408029">
                <text:p>1072.545408029</text:p>
              </table:table-cell>
              <table:table-cell office:value-type="float" office:value="906.723412035463">
                <text:p>906.7234120354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02.44783612428">
                <text:p>1102.44783612428</text:p>
              </table:table-cell>
              <table:table-cell office:value-type="float" office:value="934.19436327945">
                <text:p>934.194363279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41.76192374863">
                <text:p>1141.76192374863</text:p>
              </table:table-cell>
              <table:table-cell office:value-type="float" office:value="973.474663224442">
                <text:p>973.4746632244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6.02092204241">
                <text:p>1126.02092204241</text:p>
              </table:table-cell>
              <table:table-cell office:value-type="float" office:value="945.170772865493">
                <text:p>945.1707728654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37.09931901945">
                <text:p>1137.09931901945</text:p>
              </table:table-cell>
              <table:table-cell office:value-type="float" office:value="969.131835944507">
                <text:p>969.1318359445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01.53453069238">
                <text:p>1101.53453069238</text:p>
              </table:table-cell>
              <table:table-cell office:value-type="float" office:value="932.9340231138">
                <text:p>932.93402311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89.16710243119">
                <text:p>1089.16710243119</text:p>
              </table:table-cell>
              <table:table-cell office:value-type="float" office:value="920.458708016645">
                <text:p>920.4587080166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40.71282116479">
                <text:p>1140.71282116479</text:p>
              </table:table-cell>
              <table:table-cell office:value-type="float" office:value="972.069133499611">
                <text:p>972.0691334996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5.44919020852">
                <text:p>1125.44919020852</text:p>
              </table:table-cell>
              <table:table-cell office:value-type="float" office:value="944.205473464075">
                <text:p>944.2054734640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63.35791227715">
                <text:p>1163.35791227715</text:p>
              </table:table-cell>
              <table:table-cell office:value-type="float" office:value="982.255758562102">
                <text:p>982.2557585621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59.25632166073">
                <text:p>1159.25632166073</text:p>
              </table:table-cell>
              <table:table-cell office:value-type="float" office:value="991.390457769336">
                <text:p>991.390457769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85.94554335362">
                <text:p>1185.94554335362</text:p>
              </table:table-cell>
              <table:table-cell office:value-type="float" office:value="1005.0125810419">
                <text:p>1005.01258104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1.24377926975">
                <text:p>1121.24377926975</text:p>
              </table:table-cell>
              <table:table-cell office:value-type="float" office:value="940.22531181853">
                <text:p>940.225311818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18.10421466069">
                <text:p>1018.10421466069</text:p>
              </table:table-cell>
              <table:table-cell office:value-type="float" office:value="875.833784185485">
                <text:p>875.8337841854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12.36460295359">
                <text:p>1112.36460295359</text:p>
              </table:table-cell>
              <table:table-cell office:value-type="float" office:value="930.876810058933">
                <text:p>930.8768100589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6.27348675944">
                <text:p>1136.27348675944</text:p>
              </table:table-cell>
              <table:table-cell office:value-type="float" office:value="968.118769868352">
                <text:p>968.1187698683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43.31506085707">
                <text:p>1143.31506085707</text:p>
              </table:table-cell>
              <table:table-cell office:value-type="float" office:value="976.029067111026">
                <text:p>976.0290671110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52.64405340385">
                <text:p>1052.64405340385</text:p>
              </table:table-cell>
              <table:table-cell office:value-type="float" office:value="885.286919258157">
                <text:p>885.2869192581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46.79753401378">
                <text:p>1146.79753401378</text:p>
              </table:table-cell>
              <table:table-cell office:value-type="float" office:value="978.908117658242">
                <text:p>978.9081176582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56.00814491404">
                <text:p>1056.00814491404</text:p>
              </table:table-cell>
              <table:table-cell office:value-type="float" office:value="901.085282983295">
                <text:p>901.0852829832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33.10088609479">
                <text:p>1033.10088609479</text:p>
              </table:table-cell>
              <table:table-cell office:value-type="float" office:value="879.706076542574">
                <text:p>879.7060765425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69.92233111753">
                <text:p>1069.92233111753</text:p>
              </table:table-cell>
              <table:table-cell office:value-type="float" office:value="904.038082166752">
                <text:p>904.0380821667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47.96859818064">
                <text:p>1147.96859818064</text:p>
              </table:table-cell>
              <table:table-cell office:value-type="float" office:value="982.140886640005">
                <text:p>982.140886640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8.09779281507">
                <text:p>1188.09779281507</text:p>
              </table:table-cell>
              <table:table-cell office:value-type="float" office:value="996.12411829335">
                <text:p>996.124118293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70.28082404022">
                <text:p>1070.28082404022</text:p>
              </table:table-cell>
              <table:table-cell office:value-type="float" office:value="917.524511937957">
                <text:p>917.5245119379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11.5884074117">
                <text:p>1111.5884074117</text:p>
              </table:table-cell>
              <table:table-cell office:value-type="float" office:value="932.461274799981">
                <text:p>932.4612747999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29.3509630182">
                <text:p>1129.3509630182</text:p>
              </table:table-cell>
              <table:table-cell office:value-type="float" office:value="949.535250076648">
                <text:p>949.5352500766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90.18707239689">
                <text:p>1090.18707239689</text:p>
              </table:table-cell>
              <table:table-cell office:value-type="float" office:value="923.425989662441">
                <text:p>923.4259896624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00.5894966208">
                <text:p>1100.5894966208</text:p>
              </table:table-cell>
              <table:table-cell office:value-type="float" office:value="921.197608356771">
                <text:p>921.1976083567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9.38322025408">
                <text:p>1179.38322025408</text:p>
              </table:table-cell>
              <table:table-cell office:value-type="float" office:value="986.916901014327">
                <text:p>986.9169010143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07.08508916053">
                <text:p>1207.08508916053</text:p>
              </table:table-cell>
              <table:table-cell office:value-type="float" office:value="1012.49139128134">
                <text:p>1012.491391281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40.51770135505">
                <text:p>1040.51770135505</text:p>
              </table:table-cell>
              <table:table-cell office:value-type="float" office:value="884.36263143097">
                <text:p>884.362631430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17.78646004754">
                <text:p>1117.78646004754</text:p>
              </table:table-cell>
              <table:table-cell office:value-type="float" office:value="948.701293310929">
                <text:p>948.7012933109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77.86382657149">
                <text:p>1077.86382657149</text:p>
              </table:table-cell>
              <table:table-cell office:value-type="float" office:value="908.979713836142">
                <text:p>908.9797138361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42.7099398925">
                <text:p>1142.7099398925</text:p>
              </table:table-cell>
              <table:table-cell office:value-type="float" office:value="960.838502879148">
                <text:p>960.8385028791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77.52810977201">
                <text:p>1077.52810977201</text:p>
              </table:table-cell>
              <table:table-cell office:value-type="float" office:value="921.811547152303">
                <text:p>921.8115471523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78.73297833732">
                <text:p>1078.73297833732</text:p>
              </table:table-cell>
              <table:table-cell office:value-type="float" office:value="909.77270527857">
                <text:p>909.772705278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21.74243518088">
                <text:p>1221.74243518088</text:p>
              </table:table-cell>
              <table:table-cell office:value-type="float" office:value="1039.78130240908">
                <text:p>1039.781302409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93.35219330537">
                <text:p>1093.35219330537</text:p>
              </table:table-cell>
              <table:table-cell office:value-type="float" office:value="937.132035496418">
                <text:p>937.1320354964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75.682314523836">
                <text:p>975.682314523836</text:p>
              </table:table-cell>
              <table:table-cell office:value-type="float" office:value="832.536587690607">
                <text:p>832.5365876906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0.55799556383">
                <text:p>1010.55799556383</text:p>
              </table:table-cell>
              <table:table-cell office:value-type="float" office:value="855.248409254948">
                <text:p>855.2484092549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78.67121571046">
                <text:p>1178.67121571046</text:p>
              </table:table-cell>
              <table:table-cell office:value-type="float" office:value="997.49805707133">
                <text:p>997.498057071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60.23661823209">
                <text:p>1060.23661823209</text:p>
              </table:table-cell>
              <table:table-cell office:value-type="float" office:value="892.243726621613">
                <text:p>892.2437266216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9.68357379095">
                <text:p>1139.68357379095</text:p>
              </table:table-cell>
              <table:table-cell office:value-type="float" office:value="971.442647008265">
                <text:p>971.4426470082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01.44532423505">
                <text:p>1101.44532423505</text:p>
              </table:table-cell>
              <table:table-cell office:value-type="float" office:value="933.059652796744">
                <text:p>933.0596527967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8.45084368531">
                <text:p>1108.45084368531</text:p>
              </table:table-cell>
              <table:table-cell office:value-type="float" office:value="934.231065538236">
                <text:p>934.2310655382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3.70602873826">
                <text:p>1003.70602873826</text:p>
              </table:table-cell>
              <table:table-cell office:value-type="float" office:value="855.67245432795">
                <text:p>855.672454327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2.001298670798">
                <text:p>992.001298670798</text:p>
              </table:table-cell>
              <table:table-cell office:value-type="float" office:value="830.707638618321">
                <text:p>830.7076386183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70.10983129867">
                <text:p>1070.10983129867</text:p>
              </table:table-cell>
              <table:table-cell office:value-type="float" office:value="895.791284519946">
                <text:p>895.7912845199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35.72301186335">
                <text:p>1135.72301186335</text:p>
              </table:table-cell>
              <table:table-cell office:value-type="float" office:value="948.281828971688">
                <text:p>948.2818289716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55.56134966083">
                <text:p>1155.56134966083</text:p>
              </table:table-cell>
              <table:table-cell office:value-type="float" office:value="979.994597485179">
                <text:p>979.9945974851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2.66330355539">
                <text:p>1102.66330355539</text:p>
              </table:table-cell>
              <table:table-cell office:value-type="float" office:value="927.356751700841">
                <text:p>927.3567517008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52.4919159828">
                <text:p>1052.4919159828</text:p>
              </table:table-cell>
              <table:table-cell office:value-type="float" office:value="889.990019597759">
                <text:p>889.9900195977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86.466614904684">
                <text:p>986.466614904684</text:p>
              </table:table-cell>
              <table:table-cell office:value-type="float" office:value="837.129058182917">
                <text:p>837.1290581829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78.23890418283">
                <text:p>1078.23890418283</text:p>
              </table:table-cell>
              <table:table-cell office:value-type="float" office:value="902.675257908119">
                <text:p>902.6752579081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44.91546603123">
                <text:p>1044.91546603123</text:p>
              </table:table-cell>
              <table:table-cell office:value-type="float" office:value="875.195678562196">
                <text:p>875.1956785621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36.58290835724">
                <text:p>1136.58290835724</text:p>
              </table:table-cell>
              <table:table-cell office:value-type="float" office:value="966.863120888204">
                <text:p>966.8631208882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96.40748420137">
                <text:p>1096.40748420137</text:p>
              </table:table-cell>
              <table:table-cell office:value-type="float" office:value="926.911698481776">
                <text:p>926.9116984817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9.37258509703">
                <text:p>1149.37258509703</text:p>
              </table:table-cell>
              <table:table-cell office:value-type="float" office:value="979.794163721884">
                <text:p>979.7941637218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00.09386904428">
                <text:p>1200.09386904428</text:p>
              </table:table-cell>
              <table:table-cell office:value-type="float" office:value="1017.7859805572">
                <text:p>1017.78598055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3.38451471998">
                <text:p>1133.38451471998</text:p>
              </table:table-cell>
              <table:table-cell office:value-type="float" office:value="951.24964314345">
                <text:p>951.249643143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81.42899534893">
                <text:p>1081.42899534893</text:p>
              </table:table-cell>
              <table:table-cell office:value-type="float" office:value="924.897495781556">
                <text:p>924.8974957815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60.16555421327">
                <text:p>1160.16555421327</text:p>
              </table:table-cell>
              <table:table-cell office:value-type="float" office:value="977.433571636326">
                <text:p>977.4335716363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72.78052650125">
                <text:p>1172.78052650125</text:p>
              </table:table-cell>
              <table:table-cell office:value-type="float" office:value="977.111857702381">
                <text:p>977.1118577023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05.84603445754">
                <text:p>1105.84603445754</text:p>
              </table:table-cell>
              <table:table-cell office:value-type="float" office:value="949.535524145221">
                <text:p>949.5355241452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78.07088226231">
                <text:p>1178.07088226231</text:p>
              </table:table-cell>
              <table:table-cell office:value-type="float" office:value="1009.64000498659">
                <text:p>1009.640004986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86.4034399363">
                <text:p>1086.4034399363</text:p>
              </table:table-cell>
              <table:table-cell office:value-type="float" office:value="917.972562660586">
                <text:p>917.9725626605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00.80918143847">
                <text:p>1200.80918143847</text:p>
              </table:table-cell>
              <table:table-cell office:value-type="float" office:value="1024.15940708146">
                <text:p>1024.159407081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7.990312616569">
                <text:p>977.990312616569</text:p>
              </table:table-cell>
              <table:table-cell office:value-type="float" office:value="827.554522826848">
                <text:p>827.5545228268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97.89197351405">
                <text:p>1097.89197351405</text:p>
              </table:table-cell>
              <table:table-cell office:value-type="float" office:value="933.935599380968">
                <text:p>933.9355993809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11.75754103456">
                <text:p>1111.75754103456</text:p>
              </table:table-cell>
              <table:table-cell office:value-type="float" office:value="947.683799746359">
                <text:p>947.6837997463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9.44476418072">
                <text:p>1179.44476418072</text:p>
              </table:table-cell>
              <table:table-cell office:value-type="float" office:value="989.181647329255">
                <text:p>989.1816473292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53.17184191211">
                <text:p>1153.17184191211</text:p>
              </table:table-cell>
              <table:table-cell office:value-type="float" office:value="976.018021472811">
                <text:p>976.0180214728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01.04405173741">
                <text:p>1101.04405173741</text:p>
              </table:table-cell>
              <table:table-cell office:value-type="float" office:value="936.912318404117">
                <text:p>936.9123184041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77.3761145903">
                <text:p>1177.3761145903</text:p>
              </table:table-cell>
              <table:table-cell office:value-type="float" office:value="1000.41128858351">
                <text:p>1000.411288583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04.11616108403">
                <text:p>1104.11616108403</text:p>
              </table:table-cell>
              <table:table-cell office:value-type="float" office:value="926.452371612191">
                <text:p>926.4523716121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82.84401924788">
                <text:p>1182.84401924788</text:p>
              </table:table-cell>
              <table:table-cell office:value-type="float" office:value="992.058920082065">
                <text:p>992.0589200820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07.03221246663">
                <text:p>1107.03221246663</text:p>
              </table:table-cell>
              <table:table-cell office:value-type="float" office:value="937.530630253772">
                <text:p>937.5306302537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10.67659538455">
                <text:p>1210.67659538455</text:p>
              </table:table-cell>
              <table:table-cell office:value-type="float" office:value="1028.21946530695">
                <text:p>1028.219465306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31.8014846356">
                <text:p>1131.8014846356</text:p>
              </table:table-cell>
              <table:table-cell office:value-type="float" office:value="962.490206349491">
                <text:p>962.4902063494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7.44950515838">
                <text:p>1027.44950515838</text:p>
              </table:table-cell>
              <table:table-cell office:value-type="float" office:value="871.182224306923">
                <text:p>871.1822243069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6.15068087245">
                <text:p>1026.15068087245</text:p>
              </table:table-cell>
              <table:table-cell office:value-type="float" office:value="870.143164878176">
                <text:p>870.1431648781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63.5553450714">
                <text:p>1063.5553450714</text:p>
              </table:table-cell>
              <table:table-cell office:value-type="float" office:value="907.717728676516">
                <text:p>907.7177286765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1.38943467779">
                <text:p>1101.38943467779</text:p>
              </table:table-cell>
              <table:table-cell office:value-type="float" office:value="932.857494980136">
                <text:p>932.8574949801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5.77171142336">
                <text:p>1035.77171142336</text:p>
              </table:table-cell>
              <table:table-cell office:value-type="float" office:value="867.421304211579">
                <text:p>867.4213042115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61.49360633593">
                <text:p>1061.49360633593</text:p>
              </table:table-cell>
              <table:table-cell office:value-type="float" office:value="893.190423664255">
                <text:p>893.1904236642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99.15820584771">
                <text:p>1099.15820584771</text:p>
              </table:table-cell>
              <table:table-cell office:value-type="float" office:value="931.043837572718">
                <text:p>931.0438375727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6.33316647174">
                <text:p>1086.33316647174</text:p>
              </table:table-cell>
              <table:table-cell office:value-type="float" office:value="918.202433268068">
                <text:p>918.2024332680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76.45213646465">
                <text:p>1176.45213646465</text:p>
              </table:table-cell>
              <table:table-cell office:value-type="float" office:value="982.52428054355">
                <text:p>982.524280543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3.29151364075">
                <text:p>1083.29151364075</text:p>
              </table:table-cell>
              <table:table-cell office:value-type="float" office:value="915.590493496391">
                <text:p>915.590493496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31.37636008756">
                <text:p>1231.37636008756</text:p>
              </table:table-cell>
              <table:table-cell office:value-type="float" office:value="1026.6541283315">
                <text:p>1026.65412833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01.72830655718">
                <text:p>1101.72830655718</text:p>
              </table:table-cell>
              <table:table-cell office:value-type="float" office:value="922.935685507201">
                <text:p>922.9356855072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54.00309451806">
                <text:p>1154.00309451806</text:p>
              </table:table-cell>
              <table:table-cell office:value-type="float" office:value="962.21056780755">
                <text:p>962.210567807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42.61980045939">
                <text:p>1142.61980045939</text:p>
              </table:table-cell>
              <table:table-cell office:value-type="float" office:value="963.440970146173">
                <text:p>963.4409701461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83.54007612727">
                <text:p>1183.54007612727</text:p>
              </table:table-cell>
              <table:table-cell office:value-type="float" office:value="1004.09164625905">
                <text:p>1004.09164625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82.83881816139">
                <text:p>1182.83881816139</text:p>
              </table:table-cell>
              <table:table-cell office:value-type="float" office:value="1003.5462233967">
                <text:p>1003.54622339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97.46598576345">
                <text:p>1197.46598576345</text:p>
              </table:table-cell>
              <table:table-cell office:value-type="float" office:value="1018.00392376828">
                <text:p>1018.003923768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32.76923342752">
                <text:p>1132.76923342752</text:p>
              </table:table-cell>
              <table:table-cell office:value-type="float" office:value="953.245498687833">
                <text:p>953.2454986878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21.93635947113">
                <text:p>1121.93635947113</text:p>
              </table:table-cell>
              <table:table-cell office:value-type="float" office:value="955.032369748691">
                <text:p>955.0323697486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58.17998619414">
                <text:p>1158.17998619414</text:p>
              </table:table-cell>
              <table:table-cell office:value-type="float" office:value="966.164991831809">
                <text:p>966.1649918318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88.45525212231">
                <text:p>1088.45525212231</text:p>
              </table:table-cell>
              <table:table-cell office:value-type="float" office:value="933.461469371683">
                <text:p>933.4614693716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9.37768310352">
                <text:p>1219.37768310352</text:p>
              </table:table-cell>
              <table:table-cell office:value-type="float" office:value="1051.29165725477">
                <text:p>1051.291657254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8.25468369079">
                <text:p>1128.25468369079</text:p>
              </table:table-cell>
              <table:table-cell office:value-type="float" office:value="960.268364118997">
                <text:p>960.2683641189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52.95361742578">
                <text:p>1152.95361742578</text:p>
              </table:table-cell>
              <table:table-cell office:value-type="float" office:value="972.243184518341">
                <text:p>972.2431845183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00.86048528101">
                <text:p>1100.86048528101</text:p>
              </table:table-cell>
              <table:table-cell office:value-type="float" office:value="933.071212116199">
                <text:p>933.0712121161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89.50752056364">
                <text:p>1089.50752056364</text:p>
              </table:table-cell>
              <table:table-cell office:value-type="float" office:value="921.340070365745">
                <text:p>921.3400703657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14.71818097678">
                <text:p>1114.71818097678</text:p>
              </table:table-cell>
              <table:table-cell office:value-type="float" office:value="933.61431235818">
                <text:p>933.614312358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93.19914191203">
                <text:p>1193.19914191203</text:p>
              </table:table-cell>
              <table:table-cell office:value-type="float" office:value="1012.0773940443">
                <text:p>1012.07739404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88.213673314">
                <text:p>1088.213673314</text:p>
              </table:table-cell>
              <table:table-cell office:value-type="float" office:value="920.234015951779">
                <text:p>920.2340159517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15.52052151403">
                <text:p>1115.52052151403</text:p>
              </table:table-cell>
              <table:table-cell office:value-type="float" office:value="959.876782115747">
                <text:p>959.8767821157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71.23727556747">
                <text:p>1171.23727556747</text:p>
              </table:table-cell>
              <table:table-cell office:value-type="float" office:value="991.215924091286">
                <text:p>991.2159240912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18.9567982881">
                <text:p>1118.9567982881</text:p>
              </table:table-cell>
              <table:table-cell office:value-type="float" office:value="938.920697626402">
                <text:p>938.9206976264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94.22074981518">
                <text:p>1094.22074981518</text:p>
              </table:table-cell>
              <table:table-cell office:value-type="float" office:value="926.91448602616">
                <text:p>926.914486026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95.01667160586">
                <text:p>1095.01667160586</text:p>
              </table:table-cell>
              <table:table-cell office:value-type="float" office:value="927.533536307801">
                <text:p>927.5335363078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96.74453270126">
                <text:p>1096.74453270126</text:p>
              </table:table-cell>
              <table:table-cell office:value-type="float" office:value="929.261397403203">
                <text:p>929.2613974032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74.96098212479">
                <text:p>1174.96098212479</text:p>
              </table:table-cell>
              <table:table-cell office:value-type="float" office:value="1007.49386379444">
                <text:p>1007.493863794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33.57416468466">
                <text:p>1133.57416468466</text:p>
              </table:table-cell>
              <table:table-cell office:value-type="float" office:value="966.6246565804">
                <text:p>966.62465658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2.89175812015">
                <text:p>1002.89175812015</text:p>
              </table:table-cell>
              <table:table-cell office:value-type="float" office:value="849.010490672347">
                <text:p>849.0104906723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4.946747763755">
                <text:p>924.946747763755</text:p>
              </table:table-cell>
              <table:table-cell office:value-type="float" office:value="784.056315375349">
                <text:p>784.0563153753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76.43566308552">
                <text:p>1076.43566308552</text:p>
              </table:table-cell>
              <table:table-cell office:value-type="float" office:value="910.24216527107">
                <text:p>910.24216527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21.28137265124">
                <text:p>1121.28137265124</text:p>
              </table:table-cell>
              <table:table-cell office:value-type="float" office:value="953.905118915518">
                <text:p>953.9051189155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33.98965509706">
                <text:p>1133.98965509706</text:p>
              </table:table-cell>
              <table:table-cell office:value-type="float" office:value="953.620326174219">
                <text:p>953.6203261742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56.77527888659">
                <text:p>1156.77527888659</text:p>
              </table:table-cell>
              <table:table-cell office:value-type="float" office:value="989.497599472655">
                <text:p>989.4975994726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44.52437604853">
                <text:p>1144.52437604853</text:p>
              </table:table-cell>
              <table:table-cell office:value-type="float" office:value="977.068820424751">
                <text:p>977.0688204247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43.27533052164">
                <text:p>1143.27533052164</text:p>
              </table:table-cell>
              <table:table-cell office:value-type="float" office:value="962.888569098926">
                <text:p>962.8885690989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10.69711110596">
                <text:p>1110.69711110596</text:p>
              </table:table-cell>
              <table:table-cell office:value-type="float" office:value="931.391135291728">
                <text:p>931.3911352917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99.67428047371">
                <text:p>1099.67428047371</text:p>
              </table:table-cell>
              <table:table-cell office:value-type="float" office:value="932.91149567955">
                <text:p>932.911495679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03.69680010094">
                <text:p>1203.69680010094</text:p>
              </table:table-cell>
              <table:table-cell office:value-type="float" office:value="1023.93120035338">
                <text:p>1023.931200353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95.27226161981">
                <text:p>1295.27226161981</text:p>
              </table:table-cell>
              <table:table-cell office:value-type="float" office:value="1102.42445308384">
                <text:p>1102.424453083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11.61575541592">
                <text:p>1211.61575541592</text:p>
              </table:table-cell>
              <table:table-cell office:value-type="float" office:value="1017.72944380646">
                <text:p>1017.729443806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32.69317942179">
                <text:p>1032.69317942179</text:p>
              </table:table-cell>
              <table:table-cell office:value-type="float" office:value="864.367235811487">
                <text:p>864.3672358114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8.75486998281">
                <text:p>1098.75486998281</text:p>
              </table:table-cell>
              <table:table-cell office:value-type="float" office:value="943.411333284205">
                <text:p>943.4113332842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99.68852157101">
                <text:p>1099.68852157101</text:p>
              </table:table-cell>
              <table:table-cell office:value-type="float" office:value="931.561338318514">
                <text:p>931.5613383185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85.20058038365">
                <text:p>1085.20058038365</text:p>
              </table:table-cell>
              <table:table-cell office:value-type="float" office:value="930.3299708285">
                <text:p>930.32997082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62.59115059042">
                <text:p>1162.59115059042</text:p>
              </table:table-cell>
              <table:table-cell office:value-type="float" office:value="994.819591326616">
                <text:p>994.8195913266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55.90220823513">
                <text:p>1155.90220823513</text:p>
              </table:table-cell>
              <table:table-cell office:value-type="float" office:value="1000.10815289286">
                <text:p>1000.108152892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56.05041895051">
                <text:p>1156.05041895051</text:p>
              </table:table-cell>
              <table:table-cell office:value-type="float" office:value="1000.23783726881">
                <text:p>1000.237837268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01.36839647576">
                <text:p>1101.36839647576</text:p>
              </table:table-cell>
              <table:table-cell office:value-type="float" office:value="933.888381171223">
                <text:p>933.8883811712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03.29520459532">
                <text:p>1203.29520459532</text:p>
              </table:table-cell>
              <table:table-cell office:value-type="float" office:value="1035.99724676996">
                <text:p>1035.997246769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7.71192871783">
                <text:p>1007.71192871783</text:p>
              </table:table-cell>
              <table:table-cell office:value-type="float" office:value="879.530626067976">
                <text:p>879.5306260679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30.43291843834">
                <text:p>1230.43291843834</text:p>
              </table:table-cell>
              <table:table-cell office:value-type="float" office:value="1062.94791172016">
                <text:p>1062.947911720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38.4785734258">
                <text:p>1138.4785734258</text:p>
              </table:table-cell>
              <table:table-cell office:value-type="float" office:value="971.01971092745">
                <text:p>971.019710927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64.32108224003">
                <text:p>1164.32108224003</text:p>
              </table:table-cell>
              <table:table-cell office:value-type="float" office:value="984.023530046497">
                <text:p>984.0235300464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60.37624136107">
                <text:p>1160.37624136107</text:p>
              </table:table-cell>
              <table:table-cell office:value-type="float" office:value="992.92480703487">
                <text:p>992.924807034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62.67069466307">
                <text:p>1162.67069466307</text:p>
              </table:table-cell>
              <table:table-cell office:value-type="float" office:value="994.866267521181">
                <text:p>994.8662675211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35.81225748562">
                <text:p>1135.81225748562</text:p>
              </table:table-cell>
              <table:table-cell office:value-type="float" office:value="963.387146365616">
                <text:p>963.3871463656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36.80061788789">
                <text:p>1136.80061788789</text:p>
              </table:table-cell>
              <table:table-cell office:value-type="float" office:value="951.132310625589">
                <text:p>951.1323106255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92.0697987641">
                <text:p>1192.0697987641</text:p>
              </table:table-cell>
              <table:table-cell office:value-type="float" office:value="1017.99553032446">
                <text:p>1017.995530324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03.48653996414">
                <text:p>1103.48653996414</text:p>
              </table:table-cell>
              <table:table-cell office:value-type="float" office:value="942.312422833721">
                <text:p>942.3124228337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80.51099707015">
                <text:p>1180.51099707015</text:p>
              </table:table-cell>
              <table:table-cell office:value-type="float" office:value="1006.49947042207">
                <text:p>1006.499470422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75.00978033417">
                <text:p>1075.00978033417</text:p>
              </table:table-cell>
              <table:table-cell office:value-type="float" office:value="914.253119313404">
                <text:p>914.2531193134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93.12984151311">
                <text:p>1193.12984151311</text:p>
              </table:table-cell>
              <table:table-cell office:value-type="float" office:value="1019.23931927798">
                <text:p>1019.239319277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69.16959695659">
                <text:p>1169.16959695659</text:p>
              </table:table-cell>
              <table:table-cell office:value-type="float" office:value="1007.88248138444">
                <text:p>1007.882481384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74.92804861608">
                <text:p>1174.92804861608</text:p>
              </table:table-cell>
              <table:table-cell office:value-type="float" office:value="1000.53572792223">
                <text:p>1000.535727922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44.06921357915">
                <text:p>1044.06921357915</text:p>
              </table:table-cell>
              <table:table-cell office:value-type="float" office:value="882.747164853779">
                <text:p>882.7471648537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22.32282414001">
                <text:p>1122.32282414001</text:p>
              </table:table-cell>
              <table:table-cell office:value-type="float" office:value="965.671172163129">
                <text:p>965.6711721631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56.59483683671">
                <text:p>1056.59483683671</text:p>
              </table:table-cell>
              <table:table-cell office:value-type="float" office:value="913.106079899589">
                <text:p>913.1060798995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51.985158808012">
                <text:p>951.985158808012</text:p>
              </table:table-cell>
              <table:table-cell office:value-type="float" office:value="821.572611624479">
                <text:p>821.5726116244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19.52171950876">
                <text:p>1119.52171950876</text:p>
              </table:table-cell>
              <table:table-cell office:value-type="float" office:value="950.186947819625">
                <text:p>950.186947819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42.49726240274">
                <text:p>1042.49726240274</text:p>
              </table:table-cell>
              <table:table-cell office:value-type="float" office:value="885.999900231279">
                <text:p>885.9999002312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6.17822306347">
                <text:p>1106.17822306347</text:p>
              </table:table-cell>
              <table:table-cell office:value-type="float" office:value="949.886737383685">
                <text:p>949.8867373836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71.82313255584">
                <text:p>1071.82313255584</text:p>
              </table:table-cell>
              <table:table-cell office:value-type="float" office:value="916.886599035064">
                <text:p>916.8865990350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85.5441141195">
                <text:p>1085.5441141195</text:p>
              </table:table-cell>
              <table:table-cell office:value-type="float" office:value="917.432639462052">
                <text:p>917.4326394620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84.20176798589">
                <text:p>1084.20176798589</text:p>
              </table:table-cell>
              <table:table-cell office:value-type="float" office:value="929.195498450141">
                <text:p>929.1954984501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36.40167996107">
                <text:p>1136.40167996107</text:p>
              </table:table-cell>
              <table:table-cell office:value-type="float" office:value="981.432495203038">
                <text:p>981.4324952030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24.77191275826">
                <text:p>1124.77191275826</text:p>
              </table:table-cell>
              <table:table-cell office:value-type="float" office:value="956.623547927035">
                <text:p>956.6235479270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02.14552860573">
                <text:p>1202.14552860573</text:p>
              </table:table-cell>
              <table:table-cell office:value-type="float" office:value="1034.11770010985">
                <text:p>1034.117700109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27.48936183852">
                <text:p>1327.48936183852</text:p>
              </table:table-cell>
              <table:table-cell office:value-type="float" office:value="1136.67174548214">
                <text:p>1136.67174548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71.28254557545">
                <text:p>1171.28254557545</text:p>
              </table:table-cell>
              <table:table-cell office:value-type="float" office:value="993.554096996634">
                <text:p>993.5540969966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74.84108869947">
                <text:p>1274.84108869947</text:p>
              </table:table-cell>
              <table:table-cell office:value-type="float" office:value="1097.11264012065">
                <text:p>1097.112640120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93.94035505422">
                <text:p>1093.94035505422</text:p>
              </table:table-cell>
              <table:table-cell office:value-type="float" office:value="942.054868424725">
                <text:p>942.0548684247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76.79590755182">
                <text:p>1176.79590755182</text:p>
              </table:table-cell>
              <table:table-cell office:value-type="float" office:value="1011.10116217273">
                <text:p>1011.101162172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47.88175072098">
                <text:p>1147.88175072098</text:p>
              </table:table-cell>
              <table:table-cell office:value-type="float" office:value="995.67255300443">
                <text:p>995.672553004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73.80300011698">
                <text:p>1173.80300011698</text:p>
              </table:table-cell>
              <table:table-cell office:value-type="float" office:value="1008.66987583218">
                <text:p>1008.669875832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72.30476950892">
                <text:p>1172.30476950892</text:p>
              </table:table-cell>
              <table:table-cell office:value-type="float" office:value="1007.38567816813">
                <text:p>1007.385678168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30.70669011235">
                <text:p>1130.70669011235</text:p>
              </table:table-cell>
              <table:table-cell office:value-type="float" office:value="966.215063151588">
                <text:p>966.2150631515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56.03233001463">
                <text:p>1156.03233001463</text:p>
              </table:table-cell>
              <table:table-cell office:value-type="float" office:value="978.691396193231">
                <text:p>978.6913961932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95.05356738836">
                <text:p>1095.05356738836</text:p>
              </table:table-cell>
              <table:table-cell office:value-type="float" office:value="927.629407306168">
                <text:p>927.6294073061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93.93421748711">
                <text:p>1093.93421748711</text:p>
              </table:table-cell>
              <table:table-cell office:value-type="float" office:value="939.550957980182">
                <text:p>939.5509579801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3.66521192542">
                <text:p>1093.66521192542</text:p>
              </table:table-cell>
              <table:table-cell office:value-type="float" office:value="926.370760223203">
                <text:p>926.3707602232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37.77006173379">
                <text:p>1237.77006173379</text:p>
              </table:table-cell>
              <table:table-cell office:value-type="float" office:value="1057.3751691399">
                <text:p>1057.37516913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5.69195686874">
                <text:p>1005.69195686874</text:p>
              </table:table-cell>
              <table:table-cell office:value-type="float" office:value="863.97674841903">
                <text:p>863.976748419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97.62811571059">
                <text:p>1097.62811571059</text:p>
              </table:table-cell>
              <table:table-cell office:value-type="float" office:value="942.779170283466">
                <text:p>942.7791702834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84.01561383971">
                <text:p>1084.01561383971</text:p>
              </table:table-cell>
              <table:table-cell office:value-type="float" office:value="929.252740325418">
                <text:p>929.2527403254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90.08379472396">
                <text:p>1190.08379472396</text:p>
              </table:table-cell>
              <table:table-cell office:value-type="float" office:value="1022.03608100064">
                <text:p>1022.036081000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65.6859339266">
                <text:p>1165.6859339266</text:p>
              </table:table-cell>
              <table:table-cell office:value-type="float" office:value="997.340585012121">
                <text:p>997.3405850121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14.2141289595">
                <text:p>1114.2141289595</text:p>
              </table:table-cell>
              <table:table-cell office:value-type="float" office:value="958.751575969511">
                <text:p>958.7515759695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93.78094396462">
                <text:p>1193.78094396462</text:p>
              </table:table-cell>
              <table:table-cell office:value-type="float" office:value="1025.02197134837">
                <text:p>1025.021971348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95.1101538381">
                <text:p>1195.1101538381</text:p>
              </table:table-cell>
              <table:table-cell office:value-type="float" office:value="1039.14333737461">
                <text:p>1039.143337374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91.82061627577">
                <text:p>1091.82061627577</text:p>
              </table:table-cell>
              <table:table-cell office:value-type="float" office:value="948.764992007569">
                <text:p>948.7649920075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44.04171048076">
                <text:p>1144.04171048076</text:p>
              </table:table-cell>
              <table:table-cell office:value-type="float" office:value="977.275412601725">
                <text:p>977.2754126017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48.88122651356">
                <text:p>1248.88122651356</text:p>
              </table:table-cell>
              <table:table-cell office:value-type="float" office:value="1069.00998913043">
                <text:p>1069.009989130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12.20014482803">
                <text:p>1212.20014482803</text:p>
              </table:table-cell>
              <table:table-cell office:value-type="float" office:value="1045.06066397546">
                <text:p>1045.060663975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99.51997498361">
                <text:p>1199.51997498361</text:p>
              </table:table-cell>
              <table:table-cell office:value-type="float" office:value="1032.35796772947">
                <text:p>1032.357967729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47.35332831725">
                <text:p>1147.35332831725</text:p>
              </table:table-cell>
              <table:table-cell office:value-type="float" office:value="980.167584514404">
                <text:p>980.1675845144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8.99926606836">
                <text:p>1108.99926606836</text:p>
              </table:table-cell>
              <table:table-cell office:value-type="float" office:value="954.714579560839">
                <text:p>954.7145795608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48.71686559648">
                <text:p>1148.71686559648</text:p>
              </table:table-cell>
              <table:table-cell office:value-type="float" office:value="981.319706485308">
                <text:p>981.3197064853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34.76817903243">
                <text:p>1134.76817903243</text:p>
              </table:table-cell>
              <table:table-cell office:value-type="float" office:value="980.542133764077">
                <text:p>980.5421337640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18.30956378407">
                <text:p>1018.30956378407</text:p>
              </table:table-cell>
              <table:table-cell office:value-type="float" office:value="864.083518515707">
                <text:p>864.0835185157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12.59524725052">
                <text:p>1212.59524725052</text:p>
              </table:table-cell>
              <table:table-cell office:value-type="float" office:value="1032.46444418663">
                <text:p>1032.464444186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45.84353973671">
                <text:p>1145.84353973671</text:p>
              </table:table-cell>
              <table:table-cell office:value-type="float" office:value="989.566427525377">
                <text:p>989.5664275253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71.44072452607">
                <text:p>1171.44072452607</text:p>
              </table:table-cell>
              <table:table-cell office:value-type="float" office:value="1002.1812116544">
                <text:p>1002.18121165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53.37295182532">
                <text:p>1053.37295182532</text:p>
              </table:table-cell>
              <table:table-cell office:value-type="float" office:value="897.223742460748">
                <text:p>897.2237424607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67.45121242706">
                <text:p>1167.45121242706</text:p>
              </table:table-cell>
              <table:table-cell office:value-type="float" office:value="998.649768119396">
                <text:p>998.6497681193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23.50336777764">
                <text:p>1023.50336777764</text:p>
              </table:table-cell>
              <table:table-cell office:value-type="float" office:value="880.874258860777">
                <text:p>880.8742588607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48.64704128663">
                <text:p>1048.64704128663</text:p>
              </table:table-cell>
              <table:table-cell office:value-type="float" office:value="906.158422444491">
                <text:p>906.1584224444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63.07581259804">
                <text:p>1163.07581259804</text:p>
              </table:table-cell>
              <table:table-cell office:value-type="float" office:value="1008.00051499067">
                <text:p>1008.000514990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36.56236910938">
                <text:p>1136.56236910938</text:p>
              </table:table-cell>
              <table:table-cell office:value-type="float" office:value="968.617952517031">
                <text:p>968.6179525170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14.0037072957">
                <text:p>1214.0037072957</text:p>
              </table:table-cell>
              <table:table-cell office:value-type="float" office:value="1046.05929070335">
                <text:p>1046.059290703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87.87396749148">
                <text:p>1187.87396749148</text:p>
              </table:table-cell>
              <table:table-cell office:value-type="float" office:value="1019.96416351586">
                <text:p>1019.964163515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61.05747947913">
                <text:p>1161.05747947913</text:p>
              </table:table-cell>
              <table:table-cell office:value-type="float" office:value="993.260380592558">
                <text:p>993.2603805925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47.04340805563">
                <text:p>1147.04340805563</text:p>
              </table:table-cell>
              <table:table-cell office:value-type="float" office:value="992.397801622535">
                <text:p>992.3978016225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59.70480208658">
                <text:p>1159.70480208658</text:p>
              </table:table-cell>
              <table:table-cell office:value-type="float" office:value="1005.05919565348">
                <text:p>1005.059195653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73.82687932758">
                <text:p>1173.82687932758</text:p>
              </table:table-cell>
              <table:table-cell office:value-type="float" office:value="993.347299425928">
                <text:p>993.3472994259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76.60243653952">
                <text:p>1276.60243653952</text:p>
              </table:table-cell>
              <table:table-cell office:value-type="float" office:value="1096.12285663787">
                <text:p>1096.122856637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50.30203156013">
                <text:p>1250.30203156013</text:p>
              </table:table-cell>
              <table:table-cell office:value-type="float" office:value="1069.87475016215">
                <text:p>1069.874750162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18.6110900122">
                <text:p>1118.6110900122</text:p>
              </table:table-cell>
              <table:table-cell office:value-type="float" office:value="964.259552671831">
                <text:p>964.2595526718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5.14133445326">
                <text:p>1015.14133445326</text:p>
              </table:table-cell>
              <table:table-cell office:value-type="float" office:value="886.657236002628">
                <text:p>886.6572360026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05.16134129992">
                <text:p>1105.16134129992</text:p>
              </table:table-cell>
              <table:table-cell office:value-type="float" office:value="950.91395899806">
                <text:p>950.913958998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20.03912593741">
                <text:p>1120.03912593741</text:p>
              </table:table-cell>
              <table:table-cell office:value-type="float" office:value="952.440375607272">
                <text:p>952.4403756072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.75045372506">
                <text:p>1133.75045372506</text:p>
              </table:table-cell>
              <table:table-cell office:value-type="float" office:value="978.996421955824">
                <text:p>978.9964219558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59.64201157494">
                <text:p>1159.64201157494</text:p>
              </table:table-cell>
              <table:table-cell office:value-type="float" office:value="991.948520744197">
                <text:p>991.9485207441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97.59176687251">
                <text:p>1197.59176687251</text:p>
              </table:table-cell>
              <table:table-cell office:value-type="float" office:value="1017.10549017414">
                <text:p>1017.105490174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20.19148325298">
                <text:p>1120.19148325298</text:p>
              </table:table-cell>
              <table:table-cell office:value-type="float" office:value="978.249730421235">
                <text:p>978.2497304212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68.89138394927">
                <text:p>1068.89138394927</text:p>
              </table:table-cell>
              <table:table-cell office:value-type="float" office:value="914.080766640468">
                <text:p>914.0807666404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85.31011531334">
                <text:p>1185.31011531334</text:p>
              </table:table-cell>
              <table:table-cell office:value-type="float" office:value="1017.56520218432">
                <text:p>1017.565202184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87.87414580208">
                <text:p>1187.87414580208</text:p>
              </table:table-cell>
              <table:table-cell office:value-type="float" office:value="1007.01365906367">
                <text:p>1007.0136590636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87.87414580208">
                <text:p>1187.87414580208</text:p>
              </table:table-cell>
              <table:table-cell office:value-type="float" office:value="1007.01365906367">
                <text:p>1007.013659063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0.4128007691">
                <text:p>1020.4128007691</text:p>
              </table:table-cell>
              <table:table-cell office:value-type="float" office:value="865.315597881918">
                <text:p>865.3155978819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64.40956628126">
                <text:p>1164.40956628126</text:p>
              </table:table-cell>
              <table:table-cell office:value-type="float" office:value="1009.29021734374">
                <text:p>1009.290217343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6.36928947568">
                <text:p>1126.36928947568</text:p>
              </table:table-cell>
              <table:table-cell office:value-type="float" office:value="958.178473959943">
                <text:p>958.1784739599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40.89137131281">
                <text:p>1140.89137131281</text:p>
              </table:table-cell>
              <table:table-cell office:value-type="float" office:value="972.436484388589">
                <text:p>972.4364843885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70.62032956356">
                <text:p>1170.62032956356</text:p>
              </table:table-cell>
              <table:table-cell office:value-type="float" office:value="1003.1264870118">
                <text:p>1003.12648701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46.01628153685">
                <text:p>1146.01628153685</text:p>
              </table:table-cell>
              <table:table-cell office:value-type="float" office:value="978.411318632056">
                <text:p>978.4113186320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46.90266345181">
                <text:p>1146.90266345181</text:p>
              </table:table-cell>
              <table:table-cell office:value-type="float" office:value="979.076105068278">
                <text:p>979.0761050682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2.16913900813">
                <text:p>1052.16913900813</text:p>
              </table:table-cell>
              <table:table-cell office:value-type="float" office:value="897.801477698502">
                <text:p>897.8014776985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96.78855242793">
                <text:p>1096.78855242793</text:p>
              </table:table-cell>
              <table:table-cell office:value-type="float" office:value="943.452169873948">
                <text:p>943.4521698739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78.23778856566">
                <text:p>1278.23778856566</text:p>
              </table:table-cell>
              <table:table-cell office:value-type="float" office:value="1098.98008656343">
                <text:p>1098.980086563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04.44833098576">
                <text:p>1304.44833098576</text:p>
              </table:table-cell>
              <table:table-cell office:value-type="float" office:value="1125.19062898353">
                <text:p>1125.190628983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08.22409613616">
                <text:p>1108.22409613616</text:p>
              </table:table-cell>
              <table:table-cell office:value-type="float" office:value="955.129427495127">
                <text:p>955.1294274951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8.34079779532">
                <text:p>1178.34079779532</text:p>
              </table:table-cell>
              <table:table-cell office:value-type="float" office:value="1013.56001221109">
                <text:p>1013.560012211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73.70964965666">
                <text:p>1073.70964965666</text:p>
              </table:table-cell>
              <table:table-cell office:value-type="float" office:value="922.016962016622">
                <text:p>922.0169620166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09.64682370439">
                <text:p>1109.64682370439</text:p>
              </table:table-cell>
              <table:table-cell office:value-type="float" office:value="956.838345968228">
                <text:p>956.8383459682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50.40912383696">
                <text:p>1150.40912383696</text:p>
              </table:table-cell>
              <table:table-cell office:value-type="float" office:value="984.350336434508">
                <text:p>984.3503364345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8.1870024574">
                <text:p>1188.1870024574</text:p>
              </table:table-cell>
              <table:table-cell office:value-type="float" office:value="1022.34157237595">
                <text:p>1022.341572375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15.2206578158">
                <text:p>1215.2206578158</text:p>
              </table:table-cell>
              <table:table-cell office:value-type="float" office:value="1044.94297987181">
                <text:p>1044.942979871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5.12511240022">
                <text:p>1055.12511240022</text:p>
              </table:table-cell>
              <table:table-cell office:value-type="float" office:value="909.477518366311">
                <text:p>909.4775183663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30.41029418511">
                <text:p>1030.41029418511</text:p>
              </table:table-cell>
              <table:table-cell office:value-type="float" office:value="884.561616612345">
                <text:p>884.5616166123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91.38789655481">
                <text:p>1091.38789655481</text:p>
              </table:table-cell>
              <table:table-cell office:value-type="float" office:value="933.083769726365">
                <text:p>933.0837697263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3.50016032038">
                <text:p>1143.50016032038</text:p>
              </table:table-cell>
              <table:table-cell office:value-type="float" office:value="972.145441855606">
                <text:p>972.1454418556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09.95025744155">
                <text:p>1109.95025744155</text:p>
              </table:table-cell>
              <table:table-cell office:value-type="float" office:value="950.575833803786">
                <text:p>950.5758338037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1.71839746639">
                <text:p>1201.71839746639</text:p>
              </table:table-cell>
              <table:table-cell office:value-type="float" office:value="1029.21829752504">
                <text:p>1029.218297525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37.06106711325">
                <text:p>1137.06106711325</text:p>
              </table:table-cell>
              <table:table-cell office:value-type="float" office:value="964.547579238014">
                <text:p>964.5475792380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50.42022223879">
                <text:p>1150.42022223879</text:p>
              </table:table-cell>
              <table:table-cell office:value-type="float" office:value="990.967143150001">
                <text:p>990.9671431500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38.96935717572">
                <text:p>1138.96935717572</text:p>
              </table:table-cell>
              <table:table-cell office:value-type="float" office:value="979.278571824974">
                <text:p>979.2785718249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26.02383609999">
                <text:p>1126.02383609999</text:p>
              </table:table-cell>
              <table:table-cell office:value-type="float" office:value="970.579551160521">
                <text:p>970.5795511605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55.43908883622">
                <text:p>1255.43908883622</text:p>
              </table:table-cell>
              <table:table-cell office:value-type="float" office:value="1074.1117533495">
                <text:p>1074.111753349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55.44934526837">
                <text:p>1255.44934526837</text:p>
              </table:table-cell>
              <table:table-cell office:value-type="float" office:value="1074.1203003763">
                <text:p>1074.12030037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32.93559769146">
                <text:p>1232.93559769146</text:p>
              </table:table-cell>
              <table:table-cell office:value-type="float" office:value="1064.06200205507">
                <text:p>1064.062002055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25.766134308">
                <text:p>1125.766134308</text:p>
              </table:table-cell>
              <table:table-cell office:value-type="float" office:value="970.398912980095">
                <text:p>970.3989129800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27.30994402236">
                <text:p>1127.30994402236</text:p>
              </table:table-cell>
              <table:table-cell office:value-type="float" office:value="971.771188281747">
                <text:p>971.7711882817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73.73573125908">
                <text:p>1073.73573125908</text:p>
              </table:table-cell>
              <table:table-cell office:value-type="float" office:value="931.459782314721">
                <text:p>931.4597823147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26.46004186476">
                <text:p>1126.46004186476</text:p>
              </table:table-cell>
              <table:table-cell office:value-type="float" office:value="971.04704689423">
                <text:p>971.047046894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11.25804127791">
                <text:p>1111.25804127791</text:p>
              </table:table-cell>
              <table:table-cell office:value-type="float" office:value="956.01995578671">
                <text:p>956.019955786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23.11514670805">
                <text:p>1123.11514670805</text:p>
              </table:table-cell>
              <table:table-cell office:value-type="float" office:value="968.056733140655">
                <text:p>968.0567331406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66.18046378826">
                <text:p>1166.18046378826</text:p>
              </table:table-cell>
              <table:table-cell office:value-type="float" office:value="997.643420037886">
                <text:p>997.6434200378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36.76521105203">
                <text:p>1036.76521105203</text:p>
              </table:table-cell>
              <table:table-cell office:value-type="float" office:value="894.111217848906">
                <text:p>894.1112178489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39.73971533536">
                <text:p>1139.73971533536</text:p>
              </table:table-cell>
              <table:table-cell office:value-type="float" office:value="997.237916660881">
                <text:p>997.2379166608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04.91060808274">
                <text:p>1204.91060808274</text:p>
              </table:table-cell>
              <table:table-cell office:value-type="float" office:value="1036.43975141621">
                <text:p>1036.439751416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81.64917264214">
                <text:p>1181.64917264214</text:p>
              </table:table-cell>
              <table:table-cell office:value-type="float" office:value="1012.68125322373">
                <text:p>1012.6812532237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93.95177911287">
                <text:p>1193.95177911287</text:p>
              </table:table-cell>
              <table:table-cell office:value-type="float" office:value="1025.0484813581">
                <text:p>1025.04848135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20.04214352718">
                <text:p>1220.04214352718</text:p>
              </table:table-cell>
              <table:table-cell office:value-type="float" office:value="1051.10972744727">
                <text:p>1051.109727447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46.63228131141">
                <text:p>1246.63228131141</text:p>
              </table:table-cell>
              <table:table-cell office:value-type="float" office:value="1077.61783652603">
                <text:p>1077.617836526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82.81131973638">
                <text:p>1182.81131973638</text:p>
              </table:table-cell>
              <table:table-cell office:value-type="float" office:value="1013.67974277918">
                <text:p>1013.679742779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36.14354145716">
                <text:p>1236.14354145716</text:p>
              </table:table-cell>
              <table:table-cell office:value-type="float" office:value="1066.86726687914">
                <text:p>1066.867266879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79.658832324">
                <text:p>1079.658832324</text:p>
              </table:table-cell>
              <table:table-cell office:value-type="float" office:value="936.463342601506">
                <text:p>936.4633426015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63.41012257962">
                <text:p>1263.41012257962</text:p>
              </table:table-cell>
              <table:table-cell office:value-type="float" office:value="1093.9644485349">
                <text:p>1093.96444853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95.17139752733">
                <text:p>1095.17139752733</text:p>
              </table:table-cell>
              <table:table-cell office:value-type="float" office:value="938.629005119872">
                <text:p>938.6290051198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48.9798445655">
                <text:p>1148.9798445655</text:p>
              </table:table-cell>
              <table:table-cell office:value-type="float" office:value="992.170262007463">
                <text:p>992.1702620074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25.25047451643">
                <text:p>1225.25047451643</text:p>
              </table:table-cell>
              <table:table-cell office:value-type="float" office:value="1055.8111471634">
                <text:p>1055.81114716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74.12621962889">
                <text:p>1174.12621962889</text:p>
              </table:table-cell>
              <table:table-cell office:value-type="float" office:value="1017.57109371932">
                <text:p>1017.571093719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87.65388487921">
                <text:p>1187.65388487921</text:p>
              </table:table-cell>
              <table:table-cell office:value-type="float" office:value="1018.03861146421">
                <text:p>1018.038611464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57.39686313767">
                <text:p>1157.39686313767</text:p>
              </table:table-cell>
              <table:table-cell office:value-type="float" office:value="988.596995219609">
                <text:p>988.5969952196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66.07969644594">
                <text:p>1066.07969644594</text:p>
              </table:table-cell>
              <table:table-cell office:value-type="float" office:value="910.32513805527">
                <text:p>910.325138055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42.37655180421">
                <text:p>1142.37655180421</text:p>
              </table:table-cell>
              <table:table-cell office:value-type="float" office:value="973.798882608515">
                <text:p>973.7988826085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73.28512052616">
                <text:p>1273.28512052616</text:p>
              </table:table-cell>
              <table:table-cell office:value-type="float" office:value="1091.61659445827">
                <text:p>1091.616594458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1.1527167281">
                <text:p>1181.1527167281</text:p>
              </table:table-cell>
              <table:table-cell office:value-type="float" office:value="1012.64596263136">
                <text:p>1012.645962631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94.49590076565">
                <text:p>1194.49590076565</text:p>
              </table:table-cell>
              <table:table-cell office:value-type="float" office:value="1025.95482819254">
                <text:p>1025.954828192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5.58169155246">
                <text:p>1115.58169155246</text:p>
              </table:table-cell>
              <table:table-cell office:value-type="float" office:value="960.184426148824">
                <text:p>960.1844261488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91.3346260411">
                <text:p>1091.3346260411</text:p>
              </table:table-cell>
              <table:table-cell office:value-type="float" office:value="948.625112865491">
                <text:p>948.6251128654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13.61686649396">
                <text:p>1013.61686649396</text:p>
              </table:table-cell>
              <table:table-cell office:value-type="float" office:value="870.907353318348">
                <text:p>870.9073533183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69.02376256822">
                <text:p>1169.02376256822</text:p>
              </table:table-cell>
              <table:table-cell office:value-type="float" office:value="1013.39621397441">
                <text:p>1013.396213974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46.08900935292">
                <text:p>1146.08900935292</text:p>
              </table:table-cell>
              <table:table-cell office:value-type="float" office:value="1002.84002569599">
                <text:p>1002.840025695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1.94079505281">
                <text:p>1301.94079505281</text:p>
              </table:table-cell>
              <table:table-cell office:value-type="float" office:value="1132.71651377923">
                <text:p>1132.716513779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72.37270579365">
                <text:p>1172.37270579365</text:p>
              </table:table-cell>
              <table:table-cell office:value-type="float" office:value="1016.10752040021">
                <text:p>1016.107520400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80.29065013198">
                <text:p>1080.29065013198</text:p>
              </table:table-cell>
              <table:table-cell office:value-type="float" office:value="937.116321610739">
                <text:p>937.1163216107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02.89113615771">
                <text:p>1102.89113615771</text:p>
              </table:table-cell>
              <table:table-cell office:value-type="float" office:value="960.114178600511">
                <text:p>960.1141786005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07.36174700046">
                <text:p>1207.36174700046</text:p>
              </table:table-cell>
              <table:table-cell office:value-type="float" office:value="1038.44507255879">
                <text:p>1038.445072558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93.98072205797">
                <text:p>1193.98072205797</text:p>
              </table:table-cell>
              <table:table-cell office:value-type="float" office:value="1025.10527389763">
                <text:p>1025.105273897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93.56768725981">
                <text:p>1193.56768725981</text:p>
              </table:table-cell>
              <table:table-cell office:value-type="float" office:value="1024.74386844924">
                <text:p>1024.743868449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24.8458438973">
                <text:p>1324.8458438973</text:p>
              </table:table-cell>
              <table:table-cell office:value-type="float" office:value="1142.89420942298">
                <text:p>1142.894209422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57.63202912479">
                <text:p>1157.63202912479</text:p>
              </table:table-cell>
              <table:table-cell office:value-type="float" office:value="1001.46738351276">
                <text:p>1001.467383512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71.61685083782">
                <text:p>1171.61685083782</text:p>
              </table:table-cell>
              <table:table-cell office:value-type="float" office:value="1002.24422631609">
                <text:p>1002.244226316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06.82857208095">
                <text:p>1106.82857208095</text:p>
              </table:table-cell>
              <table:table-cell office:value-type="float" office:value="950.422172755444">
                <text:p>950.42217275544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68.50668523446">
                <text:p>1168.50668523446</text:p>
              </table:table-cell>
              <table:table-cell office:value-type="float" office:value="999.663292130254">
                <text:p>999.6632921302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9.28622742164">
                <text:p>1219.28622742164</text:p>
              </table:table-cell>
              <table:table-cell office:value-type="float" office:value="1050.44283431743">
                <text:p>1050.442834317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09.19582041146">
                <text:p>1209.19582041146</text:p>
              </table:table-cell>
              <table:table-cell office:value-type="float" office:value="1040.02734801015">
                <text:p>1040.027348010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70.30537981504">
                <text:p>1170.30537981504</text:p>
              </table:table-cell>
              <table:table-cell office:value-type="float" office:value="1014.16360855964">
                <text:p>1014.163608559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83.90408570838">
                <text:p>1183.90408570838</text:p>
              </table:table-cell>
              <table:table-cell office:value-type="float" office:value="1014.57422696077">
                <text:p>1014.574226960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0.78779178148">
                <text:p>1170.78779178148</text:p>
              </table:table-cell>
              <table:table-cell office:value-type="float" office:value="1014.47020222703">
                <text:p>1014.470202227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39.50963514399">
                <text:p>1039.50963514399</text:p>
              </table:table-cell>
              <table:table-cell office:value-type="float" office:value="896.319861253282">
                <text:p>896.3198612532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05.16982906713">
                <text:p>1105.16982906713</text:p>
              </table:table-cell>
              <table:table-cell office:value-type="float" office:value="948.847324007246">
                <text:p>948.8473240072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2.26282004098">
                <text:p>1182.26282004098</text:p>
              </table:table-cell>
              <table:table-cell office:value-type="float" office:value="1026.13885061101">
                <text:p>1026.138850611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1.70072090284">
                <text:p>1191.70072090284</text:p>
              </table:table-cell>
              <table:table-cell office:value-type="float" office:value="1036.02314791769">
                <text:p>1036.023147917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96.83235535803">
                <text:p>1196.83235535803</text:p>
              </table:table-cell>
              <table:table-cell office:value-type="float" office:value="1027.1814521104">
                <text:p>1027.18145211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44.52353638958">
                <text:p>1144.52353638958</text:p>
              </table:table-cell>
              <table:table-cell office:value-type="float" office:value="974.872633141956">
                <text:p>974.8726331419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00.27081273459">
                <text:p>1200.27081273459</text:p>
              </table:table-cell>
              <table:table-cell office:value-type="float" office:value="1031.33785772355">
                <text:p>1031.337857723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47.37758919989">
                <text:p>1147.37758919989</text:p>
              </table:table-cell>
              <table:table-cell office:value-type="float" office:value="978.547141444792">
                <text:p>978.5471414447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71.13136991981">
                <text:p>1171.13136991981</text:p>
              </table:table-cell>
              <table:table-cell office:value-type="float" office:value="1015.66912540313">
                <text:p>1015.669125403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96.52919316163">
                <text:p>1196.52919316163</text:p>
              </table:table-cell>
              <table:table-cell office:value-type="float" office:value="1028.13587277161">
                <text:p>1028.135872771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12.96052713429">
                <text:p>1312.96052713429</text:p>
              </table:table-cell>
              <table:table-cell office:value-type="float" office:value="1118.69357697256">
                <text:p>1118.693576972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18.93781241336">
                <text:p>1218.93781241336</text:p>
              </table:table-cell>
              <table:table-cell office:value-type="float" office:value="1038.10267864034">
                <text:p>1038.102678640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78.58222646389">
                <text:p>1178.58222646389</text:p>
              </table:table-cell>
              <table:table-cell office:value-type="float" office:value="1010.85835835021">
                <text:p>1010.858358350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94.39789315204">
                <text:p>1194.39789315204</text:p>
              </table:table-cell>
              <table:table-cell office:value-type="float" office:value="1026.31258162586">
                <text:p>1026.312581625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27.35595226165">
                <text:p>1127.35595226165</text:p>
              </table:table-cell>
              <table:table-cell office:value-type="float" office:value="985.714135245447">
                <text:p>985.7141352454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33.33595813393">
                <text:p>1233.33595813393</text:p>
              </table:table-cell>
              <table:table-cell office:value-type="float" office:value="1065.64373345385">
                <text:p>1065.643733453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52.02903831277">
                <text:p>1152.02903831277</text:p>
              </table:table-cell>
              <table:table-cell office:value-type="float" office:value="983.540099080752">
                <text:p>983.5400990807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5.54336389381">
                <text:p>1165.54336389381</text:p>
              </table:table-cell>
              <table:table-cell office:value-type="float" office:value="1010.06539685574">
                <text:p>1010.065396855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04.6586795618">
                <text:p>1204.6586795618</text:p>
              </table:table-cell>
              <table:table-cell office:value-type="float" office:value="1036.23237991179">
                <text:p>1036.232379911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80.02330659963">
                <text:p>1180.02330659963</text:p>
              </table:table-cell>
              <table:table-cell office:value-type="float" office:value="1011.42175283755">
                <text:p>1011.421752837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41.89492751113">
                <text:p>1141.89492751113</text:p>
              </table:table-cell>
              <table:table-cell office:value-type="float" office:value="986.11651104006">
                <text:p>986.116511040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96.28175727281">
                <text:p>1196.28175727281</text:p>
              </table:table-cell>
              <table:table-cell office:value-type="float" office:value="1027.11426896024">
                <text:p>1027.114268960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72.69228634849">
                <text:p>1172.69228634849</text:p>
              </table:table-cell>
              <table:table-cell office:value-type="float" office:value="1003.30690483966">
                <text:p>1003.306904839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73.993518">
                <text:p>1173.993518</text:p>
              </table:table-cell>
              <table:table-cell office:value-type="float" office:value="1004.46355519656">
                <text:p>1004.463555196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5.85279192889">
                <text:p>1135.85279192889</text:p>
              </table:table-cell>
              <table:table-cell office:value-type="float" office:value="966.175001355847">
                <text:p>966.1750013558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97.32776358797">
                <text:p>1097.32776358797</text:p>
              </table:table-cell>
              <table:table-cell office:value-type="float" office:value="940.606353952501">
                <text:p>940.6063539525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49.6676697501">
                <text:p>1149.6676697501</text:p>
              </table:table-cell>
              <table:table-cell office:value-type="float" office:value="992.950224298214">
                <text:p>992.9502242982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14.14054795383">
                <text:p>1214.14054795383</text:p>
              </table:table-cell>
              <table:table-cell office:value-type="float" office:value="1031.42603586959">
                <text:p>1031.426035869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24.96850943814">
                <text:p>1124.96850943814</text:p>
              </table:table-cell>
              <table:table-cell office:value-type="float" office:value="968.07342891144">
                <text:p>968.073428911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51.22647885121">
                <text:p>1151.22647885121</text:p>
              </table:table-cell>
              <table:table-cell office:value-type="float" office:value="994.326363942043">
                <text:p>994.3263639420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9.41844177373">
                <text:p>1229.41844177373</text:p>
              </table:table-cell>
              <table:table-cell office:value-type="float" office:value="1059.48633304415">
                <text:p>1059.486333044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4.48410381658">
                <text:p>1124.48410381658</text:p>
              </table:table-cell>
              <table:table-cell office:value-type="float" office:value="980.776443839508">
                <text:p>980.7764438395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95.75501204828">
                <text:p>1095.75501204828</text:p>
              </table:table-cell>
              <table:table-cell office:value-type="float" office:value="939.576483053687">
                <text:p>939.5764830536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45.12549136852">
                <text:p>1145.12549136852</text:p>
              </table:table-cell>
              <table:table-cell office:value-type="float" office:value="989.170371867052">
                <text:p>989.1703718670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47.93842804868">
                <text:p>1247.93842804868</text:p>
              </table:table-cell>
              <table:table-cell office:value-type="float" office:value="1079.200654707">
                <text:p>1079.2006547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59.70897422458">
                <text:p>1259.70897422458</text:p>
              </table:table-cell>
              <table:table-cell office:value-type="float" office:value="1087.84053950984">
                <text:p>1087.840539509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57.65006515184">
                <text:p>1257.65006515184</text:p>
              </table:table-cell>
              <table:table-cell office:value-type="float" office:value="1085.98752134438">
                <text:p>1085.987521344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78.88393928299">
                <text:p>1178.88393928299</text:p>
              </table:table-cell>
              <table:table-cell office:value-type="float" office:value="1033.35076840494">
                <text:p>1033.350768404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03.41036613068">
                <text:p>1203.41036613068</text:p>
              </table:table-cell>
              <table:table-cell office:value-type="float" office:value="1032.08202188863">
                <text:p>1032.082021888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01.80286141434">
                <text:p>1201.80286141434</text:p>
              </table:table-cell>
              <table:table-cell office:value-type="float" office:value="1030.65312880744">
                <text:p>1030.653128807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47.32528969864">
                <text:p>1147.32528969864</text:p>
              </table:table-cell>
              <table:table-cell office:value-type="float" office:value="989.505875131477">
                <text:p>989.5058751314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31.55317040135">
                <text:p>1231.55317040135</text:p>
              </table:table-cell>
              <table:table-cell office:value-type="float" office:value="1049.02815365731">
                <text:p>1049.028153657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84.61928068118">
                <text:p>1284.61928068118</text:p>
              </table:table-cell>
              <table:table-cell office:value-type="float" office:value="1114.72073051866">
                <text:p>1114.720730518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69.68793309243">
                <text:p>1169.68793309243</text:p>
              </table:table-cell>
              <table:table-cell office:value-type="float" office:value="999.6203146505">
                <text:p>999.62031465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42.07872371162">
                <text:p>1142.07872371162</text:p>
              </table:table-cell>
              <table:table-cell office:value-type="float" office:value="985.108490471636">
                <text:p>985.1084904716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02.91110301863">
                <text:p>1102.91110301863</text:p>
              </table:table-cell>
              <table:table-cell office:value-type="float" office:value="949.273034662456">
                <text:p>949.2730346624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04.33048888414">
                <text:p>1104.33048888414</text:p>
              </table:table-cell>
              <table:table-cell office:value-type="float" office:value="950.550481941416">
                <text:p>950.5504819414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91.08818402314">
                <text:p>1091.08818402314</text:p>
              </table:table-cell>
              <table:table-cell office:value-type="float" office:value="937.342192101215">
                <text:p>937.3421921012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30.85176222764">
                <text:p>1130.85176222764</text:p>
              </table:table-cell>
              <table:table-cell office:value-type="float" office:value="976.911076095081">
                <text:p>976.91107609508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71.4253036699">
                <text:p>1171.4253036699</text:p>
              </table:table-cell>
              <table:table-cell office:value-type="float" office:value="1017.336677267">
                <text:p>1017.3366772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60.93403959523">
                <text:p>1160.93403959523</text:p>
              </table:table-cell>
              <table:table-cell office:value-type="float" office:value="1006.52242687995">
                <text:p>1006.522426879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37.40602871084">
                <text:p>1037.40602871084</text:p>
              </table:table-cell>
              <table:table-cell office:value-type="float" office:value="907.700018172434">
                <text:p>907.7000181724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13.36865074899">
                <text:p>1113.36865074899</text:p>
              </table:table-cell>
              <table:table-cell office:value-type="float" office:value="958.05570612849">
                <text:p>958.055706128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77.58080561707">
                <text:p>1177.58080561707</text:p>
              </table:table-cell>
              <table:table-cell office:value-type="float" office:value="1022.36337682735">
                <text:p>1022.363376827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07.43092490613">
                <text:p>1207.43092490613</text:p>
              </table:table-cell>
              <table:table-cell office:value-type="float" office:value="1038.74262592975">
                <text:p>1038.742625929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06.76066808318">
                <text:p>1206.76066808318</text:p>
              </table:table-cell>
              <table:table-cell office:value-type="float" office:value="1038.18407857729">
                <text:p>1038.184078577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31.92803171525">
                <text:p>1231.92803171525</text:p>
              </table:table-cell>
              <table:table-cell office:value-type="float" office:value="1063.42532365589">
                <text:p>1063.425323655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32.21104812906">
                <text:p>1232.21104812906</text:p>
              </table:table-cell>
              <table:table-cell office:value-type="float" office:value="1063.67296301797">
                <text:p>1063.672963017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8.32925113926">
                <text:p>1218.32925113926</text:p>
              </table:table-cell>
              <table:table-cell office:value-type="float" office:value="1049.96853866867">
                <text:p>1049.968538668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88.34588414263">
                <text:p>1188.34588414263</text:p>
              </table:table-cell>
              <table:table-cell office:value-type="float" office:value="1020.36736977109">
                <text:p>1020.367369771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00.83606642146">
                <text:p>1200.83606642146</text:p>
              </table:table-cell>
              <table:table-cell office:value-type="float" office:value="1032.93067358678">
                <text:p>1032.930673586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17.38769231664">
                <text:p>1317.38769231664</text:p>
              </table:table-cell>
              <table:table-cell office:value-type="float" office:value="1136.53211882694">
                <text:p>1136.532118826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17.19597807306">
                <text:p>1217.19597807306</text:p>
              </table:table-cell>
              <table:table-cell office:value-type="float" office:value="1048.66806120051">
                <text:p>1048.668061200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05.74842724504">
                <text:p>1205.74842724504</text:p>
              </table:table-cell>
              <table:table-cell office:value-type="float" office:value="1050.13935401072">
                <text:p>1050.139354010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14.84226321051">
                <text:p>1214.84226321051</text:p>
              </table:table-cell>
              <table:table-cell office:value-type="float" office:value="1047.05205642864">
                <text:p>1047.052056428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28.56181998043">
                <text:p>1228.56181998043</text:p>
              </table:table-cell>
              <table:table-cell office:value-type="float" office:value="1060.63750705215">
                <text:p>1060.637507052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90.22226378787">
                <text:p>1190.22226378787</text:p>
              </table:table-cell>
              <table:table-cell office:value-type="float" office:value="1035.25103990825">
                <text:p>1035.251039908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77.91053084331">
                <text:p>1177.91053084331</text:p>
              </table:table-cell>
              <table:table-cell office:value-type="float" office:value="1022.84504785213">
                <text:p>1022.845047852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93.14086563561">
                <text:p>1193.14086563561</text:p>
              </table:table-cell>
              <table:table-cell office:value-type="float" office:value="1037.65282131257">
                <text:p>1037.652821312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94.73677124546">
                <text:p>1194.73677124546</text:p>
              </table:table-cell>
              <table:table-cell office:value-type="float" office:value="1026.23105089642">
                <text:p>1026.231050896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08.01623853207">
                <text:p>1208.01623853207</text:p>
              </table:table-cell>
              <table:table-cell office:value-type="float" office:value="1039.47969215528">
                <text:p>1039.479692155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56.00259314677">
                <text:p>1156.00259314677</text:p>
              </table:table-cell>
              <table:table-cell office:value-type="float" office:value="1000.416227425">
                <text:p>1000.4162274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32.41950400548">
                <text:p>1232.41950400548</text:p>
              </table:table-cell>
              <table:table-cell office:value-type="float" office:value="1064.1440784065">
                <text:p>1064.14407840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06.23186517232">
                <text:p>1206.23186517232</text:p>
              </table:table-cell>
              <table:table-cell office:value-type="float" office:value="1037.95643957333">
                <text:p>1037.956439573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04.31020695592">
                <text:p>1104.31020695592</text:p>
              </table:table-cell>
              <table:table-cell office:value-type="float" office:value="961.538550225805">
                <text:p>961.5385502258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81.02610224204">
                <text:p>1181.02610224204</text:p>
              </table:table-cell>
              <table:table-cell office:value-type="float" office:value="1025.45854470702">
                <text:p>1025.458544707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41.43007125919">
                <text:p>1141.43007125919</text:p>
              </table:table-cell>
              <table:table-cell office:value-type="float" office:value="985.862513724174">
                <text:p>985.8625137241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49.96943040002">
                <text:p>1049.96943040002</text:p>
              </table:table-cell>
              <table:table-cell office:value-type="float" office:value="907.467678702028">
                <text:p>907.4676787020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64.78628649375">
                <text:p>1164.78628649375</text:p>
              </table:table-cell>
              <table:table-cell office:value-type="float" office:value="1009.65314122825">
                <text:p>1009.65314122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26.78209979387">
                <text:p>1126.78209979387</text:p>
              </table:table-cell>
              <table:table-cell office:value-type="float" office:value="984.425601465505">
                <text:p>984.4256014655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99.98902110993">
                <text:p>1099.98902110993</text:p>
              </table:table-cell>
              <table:table-cell office:value-type="float" office:value="957.736431432231">
                <text:p>957.7364314322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30.61844684796">
                <text:p>1230.61844684796</text:p>
              </table:table-cell>
              <table:table-cell office:value-type="float" office:value="1062.3435363372">
                <text:p>1062.34353633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00.96814627374">
                <text:p>1100.96814627374</text:p>
              </table:table-cell>
              <table:table-cell office:value-type="float" office:value="958.625489682898">
                <text:p>958.6254896828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39.68369739448">
                <text:p>1139.68369739448</text:p>
              </table:table-cell>
              <table:table-cell office:value-type="float" office:value="984.302157003233">
                <text:p>984.3021570032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91.62827945034">
                <text:p>1191.62827945034</text:p>
              </table:table-cell>
              <table:table-cell office:value-type="float" office:value="1036.20490119647">
                <text:p>1036.204901196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00.92868318176">
                <text:p>1200.92868318176</text:p>
              </table:table-cell>
              <table:table-cell office:value-type="float" office:value="1046.01316301599">
                <text:p>1046.0131630159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15.10251518998">
                <text:p>1215.10251518998</text:p>
              </table:table-cell>
              <table:table-cell office:value-type="float" office:value="1047.09052167896">
                <text:p>1047.090521678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2.95972114114">
                <text:p>1382.95972114114</text:p>
              </table:table-cell>
              <table:table-cell office:value-type="float" office:value="1189.12354209918">
                <text:p>1189.1235420991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41.55136440284">
                <text:p>1241.55136440284</text:p>
              </table:table-cell>
              <table:table-cell office:value-type="float" office:value="1073.50371199234">
                <text:p>1073.503711992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53.30185235344">
                <text:p>1253.30185235344</text:p>
              </table:table-cell>
              <table:table-cell office:value-type="float" office:value="1085.40282944823">
                <text:p>1085.402829448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92.27579312243">
                <text:p>1292.27579312243</text:p>
              </table:table-cell>
              <table:table-cell office:value-type="float" office:value="1124.35806126451">
                <text:p>1124.358061264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97.10838687452">
                <text:p>1097.10838687452</text:p>
              </table:table-cell>
              <table:table-cell office:value-type="float" office:value="955.212975849654">
                <text:p>955.2129758496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67.87893821737">
                <text:p>1267.87893821737</text:p>
              </table:table-cell>
              <table:table-cell office:value-type="float" office:value="1099.70304963826">
                <text:p>1099.703049638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79.47472364647">
                <text:p>1279.47472364647</text:p>
              </table:table-cell>
              <table:table-cell office:value-type="float" office:value="1098.54857094122">
                <text:p>1098.548570941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63.07008997533">
                <text:p>1163.07008997533</text:p>
              </table:table-cell>
              <table:table-cell office:value-type="float" office:value="995.077785455765">
                <text:p>995.0777854557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70.37369700115">
                <text:p>1170.37369700115</text:p>
              </table:table-cell>
              <table:table-cell office:value-type="float" office:value="1014.46118756958">
                <text:p>1014.461187569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56.31849266953">
                <text:p>1156.31849266953</text:p>
              </table:table-cell>
              <table:table-cell office:value-type="float" office:value="1000.56577173569">
                <text:p>1000.565771735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82.95378053341">
                <text:p>1182.95378053341</text:p>
              </table:table-cell>
              <table:table-cell office:value-type="float" office:value="1027.09291262184">
                <text:p>1027.092912621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37.98282133277">
                <text:p>1137.98282133277</text:p>
              </table:table-cell>
              <table:table-cell office:value-type="float" office:value="983.078151686953">
                <text:p>983.0781516869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40.36877555486">
                <text:p>1140.36877555486</text:p>
              </table:table-cell>
              <table:table-cell office:value-type="float" office:value="985.165861631285">
                <text:p>985.16586163128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17.69458717375">
                <text:p>1217.69458717375</text:p>
              </table:table-cell>
              <table:table-cell office:value-type="float" office:value="1049.58903195614">
                <text:p>1049.589031956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20.37862653888">
                <text:p>1320.37862653888</text:p>
              </table:table-cell>
              <table:table-cell office:value-type="float" office:value="1139.43756640063">
                <text:p>1139.437566400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74.89277358176">
                <text:p>1174.89277358176</text:p>
              </table:table-cell>
              <table:table-cell office:value-type="float" office:value="1020.31724882403">
                <text:p>1020.317248824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87.62047569724">
                <text:p>1187.62047569724</text:p>
              </table:table-cell>
              <table:table-cell office:value-type="float" office:value="1033.07529127547">
                <text:p>1033.075291275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16.98022825562">
                <text:p>1316.98022825562</text:p>
              </table:table-cell>
              <table:table-cell office:value-type="float" office:value="1136.56309332218">
                <text:p>1136.563093322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47.75922135757">
                <text:p>1247.75922135757</text:p>
              </table:table-cell>
              <table:table-cell office:value-type="float" office:value="1080.46525394438">
                <text:p>1080.4652539443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86.27742600483">
                <text:p>1286.27742600483</text:p>
              </table:table-cell>
              <table:table-cell office:value-type="float" office:value="1106.11162927641">
                <text:p>1106.111629276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5.02567298071">
                <text:p>1195.02567298071</text:p>
              </table:table-cell>
              <table:table-cell office:value-type="float" office:value="1027.8871161621">
                <text:p>1027.88711616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12.98461052895">
                <text:p>1212.98461052895</text:p>
              </table:table-cell>
              <table:table-cell office:value-type="float" office:value="1057.96777864663">
                <text:p>1057.9677786466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35.90673793006">
                <text:p>1235.90673793006</text:p>
              </table:table-cell>
              <table:table-cell office:value-type="float" office:value="1068.4519973083">
                <text:p>1068.451997308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58.42991681974">
                <text:p>1158.42991681974</text:p>
              </table:table-cell>
              <table:table-cell office:value-type="float" office:value="1003.89291844115">
                <text:p>1003.892918441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46.09545152142">
                <text:p>1146.09545152142</text:p>
              </table:table-cell>
              <table:table-cell office:value-type="float" office:value="991.486876053929">
                <text:p>991.4868760539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97.94988636734">
                <text:p>1197.94988636734</text:p>
              </table:table-cell>
              <table:table-cell office:value-type="float" office:value="1030.39973086829">
                <text:p>1030.399730868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20.29877560815">
                <text:p>1120.29877560815</text:p>
              </table:table-cell>
              <table:table-cell office:value-type="float" office:value="978.50742769969">
                <text:p>978.507427699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83.67659575702">
                <text:p>1183.67659575702</text:p>
              </table:table-cell>
              <table:table-cell office:value-type="float" office:value="1042.05885533261">
                <text:p>1042.058855332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98.08375572774">
                <text:p>1198.08375572774</text:p>
              </table:table-cell>
              <table:table-cell office:value-type="float" office:value="1043.57496546769">
                <text:p>1043.574965467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85.09588207703">
                <text:p>1185.09588207703</text:p>
              </table:table-cell>
              <table:table-cell office:value-type="float" office:value="1030.60799595932">
                <text:p>1030.607995959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58.5445569647">
                <text:p>1158.5445569647</text:p>
              </table:table-cell>
              <table:table-cell office:value-type="float" office:value="1016.96176344586">
                <text:p>1016.961763445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84.2488747833">
                <text:p>1184.2488747833</text:p>
              </table:table-cell>
              <table:table-cell office:value-type="float" office:value="1016.80083571232">
                <text:p>1016.800835712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47.11267959314">
                <text:p>1147.11267959314</text:p>
              </table:table-cell>
              <table:table-cell office:value-type="float" office:value="1005.19168802699">
                <text:p>1005.191688026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11.17590306116">
                <text:p>1211.17590306116</text:p>
              </table:table-cell>
              <table:table-cell office:value-type="float" office:value="1056.40229556009">
                <text:p>1056.402295560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10.76875075979">
                <text:p>1210.76875075979</text:p>
              </table:table-cell>
              <table:table-cell office:value-type="float" office:value="1043.20439047814">
                <text:p>1043.204390478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59.19821596784">
                <text:p>1159.19821596784</text:p>
              </table:table-cell>
              <table:table-cell office:value-type="float" office:value="1017.47295838945">
                <text:p>1017.472958389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87.44878279409">
                <text:p>1287.44878279409</text:p>
              </table:table-cell>
              <table:table-cell office:value-type="float" office:value="1120.08713884032">
                <text:p>1120.087138840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10.71913845019">
                <text:p>1210.71913845019</text:p>
              </table:table-cell>
              <table:table-cell office:value-type="float" office:value="1056.1660677059">
                <text:p>1056.16606770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86.43940742815">
                <text:p>1186.43940742815</text:p>
              </table:table-cell>
              <table:table-cell office:value-type="float" office:value="1031.69854060271">
                <text:p>1031.698540602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83.28896734646">
                <text:p>1083.28896734646</text:p>
              </table:table-cell>
              <table:table-cell office:value-type="float" office:value="954.33571054145">
                <text:p>954.335710541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2.47889544022">
                <text:p>1212.47889544022</text:p>
              </table:table-cell>
              <table:table-cell office:value-type="float" office:value="1057.79072066366">
                <text:p>1057.790720663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24.83203773985">
                <text:p>1224.83203773985</text:p>
              </table:table-cell>
              <table:table-cell office:value-type="float" office:value="1070.25975905858">
                <text:p>1070.259759058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12.08064596908">
                <text:p>1212.08064596908</text:p>
              </table:table-cell>
              <table:table-cell office:value-type="float" office:value="1044.55042552727">
                <text:p>1044.550425527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09.56910277617">
                <text:p>1209.56910277617</text:p>
              </table:table-cell>
              <table:table-cell office:value-type="float" office:value="1042.37375476009">
                <text:p>1042.373754760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23.01139978006">
                <text:p>1223.01139978006</text:p>
              </table:table-cell>
              <table:table-cell office:value-type="float" office:value="1068.59079670794">
                <text:p>1068.590796707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34.05626269954">
                <text:p>1234.05626269954</text:p>
              </table:table-cell>
              <table:table-cell office:value-type="float" office:value="1066.91244358886">
                <text:p>1066.912443588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19.55937017567">
                <text:p>1119.55937017567</text:p>
              </table:table-cell>
              <table:table-cell office:value-type="float" office:value="965.089269891789">
                <text:p>965.0892698917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86.46167038407">
                <text:p>1186.46167038407</text:p>
              </table:table-cell>
              <table:table-cell office:value-type="float" office:value="1018.75130726523">
                <text:p>1018.751307265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05.35616632758">
                <text:p>1205.35616632758</text:p>
              </table:table-cell>
              <table:table-cell office:value-type="float" office:value="1034.25461402182">
                <text:p>1034.254614021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05.35616632758">
                <text:p>1205.35616632758</text:p>
              </table:table-cell>
              <table:table-cell office:value-type="float" office:value="1034.25461402182">
                <text:p>1034.254614021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9.476822555226">
                <text:p>999.476822555226</text:p>
              </table:table-cell>
              <table:table-cell office:value-type="float" office:value="854.110188221009">
                <text:p>854.11018822100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19.3973619254">
                <text:p>1119.3973619254</text:p>
              </table:table-cell>
              <table:table-cell office:value-type="float" office:value="973.604573189673">
                <text:p>973.60457318967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76.68745782365">
                <text:p>1276.68745782365</text:p>
              </table:table-cell>
              <table:table-cell office:value-type="float" office:value="1117.73730568607">
                <text:p>1117.737305686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90.1516782198">
                <text:p>1190.1516782198</text:p>
              </table:table-cell>
              <table:table-cell office:value-type="float" office:value="1030.56645679729">
                <text:p>1030.566456797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91.08537763107">
                <text:p>1191.08537763107</text:p>
              </table:table-cell>
              <table:table-cell office:value-type="float" office:value="1031.38344378215">
                <text:p>1031.383443782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93.09490696562">
                <text:p>1193.09490696562</text:p>
              </table:table-cell>
              <table:table-cell office:value-type="float" office:value="1033.16969207953">
                <text:p>1033.169692079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32.30964365863">
                <text:p>1232.30964365863</text:p>
              </table:table-cell>
              <table:table-cell office:value-type="float" office:value="1072.34812498951">
                <text:p>1072.348124989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06.62772154666">
                <text:p>1206.62772154666</text:p>
              </table:table-cell>
              <table:table-cell office:value-type="float" office:value="1046.59151778735">
                <text:p>1046.591517787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34.77911728942">
                <text:p>1134.77911728942</text:p>
              </table:table-cell>
              <table:table-cell office:value-type="float" office:value="991.212948633806">
                <text:p>991.2129486338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05.06162248867">
                <text:p>1305.06162248867</text:p>
              </table:table-cell>
              <table:table-cell office:value-type="float" office:value="1135.29814534087">
                <text:p>1135.298145340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62.20105829446">
                <text:p>1462.20105829446</text:p>
              </table:table-cell>
              <table:table-cell office:value-type="float" office:value="1279.34262816284">
                <text:p>1279.342628162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04.857823623">
                <text:p>1304.857823623</text:p>
              </table:table-cell>
              <table:table-cell office:value-type="float" office:value="1135.12860420931">
                <text:p>1135.1286042093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47.45528090681">
                <text:p>1147.45528090681</text:p>
              </table:table-cell>
              <table:table-cell office:value-type="float" office:value="990.902166031303">
                <text:p>990.9021660313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97.83945618271">
                <text:p>1197.83945618271</text:p>
              </table:table-cell>
              <table:table-cell office:value-type="float" office:value="1041.58410249843">
                <text:p>1041.584102498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35.68636486784">
                <text:p>1235.68636486784</text:p>
              </table:table-cell>
              <table:table-cell office:value-type="float" office:value="1079.54669283198">
                <text:p>1079.546692831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83.8877834923">
                <text:p>1183.8877834923</text:p>
              </table:table-cell>
              <table:table-cell office:value-type="float" office:value="1040.69460853218">
                <text:p>1040.694608532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44.48929551661">
                <text:p>1144.48929551661</text:p>
              </table:table-cell>
              <table:table-cell office:value-type="float" office:value="1001.3630495533">
                <text:p>1001.36304955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50.49753397633">
                <text:p>1150.49753397633</text:p>
              </table:table-cell>
              <table:table-cell office:value-type="float" office:value="1008.46269115332">
                <text:p>1008.462691153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68.18424243489">
                <text:p>1268.18424243489</text:p>
              </table:table-cell>
              <table:table-cell office:value-type="float" office:value="1100.09349692279">
                <text:p>1100.093496922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02.81597274636">
                <text:p>1202.81597274636</text:p>
              </table:table-cell>
              <table:table-cell office:value-type="float" office:value="1060.92253572646">
                <text:p>1060.922535726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48.95528927789">
                <text:p>1148.95528927789</text:p>
              </table:table-cell>
              <table:table-cell office:value-type="float" office:value="994.337117157475">
                <text:p>994.3371171574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74.90987837512">
                <text:p>1174.90987837512</text:p>
              </table:table-cell>
              <table:table-cell office:value-type="float" office:value="1033.33799939513">
                <text:p>1033.337999395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28.3777097008">
                <text:p>1228.3777097008</text:p>
              </table:table-cell>
              <table:table-cell office:value-type="float" office:value="1073.52442433083">
                <text:p>1073.524424330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77.07282808423">
                <text:p>1177.07282808423</text:p>
              </table:table-cell>
              <table:table-cell office:value-type="float" office:value="1035.07955542144">
                <text:p>1035.079555421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25.96690566039">
                <text:p>1125.96690566039</text:p>
              </table:table-cell>
              <table:table-cell office:value-type="float" office:value="983.889267272915">
                <text:p>983.8892672729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53.33675768284">
                <text:p>1253.33675768284</text:p>
              </table:table-cell>
              <table:table-cell office:value-type="float" office:value="1098.45313634013">
                <text:p>1098.453136340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90.53884654767">
                <text:p>1290.53884654767</text:p>
              </table:table-cell>
              <table:table-cell office:value-type="float" office:value="1123.07741356784">
                <text:p>1123.077413567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44.4909011868">
                <text:p>1244.4909011868</text:p>
              </table:table-cell>
              <table:table-cell office:value-type="float" office:value="1089.12182730347">
                <text:p>1089.1218273034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79.86918238248">
                <text:p>1179.86918238248</text:p>
              </table:table-cell>
              <table:table-cell office:value-type="float" office:value="1037.46330510388">
                <text:p>1037.463305103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05.93817562196">
                <text:p>1205.93817562196</text:p>
              </table:table-cell>
              <table:table-cell office:value-type="float" office:value="1050.43397546835">
                <text:p>1050.433975468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32.99456286578">
                <text:p>1232.99456286578</text:p>
              </table:table-cell>
              <table:table-cell office:value-type="float" office:value="1077.24302288026">
                <text:p>1077.243022880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59.96133495192">
                <text:p>1259.96133495192</text:p>
              </table:table-cell>
              <table:table-cell office:value-type="float" office:value="1091.09657558765">
                <text:p>1091.0965755876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07.39670025013">
                <text:p>1207.39670025013</text:p>
              </table:table-cell>
              <table:table-cell office:value-type="float" office:value="1064.75254790004">
                <text:p>1064.752547900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34.84354229376">
                <text:p>1234.84354229376</text:p>
              </table:table-cell>
              <table:table-cell office:value-type="float" office:value="1078.953463147">
                <text:p>1078.9534631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61.56440323028">
                <text:p>1261.56440323028</text:p>
              </table:table-cell>
              <table:table-cell office:value-type="float" office:value="1105.59611427921">
                <text:p>1105.596114279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34.13810076634">
                <text:p>1134.13810076634</text:p>
              </table:table-cell>
              <table:table-cell office:value-type="float" office:value="978.043106397579">
                <text:p>978.0431063975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41.86922560531">
                <text:p>1241.86922560531</text:p>
              </table:table-cell>
              <table:table-cell office:value-type="float" office:value="1085.10461841875">
                <text:p>1085.10461841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41.19328412424">
                <text:p>1241.19328412424</text:p>
              </table:table-cell>
              <table:table-cell office:value-type="float" office:value="1084.50378154668">
                <text:p>1084.503781546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75.25608063427">
                <text:p>1175.25608063427</text:p>
              </table:table-cell>
              <table:table-cell office:value-type="float" office:value="1018.72446907947">
                <text:p>1018.724469079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22.77165213195">
                <text:p>1122.77165213195</text:p>
              </table:table-cell>
              <table:table-cell office:value-type="float" office:value="979.338363452169">
                <text:p>979.3383634521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12.22976307297">
                <text:p>1212.22976307297</text:p>
              </table:table-cell>
              <table:table-cell office:value-type="float" office:value="1069.00547283622">
                <text:p>1069.005472836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58.27508320435">
                <text:p>1158.27508320435</text:p>
              </table:table-cell>
              <table:table-cell office:value-type="float" office:value="1015.26533616097">
                <text:p>1015.2653361609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70.70076448505">
                <text:p>1170.70076448505</text:p>
              </table:table-cell>
              <table:table-cell office:value-type="float" office:value="1014.69614863455">
                <text:p>1014.696148634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20.71405677197">
                <text:p>1220.71405677197</text:p>
              </table:table-cell>
              <table:table-cell office:value-type="float" office:value="1077.96289982878">
                <text:p>1077.962899828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92.48153769029">
                <text:p>1192.48153769029</text:p>
              </table:table-cell>
              <table:table-cell office:value-type="float" office:value="1050.02454171501">
                <text:p>1050.024541715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69.67884928219">
                <text:p>1269.67884928219</text:p>
              </table:table-cell>
              <table:table-cell office:value-type="float" office:value="1114.36167741502">
                <text:p>1114.361677415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25.327759479">
                <text:p>1125.327759479</text:p>
              </table:table-cell>
              <table:table-cell office:value-type="float" office:value="983.160991416641">
                <text:p>983.1609914166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24.61420512871">
                <text:p>1124.61420512871</text:p>
              </table:table-cell>
              <table:table-cell office:value-type="float" office:value="982.526720883051">
                <text:p>982.5267208830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68.4431589073">
                <text:p>1268.4431589073</text:p>
              </table:table-cell>
              <table:table-cell office:value-type="float" office:value="1113.20000415703">
                <text:p>1113.200004157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54.7667684759">
                <text:p>1254.7667684759</text:p>
              </table:table-cell>
              <table:table-cell office:value-type="float" office:value="1099.52361372564">
                <text:p>1099.523613725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39.71780517545">
                <text:p>1139.71780517545</text:p>
              </table:table-cell>
              <table:table-cell office:value-type="float" office:value="997.239643995666">
                <text:p>997.2396439956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52.99129949897">
                <text:p>1152.99129949897</text:p>
              </table:table-cell>
              <table:table-cell office:value-type="float" office:value="1010.46628605191">
                <text:p>1010.466286051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04.33501527552">
                <text:p>1204.33501527552</text:p>
              </table:table-cell>
              <table:table-cell office:value-type="float" office:value="1048.93072564897">
                <text:p>1048.930725648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91.17691579083">
                <text:p>1191.17691579083</text:p>
              </table:table-cell>
              <table:table-cell office:value-type="float" office:value="1035.79093649367">
                <text:p>1035.790936493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01.62916949409">
                <text:p>1101.62916949409</text:p>
              </table:table-cell>
              <table:table-cell office:value-type="float" office:value="959.035725382186">
                <text:p>959.0357253821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40.5673936328">
                <text:p>1140.5673936328</text:p>
              </table:table-cell>
              <table:table-cell office:value-type="float" office:value="997.938388414965">
                <text:p>997.9383884149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91.46577132268">
                <text:p>1191.46577132268</text:p>
              </table:table-cell>
              <table:table-cell office:value-type="float" office:value="1048.95855352981">
                <text:p>1048.958553529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29.90865780241">
                <text:p>1229.90865780241</text:p>
              </table:table-cell>
              <table:table-cell office:value-type="float" office:value="1074.56100872252">
                <text:p>1074.561008722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74.60920345683">
                <text:p>1174.60920345683</text:p>
              </table:table-cell>
              <table:table-cell office:value-type="float" office:value="1032.61864548135">
                <text:p>1032.618645481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72.12065507903">
                <text:p>1272.12065507903</text:p>
              </table:table-cell>
              <table:table-cell office:value-type="float" office:value="1105.15565688221">
                <text:p>1105.155656882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85.32618798831">
                <text:p>1285.32618798831</text:p>
              </table:table-cell>
              <table:table-cell office:value-type="float" office:value="1131.45422569421">
                <text:p>1131.454225694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73.47754764759">
                <text:p>1273.47754764759</text:p>
              </table:table-cell>
              <table:table-cell office:value-type="float" office:value="1119.44888705178">
                <text:p>1119.448887051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20.31881672681">
                <text:p>1220.31881672681</text:p>
              </table:table-cell>
              <table:table-cell office:value-type="float" office:value="1079.42872018825">
                <text:p>1079.428720188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70.63764624742">
                <text:p>1170.63764624742</text:p>
              </table:table-cell>
              <table:table-cell office:value-type="float" office:value="1029.53356648514">
                <text:p>1029.533566485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13.2811461919">
                <text:p>1313.2811461919</text:p>
              </table:table-cell>
              <table:table-cell office:value-type="float" office:value="1146.24188462153">
                <text:p>1146.241884621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75.80762384225">
                <text:p>1275.80762384225</text:p>
              </table:table-cell>
              <table:table-cell office:value-type="float" office:value="1121.56720080212">
                <text:p>1121.567200802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74.01571848705">
                <text:p>1274.01571848705</text:p>
              </table:table-cell>
              <table:table-cell office:value-type="float" office:value="1119.95448598244">
                <text:p>1119.954485982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97.37913482106">
                <text:p>1197.37913482106</text:p>
              </table:table-cell>
              <table:table-cell office:value-type="float" office:value="1056.09066626078">
                <text:p>1056.090666260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23.01484011458">
                <text:p>1223.01484011458</text:p>
              </table:table-cell>
              <table:table-cell office:value-type="float" office:value="1068.9648243642">
                <text:p>1068.96482436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90.32190540794">
                <text:p>1190.32190540794</text:p>
              </table:table-cell>
              <table:table-cell office:value-type="float" office:value="1061.2463298789">
                <text:p>1061.246329878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72.37208527696">
                <text:p>1072.37208527696</text:p>
              </table:table-cell>
              <table:table-cell office:value-type="float" office:value="943.296509747916">
                <text:p>943.2965097479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48.5605017909">
                <text:p>1148.5605017909</text:p>
              </table:table-cell>
              <table:table-cell office:value-type="float" office:value="1006.75576781707">
                <text:p>1006.755767817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14.62147587249">
                <text:p>1214.62147587249</text:p>
              </table:table-cell>
              <table:table-cell office:value-type="float" office:value="1059.68398273016">
                <text:p>1059.683982730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38.76922970563">
                <text:p>1238.76922970563</text:p>
              </table:table-cell>
              <table:table-cell office:value-type="float" office:value="1084.02116586882">
                <text:p>1084.021165868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96.12572976115">
                <text:p>1096.12572976115</text:p>
              </table:table-cell>
              <table:table-cell office:value-type="float" office:value="967.312847732426">
                <text:p>967.3128477324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52.80027451559">
                <text:p>952.80027451559</text:p>
              </table:table-cell>
              <table:table-cell office:value-type="float" office:value="837.016979327375">
                <text:p>837.0169793273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53.12966357077">
                <text:p>1153.12966357077</text:p>
              </table:table-cell>
              <table:table-cell office:value-type="float" office:value="1010.76122469105">
                <text:p>1010.761224691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17.80297370966">
                <text:p>1217.80297370966</text:p>
              </table:table-cell>
              <table:table-cell office:value-type="float" office:value="1062.49991167528">
                <text:p>1062.4999116752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56.57717100315">
                <text:p>1156.57717100315</text:p>
              </table:table-cell>
              <table:table-cell office:value-type="float" office:value="1013.66278673426">
                <text:p>1013.662786734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26.93624427111">
                <text:p>1026.93624427111</text:p>
              </table:table-cell>
              <table:table-cell office:value-type="float" office:value="884.021860002212">
                <text:p>884.0218600022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34.37209505189">
                <text:p>1234.37209505189</text:p>
              </table:table-cell>
              <table:table-cell office:value-type="float" office:value="1065.5282294354">
                <text:p>1065.52822943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2.51737151152">
                <text:p>1262.51737151152</text:p>
              </table:table-cell>
              <table:table-cell office:value-type="float" office:value="1093.3649870603">
                <text:p>1093.36498706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11.76065886899">
                <text:p>1211.76065886899</text:p>
              </table:table-cell>
              <table:table-cell office:value-type="float" office:value="1068.47661451563">
                <text:p>1068.476614515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26.47865838895">
                <text:p>1226.47865838895</text:p>
              </table:table-cell>
              <table:table-cell office:value-type="float" office:value="1069.96969012275">
                <text:p>1069.969690122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57.47843197156">
                <text:p>1357.47843197156</text:p>
              </table:table-cell>
              <table:table-cell office:value-type="float" office:value="1174.76950898884">
                <text:p>1174.769508988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57.47843197156">
                <text:p>1357.47843197156</text:p>
              </table:table-cell>
              <table:table-cell office:value-type="float" office:value="1174.76950898884">
                <text:p>1174.769508988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86.4284261523">
                <text:p>1186.4284261523</text:p>
              </table:table-cell>
              <table:table-cell office:value-type="float" office:value="1121.31284862546">
                <text:p>1121.3128486254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63.85099812073">
                <text:p>1263.85099812073</text:p>
              </table:table-cell>
              <table:table-cell office:value-type="float" office:value="1108.29183124058">
                <text:p>1108.291831240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03.10294980208">
                <text:p>1303.10294980208</text:p>
              </table:table-cell>
              <table:table-cell office:value-type="float" office:value="1134.4508870311">
                <text:p>1134.45088703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03.10294980208">
                <text:p>1303.10294980208</text:p>
              </table:table-cell>
              <table:table-cell office:value-type="float" office:value="1134.4508870311">
                <text:p>1134.45088703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12.03604625909">
                <text:p>1312.03604625909</text:p>
              </table:table-cell>
              <table:table-cell office:value-type="float" office:value="1143.85829457244">
                <text:p>1143.858294572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20.77230287441">
                <text:p>1220.77230287441</text:p>
              </table:table-cell>
              <table:table-cell office:value-type="float" office:value="1078.73445522163">
                <text:p>1078.734455221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47.56326800134">
                <text:p>1247.56326800134</text:p>
              </table:table-cell>
              <table:table-cell office:value-type="float" office:value="1079.27656173425">
                <text:p>1079.276561734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81.13642422711">
                <text:p>1181.13642422711</text:p>
              </table:table-cell>
              <table:table-cell office:value-type="float" office:value="1026.07515745694">
                <text:p>1026.075157456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41.77449520175">
                <text:p>1141.77449520175</text:p>
              </table:table-cell>
              <table:table-cell office:value-type="float" office:value="1012.9131831481">
                <text:p>1012.91318314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33.59629796454">
                <text:p>1333.59629796454</text:p>
              </table:table-cell>
              <table:table-cell office:value-type="float" office:value="1179.15874554252">
                <text:p>1179.158745542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281.89888840431">
                <text:p>1281.89888840431</text:p>
              </table:table-cell>
              <table:table-cell office:value-type="float" office:value="1036.07336625236">
                <text:p>1036.073366252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02.88356354038">
                <text:p>1202.88356354038</text:p>
              </table:table-cell>
              <table:table-cell office:value-type="float" office:value="1047.79122217728">
                <text:p>1047.791222177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96.31184675665">
                <text:p>1196.31184675665</text:p>
              </table:table-cell>
              <table:table-cell office:value-type="float" office:value="1052.60627444429">
                <text:p>1052.606274444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13.47398451003">
                <text:p>1313.47398451003</text:p>
              </table:table-cell>
              <table:table-cell office:value-type="float" office:value="1156.75039689175">
                <text:p>1156.750396891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09.78611407243">
                <text:p>1209.78611407243</text:p>
              </table:table-cell>
              <table:table-cell office:value-type="float" office:value="1053.47745742849">
                <text:p>1053.4774574284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21.55046071376">
                <text:p>1221.55046071376</text:p>
              </table:table-cell>
              <table:table-cell office:value-type="float" office:value="1065.24180406982">
                <text:p>1065.241804069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64.54915753369">
                <text:p>1164.54915753369</text:p>
              </table:table-cell>
              <table:table-cell office:value-type="float" office:value="1022.11552785547">
                <text:p>1022.115527855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50.43452784927">
                <text:p>1250.43452784927</text:p>
              </table:table-cell>
              <table:table-cell office:value-type="float" office:value="1095.73155955454">
                <text:p>1095.731559554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97.86091992114">
                <text:p>1197.86091992114</text:p>
              </table:table-cell>
              <table:table-cell office:value-type="float" office:value="1043.15795162642">
                <text:p>1043.1579516264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96.58869027753">
                <text:p>1096.58869027753</text:p>
              </table:table-cell>
              <table:table-cell office:value-type="float" office:value="954.526309048437">
                <text:p>954.5263090484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20.06759162287">
                <text:p>1120.06759162287</text:p>
              </table:table-cell>
              <table:table-cell office:value-type="float" office:value="978.278890857234">
                <text:p>978.2788908572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11.75302663204">
                <text:p>1211.75302663204</text:p>
              </table:table-cell>
              <table:table-cell office:value-type="float" office:value="1056.81502554343">
                <text:p>1056.815025543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16.17415293444">
                <text:p>1216.17415293444</text:p>
              </table:table-cell>
              <table:table-cell office:value-type="float" office:value="1063.16402173182">
                <text:p>1063.164021731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99.01201518105">
                <text:p>1099.01201518105</text:p>
              </table:table-cell>
              <table:table-cell office:value-type="float" office:value="959.019899284372">
                <text:p>959.0198992843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06.76568435115">
                <text:p>1206.76568435115</text:p>
              </table:table-cell>
              <table:table-cell office:value-type="float" office:value="1065.88030821748">
                <text:p>1065.880308217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55.51030353301">
                <text:p>1155.51030353301</text:p>
              </table:table-cell>
              <table:table-cell office:value-type="float" office:value="1014.62492739934">
                <text:p>1014.624927399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72.07624679064">
                <text:p>1272.07624679064</text:p>
              </table:table-cell>
              <table:table-cell office:value-type="float" office:value="1105.40291567573">
                <text:p>1105.4029156757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86.046420814">
                <text:p>1186.046420814</text:p>
              </table:table-cell>
              <table:table-cell office:value-type="float" office:value="1044.56822152294">
                <text:p>1044.568221522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15.22201274197">
                <text:p>1315.22201274197</text:p>
              </table:table-cell>
              <table:table-cell office:value-type="float" office:value="1147.86076290366">
                <text:p>1147.860762903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15.74782661864">
                <text:p>1315.74782661864</text:p>
              </table:table-cell>
              <table:table-cell office:value-type="float" office:value="1148.31146051223">
                <text:p>1148.311460512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42.56045344131">
                <text:p>1342.56045344131</text:p>
              </table:table-cell>
              <table:table-cell office:value-type="float" office:value="1175.02873052076">
                <text:p>1175.028730520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00.30507240349">
                <text:p>1200.30507240349</text:p>
              </table:table-cell>
              <table:table-cell office:value-type="float" office:value="1058.62819912629">
                <text:p>1058.628199126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61.21293557896">
                <text:p>1161.21293557896</text:p>
              </table:table-cell>
              <table:table-cell office:value-type="float" office:value="1032.42058314224">
                <text:p>1032.420583142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52.20299535168">
                <text:p>1252.20299535168</text:p>
              </table:table-cell>
              <table:table-cell office:value-type="float" office:value="1110.41206294743">
                <text:p>1110.412062947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75.36844642278">
                <text:p>1175.36844642278</text:p>
              </table:table-cell>
              <table:table-cell office:value-type="float" office:value="1033.40188680965">
                <text:p>1033.401886809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92.28503133944">
                <text:p>1292.28503133944</text:p>
              </table:table-cell>
              <table:table-cell office:value-type="float" office:value="1137.30339403993">
                <text:p>1137.3033940399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91.60597418279">
                <text:p>1191.60597418279</text:p>
              </table:table-cell>
              <table:table-cell office:value-type="float" office:value="1061.91042694275">
                <text:p>1061.910426942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31.56246693975">
                <text:p>1231.56246693975</text:p>
              </table:table-cell>
              <table:table-cell office:value-type="float" office:value="1075.80840179027">
                <text:p>1075.8084017902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3.89390304686">
                <text:p>1193.89390304686</text:p>
              </table:table-cell>
              <table:table-cell office:value-type="float" office:value="1064.02288844463">
                <text:p>1064.022888444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20.0512376575">
                <text:p>1220.0512376575</text:p>
              </table:table-cell>
              <table:table-cell office:value-type="float" office:value="1077.13927671355">
                <text:p>1077.139276713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08.91737808331">
                <text:p>1208.91737808331</text:p>
              </table:table-cell>
              <table:table-cell office:value-type="float" office:value="1065.84217443331">
                <text:p>1065.842174433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96.1223082471">
                <text:p>1196.1223082471</text:p>
              </table:table-cell>
              <table:table-cell office:value-type="float" office:value="1053.0339967661">
                <text:p>1053.033996766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95.48331541822">
                <text:p>1195.48331541822</text:p>
              </table:table-cell>
              <table:table-cell office:value-type="float" office:value="1039.66442125845">
                <text:p>1039.664421258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83.03678679019">
                <text:p>1283.03678679019</text:p>
              </table:table-cell>
              <table:table-cell office:value-type="float" office:value="1127.46336323047">
                <text:p>1127.463363230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67.84626798623">
                <text:p>1267.84626798623</text:p>
              </table:table-cell>
              <table:table-cell office:value-type="float" office:value="1112.70003551383">
                <text:p>1112.700035513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63.07883373653">
                <text:p>1163.07883373653</text:p>
              </table:table-cell>
              <table:table-cell office:value-type="float" office:value="1020.9476789505">
                <text:p>1020.94767895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75.07371906124">
                <text:p>1175.07371906124</text:p>
              </table:table-cell>
              <table:table-cell office:value-type="float" office:value="1033.05266568091">
                <text:p>1033.052665680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41.3224771634">
                <text:p>1241.3224771634</text:p>
              </table:table-cell>
              <table:table-cell office:value-type="float" office:value="1099.1544286726">
                <text:p>1099.15442867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76.19690632608">
                <text:p>1176.19690632608</text:p>
              </table:table-cell>
              <table:table-cell office:value-type="float" office:value="1034.02885783528">
                <text:p>1034.028857835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02.94833716408">
                <text:p>1202.94833716408</text:p>
              </table:table-cell>
              <table:table-cell office:value-type="float" office:value="1060.65306777774">
                <text:p>1060.653067777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16.18156772745">
                <text:p>1216.18156772745</text:p>
              </table:table-cell>
              <table:table-cell office:value-type="float" office:value="1073.87459346472">
                <text:p>1073.874593464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17.46167261082">
                <text:p>1217.46167261082</text:p>
              </table:table-cell>
              <table:table-cell office:value-type="float" office:value="1074.9413475342">
                <text:p>1074.94134753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17.33767333945">
                <text:p>1217.33767333945</text:p>
              </table:table-cell>
              <table:table-cell office:value-type="float" office:value="1074.83506244446">
                <text:p>1074.835062444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35.14607718261">
                <text:p>1235.14607718261</text:p>
              </table:table-cell>
              <table:table-cell office:value-type="float" office:value="1079.21631765671">
                <text:p>1079.216317656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98.4570818656">
                <text:p>1198.4570818656</text:p>
              </table:table-cell>
              <table:table-cell office:value-type="float" office:value="1068.2092579872">
                <text:p>1068.20925798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52.27430693185">
                <text:p>1252.27430693185</text:p>
              </table:table-cell>
              <table:table-cell office:value-type="float" office:value="1108.90039521087">
                <text:p>1108.9003952108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02.14126293479">
                <text:p>1202.14126293479</text:p>
              </table:table-cell>
              <table:table-cell office:value-type="float" office:value="1050.7362594504">
                <text:p>1050.73625945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35.64240448404">
                <text:p>1135.64240448404</text:p>
              </table:table-cell>
              <table:table-cell office:value-type="float" office:value="997.438665099708">
                <text:p>997.4386650997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02.33018509395">
                <text:p>1302.33018509395</text:p>
              </table:table-cell>
              <table:table-cell office:value-type="float" office:value="1138.33383743886">
                <text:p>1138.3338374388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58.34603264947">
                <text:p>1158.34603264947</text:p>
              </table:table-cell>
              <table:table-cell office:value-type="float" office:value="1020.52862180247">
                <text:p>1020.5286218024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36.39411682117">
                <text:p>1236.39411682117</text:p>
              </table:table-cell>
              <table:table-cell office:value-type="float" office:value="1098.60886027232">
                <text:p>1098.608860272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7.79306401824">
                <text:p>1157.79306401824</text:p>
              </table:table-cell>
              <table:table-cell office:value-type="float" office:value="1033.10798293654">
                <text:p>1033.107982936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10.27067655312">
                <text:p>1210.27067655312</text:p>
              </table:table-cell>
              <table:table-cell office:value-type="float" office:value="1072.5770654204">
                <text:p>1072.57706542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40.08084329692">
                <text:p>1240.08084329692</text:p>
              </table:table-cell>
              <table:table-cell office:value-type="float" office:value="1103.43836774796">
                <text:p>1103.438367747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53.09757750532">
                <text:p>1253.09757750532</text:p>
              </table:table-cell>
              <table:table-cell office:value-type="float" office:value="1103.36292481526">
                <text:p>1103.362924815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23.10398908638">
                <text:p>1223.10398908638</text:p>
              </table:table-cell>
              <table:table-cell office:value-type="float" office:value="1061.17860173718">
                <text:p>1061.178601737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25.69275584204">
                <text:p>1325.69275584204</text:p>
              </table:table-cell>
              <table:table-cell office:value-type="float" office:value="1184.56405542089">
                <text:p>1184.564055420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97.77251973542">
                <text:p>1297.77251973542</text:p>
              </table:table-cell>
              <table:table-cell office:value-type="float" office:value="1144.11750496114">
                <text:p>1144.117504961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94.37109954822">
                <text:p>1194.37109954822</text:p>
              </table:table-cell>
              <table:table-cell office:value-type="float" office:value="1053.63548761973">
                <text:p>1053.635487619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23.64320189892">
                <text:p>1323.64320189892</text:p>
              </table:table-cell>
              <table:table-cell office:value-type="float" office:value="1169.98037973536">
                <text:p>1169.980379735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88.34139465032">
                <text:p>1088.34139465032</text:p>
              </table:table-cell>
              <table:table-cell office:value-type="float" office:value="947.750895111683">
                <text:p>947.7508951116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11.36981183184">
                <text:p>1311.36981183184</text:p>
              </table:table-cell>
              <table:table-cell office:value-type="float" office:value="1144.54067497773">
                <text:p>1144.540674977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36.29695705105">
                <text:p>1336.29695705105</text:p>
              </table:table-cell>
              <table:table-cell office:value-type="float" office:value="1169.59001301678">
                <text:p>1169.590013016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27.88067317831">
                <text:p>1227.88067317831</text:p>
              </table:table-cell>
              <table:table-cell office:value-type="float" office:value="1073.21998290767">
                <text:p>1073.219982907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27.83260775055">
                <text:p>1227.83260775055</text:p>
              </table:table-cell>
              <table:table-cell office:value-type="float" office:value="1073.17792565839">
                <text:p>1073.177925658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42.92876604521">
                <text:p>1242.92876604521</text:p>
              </table:table-cell>
              <table:table-cell office:value-type="float" office:value="1100.66163442126">
                <text:p>1100.661634421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92.97324712506">
                <text:p>1192.97324712506</text:p>
              </table:table-cell>
              <table:table-cell office:value-type="float" office:value="1037.62799485665">
                <text:p>1037.627994856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93.35450729611">
                <text:p>1193.35450729611</text:p>
              </table:table-cell>
              <table:table-cell office:value-type="float" office:value="1063.5398183007">
                <text:p>1063.53981830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08.31302961264">
                <text:p>1208.31302961264</text:p>
              </table:table-cell>
              <table:table-cell office:value-type="float" office:value="1065.24598666654">
                <text:p>1065.245986666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35.68308252934">
                <text:p>1235.68308252934</text:p>
              </table:table-cell>
              <table:table-cell office:value-type="float" office:value="1092.48973687936">
                <text:p>1092.489736879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13.0224686424">
                <text:p>1313.0224686424</text:p>
              </table:table-cell>
              <table:table-cell office:value-type="float" office:value="1156.9392253069">
                <text:p>1156.93922530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58.43384016161">
                <text:p>1258.43384016161</text:p>
              </table:table-cell>
              <table:table-cell office:value-type="float" office:value="1102.67542049532">
                <text:p>1102.675420495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56.59239817672">
                <text:p>1156.59239817672</text:p>
              </table:table-cell>
              <table:table-cell office:value-type="float" office:value="1026.43318423876">
                <text:p>1026.4331842387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33.25550661144">
                <text:p>1233.25550661144</text:p>
              </table:table-cell>
              <table:table-cell office:value-type="float" office:value="1090.25797115198">
                <text:p>1090.257971151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31.88089308888">
                <text:p>1231.88089308888</text:p>
              </table:table-cell>
              <table:table-cell office:value-type="float" office:value="1089.05518431974">
                <text:p>1089.055184319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57.50382280531">
                <text:p>1257.50382280531</text:p>
              </table:table-cell>
              <table:table-cell office:value-type="float" office:value="1114.69953352259">
                <text:p>1114.6995335225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66.82457181485">
                <text:p>1266.82457181485</text:p>
              </table:table-cell>
              <table:table-cell office:value-type="float" office:value="1124.43776826934">
                <text:p>1124.437768269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67.53459497818">
                <text:p>1267.53459497818</text:p>
              </table:table-cell>
              <table:table-cell office:value-type="float" office:value="1112.24609937937">
                <text:p>1112.246099379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39.80528090809">
                <text:p>1239.80528090809</text:p>
              </table:table-cell>
              <table:table-cell office:value-type="float" office:value="1097.75775996316">
                <text:p>1097.757759963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50.01808085115">
                <text:p>1250.01808085115</text:p>
              </table:table-cell>
              <table:table-cell office:value-type="float" office:value="1108.18907629051">
                <text:p>1108.189076290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72.67869473809">
                <text:p>1172.67869473809</text:p>
              </table:table-cell>
              <table:table-cell office:value-type="float" office:value="1043.73958786297">
                <text:p>1043.7395878629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85.42928296571">
                <text:p>1185.42928296571</text:p>
              </table:table-cell>
              <table:table-cell office:value-type="float" office:value="1056.51965017566">
                <text:p>1056.5196501756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37.44497383991">
                <text:p>1237.44497383991</text:p>
              </table:table-cell>
              <table:table-cell office:value-type="float" office:value="1095.58322036948">
                <text:p>1095.583220369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72.31780873372">
                <text:p>1172.31780873372</text:p>
              </table:table-cell>
              <table:table-cell office:value-type="float" office:value="1043.44906931703">
                <text:p>1043.449069317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50.57748282962">
                <text:p>1250.57748282962</text:p>
              </table:table-cell>
              <table:table-cell office:value-type="float" office:value="1108.68388393176">
                <text:p>1108.68388393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60.16299354656">
                <text:p>1160.16299354656</text:p>
              </table:table-cell>
              <table:table-cell office:value-type="float" office:value="1031.17724719578">
                <text:p>1031.177247195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14.54106043942">
                <text:p>1214.54106043942</text:p>
              </table:table-cell>
              <table:table-cell office:value-type="float" office:value="1072.31998267926">
                <text:p>1072.319982679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02.79139269994">
                <text:p>1202.79139269994</text:p>
              </table:table-cell>
              <table:table-cell office:value-type="float" office:value="1060.4057400378">
                <text:p>1060.405740037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67.29406844316">
                <text:p>1267.29406844316</text:p>
              </table:table-cell>
              <table:table-cell office:value-type="float" office:value="1112.0124378972">
                <text:p>1112.01243789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51.74407796976">
                <text:p>1151.74407796976</text:p>
              </table:table-cell>
              <table:table-cell office:value-type="float" office:value="1009.29744397846">
                <text:p>1009.297443978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32.89200211729">
                <text:p>1332.89200211729</text:p>
              </table:table-cell>
              <table:table-cell office:value-type="float" office:value="1177.50623068687">
                <text:p>1177.506230686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51.70162518894">
                <text:p>1151.70162518894</text:p>
              </table:table-cell>
              <table:table-cell office:value-type="float" office:value="1022.20019331972">
                <text:p>1022.200193319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70.31467927108">
                <text:p>1270.31467927108</text:p>
              </table:table-cell>
              <table:table-cell office:value-type="float" office:value="1114.56834471465">
                <text:p>1114.568344714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67.39447938597">
                <text:p>1267.39447938597</text:p>
              </table:table-cell>
              <table:table-cell office:value-type="float" office:value="1111.94016481805">
                <text:p>1111.940164818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63.45023865114">
                <text:p>1163.45023865114</text:p>
              </table:table-cell>
              <table:table-cell office:value-type="float" office:value="1020.99676391344">
                <text:p>1020.996763913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03.56035333691">
                <text:p>1303.56035333691</text:p>
              </table:table-cell>
              <table:table-cell office:value-type="float" office:value="1135.54927814312">
                <text:p>1135.549278143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38.6259182637">
                <text:p>1238.6259182637</text:p>
              </table:table-cell>
              <table:table-cell office:value-type="float" office:value="1083.58714113843">
                <text:p>1083.587141138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90.61429831245">
                <text:p>1290.61429831245</text:p>
              </table:table-cell>
              <table:table-cell office:value-type="float" office:value="1135.60067462103">
                <text:p>1135.6006746210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10.46912721934">
                <text:p>1210.46912721934</text:p>
              </table:table-cell>
              <table:table-cell office:value-type="float" office:value="1068.69622024026">
                <text:p>1068.696220240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76.65937571424">
                <text:p>1276.65937571424</text:p>
              </table:table-cell>
              <table:table-cell office:value-type="float" office:value="1121.83144504272">
                <text:p>1121.831445042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52.7572301151">
                <text:p>1252.7572301151</text:p>
              </table:table-cell>
              <table:table-cell office:value-type="float" office:value="1084.66080712462">
                <text:p>1084.660807124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91.18295698153">
                <text:p>1291.18295698153</text:p>
              </table:table-cell>
              <table:table-cell office:value-type="float" office:value="1123.08653399105">
                <text:p>1123.086533991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02.91001457449">
                <text:p>1202.91001457449</text:p>
              </table:table-cell>
              <table:table-cell office:value-type="float" office:value="1058.38197688793">
                <text:p>1058.381976887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27.66692191558">
                <text:p>1127.66692191558</text:p>
              </table:table-cell>
              <table:table-cell office:value-type="float" office:value="982.995423198406">
                <text:p>982.9954231984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48.80507845968">
                <text:p>1148.80507845968</text:p>
              </table:table-cell>
              <table:table-cell office:value-type="float" office:value="1017.07194166577">
                <text:p>1017.0719416657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61.95676571898">
                <text:p>1061.95676571898</text:p>
              </table:table-cell>
              <table:table-cell office:value-type="float" office:value="929.57280671117">
                <text:p>929.572806711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66.14847176687">
                <text:p>1166.14847176687</text:p>
              </table:table-cell>
              <table:table-cell office:value-type="float" office:value="1033.71436525512">
                <text:p>1033.714365255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66.20544757584">
                <text:p>1166.20544757584</text:p>
              </table:table-cell>
              <table:table-cell office:value-type="float" office:value="1033.76616144509">
                <text:p>1033.766161445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94.26522698396">
                <text:p>1194.26522698396</text:p>
              </table:table-cell>
              <table:table-cell office:value-type="float" office:value="1061.52793209105">
                <text:p>1061.527932091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68.27397069683">
                <text:p>1168.27397069683</text:p>
              </table:table-cell>
              <table:table-cell office:value-type="float" office:value="1022.44771179784">
                <text:p>1022.447711797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3.32934957603">
                <text:p>1133.32934957603</text:p>
              </table:table-cell>
              <table:table-cell office:value-type="float" office:value="1038.17095192062">
                <text:p>1038.170951920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25.8914856231">
                <text:p>1225.8914856231</text:p>
              </table:table-cell>
              <table:table-cell office:value-type="float" office:value="1078.33794280229">
                <text:p>1078.3379428022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83.93471775526">
                <text:p>1183.93471775526</text:p>
              </table:table-cell>
              <table:table-cell office:value-type="float" office:value="1038.89075925679">
                <text:p>1038.890759256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86.7707138715">
                <text:p>1286.7707138715</text:p>
              </table:table-cell>
              <table:table-cell office:value-type="float" office:value="1141.67683380391">
                <text:p>1141.676833803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74.262132369">
                <text:p>1274.262132369</text:p>
              </table:table-cell>
              <table:table-cell office:value-type="float" office:value="1116.84543136124">
                <text:p>1116.845431361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98.2710949051">
                <text:p>1298.2710949051</text:p>
              </table:table-cell>
              <table:table-cell office:value-type="float" office:value="1154.17855124572">
                <text:p>1154.1785512457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90.6900428724">
                <text:p>1090.6900428724</text:p>
              </table:table-cell>
              <table:table-cell office:value-type="float" office:value="959.571314965061">
                <text:p>959.5713149650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67.60122445686">
                <text:p>1167.60122445686</text:p>
              </table:table-cell>
              <table:table-cell office:value-type="float" office:value="1023.59697720417">
                <text:p>1023.5969772041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94.92715267792">
                <text:p>1194.92715267792</text:p>
              </table:table-cell>
              <table:table-cell office:value-type="float" office:value="1050.78538718271">
                <text:p>1050.7853871827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21.04803130436">
                <text:p>1221.04803130436</text:p>
              </table:table-cell>
              <table:table-cell office:value-type="float" office:value="1142.25853203142">
                <text:p>1142.258532031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50.79987020874">
                <text:p>1150.79987020874</text:p>
              </table:table-cell>
              <table:table-cell office:value-type="float" office:value="995.497143118328">
                <text:p>995.49714311832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71.91180932442">
                <text:p>1171.91180932442</text:p>
              </table:table-cell>
              <table:table-cell office:value-type="float" office:value="1043.65426039454">
                <text:p>1043.654260394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86.70334979951">
                <text:p>1286.70334979951</text:p>
              </table:table-cell>
              <table:table-cell office:value-type="float" office:value="1145.71262279853">
                <text:p>1145.712622798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32.74888503985">
                <text:p>1132.74888503985</text:p>
              </table:table-cell>
              <table:table-cell office:value-type="float" office:value="1004.58769676884">
                <text:p>1004.5876967688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29.76759734865">
                <text:p>1229.76759734865</text:p>
              </table:table-cell>
              <table:table-cell office:value-type="float" office:value="1087.74659303352">
                <text:p>1087.7465930335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40.18309535086">
                <text:p>1240.18309535086</text:p>
              </table:table-cell>
              <table:table-cell office:value-type="float" office:value="1098.3865244284">
                <text:p>1098.386524428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397.25434277707">
                <text:p>1397.25434277707</text:p>
              </table:table-cell>
              <table:table-cell office:value-type="float" office:value="1229.27923061691">
                <text:p>1229.279230616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21.15301300587">
                <text:p>1321.15301300587</text:p>
              </table:table-cell>
              <table:table-cell office:value-type="float" office:value="1165.98979729895">
                <text:p>1165.989797298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230.10553241088">
                <text:p>1230.10553241088</text:p>
              </table:table-cell>
              <table:table-cell office:value-type="float" office:value="1074.98629076584">
                <text:p>1074.9862907658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223.36765175104">
                <text:p>1223.36765175104</text:p>
              </table:table-cell>
              <table:table-cell office:value-type="float" office:value="1029.04013158225">
                <text:p>1029.040131582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27.90875423154">
                <text:p>1327.90875423154</text:p>
              </table:table-cell>
              <table:table-cell office:value-type="float" office:value="1159.53521392596">
                <text:p>1159.5352139259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306.92390617622">
                <text:p>1306.92390617622</text:p>
              </table:table-cell>
              <table:table-cell office:value-type="float" office:value="1150.78883747813">
                <text:p>1150.7888374781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91.29846144723">
                <text:p>1191.29846144723</text:p>
              </table:table-cell>
              <table:table-cell office:value-type="float" office:value="1048.00080885198">
                <text:p>1048.0008088519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61.50621310103">
                <text:p>1361.50621310103</text:p>
              </table:table-cell>
              <table:table-cell office:value-type="float" office:value="1205.11565653241">
                <text:p>1205.1156565324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78.22775421104">
                <text:p>1178.22775421104</text:p>
              </table:table-cell>
              <table:table-cell office:value-type="float" office:value="1048.01983462671">
                <text:p>1048.019834626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73.66951140011">
                <text:p>1273.66951140011</text:p>
              </table:table-cell>
              <table:table-cell office:value-type="float" office:value="1130.04365614389">
                <text:p>1130.0436561438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34.14020465575">
                <text:p>1234.14020465575</text:p>
              </table:table-cell>
              <table:table-cell office:value-type="float" office:value="1103.63267500592">
                <text:p>1103.6326750059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94.6405277482">
                <text:p>1194.6405277482</text:p>
              </table:table-cell>
              <table:table-cell office:value-type="float" office:value="1064.15048919961">
                <text:p>1064.1504891996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20.60630430433">
                <text:p>1220.60630430433</text:p>
              </table:table-cell>
              <table:table-cell office:value-type="float" office:value="1090.1015544866">
                <text:p>1090.101554486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00.34120855255">
                <text:p>1200.34120855255</text:p>
              </table:table-cell>
              <table:table-cell office:value-type="float" office:value="1069.83645873481">
                <text:p>1069.8364587348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61.69097051196">
                <text:p>1161.69097051196</text:p>
              </table:table-cell>
              <table:table-cell office:value-type="float" office:value="1044.18036374388">
                <text:p>1044.1803637438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59.13967185707">
                <text:p>1159.13967185707</text:p>
              </table:table-cell>
              <table:table-cell office:value-type="float" office:value="1029.02782942257">
                <text:p>1029.027829422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62.15973190252">
                <text:p>1162.15973190252</text:p>
              </table:table-cell>
              <table:table-cell office:value-type="float" office:value="1035.32283374833">
                <text:p>1035.322833748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234.52933842998">
                <text:p>1234.52933842998</text:p>
              </table:table-cell>
              <table:table-cell office:value-type="float" office:value="1095.25088549324">
                <text:p>1095.2508854932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26.21853171244">
                <text:p>1326.21853171244</text:p>
              </table:table-cell>
              <table:table-cell office:value-type="float" office:value="1186.94007877569">
                <text:p>1186.940078775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93.26892487012">
                <text:p>1193.26892487012</text:p>
              </table:table-cell>
              <table:table-cell office:value-type="float" office:value="1067.34945183856">
                <text:p>1067.349451838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93.56728724524">
                <text:p>1193.56728724524</text:p>
              </table:table-cell>
              <table:table-cell office:value-type="float" office:value="1054.52129583234">
                <text:p>1054.521295832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32.23402018891">
                <text:p>1232.23402018891</text:p>
              </table:table-cell>
              <table:table-cell office:value-type="float" office:value="1093.2462598533">
                <text:p>1093.246259853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19.21124145239">
                <text:p>1219.21124145239</text:p>
              </table:table-cell>
              <table:table-cell office:value-type="float" office:value="1080.236259222">
                <text:p>1080.2362592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305.09328868099">
                <text:p>1305.09328868099</text:p>
              </table:table-cell>
              <table:table-cell office:value-type="float" office:value="1153.51088456572">
                <text:p>1153.5108845657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343.23717022971">
                <text:p>1343.23717022971</text:p>
              </table:table-cell>
              <table:table-cell office:value-type="float" office:value="1191.75232767349">
                <text:p>1191.7523276734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78.19925712963">
                <text:p>1278.19925712963</text:p>
              </table:table-cell>
              <table:table-cell office:value-type="float" office:value="1139.72199719343">
                <text:p>1139.7219971934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75.37175187538">
                <text:p>1275.37175187538</text:p>
              </table:table-cell>
              <table:table-cell office:value-type="float" office:value="1133.59547830998">
                <text:p>1133.5954783099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53.16194042167">
                <text:p>1253.16194042167</text:p>
              </table:table-cell>
              <table:table-cell office:value-type="float" office:value="1123.95732874586">
                <text:p>1123.9573287458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253.1698063595">
                <text:p>1253.1698063595</text:p>
              </table:table-cell>
              <table:table-cell office:value-type="float" office:value="1110.86561479508">
                <text:p>1110.8656147950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28.62924326293">
                <text:p>1228.62924326293</text:p>
              </table:table-cell>
              <table:table-cell office:value-type="float" office:value="1086.1755496494">
                <text:p>1086.175549649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41.30305349185">
                <text:p>1241.30305349185</text:p>
              </table:table-cell>
              <table:table-cell office:value-type="float" office:value="1111.98468256239">
                <text:p>1111.9846825623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65.90081860822">
                <text:p>1265.90081860822</text:p>
              </table:table-cell>
              <table:table-cell office:value-type="float" office:value="1136.69711095504">
                <text:p>1136.6971109550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90.25203978208">
                <text:p>1290.25203978208</text:p>
              </table:table-cell>
              <table:table-cell office:value-type="float" office:value="1148.49386083543">
                <text:p>1148.4938608354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16.98732630544">
                <text:p>1216.98732630544</text:p>
              </table:table-cell>
              <table:table-cell office:value-type="float" office:value="1087.83656924367">
                <text:p>1087.836569243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65.86740138999">
                <text:p>1165.86740138999</text:p>
              </table:table-cell>
              <table:table-cell office:value-type="float" office:value="1036.60297901263">
                <text:p>1036.6029790126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09.56730773415">
                <text:p>1309.56730773415</text:p>
              </table:table-cell>
              <table:table-cell office:value-type="float" office:value="1167.10482773019">
                <text:p>1167.1048277301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57.66725330599">
                <text:p>1257.66725330599</text:p>
              </table:table-cell>
              <table:table-cell office:value-type="float" office:value="1128.24365836053">
                <text:p>1128.2436583605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34.00990837763">
                <text:p>1234.00990837763</text:p>
              </table:table-cell>
              <table:table-cell office:value-type="float" office:value="1091.32108339193">
                <text:p>1091.321083391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20.03954155592">
                <text:p>1220.03954155592</text:p>
              </table:table-cell>
              <table:table-cell office:value-type="float" office:value="1090.45029645884">
                <text:p>1090.450296458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87.14740824652">
                <text:p>1287.14740824652</text:p>
              </table:table-cell>
              <table:table-cell office:value-type="float" office:value="1144.1868883198">
                <text:p>1144.186888319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46.65640785471">
                <text:p>1246.65640785471</text:p>
              </table:table-cell>
              <table:table-cell office:value-type="float" office:value="1103.88685455743">
                <text:p>1103.886854557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207.95033239807">
                <text:p>1207.95033239807</text:p>
              </table:table-cell>
              <table:table-cell office:value-type="float" office:value="1065.17252747314">
                <text:p>1065.172527473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96.34195415016">
                <text:p>1196.34195415016</text:p>
              </table:table-cell>
              <table:table-cell office:value-type="float" office:value="1079.05195251868">
                <text:p>1079.051952518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36.98892185689">
                <text:p>1236.98892185689</text:p>
              </table:table-cell>
              <table:table-cell office:value-type="float" office:value="1093.53780011298">
                <text:p>1093.5378001129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61.09450112234">
                <text:p>1261.09450112234</text:p>
              </table:table-cell>
              <table:table-cell office:value-type="float" office:value="1117.85701688702">
                <text:p>1117.8570168870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220.76590991511">
                <text:p>1220.76590991511</text:p>
              </table:table-cell>
              <table:table-cell office:value-type="float" office:value="1090.59339656895">
                <text:p>1090.593396568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32.83288486082">
                <text:p>1232.83288486082</text:p>
              </table:table-cell>
              <table:table-cell office:value-type="float" office:value="1089.76477131755">
                <text:p>1089.7647713175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258.8796518778">
                <text:p>1258.8796518778</text:p>
              </table:table-cell>
              <table:table-cell office:value-type="float" office:value="1115.83286302742">
                <text:p>1115.8328630274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72.93342726091">
                <text:p>1272.93342726091</text:p>
              </table:table-cell>
              <table:table-cell office:value-type="float" office:value="1116.77514301315">
                <text:p>1116.775143013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32.58572032108">
                <text:p>1232.58572032108</text:p>
              </table:table-cell>
              <table:table-cell office:value-type="float" office:value="1089.67076337029">
                <text:p>1089.6707633702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99.06696491129">
                <text:p>1299.06696491129</text:p>
              </table:table-cell>
              <table:table-cell office:value-type="float" office:value="1155.9704228693">
                <text:p>1155.970422869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87.24528514365">
                <text:p>1287.24528514365</text:p>
              </table:table-cell>
              <table:table-cell office:value-type="float" office:value="1144.02473171968">
                <text:p>1144.0247317196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235.11444719264">
                <text:p>1235.11444719264</text:p>
              </table:table-cell>
              <table:table-cell office:value-type="float" office:value="1091.89389376867">
                <text:p>1091.8938937686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32.75490533948">
                <text:p>1232.75490533948</text:p>
              </table:table-cell>
              <table:table-cell office:value-type="float" office:value="1089.96335952518">
                <text:p>1089.963359525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259.18378810683">
                <text:p>1259.18378810683</text:p>
              </table:table-cell>
              <table:table-cell office:value-type="float" office:value="1116.34105867309">
                <text:p>1116.341058673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36.38648169188">
                <text:p>1236.38648169188</text:p>
              </table:table-cell>
              <table:table-cell office:value-type="float" office:value="1093.2820100811">
                <text:p>1093.28201008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62.42240872968">
                <text:p>1262.42240872968</text:p>
              </table:table-cell>
              <table:table-cell office:value-type="float" office:value="1106.35241502362">
                <text:p>1106.3524150236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83.37482571409">
                <text:p>1183.37482571409</text:p>
              </table:table-cell>
              <table:table-cell office:value-type="float" office:value="1053.5115342217">
                <text:p>1053.51153422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69.85559280743">
                <text:p>1169.85559280743</text:p>
              </table:table-cell>
              <table:table-cell office:value-type="float" office:value="1040.06025756659">
                <text:p>1040.060257566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247.11314505528">
                <text:p>1247.11314505528</text:p>
              </table:table-cell>
              <table:table-cell office:value-type="float" office:value="1117.36922920133">
                <text:p>1117.369229201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90.60878757097">
                <text:p>1090.60878757097</text:p>
              </table:table-cell>
              <table:table-cell office:value-type="float" office:value="973.906901507381">
                <text:p>973.9069015073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206.45996407011">
                <text:p>1206.45996407011</text:p>
              </table:table-cell>
              <table:table-cell office:value-type="float" office:value="1063.91865179633">
                <text:p>1063.9186517963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51.8154035432">
                <text:p>1351.8154035432</text:p>
              </table:table-cell>
              <table:table-cell office:value-type="float" office:value="1196.16213152313">
                <text:p>1196.162131523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288.91683578653">
                <text:p>1288.91683578653</text:p>
              </table:table-cell>
              <table:table-cell office:value-type="float" office:value="1145.89100110114">
                <text:p>1145.891001101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37.25805097254">
                <text:p>1237.25805097254</text:p>
              </table:table-cell>
              <table:table-cell office:value-type="float" office:value="1107.19073957364">
                <text:p>1107.190739573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302.91255401901">
                <text:p>1302.91255401901</text:p>
              </table:table-cell>
              <table:table-cell office:value-type="float" office:value="1159.72593822996">
                <text:p>1159.725938229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51.6939945453">
                <text:p>1251.6939945453</text:p>
              </table:table-cell>
              <table:table-cell office:value-type="float" office:value="1121.27004486542">
                <text:p>1121.2700448654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11.82653736266">
                <text:p>1211.82653736266</text:p>
              </table:table-cell>
              <table:table-cell office:value-type="float" office:value="1081.40258768278">
                <text:p>1081.402587682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329.0984687946">
                <text:p>1329.0984687946</text:p>
              </table:table-cell>
              <table:table-cell office:value-type="float" office:value="1185.64696941963">
                <text:p>1185.6469694196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00.18402743172">
                <text:p>1200.18402743172</text:p>
              </table:table-cell>
              <table:table-cell office:value-type="float" office:value="1069.67734594725">
                <text:p>1069.677345947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353.95600601257">
                <text:p>1353.95600601257</text:p>
              </table:table-cell>
              <table:table-cell office:value-type="float" office:value="1210.6349929797">
                <text:p>1210.63499297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62.99570550925">
                <text:p>1262.99570550925</text:p>
              </table:table-cell>
              <table:table-cell office:value-type="float" office:value="1132.67645440447">
                <text:p>1132.676454404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95.375137867">
                <text:p>1195.375137867</text:p>
              </table:table-cell>
              <table:table-cell office:value-type="float" office:value="1065.28486108565">
                <text:p>1065.284861085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16.74708685848">
                <text:p>1116.74708685848</text:p>
              </table:table-cell>
              <table:table-cell office:value-type="float" office:value="999.761485245217">
                <text:p>999.7614852452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98.08657316653">
                <text:p>1298.08657316653</text:p>
              </table:table-cell>
              <table:table-cell office:value-type="float" office:value="1155.17524601399">
                <text:p>1155.1752460139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04.84207525305">
                <text:p>1204.84207525305</text:p>
              </table:table-cell>
              <table:table-cell office:value-type="float" office:value="1075.20450139629">
                <text:p>1075.2045013962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95.15837845853">
                <text:p>1295.15837845853</text:p>
              </table:table-cell>
              <table:table-cell office:value-type="float" office:value="1161.71339055605">
                <text:p>1161.7133905560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05.31501050998">
                <text:p>1305.31501050998</text:p>
              </table:table-cell>
              <table:table-cell office:value-type="float" office:value="1159.20351586645">
                <text:p>1159.2035158664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40.05088358716">
                <text:p>1240.05088358716</text:p>
              </table:table-cell>
              <table:table-cell office:value-type="float" office:value="1120.01047778456">
                <text:p>1120.0104777845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63.07963847434">
                <text:p>1263.07963847434</text:p>
              </table:table-cell>
              <table:table-cell office:value-type="float" office:value="1117.9253113413">
                <text:p>1117.925311341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14.05988385392">
                <text:p>1214.05988385392</text:p>
              </table:table-cell>
              <table:table-cell office:value-type="float" office:value="1081.71988826928">
                <text:p>1081.7198882692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89.28095699006">
                <text:p>1189.28095699006</text:p>
              </table:table-cell>
              <table:table-cell office:value-type="float" office:value="1056.6919545153">
                <text:p>1056.691954515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54.64566990221">
                <text:p>1254.64566990221</text:p>
              </table:table-cell>
              <table:table-cell office:value-type="float" office:value="1121.98882558474">
                <text:p>1121.9888255847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98.52312628115">
                <text:p>1398.52312628115</text:p>
              </table:table-cell>
              <table:table-cell office:value-type="float" office:value="1252.78651320195">
                <text:p>1252.786513201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15.52926546106">
                <text:p>1215.52926546106</text:p>
              </table:table-cell>
              <table:table-cell office:value-type="float" office:value="1082.94473790715">
                <text:p>1082.944737907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30.28903272598">
                <text:p>1230.28903272598</text:p>
              </table:table-cell>
              <table:table-cell office:value-type="float" office:value="1097.52308129085">
                <text:p>1097.523081290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43.73054167746">
                <text:p>1243.73054167746</text:p>
              </table:table-cell>
              <table:table-cell office:value-type="float" office:value="1114.86562586157">
                <text:p>1114.8656258615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60.52374403897">
                <text:p>1260.52374403897</text:p>
              </table:table-cell>
              <table:table-cell office:value-type="float" office:value="1131.24615866102">
                <text:p>1131.2461586610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30.2547046548">
                <text:p>1130.2547046548</text:p>
              </table:table-cell>
              <table:table-cell office:value-type="float" office:value="1000.97711927685">
                <text:p>1000.9771192768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85.94380901239">
                <text:p>1185.94380901239</text:p>
              </table:table-cell>
              <table:table-cell office:value-type="float" office:value="1068.67705813">
                <text:p>1068.6770581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327.31749904346">
                <text:p>1327.31749904346</text:p>
              </table:table-cell>
              <table:table-cell office:value-type="float" office:value="1184.1427572146">
                <text:p>1184.142757214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09.6494076254">
                <text:p>1209.6494076254</text:p>
              </table:table-cell>
              <table:table-cell office:value-type="float" office:value="1092.6231305561">
                <text:p>1092.623130556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270.07180685756">
                <text:p>1270.07180685756</text:p>
              </table:table-cell>
              <table:table-cell office:value-type="float" office:value="1140.55067484856">
                <text:p>1140.550674848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52.28326188285">
                <text:p>1252.28326188285</text:p>
              </table:table-cell>
              <table:table-cell office:value-type="float" office:value="1110.62411635472">
                <text:p>1110.624116354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28.48266336272">
                <text:p>1228.48266336272</text:p>
              </table:table-cell>
              <table:table-cell office:value-type="float" office:value="1099.59715784859">
                <text:p>1099.597157848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87.36404333764">
                <text:p>1187.36404333764</text:p>
              </table:table-cell>
              <table:table-cell office:value-type="float" office:value="1058.726789684">
                <text:p>1058.72678968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24.99653248285">
                <text:p>1224.99653248285</text:p>
              </table:table-cell>
              <table:table-cell office:value-type="float" office:value="1096.45799416377">
                <text:p>1096.4579941637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96.48150794865">
                <text:p>1196.48150794865</text:p>
              </table:table-cell>
              <table:table-cell office:value-type="float" office:value="1068.23755362057">
                <text:p>1068.2375536205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325.78453355618">
                <text:p>1325.78453355618</text:p>
              </table:table-cell>
              <table:table-cell office:value-type="float" office:value="1184.61027666735">
                <text:p>1184.6102766673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350.03647289495">
                <text:p>1350.03647289495</text:p>
              </table:table-cell>
              <table:table-cell office:value-type="float" office:value="1209.02506886704">
                <text:p>1209.025068867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44.76943024895">
                <text:p>1244.76943024895</text:p>
              </table:table-cell>
              <table:table-cell office:value-type="float" office:value="1116.86066522701">
                <text:p>1116.860665227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361.83406512239">
                <text:p>1361.83406512239</text:p>
              </table:table-cell>
              <table:table-cell office:value-type="float" office:value="1220.91811844785">
                <text:p>1220.9181184478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50.50268716062">
                <text:p>1250.50268716062</text:p>
              </table:table-cell>
              <table:table-cell office:value-type="float" office:value="1108.95190209369">
                <text:p>1108.9519020936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24.4137757564">
                <text:p>1124.4137757564</text:p>
              </table:table-cell>
              <table:table-cell office:value-type="float" office:value="1008.08077297032">
                <text:p>1008.0807729703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00.47613190858">
                <text:p>1200.47613190858</text:p>
              </table:table-cell>
              <table:table-cell office:value-type="float" office:value="1071.27222264383">
                <text:p>1071.272222643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48.39099795619">
                <text:p>1248.39099795619</text:p>
              </table:table-cell>
              <table:table-cell office:value-type="float" office:value="1119.51435558652">
                <text:p>1119.5143555865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67.7053281044">
                <text:p>1067.7053281044</text:p>
              </table:table-cell>
              <table:table-cell office:value-type="float" office:value="951.734805009861">
                <text:p>951.73480500986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60.38837930416">
                <text:p>1260.38837930416</text:p>
              </table:table-cell>
              <table:table-cell office:value-type="float" office:value="1131.5537711568">
                <text:p>1131.553771156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62.806706059">
                <text:p>1262.806706059</text:p>
              </table:table-cell>
              <table:table-cell office:value-type="float" office:value="1133.73026523615">
                <text:p>1133.730265236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73.5142212938">
                <text:p>1273.5142212938</text:p>
              </table:table-cell>
              <table:table-cell office:value-type="float" office:value="1144.60952806628">
                <text:p>1144.609528066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37.51604806846">
                <text:p>1237.51604806846</text:p>
              </table:table-cell>
              <table:table-cell office:value-type="float" office:value="1108.30911951642">
                <text:p>1108.3091195164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20.61044018934">
                <text:p>1220.61044018934</text:p>
              </table:table-cell>
              <table:table-cell office:value-type="float" office:value="1091.89081491561">
                <text:p>1091.8908149156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60.21142806923">
                <text:p>1260.21142806923</text:p>
              </table:table-cell>
              <table:table-cell office:value-type="float" office:value="1144.4951240956">
                <text:p>1144.49512409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350.80164517888">
                <text:p>1350.80164517888</text:p>
              </table:table-cell>
              <table:table-cell office:value-type="float" office:value="1222.14388161816">
                <text:p>1222.1438816181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27.3644353022">
                <text:p>1327.3644353022</text:p>
              </table:table-cell>
              <table:table-cell office:value-type="float" office:value="1198.47621143341">
                <text:p>1198.476211433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332.42502725309">
                <text:p>1332.42502725309</text:p>
              </table:table-cell>
              <table:table-cell office:value-type="float" office:value="1203.07674957059">
                <text:p>1203.076749570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49.04824762357">
                <text:p>1449.04824762357</text:p>
              </table:table-cell>
              <table:table-cell office:value-type="float" office:value="1319.69996994107">
                <text:p>1319.699969941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97.97244586869">
                <text:p>1297.97244586869</text:p>
              </table:table-cell>
              <table:table-cell office:value-type="float" office:value="1168.11212047081">
                <text:p>1168.1121204708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80.4799706939">
                <text:p>1280.4799706939</text:p>
              </table:table-cell>
              <table:table-cell office:value-type="float" office:value="1151.09968306698">
                <text:p>1151.0996830669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56.79318109414">
                <text:p>1256.79318109414</text:p>
              </table:table-cell>
              <table:table-cell office:value-type="float" office:value="1127.24469499834">
                <text:p>1127.2446949983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69.44957342568">
                <text:p>1269.44957342568</text:p>
              </table:table-cell>
              <table:table-cell office:value-type="float" office:value="1139.95122010027">
                <text:p>1139.9512201002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87.28208749717">
                <text:p>1287.28208749717</text:p>
              </table:table-cell>
              <table:table-cell office:value-type="float" office:value="1157.19344131652">
                <text:p>1157.1934413165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33.66804714723">
                <text:p>1233.66804714723</text:p>
              </table:table-cell>
              <table:table-cell office:value-type="float" office:value="1103.72442798433">
                <text:p>1103.724427984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69.95535702081">
                <text:p>1269.95535702081</text:p>
              </table:table-cell>
              <table:table-cell office:value-type="float" office:value="1140.26544474668">
                <text:p>1140.2654447466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83.16375866703">
                <text:p>1283.16375866703</text:p>
              </table:table-cell>
              <table:table-cell office:value-type="float" office:value="1153.46411595112">
                <text:p>1153.464115951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44.99195680599">
                <text:p>1244.99195680599</text:p>
              </table:table-cell>
              <table:table-cell office:value-type="float" office:value="1115.18448155071">
                <text:p>1115.184481550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06.90317347332">
                <text:p>1206.90317347332</text:p>
              </table:table-cell>
              <table:table-cell office:value-type="float" office:value="1077.09569821804">
                <text:p>1077.0956982180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05.05644028705">
                <text:p>1205.05644028705</text:p>
              </table:table-cell>
              <table:table-cell office:value-type="float" office:value="1088.49721240702">
                <text:p>1088.4972124070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61.3019956483">
                <text:p>1261.3019956483</text:p>
              </table:table-cell>
              <table:table-cell office:value-type="float" office:value="1131.20802945682">
                <text:p>1131.2080294568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83.78849418531">
                <text:p>1183.78849418531</text:p>
              </table:table-cell>
              <table:table-cell office:value-type="float" office:value="1066.63121284135">
                <text:p>1066.6312128413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97.1146070299">
                <text:p>1197.1146070299</text:p>
              </table:table-cell>
              <table:table-cell office:value-type="float" office:value="1079.93045985094">
                <text:p>1079.9304598509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09.61159589052">
                <text:p>1209.61159589052</text:p>
              </table:table-cell>
              <table:table-cell office:value-type="float" office:value="1092.48876694845">
                <text:p>1092.4887669484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11.1742448398">
                <text:p>1211.1742448398</text:p>
              </table:table-cell>
              <table:table-cell office:value-type="float" office:value="1093.87778823671">
                <text:p>1093.8777882367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41.67124780607">
                <text:p>1241.67124780607</text:p>
              </table:table-cell>
              <table:table-cell office:value-type="float" office:value="1123.94799973884">
                <text:p>1123.94799973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75.71119878588">
                <text:p>1175.71119878588</text:p>
              </table:table-cell>
              <table:table-cell office:value-type="float" office:value="1071.09904794715">
                <text:p>1071.099047947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00.10865290626">
                <text:p>1200.10865290626</text:p>
              </table:table-cell>
              <table:table-cell office:value-type="float" office:value="1082.74541928461">
                <text:p>1082.7454192846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77.04778088476">
                <text:p>1277.04778088476</text:p>
              </table:table-cell>
              <table:table-cell office:value-type="float" office:value="1146.72841684508">
                <text:p>1146.7284168450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78.95112256765">
                <text:p>1278.95112256765</text:p>
              </table:table-cell>
              <table:table-cell office:value-type="float" office:value="1148.45872746589">
                <text:p>1148.4587274658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48.20321330428">
                <text:p>1248.20321330428</text:p>
              </table:table-cell>
              <table:table-cell office:value-type="float" office:value="1131.2352427715">
                <text:p>1131.235242771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12.76649510118">
                <text:p>1312.76649510118</text:p>
              </table:table-cell>
              <table:table-cell office:value-type="float" office:value="1182.86319320273">
                <text:p>1182.8631932027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81.92329180489">
                <text:p>1181.92329180489</text:p>
              </table:table-cell>
              <table:table-cell office:value-type="float" office:value="1065.10431023607">
                <text:p>1065.104310236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257.3049315441">
                <text:p>1257.3049315441</text:p>
              </table:table-cell>
              <table:table-cell office:value-type="float" office:value="1127.80103175972">
                <text:p>1127.8010317597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06.67950457694">
                <text:p>1306.67950457694</text:p>
              </table:table-cell>
              <table:table-cell office:value-type="float" office:value="1190.2814047334">
                <text:p>1190.281404733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90.58009338531">
                <text:p>1290.58009338531</text:p>
              </table:table-cell>
              <table:table-cell office:value-type="float" office:value="1161.61015247552">
                <text:p>1161.6101524755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327.76565042522">
                <text:p>1327.76565042522</text:p>
              </table:table-cell>
              <table:table-cell office:value-type="float" office:value="1185.96820090063">
                <text:p>1185.9682009006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98.41363685365">
                <text:p>1198.41363685365</text:p>
              </table:table-cell>
              <table:table-cell office:value-type="float" office:value="1082.48659004337">
                <text:p>1082.4865900433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289.17541403385">
                <text:p>1289.17541403385</text:p>
              </table:table-cell>
              <table:table-cell office:value-type="float" office:value="1173.24474278915">
                <text:p>1173.2447427891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22.61917812819">
                <text:p>1222.61917812819</text:p>
              </table:table-cell>
              <table:table-cell office:value-type="float" office:value="1106.87662222852">
                <text:p>1106.8766222285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22.96273918956">
                <text:p>1222.96273918956</text:p>
              </table:table-cell>
              <table:table-cell office:value-type="float" office:value="1107.18895046613">
                <text:p>1107.1889504661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63.09704058789">
                <text:p>1263.09704058789</text:p>
              </table:table-cell>
              <table:table-cell office:value-type="float" office:value="1147.22107437974">
                <text:p>1147.2210743797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339.98758689523">
                <text:p>1339.98758689523</text:p>
              </table:table-cell>
              <table:table-cell office:value-type="float" office:value="1211.29652963585">
                <text:p>1211.2965296358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77.88833555512">
                <text:p>1277.88833555512</text:p>
              </table:table-cell>
              <table:table-cell office:value-type="float" office:value="1161.86096601981">
                <text:p>1161.8609660198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14.33860880252">
                <text:p>1214.33860880252</text:p>
              </table:table-cell>
              <table:table-cell office:value-type="float" office:value="1085.33910854874">
                <text:p>1085.3391085487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203.51264372617">
                <text:p>1203.51264372617</text:p>
              </table:table-cell>
              <table:table-cell office:value-type="float" office:value="1087.15461333294">
                <text:p>1087.154613332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283.90814947627">
                <text:p>1283.90814947627</text:p>
              </table:table-cell>
              <table:table-cell office:value-type="float" office:value="1167.32142214562">
                <text:p>1167.321422145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283.90814947627">
                <text:p>1283.90814947627</text:p>
              </table:table-cell>
              <table:table-cell office:value-type="float" office:value="1167.32142214562">
                <text:p>1167.321422145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65.70482831356">
                <text:p>1165.70482831356</text:p>
              </table:table-cell>
              <table:table-cell office:value-type="float" office:value="1049.27465373198">
                <text:p>1049.2746537319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71.91760042502">
                <text:p>1271.91760042502</text:p>
              </table:table-cell>
              <table:table-cell office:value-type="float" office:value="1155.27073836239">
                <text:p>1155.2707383623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31.84751607818">
                <text:p>1131.84751607818</text:p>
              </table:table-cell>
              <table:table-cell office:value-type="float" office:value="1027.93429804708">
                <text:p>1027.9342980470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57.5224216755">
                <text:p>1157.5224216755</text:p>
              </table:table-cell>
              <table:table-cell office:value-type="float" office:value="1053.63587778463">
                <text:p>1053.6358777846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50.51215331384">
                <text:p>1250.51215331384</text:p>
              </table:table-cell>
              <table:table-cell office:value-type="float" office:value="1133.30527309793">
                <text:p>1133.3052730979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83.87369707741">
                <text:p>1183.87369707741</text:p>
              </table:table-cell>
              <table:table-cell office:value-type="float" office:value="1079.73690034563">
                <text:p>1079.7369003456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02.54579843397">
                <text:p>1302.54579843397</text:p>
              </table:table-cell>
              <table:table-cell office:value-type="float" office:value="1185.21064452604">
                <text:p>1185.2106445260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24.42759245832">
                <text:p>1224.42759245832</text:p>
              </table:table-cell>
              <table:table-cell office:value-type="float" office:value="1120.13735391854">
                <text:p>1120.1373539185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0.85825539466">
                <text:p>1170.85825539466</text:p>
              </table:table-cell>
              <table:table-cell office:value-type="float" office:value="1053.75626854899">
                <text:p>1053.7562685489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311.42089749391">
                <text:p>1311.42089749391</text:p>
              </table:table-cell>
              <table:table-cell office:value-type="float" office:value="1181.54048863921">
                <text:p>1181.5404886392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86.09171370353">
                <text:p>1286.09171370353</text:p>
              </table:table-cell>
              <table:table-cell office:value-type="float" office:value="1169.01450695221">
                <text:p>1169.0145069522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218.78442942354">
                <text:p>1218.78442942354</text:p>
              </table:table-cell>
              <table:table-cell office:value-type="float" office:value="1101.90020931269">
                <text:p>1101.900209312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27.73630820286">
                <text:p>1427.73630820286</text:p>
              </table:table-cell>
              <table:table-cell office:value-type="float" office:value="1284.7331032446">
                <text:p>1284.733103244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323.11207666254">
                <text:p>1323.11207666254</text:p>
              </table:table-cell>
              <table:table-cell office:value-type="float" office:value="1193.11970641443">
                <text:p>1193.1197064144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18.42589690691">
                <text:p>1218.42589690691</text:p>
              </table:table-cell>
              <table:table-cell office:value-type="float" office:value="1101.53013439705">
                <text:p>1101.530134397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361.76452520112">
                <text:p>1361.76452520112</text:p>
              </table:table-cell>
              <table:table-cell office:value-type="float" office:value="1218.93098735205">
                <text:p>1218.930987352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91.43084618062">
                <text:p>1191.43084618062</text:p>
              </table:table-cell>
              <table:table-cell office:value-type="float" office:value="1074.76779622617">
                <text:p>1074.7677962261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335.24304477858">
                <text:p>1335.24304477858</text:p>
              </table:table-cell>
              <table:table-cell office:value-type="float" office:value="1192.42757531696">
                <text:p>1192.4275753169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37.27741870809">
                <text:p>1337.27741870809</text:p>
              </table:table-cell>
              <table:table-cell office:value-type="float" office:value="1220.3299031046">
                <text:p>1220.32990310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01.50666168036">
                <text:p>1301.50666168036</text:p>
              </table:table-cell>
              <table:table-cell office:value-type="float" office:value="1184.23858245194">
                <text:p>1184.238582451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30.66343498641">
                <text:p>1330.66343498641</text:p>
              </table:table-cell>
              <table:table-cell office:value-type="float" office:value="1199.51539675279">
                <text:p>1199.5153967527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78.45378788491">
                <text:p>1278.45378788491</text:p>
              </table:table-cell>
              <table:table-cell office:value-type="float" office:value="1147.41080366146">
                <text:p>1147.4108036614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9.99239208756">
                <text:p>1199.99239208756</text:p>
              </table:table-cell>
              <table:table-cell office:value-type="float" office:value="1095.06839271152">
                <text:p>1095.0683927115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11.09429669997">
                <text:p>1211.09429669997</text:p>
              </table:table-cell>
              <table:table-cell office:value-type="float" office:value="1093.46527310838">
                <text:p>1093.4652731083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14.34082702493">
                <text:p>1314.34082702493</text:p>
              </table:table-cell>
              <table:table-cell office:value-type="float" office:value="1196.79365164713">
                <text:p>1196.793651647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35.6572046413">
                <text:p>1235.6572046413</text:p>
              </table:table-cell>
              <table:table-cell office:value-type="float" office:value="1131.15803478455">
                <text:p>1131.1580347845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61.25135476862">
                <text:p>1261.25135476862</text:p>
              </table:table-cell>
              <table:table-cell office:value-type="float" office:value="1143.80058187668">
                <text:p>1143.8005818766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05.48762508425">
                <text:p>1205.48762508425</text:p>
              </table:table-cell>
              <table:table-cell office:value-type="float" office:value="1101.42750655227">
                <text:p>1101.4275065522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15.29400809127">
                <text:p>1215.29400809127</text:p>
              </table:table-cell>
              <table:table-cell office:value-type="float" office:value="1085.54813903325">
                <text:p>1085.548139033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2.05312293246">
                <text:p>1202.05312293246</text:p>
              </table:table-cell>
              <table:table-cell office:value-type="float" office:value="1085.40623950838">
                <text:p>1085.4062395083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39.96348490937">
                <text:p>1239.96348490937</text:p>
              </table:table-cell>
              <table:table-cell office:value-type="float" office:value="1124.13733183462">
                <text:p>1124.1373318346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14.86242502741">
                <text:p>1214.86242502741</text:p>
              </table:table-cell>
              <table:table-cell office:value-type="float" office:value="1111.85231220516">
                <text:p>1111.852312205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63.455940543">
                <text:p>1263.455940543</text:p>
              </table:table-cell>
              <table:table-cell office:value-type="float" office:value="1134.86239936396">
                <text:p>1134.862399363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78.02805726821">
                <text:p>1278.02805726821</text:p>
              </table:table-cell>
              <table:table-cell office:value-type="float" office:value="1149.22706136587">
                <text:p>1149.227061365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53.87148470918">
                <text:p>1253.87148470918</text:p>
              </table:table-cell>
              <table:table-cell office:value-type="float" office:value="1124.91072787144">
                <text:p>1124.910727871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79.89361735494">
                <text:p>1279.89361735494</text:p>
              </table:table-cell>
              <table:table-cell office:value-type="float" office:value="1150.91419951647">
                <text:p>1150.9141995164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303.48439639533">
                <text:p>1303.48439639533</text:p>
              </table:table-cell>
              <table:table-cell office:value-type="float" office:value="1174.79403193561">
                <text:p>1174.7940319356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79.55779654413">
                <text:p>1279.55779654413</text:p>
              </table:table-cell>
              <table:table-cell office:value-type="float" office:value="1150.68999536849">
                <text:p>1150.6899953684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30.4381975915">
                <text:p>1230.4381975915</text:p>
              </table:table-cell>
              <table:table-cell office:value-type="float" office:value="1114.13178391644">
                <text:p>1114.1317839164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94.445430622">
                <text:p>1294.445430622</text:p>
              </table:table-cell>
              <table:table-cell office:value-type="float" office:value="1165.17583086835">
                <text:p>1165.1758308683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28.26655911658">
                <text:p>1228.26655911658</text:p>
              </table:table-cell>
              <table:table-cell office:value-type="float" office:value="1099.10730039119">
                <text:p>1099.1073003911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04.87615126522">
                <text:p>1304.87615126522</text:p>
              </table:table-cell>
              <table:table-cell office:value-type="float" office:value="1162.87369992547">
                <text:p>1162.8736999254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24.5589739425">
                <text:p>1224.5589739425</text:p>
              </table:table-cell>
              <table:table-cell office:value-type="float" office:value="1108.13995095955">
                <text:p>1108.1399509595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71.13012454655">
                <text:p>1271.13012454655</text:p>
              </table:table-cell>
              <table:table-cell office:value-type="float" office:value="1156.77134976553">
                <text:p>1156.7713497655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68.48153783476">
                <text:p>1268.48153783476</text:p>
              </table:table-cell>
              <table:table-cell office:value-type="float" office:value="1141.48759191443">
                <text:p>1141.4875919144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00.67193718934">
                <text:p>1100.67193718934</text:p>
              </table:table-cell>
              <table:table-cell office:value-type="float" office:value="986.586422087891">
                <text:p>986.5864220878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06.01952068468">
                <text:p>1206.01952068468</text:p>
              </table:table-cell>
              <table:table-cell office:value-type="float" office:value="1078.76555764632">
                <text:p>1078.7655576463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92.88246893774">
                <text:p>1192.88246893774</text:p>
              </table:table-cell>
              <table:table-cell office:value-type="float" office:value="1078.56770776251">
                <text:p>1078.5677077625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94.36389991487">
                <text:p>1294.36389991487</text:p>
              </table:table-cell>
              <table:table-cell office:value-type="float" office:value="1167.3639598675">
                <text:p>1167.363959867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95.06889237486">
                <text:p>1295.06889237486</text:p>
              </table:table-cell>
              <table:table-cell office:value-type="float" office:value="1168.01020295583">
                <text:p>1168.0102029558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83.05787191082">
                <text:p>1283.05787191082</text:p>
              </table:table-cell>
              <table:table-cell office:value-type="float" office:value="1155.86520146841">
                <text:p>1155.8652014684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323.81240732019">
                <text:p>1323.81240732019</text:p>
              </table:table-cell>
              <table:table-cell office:value-type="float" office:value="1196.43432374725">
                <text:p>1196.434323747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355.818882596">
                <text:p>1355.818882596</text:p>
              </table:table-cell>
              <table:table-cell office:value-type="float" office:value="1215.363469378">
                <text:p>1215.36346937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301.17757760752">
                <text:p>1301.17757760752</text:p>
              </table:table-cell>
              <table:table-cell office:value-type="float" office:value="1159.55860000808">
                <text:p>1159.5586000080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310.71509775923">
                <text:p>1310.71509775923</text:p>
              </table:table-cell>
              <table:table-cell office:value-type="float" office:value="1182.25027454241">
                <text:p>1182.2502745424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26.93491524019">
                <text:p>1426.93491524019</text:p>
              </table:table-cell>
              <table:table-cell office:value-type="float" office:value="1298.47009202337">
                <text:p>1298.4700920233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374.59696883403">
                <text:p>1374.59696883403</text:p>
              </table:table-cell>
              <table:table-cell office:value-type="float" office:value="1246.24480415378">
                <text:p>1246.2448041537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309.62836714001">
                <text:p>1309.62836714001</text:p>
              </table:table-cell>
              <table:table-cell office:value-type="float" office:value="1181.27620245976">
                <text:p>1181.2762024597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03.1520319593">
                <text:p>1103.1520319593</text:p>
              </table:table-cell>
              <table:table-cell office:value-type="float" office:value="1000.60940917664">
                <text:p>1000.609409176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73.91600808485">
                <text:p>1273.91600808485</text:p>
              </table:table-cell>
              <table:table-cell office:value-type="float" office:value="1145.15205656901">
                <text:p>1145.152056569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300.11026207271">
                <text:p>1300.11026207271</text:p>
              </table:table-cell>
              <table:table-cell office:value-type="float" office:value="1184.42917920785">
                <text:p>1184.4291792078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48.1924639173">
                <text:p>1248.1924639173</text:p>
              </table:table-cell>
              <table:table-cell office:value-type="float" office:value="1132.48680294943">
                <text:p>1132.486802949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69.1777838199">
                <text:p>1169.1777838199</text:p>
              </table:table-cell>
              <table:table-cell office:value-type="float" office:value="1066.5494524971">
                <text:p>1066.54945249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6.55600665093">
                <text:p>1256.55600665093</text:p>
              </table:table-cell>
              <table:table-cell office:value-type="float" office:value="1139.87408659365">
                <text:p>1139.8740865936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10.06496883353">
                <text:p>1210.06496883353</text:p>
              </table:table-cell>
              <table:table-cell office:value-type="float" office:value="1092.89555394527">
                <text:p>1092.8955539452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08.45301254568">
                <text:p>1208.45301254568</text:p>
              </table:table-cell>
              <table:table-cell office:value-type="float" office:value="1078.54939085818">
                <text:p>1078.5493908581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60.71794808446">
                <text:p>1260.71794808446</text:p>
              </table:table-cell>
              <table:table-cell office:value-type="float" office:value="1143.62172983628">
                <text:p>1143.6217298362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38.76729710176">
                <text:p>1338.76729710176</text:p>
              </table:table-cell>
              <table:table-cell office:value-type="float" office:value="1208.73813303752">
                <text:p>1208.7381330375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493.9348029199">
                <text:p>1493.9348029199</text:p>
              </table:table-cell>
              <table:table-cell office:value-type="float" office:value="1350.97501337081">
                <text:p>1350.9750133708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66.90760139116">
                <text:p>1166.90760139116</text:p>
              </table:table-cell>
              <table:table-cell office:value-type="float" office:value="1063.19107602552">
                <text:p>1063.1910760255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152.38992292273">
                <text:p>1152.38992292273</text:p>
              </table:table-cell>
              <table:table-cell office:value-type="float" office:value="1048.67339755709">
                <text:p>1048.6733975570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306.47517311692">
                <text:p>1306.47517311692</text:p>
              </table:table-cell>
              <table:table-cell office:value-type="float" office:value="1177.03522345258">
                <text:p>1177.035223452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344.32924167578">
                <text:p>1344.32924167578</text:p>
              </table:table-cell>
              <table:table-cell office:value-type="float" office:value="1214.88929201144">
                <text:p>1214.8892920114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99.51063723975">
                <text:p>1299.51063723975</text:p>
              </table:table-cell>
              <table:table-cell office:value-type="float" office:value="1183.58159022322">
                <text:p>1183.5815902232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325.73856058244">
                <text:p>1325.73856058244</text:p>
              </table:table-cell>
              <table:table-cell office:value-type="float" office:value="1196.71278252898">
                <text:p>1196.7127825289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11.13069938933">
                <text:p>1211.13069938933</text:p>
              </table:table-cell>
              <table:table-cell office:value-type="float" office:value="1094.8391281351">
                <text:p>1094.839128135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12.07661317941">
                <text:p>1212.07661317941</text:p>
              </table:table-cell>
              <table:table-cell office:value-type="float" office:value="1095.7259223133">
                <text:p>1095.72592231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13.47937171494">
                <text:p>1213.47937171494</text:p>
              </table:table-cell>
              <table:table-cell office:value-type="float" office:value="1096.97281878934">
                <text:p>1096.9728187893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11.78368623246">
                <text:p>1211.78368623246</text:p>
              </table:table-cell>
              <table:table-cell office:value-type="float" office:value="1095.41844043039">
                <text:p>1095.4184404303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340.07209466712">
                <text:p>1340.07209466712</text:p>
              </table:table-cell>
              <table:table-cell office:value-type="float" office:value="1210.87800802158">
                <text:p>1210.8780080215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36.81543859076">
                <text:p>1236.81543859076</text:p>
              </table:table-cell>
              <table:table-cell office:value-type="float" office:value="1107.62135194523">
                <text:p>1107.6213519452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49.50725305652">
                <text:p>1249.50725305652</text:p>
              </table:table-cell>
              <table:table-cell office:value-type="float" office:value="1133.26096165824">
                <text:p>1133.2609616582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0.02041673784">
                <text:p>1250.02041673784</text:p>
              </table:table-cell>
              <table:table-cell office:value-type="float" office:value="1133.77412533956">
                <text:p>1133.774125339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.69366603939">
                <text:p>1254.69366603939</text:p>
              </table:table-cell>
              <table:table-cell office:value-type="float" office:value="1125.11001855251">
                <text:p>1125.1100185525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3.03980685668">
                <text:p>1253.03980685668</text:p>
              </table:table-cell>
              <table:table-cell office:value-type="float" office:value="1149.63813435404">
                <text:p>1149.6381343540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69.62459266027">
                <text:p>1369.62459266027</text:p>
              </table:table-cell>
              <table:table-cell office:value-type="float" office:value="1253.26905506834">
                <text:p>1253.2690550683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304.51233901167">
                <text:p>1304.51233901167</text:p>
              </table:table-cell>
              <table:table-cell office:value-type="float" office:value="1188.18061755628">
                <text:p>1188.1806175562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313.63093158123">
                <text:p>1313.63093158123</text:p>
              </table:table-cell>
              <table:table-cell office:value-type="float" office:value="1197.69623165643">
                <text:p>1197.6962316564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316.97957631626">
                <text:p>1316.97957631626</text:p>
              </table:table-cell>
              <table:table-cell office:value-type="float" office:value="1200.76582266355">
                <text:p>1200.765822663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88.69116788161">
                <text:p>1188.69116788161</text:p>
              </table:table-cell>
              <table:table-cell office:value-type="float" office:value="1085.30625507236">
                <text:p>1085.3062550723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381.94169731398">
                <text:p>1381.94169731398</text:p>
              </table:table-cell>
              <table:table-cell office:value-type="float" office:value="1252.79004724708">
                <text:p>1252.7900472470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53.01361618973">
                <text:p>1253.01361618973</text:p>
              </table:table-cell>
              <table:table-cell office:value-type="float" office:value="1136.75673772046">
                <text:p>1136.7567377204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52.57480414413">
                <text:p>1252.57480414413</text:p>
              </table:table-cell>
              <table:table-cell office:value-type="float" office:value="1136.31792567486">
                <text:p>1136.3179256748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14.90345852167">
                <text:p>1214.90345852167</text:p>
              </table:table-cell>
              <table:table-cell office:value-type="float" office:value="1111.4642308861">
                <text:p>1111.464230886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54.61459857572">
                <text:p>1254.61459857572</text:p>
              </table:table-cell>
              <table:table-cell office:value-type="float" office:value="1138.17789741765">
                <text:p>1138.1778974176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56.53096488536">
                <text:p>1256.53096488536</text:p>
              </table:table-cell>
              <table:table-cell office:value-type="float" office:value="1141.19801360525">
                <text:p>1141.198013605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14.12233486438">
                <text:p>1114.12233486438</text:p>
              </table:table-cell>
              <table:table-cell office:value-type="float" office:value="1011.73562267709">
                <text:p>1011.735622677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36.0399729989">
                <text:p>1236.0399729989</text:p>
              </table:table-cell>
              <table:table-cell office:value-type="float" office:value="1120.1518364635">
                <text:p>1120.151836463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56.33324897147">
                <text:p>1156.33324897147</text:p>
              </table:table-cell>
              <table:table-cell office:value-type="float" office:value="1053.51348452529">
                <text:p>1053.5134845252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375.63473262057">
                <text:p>1375.63473262057</text:p>
              </table:table-cell>
              <table:table-cell office:value-type="float" office:value="1247.01479362744">
                <text:p>1247.0147936274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313.31852025514">
                <text:p>1313.31852025514</text:p>
              </table:table-cell>
              <table:table-cell office:value-type="float" office:value="1197.37188681297">
                <text:p>1197.3718868129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61.35501359919">
                <text:p>1261.35501359919</text:p>
              </table:table-cell>
              <table:table-cell office:value-type="float" office:value="1145.4408575069">
                <text:p>1145.44085750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88.25334399187">
                <text:p>1288.25334399187</text:p>
              </table:table-cell>
              <table:table-cell office:value-type="float" office:value="1172.33918789958">
                <text:p>1172.3391878995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70.54966585263">
                <text:p>1170.54966585263</text:p>
              </table:table-cell>
              <table:table-cell office:value-type="float" office:value="1067.71369622025">
                <text:p>1067.713696220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05.12702197797">
                <text:p>1205.12702197797</text:p>
              </table:table-cell>
              <table:table-cell office:value-type="float" office:value="1089.84546187836">
                <text:p>1089.8454618783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34.92119374478">
                <text:p>1334.92119374478</text:p>
              </table:table-cell>
              <table:table-cell office:value-type="float" office:value="1205.35339897438">
                <text:p>1205.3533989743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374.22747385301">
                <text:p>1374.22747385301</text:p>
              </table:table-cell>
              <table:table-cell office:value-type="float" office:value="1244.65967908261">
                <text:p>1244.6596790826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303.84691801637">
                <text:p>1303.84691801637</text:p>
              </table:table-cell>
              <table:table-cell office:value-type="float" office:value="1187.72555209993">
                <text:p>1187.7255520999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53.45948905134">
                <text:p>1353.45948905134</text:p>
              </table:table-cell>
              <table:table-cell office:value-type="float" office:value="1224.66549192708">
                <text:p>1224.665491927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38.9758194371">
                <text:p>1238.9758194371</text:p>
              </table:table-cell>
              <table:table-cell office:value-type="float" office:value="1122.87977010544">
                <text:p>1122.8797701054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11.84448555371">
                <text:p>1211.84448555371</text:p>
              </table:table-cell>
              <table:table-cell office:value-type="float" office:value="1095.86649503079">
                <text:p>1095.866495030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98.98851661209">
                <text:p>1298.98851661209</text:p>
              </table:table-cell>
              <table:table-cell office:value-type="float" office:value="1183.23673441807">
                <text:p>1183.2367344180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47.44558141578">
                <text:p>1247.44558141578</text:p>
              </table:table-cell>
              <table:table-cell office:value-type="float" office:value="1118.68531287291">
                <text:p>1118.6853128729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65.06981406534">
                <text:p>1365.06981406534</text:p>
              </table:table-cell>
              <table:table-cell office:value-type="float" office:value="1236.30954552248">
                <text:p>1236.3095455224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68.02835802616">
                <text:p>1368.02835802616</text:p>
              </table:table-cell>
              <table:table-cell office:value-type="float" office:value="1238.89827148819">
                <text:p>1238.898271488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63.87280342987">
                <text:p>1263.87280342987</text:p>
              </table:table-cell>
              <table:table-cell office:value-type="float" office:value="1147.77545138458">
                <text:p>1147.7754513845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02.18470047624">
                <text:p>1302.18470047624</text:p>
              </table:table-cell>
              <table:table-cell office:value-type="float" office:value="1173.15098557185">
                <text:p>1173.1509855718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67.02282488043">
                <text:p>1267.02282488043</text:p>
              </table:table-cell>
              <table:table-cell office:value-type="float" office:value="1137.70924907409">
                <text:p>1137.7092490740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10.5412123186">
                <text:p>1310.5412123186</text:p>
              </table:table-cell>
              <table:table-cell office:value-type="float" office:value="1180.80452160343">
                <text:p>1180.8045216034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84.1944991612">
                <text:p>1284.1944991612</text:p>
              </table:table-cell>
              <table:table-cell office:value-type="float" office:value="1154.48151838747">
                <text:p>1154.48151838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